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 style:data-style-name="N111">
      <style:text-properties fo:font-weight="bold" style:font-weight-asian="bold" style:font-weight-complex="bold"/>
    </style:style>
    <style:style style:name="ce4" style:family="table-cell" style:parent-style-name="Default" style:data-style-name="N111"/>
    <style:style style:name="ce5" style:family="table-cell" style:parent-style-name="Default" style:data-style-name="N110">
      <style:text-properties fo:font-weight="bold" style:font-weight-asian="bold" style:font-weight-complex="bold"/>
    </style:style>
    <style:style style:name="ce6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2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Gewicht</text:p>
          </table:table-cell>
          <table:table-cell table:style-name="ce1" office:value-type="string">
            <text:p>Abstand</text:p>
          </table:table-cell>
          <table:table-cell table:style-name="ce1" office:value-type="string">
            <text:p>Torque soll</text:p>
          </table:table-cell>
          <table:table-cell table:style-name="ce3" office:value-type="string">
            <text:p>Torque Sensor original</text:p>
          </table:table-cell>
          <table:table-cell table:style-name="ce5" office:value-type="string">
            <text:p>Torque Sensor fitted</text:p>
          </table:table-cell>
          <table:table-cell table:style-name="ce5" office:value-type="string">
            <text:p>factor</text:p>
          </table:table-cell>
          <table:table-cell office:value-type="string">
            <text:p>fitted error</text:p>
          </table:table-cell>
          <table:table-cell table:style-name="ce1" office:value-type="string">
            <text:p>Average factor</text:p>
          </table:table-cell>
          <table:table-cell table:style-name="ce1" office:value-type="string">
            <text:p>Average error</text:p>
          </table:table-cell>
          <table:table-cell table:style-name="ce1" table:number-columns-repeated="1015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office:value-type="float" office:value="-0.1">
            <text:p>-0,1</text:p>
          </table:table-cell>
          <table:table-cell table:style-name="ce2" table:formula="of:=[.B2]*[.A2]*9.81" office:value-type="float" office:value="-1.20089115">
            <text:p>-1,2009</text:p>
          </table:table-cell>
          <table:table-cell office:value-type="float" office:value="-1.26253342628479">
            <text:p>-1,26253</text:p>
          </table:table-cell>
          <table:table-cell table:formula="of:=[.D2]/[.$H$2]" office:value-type="float" office:value="-1.19426536041147">
            <text:p>-1,1943</text:p>
          </table:table-cell>
          <table:table-cell table:formula="of:=[.D2]/[.C2]" office:value-type="float" office:value="1.05133044429946">
            <text:p>1,0513</text:p>
          </table:table-cell>
          <table:table-cell table:style-name="ce4" table:formula="of:=ABS(([.E2]-[.C2])/[.C2])" office:value-type="float" office:value="0.00551739396907723">
            <text:p>0,00552</text:p>
          </table:table-cell>
          <table:table-cell table:style-name="ce2" table:formula="of:=AVERAGE([.F2:.F888])" office:value-type="float" office:value="1.05716323033082">
            <text:p>1,0572</text:p>
          </table:table-cell>
          <table:table-cell table:style-name="ce2" table:formula="of:=AVERAGE([.G2:.G888])" office:value-type="float" office:value="0.00470353550340862">
            <text:p>0,0047</text:p>
          </table:table-cell>
          <table:table-cell table:number-columns-repeated="1015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]" office:value-type="float" office:value="-0.1">
            <text:p>-0,1</text:p>
          </table:table-cell>
          <table:table-cell table:style-name="ce2" table:formula="of:=[.B3]*[.A3]*9.81" office:value-type="float" office:value="-1.20089115">
            <text:p>-1,2009</text:p>
          </table:table-cell>
          <table:table-cell office:value-type="float" office:value="-1.26253342628479">
            <text:p>-1,26253</text:p>
          </table:table-cell>
          <table:table-cell table:formula="of:=[.D3]/[.$H$2]" office:value-type="float" office:value="-1.19426536041147">
            <text:p>-1,1943</text:p>
          </table:table-cell>
          <table:table-cell table:formula="of:=[.D3]/[.C3]" office:value-type="float" office:value="1.05133044429946">
            <text:p>1,0513</text:p>
          </table:table-cell>
          <table:table-cell table:style-name="ce4" table:formula="of:=ABS(([.E3]-[.C3])/[.C3])" office:value-type="float" office:value="0.00551739396907723">
            <text:p>0,00552</text:p>
          </table:table-cell>
          <table:table-cell table:number-columns-repeated="2"/>
          <table:table-cell>
            <draw:frame table:end-cell-address="Sheet1.X43" table:end-x="0.834cm" table:end-y="0.321cm" draw:z-index="0" draw:style-name="gr1" draw:text-style-name="P1" svg:width="31.097cm" svg:height="18.358cm" svg:x="1.351cm" svg:y="0.028cm">
              <draw:object draw:notify-on-update-of-ranges="Sheet1.A1:Sheet1.A1 Sheet1.C2:Sheet1.C913 Sheet1.D1:Sheet1.D1 Sheet1.D2:Sheet1.D913 Sheet1.A1:Sheet1.A1 Sheet1.C2:Sheet1.C913 Sheet1.C1:Sheet1.C1 Sheet1.C2:Sheet1.C9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]" office:value-type="float" office:value="-0.1">
            <text:p>-0,1</text:p>
          </table:table-cell>
          <table:table-cell table:style-name="ce2" table:formula="of:=[.B4]*[.A4]*9.81" office:value-type="float" office:value="-1.20089115">
            <text:p>-1,2009</text:p>
          </table:table-cell>
          <table:table-cell office:value-type="float" office:value="-1.26253342628479">
            <text:p>-1,26253</text:p>
          </table:table-cell>
          <table:table-cell table:formula="of:=[.D4]/[.$H$2]" office:value-type="float" office:value="-1.19426536041147">
            <text:p>-1,1943</text:p>
          </table:table-cell>
          <table:table-cell table:formula="of:=[.D4]/[.C4]" office:value-type="float" office:value="1.05133044429946">
            <text:p>1,0513</text:p>
          </table:table-cell>
          <table:table-cell table:style-name="ce4" table:formula="of:=ABS(([.E4]-[.C4])/[.C4])" office:value-type="float" office:value="0.00551739396907723">
            <text:p>0,0055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4]" office:value-type="float" office:value="-0.1">
            <text:p>-0,1</text:p>
          </table:table-cell>
          <table:table-cell table:style-name="ce2" table:formula="of:=[.B5]*[.A5]*9.81" office:value-type="float" office:value="-1.20089115">
            <text:p>-1,2009</text:p>
          </table:table-cell>
          <table:table-cell office:value-type="float" office:value="-1.26319062709808">
            <text:p>-1,26319</text:p>
          </table:table-cell>
          <table:table-cell table:formula="of:=[.D5]/[.$H$2]" office:value-type="float" office:value="-1.1948870248758">
            <text:p>-1,1949</text:p>
          </table:table-cell>
          <table:table-cell table:formula="of:=[.D5]/[.C5]" office:value-type="float" office:value="1.05187770523422">
            <text:p>1,0519</text:p>
          </table:table-cell>
          <table:table-cell table:style-name="ce4" table:formula="of:=ABS(([.E5]-[.C5])/[.C5])" office:value-type="float" office:value="0.00499972468295825">
            <text:p>0,0050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]" office:value-type="float" office:value="-0.1">
            <text:p>-0,1</text:p>
          </table:table-cell>
          <table:table-cell table:style-name="ce2" table:formula="of:=[.B6]*[.A6]*9.81" office:value-type="float" office:value="-1.20089115">
            <text:p>-1,2009</text:p>
          </table:table-cell>
          <table:table-cell office:value-type="float" office:value="-1.26319062709808">
            <text:p>-1,26319</text:p>
          </table:table-cell>
          <table:table-cell table:formula="of:=[.D6]/[.$H$2]" office:value-type="float" office:value="-1.1948870248758">
            <text:p>-1,1949</text:p>
          </table:table-cell>
          <table:table-cell table:formula="of:=[.D6]/[.C6]" office:value-type="float" office:value="1.05187770523422">
            <text:p>1,0519</text:p>
          </table:table-cell>
          <table:table-cell table:style-name="ce4" table:formula="of:=ABS(([.E6]-[.C6])/[.C6])" office:value-type="float" office:value="0.00499972468295825">
            <text:p>0,0050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]" office:value-type="float" office:value="-0.1">
            <text:p>-0,1</text:p>
          </table:table-cell>
          <table:table-cell table:style-name="ce2" table:formula="of:=[.B7]*[.A7]*9.81" office:value-type="float" office:value="-1.20089115">
            <text:p>-1,2009</text:p>
          </table:table-cell>
          <table:table-cell office:value-type="float" office:value="-1.26319062709808">
            <text:p>-1,26319</text:p>
          </table:table-cell>
          <table:table-cell table:formula="of:=[.D7]/[.$H$2]" office:value-type="float" office:value="-1.1948870248758">
            <text:p>-1,1949</text:p>
          </table:table-cell>
          <table:table-cell table:formula="of:=[.D7]/[.C7]" office:value-type="float" office:value="1.05187770523422">
            <text:p>1,0519</text:p>
          </table:table-cell>
          <table:table-cell table:style-name="ce4" table:formula="of:=ABS(([.E7]-[.C7])/[.C7])" office:value-type="float" office:value="0.00499972468295825">
            <text:p>0,0050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7]" office:value-type="float" office:value="-0.1">
            <text:p>-0,1</text:p>
          </table:table-cell>
          <table:table-cell table:style-name="ce2" table:formula="of:=[.B8]*[.A8]*9.81" office:value-type="float" office:value="-1.20089115">
            <text:p>-1,2009</text:p>
          </table:table-cell>
          <table:table-cell office:value-type="float" office:value="-1.26384270191193">
            <text:p>-1,26384</text:p>
          </table:table-cell>
          <table:table-cell table:formula="of:=[.D8]/[.$H$2]" office:value-type="float" office:value="-1.19550384051518">
            <text:p>-1,1955</text:p>
          </table:table-cell>
          <table:table-cell table:formula="of:=[.D8]/[.C8]" office:value-type="float" office:value="1.05242069767267">
            <text:p>1,0524</text:p>
          </table:table-cell>
          <table:table-cell table:style-name="ce4" table:formula="of:=ABS(([.E8]-[.C8])/[.C8])" office:value-type="float" office:value="0.00448609308580292">
            <text:p>0,0044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8]" office:value-type="float" office:value="-0.1">
            <text:p>-0,1</text:p>
          </table:table-cell>
          <table:table-cell table:style-name="ce2" table:formula="of:=[.B9]*[.A9]*9.81" office:value-type="float" office:value="-1.20089115">
            <text:p>-1,2009</text:p>
          </table:table-cell>
          <table:table-cell office:value-type="float" office:value="-1.26384270191193">
            <text:p>-1,26384</text:p>
          </table:table-cell>
          <table:table-cell table:formula="of:=[.D9]/[.$H$2]" office:value-type="float" office:value="-1.19550384051518">
            <text:p>-1,1955</text:p>
          </table:table-cell>
          <table:table-cell table:formula="of:=[.D9]/[.C9]" office:value-type="float" office:value="1.05242069767267">
            <text:p>1,0524</text:p>
          </table:table-cell>
          <table:table-cell table:style-name="ce4" table:formula="of:=ABS(([.E9]-[.C9])/[.C9])" office:value-type="float" office:value="0.00448609308580292">
            <text:p>0,0044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9]" office:value-type="float" office:value="-0.1">
            <text:p>-0,1</text:p>
          </table:table-cell>
          <table:table-cell table:style-name="ce2" table:formula="of:=[.B10]*[.A10]*9.81" office:value-type="float" office:value="-1.20089115">
            <text:p>-1,2009</text:p>
          </table:table-cell>
          <table:table-cell office:value-type="float" office:value="-1.26384270191193">
            <text:p>-1,26384</text:p>
          </table:table-cell>
          <table:table-cell table:formula="of:=[.D10]/[.$H$2]" office:value-type="float" office:value="-1.19550384051518">
            <text:p>-1,1955</text:p>
          </table:table-cell>
          <table:table-cell table:formula="of:=[.D10]/[.C10]" office:value-type="float" office:value="1.05242069767267">
            <text:p>1,0524</text:p>
          </table:table-cell>
          <table:table-cell table:style-name="ce4" table:formula="of:=ABS(([.E10]-[.C10])/[.C10])" office:value-type="float" office:value="0.00448609308580292">
            <text:p>0,0044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0]" office:value-type="float" office:value="-0.1">
            <text:p>-0,1</text:p>
          </table:table-cell>
          <table:table-cell table:style-name="ce2" table:formula="of:=[.B11]*[.A11]*9.81" office:value-type="float" office:value="-1.20089115">
            <text:p>-1,2009</text:p>
          </table:table-cell>
          <table:table-cell office:value-type="float" office:value="-1.26375162601471">
            <text:p>-1,26375</text:p>
          </table:table-cell>
          <table:table-cell table:formula="of:=[.D11]/[.$H$2]" office:value-type="float" office:value="-1.19541768929974">
            <text:p>-1,1954</text:p>
          </table:table-cell>
          <table:table-cell table:formula="of:=[.D11]/[.C11]" office:value-type="float" office:value="1.05234485741252">
            <text:p>1,0523</text:p>
          </table:table-cell>
          <table:table-cell table:style-name="ce4" table:formula="of:=ABS(([.E11]-[.C11])/[.C11])" office:value-type="float" office:value="0.00455783248986795">
            <text:p>0,0045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1]" office:value-type="float" office:value="-0.1">
            <text:p>-0,1</text:p>
          </table:table-cell>
          <table:table-cell table:style-name="ce2" table:formula="of:=[.B12]*[.A12]*9.81" office:value-type="float" office:value="-1.20089115">
            <text:p>-1,2009</text:p>
          </table:table-cell>
          <table:table-cell office:value-type="float" office:value="-1.26375162601471">
            <text:p>-1,26375</text:p>
          </table:table-cell>
          <table:table-cell table:formula="of:=[.D12]/[.$H$2]" office:value-type="float" office:value="-1.19541768929974">
            <text:p>-1,1954</text:p>
          </table:table-cell>
          <table:table-cell table:formula="of:=[.D12]/[.C12]" office:value-type="float" office:value="1.05234485741252">
            <text:p>1,0523</text:p>
          </table:table-cell>
          <table:table-cell table:style-name="ce4" table:formula="of:=ABS(([.E12]-[.C12])/[.C12])" office:value-type="float" office:value="0.00455783248986795">
            <text:p>0,0045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2]" office:value-type="float" office:value="-0.1">
            <text:p>-0,1</text:p>
          </table:table-cell>
          <table:table-cell table:style-name="ce2" table:formula="of:=[.B13]*[.A13]*9.81" office:value-type="float" office:value="-1.20089115">
            <text:p>-1,2009</text:p>
          </table:table-cell>
          <table:table-cell office:value-type="float" office:value="-1.26375162601471">
            <text:p>-1,26375</text:p>
          </table:table-cell>
          <table:table-cell table:formula="of:=[.D13]/[.$H$2]" office:value-type="float" office:value="-1.19541768929974">
            <text:p>-1,1954</text:p>
          </table:table-cell>
          <table:table-cell table:formula="of:=[.D13]/[.C13]" office:value-type="float" office:value="1.05234485741252">
            <text:p>1,0523</text:p>
          </table:table-cell>
          <table:table-cell table:style-name="ce4" table:formula="of:=ABS(([.E13]-[.C13])/[.C13])" office:value-type="float" office:value="0.00455783248986795">
            <text:p>0,0045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3]" office:value-type="float" office:value="-0.1">
            <text:p>-0,1</text:p>
          </table:table-cell>
          <table:table-cell table:style-name="ce2" table:formula="of:=[.B14]*[.A14]*9.81" office:value-type="float" office:value="-1.20089115">
            <text:p>-1,2009</text:p>
          </table:table-cell>
          <table:table-cell office:value-type="float" office:value="-1.26350975036621">
            <text:p>-1,26351</text:p>
          </table:table-cell>
          <table:table-cell table:formula="of:=[.D14]/[.$H$2]" office:value-type="float" office:value="-1.19518889241997">
            <text:p>-1,1952</text:p>
          </table:table-cell>
          <table:table-cell table:formula="of:=[.D14]/[.C14]" office:value-type="float" office:value="1.05214344394678">
            <text:p>1,0521</text:p>
          </table:table-cell>
          <table:table-cell table:style-name="ce4" table:formula="of:=ABS(([.E14]-[.C14])/[.C14])" office:value-type="float" office:value="0.00474835506950656">
            <text:p>0,0047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4]" office:value-type="float" office:value="-0.1">
            <text:p>-0,1</text:p>
          </table:table-cell>
          <table:table-cell table:style-name="ce2" table:formula="of:=[.B15]*[.A15]*9.81" office:value-type="float" office:value="-1.20089115">
            <text:p>-1,2009</text:p>
          </table:table-cell>
          <table:table-cell office:value-type="float" office:value="-1.26350975036621">
            <text:p>-1,26351</text:p>
          </table:table-cell>
          <table:table-cell table:formula="of:=[.D15]/[.$H$2]" office:value-type="float" office:value="-1.19518889241997">
            <text:p>-1,1952</text:p>
          </table:table-cell>
          <table:table-cell table:formula="of:=[.D15]/[.C15]" office:value-type="float" office:value="1.05214344394678">
            <text:p>1,0521</text:p>
          </table:table-cell>
          <table:table-cell table:style-name="ce4" table:formula="of:=ABS(([.E15]-[.C15])/[.C15])" office:value-type="float" office:value="0.00474835506950656">
            <text:p>0,0047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5]" office:value-type="float" office:value="-0.1">
            <text:p>-0,1</text:p>
          </table:table-cell>
          <table:table-cell table:style-name="ce2" table:formula="of:=[.B16]*[.A16]*9.81" office:value-type="float" office:value="-1.20089115">
            <text:p>-1,2009</text:p>
          </table:table-cell>
          <table:table-cell office:value-type="float" office:value="-1.26350975036621">
            <text:p>-1,26351</text:p>
          </table:table-cell>
          <table:table-cell table:formula="of:=[.D16]/[.$H$2]" office:value-type="float" office:value="-1.19518889241997">
            <text:p>-1,1952</text:p>
          </table:table-cell>
          <table:table-cell table:formula="of:=[.D16]/[.C16]" office:value-type="float" office:value="1.05214344394678">
            <text:p>1,0521</text:p>
          </table:table-cell>
          <table:table-cell table:style-name="ce4" table:formula="of:=ABS(([.E16]-[.C16])/[.C16])" office:value-type="float" office:value="0.00474835506950656">
            <text:p>0,0047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6]" office:value-type="float" office:value="-0.1">
            <text:p>-0,1</text:p>
          </table:table-cell>
          <table:table-cell table:style-name="ce2" table:formula="of:=[.B17]*[.A17]*9.81" office:value-type="float" office:value="-1.20089115">
            <text:p>-1,2009</text:p>
          </table:table-cell>
          <table:table-cell office:value-type="float" office:value="-1.2624499797821">
            <text:p>-1,26245</text:p>
          </table:table-cell>
          <table:table-cell table:formula="of:=[.D17]/[.$H$2]" office:value-type="float" office:value="-1.19418642605177">
            <text:p>-1,1942</text:p>
          </table:table-cell>
          <table:table-cell table:formula="of:=[.D17]/[.C17]" office:value-type="float" office:value="1.05126095715011">
            <text:p>1,0513</text:p>
          </table:table-cell>
          <table:table-cell table:style-name="ce4" table:formula="of:=ABS(([.E17]-[.C17])/[.C17])" office:value-type="float" office:value="0.00558312378955695">
            <text:p>0,00558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7]" office:value-type="float" office:value="-0.1">
            <text:p>-0,1</text:p>
          </table:table-cell>
          <table:table-cell table:style-name="ce2" table:formula="of:=[.B18]*[.A18]*9.81" office:value-type="float" office:value="-1.20089115">
            <text:p>-1,2009</text:p>
          </table:table-cell>
          <table:table-cell office:value-type="float" office:value="-1.2624499797821">
            <text:p>-1,26245</text:p>
          </table:table-cell>
          <table:table-cell table:formula="of:=[.D18]/[.$H$2]" office:value-type="float" office:value="-1.19418642605177">
            <text:p>-1,1942</text:p>
          </table:table-cell>
          <table:table-cell table:formula="of:=[.D18]/[.C18]" office:value-type="float" office:value="1.05126095715011">
            <text:p>1,0513</text:p>
          </table:table-cell>
          <table:table-cell table:style-name="ce4" table:formula="of:=ABS(([.E18]-[.C18])/[.C18])" office:value-type="float" office:value="0.00558312378955695">
            <text:p>0,00558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8]" office:value-type="float" office:value="-0.1">
            <text:p>-0,1</text:p>
          </table:table-cell>
          <table:table-cell table:style-name="ce2" table:formula="of:=[.B19]*[.A19]*9.81" office:value-type="float" office:value="-1.20089115">
            <text:p>-1,2009</text:p>
          </table:table-cell>
          <table:table-cell office:value-type="float" office:value="-1.2624499797821">
            <text:p>-1,26245</text:p>
          </table:table-cell>
          <table:table-cell table:formula="of:=[.D19]/[.$H$2]" office:value-type="float" office:value="-1.19418642605177">
            <text:p>-1,1942</text:p>
          </table:table-cell>
          <table:table-cell table:formula="of:=[.D19]/[.C19]" office:value-type="float" office:value="1.05126095715011">
            <text:p>1,0513</text:p>
          </table:table-cell>
          <table:table-cell table:style-name="ce4" table:formula="of:=ABS(([.E19]-[.C19])/[.C19])" office:value-type="float" office:value="0.00558312378955695">
            <text:p>0,00558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9]" office:value-type="float" office:value="-0.1">
            <text:p>-0,1</text:p>
          </table:table-cell>
          <table:table-cell table:style-name="ce2" table:formula="of:=[.B20]*[.A20]*9.81" office:value-type="float" office:value="-1.20089115">
            <text:p>-1,2009</text:p>
          </table:table-cell>
          <table:table-cell office:value-type="float" office:value="-1.26315712928772">
            <text:p>-1,26316</text:p>
          </table:table-cell>
          <table:table-cell table:formula="of:=[.D20]/[.$H$2]" office:value-type="float" office:value="-1.19485533836855">
            <text:p>-1,1949</text:p>
          </table:table-cell>
          <table:table-cell table:formula="of:=[.D20]/[.C20]" office:value-type="float" office:value="1.05184981110713">
            <text:p>1,0518</text:p>
          </table:table-cell>
          <table:table-cell table:style-name="ce4" table:formula="of:=ABS(([.E20]-[.C20])/[.C20])" office:value-type="float" office:value="0.00502611051088931">
            <text:p>0,0050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0]" office:value-type="float" office:value="-0.1">
            <text:p>-0,1</text:p>
          </table:table-cell>
          <table:table-cell table:style-name="ce2" table:formula="of:=[.B21]*[.A21]*9.81" office:value-type="float" office:value="-1.20089115">
            <text:p>-1,2009</text:p>
          </table:table-cell>
          <table:table-cell office:value-type="float" office:value="-1.26315712928772">
            <text:p>-1,26316</text:p>
          </table:table-cell>
          <table:table-cell table:formula="of:=[.D21]/[.$H$2]" office:value-type="float" office:value="-1.19485533836855">
            <text:p>-1,1949</text:p>
          </table:table-cell>
          <table:table-cell table:formula="of:=[.D21]/[.C21]" office:value-type="float" office:value="1.05184981110713">
            <text:p>1,0518</text:p>
          </table:table-cell>
          <table:table-cell table:style-name="ce4" table:formula="of:=ABS(([.E21]-[.C21])/[.C21])" office:value-type="float" office:value="0.00502611051088931">
            <text:p>0,0050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1]" office:value-type="float" office:value="-0.1">
            <text:p>-0,1</text:p>
          </table:table-cell>
          <table:table-cell table:style-name="ce2" table:formula="of:=[.B22]*[.A22]*9.81" office:value-type="float" office:value="-1.20089115">
            <text:p>-1,2009</text:p>
          </table:table-cell>
          <table:table-cell office:value-type="float" office:value="-1.26315712928772">
            <text:p>-1,26316</text:p>
          </table:table-cell>
          <table:table-cell table:formula="of:=[.D22]/[.$H$2]" office:value-type="float" office:value="-1.19485533836855">
            <text:p>-1,1949</text:p>
          </table:table-cell>
          <table:table-cell table:formula="of:=[.D22]/[.C22]" office:value-type="float" office:value="1.05184981110713">
            <text:p>1,0518</text:p>
          </table:table-cell>
          <table:table-cell table:style-name="ce4" table:formula="of:=ABS(([.E22]-[.C22])/[.C22])" office:value-type="float" office:value="0.00502611051088931">
            <text:p>0,0050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2]" office:value-type="float" office:value="-0.1">
            <text:p>-0,1</text:p>
          </table:table-cell>
          <table:table-cell table:style-name="ce2" table:formula="of:=[.B23]*[.A23]*9.81" office:value-type="float" office:value="-1.20089115">
            <text:p>-1,2009</text:p>
          </table:table-cell>
          <table:table-cell office:value-type="float" office:value="-1.26282262802124">
            <text:p>-1,26282</text:p>
          </table:table-cell>
          <table:table-cell table:formula="of:=[.D23]/[.$H$2]" office:value-type="float" office:value="-1.19453892434952">
            <text:p>-1,1945</text:p>
          </table:table-cell>
          <table:table-cell table:formula="of:=[.D23]/[.C23]" office:value-type="float" office:value="1.05157126690561">
            <text:p>1,0516</text:p>
          </table:table-cell>
          <table:table-cell table:style-name="ce4" table:formula="of:=ABS(([.E23]-[.C23])/[.C23])" office:value-type="float" office:value="0.0052895931912556">
            <text:p>0,0052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3]" office:value-type="float" office:value="-0.1">
            <text:p>-0,1</text:p>
          </table:table-cell>
          <table:table-cell table:style-name="ce2" table:formula="of:=[.B24]*[.A24]*9.81" office:value-type="float" office:value="-1.20089115">
            <text:p>-1,2009</text:p>
          </table:table-cell>
          <table:table-cell office:value-type="float" office:value="-1.26282262802124">
            <text:p>-1,26282</text:p>
          </table:table-cell>
          <table:table-cell table:formula="of:=[.D24]/[.$H$2]" office:value-type="float" office:value="-1.19453892434952">
            <text:p>-1,1945</text:p>
          </table:table-cell>
          <table:table-cell table:formula="of:=[.D24]/[.C24]" office:value-type="float" office:value="1.05157126690561">
            <text:p>1,0516</text:p>
          </table:table-cell>
          <table:table-cell table:style-name="ce4" table:formula="of:=ABS(([.E24]-[.C24])/[.C24])" office:value-type="float" office:value="0.0052895931912556">
            <text:p>0,0052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4]" office:value-type="float" office:value="-0.1">
            <text:p>-0,1</text:p>
          </table:table-cell>
          <table:table-cell table:style-name="ce2" table:formula="of:=[.B25]*[.A25]*9.81" office:value-type="float" office:value="-1.20089115">
            <text:p>-1,2009</text:p>
          </table:table-cell>
          <table:table-cell office:value-type="float" office:value="-1.26282262802124">
            <text:p>-1,26282</text:p>
          </table:table-cell>
          <table:table-cell table:formula="of:=[.D25]/[.$H$2]" office:value-type="float" office:value="-1.19453892434952">
            <text:p>-1,1945</text:p>
          </table:table-cell>
          <table:table-cell table:formula="of:=[.D25]/[.C25]" office:value-type="float" office:value="1.05157126690561">
            <text:p>1,0516</text:p>
          </table:table-cell>
          <table:table-cell table:style-name="ce4" table:formula="of:=ABS(([.E25]-[.C25])/[.C25])" office:value-type="float" office:value="0.0052895931912556">
            <text:p>0,0052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5]" office:value-type="float" office:value="-0.1">
            <text:p>-0,1</text:p>
          </table:table-cell>
          <table:table-cell table:style-name="ce2" table:formula="of:=[.B26]*[.A26]*9.81" office:value-type="float" office:value="-1.20089115">
            <text:p>-1,2009</text:p>
          </table:table-cell>
          <table:table-cell office:value-type="float" office:value="-1.26350021362305">
            <text:p>-1,26350</text:p>
          </table:table-cell>
          <table:table-cell table:formula="of:=[.D26]/[.$H$2]" office:value-type="float" office:value="-1.1951798713503">
            <text:p>-1,1952</text:p>
          </table:table-cell>
          <table:table-cell table:formula="of:=[.D26]/[.C26]" office:value-type="float" office:value="1.05213550255829">
            <text:p>1,0521</text:p>
          </table:table-cell>
          <table:table-cell table:style-name="ce4" table:formula="of:=ABS(([.E26]-[.C26])/[.C26])" office:value-type="float" office:value="0.00475586704898626">
            <text:p>0,0047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6]" office:value-type="float" office:value="-0.1">
            <text:p>-0,1</text:p>
          </table:table-cell>
          <table:table-cell table:style-name="ce2" table:formula="of:=[.B27]*[.A27]*9.81" office:value-type="float" office:value="-1.20089115">
            <text:p>-1,2009</text:p>
          </table:table-cell>
          <table:table-cell office:value-type="float" office:value="-1.26350021362305">
            <text:p>-1,26350</text:p>
          </table:table-cell>
          <table:table-cell table:formula="of:=[.D27]/[.$H$2]" office:value-type="float" office:value="-1.1951798713503">
            <text:p>-1,1952</text:p>
          </table:table-cell>
          <table:table-cell table:formula="of:=[.D27]/[.C27]" office:value-type="float" office:value="1.05213550255829">
            <text:p>1,0521</text:p>
          </table:table-cell>
          <table:table-cell table:style-name="ce4" table:formula="of:=ABS(([.E27]-[.C27])/[.C27])" office:value-type="float" office:value="0.00475586704898626">
            <text:p>0,0047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7]" office:value-type="float" office:value="-0.1">
            <text:p>-0,1</text:p>
          </table:table-cell>
          <table:table-cell table:style-name="ce2" table:formula="of:=[.B28]*[.A28]*9.81" office:value-type="float" office:value="-1.20089115">
            <text:p>-1,2009</text:p>
          </table:table-cell>
          <table:table-cell office:value-type="float" office:value="-1.26350021362305">
            <text:p>-1,26350</text:p>
          </table:table-cell>
          <table:table-cell table:formula="of:=[.D28]/[.$H$2]" office:value-type="float" office:value="-1.1951798713503">
            <text:p>-1,1952</text:p>
          </table:table-cell>
          <table:table-cell table:formula="of:=[.D28]/[.C28]" office:value-type="float" office:value="1.05213550255829">
            <text:p>1,0521</text:p>
          </table:table-cell>
          <table:table-cell table:style-name="ce4" table:formula="of:=ABS(([.E28]-[.C28])/[.C28])" office:value-type="float" office:value="0.00475586704898626">
            <text:p>0,0047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8]" office:value-type="float" office:value="-0.1">
            <text:p>-0,1</text:p>
          </table:table-cell>
          <table:table-cell table:style-name="ce2" table:formula="of:=[.B29]*[.A29]*9.81" office:value-type="float" office:value="-1.20089115">
            <text:p>-1,2009</text:p>
          </table:table-cell>
          <table:table-cell office:value-type="float" office:value="-1.26361846923828">
            <text:p>-1,26362</text:p>
          </table:table-cell>
          <table:table-cell table:formula="of:=[.D29]/[.$H$2]" office:value-type="float" office:value="-1.19529173261432">
            <text:p>-1,1953</text:p>
          </table:table-cell>
          <table:table-cell table:formula="of:=[.D29]/[.C29]" office:value-type="float" office:value="1.05223397577564">
            <text:p>1,0522</text:p>
          </table:table-cell>
          <table:table-cell table:style-name="ce4" table:formula="of:=ABS(([.E29]-[.C29])/[.C29])" office:value-type="float" office:value="0.0046627185034008">
            <text:p>0,0046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9]" office:value-type="float" office:value="-0.1">
            <text:p>-0,1</text:p>
          </table:table-cell>
          <table:table-cell table:style-name="ce2" table:formula="of:=[.B30]*[.A30]*9.81" office:value-type="float" office:value="-1.20089115">
            <text:p>-1,2009</text:p>
          </table:table-cell>
          <table:table-cell office:value-type="float" office:value="-1.26361846923828">
            <text:p>-1,26362</text:p>
          </table:table-cell>
          <table:table-cell table:formula="of:=[.D30]/[.$H$2]" office:value-type="float" office:value="-1.19529173261432">
            <text:p>-1,1953</text:p>
          </table:table-cell>
          <table:table-cell table:formula="of:=[.D30]/[.C30]" office:value-type="float" office:value="1.05223397577564">
            <text:p>1,0522</text:p>
          </table:table-cell>
          <table:table-cell table:style-name="ce4" table:formula="of:=ABS(([.E30]-[.C30])/[.C30])" office:value-type="float" office:value="0.0046627185034008">
            <text:p>0,0046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0]" office:value-type="float" office:value="-0.1">
            <text:p>-0,1</text:p>
          </table:table-cell>
          <table:table-cell table:style-name="ce2" table:formula="of:=[.B31]*[.A31]*9.81" office:value-type="float" office:value="-1.20089115">
            <text:p>-1,2009</text:p>
          </table:table-cell>
          <table:table-cell office:value-type="float" office:value="-1.26361846923828">
            <text:p>-1,26362</text:p>
          </table:table-cell>
          <table:table-cell table:formula="of:=[.D31]/[.$H$2]" office:value-type="float" office:value="-1.19529173261432">
            <text:p>-1,1953</text:p>
          </table:table-cell>
          <table:table-cell table:formula="of:=[.D31]/[.C31]" office:value-type="float" office:value="1.05223397577564">
            <text:p>1,0522</text:p>
          </table:table-cell>
          <table:table-cell table:style-name="ce4" table:formula="of:=ABS(([.E31]-[.C31])/[.C31])" office:value-type="float" office:value="0.0046627185034008">
            <text:p>0,0046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1]" office:value-type="float" office:value="-0.1">
            <text:p>-0,1</text:p>
          </table:table-cell>
          <table:table-cell table:style-name="ce2" table:formula="of:=[.B32]*[.A32]*9.81" office:value-type="float" office:value="-1.20089115">
            <text:p>-1,2009</text:p>
          </table:table-cell>
          <table:table-cell office:value-type="float" office:value="-1.26311695575714">
            <text:p>-1,26312</text:p>
          </table:table-cell>
          <table:table-cell table:formula="of:=[.D32]/[.$H$2]" office:value-type="float" office:value="-1.19481733711252">
            <text:p>-1,1948</text:p>
          </table:table-cell>
          <table:table-cell table:formula="of:=[.D32]/[.C32]" office:value-type="float" office:value="1.05181635800808">
            <text:p>1,0518</text:p>
          </table:table-cell>
          <table:table-cell table:style-name="ce4" table:formula="of:=ABS(([.E32]-[.C32])/[.C32])" office:value-type="float" office:value="0.00505775472446255">
            <text:p>0,0050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2]" office:value-type="float" office:value="-0.1">
            <text:p>-0,1</text:p>
          </table:table-cell>
          <table:table-cell table:style-name="ce2" table:formula="of:=[.B33]*[.A33]*9.81" office:value-type="float" office:value="-1.20089115">
            <text:p>-1,2009</text:p>
          </table:table-cell>
          <table:table-cell office:value-type="float" office:value="-1.26311695575714">
            <text:p>-1,26312</text:p>
          </table:table-cell>
          <table:table-cell table:formula="of:=[.D33]/[.$H$2]" office:value-type="float" office:value="-1.19481733711252">
            <text:p>-1,1948</text:p>
          </table:table-cell>
          <table:table-cell table:formula="of:=[.D33]/[.C33]" office:value-type="float" office:value="1.05181635800808">
            <text:p>1,0518</text:p>
          </table:table-cell>
          <table:table-cell table:style-name="ce4" table:formula="of:=ABS(([.E33]-[.C33])/[.C33])" office:value-type="float" office:value="0.00505775472446255">
            <text:p>0,0050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3]" office:value-type="float" office:value="-0.1">
            <text:p>-0,1</text:p>
          </table:table-cell>
          <table:table-cell table:style-name="ce2" table:formula="of:=[.B34]*[.A34]*9.81" office:value-type="float" office:value="-1.20089115">
            <text:p>-1,2009</text:p>
          </table:table-cell>
          <table:table-cell office:value-type="float" office:value="-1.26311695575714">
            <text:p>-1,26312</text:p>
          </table:table-cell>
          <table:table-cell table:formula="of:=[.D34]/[.$H$2]" office:value-type="float" office:value="-1.19481733711252">
            <text:p>-1,1948</text:p>
          </table:table-cell>
          <table:table-cell table:formula="of:=[.D34]/[.C34]" office:value-type="float" office:value="1.05181635800808">
            <text:p>1,0518</text:p>
          </table:table-cell>
          <table:table-cell table:style-name="ce4" table:formula="of:=ABS(([.E34]-[.C34])/[.C34])" office:value-type="float" office:value="0.00505775472446255">
            <text:p>0,0050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4]" office:value-type="float" office:value="-0.1">
            <text:p>-0,1</text:p>
          </table:table-cell>
          <table:table-cell table:style-name="ce2" table:formula="of:=[.B35]*[.A35]*9.81" office:value-type="float" office:value="-1.20089115">
            <text:p>-1,2009</text:p>
          </table:table-cell>
          <table:table-cell office:value-type="float" office:value="-1.26189887523651">
            <text:p>-1,26190</text:p>
          </table:table-cell>
          <table:table-cell table:formula="of:=[.D35]/[.$H$2]" office:value-type="float" office:value="-1.19366512098763">
            <text:p>-1,1937</text:p>
          </table:table-cell>
          <table:table-cell table:formula="of:=[.D35]/[.C35]" office:value-type="float" office:value="1.05080204416238">
            <text:p>1,0508</text:p>
          </table:table-cell>
          <table:table-cell table:style-name="ce4" table:formula="of:=ABS(([.E35]-[.C35])/[.C35])" office:value-type="float" office:value="0.00601722230392786">
            <text:p>0,0060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5]" office:value-type="float" office:value="-0.1">
            <text:p>-0,1</text:p>
          </table:table-cell>
          <table:table-cell table:style-name="ce2" table:formula="of:=[.B36]*[.A36]*9.81" office:value-type="float" office:value="-1.20089115">
            <text:p>-1,2009</text:p>
          </table:table-cell>
          <table:table-cell office:value-type="float" office:value="-1.26189887523651">
            <text:p>-1,26190</text:p>
          </table:table-cell>
          <table:table-cell table:formula="of:=[.D36]/[.$H$2]" office:value-type="float" office:value="-1.19366512098763">
            <text:p>-1,1937</text:p>
          </table:table-cell>
          <table:table-cell table:formula="of:=[.D36]/[.C36]" office:value-type="float" office:value="1.05080204416238">
            <text:p>1,0508</text:p>
          </table:table-cell>
          <table:table-cell table:style-name="ce4" table:formula="of:=ABS(([.E36]-[.C36])/[.C36])" office:value-type="float" office:value="0.00601722230392786">
            <text:p>0,0060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6]" office:value-type="float" office:value="-0.1">
            <text:p>-0,1</text:p>
          </table:table-cell>
          <table:table-cell table:style-name="ce2" table:formula="of:=[.B37]*[.A37]*9.81" office:value-type="float" office:value="-1.20089115">
            <text:p>-1,2009</text:p>
          </table:table-cell>
          <table:table-cell office:value-type="float" office:value="-1.26189887523651">
            <text:p>-1,26190</text:p>
          </table:table-cell>
          <table:table-cell table:formula="of:=[.D37]/[.$H$2]" office:value-type="float" office:value="-1.19366512098763">
            <text:p>-1,1937</text:p>
          </table:table-cell>
          <table:table-cell table:formula="of:=[.D37]/[.C37]" office:value-type="float" office:value="1.05080204416238">
            <text:p>1,0508</text:p>
          </table:table-cell>
          <table:table-cell table:style-name="ce4" table:formula="of:=ABS(([.E37]-[.C37])/[.C37])" office:value-type="float" office:value="0.00601722230392786">
            <text:p>0,0060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7]" office:value-type="float" office:value="-0.1">
            <text:p>-0,1</text:p>
          </table:table-cell>
          <table:table-cell table:style-name="ce2" table:formula="of:=[.B38]*[.A38]*9.81" office:value-type="float" office:value="-1.20089115">
            <text:p>-1,2009</text:p>
          </table:table-cell>
          <table:table-cell office:value-type="float" office:value="-1.26206088066101">
            <text:p>-1,26206</text:p>
          </table:table-cell>
          <table:table-cell table:formula="of:=[.D38]/[.$H$2]" office:value-type="float" office:value="-1.19381836640882">
            <text:p>-1,1938</text:p>
          </table:table-cell>
          <table:table-cell table:formula="of:=[.D38]/[.C38]" office:value-type="float" office:value="1.05093694849946">
            <text:p>1,0509</text:p>
          </table:table-cell>
          <table:table-cell table:style-name="ce4" table:formula="of:=ABS(([.E38]-[.C38])/[.C38])" office:value-type="float" office:value="0.00588961255246001">
            <text:p>0,0058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8]" office:value-type="float" office:value="-0.1">
            <text:p>-0,1</text:p>
          </table:table-cell>
          <table:table-cell table:style-name="ce2" table:formula="of:=[.B39]*[.A39]*9.81" office:value-type="float" office:value="-1.20089115">
            <text:p>-1,2009</text:p>
          </table:table-cell>
          <table:table-cell office:value-type="float" office:value="-1.26206088066101">
            <text:p>-1,26206</text:p>
          </table:table-cell>
          <table:table-cell table:formula="of:=[.D39]/[.$H$2]" office:value-type="float" office:value="-1.19381836640882">
            <text:p>-1,1938</text:p>
          </table:table-cell>
          <table:table-cell table:formula="of:=[.D39]/[.C39]" office:value-type="float" office:value="1.05093694849946">
            <text:p>1,0509</text:p>
          </table:table-cell>
          <table:table-cell table:style-name="ce4" table:formula="of:=ABS(([.E39]-[.C39])/[.C39])" office:value-type="float" office:value="0.00588961255246001">
            <text:p>0,0058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9]" office:value-type="float" office:value="-0.1">
            <text:p>-0,1</text:p>
          </table:table-cell>
          <table:table-cell table:style-name="ce2" table:formula="of:=[.B40]*[.A40]*9.81" office:value-type="float" office:value="-1.20089115">
            <text:p>-1,2009</text:p>
          </table:table-cell>
          <table:table-cell office:value-type="float" office:value="-1.26206088066101">
            <text:p>-1,26206</text:p>
          </table:table-cell>
          <table:table-cell table:formula="of:=[.D40]/[.$H$2]" office:value-type="float" office:value="-1.19381836640882">
            <text:p>-1,1938</text:p>
          </table:table-cell>
          <table:table-cell table:formula="of:=[.D40]/[.C40]" office:value-type="float" office:value="1.05093694849946">
            <text:p>1,0509</text:p>
          </table:table-cell>
          <table:table-cell table:style-name="ce4" table:formula="of:=ABS(([.E40]-[.C40])/[.C40])" office:value-type="float" office:value="0.00588961255246001">
            <text:p>0,0058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40]" office:value-type="float" office:value="-0.1">
            <text:p>-0,1</text:p>
          </table:table-cell>
          <table:table-cell table:style-name="ce2" table:formula="of:=[.B41]*[.A41]*9.81" office:value-type="float" office:value="-1.20089115">
            <text:p>-1,2009</text:p>
          </table:table-cell>
          <table:table-cell office:value-type="float" office:value="-1.26318073272705">
            <text:p>-1,26318</text:p>
          </table:table-cell>
          <table:table-cell table:formula="of:=[.D41]/[.$H$2]" office:value-type="float" office:value="-1.19487766551601">
            <text:p>-1,1949</text:p>
          </table:table-cell>
          <table:table-cell table:formula="of:=[.D41]/[.C41]" office:value-type="float" office:value="1.05186946604365">
            <text:p>1,0519</text:p>
          </table:table-cell>
          <table:table-cell table:style-name="ce4" table:formula="of:=ABS(([.E41]-[.C41])/[.C41])" office:value-type="float" office:value="0.0050075183616697">
            <text:p>0,0050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41]" office:value-type="float" office:value="-0.1">
            <text:p>-0,1</text:p>
          </table:table-cell>
          <table:table-cell table:style-name="ce2" table:formula="of:=[.B42]*[.A42]*9.81" office:value-type="float" office:value="-1.20089115">
            <text:p>-1,2009</text:p>
          </table:table-cell>
          <table:table-cell office:value-type="float" office:value="-1.26318073272705">
            <text:p>-1,26318</text:p>
          </table:table-cell>
          <table:table-cell table:formula="of:=[.D42]/[.$H$2]" office:value-type="float" office:value="-1.19487766551601">
            <text:p>-1,1949</text:p>
          </table:table-cell>
          <table:table-cell table:formula="of:=[.D42]/[.C42]" office:value-type="float" office:value="1.05186946604365">
            <text:p>1,0519</text:p>
          </table:table-cell>
          <table:table-cell table:style-name="ce4" table:formula="of:=ABS(([.E42]-[.C42])/[.C42])" office:value-type="float" office:value="0.0050075183616697">
            <text:p>0,0050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42]" office:value-type="float" office:value="-0.1">
            <text:p>-0,1</text:p>
          </table:table-cell>
          <table:table-cell table:style-name="ce2" table:formula="of:=[.B43]*[.A43]*9.81" office:value-type="float" office:value="-1.20089115">
            <text:p>-1,2009</text:p>
          </table:table-cell>
          <table:table-cell office:value-type="float" office:value="-1.26318073272705">
            <text:p>-1,26318</text:p>
          </table:table-cell>
          <table:table-cell table:formula="of:=[.D43]/[.$H$2]" office:value-type="float" office:value="-1.19487766551601">
            <text:p>-1,1949</text:p>
          </table:table-cell>
          <table:table-cell table:formula="of:=[.D43]/[.C43]" office:value-type="float" office:value="1.05186946604365">
            <text:p>1,0519</text:p>
          </table:table-cell>
          <table:table-cell table:style-name="ce4" table:formula="of:=ABS(([.E43]-[.C43])/[.C43])" office:value-type="float" office:value="0.0050075183616697">
            <text:p>0,0050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43]" office:value-type="float" office:value="-0.1">
            <text:p>-0,1</text:p>
          </table:table-cell>
          <table:table-cell table:style-name="ce2" table:formula="of:=[.B44]*[.A44]*9.81" office:value-type="float" office:value="-1.20089115">
            <text:p>-1,2009</text:p>
          </table:table-cell>
          <table:table-cell office:value-type="float" office:value="-1.26357519626617">
            <text:p>-1,26358</text:p>
          </table:table-cell>
          <table:table-cell table:formula="of:=[.D44]/[.$H$2]" office:value-type="float" office:value="-1.19525079951065">
            <text:p>-1,1953</text:p>
          </table:table-cell>
          <table:table-cell table:formula="of:=[.D44]/[.C44]" office:value-type="float" office:value="1.05219794172533">
            <text:p>1,0522</text:p>
          </table:table-cell>
          <table:table-cell table:style-name="ce4" table:formula="of:=ABS(([.E44]-[.C44])/[.C44])" office:value-type="float" office:value="0.00469680411030728">
            <text:p>0,0047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44]" office:value-type="float" office:value="-0.1">
            <text:p>-0,1</text:p>
          </table:table-cell>
          <table:table-cell table:style-name="ce2" table:formula="of:=[.B45]*[.A45]*9.81" office:value-type="float" office:value="-1.20089115">
            <text:p>-1,2009</text:p>
          </table:table-cell>
          <table:table-cell office:value-type="float" office:value="-1.26357519626617">
            <text:p>-1,26358</text:p>
          </table:table-cell>
          <table:table-cell table:formula="of:=[.D45]/[.$H$2]" office:value-type="float" office:value="-1.19525079951065">
            <text:p>-1,1953</text:p>
          </table:table-cell>
          <table:table-cell table:formula="of:=[.D45]/[.C45]" office:value-type="float" office:value="1.05219794172533">
            <text:p>1,0522</text:p>
          </table:table-cell>
          <table:table-cell table:style-name="ce4" table:formula="of:=ABS(([.E45]-[.C45])/[.C45])" office:value-type="float" office:value="0.00469680411030728">
            <text:p>0,0047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45]" office:value-type="float" office:value="-0.1">
            <text:p>-0,1</text:p>
          </table:table-cell>
          <table:table-cell table:style-name="ce2" table:formula="of:=[.B46]*[.A46]*9.81" office:value-type="float" office:value="-1.20089115">
            <text:p>-1,2009</text:p>
          </table:table-cell>
          <table:table-cell office:value-type="float" office:value="-1.26357519626617">
            <text:p>-1,26358</text:p>
          </table:table-cell>
          <table:table-cell table:formula="of:=[.D46]/[.$H$2]" office:value-type="float" office:value="-1.19525079951065">
            <text:p>-1,1953</text:p>
          </table:table-cell>
          <table:table-cell table:formula="of:=[.D46]/[.C46]" office:value-type="float" office:value="1.05219794172533">
            <text:p>1,0522</text:p>
          </table:table-cell>
          <table:table-cell table:style-name="ce4" table:formula="of:=ABS(([.E46]-[.C46])/[.C46])" office:value-type="float" office:value="0.00469680411030728">
            <text:p>0,0047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46]" office:value-type="float" office:value="-0.1">
            <text:p>-0,1</text:p>
          </table:table-cell>
          <table:table-cell table:style-name="ce2" table:formula="of:=[.B47]*[.A47]*9.81" office:value-type="float" office:value="-1.20089115">
            <text:p>-1,2009</text:p>
          </table:table-cell>
          <table:table-cell office:value-type="float" office:value="-1.26309514045715">
            <text:p>-1,26310</text:p>
          </table:table-cell>
          <table:table-cell table:formula="of:=[.D47]/[.$H$2]" office:value-type="float" office:value="-1.19479670141563">
            <text:p>-1,1948</text:p>
          </table:table-cell>
          <table:table-cell table:formula="of:=[.D47]/[.C47]" office:value-type="float" office:value="1.0517981920819">
            <text:p>1,0518</text:p>
          </table:table-cell>
          <table:table-cell table:style-name="ce4" table:formula="of:=ABS(([.E47]-[.C47])/[.C47])" office:value-type="float" office:value="0.00507493837753157">
            <text:p>0,0050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47]" office:value-type="float" office:value="-0.1">
            <text:p>-0,1</text:p>
          </table:table-cell>
          <table:table-cell table:style-name="ce2" table:formula="of:=[.B48]*[.A48]*9.81" office:value-type="float" office:value="-1.20089115">
            <text:p>-1,2009</text:p>
          </table:table-cell>
          <table:table-cell office:value-type="float" office:value="-1.26309514045715">
            <text:p>-1,26310</text:p>
          </table:table-cell>
          <table:table-cell table:formula="of:=[.D48]/[.$H$2]" office:value-type="float" office:value="-1.19479670141563">
            <text:p>-1,1948</text:p>
          </table:table-cell>
          <table:table-cell table:formula="of:=[.D48]/[.C48]" office:value-type="float" office:value="1.0517981920819">
            <text:p>1,0518</text:p>
          </table:table-cell>
          <table:table-cell table:style-name="ce4" table:formula="of:=ABS(([.E48]-[.C48])/[.C48])" office:value-type="float" office:value="0.00507493837753157">
            <text:p>0,0050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48]" office:value-type="float" office:value="-0.1">
            <text:p>-0,1</text:p>
          </table:table-cell>
          <table:table-cell table:style-name="ce2" table:formula="of:=[.B49]*[.A49]*9.81" office:value-type="float" office:value="-1.20089115">
            <text:p>-1,2009</text:p>
          </table:table-cell>
          <table:table-cell office:value-type="float" office:value="-1.26309514045715">
            <text:p>-1,26310</text:p>
          </table:table-cell>
          <table:table-cell table:formula="of:=[.D49]/[.$H$2]" office:value-type="float" office:value="-1.19479670141563">
            <text:p>-1,1948</text:p>
          </table:table-cell>
          <table:table-cell table:formula="of:=[.D49]/[.C49]" office:value-type="float" office:value="1.0517981920819">
            <text:p>1,0518</text:p>
          </table:table-cell>
          <table:table-cell table:style-name="ce4" table:formula="of:=ABS(([.E49]-[.C49])/[.C49])" office:value-type="float" office:value="0.00507493837753157">
            <text:p>0,0050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49]" office:value-type="float" office:value="-0.1">
            <text:p>-0,1</text:p>
          </table:table-cell>
          <table:table-cell table:style-name="ce2" table:formula="of:=[.B50]*[.A50]*9.81" office:value-type="float" office:value="-1.20089115">
            <text:p>-1,2009</text:p>
          </table:table-cell>
          <table:table-cell office:value-type="float" office:value="-1.2629919052124">
            <text:p>-1,26299</text:p>
          </table:table-cell>
          <table:table-cell table:formula="of:=[.D50]/[.$H$2]" office:value-type="float" office:value="-1.19469904833634">
            <text:p>-1,1947</text:p>
          </table:table-cell>
          <table:table-cell table:formula="of:=[.D50]/[.C50]" office:value-type="float" office:value="1.05171222655142">
            <text:p>1,0517</text:p>
          </table:table-cell>
          <table:table-cell table:style-name="ce4" table:formula="of:=ABS(([.E50]-[.C50])/[.C50])" office:value-type="float" office:value="0.005156255555434">
            <text:p>0,0051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0]" office:value-type="float" office:value="-0.1">
            <text:p>-0,1</text:p>
          </table:table-cell>
          <table:table-cell table:style-name="ce2" table:formula="of:=[.B51]*[.A51]*9.81" office:value-type="float" office:value="-1.20089115">
            <text:p>-1,2009</text:p>
          </table:table-cell>
          <table:table-cell office:value-type="float" office:value="-1.2629919052124">
            <text:p>-1,26299</text:p>
          </table:table-cell>
          <table:table-cell table:formula="of:=[.D51]/[.$H$2]" office:value-type="float" office:value="-1.19469904833634">
            <text:p>-1,1947</text:p>
          </table:table-cell>
          <table:table-cell table:formula="of:=[.D51]/[.C51]" office:value-type="float" office:value="1.05171222655142">
            <text:p>1,0517</text:p>
          </table:table-cell>
          <table:table-cell table:style-name="ce4" table:formula="of:=ABS(([.E51]-[.C51])/[.C51])" office:value-type="float" office:value="0.005156255555434">
            <text:p>0,0051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1]" office:value-type="float" office:value="-0.1">
            <text:p>-0,1</text:p>
          </table:table-cell>
          <table:table-cell table:style-name="ce2" table:formula="of:=[.B52]*[.A52]*9.81" office:value-type="float" office:value="-1.20089115">
            <text:p>-1,2009</text:p>
          </table:table-cell>
          <table:table-cell office:value-type="float" office:value="-1.2629919052124">
            <text:p>-1,26299</text:p>
          </table:table-cell>
          <table:table-cell table:formula="of:=[.D52]/[.$H$2]" office:value-type="float" office:value="-1.19469904833634">
            <text:p>-1,1947</text:p>
          </table:table-cell>
          <table:table-cell table:formula="of:=[.D52]/[.C52]" office:value-type="float" office:value="1.05171222655142">
            <text:p>1,0517</text:p>
          </table:table-cell>
          <table:table-cell table:style-name="ce4" table:formula="of:=ABS(([.E52]-[.C52])/[.C52])" office:value-type="float" office:value="0.005156255555434">
            <text:p>0,0051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2]" office:value-type="float" office:value="-0.1">
            <text:p>-0,1</text:p>
          </table:table-cell>
          <table:table-cell table:style-name="ce2" table:formula="of:=[.B53]*[.A53]*9.81" office:value-type="float" office:value="-1.20089115">
            <text:p>-1,2009</text:p>
          </table:table-cell>
          <table:table-cell office:value-type="float" office:value="-1.2629919052124">
            <text:p>-1,26299</text:p>
          </table:table-cell>
          <table:table-cell table:formula="of:=[.D53]/[.$H$2]" office:value-type="float" office:value="-1.19469904833634">
            <text:p>-1,1947</text:p>
          </table:table-cell>
          <table:table-cell table:formula="of:=[.D53]/[.C53]" office:value-type="float" office:value="1.05171222655142">
            <text:p>1,0517</text:p>
          </table:table-cell>
          <table:table-cell table:style-name="ce4" table:formula="of:=ABS(([.E53]-[.C53])/[.C53])" office:value-type="float" office:value="0.005156255555434">
            <text:p>0,0051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3]" office:value-type="float" office:value="-0.1">
            <text:p>-0,1</text:p>
          </table:table-cell>
          <table:table-cell table:style-name="ce2" table:formula="of:=[.B54]*[.A54]*9.81" office:value-type="float" office:value="-1.20089115">
            <text:p>-1,2009</text:p>
          </table:table-cell>
          <table:table-cell office:value-type="float" office:value="-1.26219940185547">
            <text:p>-1,26220</text:p>
          </table:table-cell>
          <table:table-cell table:formula="of:=[.D54]/[.$H$2]" office:value-type="float" office:value="-1.19394939744593">
            <text:p>-1,1939</text:p>
          </table:table-cell>
          <table:table-cell table:formula="of:=[.D54]/[.C54]" office:value-type="float" office:value="1.05105229716737">
            <text:p>1,0511</text:p>
          </table:table-cell>
          <table:table-cell table:style-name="ce4" table:formula="of:=ABS(([.E54]-[.C54])/[.C54])" office:value-type="float" office:value="0.00578050105046798">
            <text:p>0,00578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4]" office:value-type="float" office:value="-0.1">
            <text:p>-0,1</text:p>
          </table:table-cell>
          <table:table-cell table:style-name="ce2" table:formula="of:=[.B55]*[.A55]*9.81" office:value-type="float" office:value="-1.20089115">
            <text:p>-1,2009</text:p>
          </table:table-cell>
          <table:table-cell office:value-type="float" office:value="-1.26219940185547">
            <text:p>-1,26220</text:p>
          </table:table-cell>
          <table:table-cell table:formula="of:=[.D55]/[.$H$2]" office:value-type="float" office:value="-1.19394939744593">
            <text:p>-1,1939</text:p>
          </table:table-cell>
          <table:table-cell table:formula="of:=[.D55]/[.C55]" office:value-type="float" office:value="1.05105229716737">
            <text:p>1,0511</text:p>
          </table:table-cell>
          <table:table-cell table:style-name="ce4" table:formula="of:=ABS(([.E55]-[.C55])/[.C55])" office:value-type="float" office:value="0.00578050105046798">
            <text:p>0,00578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5]" office:value-type="float" office:value="-0.1">
            <text:p>-0,1</text:p>
          </table:table-cell>
          <table:table-cell table:style-name="ce2" table:formula="of:=[.B56]*[.A56]*9.81" office:value-type="float" office:value="-1.20089115">
            <text:p>-1,2009</text:p>
          </table:table-cell>
          <table:table-cell office:value-type="float" office:value="-1.26219940185547">
            <text:p>-1,26220</text:p>
          </table:table-cell>
          <table:table-cell table:formula="of:=[.D56]/[.$H$2]" office:value-type="float" office:value="-1.19394939744593">
            <text:p>-1,1939</text:p>
          </table:table-cell>
          <table:table-cell table:formula="of:=[.D56]/[.C56]" office:value-type="float" office:value="1.05105229716737">
            <text:p>1,0511</text:p>
          </table:table-cell>
          <table:table-cell table:style-name="ce4" table:formula="of:=ABS(([.E56]-[.C56])/[.C56])" office:value-type="float" office:value="0.00578050105046798">
            <text:p>0,00578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6]" office:value-type="float" office:value="-0.1">
            <text:p>-0,1</text:p>
          </table:table-cell>
          <table:table-cell table:style-name="ce2" table:formula="of:=[.B57]*[.A57]*9.81" office:value-type="float" office:value="-1.20089115">
            <text:p>-1,2009</text:p>
          </table:table-cell>
          <table:table-cell office:value-type="float" office:value="-1.26087737083435">
            <text:p>-1,26088</text:p>
          </table:table-cell>
          <table:table-cell table:formula="of:=[.D57]/[.$H$2]" office:value-type="float" office:value="-1.19269885166152">
            <text:p>-1,1927</text:p>
          </table:table-cell>
          <table:table-cell table:formula="of:=[.D57]/[.C57]" office:value-type="float" office:value="1.04995142218706">
            <text:p>1,0500</text:p>
          </table:table-cell>
          <table:table-cell table:style-name="ce4" table:formula="of:=ABS(([.E57]-[.C57])/[.C57])" office:value-type="float" office:value="0.00682184920629957">
            <text:p>0,0068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7]" office:value-type="float" office:value="-0.1">
            <text:p>-0,1</text:p>
          </table:table-cell>
          <table:table-cell table:style-name="ce2" table:formula="of:=[.B58]*[.A58]*9.81" office:value-type="float" office:value="-1.20089115">
            <text:p>-1,2009</text:p>
          </table:table-cell>
          <table:table-cell office:value-type="float" office:value="-1.26087737083435">
            <text:p>-1,26088</text:p>
          </table:table-cell>
          <table:table-cell table:formula="of:=[.D58]/[.$H$2]" office:value-type="float" office:value="-1.19269885166152">
            <text:p>-1,1927</text:p>
          </table:table-cell>
          <table:table-cell table:formula="of:=[.D58]/[.C58]" office:value-type="float" office:value="1.04995142218706">
            <text:p>1,0500</text:p>
          </table:table-cell>
          <table:table-cell table:style-name="ce4" table:formula="of:=ABS(([.E58]-[.C58])/[.C58])" office:value-type="float" office:value="0.00682184920629957">
            <text:p>0,0068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8]" office:value-type="float" office:value="-0.1">
            <text:p>-0,1</text:p>
          </table:table-cell>
          <table:table-cell table:style-name="ce2" table:formula="of:=[.B59]*[.A59]*9.81" office:value-type="float" office:value="-1.20089115">
            <text:p>-1,2009</text:p>
          </table:table-cell>
          <table:table-cell office:value-type="float" office:value="-1.26087737083435">
            <text:p>-1,26088</text:p>
          </table:table-cell>
          <table:table-cell table:formula="of:=[.D59]/[.$H$2]" office:value-type="float" office:value="-1.19269885166152">
            <text:p>-1,1927</text:p>
          </table:table-cell>
          <table:table-cell table:formula="of:=[.D59]/[.C59]" office:value-type="float" office:value="1.04995142218706">
            <text:p>1,0500</text:p>
          </table:table-cell>
          <table:table-cell table:style-name="ce4" table:formula="of:=ABS(([.E59]-[.C59])/[.C59])" office:value-type="float" office:value="0.00682184920629957">
            <text:p>0,0068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9]" office:value-type="float" office:value="-0.1">
            <text:p>-0,1</text:p>
          </table:table-cell>
          <table:table-cell table:style-name="ce2" table:formula="of:=[.B60]*[.A60]*9.81" office:value-type="float" office:value="-1.20089115">
            <text:p>-1,2009</text:p>
          </table:table-cell>
          <table:table-cell office:value-type="float" office:value="-1.26326155662537">
            <text:p>-1,26326</text:p>
          </table:table-cell>
          <table:table-cell table:formula="of:=[.D60]/[.$H$2]" office:value-type="float" office:value="-1.19495411908155">
            <text:p>-1,1950</text:p>
          </table:table-cell>
          <table:table-cell table:formula="of:=[.D60]/[.C60]" office:value-type="float" office:value="1.05193676931117">
            <text:p>1,0519</text:p>
          </table:table-cell>
          <table:table-cell table:style-name="ce4" table:formula="of:=ABS(([.E60]-[.C60])/[.C60])" office:value-type="float" office:value="0.00494385433554767">
            <text:p>0,0049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0]" office:value-type="float" office:value="-0.1">
            <text:p>-0,1</text:p>
          </table:table-cell>
          <table:table-cell table:style-name="ce2" table:formula="of:=[.B61]*[.A61]*9.81" office:value-type="float" office:value="-1.20089115">
            <text:p>-1,2009</text:p>
          </table:table-cell>
          <table:table-cell office:value-type="float" office:value="-1.26326155662537">
            <text:p>-1,26326</text:p>
          </table:table-cell>
          <table:table-cell table:formula="of:=[.D61]/[.$H$2]" office:value-type="float" office:value="-1.19495411908155">
            <text:p>-1,1950</text:p>
          </table:table-cell>
          <table:table-cell table:formula="of:=[.D61]/[.C61]" office:value-type="float" office:value="1.05193676931117">
            <text:p>1,0519</text:p>
          </table:table-cell>
          <table:table-cell table:style-name="ce4" table:formula="of:=ABS(([.E61]-[.C61])/[.C61])" office:value-type="float" office:value="0.00494385433554767">
            <text:p>0,0049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1]" office:value-type="float" office:value="-0.1">
            <text:p>-0,1</text:p>
          </table:table-cell>
          <table:table-cell table:style-name="ce2" table:formula="of:=[.B62]*[.A62]*9.81" office:value-type="float" office:value="-1.20089115">
            <text:p>-1,2009</text:p>
          </table:table-cell>
          <table:table-cell office:value-type="float" office:value="-1.26326155662537">
            <text:p>-1,26326</text:p>
          </table:table-cell>
          <table:table-cell table:formula="of:=[.D62]/[.$H$2]" office:value-type="float" office:value="-1.19495411908155">
            <text:p>-1,1950</text:p>
          </table:table-cell>
          <table:table-cell table:formula="of:=[.D62]/[.C62]" office:value-type="float" office:value="1.05193676931117">
            <text:p>1,0519</text:p>
          </table:table-cell>
          <table:table-cell table:style-name="ce4" table:formula="of:=ABS(([.E62]-[.C62])/[.C62])" office:value-type="float" office:value="0.00494385433554767">
            <text:p>0,0049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office:value-type="float" office:value="-0.15">
            <text:p>-0,15</text:p>
          </table:table-cell>
          <table:table-cell table:style-name="ce2" table:formula="of:=[.B63]*[.A63]*9.81" office:value-type="float" office:value="-1.801336725">
            <text:p>-1,8013</text:p>
          </table:table-cell>
          <table:table-cell office:value-type="float" office:value="-1.89936017990112">
            <text:p>-1,89936</text:p>
          </table:table-cell>
          <table:table-cell table:formula="of:=[.D63]/[.$H$2]" office:value-type="float" office:value="-1.79665743700408">
            <text:p>-1,7967</text:p>
          </table:table-cell>
          <table:table-cell table:formula="of:=[.D63]/[.C63]" office:value-type="float" office:value="1.0544170634733">
            <text:p>1,0544</text:p>
          </table:table-cell>
          <table:table-cell table:style-name="ce4" table:formula="of:=ABS(([.E63]-[.C63])/[.C63])" office:value-type="float" office:value="0.00259767534352634">
            <text:p>0,0026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3]" office:value-type="float" office:value="-0.15">
            <text:p>-0,15</text:p>
          </table:table-cell>
          <table:table-cell table:style-name="ce2" table:formula="of:=[.B64]*[.A64]*9.81" office:value-type="float" office:value="-1.801336725">
            <text:p>-1,8013</text:p>
          </table:table-cell>
          <table:table-cell office:value-type="float" office:value="-1.89936017990112">
            <text:p>-1,89936</text:p>
          </table:table-cell>
          <table:table-cell table:formula="of:=[.D64]/[.$H$2]" office:value-type="float" office:value="-1.79665743700408">
            <text:p>-1,7967</text:p>
          </table:table-cell>
          <table:table-cell table:formula="of:=[.D64]/[.C64]" office:value-type="float" office:value="1.0544170634733">
            <text:p>1,0544</text:p>
          </table:table-cell>
          <table:table-cell table:style-name="ce4" table:formula="of:=ABS(([.E64]-[.C64])/[.C64])" office:value-type="float" office:value="0.00259767534352634">
            <text:p>0,0026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4]" office:value-type="float" office:value="-0.15">
            <text:p>-0,15</text:p>
          </table:table-cell>
          <table:table-cell table:style-name="ce2" table:formula="of:=[.B65]*[.A65]*9.81" office:value-type="float" office:value="-1.801336725">
            <text:p>-1,8013</text:p>
          </table:table-cell>
          <table:table-cell office:value-type="float" office:value="-1.89936017990112">
            <text:p>-1,89936</text:p>
          </table:table-cell>
          <table:table-cell table:formula="of:=[.D65]/[.$H$2]" office:value-type="float" office:value="-1.79665743700408">
            <text:p>-1,7967</text:p>
          </table:table-cell>
          <table:table-cell table:formula="of:=[.D65]/[.C65]" office:value-type="float" office:value="1.0544170634733">
            <text:p>1,0544</text:p>
          </table:table-cell>
          <table:table-cell table:style-name="ce4" table:formula="of:=ABS(([.E65]-[.C65])/[.C65])" office:value-type="float" office:value="0.00259767534352634">
            <text:p>0,0026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5]" office:value-type="float" office:value="-0.15">
            <text:p>-0,15</text:p>
          </table:table-cell>
          <table:table-cell table:style-name="ce2" table:formula="of:=[.B66]*[.A66]*9.81" office:value-type="float" office:value="-1.801336725">
            <text:p>-1,8013</text:p>
          </table:table-cell>
          <table:table-cell office:value-type="float" office:value="-1.89658832550049">
            <text:p>-1,89659</text:p>
          </table:table-cell>
          <table:table-cell table:formula="of:=[.D66]/[.$H$2]" office:value-type="float" office:value="-1.79403546310156">
            <text:p>-1,7940</text:p>
          </table:table-cell>
          <table:table-cell table:formula="of:=[.D66]/[.C66]" office:value-type="float" office:value="1.05287828709565">
            <text:p>1,0529</text:p>
          </table:table-cell>
          <table:table-cell table:style-name="ce4" table:formula="of:=ABS(([.E66]-[.C66])/[.C66])" office:value-type="float" office:value="0.00405324656801166">
            <text:p>0,0040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6]" office:value-type="float" office:value="-0.15">
            <text:p>-0,15</text:p>
          </table:table-cell>
          <table:table-cell table:style-name="ce2" table:formula="of:=[.B67]*[.A67]*9.81" office:value-type="float" office:value="-1.801336725">
            <text:p>-1,8013</text:p>
          </table:table-cell>
          <table:table-cell office:value-type="float" office:value="-1.89658832550049">
            <text:p>-1,89659</text:p>
          </table:table-cell>
          <table:table-cell table:formula="of:=[.D67]/[.$H$2]" office:value-type="float" office:value="-1.79403546310156">
            <text:p>-1,7940</text:p>
          </table:table-cell>
          <table:table-cell table:formula="of:=[.D67]/[.C67]" office:value-type="float" office:value="1.05287828709565">
            <text:p>1,0529</text:p>
          </table:table-cell>
          <table:table-cell table:style-name="ce4" table:formula="of:=ABS(([.E67]-[.C67])/[.C67])" office:value-type="float" office:value="0.00405324656801166">
            <text:p>0,0040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7]" office:value-type="float" office:value="-0.15">
            <text:p>-0,15</text:p>
          </table:table-cell>
          <table:table-cell table:style-name="ce2" table:formula="of:=[.B68]*[.A68]*9.81" office:value-type="float" office:value="-1.801336725">
            <text:p>-1,8013</text:p>
          </table:table-cell>
          <table:table-cell office:value-type="float" office:value="-1.89658832550049">
            <text:p>-1,89659</text:p>
          </table:table-cell>
          <table:table-cell table:formula="of:=[.D68]/[.$H$2]" office:value-type="float" office:value="-1.79403546310156">
            <text:p>-1,7940</text:p>
          </table:table-cell>
          <table:table-cell table:formula="of:=[.D68]/[.C68]" office:value-type="float" office:value="1.05287828709565">
            <text:p>1,0529</text:p>
          </table:table-cell>
          <table:table-cell table:style-name="ce4" table:formula="of:=ABS(([.E68]-[.C68])/[.C68])" office:value-type="float" office:value="0.00405324656801166">
            <text:p>0,0040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8]" office:value-type="float" office:value="-0.15">
            <text:p>-0,15</text:p>
          </table:table-cell>
          <table:table-cell table:style-name="ce2" table:formula="of:=[.B69]*[.A69]*9.81" office:value-type="float" office:value="-1.801336725">
            <text:p>-1,8013</text:p>
          </table:table-cell>
          <table:table-cell office:value-type="float" office:value="-1.89891493320465">
            <text:p>-1,89891</text:p>
          </table:table-cell>
          <table:table-cell table:formula="of:=[.D69]/[.$H$2]" office:value-type="float" office:value="-1.79623626581339">
            <text:p>-1,7962</text:p>
          </table:table-cell>
          <table:table-cell table:formula="of:=[.D69]/[.C69]" office:value-type="float" office:value="1.05416988775636">
            <text:p>1,0542</text:p>
          </table:table-cell>
          <table:table-cell table:style-name="ce4" table:formula="of:=ABS(([.E69]-[.C69])/[.C69])" office:value-type="float" office:value="0.00283148570493329">
            <text:p>0,0028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9]" office:value-type="float" office:value="-0.15">
            <text:p>-0,15</text:p>
          </table:table-cell>
          <table:table-cell table:style-name="ce2" table:formula="of:=[.B70]*[.A70]*9.81" office:value-type="float" office:value="-1.801336725">
            <text:p>-1,8013</text:p>
          </table:table-cell>
          <table:table-cell office:value-type="float" office:value="-1.89891493320465">
            <text:p>-1,89891</text:p>
          </table:table-cell>
          <table:table-cell table:formula="of:=[.D70]/[.$H$2]" office:value-type="float" office:value="-1.79623626581339">
            <text:p>-1,7962</text:p>
          </table:table-cell>
          <table:table-cell table:formula="of:=[.D70]/[.C70]" office:value-type="float" office:value="1.05416988775636">
            <text:p>1,0542</text:p>
          </table:table-cell>
          <table:table-cell table:style-name="ce4" table:formula="of:=ABS(([.E70]-[.C70])/[.C70])" office:value-type="float" office:value="0.00283148570493329">
            <text:p>0,0028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70]" office:value-type="float" office:value="-0.15">
            <text:p>-0,15</text:p>
          </table:table-cell>
          <table:table-cell table:style-name="ce2" table:formula="of:=[.B71]*[.A71]*9.81" office:value-type="float" office:value="-1.801336725">
            <text:p>-1,8013</text:p>
          </table:table-cell>
          <table:table-cell office:value-type="float" office:value="-1.89891493320465">
            <text:p>-1,89891</text:p>
          </table:table-cell>
          <table:table-cell table:formula="of:=[.D71]/[.$H$2]" office:value-type="float" office:value="-1.79623626581339">
            <text:p>-1,7962</text:p>
          </table:table-cell>
          <table:table-cell table:formula="of:=[.D71]/[.C71]" office:value-type="float" office:value="1.05416988775636">
            <text:p>1,0542</text:p>
          </table:table-cell>
          <table:table-cell table:style-name="ce4" table:formula="of:=ABS(([.E71]-[.C71])/[.C71])" office:value-type="float" office:value="0.00283148570493329">
            <text:p>0,0028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71]" office:value-type="float" office:value="-0.15">
            <text:p>-0,15</text:p>
          </table:table-cell>
          <table:table-cell table:style-name="ce2" table:formula="of:=[.B72]*[.A72]*9.81" office:value-type="float" office:value="-1.801336725">
            <text:p>-1,8013</text:p>
          </table:table-cell>
          <table:table-cell office:value-type="float" office:value="-1.89592003822327">
            <text:p>-1,89592</text:p>
          </table:table-cell>
          <table:table-cell table:formula="of:=[.D72]/[.$H$2]" office:value-type="float" office:value="-1.79340331164373">
            <text:p>-1,7934</text:p>
          </table:table-cell>
          <table:table-cell table:formula="of:=[.D72]/[.C72]" office:value-type="float" office:value="1.05250729189639">
            <text:p>1,0525</text:p>
          </table:table-cell>
          <table:table-cell table:style-name="ce4" table:formula="of:=ABS(([.E72]-[.C72])/[.C72])" office:value-type="float" office:value="0.00440418120952462">
            <text:p>0,0044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72]" office:value-type="float" office:value="-0.15">
            <text:p>-0,15</text:p>
          </table:table-cell>
          <table:table-cell table:style-name="ce2" table:formula="of:=[.B73]*[.A73]*9.81" office:value-type="float" office:value="-1.801336725">
            <text:p>-1,8013</text:p>
          </table:table-cell>
          <table:table-cell office:value-type="float" office:value="-1.89592003822327">
            <text:p>-1,89592</text:p>
          </table:table-cell>
          <table:table-cell table:formula="of:=[.D73]/[.$H$2]" office:value-type="float" office:value="-1.79340331164373">
            <text:p>-1,7934</text:p>
          </table:table-cell>
          <table:table-cell table:formula="of:=[.D73]/[.C73]" office:value-type="float" office:value="1.05250729189639">
            <text:p>1,0525</text:p>
          </table:table-cell>
          <table:table-cell table:style-name="ce4" table:formula="of:=ABS(([.E73]-[.C73])/[.C73])" office:value-type="float" office:value="0.00440418120952462">
            <text:p>0,0044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73]" office:value-type="float" office:value="-0.15">
            <text:p>-0,15</text:p>
          </table:table-cell>
          <table:table-cell table:style-name="ce2" table:formula="of:=[.B74]*[.A74]*9.81" office:value-type="float" office:value="-1.801336725">
            <text:p>-1,8013</text:p>
          </table:table-cell>
          <table:table-cell office:value-type="float" office:value="-1.89592003822327">
            <text:p>-1,89592</text:p>
          </table:table-cell>
          <table:table-cell table:formula="of:=[.D74]/[.$H$2]" office:value-type="float" office:value="-1.79340331164373">
            <text:p>-1,7934</text:p>
          </table:table-cell>
          <table:table-cell table:formula="of:=[.D74]/[.C74]" office:value-type="float" office:value="1.05250729189639">
            <text:p>1,0525</text:p>
          </table:table-cell>
          <table:table-cell table:style-name="ce4" table:formula="of:=ABS(([.E74]-[.C74])/[.C74])" office:value-type="float" office:value="0.00440418120952462">
            <text:p>0,0044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74]" office:value-type="float" office:value="-0.15">
            <text:p>-0,15</text:p>
          </table:table-cell>
          <table:table-cell table:style-name="ce2" table:formula="of:=[.B75]*[.A75]*9.81" office:value-type="float" office:value="-1.801336725">
            <text:p>-1,8013</text:p>
          </table:table-cell>
          <table:table-cell office:value-type="float" office:value="-1.89968299865723">
            <text:p>-1,89968</text:p>
          </table:table-cell>
          <table:table-cell table:formula="of:=[.D75]/[.$H$2]" office:value-type="float" office:value="-1.79696280021276">
            <text:p>-1,7970</text:p>
          </table:table-cell>
          <table:table-cell table:formula="of:=[.D75]/[.C75]" office:value-type="float" office:value="1.05459627414038">
            <text:p>1,0546</text:p>
          </table:table-cell>
          <table:table-cell table:style-name="ce4" table:formula="of:=ABS(([.E75]-[.C75])/[.C75])" office:value-type="float" office:value="0.00242815500652326">
            <text:p>0,0024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75]" office:value-type="float" office:value="-0.15">
            <text:p>-0,15</text:p>
          </table:table-cell>
          <table:table-cell table:style-name="ce2" table:formula="of:=[.B76]*[.A76]*9.81" office:value-type="float" office:value="-1.801336725">
            <text:p>-1,8013</text:p>
          </table:table-cell>
          <table:table-cell office:value-type="float" office:value="-1.89968299865723">
            <text:p>-1,89968</text:p>
          </table:table-cell>
          <table:table-cell table:formula="of:=[.D76]/[.$H$2]" office:value-type="float" office:value="-1.79696280021276">
            <text:p>-1,7970</text:p>
          </table:table-cell>
          <table:table-cell table:formula="of:=[.D76]/[.C76]" office:value-type="float" office:value="1.05459627414038">
            <text:p>1,0546</text:p>
          </table:table-cell>
          <table:table-cell table:style-name="ce4" table:formula="of:=ABS(([.E76]-[.C76])/[.C76])" office:value-type="float" office:value="0.00242815500652326">
            <text:p>0,0024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76]" office:value-type="float" office:value="-0.15">
            <text:p>-0,15</text:p>
          </table:table-cell>
          <table:table-cell table:style-name="ce2" table:formula="of:=[.B77]*[.A77]*9.81" office:value-type="float" office:value="-1.801336725">
            <text:p>-1,8013</text:p>
          </table:table-cell>
          <table:table-cell office:value-type="float" office:value="-1.89968299865723">
            <text:p>-1,89968</text:p>
          </table:table-cell>
          <table:table-cell table:formula="of:=[.D77]/[.$H$2]" office:value-type="float" office:value="-1.79696280021276">
            <text:p>-1,7970</text:p>
          </table:table-cell>
          <table:table-cell table:formula="of:=[.D77]/[.C77]" office:value-type="float" office:value="1.05459627414038">
            <text:p>1,0546</text:p>
          </table:table-cell>
          <table:table-cell table:style-name="ce4" table:formula="of:=ABS(([.E77]-[.C77])/[.C77])" office:value-type="float" office:value="0.00242815500652326">
            <text:p>0,0024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77]" office:value-type="float" office:value="-0.15">
            <text:p>-0,15</text:p>
          </table:table-cell>
          <table:table-cell table:style-name="ce2" table:formula="of:=[.B78]*[.A78]*9.81" office:value-type="float" office:value="-1.801336725">
            <text:p>-1,8013</text:p>
          </table:table-cell>
          <table:table-cell office:value-type="float" office:value="-1.89408373832703">
            <text:p>-1,89408</text:p>
          </table:table-cell>
          <table:table-cell table:formula="of:=[.D78]/[.$H$2]" office:value-type="float" office:value="-1.79166630467682">
            <text:p>-1,7917</text:p>
          </table:table-cell>
          <table:table-cell table:formula="of:=[.D78]/[.C78]" office:value-type="float" office:value="1.0514878823264">
            <text:p>1,0515</text:p>
          </table:table-cell>
          <table:table-cell table:style-name="ce4" table:formula="of:=ABS(([.E78]-[.C78])/[.C78])" office:value-type="float" office:value="0.00536846897582479">
            <text:p>0,0053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78]" office:value-type="float" office:value="-0.15">
            <text:p>-0,15</text:p>
          </table:table-cell>
          <table:table-cell table:style-name="ce2" table:formula="of:=[.B79]*[.A79]*9.81" office:value-type="float" office:value="-1.801336725">
            <text:p>-1,8013</text:p>
          </table:table-cell>
          <table:table-cell office:value-type="float" office:value="-1.89408373832703">
            <text:p>-1,89408</text:p>
          </table:table-cell>
          <table:table-cell table:formula="of:=[.D79]/[.$H$2]" office:value-type="float" office:value="-1.79166630467682">
            <text:p>-1,7917</text:p>
          </table:table-cell>
          <table:table-cell table:formula="of:=[.D79]/[.C79]" office:value-type="float" office:value="1.0514878823264">
            <text:p>1,0515</text:p>
          </table:table-cell>
          <table:table-cell table:style-name="ce4" table:formula="of:=ABS(([.E79]-[.C79])/[.C79])" office:value-type="float" office:value="0.00536846897582479">
            <text:p>0,0053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79]" office:value-type="float" office:value="-0.15">
            <text:p>-0,15</text:p>
          </table:table-cell>
          <table:table-cell table:style-name="ce2" table:formula="of:=[.B80]*[.A80]*9.81" office:value-type="float" office:value="-1.801336725">
            <text:p>-1,8013</text:p>
          </table:table-cell>
          <table:table-cell office:value-type="float" office:value="-1.89408373832703">
            <text:p>-1,89408</text:p>
          </table:table-cell>
          <table:table-cell table:formula="of:=[.D80]/[.$H$2]" office:value-type="float" office:value="-1.79166630467682">
            <text:p>-1,7917</text:p>
          </table:table-cell>
          <table:table-cell table:formula="of:=[.D80]/[.C80]" office:value-type="float" office:value="1.0514878823264">
            <text:p>1,0515</text:p>
          </table:table-cell>
          <table:table-cell table:style-name="ce4" table:formula="of:=ABS(([.E80]-[.C80])/[.C80])" office:value-type="float" office:value="0.00536846897582479">
            <text:p>0,0053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80]" office:value-type="float" office:value="-0.15">
            <text:p>-0,15</text:p>
          </table:table-cell>
          <table:table-cell table:style-name="ce2" table:formula="of:=[.B81]*[.A81]*9.81" office:value-type="float" office:value="-1.801336725">
            <text:p>-1,8013</text:p>
          </table:table-cell>
          <table:table-cell office:value-type="float" office:value="-1.89781355857849">
            <text:p>-1,89781</text:p>
          </table:table-cell>
          <table:table-cell table:formula="of:=[.D81]/[.$H$2]" office:value-type="float" office:value="-1.79519444502871">
            <text:p>-1,7952</text:p>
          </table:table-cell>
          <table:table-cell table:formula="of:=[.D81]/[.C81]" office:value-type="float" office:value="1.05355846702037">
            <text:p>1,0536</text:p>
          </table:table-cell>
          <table:table-cell table:style-name="ce4" table:formula="of:=ABS(([.E81]-[.C81])/[.C81])" office:value-type="float" office:value="0.00340984552529494">
            <text:p>0,0034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81]" office:value-type="float" office:value="-0.15">
            <text:p>-0,15</text:p>
          </table:table-cell>
          <table:table-cell table:style-name="ce2" table:formula="of:=[.B82]*[.A82]*9.81" office:value-type="float" office:value="-1.801336725">
            <text:p>-1,8013</text:p>
          </table:table-cell>
          <table:table-cell office:value-type="float" office:value="-1.89781355857849">
            <text:p>-1,89781</text:p>
          </table:table-cell>
          <table:table-cell table:formula="of:=[.D82]/[.$H$2]" office:value-type="float" office:value="-1.79519444502871">
            <text:p>-1,7952</text:p>
          </table:table-cell>
          <table:table-cell table:formula="of:=[.D82]/[.C82]" office:value-type="float" office:value="1.05355846702037">
            <text:p>1,0536</text:p>
          </table:table-cell>
          <table:table-cell table:style-name="ce4" table:formula="of:=ABS(([.E82]-[.C82])/[.C82])" office:value-type="float" office:value="0.00340984552529494">
            <text:p>0,0034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82]" office:value-type="float" office:value="-0.15">
            <text:p>-0,15</text:p>
          </table:table-cell>
          <table:table-cell table:style-name="ce2" table:formula="of:=[.B83]*[.A83]*9.81" office:value-type="float" office:value="-1.801336725">
            <text:p>-1,8013</text:p>
          </table:table-cell>
          <table:table-cell office:value-type="float" office:value="-1.89781355857849">
            <text:p>-1,89781</text:p>
          </table:table-cell>
          <table:table-cell table:formula="of:=[.D83]/[.$H$2]" office:value-type="float" office:value="-1.79519444502871">
            <text:p>-1,7952</text:p>
          </table:table-cell>
          <table:table-cell table:formula="of:=[.D83]/[.C83]" office:value-type="float" office:value="1.05355846702037">
            <text:p>1,0536</text:p>
          </table:table-cell>
          <table:table-cell table:style-name="ce4" table:formula="of:=ABS(([.E83]-[.C83])/[.C83])" office:value-type="float" office:value="0.00340984552529494">
            <text:p>0,0034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83]" office:value-type="float" office:value="-0.15">
            <text:p>-0,15</text:p>
          </table:table-cell>
          <table:table-cell table:style-name="ce2" table:formula="of:=[.B84]*[.A84]*9.81" office:value-type="float" office:value="-1.801336725">
            <text:p>-1,8013</text:p>
          </table:table-cell>
          <table:table-cell office:value-type="float" office:value="-1.89416575431824">
            <text:p>-1,89417</text:p>
          </table:table-cell>
          <table:table-cell table:formula="of:=[.D84]/[.$H$2]" office:value-type="float" office:value="-1.79174388587607">
            <text:p>-1,7917</text:p>
          </table:table-cell>
          <table:table-cell table:formula="of:=[.D84]/[.C84]" office:value-type="float" office:value="1.05153341295378">
            <text:p>1,0515</text:p>
          </table:table-cell>
          <table:table-cell table:style-name="ce4" table:formula="of:=ABS(([.E84]-[.C84])/[.C84])" office:value-type="float" office:value="0.00532540029345618">
            <text:p>0,0053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84]" office:value-type="float" office:value="-0.15">
            <text:p>-0,15</text:p>
          </table:table-cell>
          <table:table-cell table:style-name="ce2" table:formula="of:=[.B85]*[.A85]*9.81" office:value-type="float" office:value="-1.801336725">
            <text:p>-1,8013</text:p>
          </table:table-cell>
          <table:table-cell office:value-type="float" office:value="-1.89416575431824">
            <text:p>-1,89417</text:p>
          </table:table-cell>
          <table:table-cell table:formula="of:=[.D85]/[.$H$2]" office:value-type="float" office:value="-1.79174388587607">
            <text:p>-1,7917</text:p>
          </table:table-cell>
          <table:table-cell table:formula="of:=[.D85]/[.C85]" office:value-type="float" office:value="1.05153341295378">
            <text:p>1,0515</text:p>
          </table:table-cell>
          <table:table-cell table:style-name="ce4" table:formula="of:=ABS(([.E85]-[.C85])/[.C85])" office:value-type="float" office:value="0.00532540029345618">
            <text:p>0,0053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85]" office:value-type="float" office:value="-0.15">
            <text:p>-0,15</text:p>
          </table:table-cell>
          <table:table-cell table:style-name="ce2" table:formula="of:=[.B86]*[.A86]*9.81" office:value-type="float" office:value="-1.801336725">
            <text:p>-1,8013</text:p>
          </table:table-cell>
          <table:table-cell office:value-type="float" office:value="-1.89416575431824">
            <text:p>-1,89417</text:p>
          </table:table-cell>
          <table:table-cell table:formula="of:=[.D86]/[.$H$2]" office:value-type="float" office:value="-1.79174388587607">
            <text:p>-1,7917</text:p>
          </table:table-cell>
          <table:table-cell table:formula="of:=[.D86]/[.C86]" office:value-type="float" office:value="1.05153341295378">
            <text:p>1,0515</text:p>
          </table:table-cell>
          <table:table-cell table:style-name="ce4" table:formula="of:=ABS(([.E86]-[.C86])/[.C86])" office:value-type="float" office:value="0.00532540029345618">
            <text:p>0,0053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86]" office:value-type="float" office:value="-0.15">
            <text:p>-0,15</text:p>
          </table:table-cell>
          <table:table-cell table:style-name="ce2" table:formula="of:=[.B87]*[.A87]*9.81" office:value-type="float" office:value="-1.801336725">
            <text:p>-1,8013</text:p>
          </table:table-cell>
          <table:table-cell office:value-type="float" office:value="-1.89865183830261">
            <text:p>-1,89865</text:p>
          </table:table-cell>
          <table:table-cell table:formula="of:=[.D87]/[.$H$2]" office:value-type="float" office:value="-1.79598739705359">
            <text:p>-1,7960</text:p>
          </table:table-cell>
          <table:table-cell table:formula="of:=[.D87]/[.C87]" office:value-type="float" office:value="1.05402383238626">
            <text:p>1,0540</text:p>
          </table:table-cell>
          <table:table-cell table:style-name="ce4" table:formula="of:=ABS(([.E87]-[.C87])/[.C87])" office:value-type="float" office:value="0.00296964352759203">
            <text:p>0,0029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87]" office:value-type="float" office:value="-0.15">
            <text:p>-0,15</text:p>
          </table:table-cell>
          <table:table-cell table:style-name="ce2" table:formula="of:=[.B88]*[.A88]*9.81" office:value-type="float" office:value="-1.801336725">
            <text:p>-1,8013</text:p>
          </table:table-cell>
          <table:table-cell office:value-type="float" office:value="-1.89865183830261">
            <text:p>-1,89865</text:p>
          </table:table-cell>
          <table:table-cell table:formula="of:=[.D88]/[.$H$2]" office:value-type="float" office:value="-1.79598739705359">
            <text:p>-1,7960</text:p>
          </table:table-cell>
          <table:table-cell table:formula="of:=[.D88]/[.C88]" office:value-type="float" office:value="1.05402383238626">
            <text:p>1,0540</text:p>
          </table:table-cell>
          <table:table-cell table:style-name="ce4" table:formula="of:=ABS(([.E88]-[.C88])/[.C88])" office:value-type="float" office:value="0.00296964352759203">
            <text:p>0,0029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88]" office:value-type="float" office:value="-0.15">
            <text:p>-0,15</text:p>
          </table:table-cell>
          <table:table-cell table:style-name="ce2" table:formula="of:=[.B89]*[.A89]*9.81" office:value-type="float" office:value="-1.801336725">
            <text:p>-1,8013</text:p>
          </table:table-cell>
          <table:table-cell office:value-type="float" office:value="-1.89865183830261">
            <text:p>-1,89865</text:p>
          </table:table-cell>
          <table:table-cell table:formula="of:=[.D89]/[.$H$2]" office:value-type="float" office:value="-1.79598739705359">
            <text:p>-1,7960</text:p>
          </table:table-cell>
          <table:table-cell table:formula="of:=[.D89]/[.C89]" office:value-type="float" office:value="1.05402383238626">
            <text:p>1,0540</text:p>
          </table:table-cell>
          <table:table-cell table:style-name="ce4" table:formula="of:=ABS(([.E89]-[.C89])/[.C89])" office:value-type="float" office:value="0.00296964352759203">
            <text:p>0,0029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89]" office:value-type="float" office:value="-0.15">
            <text:p>-0,15</text:p>
          </table:table-cell>
          <table:table-cell table:style-name="ce2" table:formula="of:=[.B90]*[.A90]*9.81" office:value-type="float" office:value="-1.801336725">
            <text:p>-1,8013</text:p>
          </table:table-cell>
          <table:table-cell office:value-type="float" office:value="-1.8978545665741">
            <text:p>-1,89785</text:p>
          </table:table-cell>
          <table:table-cell table:formula="of:=[.D90]/[.$H$2]" office:value-type="float" office:value="-1.79523323562834">
            <text:p>-1,7952</text:p>
          </table:table-cell>
          <table:table-cell table:formula="of:=[.D90]/[.C90]" office:value-type="float" office:value="1.05358123233406">
            <text:p>1,0536</text:p>
          </table:table-cell>
          <table:table-cell table:style-name="ce4" table:formula="of:=ABS(([.E90]-[.C90])/[.C90])" office:value-type="float" office:value="0.00338831118410792">
            <text:p>0,0033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90]" office:value-type="float" office:value="-0.15">
            <text:p>-0,15</text:p>
          </table:table-cell>
          <table:table-cell table:style-name="ce2" table:formula="of:=[.B91]*[.A91]*9.81" office:value-type="float" office:value="-1.801336725">
            <text:p>-1,8013</text:p>
          </table:table-cell>
          <table:table-cell office:value-type="float" office:value="-1.8978545665741">
            <text:p>-1,89785</text:p>
          </table:table-cell>
          <table:table-cell table:formula="of:=[.D91]/[.$H$2]" office:value-type="float" office:value="-1.79523323562834">
            <text:p>-1,7952</text:p>
          </table:table-cell>
          <table:table-cell table:formula="of:=[.D91]/[.C91]" office:value-type="float" office:value="1.05358123233406">
            <text:p>1,0536</text:p>
          </table:table-cell>
          <table:table-cell table:style-name="ce4" table:formula="of:=ABS(([.E91]-[.C91])/[.C91])" office:value-type="float" office:value="0.00338831118410792">
            <text:p>0,0033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91]" office:value-type="float" office:value="-0.15">
            <text:p>-0,15</text:p>
          </table:table-cell>
          <table:table-cell table:style-name="ce2" table:formula="of:=[.B92]*[.A92]*9.81" office:value-type="float" office:value="-1.801336725">
            <text:p>-1,8013</text:p>
          </table:table-cell>
          <table:table-cell office:value-type="float" office:value="-1.8978545665741">
            <text:p>-1,89785</text:p>
          </table:table-cell>
          <table:table-cell table:formula="of:=[.D92]/[.$H$2]" office:value-type="float" office:value="-1.79523323562834">
            <text:p>-1,7952</text:p>
          </table:table-cell>
          <table:table-cell table:formula="of:=[.D92]/[.C92]" office:value-type="float" office:value="1.05358123233406">
            <text:p>1,0536</text:p>
          </table:table-cell>
          <table:table-cell table:style-name="ce4" table:formula="of:=ABS(([.E92]-[.C92])/[.C92])" office:value-type="float" office:value="0.00338831118410792">
            <text:p>0,0033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92]" office:value-type="float" office:value="-0.15">
            <text:p>-0,15</text:p>
          </table:table-cell>
          <table:table-cell table:style-name="ce2" table:formula="of:=[.B93]*[.A93]*9.81" office:value-type="float" office:value="-1.801336725">
            <text:p>-1,8013</text:p>
          </table:table-cell>
          <table:table-cell office:value-type="float" office:value="-1.89961838722229">
            <text:p>-1,89962</text:p>
          </table:table-cell>
          <table:table-cell table:formula="of:=[.D93]/[.$H$2]" office:value-type="float" office:value="-1.79690168246567">
            <text:p>-1,7969</text:p>
          </table:table-cell>
          <table:table-cell table:formula="of:=[.D93]/[.C93]" office:value-type="float" office:value="1.05456040553567">
            <text:p>1,0546</text:p>
          </table:table-cell>
          <table:table-cell table:style-name="ce4" table:formula="of:=ABS(([.E93]-[.C93])/[.C93])" office:value-type="float" office:value="0.00246208411385669">
            <text:p>0,0024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93]" office:value-type="float" office:value="-0.15">
            <text:p>-0,15</text:p>
          </table:table-cell>
          <table:table-cell table:style-name="ce2" table:formula="of:=[.B94]*[.A94]*9.81" office:value-type="float" office:value="-1.801336725">
            <text:p>-1,8013</text:p>
          </table:table-cell>
          <table:table-cell office:value-type="float" office:value="-1.89961838722229">
            <text:p>-1,89962</text:p>
          </table:table-cell>
          <table:table-cell table:formula="of:=[.D94]/[.$H$2]" office:value-type="float" office:value="-1.79690168246567">
            <text:p>-1,7969</text:p>
          </table:table-cell>
          <table:table-cell table:formula="of:=[.D94]/[.C94]" office:value-type="float" office:value="1.05456040553567">
            <text:p>1,0546</text:p>
          </table:table-cell>
          <table:table-cell table:style-name="ce4" table:formula="of:=ABS(([.E94]-[.C94])/[.C94])" office:value-type="float" office:value="0.00246208411385669">
            <text:p>0,0024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94]" office:value-type="float" office:value="-0.15">
            <text:p>-0,15</text:p>
          </table:table-cell>
          <table:table-cell table:style-name="ce2" table:formula="of:=[.B95]*[.A95]*9.81" office:value-type="float" office:value="-1.801336725">
            <text:p>-1,8013</text:p>
          </table:table-cell>
          <table:table-cell office:value-type="float" office:value="-1.89961838722229">
            <text:p>-1,89962</text:p>
          </table:table-cell>
          <table:table-cell table:formula="of:=[.D95]/[.$H$2]" office:value-type="float" office:value="-1.79690168246567">
            <text:p>-1,7969</text:p>
          </table:table-cell>
          <table:table-cell table:formula="of:=[.D95]/[.C95]" office:value-type="float" office:value="1.05456040553567">
            <text:p>1,0546</text:p>
          </table:table-cell>
          <table:table-cell table:style-name="ce4" table:formula="of:=ABS(([.E95]-[.C95])/[.C95])" office:value-type="float" office:value="0.00246208411385669">
            <text:p>0,0024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95]" office:value-type="float" office:value="-0.15">
            <text:p>-0,15</text:p>
          </table:table-cell>
          <table:table-cell table:style-name="ce2" table:formula="of:=[.B96]*[.A96]*9.81" office:value-type="float" office:value="-1.801336725">
            <text:p>-1,8013</text:p>
          </table:table-cell>
          <table:table-cell office:value-type="float" office:value="-1.8994460105896">
            <text:p>-1,89945</text:p>
          </table:table-cell>
          <table:table-cell table:formula="of:=[.D96]/[.$H$2]" office:value-type="float" office:value="-1.7967386266312">
            <text:p>-1,7967</text:p>
          </table:table-cell>
          <table:table-cell table:formula="of:=[.D96]/[.C96]" office:value-type="float" office:value="1.05446471180429">
            <text:p>1,0545</text:p>
          </table:table-cell>
          <table:table-cell table:style-name="ce4" table:formula="of:=ABS(([.E96]-[.C96])/[.C96])" office:value-type="float" office:value="0.00255260346662645">
            <text:p>0,0025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96]" office:value-type="float" office:value="-0.15">
            <text:p>-0,15</text:p>
          </table:table-cell>
          <table:table-cell table:style-name="ce2" table:formula="of:=[.B97]*[.A97]*9.81" office:value-type="float" office:value="-1.801336725">
            <text:p>-1,8013</text:p>
          </table:table-cell>
          <table:table-cell office:value-type="float" office:value="-1.8994460105896">
            <text:p>-1,89945</text:p>
          </table:table-cell>
          <table:table-cell table:formula="of:=[.D97]/[.$H$2]" office:value-type="float" office:value="-1.7967386266312">
            <text:p>-1,7967</text:p>
          </table:table-cell>
          <table:table-cell table:formula="of:=[.D97]/[.C97]" office:value-type="float" office:value="1.05446471180429">
            <text:p>1,0545</text:p>
          </table:table-cell>
          <table:table-cell table:style-name="ce4" table:formula="of:=ABS(([.E97]-[.C97])/[.C97])" office:value-type="float" office:value="0.00255260346662645">
            <text:p>0,0025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97]" office:value-type="float" office:value="-0.15">
            <text:p>-0,15</text:p>
          </table:table-cell>
          <table:table-cell table:style-name="ce2" table:formula="of:=[.B98]*[.A98]*9.81" office:value-type="float" office:value="-1.801336725">
            <text:p>-1,8013</text:p>
          </table:table-cell>
          <table:table-cell office:value-type="float" office:value="-1.8994460105896">
            <text:p>-1,89945</text:p>
          </table:table-cell>
          <table:table-cell table:formula="of:=[.D98]/[.$H$2]" office:value-type="float" office:value="-1.7967386266312">
            <text:p>-1,7967</text:p>
          </table:table-cell>
          <table:table-cell table:formula="of:=[.D98]/[.C98]" office:value-type="float" office:value="1.05446471180429">
            <text:p>1,0545</text:p>
          </table:table-cell>
          <table:table-cell table:style-name="ce4" table:formula="of:=ABS(([.E98]-[.C98])/[.C98])" office:value-type="float" office:value="0.00255260346662645">
            <text:p>0,0025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98]" office:value-type="float" office:value="-0.15">
            <text:p>-0,15</text:p>
          </table:table-cell>
          <table:table-cell table:style-name="ce2" table:formula="of:=[.B99]*[.A99]*9.81" office:value-type="float" office:value="-1.801336725">
            <text:p>-1,8013</text:p>
          </table:table-cell>
          <table:table-cell office:value-type="float" office:value="-1.89617681503296">
            <text:p>-1,89618</text:p>
          </table:table-cell>
          <table:table-cell table:formula="of:=[.D99]/[.$H$2]" office:value-type="float" office:value="-1.79364620394486">
            <text:p>-1,7936</text:p>
          </table:table-cell>
          <table:table-cell table:formula="of:=[.D99]/[.C99]" office:value-type="float" office:value="1.0526498398199">
            <text:p>1,0526</text:p>
          </table:table-cell>
          <table:table-cell table:style-name="ce4" table:formula="of:=ABS(([.E99]-[.C99])/[.C99])" office:value-type="float" office:value="0.0042693411778063">
            <text:p>0,0042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99]" office:value-type="float" office:value="-0.15">
            <text:p>-0,15</text:p>
          </table:table-cell>
          <table:table-cell table:style-name="ce2" table:formula="of:=[.B100]*[.A100]*9.81" office:value-type="float" office:value="-1.801336725">
            <text:p>-1,8013</text:p>
          </table:table-cell>
          <table:table-cell office:value-type="float" office:value="-1.89617681503296">
            <text:p>-1,89618</text:p>
          </table:table-cell>
          <table:table-cell table:formula="of:=[.D100]/[.$H$2]" office:value-type="float" office:value="-1.79364620394486">
            <text:p>-1,7936</text:p>
          </table:table-cell>
          <table:table-cell table:formula="of:=[.D100]/[.C100]" office:value-type="float" office:value="1.0526498398199">
            <text:p>1,0526</text:p>
          </table:table-cell>
          <table:table-cell table:style-name="ce4" table:formula="of:=ABS(([.E100]-[.C100])/[.C100])" office:value-type="float" office:value="0.0042693411778063">
            <text:p>0,0042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00]" office:value-type="float" office:value="-0.15">
            <text:p>-0,15</text:p>
          </table:table-cell>
          <table:table-cell table:style-name="ce2" table:formula="of:=[.B101]*[.A101]*9.81" office:value-type="float" office:value="-1.801336725">
            <text:p>-1,8013</text:p>
          </table:table-cell>
          <table:table-cell office:value-type="float" office:value="-1.89617681503296">
            <text:p>-1,89618</text:p>
          </table:table-cell>
          <table:table-cell table:formula="of:=[.D101]/[.$H$2]" office:value-type="float" office:value="-1.79364620394486">
            <text:p>-1,7936</text:p>
          </table:table-cell>
          <table:table-cell table:formula="of:=[.D101]/[.C101]" office:value-type="float" office:value="1.0526498398199">
            <text:p>1,0526</text:p>
          </table:table-cell>
          <table:table-cell table:style-name="ce4" table:formula="of:=ABS(([.E101]-[.C101])/[.C101])" office:value-type="float" office:value="0.0042693411778063">
            <text:p>0,0042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01]" office:value-type="float" office:value="-0.15">
            <text:p>-0,15</text:p>
          </table:table-cell>
          <table:table-cell table:style-name="ce2" table:formula="of:=[.B102]*[.A102]*9.81" office:value-type="float" office:value="-1.801336725">
            <text:p>-1,8013</text:p>
          </table:table-cell>
          <table:table-cell office:value-type="float" office:value="-1.89648127555847">
            <text:p>-1,89648</text:p>
          </table:table-cell>
          <table:table-cell table:formula="of:=[.D102]/[.$H$2]" office:value-type="float" office:value="-1.7939342015944">
            <text:p>-1,7939</text:p>
          </table:table-cell>
          <table:table-cell table:formula="of:=[.D102]/[.C102]" office:value-type="float" office:value="1.0528188590384">
            <text:p>1,0528</text:p>
          </table:table-cell>
          <table:table-cell table:style-name="ce4" table:formula="of:=ABS(([.E102]-[.C102])/[.C102])" office:value-type="float" office:value="0.004109461214478">
            <text:p>0,0041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02]" office:value-type="float" office:value="-0.15">
            <text:p>-0,15</text:p>
          </table:table-cell>
          <table:table-cell table:style-name="ce2" table:formula="of:=[.B103]*[.A103]*9.81" office:value-type="float" office:value="-1.801336725">
            <text:p>-1,8013</text:p>
          </table:table-cell>
          <table:table-cell office:value-type="float" office:value="-1.89648127555847">
            <text:p>-1,89648</text:p>
          </table:table-cell>
          <table:table-cell table:formula="of:=[.D103]/[.$H$2]" office:value-type="float" office:value="-1.7939342015944">
            <text:p>-1,7939</text:p>
          </table:table-cell>
          <table:table-cell table:formula="of:=[.D103]/[.C103]" office:value-type="float" office:value="1.0528188590384">
            <text:p>1,0528</text:p>
          </table:table-cell>
          <table:table-cell table:style-name="ce4" table:formula="of:=ABS(([.E103]-[.C103])/[.C103])" office:value-type="float" office:value="0.004109461214478">
            <text:p>0,0041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03]" office:value-type="float" office:value="-0.15">
            <text:p>-0,15</text:p>
          </table:table-cell>
          <table:table-cell table:style-name="ce2" table:formula="of:=[.B104]*[.A104]*9.81" office:value-type="float" office:value="-1.801336725">
            <text:p>-1,8013</text:p>
          </table:table-cell>
          <table:table-cell office:value-type="float" office:value="-1.89648127555847">
            <text:p>-1,89648</text:p>
          </table:table-cell>
          <table:table-cell table:formula="of:=[.D104]/[.$H$2]" office:value-type="float" office:value="-1.7939342015944">
            <text:p>-1,7939</text:p>
          </table:table-cell>
          <table:table-cell table:formula="of:=[.D104]/[.C104]" office:value-type="float" office:value="1.0528188590384">
            <text:p>1,0528</text:p>
          </table:table-cell>
          <table:table-cell table:style-name="ce4" table:formula="of:=ABS(([.E104]-[.C104])/[.C104])" office:value-type="float" office:value="0.004109461214478">
            <text:p>0,0041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04]" office:value-type="float" office:value="-0.15">
            <text:p>-0,15</text:p>
          </table:table-cell>
          <table:table-cell table:style-name="ce2" table:formula="of:=[.B105]*[.A105]*9.81" office:value-type="float" office:value="-1.801336725">
            <text:p>-1,8013</text:p>
          </table:table-cell>
          <table:table-cell office:value-type="float" office:value="-1.89525949954987">
            <text:p>-1,89526</text:p>
          </table:table-cell>
          <table:table-cell table:formula="of:=[.D105]/[.$H$2]" office:value-type="float" office:value="-1.79277848980501">
            <text:p>-1,7928</text:p>
          </table:table-cell>
          <table:table-cell table:formula="of:=[.D105]/[.C105]" office:value-type="float" office:value="1.05214059828257">
            <text:p>1,0521</text:p>
          </table:table-cell>
          <table:table-cell table:style-name="ce4" table:formula="of:=ABS(([.E105]-[.C105])/[.C105])" office:value-type="float" office:value="0.0047510468621514">
            <text:p>0,0047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05]" office:value-type="float" office:value="-0.15">
            <text:p>-0,15</text:p>
          </table:table-cell>
          <table:table-cell table:style-name="ce2" table:formula="of:=[.B106]*[.A106]*9.81" office:value-type="float" office:value="-1.801336725">
            <text:p>-1,8013</text:p>
          </table:table-cell>
          <table:table-cell office:value-type="float" office:value="-1.89525949954987">
            <text:p>-1,89526</text:p>
          </table:table-cell>
          <table:table-cell table:formula="of:=[.D106]/[.$H$2]" office:value-type="float" office:value="-1.79277848980501">
            <text:p>-1,7928</text:p>
          </table:table-cell>
          <table:table-cell table:formula="of:=[.D106]/[.C106]" office:value-type="float" office:value="1.05214059828257">
            <text:p>1,0521</text:p>
          </table:table-cell>
          <table:table-cell table:style-name="ce4" table:formula="of:=ABS(([.E106]-[.C106])/[.C106])" office:value-type="float" office:value="0.0047510468621514">
            <text:p>0,0047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06]" office:value-type="float" office:value="-0.15">
            <text:p>-0,15</text:p>
          </table:table-cell>
          <table:table-cell table:style-name="ce2" table:formula="of:=[.B107]*[.A107]*9.81" office:value-type="float" office:value="-1.801336725">
            <text:p>-1,8013</text:p>
          </table:table-cell>
          <table:table-cell office:value-type="float" office:value="-1.89525949954987">
            <text:p>-1,89526</text:p>
          </table:table-cell>
          <table:table-cell table:formula="of:=[.D107]/[.$H$2]" office:value-type="float" office:value="-1.79277848980501">
            <text:p>-1,7928</text:p>
          </table:table-cell>
          <table:table-cell table:formula="of:=[.D107]/[.C107]" office:value-type="float" office:value="1.05214059828257">
            <text:p>1,0521</text:p>
          </table:table-cell>
          <table:table-cell table:style-name="ce4" table:formula="of:=ABS(([.E107]-[.C107])/[.C107])" office:value-type="float" office:value="0.0047510468621514">
            <text:p>0,0047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07]" office:value-type="float" office:value="-0.15">
            <text:p>-0,15</text:p>
          </table:table-cell>
          <table:table-cell table:style-name="ce2" table:formula="of:=[.B108]*[.A108]*9.81" office:value-type="float" office:value="-1.801336725">
            <text:p>-1,8013</text:p>
          </table:table-cell>
          <table:table-cell office:value-type="float" office:value="-1.89754867553711">
            <text:p>-1,89755</text:p>
          </table:table-cell>
          <table:table-cell table:formula="of:=[.D108]/[.$H$2]" office:value-type="float" office:value="-1.79494388481835">
            <text:p>-1,7949</text:p>
          </table:table-cell>
          <table:table-cell table:formula="of:=[.D108]/[.C108]" office:value-type="float" office:value="1.05341141897671">
            <text:p>1,0534</text:p>
          </table:table-cell>
          <table:table-cell table:style-name="ce4" table:formula="of:=ABS(([.E108]-[.C108])/[.C108])" office:value-type="float" office:value="0.00354894234538741">
            <text:p>0,0035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08]" office:value-type="float" office:value="-0.15">
            <text:p>-0,15</text:p>
          </table:table-cell>
          <table:table-cell table:style-name="ce2" table:formula="of:=[.B109]*[.A109]*9.81" office:value-type="float" office:value="-1.801336725">
            <text:p>-1,8013</text:p>
          </table:table-cell>
          <table:table-cell office:value-type="float" office:value="-1.89754867553711">
            <text:p>-1,89755</text:p>
          </table:table-cell>
          <table:table-cell table:formula="of:=[.D109]/[.$H$2]" office:value-type="float" office:value="-1.79494388481835">
            <text:p>-1,7949</text:p>
          </table:table-cell>
          <table:table-cell table:formula="of:=[.D109]/[.C109]" office:value-type="float" office:value="1.05341141897671">
            <text:p>1,0534</text:p>
          </table:table-cell>
          <table:table-cell table:style-name="ce4" table:formula="of:=ABS(([.E109]-[.C109])/[.C109])" office:value-type="float" office:value="0.00354894234538741">
            <text:p>0,0035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09]" office:value-type="float" office:value="-0.15">
            <text:p>-0,15</text:p>
          </table:table-cell>
          <table:table-cell table:style-name="ce2" table:formula="of:=[.B110]*[.A110]*9.81" office:value-type="float" office:value="-1.801336725">
            <text:p>-1,8013</text:p>
          </table:table-cell>
          <table:table-cell office:value-type="float" office:value="-1.89754867553711">
            <text:p>-1,89755</text:p>
          </table:table-cell>
          <table:table-cell table:formula="of:=[.D110]/[.$H$2]" office:value-type="float" office:value="-1.79494388481835">
            <text:p>-1,7949</text:p>
          </table:table-cell>
          <table:table-cell table:formula="of:=[.D110]/[.C110]" office:value-type="float" office:value="1.05341141897671">
            <text:p>1,0534</text:p>
          </table:table-cell>
          <table:table-cell table:style-name="ce4" table:formula="of:=ABS(([.E110]-[.C110])/[.C110])" office:value-type="float" office:value="0.00354894234538741">
            <text:p>0,0035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10]" office:value-type="float" office:value="-0.15">
            <text:p>-0,15</text:p>
          </table:table-cell>
          <table:table-cell table:style-name="ce2" table:formula="of:=[.B111]*[.A111]*9.81" office:value-type="float" office:value="-1.801336725">
            <text:p>-1,8013</text:p>
          </table:table-cell>
          <table:table-cell office:value-type="float" office:value="-1.89909529685974">
            <text:p>-1,89910</text:p>
          </table:table-cell>
          <table:table-cell table:formula="of:=[.D111]/[.$H$2]" office:value-type="float" office:value="-1.79640687679372">
            <text:p>-1,7964</text:p>
          </table:table-cell>
          <table:table-cell table:formula="of:=[.D111]/[.C111]" office:value-type="float" office:value="1.05427001542965">
            <text:p>1,0543</text:p>
          </table:table-cell>
          <table:table-cell table:style-name="ce4" table:formula="of:=ABS(([.E111]-[.C111])/[.C111])" office:value-type="float" office:value="0.00273677216361882">
            <text:p>0,0027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11]" office:value-type="float" office:value="-0.15">
            <text:p>-0,15</text:p>
          </table:table-cell>
          <table:table-cell table:style-name="ce2" table:formula="of:=[.B112]*[.A112]*9.81" office:value-type="float" office:value="-1.801336725">
            <text:p>-1,8013</text:p>
          </table:table-cell>
          <table:table-cell office:value-type="float" office:value="-1.89909529685974">
            <text:p>-1,89910</text:p>
          </table:table-cell>
          <table:table-cell table:formula="of:=[.D112]/[.$H$2]" office:value-type="float" office:value="-1.79640687679372">
            <text:p>-1,7964</text:p>
          </table:table-cell>
          <table:table-cell table:formula="of:=[.D112]/[.C112]" office:value-type="float" office:value="1.05427001542965">
            <text:p>1,0543</text:p>
          </table:table-cell>
          <table:table-cell table:style-name="ce4" table:formula="of:=ABS(([.E112]-[.C112])/[.C112])" office:value-type="float" office:value="0.00273677216361882">
            <text:p>0,0027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12]" office:value-type="float" office:value="-0.15">
            <text:p>-0,15</text:p>
          </table:table-cell>
          <table:table-cell table:style-name="ce2" table:formula="of:=[.B113]*[.A113]*9.81" office:value-type="float" office:value="-1.801336725">
            <text:p>-1,8013</text:p>
          </table:table-cell>
          <table:table-cell office:value-type="float" office:value="-1.89909529685974">
            <text:p>-1,89910</text:p>
          </table:table-cell>
          <table:table-cell table:formula="of:=[.D113]/[.$H$2]" office:value-type="float" office:value="-1.79640687679372">
            <text:p>-1,7964</text:p>
          </table:table-cell>
          <table:table-cell table:formula="of:=[.D113]/[.C113]" office:value-type="float" office:value="1.05427001542965">
            <text:p>1,0543</text:p>
          </table:table-cell>
          <table:table-cell table:style-name="ce4" table:formula="of:=ABS(([.E113]-[.C113])/[.C113])" office:value-type="float" office:value="0.00273677216361882">
            <text:p>0,0027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13]" office:value-type="float" office:value="-0.15">
            <text:p>-0,15</text:p>
          </table:table-cell>
          <table:table-cell table:style-name="ce2" table:formula="of:=[.B114]*[.A114]*9.81" office:value-type="float" office:value="-1.801336725">
            <text:p>-1,8013</text:p>
          </table:table-cell>
          <table:table-cell office:value-type="float" office:value="-1.89796602725983">
            <text:p>-1,89797</text:p>
          </table:table-cell>
          <table:table-cell table:formula="of:=[.D114]/[.$H$2]" office:value-type="float" office:value="-1.79533866938022">
            <text:p>-1,7953</text:p>
          </table:table-cell>
          <table:table-cell table:formula="of:=[.D114]/[.C114]" office:value-type="float" office:value="1.0536431089861">
            <text:p>1,0536</text:p>
          </table:table-cell>
          <table:table-cell table:style-name="ce4" table:formula="of:=ABS(([.E114]-[.C114])/[.C114])" office:value-type="float" office:value="0.00332978034396963">
            <text:p>0,0033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14]" office:value-type="float" office:value="-0.15">
            <text:p>-0,15</text:p>
          </table:table-cell>
          <table:table-cell table:style-name="ce2" table:formula="of:=[.B115]*[.A115]*9.81" office:value-type="float" office:value="-1.801336725">
            <text:p>-1,8013</text:p>
          </table:table-cell>
          <table:table-cell office:value-type="float" office:value="-1.89796602725983">
            <text:p>-1,89797</text:p>
          </table:table-cell>
          <table:table-cell table:formula="of:=[.D115]/[.$H$2]" office:value-type="float" office:value="-1.79533866938022">
            <text:p>-1,7953</text:p>
          </table:table-cell>
          <table:table-cell table:formula="of:=[.D115]/[.C115]" office:value-type="float" office:value="1.0536431089861">
            <text:p>1,0536</text:p>
          </table:table-cell>
          <table:table-cell table:style-name="ce4" table:formula="of:=ABS(([.E115]-[.C115])/[.C115])" office:value-type="float" office:value="0.00332978034396963">
            <text:p>0,0033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15]" office:value-type="float" office:value="-0.15">
            <text:p>-0,15</text:p>
          </table:table-cell>
          <table:table-cell table:style-name="ce2" table:formula="of:=[.B116]*[.A116]*9.81" office:value-type="float" office:value="-1.801336725">
            <text:p>-1,8013</text:p>
          </table:table-cell>
          <table:table-cell office:value-type="float" office:value="-1.89796602725983">
            <text:p>-1,89797</text:p>
          </table:table-cell>
          <table:table-cell table:formula="of:=[.D116]/[.$H$2]" office:value-type="float" office:value="-1.79533866938022">
            <text:p>-1,7953</text:p>
          </table:table-cell>
          <table:table-cell table:formula="of:=[.D116]/[.C116]" office:value-type="float" office:value="1.0536431089861">
            <text:p>1,0536</text:p>
          </table:table-cell>
          <table:table-cell table:style-name="ce4" table:formula="of:=ABS(([.E116]-[.C116])/[.C116])" office:value-type="float" office:value="0.00332978034396963">
            <text:p>0,0033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16]" office:value-type="float" office:value="-0.15">
            <text:p>-0,15</text:p>
          </table:table-cell>
          <table:table-cell table:style-name="ce2" table:formula="of:=[.B117]*[.A117]*9.81" office:value-type="float" office:value="-1.801336725">
            <text:p>-1,8013</text:p>
          </table:table-cell>
          <table:table-cell office:value-type="float" office:value="-1.90028703212738">
            <text:p>-1,90029</text:p>
          </table:table-cell>
          <table:table-cell table:formula="of:=[.D117]/[.$H$2]" office:value-type="float" office:value="-1.79753417221362">
            <text:p>-1,7975</text:p>
          </table:table-cell>
          <table:table-cell table:formula="of:=[.D117]/[.C117]" office:value-type="float" office:value="1.05493159926964">
            <text:p>1,0549</text:p>
          </table:table-cell>
          <table:table-cell table:style-name="ce4" table:formula="of:=ABS(([.E117]-[.C117])/[.C117])" office:value-type="float" office:value="0.00211096167285601">
            <text:p>0,0021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17]" office:value-type="float" office:value="-0.15">
            <text:p>-0,15</text:p>
          </table:table-cell>
          <table:table-cell table:style-name="ce2" table:formula="of:=[.B118]*[.A118]*9.81" office:value-type="float" office:value="-1.801336725">
            <text:p>-1,8013</text:p>
          </table:table-cell>
          <table:table-cell office:value-type="float" office:value="-1.90028703212738">
            <text:p>-1,90029</text:p>
          </table:table-cell>
          <table:table-cell table:formula="of:=[.D118]/[.$H$2]" office:value-type="float" office:value="-1.79753417221362">
            <text:p>-1,7975</text:p>
          </table:table-cell>
          <table:table-cell table:formula="of:=[.D118]/[.C118]" office:value-type="float" office:value="1.05493159926964">
            <text:p>1,0549</text:p>
          </table:table-cell>
          <table:table-cell table:style-name="ce4" table:formula="of:=ABS(([.E118]-[.C118])/[.C118])" office:value-type="float" office:value="0.00211096167285601">
            <text:p>0,0021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18]" office:value-type="float" office:value="-0.15">
            <text:p>-0,15</text:p>
          </table:table-cell>
          <table:table-cell table:style-name="ce2" table:formula="of:=[.B119]*[.A119]*9.81" office:value-type="float" office:value="-1.801336725">
            <text:p>-1,8013</text:p>
          </table:table-cell>
          <table:table-cell office:value-type="float" office:value="-1.90028703212738">
            <text:p>-1,90029</text:p>
          </table:table-cell>
          <table:table-cell table:formula="of:=[.D119]/[.$H$2]" office:value-type="float" office:value="-1.79753417221362">
            <text:p>-1,7975</text:p>
          </table:table-cell>
          <table:table-cell table:formula="of:=[.D119]/[.C119]" office:value-type="float" office:value="1.05493159926964">
            <text:p>1,0549</text:p>
          </table:table-cell>
          <table:table-cell table:style-name="ce4" table:formula="of:=ABS(([.E119]-[.C119])/[.C119])" office:value-type="float" office:value="0.00211096167285601">
            <text:p>0,0021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office:value-type="float" office:value="-0.17">
            <text:p>-0,17</text:p>
          </table:table-cell>
          <table:table-cell table:style-name="ce2" table:formula="of:=[.B120]*[.A120]*9.81" office:value-type="float" office:value="-2.041514955">
            <text:p>-2,0415</text:p>
          </table:table-cell>
          <table:table-cell office:value-type="float" office:value="-2.14299464225769">
            <text:p>-2,14299</text:p>
          </table:table-cell>
          <table:table-cell table:formula="of:=[.D120]/[.$H$2]" office:value-type="float" office:value="-2.02711802754158">
            <text:p>-2,0271</text:p>
          </table:table-cell>
          <table:table-cell table:formula="of:=[.D120]/[.C120]" office:value-type="float" office:value="1.04970803030815">
            <text:p>1,0497</text:p>
          </table:table-cell>
          <table:table-cell table:style-name="ce4" table:formula="of:=ABS(([.E120]-[.C120])/[.C120])" office:value-type="float" office:value="0.00705208033042431">
            <text:p>0,0070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20]" office:value-type="float" office:value="-0.17">
            <text:p>-0,17</text:p>
          </table:table-cell>
          <table:table-cell table:style-name="ce2" table:formula="of:=[.B121]*[.A121]*9.81" office:value-type="float" office:value="-2.041514955">
            <text:p>-2,0415</text:p>
          </table:table-cell>
          <table:table-cell office:value-type="float" office:value="-2.14299464225769">
            <text:p>-2,14299</text:p>
          </table:table-cell>
          <table:table-cell table:formula="of:=[.D121]/[.$H$2]" office:value-type="float" office:value="-2.02711802754158">
            <text:p>-2,0271</text:p>
          </table:table-cell>
          <table:table-cell table:formula="of:=[.D121]/[.C121]" office:value-type="float" office:value="1.04970803030815">
            <text:p>1,0497</text:p>
          </table:table-cell>
          <table:table-cell table:style-name="ce4" table:formula="of:=ABS(([.E121]-[.C121])/[.C121])" office:value-type="float" office:value="0.00705208033042431">
            <text:p>0,0070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21]" office:value-type="float" office:value="-0.17">
            <text:p>-0,17</text:p>
          </table:table-cell>
          <table:table-cell table:style-name="ce2" table:formula="of:=[.B122]*[.A122]*9.81" office:value-type="float" office:value="-2.041514955">
            <text:p>-2,0415</text:p>
          </table:table-cell>
          <table:table-cell office:value-type="float" office:value="-2.15171265602112">
            <text:p>-2,15171</text:p>
          </table:table-cell>
          <table:table-cell table:formula="of:=[.D122]/[.$H$2]" office:value-type="float" office:value="-2.03536463838965">
            <text:p>-2,0354</text:p>
          </table:table-cell>
          <table:table-cell table:formula="of:=[.D122]/[.C122]" office:value-type="float" office:value="1.05397839518698">
            <text:p>1,0540</text:p>
          </table:table-cell>
          <table:table-cell table:style-name="ce4" table:formula="of:=ABS(([.E122]-[.C122])/[.C122])" office:value-type="float" office:value="0.00301262383373029">
            <text:p>0,0030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22]" office:value-type="float" office:value="-0.17">
            <text:p>-0,17</text:p>
          </table:table-cell>
          <table:table-cell table:style-name="ce2" table:formula="of:=[.B123]*[.A123]*9.81" office:value-type="float" office:value="-2.041514955">
            <text:p>-2,0415</text:p>
          </table:table-cell>
          <table:table-cell office:value-type="float" office:value="-2.15171265602112">
            <text:p>-2,15171</text:p>
          </table:table-cell>
          <table:table-cell table:formula="of:=[.D123]/[.$H$2]" office:value-type="float" office:value="-2.03536463838965">
            <text:p>-2,0354</text:p>
          </table:table-cell>
          <table:table-cell table:formula="of:=[.D123]/[.C123]" office:value-type="float" office:value="1.05397839518698">
            <text:p>1,0540</text:p>
          </table:table-cell>
          <table:table-cell table:style-name="ce4" table:formula="of:=ABS(([.E123]-[.C123])/[.C123])" office:value-type="float" office:value="0.00301262383373029">
            <text:p>0,0030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23]" office:value-type="float" office:value="-0.17">
            <text:p>-0,17</text:p>
          </table:table-cell>
          <table:table-cell table:style-name="ce2" table:formula="of:=[.B124]*[.A124]*9.81" office:value-type="float" office:value="-2.041514955">
            <text:p>-2,0415</text:p>
          </table:table-cell>
          <table:table-cell office:value-type="float" office:value="-2.15171265602112">
            <text:p>-2,15171</text:p>
          </table:table-cell>
          <table:table-cell table:formula="of:=[.D124]/[.$H$2]" office:value-type="float" office:value="-2.03536463838965">
            <text:p>-2,0354</text:p>
          </table:table-cell>
          <table:table-cell table:formula="of:=[.D124]/[.C124]" office:value-type="float" office:value="1.05397839518698">
            <text:p>1,0540</text:p>
          </table:table-cell>
          <table:table-cell table:style-name="ce4" table:formula="of:=ABS(([.E124]-[.C124])/[.C124])" office:value-type="float" office:value="0.00301262383373029">
            <text:p>0,0030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24]" office:value-type="float" office:value="-0.17">
            <text:p>-0,17</text:p>
          </table:table-cell>
          <table:table-cell table:style-name="ce2" table:formula="of:=[.B125]*[.A125]*9.81" office:value-type="float" office:value="-2.041514955">
            <text:p>-2,0415</text:p>
          </table:table-cell>
          <table:table-cell office:value-type="float" office:value="-2.15195655822754">
            <text:p>-2,15196</text:p>
          </table:table-cell>
          <table:table-cell table:formula="of:=[.D125]/[.$H$2]" office:value-type="float" office:value="-2.03559535224672">
            <text:p>-2,0356</text:p>
          </table:table-cell>
          <table:table-cell table:formula="of:=[.D125]/[.C125]" office:value-type="float" office:value="1.0540978663698">
            <text:p>1,0541</text:p>
          </table:table-cell>
          <table:table-cell table:style-name="ce4" table:formula="of:=ABS(([.E125]-[.C125])/[.C125])" office:value-type="float" office:value="0.00289961273062607">
            <text:p>0,0029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25]" office:value-type="float" office:value="-0.17">
            <text:p>-0,17</text:p>
          </table:table-cell>
          <table:table-cell table:style-name="ce2" table:formula="of:=[.B126]*[.A126]*9.81" office:value-type="float" office:value="-2.041514955">
            <text:p>-2,0415</text:p>
          </table:table-cell>
          <table:table-cell office:value-type="float" office:value="-2.15195655822754">
            <text:p>-2,15196</text:p>
          </table:table-cell>
          <table:table-cell table:formula="of:=[.D126]/[.$H$2]" office:value-type="float" office:value="-2.03559535224672">
            <text:p>-2,0356</text:p>
          </table:table-cell>
          <table:table-cell table:formula="of:=[.D126]/[.C126]" office:value-type="float" office:value="1.0540978663698">
            <text:p>1,0541</text:p>
          </table:table-cell>
          <table:table-cell table:style-name="ce4" table:formula="of:=ABS(([.E126]-[.C126])/[.C126])" office:value-type="float" office:value="0.00289961273062607">
            <text:p>0,0029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26]" office:value-type="float" office:value="-0.17">
            <text:p>-0,17</text:p>
          </table:table-cell>
          <table:table-cell table:style-name="ce2" table:formula="of:=[.B127]*[.A127]*9.81" office:value-type="float" office:value="-2.041514955">
            <text:p>-2,0415</text:p>
          </table:table-cell>
          <table:table-cell office:value-type="float" office:value="-2.15195655822754">
            <text:p>-2,15196</text:p>
          </table:table-cell>
          <table:table-cell table:formula="of:=[.D127]/[.$H$2]" office:value-type="float" office:value="-2.03559535224672">
            <text:p>-2,0356</text:p>
          </table:table-cell>
          <table:table-cell table:formula="of:=[.D127]/[.C127]" office:value-type="float" office:value="1.0540978663698">
            <text:p>1,0541</text:p>
          </table:table-cell>
          <table:table-cell table:style-name="ce4" table:formula="of:=ABS(([.E127]-[.C127])/[.C127])" office:value-type="float" office:value="0.00289961273062607">
            <text:p>0,0029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27]" office:value-type="float" office:value="-0.17">
            <text:p>-0,17</text:p>
          </table:table-cell>
          <table:table-cell table:style-name="ce2" table:formula="of:=[.B128]*[.A128]*9.81" office:value-type="float" office:value="-2.041514955">
            <text:p>-2,0415</text:p>
          </table:table-cell>
          <table:table-cell office:value-type="float" office:value="-2.1525182723999">
            <text:p>-2,15252</text:p>
          </table:table-cell>
          <table:table-cell table:formula="of:=[.D128]/[.$H$2]" office:value-type="float" office:value="-2.03612669325087">
            <text:p>-2,0361</text:p>
          </table:table-cell>
          <table:table-cell table:formula="of:=[.D128]/[.C128]" office:value-type="float" office:value="1.05437301212418">
            <text:p>1,0544</text:p>
          </table:table-cell>
          <table:table-cell table:style-name="ce4" table:formula="of:=ABS(([.E128]-[.C128])/[.C128])" office:value-type="float" office:value="0.00263934473559922">
            <text:p>0,0026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28]" office:value-type="float" office:value="-0.17">
            <text:p>-0,17</text:p>
          </table:table-cell>
          <table:table-cell table:style-name="ce2" table:formula="of:=[.B129]*[.A129]*9.81" office:value-type="float" office:value="-2.041514955">
            <text:p>-2,0415</text:p>
          </table:table-cell>
          <table:table-cell office:value-type="float" office:value="-2.1525182723999">
            <text:p>-2,15252</text:p>
          </table:table-cell>
          <table:table-cell table:formula="of:=[.D129]/[.$H$2]" office:value-type="float" office:value="-2.03612669325087">
            <text:p>-2,0361</text:p>
          </table:table-cell>
          <table:table-cell table:formula="of:=[.D129]/[.C129]" office:value-type="float" office:value="1.05437301212418">
            <text:p>1,0544</text:p>
          </table:table-cell>
          <table:table-cell table:style-name="ce4" table:formula="of:=ABS(([.E129]-[.C129])/[.C129])" office:value-type="float" office:value="0.00263934473559922">
            <text:p>0,0026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29]" office:value-type="float" office:value="-0.17">
            <text:p>-0,17</text:p>
          </table:table-cell>
          <table:table-cell table:style-name="ce2" table:formula="of:=[.B130]*[.A130]*9.81" office:value-type="float" office:value="-2.041514955">
            <text:p>-2,0415</text:p>
          </table:table-cell>
          <table:table-cell office:value-type="float" office:value="-2.1525182723999">
            <text:p>-2,15252</text:p>
          </table:table-cell>
          <table:table-cell table:formula="of:=[.D130]/[.$H$2]" office:value-type="float" office:value="-2.03612669325087">
            <text:p>-2,0361</text:p>
          </table:table-cell>
          <table:table-cell table:formula="of:=[.D130]/[.C130]" office:value-type="float" office:value="1.05437301212418">
            <text:p>1,0544</text:p>
          </table:table-cell>
          <table:table-cell table:style-name="ce4" table:formula="of:=ABS(([.E130]-[.C130])/[.C130])" office:value-type="float" office:value="0.00263934473559922">
            <text:p>0,0026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30]" office:value-type="float" office:value="-0.17">
            <text:p>-0,17</text:p>
          </table:table-cell>
          <table:table-cell table:style-name="ce2" table:formula="of:=[.B131]*[.A131]*9.81" office:value-type="float" office:value="-2.041514955">
            <text:p>-2,0415</text:p>
          </table:table-cell>
          <table:table-cell office:value-type="float" office:value="-2.14910340309143">
            <text:p>-2,14910</text:p>
          </table:table-cell>
          <table:table-cell table:formula="of:=[.D131]/[.$H$2]" office:value-type="float" office:value="-2.03289647372517">
            <text:p>-2,0329</text:p>
          </table:table-cell>
          <table:table-cell table:formula="of:=[.D131]/[.C131]" office:value-type="float" office:value="1.05270029877955">
            <text:p>1,0527</text:p>
          </table:table-cell>
          <table:table-cell table:style-name="ce4" table:formula="of:=ABS(([.E131]-[.C131])/[.C131])" office:value-type="float" office:value="0.0042216106493472">
            <text:p>0,0042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31]" office:value-type="float" office:value="-0.17">
            <text:p>-0,17</text:p>
          </table:table-cell>
          <table:table-cell table:style-name="ce2" table:formula="of:=[.B132]*[.A132]*9.81" office:value-type="float" office:value="-2.041514955">
            <text:p>-2,0415</text:p>
          </table:table-cell>
          <table:table-cell office:value-type="float" office:value="-2.14910340309143">
            <text:p>-2,14910</text:p>
          </table:table-cell>
          <table:table-cell table:formula="of:=[.D132]/[.$H$2]" office:value-type="float" office:value="-2.03289647372517">
            <text:p>-2,0329</text:p>
          </table:table-cell>
          <table:table-cell table:formula="of:=[.D132]/[.C132]" office:value-type="float" office:value="1.05270029877955">
            <text:p>1,0527</text:p>
          </table:table-cell>
          <table:table-cell table:style-name="ce4" table:formula="of:=ABS(([.E132]-[.C132])/[.C132])" office:value-type="float" office:value="0.0042216106493472">
            <text:p>0,0042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32]" office:value-type="float" office:value="-0.17">
            <text:p>-0,17</text:p>
          </table:table-cell>
          <table:table-cell table:style-name="ce2" table:formula="of:=[.B133]*[.A133]*9.81" office:value-type="float" office:value="-2.041514955">
            <text:p>-2,0415</text:p>
          </table:table-cell>
          <table:table-cell office:value-type="float" office:value="-2.14910340309143">
            <text:p>-2,14910</text:p>
          </table:table-cell>
          <table:table-cell table:formula="of:=[.D133]/[.$H$2]" office:value-type="float" office:value="-2.03289647372517">
            <text:p>-2,0329</text:p>
          </table:table-cell>
          <table:table-cell table:formula="of:=[.D133]/[.C133]" office:value-type="float" office:value="1.05270029877955">
            <text:p>1,0527</text:p>
          </table:table-cell>
          <table:table-cell table:style-name="ce4" table:formula="of:=ABS(([.E133]-[.C133])/[.C133])" office:value-type="float" office:value="0.0042216106493472">
            <text:p>0,0042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33]" office:value-type="float" office:value="-0.17">
            <text:p>-0,17</text:p>
          </table:table-cell>
          <table:table-cell table:style-name="ce2" table:formula="of:=[.B134]*[.A134]*9.81" office:value-type="float" office:value="-2.041514955">
            <text:p>-2,0415</text:p>
          </table:table-cell>
          <table:table-cell office:value-type="float" office:value="-2.15295505523682">
            <text:p>-2,15296</text:p>
          </table:table-cell>
          <table:table-cell table:formula="of:=[.D134]/[.$H$2]" office:value-type="float" office:value="-2.03653985824223">
            <text:p>-2,0365</text:p>
          </table:table-cell>
          <table:table-cell table:formula="of:=[.D134]/[.C134]" office:value-type="float" office:value="1.05458696247308">
            <text:p>1,0546</text:p>
          </table:table-cell>
          <table:table-cell table:style-name="ce4" table:formula="of:=ABS(([.E134]-[.C134])/[.C134])" office:value-type="float" office:value="0.00243696317070181">
            <text:p>0,0024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34]" office:value-type="float" office:value="-0.17">
            <text:p>-0,17</text:p>
          </table:table-cell>
          <table:table-cell table:style-name="ce2" table:formula="of:=[.B135]*[.A135]*9.81" office:value-type="float" office:value="-2.041514955">
            <text:p>-2,0415</text:p>
          </table:table-cell>
          <table:table-cell office:value-type="float" office:value="-2.15295505523682">
            <text:p>-2,15296</text:p>
          </table:table-cell>
          <table:table-cell table:formula="of:=[.D135]/[.$H$2]" office:value-type="float" office:value="-2.03653985824223">
            <text:p>-2,0365</text:p>
          </table:table-cell>
          <table:table-cell table:formula="of:=[.D135]/[.C135]" office:value-type="float" office:value="1.05458696247308">
            <text:p>1,0546</text:p>
          </table:table-cell>
          <table:table-cell table:style-name="ce4" table:formula="of:=ABS(([.E135]-[.C135])/[.C135])" office:value-type="float" office:value="0.00243696317070181">
            <text:p>0,0024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35]" office:value-type="float" office:value="-0.17">
            <text:p>-0,17</text:p>
          </table:table-cell>
          <table:table-cell table:style-name="ce2" table:formula="of:=[.B136]*[.A136]*9.81" office:value-type="float" office:value="-2.041514955">
            <text:p>-2,0415</text:p>
          </table:table-cell>
          <table:table-cell office:value-type="float" office:value="-2.15295505523682">
            <text:p>-2,15296</text:p>
          </table:table-cell>
          <table:table-cell table:formula="of:=[.D136]/[.$H$2]" office:value-type="float" office:value="-2.03653985824223">
            <text:p>-2,0365</text:p>
          </table:table-cell>
          <table:table-cell table:formula="of:=[.D136]/[.C136]" office:value-type="float" office:value="1.05458696247308">
            <text:p>1,0546</text:p>
          </table:table-cell>
          <table:table-cell table:style-name="ce4" table:formula="of:=ABS(([.E136]-[.C136])/[.C136])" office:value-type="float" office:value="0.00243696317070181">
            <text:p>0,0024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36]" office:value-type="float" office:value="-0.17">
            <text:p>-0,17</text:p>
          </table:table-cell>
          <table:table-cell table:style-name="ce2" table:formula="of:=[.B137]*[.A137]*9.81" office:value-type="float" office:value="-2.041514955">
            <text:p>-2,0415</text:p>
          </table:table-cell>
          <table:table-cell office:value-type="float" office:value="-2.15259194374084">
            <text:p>-2,15259</text:p>
          </table:table-cell>
          <table:table-cell table:formula="of:=[.D137]/[.$H$2]" office:value-type="float" office:value="-2.03619638101415">
            <text:p>-2,0362</text:p>
          </table:table-cell>
          <table:table-cell table:formula="of:=[.D137]/[.C137]" office:value-type="float" office:value="1.05440909872778">
            <text:p>1,0544</text:p>
          </table:table-cell>
          <table:table-cell table:style-name="ce4" table:formula="of:=ABS(([.E137]-[.C137])/[.C137])" office:value-type="float" office:value="0.00260520941706738">
            <text:p>0,0026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37]" office:value-type="float" office:value="-0.17">
            <text:p>-0,17</text:p>
          </table:table-cell>
          <table:table-cell table:style-name="ce2" table:formula="of:=[.B138]*[.A138]*9.81" office:value-type="float" office:value="-2.041514955">
            <text:p>-2,0415</text:p>
          </table:table-cell>
          <table:table-cell office:value-type="float" office:value="-2.15259194374084">
            <text:p>-2,15259</text:p>
          </table:table-cell>
          <table:table-cell table:formula="of:=[.D138]/[.$H$2]" office:value-type="float" office:value="-2.03619638101415">
            <text:p>-2,0362</text:p>
          </table:table-cell>
          <table:table-cell table:formula="of:=[.D138]/[.C138]" office:value-type="float" office:value="1.05440909872778">
            <text:p>1,0544</text:p>
          </table:table-cell>
          <table:table-cell table:style-name="ce4" table:formula="of:=ABS(([.E138]-[.C138])/[.C138])" office:value-type="float" office:value="0.00260520941706738">
            <text:p>0,0026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38]" office:value-type="float" office:value="-0.17">
            <text:p>-0,17</text:p>
          </table:table-cell>
          <table:table-cell table:style-name="ce2" table:formula="of:=[.B139]*[.A139]*9.81" office:value-type="float" office:value="-2.041514955">
            <text:p>-2,0415</text:p>
          </table:table-cell>
          <table:table-cell office:value-type="float" office:value="-2.15259194374084">
            <text:p>-2,15259</text:p>
          </table:table-cell>
          <table:table-cell table:formula="of:=[.D139]/[.$H$2]" office:value-type="float" office:value="-2.03619638101415">
            <text:p>-2,0362</text:p>
          </table:table-cell>
          <table:table-cell table:formula="of:=[.D139]/[.C139]" office:value-type="float" office:value="1.05440909872778">
            <text:p>1,0544</text:p>
          </table:table-cell>
          <table:table-cell table:style-name="ce4" table:formula="of:=ABS(([.E139]-[.C139])/[.C139])" office:value-type="float" office:value="0.00260520941706738">
            <text:p>0,0026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39]" office:value-type="float" office:value="-0.17">
            <text:p>-0,17</text:p>
          </table:table-cell>
          <table:table-cell table:style-name="ce2" table:formula="of:=[.B140]*[.A140]*9.81" office:value-type="float" office:value="-2.041514955">
            <text:p>-2,0415</text:p>
          </table:table-cell>
          <table:table-cell office:value-type="float" office:value="-2.15081810951233">
            <text:p>-2,15082</text:p>
          </table:table-cell>
          <table:table-cell table:formula="of:=[.D140]/[.$H$2]" office:value-type="float" office:value="-2.03451846205366">
            <text:p>-2,0345</text:p>
          </table:table-cell>
          <table:table-cell table:formula="of:=[.D140]/[.C140]" office:value-type="float" office:value="1.05354021739818">
            <text:p>1,0535</text:p>
          </table:table-cell>
          <table:table-cell table:style-name="ce4" table:formula="of:=ABS(([.E140]-[.C140])/[.C140])" office:value-type="float" office:value="0.00342710834873342">
            <text:p>0,0034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40]" office:value-type="float" office:value="-0.17">
            <text:p>-0,17</text:p>
          </table:table-cell>
          <table:table-cell table:style-name="ce2" table:formula="of:=[.B141]*[.A141]*9.81" office:value-type="float" office:value="-2.041514955">
            <text:p>-2,0415</text:p>
          </table:table-cell>
          <table:table-cell office:value-type="float" office:value="-2.15081810951233">
            <text:p>-2,15082</text:p>
          </table:table-cell>
          <table:table-cell table:formula="of:=[.D141]/[.$H$2]" office:value-type="float" office:value="-2.03451846205366">
            <text:p>-2,0345</text:p>
          </table:table-cell>
          <table:table-cell table:formula="of:=[.D141]/[.C141]" office:value-type="float" office:value="1.05354021739818">
            <text:p>1,0535</text:p>
          </table:table-cell>
          <table:table-cell table:style-name="ce4" table:formula="of:=ABS(([.E141]-[.C141])/[.C141])" office:value-type="float" office:value="0.00342710834873342">
            <text:p>0,0034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41]" office:value-type="float" office:value="-0.17">
            <text:p>-0,17</text:p>
          </table:table-cell>
          <table:table-cell table:style-name="ce2" table:formula="of:=[.B142]*[.A142]*9.81" office:value-type="float" office:value="-2.041514955">
            <text:p>-2,0415</text:p>
          </table:table-cell>
          <table:table-cell office:value-type="float" office:value="-2.15081810951233">
            <text:p>-2,15082</text:p>
          </table:table-cell>
          <table:table-cell table:formula="of:=[.D142]/[.$H$2]" office:value-type="float" office:value="-2.03451846205366">
            <text:p>-2,0345</text:p>
          </table:table-cell>
          <table:table-cell table:formula="of:=[.D142]/[.C142]" office:value-type="float" office:value="1.05354021739818">
            <text:p>1,0535</text:p>
          </table:table-cell>
          <table:table-cell table:style-name="ce4" table:formula="of:=ABS(([.E142]-[.C142])/[.C142])" office:value-type="float" office:value="0.00342710834873342">
            <text:p>0,0034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42]" office:value-type="float" office:value="-0.17">
            <text:p>-0,17</text:p>
          </table:table-cell>
          <table:table-cell table:style-name="ce2" table:formula="of:=[.B143]*[.A143]*9.81" office:value-type="float" office:value="-2.041514955">
            <text:p>-2,0415</text:p>
          </table:table-cell>
          <table:table-cell office:value-type="float" office:value="-2.14729022979736">
            <text:p>-2,14729</text:p>
          </table:table-cell>
          <table:table-cell table:formula="of:=[.D143]/[.$H$2]" office:value-type="float" office:value="-2.03118134285224">
            <text:p>-2,0312</text:p>
          </table:table-cell>
          <table:table-cell table:formula="of:=[.D143]/[.C143]" office:value-type="float" office:value="1.05181214790433">
            <text:p>1,0518</text:p>
          </table:table-cell>
          <table:table-cell table:style-name="ce4" table:formula="of:=ABS(([.E143]-[.C143])/[.C143])" office:value-type="float" office:value="0.00506173717829189">
            <text:p>0,0050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43]" office:value-type="float" office:value="-0.17">
            <text:p>-0,17</text:p>
          </table:table-cell>
          <table:table-cell table:style-name="ce2" table:formula="of:=[.B144]*[.A144]*9.81" office:value-type="float" office:value="-2.041514955">
            <text:p>-2,0415</text:p>
          </table:table-cell>
          <table:table-cell office:value-type="float" office:value="-2.14729022979736">
            <text:p>-2,14729</text:p>
          </table:table-cell>
          <table:table-cell table:formula="of:=[.D144]/[.$H$2]" office:value-type="float" office:value="-2.03118134285224">
            <text:p>-2,0312</text:p>
          </table:table-cell>
          <table:table-cell table:formula="of:=[.D144]/[.C144]" office:value-type="float" office:value="1.05181214790433">
            <text:p>1,0518</text:p>
          </table:table-cell>
          <table:table-cell table:style-name="ce4" table:formula="of:=ABS(([.E144]-[.C144])/[.C144])" office:value-type="float" office:value="0.00506173717829189">
            <text:p>0,0050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44]" office:value-type="float" office:value="-0.17">
            <text:p>-0,17</text:p>
          </table:table-cell>
          <table:table-cell table:style-name="ce2" table:formula="of:=[.B145]*[.A145]*9.81" office:value-type="float" office:value="-2.041514955">
            <text:p>-2,0415</text:p>
          </table:table-cell>
          <table:table-cell office:value-type="float" office:value="-2.14729022979736">
            <text:p>-2,14729</text:p>
          </table:table-cell>
          <table:table-cell table:formula="of:=[.D145]/[.$H$2]" office:value-type="float" office:value="-2.03118134285224">
            <text:p>-2,0312</text:p>
          </table:table-cell>
          <table:table-cell table:formula="of:=[.D145]/[.C145]" office:value-type="float" office:value="1.05181214790433">
            <text:p>1,0518</text:p>
          </table:table-cell>
          <table:table-cell table:style-name="ce4" table:formula="of:=ABS(([.E145]-[.C145])/[.C145])" office:value-type="float" office:value="0.00506173717829189">
            <text:p>0,0050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45]" office:value-type="float" office:value="-0.17">
            <text:p>-0,17</text:p>
          </table:table-cell>
          <table:table-cell table:style-name="ce2" table:formula="of:=[.B146]*[.A146]*9.81" office:value-type="float" office:value="-2.041514955">
            <text:p>-2,0415</text:p>
          </table:table-cell>
          <table:table-cell office:value-type="float" office:value="-2.1514778137207">
            <text:p>-2,15148</text:p>
          </table:table-cell>
          <table:table-cell table:formula="of:=[.D146]/[.$H$2]" office:value-type="float" office:value="-2.03514249454877">
            <text:p>-2,0351</text:p>
          </table:table-cell>
          <table:table-cell table:formula="of:=[.D146]/[.C146]" office:value-type="float" office:value="1.0538633618389">
            <text:p>1,0539</text:p>
          </table:table-cell>
          <table:table-cell table:style-name="ce4" table:formula="of:=ABS(([.E146]-[.C146])/[.C146])" office:value-type="float" office:value="0.00312143706594926">
            <text:p>0,0031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46]" office:value-type="float" office:value="-0.17">
            <text:p>-0,17</text:p>
          </table:table-cell>
          <table:table-cell table:style-name="ce2" table:formula="of:=[.B147]*[.A147]*9.81" office:value-type="float" office:value="-2.041514955">
            <text:p>-2,0415</text:p>
          </table:table-cell>
          <table:table-cell office:value-type="float" office:value="-2.1514778137207">
            <text:p>-2,15148</text:p>
          </table:table-cell>
          <table:table-cell table:formula="of:=[.D147]/[.$H$2]" office:value-type="float" office:value="-2.03514249454877">
            <text:p>-2,0351</text:p>
          </table:table-cell>
          <table:table-cell table:formula="of:=[.D147]/[.C147]" office:value-type="float" office:value="1.0538633618389">
            <text:p>1,0539</text:p>
          </table:table-cell>
          <table:table-cell table:style-name="ce4" table:formula="of:=ABS(([.E147]-[.C147])/[.C147])" office:value-type="float" office:value="0.00312143706594926">
            <text:p>0,0031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47]" office:value-type="float" office:value="-0.17">
            <text:p>-0,17</text:p>
          </table:table-cell>
          <table:table-cell table:style-name="ce2" table:formula="of:=[.B148]*[.A148]*9.81" office:value-type="float" office:value="-2.041514955">
            <text:p>-2,0415</text:p>
          </table:table-cell>
          <table:table-cell office:value-type="float" office:value="-2.1514778137207">
            <text:p>-2,15148</text:p>
          </table:table-cell>
          <table:table-cell table:formula="of:=[.D148]/[.$H$2]" office:value-type="float" office:value="-2.03514249454877">
            <text:p>-2,0351</text:p>
          </table:table-cell>
          <table:table-cell table:formula="of:=[.D148]/[.C148]" office:value-type="float" office:value="1.0538633618389">
            <text:p>1,0539</text:p>
          </table:table-cell>
          <table:table-cell table:style-name="ce4" table:formula="of:=ABS(([.E148]-[.C148])/[.C148])" office:value-type="float" office:value="0.00312143706594926">
            <text:p>0,0031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48]" office:value-type="float" office:value="-0.17">
            <text:p>-0,17</text:p>
          </table:table-cell>
          <table:table-cell table:style-name="ce2" table:formula="of:=[.B149]*[.A149]*9.81" office:value-type="float" office:value="-2.041514955">
            <text:p>-2,0415</text:p>
          </table:table-cell>
          <table:table-cell office:value-type="float" office:value="-2.15259599685669">
            <text:p>-2,15260</text:p>
          </table:table-cell>
          <table:table-cell table:formula="of:=[.D149]/[.$H$2]" office:value-type="float" office:value="-2.03620021496877">
            <text:p>-2,0362</text:p>
          </table:table-cell>
          <table:table-cell table:formula="of:=[.D149]/[.C149]" office:value-type="float" office:value="1.05441108407491">
            <text:p>1,0544</text:p>
          </table:table-cell>
          <table:table-cell table:style-name="ce4" table:formula="of:=ABS(([.E149]-[.C149])/[.C149])" office:value-type="float" office:value="0.00260333142219415">
            <text:p>0,0026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49]" office:value-type="float" office:value="-0.17">
            <text:p>-0,17</text:p>
          </table:table-cell>
          <table:table-cell table:style-name="ce2" table:formula="of:=[.B150]*[.A150]*9.81" office:value-type="float" office:value="-2.041514955">
            <text:p>-2,0415</text:p>
          </table:table-cell>
          <table:table-cell office:value-type="float" office:value="-2.15259599685669">
            <text:p>-2,15260</text:p>
          </table:table-cell>
          <table:table-cell table:formula="of:=[.D150]/[.$H$2]" office:value-type="float" office:value="-2.03620021496877">
            <text:p>-2,0362</text:p>
          </table:table-cell>
          <table:table-cell table:formula="of:=[.D150]/[.C150]" office:value-type="float" office:value="1.05441108407491">
            <text:p>1,0544</text:p>
          </table:table-cell>
          <table:table-cell table:style-name="ce4" table:formula="of:=ABS(([.E150]-[.C150])/[.C150])" office:value-type="float" office:value="0.00260333142219415">
            <text:p>0,0026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50]" office:value-type="float" office:value="-0.17">
            <text:p>-0,17</text:p>
          </table:table-cell>
          <table:table-cell table:style-name="ce2" table:formula="of:=[.B151]*[.A151]*9.81" office:value-type="float" office:value="-2.041514955">
            <text:p>-2,0415</text:p>
          </table:table-cell>
          <table:table-cell office:value-type="float" office:value="-2.15259599685669">
            <text:p>-2,15260</text:p>
          </table:table-cell>
          <table:table-cell table:formula="of:=[.D151]/[.$H$2]" office:value-type="float" office:value="-2.03620021496877">
            <text:p>-2,0362</text:p>
          </table:table-cell>
          <table:table-cell table:formula="of:=[.D151]/[.C151]" office:value-type="float" office:value="1.05441108407491">
            <text:p>1,0544</text:p>
          </table:table-cell>
          <table:table-cell table:style-name="ce4" table:formula="of:=ABS(([.E151]-[.C151])/[.C151])" office:value-type="float" office:value="0.00260333142219415">
            <text:p>0,0026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51]" office:value-type="float" office:value="-0.17">
            <text:p>-0,17</text:p>
          </table:table-cell>
          <table:table-cell table:style-name="ce2" table:formula="of:=[.B152]*[.A152]*9.81" office:value-type="float" office:value="-2.041514955">
            <text:p>-2,0415</text:p>
          </table:table-cell>
          <table:table-cell office:value-type="float" office:value="-2.1511218547821">
            <text:p>-2,15112</text:p>
          </table:table-cell>
          <table:table-cell table:formula="of:=[.D152]/[.$H$2]" office:value-type="float" office:value="-2.03480578312296">
            <text:p>-2,0348</text:p>
          </table:table-cell>
          <table:table-cell table:formula="of:=[.D152]/[.C152]" office:value-type="float" office:value="1.05368900164736">
            <text:p>1,0537</text:p>
          </table:table-cell>
          <table:table-cell table:style-name="ce4" table:formula="of:=ABS(([.E152]-[.C152])/[.C152])" office:value-type="float" office:value="0.00328636920371628">
            <text:p>0,0032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52]" office:value-type="float" office:value="-0.17">
            <text:p>-0,17</text:p>
          </table:table-cell>
          <table:table-cell table:style-name="ce2" table:formula="of:=[.B153]*[.A153]*9.81" office:value-type="float" office:value="-2.041514955">
            <text:p>-2,0415</text:p>
          </table:table-cell>
          <table:table-cell office:value-type="float" office:value="-2.1511218547821">
            <text:p>-2,15112</text:p>
          </table:table-cell>
          <table:table-cell table:formula="of:=[.D153]/[.$H$2]" office:value-type="float" office:value="-2.03480578312296">
            <text:p>-2,0348</text:p>
          </table:table-cell>
          <table:table-cell table:formula="of:=[.D153]/[.C153]" office:value-type="float" office:value="1.05368900164736">
            <text:p>1,0537</text:p>
          </table:table-cell>
          <table:table-cell table:style-name="ce4" table:formula="of:=ABS(([.E153]-[.C153])/[.C153])" office:value-type="float" office:value="0.00328636920371628">
            <text:p>0,0032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53]" office:value-type="float" office:value="-0.17">
            <text:p>-0,17</text:p>
          </table:table-cell>
          <table:table-cell table:style-name="ce2" table:formula="of:=[.B154]*[.A154]*9.81" office:value-type="float" office:value="-2.041514955">
            <text:p>-2,0415</text:p>
          </table:table-cell>
          <table:table-cell office:value-type="float" office:value="-2.1511218547821">
            <text:p>-2,15112</text:p>
          </table:table-cell>
          <table:table-cell table:formula="of:=[.D154]/[.$H$2]" office:value-type="float" office:value="-2.03480578312296">
            <text:p>-2,0348</text:p>
          </table:table-cell>
          <table:table-cell table:formula="of:=[.D154]/[.C154]" office:value-type="float" office:value="1.05368900164736">
            <text:p>1,0537</text:p>
          </table:table-cell>
          <table:table-cell table:style-name="ce4" table:formula="of:=ABS(([.E154]-[.C154])/[.C154])" office:value-type="float" office:value="0.00328636920371628">
            <text:p>0,0032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54]" office:value-type="float" office:value="-0.17">
            <text:p>-0,17</text:p>
          </table:table-cell>
          <table:table-cell table:style-name="ce2" table:formula="of:=[.B155]*[.A155]*9.81" office:value-type="float" office:value="-2.041514955">
            <text:p>-2,0415</text:p>
          </table:table-cell>
          <table:table-cell office:value-type="float" office:value="-2.15095853805542">
            <text:p>-2,15096</text:p>
          </table:table-cell>
          <table:table-cell table:formula="of:=[.D155]/[.$H$2]" office:value-type="float" office:value="-2.03465129730469">
            <text:p>-2,0347</text:p>
          </table:table-cell>
          <table:table-cell table:formula="of:=[.D155]/[.C155]" office:value-type="float" office:value="1.05360900383677">
            <text:p>1,0536</text:p>
          </table:table-cell>
          <table:table-cell table:style-name="ce4" table:formula="of:=ABS(([.E155]-[.C155])/[.C155])" office:value-type="float" office:value="0.00336204134997671">
            <text:p>0,0033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55]" office:value-type="float" office:value="-0.17">
            <text:p>-0,17</text:p>
          </table:table-cell>
          <table:table-cell table:style-name="ce2" table:formula="of:=[.B156]*[.A156]*9.81" office:value-type="float" office:value="-2.041514955">
            <text:p>-2,0415</text:p>
          </table:table-cell>
          <table:table-cell office:value-type="float" office:value="-2.15095853805542">
            <text:p>-2,15096</text:p>
          </table:table-cell>
          <table:table-cell table:formula="of:=[.D156]/[.$H$2]" office:value-type="float" office:value="-2.03465129730469">
            <text:p>-2,0347</text:p>
          </table:table-cell>
          <table:table-cell table:formula="of:=[.D156]/[.C156]" office:value-type="float" office:value="1.05360900383677">
            <text:p>1,0536</text:p>
          </table:table-cell>
          <table:table-cell table:style-name="ce4" table:formula="of:=ABS(([.E156]-[.C156])/[.C156])" office:value-type="float" office:value="0.00336204134997671">
            <text:p>0,0033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56]" office:value-type="float" office:value="-0.17">
            <text:p>-0,17</text:p>
          </table:table-cell>
          <table:table-cell table:style-name="ce2" table:formula="of:=[.B157]*[.A157]*9.81" office:value-type="float" office:value="-2.041514955">
            <text:p>-2,0415</text:p>
          </table:table-cell>
          <table:table-cell office:value-type="float" office:value="-2.15095853805542">
            <text:p>-2,15096</text:p>
          </table:table-cell>
          <table:table-cell table:formula="of:=[.D157]/[.$H$2]" office:value-type="float" office:value="-2.03465129730469">
            <text:p>-2,0347</text:p>
          </table:table-cell>
          <table:table-cell table:formula="of:=[.D157]/[.C157]" office:value-type="float" office:value="1.05360900383677">
            <text:p>1,0536</text:p>
          </table:table-cell>
          <table:table-cell table:style-name="ce4" table:formula="of:=ABS(([.E157]-[.C157])/[.C157])" office:value-type="float" office:value="0.00336204134997671">
            <text:p>0,0033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57]" office:value-type="float" office:value="-0.17">
            <text:p>-0,17</text:p>
          </table:table-cell>
          <table:table-cell table:style-name="ce2" table:formula="of:=[.B158]*[.A158]*9.81" office:value-type="float" office:value="-2.041514955">
            <text:p>-2,0415</text:p>
          </table:table-cell>
          <table:table-cell office:value-type="float" office:value="-2.15383958816528">
            <text:p>-2,15384</text:p>
          </table:table-cell>
          <table:table-cell table:formula="of:=[.D158]/[.$H$2]" office:value-type="float" office:value="-2.03737656245505">
            <text:p>-2,0374</text:p>
          </table:table-cell>
          <table:table-cell table:formula="of:=[.D158]/[.C158]" office:value-type="float" office:value="1.05502023528663">
            <text:p>1,0550</text:p>
          </table:table-cell>
          <table:table-cell table:style-name="ce4" table:formula="of:=ABS(([.E158]-[.C158])/[.C158])" office:value-type="float" office:value="0.00202711840773574">
            <text:p>0,0020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58]" office:value-type="float" office:value="-0.17">
            <text:p>-0,17</text:p>
          </table:table-cell>
          <table:table-cell table:style-name="ce2" table:formula="of:=[.B159]*[.A159]*9.81" office:value-type="float" office:value="-2.041514955">
            <text:p>-2,0415</text:p>
          </table:table-cell>
          <table:table-cell office:value-type="float" office:value="-2.15383958816528">
            <text:p>-2,15384</text:p>
          </table:table-cell>
          <table:table-cell table:formula="of:=[.D159]/[.$H$2]" office:value-type="float" office:value="-2.03737656245505">
            <text:p>-2,0374</text:p>
          </table:table-cell>
          <table:table-cell table:formula="of:=[.D159]/[.C159]" office:value-type="float" office:value="1.05502023528663">
            <text:p>1,0550</text:p>
          </table:table-cell>
          <table:table-cell table:style-name="ce4" table:formula="of:=ABS(([.E159]-[.C159])/[.C159])" office:value-type="float" office:value="0.00202711840773574">
            <text:p>0,0020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59]" office:value-type="float" office:value="-0.17">
            <text:p>-0,17</text:p>
          </table:table-cell>
          <table:table-cell table:style-name="ce2" table:formula="of:=[.B160]*[.A160]*9.81" office:value-type="float" office:value="-2.041514955">
            <text:p>-2,0415</text:p>
          </table:table-cell>
          <table:table-cell office:value-type="float" office:value="-2.15383958816528">
            <text:p>-2,15384</text:p>
          </table:table-cell>
          <table:table-cell table:formula="of:=[.D160]/[.$H$2]" office:value-type="float" office:value="-2.03737656245505">
            <text:p>-2,0374</text:p>
          </table:table-cell>
          <table:table-cell table:formula="of:=[.D160]/[.C160]" office:value-type="float" office:value="1.05502023528663">
            <text:p>1,0550</text:p>
          </table:table-cell>
          <table:table-cell table:style-name="ce4" table:formula="of:=ABS(([.E160]-[.C160])/[.C160])" office:value-type="float" office:value="0.00202711840773574">
            <text:p>0,0020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60]" office:value-type="float" office:value="-0.17">
            <text:p>-0,17</text:p>
          </table:table-cell>
          <table:table-cell table:style-name="ce2" table:formula="of:=[.B161]*[.A161]*9.81" office:value-type="float" office:value="-2.041514955">
            <text:p>-2,0415</text:p>
          </table:table-cell>
          <table:table-cell office:value-type="float" office:value="-2.14899802207947">
            <text:p>-2,14900</text:p>
          </table:table-cell>
          <table:table-cell table:formula="of:=[.D161]/[.$H$2]" office:value-type="float" office:value="-2.03279679090521">
            <text:p>-2,0328</text:p>
          </table:table-cell>
          <table:table-cell table:formula="of:=[.D161]/[.C161]" office:value-type="float" office:value="1.05264867975433">
            <text:p>1,0526</text:p>
          </table:table-cell>
          <table:table-cell table:style-name="ce4" table:formula="of:=ABS(([.E161]-[.C161])/[.C161])" office:value-type="float" office:value="0.00427043851598529">
            <text:p>0,0042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61]" office:value-type="float" office:value="-0.17">
            <text:p>-0,17</text:p>
          </table:table-cell>
          <table:table-cell table:style-name="ce2" table:formula="of:=[.B162]*[.A162]*9.81" office:value-type="float" office:value="-2.041514955">
            <text:p>-2,0415</text:p>
          </table:table-cell>
          <table:table-cell office:value-type="float" office:value="-2.14899802207947">
            <text:p>-2,14900</text:p>
          </table:table-cell>
          <table:table-cell table:formula="of:=[.D162]/[.$H$2]" office:value-type="float" office:value="-2.03279679090521">
            <text:p>-2,0328</text:p>
          </table:table-cell>
          <table:table-cell table:formula="of:=[.D162]/[.C162]" office:value-type="float" office:value="1.05264867975433">
            <text:p>1,0526</text:p>
          </table:table-cell>
          <table:table-cell table:style-name="ce4" table:formula="of:=ABS(([.E162]-[.C162])/[.C162])" office:value-type="float" office:value="0.00427043851598529">
            <text:p>0,0042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62]" office:value-type="float" office:value="-0.17">
            <text:p>-0,17</text:p>
          </table:table-cell>
          <table:table-cell table:style-name="ce2" table:formula="of:=[.B163]*[.A163]*9.81" office:value-type="float" office:value="-2.041514955">
            <text:p>-2,0415</text:p>
          </table:table-cell>
          <table:table-cell office:value-type="float" office:value="-2.14899802207947">
            <text:p>-2,14900</text:p>
          </table:table-cell>
          <table:table-cell table:formula="of:=[.D163]/[.$H$2]" office:value-type="float" office:value="-2.03279679090521">
            <text:p>-2,0328</text:p>
          </table:table-cell>
          <table:table-cell table:formula="of:=[.D163]/[.C163]" office:value-type="float" office:value="1.05264867975433">
            <text:p>1,0526</text:p>
          </table:table-cell>
          <table:table-cell table:style-name="ce4" table:formula="of:=ABS(([.E163]-[.C163])/[.C163])" office:value-type="float" office:value="0.00427043851598529">
            <text:p>0,0042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63]" office:value-type="float" office:value="-0.17">
            <text:p>-0,17</text:p>
          </table:table-cell>
          <table:table-cell table:style-name="ce2" table:formula="of:=[.B164]*[.A164]*9.81" office:value-type="float" office:value="-2.041514955">
            <text:p>-2,0415</text:p>
          </table:table-cell>
          <table:table-cell office:value-type="float" office:value="-2.15086364746094">
            <text:p>-2,15086</text:p>
          </table:table-cell>
          <table:table-cell table:formula="of:=[.D164]/[.$H$2]" office:value-type="float" office:value="-2.03456153766138">
            <text:p>-2,0346</text:p>
          </table:table-cell>
          <table:table-cell table:formula="of:=[.D164]/[.C164]" office:value-type="float" office:value="1.05356252335704">
            <text:p>1,0536</text:p>
          </table:table-cell>
          <table:table-cell table:style-name="ce4" table:formula="of:=ABS(([.E164]-[.C164])/[.C164])" office:value-type="float" office:value="0.00340600852400825">
            <text:p>0,0034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64]" office:value-type="float" office:value="-0.17">
            <text:p>-0,17</text:p>
          </table:table-cell>
          <table:table-cell table:style-name="ce2" table:formula="of:=[.B165]*[.A165]*9.81" office:value-type="float" office:value="-2.041514955">
            <text:p>-2,0415</text:p>
          </table:table-cell>
          <table:table-cell office:value-type="float" office:value="-2.15086364746094">
            <text:p>-2,15086</text:p>
          </table:table-cell>
          <table:table-cell table:formula="of:=[.D165]/[.$H$2]" office:value-type="float" office:value="-2.03456153766138">
            <text:p>-2,0346</text:p>
          </table:table-cell>
          <table:table-cell table:formula="of:=[.D165]/[.C165]" office:value-type="float" office:value="1.05356252335704">
            <text:p>1,0536</text:p>
          </table:table-cell>
          <table:table-cell table:style-name="ce4" table:formula="of:=ABS(([.E165]-[.C165])/[.C165])" office:value-type="float" office:value="0.00340600852400825">
            <text:p>0,0034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65]" office:value-type="float" office:value="-0.17">
            <text:p>-0,17</text:p>
          </table:table-cell>
          <table:table-cell table:style-name="ce2" table:formula="of:=[.B166]*[.A166]*9.81" office:value-type="float" office:value="-2.041514955">
            <text:p>-2,0415</text:p>
          </table:table-cell>
          <table:table-cell office:value-type="float" office:value="-2.15086364746094">
            <text:p>-2,15086</text:p>
          </table:table-cell>
          <table:table-cell table:formula="of:=[.D166]/[.$H$2]" office:value-type="float" office:value="-2.03456153766138">
            <text:p>-2,0346</text:p>
          </table:table-cell>
          <table:table-cell table:formula="of:=[.D166]/[.C166]" office:value-type="float" office:value="1.05356252335704">
            <text:p>1,0536</text:p>
          </table:table-cell>
          <table:table-cell table:style-name="ce4" table:formula="of:=ABS(([.E166]-[.C166])/[.C166])" office:value-type="float" office:value="0.00340600852400825">
            <text:p>0,0034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66]" office:value-type="float" office:value="-0.17">
            <text:p>-0,17</text:p>
          </table:table-cell>
          <table:table-cell table:style-name="ce2" table:formula="of:=[.B167]*[.A167]*9.81" office:value-type="float" office:value="-2.041514955">
            <text:p>-2,0415</text:p>
          </table:table-cell>
          <table:table-cell office:value-type="float" office:value="-2.14713549613953">
            <text:p>-2,14714</text:p>
          </table:table-cell>
          <table:table-cell table:formula="of:=[.D167]/[.$H$2]" office:value-type="float" office:value="-2.03103497599668">
            <text:p>-2,0310</text:p>
          </table:table-cell>
          <table:table-cell table:formula="of:=[.D167]/[.C167]" office:value-type="float" office:value="1.05173635435824">
            <text:p>1,0517</text:p>
          </table:table-cell>
          <table:table-cell table:style-name="ce4" table:formula="of:=ABS(([.E167]-[.C167])/[.C167])" office:value-type="float" office:value="0.0051334323942368">
            <text:p>0,0051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67]" office:value-type="float" office:value="-0.17">
            <text:p>-0,17</text:p>
          </table:table-cell>
          <table:table-cell table:style-name="ce2" table:formula="of:=[.B168]*[.A168]*9.81" office:value-type="float" office:value="-2.041514955">
            <text:p>-2,0415</text:p>
          </table:table-cell>
          <table:table-cell office:value-type="float" office:value="-2.14713549613953">
            <text:p>-2,14714</text:p>
          </table:table-cell>
          <table:table-cell table:formula="of:=[.D168]/[.$H$2]" office:value-type="float" office:value="-2.03103497599668">
            <text:p>-2,0310</text:p>
          </table:table-cell>
          <table:table-cell table:formula="of:=[.D168]/[.C168]" office:value-type="float" office:value="1.05173635435824">
            <text:p>1,0517</text:p>
          </table:table-cell>
          <table:table-cell table:style-name="ce4" table:formula="of:=ABS(([.E168]-[.C168])/[.C168])" office:value-type="float" office:value="0.0051334323942368">
            <text:p>0,0051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68]" office:value-type="float" office:value="-0.17">
            <text:p>-0,17</text:p>
          </table:table-cell>
          <table:table-cell table:style-name="ce2" table:formula="of:=[.B169]*[.A169]*9.81" office:value-type="float" office:value="-2.041514955">
            <text:p>-2,0415</text:p>
          </table:table-cell>
          <table:table-cell office:value-type="float" office:value="-2.14713549613953">
            <text:p>-2,14714</text:p>
          </table:table-cell>
          <table:table-cell table:formula="of:=[.D169]/[.$H$2]" office:value-type="float" office:value="-2.03103497599668">
            <text:p>-2,0310</text:p>
          </table:table-cell>
          <table:table-cell table:formula="of:=[.D169]/[.C169]" office:value-type="float" office:value="1.05173635435824">
            <text:p>1,0517</text:p>
          </table:table-cell>
          <table:table-cell table:style-name="ce4" table:formula="of:=ABS(([.E169]-[.C169])/[.C169])" office:value-type="float" office:value="0.0051334323942368">
            <text:p>0,0051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69]" office:value-type="float" office:value="-0.17">
            <text:p>-0,17</text:p>
          </table:table-cell>
          <table:table-cell table:style-name="ce2" table:formula="of:=[.B170]*[.A170]*9.81" office:value-type="float" office:value="-2.041514955">
            <text:p>-2,0415</text:p>
          </table:table-cell>
          <table:table-cell office:value-type="float" office:value="-2.15438151359558">
            <text:p>-2,15438</text:p>
          </table:table-cell>
          <table:table-cell table:formula="of:=[.D170]/[.$H$2]" office:value-type="float" office:value="-2.03788918473963">
            <text:p>-2,0379</text:p>
          </table:table-cell>
          <table:table-cell table:formula="of:=[.D170]/[.C170]" office:value-type="float" office:value="1.05528568787564">
            <text:p>1,0553</text:p>
          </table:table-cell>
          <table:table-cell table:style-name="ce4" table:formula="of:=ABS(([.E170]-[.C170])/[.C170])" office:value-type="float" office:value="0.00177601944648683">
            <text:p>0,00178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70]" office:value-type="float" office:value="-0.17">
            <text:p>-0,17</text:p>
          </table:table-cell>
          <table:table-cell table:style-name="ce2" table:formula="of:=[.B171]*[.A171]*9.81" office:value-type="float" office:value="-2.041514955">
            <text:p>-2,0415</text:p>
          </table:table-cell>
          <table:table-cell office:value-type="float" office:value="-2.15438151359558">
            <text:p>-2,15438</text:p>
          </table:table-cell>
          <table:table-cell table:formula="of:=[.D171]/[.$H$2]" office:value-type="float" office:value="-2.03788918473963">
            <text:p>-2,0379</text:p>
          </table:table-cell>
          <table:table-cell table:formula="of:=[.D171]/[.C171]" office:value-type="float" office:value="1.05528568787564">
            <text:p>1,0553</text:p>
          </table:table-cell>
          <table:table-cell table:style-name="ce4" table:formula="of:=ABS(([.E171]-[.C171])/[.C171])" office:value-type="float" office:value="0.00177601944648683">
            <text:p>0,00178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71]" office:value-type="float" office:value="-0.17">
            <text:p>-0,17</text:p>
          </table:table-cell>
          <table:table-cell table:style-name="ce2" table:formula="of:=[.B172]*[.A172]*9.81" office:value-type="float" office:value="-2.041514955">
            <text:p>-2,0415</text:p>
          </table:table-cell>
          <table:table-cell office:value-type="float" office:value="-2.15438151359558">
            <text:p>-2,15438</text:p>
          </table:table-cell>
          <table:table-cell table:formula="of:=[.D172]/[.$H$2]" office:value-type="float" office:value="-2.03788918473963">
            <text:p>-2,0379</text:p>
          </table:table-cell>
          <table:table-cell table:formula="of:=[.D172]/[.C172]" office:value-type="float" office:value="1.05528568787564">
            <text:p>1,0553</text:p>
          </table:table-cell>
          <table:table-cell table:style-name="ce4" table:formula="of:=ABS(([.E172]-[.C172])/[.C172])" office:value-type="float" office:value="0.00177601944648683">
            <text:p>0,00178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72]" office:value-type="float" office:value="-0.17">
            <text:p>-0,17</text:p>
          </table:table-cell>
          <table:table-cell table:style-name="ce2" table:formula="of:=[.B173]*[.A173]*9.81" office:value-type="float" office:value="-2.041514955">
            <text:p>-2,0415</text:p>
          </table:table-cell>
          <table:table-cell office:value-type="float" office:value="-2.14907598495483">
            <text:p>-2,14908</text:p>
          </table:table-cell>
          <table:table-cell table:formula="of:=[.D173]/[.$H$2]" office:value-type="float" office:value="-2.03287053814984">
            <text:p>-2,0329</text:p>
          </table:table-cell>
          <table:table-cell table:formula="of:=[.D173]/[.C173]" office:value-type="float" office:value="1.05268686849018">
            <text:p>1,0527</text:p>
          </table:table-cell>
          <table:table-cell table:style-name="ce4" table:formula="of:=ABS(([.E173]-[.C173])/[.C173])" office:value-type="float" office:value="0.00423431473229798">
            <text:p>0,0042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73]" office:value-type="float" office:value="-0.17">
            <text:p>-0,17</text:p>
          </table:table-cell>
          <table:table-cell table:style-name="ce2" table:formula="of:=[.B174]*[.A174]*9.81" office:value-type="float" office:value="-2.041514955">
            <text:p>-2,0415</text:p>
          </table:table-cell>
          <table:table-cell office:value-type="float" office:value="-2.14907598495483">
            <text:p>-2,14908</text:p>
          </table:table-cell>
          <table:table-cell table:formula="of:=[.D174]/[.$H$2]" office:value-type="float" office:value="-2.03287053814984">
            <text:p>-2,0329</text:p>
          </table:table-cell>
          <table:table-cell table:formula="of:=[.D174]/[.C174]" office:value-type="float" office:value="1.05268686849018">
            <text:p>1,0527</text:p>
          </table:table-cell>
          <table:table-cell table:style-name="ce4" table:formula="of:=ABS(([.E174]-[.C174])/[.C174])" office:value-type="float" office:value="0.00423431473229798">
            <text:p>0,0042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74]" office:value-type="float" office:value="-0.17">
            <text:p>-0,17</text:p>
          </table:table-cell>
          <table:table-cell table:style-name="ce2" table:formula="of:=[.B175]*[.A175]*9.81" office:value-type="float" office:value="-2.041514955">
            <text:p>-2,0415</text:p>
          </table:table-cell>
          <table:table-cell office:value-type="float" office:value="-2.14907598495483">
            <text:p>-2,14908</text:p>
          </table:table-cell>
          <table:table-cell table:formula="of:=[.D175]/[.$H$2]" office:value-type="float" office:value="-2.03287053814984">
            <text:p>-2,0329</text:p>
          </table:table-cell>
          <table:table-cell table:formula="of:=[.D175]/[.C175]" office:value-type="float" office:value="1.05268686849018">
            <text:p>1,0527</text:p>
          </table:table-cell>
          <table:table-cell table:style-name="ce4" table:formula="of:=ABS(([.E175]-[.C175])/[.C175])" office:value-type="float" office:value="0.00423431473229798">
            <text:p>0,0042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office:value-type="float" office:value="-0.1">
            <text:p>-0,1</text:p>
          </table:table-cell>
          <table:table-cell table:style-name="ce2" table:formula="of:=[.B176]*[.A176]*9.81" office:value-type="float" office:value="-0.9884556">
            <text:p>-0,9885</text:p>
          </table:table-cell>
          <table:table-cell office:value-type="float" office:value="-1.03631103038788">
            <text:p>-1,03631</text:p>
          </table:table-cell>
          <table:table-cell table:formula="of:=[.D176]/[.$H$2]" office:value-type="float" office:value="-0.980275326132548">
            <text:p>-0,9803</text:p>
          </table:table-cell>
          <table:table-cell table:formula="of:=[.D176]/[.C176]" office:value-type="float" office:value="1.04841434495174">
            <text:p>1,0484</text:p>
          </table:table-cell>
          <table:table-cell table:style-name="ce4" table:formula="of:=ABS(([.E176]-[.C176])/[.C176])" office:value-type="float" office:value="0.00827581316495406">
            <text:p>0,0082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76]" office:value-type="float" office:value="-0.1">
            <text:p>-0,1</text:p>
          </table:table-cell>
          <table:table-cell table:style-name="ce2" table:formula="of:=[.B177]*[.A177]*9.81" office:value-type="float" office:value="-0.9884556">
            <text:p>-0,9885</text:p>
          </table:table-cell>
          <table:table-cell office:value-type="float" office:value="-1.03631103038788">
            <text:p>-1,03631</text:p>
          </table:table-cell>
          <table:table-cell table:formula="of:=[.D177]/[.$H$2]" office:value-type="float" office:value="-0.980275326132548">
            <text:p>-0,9803</text:p>
          </table:table-cell>
          <table:table-cell table:formula="of:=[.D177]/[.C177]" office:value-type="float" office:value="1.04841434495174">
            <text:p>1,0484</text:p>
          </table:table-cell>
          <table:table-cell table:style-name="ce4" table:formula="of:=ABS(([.E177]-[.C177])/[.C177])" office:value-type="float" office:value="0.00827581316495406">
            <text:p>0,0082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77]" office:value-type="float" office:value="-0.1">
            <text:p>-0,1</text:p>
          </table:table-cell>
          <table:table-cell table:style-name="ce2" table:formula="of:=[.B178]*[.A178]*9.81" office:value-type="float" office:value="-0.9884556">
            <text:p>-0,9885</text:p>
          </table:table-cell>
          <table:table-cell office:value-type="float" office:value="-1.03595793247223">
            <text:p>-1,03596</text:p>
          </table:table-cell>
          <table:table-cell table:formula="of:=[.D178]/[.$H$2]" office:value-type="float" office:value="-0.979941321027641">
            <text:p>-0,9799</text:p>
          </table:table-cell>
          <table:table-cell table:formula="of:=[.D178]/[.C178]" office:value-type="float" office:value="1.04805712312443">
            <text:p>1,0481</text:p>
          </table:table-cell>
          <table:table-cell table:style-name="ce4" table:formula="of:=ABS(([.E178]-[.C178])/[.C178])" office:value-type="float" office:value="0.00861371919220169">
            <text:p>0,0086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78]" office:value-type="float" office:value="-0.1">
            <text:p>-0,1</text:p>
          </table:table-cell>
          <table:table-cell table:style-name="ce2" table:formula="of:=[.B179]*[.A179]*9.81" office:value-type="float" office:value="-0.9884556">
            <text:p>-0,9885</text:p>
          </table:table-cell>
          <table:table-cell office:value-type="float" office:value="-1.03595793247223">
            <text:p>-1,03596</text:p>
          </table:table-cell>
          <table:table-cell table:formula="of:=[.D179]/[.$H$2]" office:value-type="float" office:value="-0.979941321027641">
            <text:p>-0,9799</text:p>
          </table:table-cell>
          <table:table-cell table:formula="of:=[.D179]/[.C179]" office:value-type="float" office:value="1.04805712312443">
            <text:p>1,0481</text:p>
          </table:table-cell>
          <table:table-cell table:style-name="ce4" table:formula="of:=ABS(([.E179]-[.C179])/[.C179])" office:value-type="float" office:value="0.00861371919220169">
            <text:p>0,0086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79]" office:value-type="float" office:value="-0.1">
            <text:p>-0,1</text:p>
          </table:table-cell>
          <table:table-cell table:style-name="ce2" table:formula="of:=[.B180]*[.A180]*9.81" office:value-type="float" office:value="-0.9884556">
            <text:p>-0,9885</text:p>
          </table:table-cell>
          <table:table-cell office:value-type="float" office:value="-1.03595793247223">
            <text:p>-1,03596</text:p>
          </table:table-cell>
          <table:table-cell table:formula="of:=[.D180]/[.$H$2]" office:value-type="float" office:value="-0.979941321027641">
            <text:p>-0,9799</text:p>
          </table:table-cell>
          <table:table-cell table:formula="of:=[.D180]/[.C180]" office:value-type="float" office:value="1.04805712312443">
            <text:p>1,0481</text:p>
          </table:table-cell>
          <table:table-cell table:style-name="ce4" table:formula="of:=ABS(([.E180]-[.C180])/[.C180])" office:value-type="float" office:value="0.00861371919220169">
            <text:p>0,0086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80]" office:value-type="float" office:value="-0.1">
            <text:p>-0,1</text:p>
          </table:table-cell>
          <table:table-cell table:style-name="ce2" table:formula="of:=[.B181]*[.A181]*9.81" office:value-type="float" office:value="-0.9884556">
            <text:p>-0,9885</text:p>
          </table:table-cell>
          <table:table-cell office:value-type="float" office:value="-1.03647124767303">
            <text:p>-1,03647</text:p>
          </table:table-cell>
          <table:table-cell table:formula="of:=[.D181]/[.$H$2]" office:value-type="float" office:value="-0.980426880103167">
            <text:p>-0,9804</text:p>
          </table:table-cell>
          <table:table-cell table:formula="of:=[.D181]/[.C181]" office:value-type="float" office:value="1.04857643345137">
            <text:p>1,0486</text:p>
          </table:table-cell>
          <table:table-cell table:style-name="ce4" table:formula="of:=ABS(([.E181]-[.C181])/[.C181])" office:value-type="float" office:value="0.00812248916069951">
            <text:p>0,0081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81]" office:value-type="float" office:value="-0.1">
            <text:p>-0,1</text:p>
          </table:table-cell>
          <table:table-cell table:style-name="ce2" table:formula="of:=[.B182]*[.A182]*9.81" office:value-type="float" office:value="-0.9884556">
            <text:p>-0,9885</text:p>
          </table:table-cell>
          <table:table-cell office:value-type="float" office:value="-1.03647124767303">
            <text:p>-1,03647</text:p>
          </table:table-cell>
          <table:table-cell table:formula="of:=[.D182]/[.$H$2]" office:value-type="float" office:value="-0.980426880103167">
            <text:p>-0,9804</text:p>
          </table:table-cell>
          <table:table-cell table:formula="of:=[.D182]/[.C182]" office:value-type="float" office:value="1.04857643345137">
            <text:p>1,0486</text:p>
          </table:table-cell>
          <table:table-cell table:style-name="ce4" table:formula="of:=ABS(([.E182]-[.C182])/[.C182])" office:value-type="float" office:value="0.00812248916069951">
            <text:p>0,0081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82]" office:value-type="float" office:value="-0.1">
            <text:p>-0,1</text:p>
          </table:table-cell>
          <table:table-cell table:style-name="ce2" table:formula="of:=[.B183]*[.A183]*9.81" office:value-type="float" office:value="-0.9884556">
            <text:p>-0,9885</text:p>
          </table:table-cell>
          <table:table-cell office:value-type="float" office:value="-1.03647124767303">
            <text:p>-1,03647</text:p>
          </table:table-cell>
          <table:table-cell table:formula="of:=[.D183]/[.$H$2]" office:value-type="float" office:value="-0.980426880103167">
            <text:p>-0,9804</text:p>
          </table:table-cell>
          <table:table-cell table:formula="of:=[.D183]/[.C183]" office:value-type="float" office:value="1.04857643345137">
            <text:p>1,0486</text:p>
          </table:table-cell>
          <table:table-cell table:style-name="ce4" table:formula="of:=ABS(([.E183]-[.C183])/[.C183])" office:value-type="float" office:value="0.00812248916069951">
            <text:p>0,0081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83]" office:value-type="float" office:value="-0.1">
            <text:p>-0,1</text:p>
          </table:table-cell>
          <table:table-cell table:style-name="ce2" table:formula="of:=[.B184]*[.A184]*9.81" office:value-type="float" office:value="-0.9884556">
            <text:p>-0,9885</text:p>
          </table:table-cell>
          <table:table-cell office:value-type="float" office:value="-1.03725671768188">
            <text:p>-1,03726</text:p>
          </table:table-cell>
          <table:table-cell table:formula="of:=[.D184]/[.$H$2]" office:value-type="float" office:value="-0.981169877954696">
            <text:p>-0,9812</text:p>
          </table:table-cell>
          <table:table-cell table:formula="of:=[.D184]/[.C184]" office:value-type="float" office:value="1.04937107714487">
            <text:p>1,0494</text:p>
          </table:table-cell>
          <table:table-cell table:style-name="ce4" table:formula="of:=ABS(([.E184]-[.C184])/[.C184])" office:value-type="float" office:value="0.00737081366659742">
            <text:p>0,0073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84]" office:value-type="float" office:value="-0.1">
            <text:p>-0,1</text:p>
          </table:table-cell>
          <table:table-cell table:style-name="ce2" table:formula="of:=[.B185]*[.A185]*9.81" office:value-type="float" office:value="-0.9884556">
            <text:p>-0,9885</text:p>
          </table:table-cell>
          <table:table-cell office:value-type="float" office:value="-1.03725671768188">
            <text:p>-1,03726</text:p>
          </table:table-cell>
          <table:table-cell table:formula="of:=[.D185]/[.$H$2]" office:value-type="float" office:value="-0.981169877954696">
            <text:p>-0,9812</text:p>
          </table:table-cell>
          <table:table-cell table:formula="of:=[.D185]/[.C185]" office:value-type="float" office:value="1.04937107714487">
            <text:p>1,0494</text:p>
          </table:table-cell>
          <table:table-cell table:style-name="ce4" table:formula="of:=ABS(([.E185]-[.C185])/[.C185])" office:value-type="float" office:value="0.00737081366659742">
            <text:p>0,0073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85]" office:value-type="float" office:value="-0.1">
            <text:p>-0,1</text:p>
          </table:table-cell>
          <table:table-cell table:style-name="ce2" table:formula="of:=[.B186]*[.A186]*9.81" office:value-type="float" office:value="-0.9884556">
            <text:p>-0,9885</text:p>
          </table:table-cell>
          <table:table-cell office:value-type="float" office:value="-1.03725671768188">
            <text:p>-1,03726</text:p>
          </table:table-cell>
          <table:table-cell table:formula="of:=[.D186]/[.$H$2]" office:value-type="float" office:value="-0.981169877954696">
            <text:p>-0,9812</text:p>
          </table:table-cell>
          <table:table-cell table:formula="of:=[.D186]/[.C186]" office:value-type="float" office:value="1.04937107714487">
            <text:p>1,0494</text:p>
          </table:table-cell>
          <table:table-cell table:style-name="ce4" table:formula="of:=ABS(([.E186]-[.C186])/[.C186])" office:value-type="float" office:value="0.00737081366659742">
            <text:p>0,0073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86]" office:value-type="float" office:value="-0.1">
            <text:p>-0,1</text:p>
          </table:table-cell>
          <table:table-cell table:style-name="ce2" table:formula="of:=[.B187]*[.A187]*9.81" office:value-type="float" office:value="-0.9884556">
            <text:p>-0,9885</text:p>
          </table:table-cell>
          <table:table-cell office:value-type="float" office:value="-1.03692746162415">
            <text:p>-1,03693</text:p>
          </table:table-cell>
          <table:table-cell table:formula="of:=[.D187]/[.$H$2]" office:value-type="float" office:value="-0.980858425523998">
            <text:p>-0,9809</text:p>
          </table:table-cell>
          <table:table-cell table:formula="of:=[.D187]/[.C187]" office:value-type="float" office:value="1.04903797563001">
            <text:p>1,0490</text:p>
          </table:table-cell>
          <table:table-cell table:style-name="ce4" table:formula="of:=ABS(([.E187]-[.C187])/[.C187])" office:value-type="float" office:value="0.00768590362177314">
            <text:p>0,0076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87]" office:value-type="float" office:value="-0.1">
            <text:p>-0,1</text:p>
          </table:table-cell>
          <table:table-cell table:style-name="ce2" table:formula="of:=[.B188]*[.A188]*9.81" office:value-type="float" office:value="-0.9884556">
            <text:p>-0,9885</text:p>
          </table:table-cell>
          <table:table-cell office:value-type="float" office:value="-1.03692746162415">
            <text:p>-1,03693</text:p>
          </table:table-cell>
          <table:table-cell table:formula="of:=[.D188]/[.$H$2]" office:value-type="float" office:value="-0.980858425523998">
            <text:p>-0,9809</text:p>
          </table:table-cell>
          <table:table-cell table:formula="of:=[.D188]/[.C188]" office:value-type="float" office:value="1.04903797563001">
            <text:p>1,0490</text:p>
          </table:table-cell>
          <table:table-cell table:style-name="ce4" table:formula="of:=ABS(([.E188]-[.C188])/[.C188])" office:value-type="float" office:value="0.00768590362177314">
            <text:p>0,0076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88]" office:value-type="float" office:value="-0.1">
            <text:p>-0,1</text:p>
          </table:table-cell>
          <table:table-cell table:style-name="ce2" table:formula="of:=[.B189]*[.A189]*9.81" office:value-type="float" office:value="-0.9884556">
            <text:p>-0,9885</text:p>
          </table:table-cell>
          <table:table-cell office:value-type="float" office:value="-1.03692746162415">
            <text:p>-1,03693</text:p>
          </table:table-cell>
          <table:table-cell table:formula="of:=[.D189]/[.$H$2]" office:value-type="float" office:value="-0.980858425523998">
            <text:p>-0,9809</text:p>
          </table:table-cell>
          <table:table-cell table:formula="of:=[.D189]/[.C189]" office:value-type="float" office:value="1.04903797563001">
            <text:p>1,0490</text:p>
          </table:table-cell>
          <table:table-cell table:style-name="ce4" table:formula="of:=ABS(([.E189]-[.C189])/[.C189])" office:value-type="float" office:value="0.00768590362177314">
            <text:p>0,0076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89]" office:value-type="float" office:value="-0.1">
            <text:p>-0,1</text:p>
          </table:table-cell>
          <table:table-cell table:style-name="ce2" table:formula="of:=[.B190]*[.A190]*9.81" office:value-type="float" office:value="-0.9884556">
            <text:p>-0,9885</text:p>
          </table:table-cell>
          <table:table-cell office:value-type="float" office:value="-1.03626132011414">
            <text:p>-1,03626</text:p>
          </table:table-cell>
          <table:table-cell table:formula="of:=[.D190]/[.$H$2]" office:value-type="float" office:value="-0.980228303806843">
            <text:p>-0,9802</text:p>
          </table:table-cell>
          <table:table-cell table:formula="of:=[.D190]/[.C190]" office:value-type="float" office:value="1.0483640541003">
            <text:p>1,0484</text:p>
          </table:table-cell>
          <table:table-cell table:style-name="ce4" table:formula="of:=ABS(([.E190]-[.C190])/[.C190])" office:value-type="float" office:value="0.00832338467520205">
            <text:p>0,0083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90]" office:value-type="float" office:value="-0.1">
            <text:p>-0,1</text:p>
          </table:table-cell>
          <table:table-cell table:style-name="ce2" table:formula="of:=[.B191]*[.A191]*9.81" office:value-type="float" office:value="-0.9884556">
            <text:p>-0,9885</text:p>
          </table:table-cell>
          <table:table-cell office:value-type="float" office:value="-1.03626132011414">
            <text:p>-1,03626</text:p>
          </table:table-cell>
          <table:table-cell table:formula="of:=[.D191]/[.$H$2]" office:value-type="float" office:value="-0.980228303806843">
            <text:p>-0,9802</text:p>
          </table:table-cell>
          <table:table-cell table:formula="of:=[.D191]/[.C191]" office:value-type="float" office:value="1.0483640541003">
            <text:p>1,0484</text:p>
          </table:table-cell>
          <table:table-cell table:style-name="ce4" table:formula="of:=ABS(([.E191]-[.C191])/[.C191])" office:value-type="float" office:value="0.00832338467520205">
            <text:p>0,0083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91]" office:value-type="float" office:value="-0.1">
            <text:p>-0,1</text:p>
          </table:table-cell>
          <table:table-cell table:style-name="ce2" table:formula="of:=[.B192]*[.A192]*9.81" office:value-type="float" office:value="-0.9884556">
            <text:p>-0,9885</text:p>
          </table:table-cell>
          <table:table-cell office:value-type="float" office:value="-1.03626132011414">
            <text:p>-1,03626</text:p>
          </table:table-cell>
          <table:table-cell table:formula="of:=[.D192]/[.$H$2]" office:value-type="float" office:value="-0.980228303806843">
            <text:p>-0,9802</text:p>
          </table:table-cell>
          <table:table-cell table:formula="of:=[.D192]/[.C192]" office:value-type="float" office:value="1.0483640541003">
            <text:p>1,0484</text:p>
          </table:table-cell>
          <table:table-cell table:style-name="ce4" table:formula="of:=ABS(([.E192]-[.C192])/[.C192])" office:value-type="float" office:value="0.00832338467520205">
            <text:p>0,0083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92]" office:value-type="float" office:value="-0.1">
            <text:p>-0,1</text:p>
          </table:table-cell>
          <table:table-cell table:style-name="ce2" table:formula="of:=[.B193]*[.A193]*9.81" office:value-type="float" office:value="-0.9884556">
            <text:p>-0,9885</text:p>
          </table:table-cell>
          <table:table-cell office:value-type="float" office:value="-1.03599464893341">
            <text:p>-1,03599</text:p>
          </table:table-cell>
          <table:table-cell table:formula="of:=[.D193]/[.$H$2]" office:value-type="float" office:value="-0.979976052145908">
            <text:p>-0,9800</text:p>
          </table:table-cell>
          <table:table-cell table:formula="of:=[.D193]/[.C193]" office:value-type="float" office:value="1.04809426840559">
            <text:p>1,0481</text:p>
          </table:table-cell>
          <table:table-cell table:style-name="ce4" table:formula="of:=ABS(([.E193]-[.C193])/[.C193])" office:value-type="float" office:value="0.00857858244122683">
            <text:p>0,0085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93]" office:value-type="float" office:value="-0.1">
            <text:p>-0,1</text:p>
          </table:table-cell>
          <table:table-cell table:style-name="ce2" table:formula="of:=[.B194]*[.A194]*9.81" office:value-type="float" office:value="-0.9884556">
            <text:p>-0,9885</text:p>
          </table:table-cell>
          <table:table-cell office:value-type="float" office:value="-1.03599464893341">
            <text:p>-1,03599</text:p>
          </table:table-cell>
          <table:table-cell table:formula="of:=[.D194]/[.$H$2]" office:value-type="float" office:value="-0.979976052145908">
            <text:p>-0,9800</text:p>
          </table:table-cell>
          <table:table-cell table:formula="of:=[.D194]/[.C194]" office:value-type="float" office:value="1.04809426840559">
            <text:p>1,0481</text:p>
          </table:table-cell>
          <table:table-cell table:style-name="ce4" table:formula="of:=ABS(([.E194]-[.C194])/[.C194])" office:value-type="float" office:value="0.00857858244122683">
            <text:p>0,0085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94]" office:value-type="float" office:value="-0.1">
            <text:p>-0,1</text:p>
          </table:table-cell>
          <table:table-cell table:style-name="ce2" table:formula="of:=[.B195]*[.A195]*9.81" office:value-type="float" office:value="-0.9884556">
            <text:p>-0,9885</text:p>
          </table:table-cell>
          <table:table-cell office:value-type="float" office:value="-1.03599464893341">
            <text:p>-1,03599</text:p>
          </table:table-cell>
          <table:table-cell table:formula="of:=[.D195]/[.$H$2]" office:value-type="float" office:value="-0.979976052145908">
            <text:p>-0,9800</text:p>
          </table:table-cell>
          <table:table-cell table:formula="of:=[.D195]/[.C195]" office:value-type="float" office:value="1.04809426840559">
            <text:p>1,0481</text:p>
          </table:table-cell>
          <table:table-cell table:style-name="ce4" table:formula="of:=ABS(([.E195]-[.C195])/[.C195])" office:value-type="float" office:value="0.00857858244122683">
            <text:p>0,0085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95]" office:value-type="float" office:value="-0.1">
            <text:p>-0,1</text:p>
          </table:table-cell>
          <table:table-cell table:style-name="ce2" table:formula="of:=[.B196]*[.A196]*9.81" office:value-type="float" office:value="-0.9884556">
            <text:p>-0,9885</text:p>
          </table:table-cell>
          <table:table-cell office:value-type="float" office:value="-1.03618431091309">
            <text:p>-1,03618</text:p>
          </table:table-cell>
          <table:table-cell table:formula="of:=[.D196]/[.$H$2]" office:value-type="float" office:value="-0.980155458669175">
            <text:p>-0,9802</text:p>
          </table:table-cell>
          <table:table-cell table:formula="of:=[.D196]/[.C196]" office:value-type="float" office:value="1.0482861454911">
            <text:p>1,0483</text:p>
          </table:table-cell>
          <table:table-cell table:style-name="ce4" table:formula="of:=ABS(([.E196]-[.C196])/[.C196])" office:value-type="float" office:value="0.00839708058796449">
            <text:p>0,0084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96]" office:value-type="float" office:value="-0.1">
            <text:p>-0,1</text:p>
          </table:table-cell>
          <table:table-cell table:style-name="ce2" table:formula="of:=[.B197]*[.A197]*9.81" office:value-type="float" office:value="-0.9884556">
            <text:p>-0,9885</text:p>
          </table:table-cell>
          <table:table-cell office:value-type="float" office:value="-1.03618431091309">
            <text:p>-1,03618</text:p>
          </table:table-cell>
          <table:table-cell table:formula="of:=[.D197]/[.$H$2]" office:value-type="float" office:value="-0.980155458669175">
            <text:p>-0,9802</text:p>
          </table:table-cell>
          <table:table-cell table:formula="of:=[.D197]/[.C197]" office:value-type="float" office:value="1.0482861454911">
            <text:p>1,0483</text:p>
          </table:table-cell>
          <table:table-cell table:style-name="ce4" table:formula="of:=ABS(([.E197]-[.C197])/[.C197])" office:value-type="float" office:value="0.00839708058796449">
            <text:p>0,0084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97]" office:value-type="float" office:value="-0.1">
            <text:p>-0,1</text:p>
          </table:table-cell>
          <table:table-cell table:style-name="ce2" table:formula="of:=[.B198]*[.A198]*9.81" office:value-type="float" office:value="-0.9884556">
            <text:p>-0,9885</text:p>
          </table:table-cell>
          <table:table-cell office:value-type="float" office:value="-1.03618431091309">
            <text:p>-1,03618</text:p>
          </table:table-cell>
          <table:table-cell table:formula="of:=[.D198]/[.$H$2]" office:value-type="float" office:value="-0.980155458669175">
            <text:p>-0,9802</text:p>
          </table:table-cell>
          <table:table-cell table:formula="of:=[.D198]/[.C198]" office:value-type="float" office:value="1.0482861454911">
            <text:p>1,0483</text:p>
          </table:table-cell>
          <table:table-cell table:style-name="ce4" table:formula="of:=ABS(([.E198]-[.C198])/[.C198])" office:value-type="float" office:value="0.00839708058796449">
            <text:p>0,0084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98]" office:value-type="float" office:value="-0.1">
            <text:p>-0,1</text:p>
          </table:table-cell>
          <table:table-cell table:style-name="ce2" table:formula="of:=[.B199]*[.A199]*9.81" office:value-type="float" office:value="-0.9884556">
            <text:p>-0,9885</text:p>
          </table:table-cell>
          <table:table-cell office:value-type="float" office:value="-1.03662300109863">
            <text:p>-1,03662</text:p>
          </table:table-cell>
          <table:table-cell table:formula="of:=[.D199]/[.$H$2]" office:value-type="float" office:value="-0.980570427874454">
            <text:p>-0,9806</text:p>
          </table:table-cell>
          <table:table-cell table:formula="of:=[.D199]/[.C199]" office:value-type="float" office:value="1.04872995924008">
            <text:p>1,0487</text:p>
          </table:table-cell>
          <table:table-cell table:style-name="ce4" table:formula="of:=ABS(([.E199]-[.C199])/[.C199])" office:value-type="float" office:value="0.00797726486201939">
            <text:p>0,0079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99]" office:value-type="float" office:value="-0.1">
            <text:p>-0,1</text:p>
          </table:table-cell>
          <table:table-cell table:style-name="ce2" table:formula="of:=[.B200]*[.A200]*9.81" office:value-type="float" office:value="-0.9884556">
            <text:p>-0,9885</text:p>
          </table:table-cell>
          <table:table-cell office:value-type="float" office:value="-1.03662300109863">
            <text:p>-1,03662</text:p>
          </table:table-cell>
          <table:table-cell table:formula="of:=[.D200]/[.$H$2]" office:value-type="float" office:value="-0.980570427874454">
            <text:p>-0,9806</text:p>
          </table:table-cell>
          <table:table-cell table:formula="of:=[.D200]/[.C200]" office:value-type="float" office:value="1.04872995924008">
            <text:p>1,0487</text:p>
          </table:table-cell>
          <table:table-cell table:style-name="ce4" table:formula="of:=ABS(([.E200]-[.C200])/[.C200])" office:value-type="float" office:value="0.00797726486201939">
            <text:p>0,0079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00]" office:value-type="float" office:value="-0.1">
            <text:p>-0,1</text:p>
          </table:table-cell>
          <table:table-cell table:style-name="ce2" table:formula="of:=[.B201]*[.A201]*9.81" office:value-type="float" office:value="-0.9884556">
            <text:p>-0,9885</text:p>
          </table:table-cell>
          <table:table-cell office:value-type="float" office:value="-1.03662300109863">
            <text:p>-1,03662</text:p>
          </table:table-cell>
          <table:table-cell table:formula="of:=[.D201]/[.$H$2]" office:value-type="float" office:value="-0.980570427874454">
            <text:p>-0,9806</text:p>
          </table:table-cell>
          <table:table-cell table:formula="of:=[.D201]/[.C201]" office:value-type="float" office:value="1.04872995924008">
            <text:p>1,0487</text:p>
          </table:table-cell>
          <table:table-cell table:style-name="ce4" table:formula="of:=ABS(([.E201]-[.C201])/[.C201])" office:value-type="float" office:value="0.00797726486201939">
            <text:p>0,0079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01]" office:value-type="float" office:value="-0.1">
            <text:p>-0,1</text:p>
          </table:table-cell>
          <table:table-cell table:style-name="ce2" table:formula="of:=[.B202]*[.A202]*9.81" office:value-type="float" office:value="-0.9884556">
            <text:p>-0,9885</text:p>
          </table:table-cell>
          <table:table-cell office:value-type="float" office:value="-1.03717589378357">
            <text:p>-1,03718</text:p>
          </table:table-cell>
          <table:table-cell table:formula="of:=[.D202]/[.$H$2]" office:value-type="float" office:value="-0.981093424389162">
            <text:p>-0,9811</text:p>
          </table:table-cell>
          <table:table-cell table:formula="of:=[.D202]/[.C202]" office:value-type="float" office:value="1.04928930928569">
            <text:p>1,0493</text:p>
          </table:table-cell>
          <table:table-cell table:style-name="ce4" table:formula="of:=ABS(([.E202]-[.C202])/[.C202])" office:value-type="float" office:value="0.0074481601508845">
            <text:p>0,0074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02]" office:value-type="float" office:value="-0.1">
            <text:p>-0,1</text:p>
          </table:table-cell>
          <table:table-cell table:style-name="ce2" table:formula="of:=[.B203]*[.A203]*9.81" office:value-type="float" office:value="-0.9884556">
            <text:p>-0,9885</text:p>
          </table:table-cell>
          <table:table-cell office:value-type="float" office:value="-1.03717589378357">
            <text:p>-1,03718</text:p>
          </table:table-cell>
          <table:table-cell table:formula="of:=[.D203]/[.$H$2]" office:value-type="float" office:value="-0.981093424389162">
            <text:p>-0,9811</text:p>
          </table:table-cell>
          <table:table-cell table:formula="of:=[.D203]/[.C203]" office:value-type="float" office:value="1.04928930928569">
            <text:p>1,0493</text:p>
          </table:table-cell>
          <table:table-cell table:style-name="ce4" table:formula="of:=ABS(([.E203]-[.C203])/[.C203])" office:value-type="float" office:value="0.0074481601508845">
            <text:p>0,0074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03]" office:value-type="float" office:value="-0.1">
            <text:p>-0,1</text:p>
          </table:table-cell>
          <table:table-cell table:style-name="ce2" table:formula="of:=[.B204]*[.A204]*9.81" office:value-type="float" office:value="-0.9884556">
            <text:p>-0,9885</text:p>
          </table:table-cell>
          <table:table-cell office:value-type="float" office:value="-1.03717589378357">
            <text:p>-1,03718</text:p>
          </table:table-cell>
          <table:table-cell table:formula="of:=[.D204]/[.$H$2]" office:value-type="float" office:value="-0.981093424389162">
            <text:p>-0,9811</text:p>
          </table:table-cell>
          <table:table-cell table:formula="of:=[.D204]/[.C204]" office:value-type="float" office:value="1.04928930928569">
            <text:p>1,0493</text:p>
          </table:table-cell>
          <table:table-cell table:style-name="ce4" table:formula="of:=ABS(([.E204]-[.C204])/[.C204])" office:value-type="float" office:value="0.0074481601508845">
            <text:p>0,0074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04]" office:value-type="float" office:value="-0.1">
            <text:p>-0,1</text:p>
          </table:table-cell>
          <table:table-cell table:style-name="ce2" table:formula="of:=[.B205]*[.A205]*9.81" office:value-type="float" office:value="-0.9884556">
            <text:p>-0,9885</text:p>
          </table:table-cell>
          <table:table-cell office:value-type="float" office:value="-1.03757548332214">
            <text:p>-1,03758</text:p>
          </table:table-cell>
          <table:table-cell table:formula="of:=[.D205]/[.$H$2]" office:value-type="float" office:value="-0.981471407208754">
            <text:p>-0,9815</text:p>
          </table:table-cell>
          <table:table-cell table:formula="of:=[.D205]/[.C205]" office:value-type="float" office:value="1.04969356572226">
            <text:p>1,0497</text:p>
          </table:table-cell>
          <table:table-cell table:style-name="ce4" table:formula="of:=ABS(([.E205]-[.C205])/[.C205])" office:value-type="float" office:value="0.00706576278311951">
            <text:p>0,0070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05]" office:value-type="float" office:value="-0.1">
            <text:p>-0,1</text:p>
          </table:table-cell>
          <table:table-cell table:style-name="ce2" table:formula="of:=[.B206]*[.A206]*9.81" office:value-type="float" office:value="-0.9884556">
            <text:p>-0,9885</text:p>
          </table:table-cell>
          <table:table-cell office:value-type="float" office:value="-1.03757548332214">
            <text:p>-1,03758</text:p>
          </table:table-cell>
          <table:table-cell table:formula="of:=[.D206]/[.$H$2]" office:value-type="float" office:value="-0.981471407208754">
            <text:p>-0,9815</text:p>
          </table:table-cell>
          <table:table-cell table:formula="of:=[.D206]/[.C206]" office:value-type="float" office:value="1.04969356572226">
            <text:p>1,0497</text:p>
          </table:table-cell>
          <table:table-cell table:style-name="ce4" table:formula="of:=ABS(([.E206]-[.C206])/[.C206])" office:value-type="float" office:value="0.00706576278311951">
            <text:p>0,0070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06]" office:value-type="float" office:value="-0.1">
            <text:p>-0,1</text:p>
          </table:table-cell>
          <table:table-cell table:style-name="ce2" table:formula="of:=[.B207]*[.A207]*9.81" office:value-type="float" office:value="-0.9884556">
            <text:p>-0,9885</text:p>
          </table:table-cell>
          <table:table-cell office:value-type="float" office:value="-1.03757548332214">
            <text:p>-1,03758</text:p>
          </table:table-cell>
          <table:table-cell table:formula="of:=[.D207]/[.$H$2]" office:value-type="float" office:value="-0.981471407208754">
            <text:p>-0,9815</text:p>
          </table:table-cell>
          <table:table-cell table:formula="of:=[.D207]/[.C207]" office:value-type="float" office:value="1.04969356572226">
            <text:p>1,0497</text:p>
          </table:table-cell>
          <table:table-cell table:style-name="ce4" table:formula="of:=ABS(([.E207]-[.C207])/[.C207])" office:value-type="float" office:value="0.00706576278311951">
            <text:p>0,0070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07]" office:value-type="float" office:value="-0.1">
            <text:p>-0,1</text:p>
          </table:table-cell>
          <table:table-cell table:style-name="ce2" table:formula="of:=[.B208]*[.A208]*9.81" office:value-type="float" office:value="-0.9884556">
            <text:p>-0,9885</text:p>
          </table:table-cell>
          <table:table-cell office:value-type="float" office:value="-1.03742623329163">
            <text:p>-1,03743</text:p>
          </table:table-cell>
          <table:table-cell table:formula="of:=[.D208]/[.$H$2]" office:value-type="float" office:value="-0.981330227468268">
            <text:p>-0,9813</text:p>
          </table:table-cell>
          <table:table-cell table:formula="of:=[.D208]/[.C208]" office:value-type="float" office:value="1.04954257256637">
            <text:p>1,0495</text:p>
          </table:table-cell>
          <table:table-cell table:style-name="ce4" table:formula="of:=ABS(([.E208]-[.C208])/[.C208])" office:value-type="float" office:value="0.0072085913942241">
            <text:p>0,0072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08]" office:value-type="float" office:value="-0.1">
            <text:p>-0,1</text:p>
          </table:table-cell>
          <table:table-cell table:style-name="ce2" table:formula="of:=[.B209]*[.A209]*9.81" office:value-type="float" office:value="-0.9884556">
            <text:p>-0,9885</text:p>
          </table:table-cell>
          <table:table-cell office:value-type="float" office:value="-1.03742623329163">
            <text:p>-1,03743</text:p>
          </table:table-cell>
          <table:table-cell table:formula="of:=[.D209]/[.$H$2]" office:value-type="float" office:value="-0.981330227468268">
            <text:p>-0,9813</text:p>
          </table:table-cell>
          <table:table-cell table:formula="of:=[.D209]/[.C209]" office:value-type="float" office:value="1.04954257256637">
            <text:p>1,0495</text:p>
          </table:table-cell>
          <table:table-cell table:style-name="ce4" table:formula="of:=ABS(([.E209]-[.C209])/[.C209])" office:value-type="float" office:value="0.0072085913942241">
            <text:p>0,0072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09]" office:value-type="float" office:value="-0.1">
            <text:p>-0,1</text:p>
          </table:table-cell>
          <table:table-cell table:style-name="ce2" table:formula="of:=[.B210]*[.A210]*9.81" office:value-type="float" office:value="-0.9884556">
            <text:p>-0,9885</text:p>
          </table:table-cell>
          <table:table-cell office:value-type="float" office:value="-1.03742623329163">
            <text:p>-1,03743</text:p>
          </table:table-cell>
          <table:table-cell table:formula="of:=[.D210]/[.$H$2]" office:value-type="float" office:value="-0.981330227468268">
            <text:p>-0,9813</text:p>
          </table:table-cell>
          <table:table-cell table:formula="of:=[.D210]/[.C210]" office:value-type="float" office:value="1.04954257256637">
            <text:p>1,0495</text:p>
          </table:table-cell>
          <table:table-cell table:style-name="ce4" table:formula="of:=ABS(([.E210]-[.C210])/[.C210])" office:value-type="float" office:value="0.0072085913942241">
            <text:p>0,0072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10]" office:value-type="float" office:value="-0.1">
            <text:p>-0,1</text:p>
          </table:table-cell>
          <table:table-cell table:style-name="ce2" table:formula="of:=[.B211]*[.A211]*9.81" office:value-type="float" office:value="-0.9884556">
            <text:p>-0,9885</text:p>
          </table:table-cell>
          <table:table-cell office:value-type="float" office:value="-1.03742623329163">
            <text:p>-1,03743</text:p>
          </table:table-cell>
          <table:table-cell table:formula="of:=[.D211]/[.$H$2]" office:value-type="float" office:value="-0.981330227468268">
            <text:p>-0,9813</text:p>
          </table:table-cell>
          <table:table-cell table:formula="of:=[.D211]/[.C211]" office:value-type="float" office:value="1.04954257256637">
            <text:p>1,0495</text:p>
          </table:table-cell>
          <table:table-cell table:style-name="ce4" table:formula="of:=ABS(([.E211]-[.C211])/[.C211])" office:value-type="float" office:value="0.0072085913942241">
            <text:p>0,0072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11]" office:value-type="float" office:value="-0.1">
            <text:p>-0,1</text:p>
          </table:table-cell>
          <table:table-cell table:style-name="ce2" table:formula="of:=[.B212]*[.A212]*9.81" office:value-type="float" office:value="-0.9884556">
            <text:p>-0,9885</text:p>
          </table:table-cell>
          <table:table-cell office:value-type="float" office:value="-1.03743898868561">
            <text:p>-1,03744</text:p>
          </table:table-cell>
          <table:table-cell table:formula="of:=[.D212]/[.$H$2]" office:value-type="float" office:value="-0.981342293148963">
            <text:p>-0,9813</text:p>
          </table:table-cell>
          <table:table-cell table:formula="of:=[.D212]/[.C212]" office:value-type="float" office:value="1.04955547693352">
            <text:p>1,0496</text:p>
          </table:table-cell>
          <table:table-cell table:style-name="ce4" table:formula="of:=ABS(([.E212]-[.C212])/[.C212])" office:value-type="float" office:value="0.00719638479567255">
            <text:p>0,0072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12]" office:value-type="float" office:value="-0.1">
            <text:p>-0,1</text:p>
          </table:table-cell>
          <table:table-cell table:style-name="ce2" table:formula="of:=[.B213]*[.A213]*9.81" office:value-type="float" office:value="-0.9884556">
            <text:p>-0,9885</text:p>
          </table:table-cell>
          <table:table-cell office:value-type="float" office:value="-1.03743898868561">
            <text:p>-1,03744</text:p>
          </table:table-cell>
          <table:table-cell table:formula="of:=[.D213]/[.$H$2]" office:value-type="float" office:value="-0.981342293148963">
            <text:p>-0,9813</text:p>
          </table:table-cell>
          <table:table-cell table:formula="of:=[.D213]/[.C213]" office:value-type="float" office:value="1.04955547693352">
            <text:p>1,0496</text:p>
          </table:table-cell>
          <table:table-cell table:style-name="ce4" table:formula="of:=ABS(([.E213]-[.C213])/[.C213])" office:value-type="float" office:value="0.00719638479567255">
            <text:p>0,0072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13]" office:value-type="float" office:value="-0.1">
            <text:p>-0,1</text:p>
          </table:table-cell>
          <table:table-cell table:style-name="ce2" table:formula="of:=[.B214]*[.A214]*9.81" office:value-type="float" office:value="-0.9884556">
            <text:p>-0,9885</text:p>
          </table:table-cell>
          <table:table-cell office:value-type="float" office:value="-1.03743898868561">
            <text:p>-1,03744</text:p>
          </table:table-cell>
          <table:table-cell table:formula="of:=[.D214]/[.$H$2]" office:value-type="float" office:value="-0.981342293148963">
            <text:p>-0,9813</text:p>
          </table:table-cell>
          <table:table-cell table:formula="of:=[.D214]/[.C214]" office:value-type="float" office:value="1.04955547693352">
            <text:p>1,0496</text:p>
          </table:table-cell>
          <table:table-cell table:style-name="ce4" table:formula="of:=ABS(([.E214]-[.C214])/[.C214])" office:value-type="float" office:value="0.00719638479567255">
            <text:p>0,0072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14]" office:value-type="float" office:value="-0.1">
            <text:p>-0,1</text:p>
          </table:table-cell>
          <table:table-cell table:style-name="ce2" table:formula="of:=[.B215]*[.A215]*9.81" office:value-type="float" office:value="-0.9884556">
            <text:p>-0,9885</text:p>
          </table:table-cell>
          <table:table-cell office:value-type="float" office:value="-1.03653407096863">
            <text:p>-1,03653</text:p>
          </table:table-cell>
          <table:table-cell table:formula="of:=[.D215]/[.$H$2]" office:value-type="float" office:value="-0.980486306399692">
            <text:p>-0,9805</text:p>
          </table:table-cell>
          <table:table-cell table:formula="of:=[.D215]/[.C215]" office:value-type="float" office:value="1.04863999047467">
            <text:p>1,0486</text:p>
          </table:table-cell>
          <table:table-cell table:style-name="ce4" table:formula="of:=ABS(([.E215]-[.C215])/[.C215])" office:value-type="float" office:value="0.00806236881080812">
            <text:p>0,0080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15]" office:value-type="float" office:value="-0.1">
            <text:p>-0,1</text:p>
          </table:table-cell>
          <table:table-cell table:style-name="ce2" table:formula="of:=[.B216]*[.A216]*9.81" office:value-type="float" office:value="-0.9884556">
            <text:p>-0,9885</text:p>
          </table:table-cell>
          <table:table-cell office:value-type="float" office:value="-1.03653407096863">
            <text:p>-1,03653</text:p>
          </table:table-cell>
          <table:table-cell table:formula="of:=[.D216]/[.$H$2]" office:value-type="float" office:value="-0.980486306399692">
            <text:p>-0,9805</text:p>
          </table:table-cell>
          <table:table-cell table:formula="of:=[.D216]/[.C216]" office:value-type="float" office:value="1.04863999047467">
            <text:p>1,0486</text:p>
          </table:table-cell>
          <table:table-cell table:style-name="ce4" table:formula="of:=ABS(([.E216]-[.C216])/[.C216])" office:value-type="float" office:value="0.00806236881080812">
            <text:p>0,0080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16]" office:value-type="float" office:value="-0.1">
            <text:p>-0,1</text:p>
          </table:table-cell>
          <table:table-cell table:style-name="ce2" table:formula="of:=[.B217]*[.A217]*9.81" office:value-type="float" office:value="-0.9884556">
            <text:p>-0,9885</text:p>
          </table:table-cell>
          <table:table-cell office:value-type="float" office:value="-1.03653407096863">
            <text:p>-1,03653</text:p>
          </table:table-cell>
          <table:table-cell table:formula="of:=[.D217]/[.$H$2]" office:value-type="float" office:value="-0.980486306399692">
            <text:p>-0,9805</text:p>
          </table:table-cell>
          <table:table-cell table:formula="of:=[.D217]/[.C217]" office:value-type="float" office:value="1.04863999047467">
            <text:p>1,0486</text:p>
          </table:table-cell>
          <table:table-cell table:style-name="ce4" table:formula="of:=ABS(([.E217]-[.C217])/[.C217])" office:value-type="float" office:value="0.00806236881080812">
            <text:p>0,0080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17]" office:value-type="float" office:value="-0.1">
            <text:p>-0,1</text:p>
          </table:table-cell>
          <table:table-cell table:style-name="ce2" table:formula="of:=[.B218]*[.A218]*9.81" office:value-type="float" office:value="-0.9884556">
            <text:p>-0,9885</text:p>
          </table:table-cell>
          <table:table-cell office:value-type="float" office:value="-1.03637361526489">
            <text:p>-1,03637</text:p>
          </table:table-cell>
          <table:table-cell table:formula="of:=[.D218]/[.$H$2]" office:value-type="float" office:value="-0.980334526902319">
            <text:p>-0,9803</text:p>
          </table:table-cell>
          <table:table-cell table:formula="of:=[.D218]/[.C218]" office:value-type="float" office:value="1.0484776607719">
            <text:p>1,0485</text:p>
          </table:table-cell>
          <table:table-cell table:style-name="ce4" table:formula="of:=ABS(([.E218]-[.C218])/[.C218])" office:value-type="float" office:value="0.00821592097579391">
            <text:p>0,0082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18]" office:value-type="float" office:value="-0.1">
            <text:p>-0,1</text:p>
          </table:table-cell>
          <table:table-cell table:style-name="ce2" table:formula="of:=[.B219]*[.A219]*9.81" office:value-type="float" office:value="-0.9884556">
            <text:p>-0,9885</text:p>
          </table:table-cell>
          <table:table-cell office:value-type="float" office:value="-1.03637361526489">
            <text:p>-1,03637</text:p>
          </table:table-cell>
          <table:table-cell table:formula="of:=[.D219]/[.$H$2]" office:value-type="float" office:value="-0.980334526902319">
            <text:p>-0,9803</text:p>
          </table:table-cell>
          <table:table-cell table:formula="of:=[.D219]/[.C219]" office:value-type="float" office:value="1.0484776607719">
            <text:p>1,0485</text:p>
          </table:table-cell>
          <table:table-cell table:style-name="ce4" table:formula="of:=ABS(([.E219]-[.C219])/[.C219])" office:value-type="float" office:value="0.00821592097579391">
            <text:p>0,0082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19]" office:value-type="float" office:value="-0.1">
            <text:p>-0,1</text:p>
          </table:table-cell>
          <table:table-cell table:style-name="ce2" table:formula="of:=[.B220]*[.A220]*9.81" office:value-type="float" office:value="-0.9884556">
            <text:p>-0,9885</text:p>
          </table:table-cell>
          <table:table-cell office:value-type="float" office:value="-1.03637361526489">
            <text:p>-1,03637</text:p>
          </table:table-cell>
          <table:table-cell table:formula="of:=[.D220]/[.$H$2]" office:value-type="float" office:value="-0.980334526902319">
            <text:p>-0,9803</text:p>
          </table:table-cell>
          <table:table-cell table:formula="of:=[.D220]/[.C220]" office:value-type="float" office:value="1.0484776607719">
            <text:p>1,0485</text:p>
          </table:table-cell>
          <table:table-cell table:style-name="ce4" table:formula="of:=ABS(([.E220]-[.C220])/[.C220])" office:value-type="float" office:value="0.00821592097579391">
            <text:p>0,0082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20]" office:value-type="float" office:value="-0.1">
            <text:p>-0,1</text:p>
          </table:table-cell>
          <table:table-cell table:style-name="ce2" table:formula="of:=[.B221]*[.A221]*9.81" office:value-type="float" office:value="-0.9884556">
            <text:p>-0,9885</text:p>
          </table:table-cell>
          <table:table-cell office:value-type="float" office:value="-1.03646337985992">
            <text:p>-1,03646</text:p>
          </table:table-cell>
          <table:table-cell table:formula="of:=[.D221]/[.$H$2]" office:value-type="float" office:value="-0.980419437720682">
            <text:p>-0,9804</text:p>
          </table:table-cell>
          <table:table-cell table:formula="of:=[.D221]/[.C221]" office:value-type="float" office:value="1.04856847374826">
            <text:p>1,0486</text:p>
          </table:table-cell>
          <table:table-cell table:style-name="ce4" table:formula="of:=ABS(([.E221]-[.C221])/[.C221])" office:value-type="float" office:value="0.0081300184644797">
            <text:p>0,0081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21]" office:value-type="float" office:value="-0.1">
            <text:p>-0,1</text:p>
          </table:table-cell>
          <table:table-cell table:style-name="ce2" table:formula="of:=[.B222]*[.A222]*9.81" office:value-type="float" office:value="-0.9884556">
            <text:p>-0,9885</text:p>
          </table:table-cell>
          <table:table-cell office:value-type="float" office:value="-1.03646337985992">
            <text:p>-1,03646</text:p>
          </table:table-cell>
          <table:table-cell table:formula="of:=[.D222]/[.$H$2]" office:value-type="float" office:value="-0.980419437720682">
            <text:p>-0,9804</text:p>
          </table:table-cell>
          <table:table-cell table:formula="of:=[.D222]/[.C222]" office:value-type="float" office:value="1.04856847374826">
            <text:p>1,0486</text:p>
          </table:table-cell>
          <table:table-cell table:style-name="ce4" table:formula="of:=ABS(([.E222]-[.C222])/[.C222])" office:value-type="float" office:value="0.0081300184644797">
            <text:p>0,0081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22]" office:value-type="float" office:value="-0.1">
            <text:p>-0,1</text:p>
          </table:table-cell>
          <table:table-cell table:style-name="ce2" table:formula="of:=[.B223]*[.A223]*9.81" office:value-type="float" office:value="-0.9884556">
            <text:p>-0,9885</text:p>
          </table:table-cell>
          <table:table-cell office:value-type="float" office:value="-1.03646337985992">
            <text:p>-1,03646</text:p>
          </table:table-cell>
          <table:table-cell table:formula="of:=[.D223]/[.$H$2]" office:value-type="float" office:value="-0.980419437720682">
            <text:p>-0,9804</text:p>
          </table:table-cell>
          <table:table-cell table:formula="of:=[.D223]/[.C223]" office:value-type="float" office:value="1.04856847374826">
            <text:p>1,0486</text:p>
          </table:table-cell>
          <table:table-cell table:style-name="ce4" table:formula="of:=ABS(([.E223]-[.C223])/[.C223])" office:value-type="float" office:value="0.0081300184644797">
            <text:p>0,0081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23]" office:value-type="float" office:value="-0.1">
            <text:p>-0,1</text:p>
          </table:table-cell>
          <table:table-cell table:style-name="ce2" table:formula="of:=[.B224]*[.A224]*9.81" office:value-type="float" office:value="-0.9884556">
            <text:p>-0,9885</text:p>
          </table:table-cell>
          <table:table-cell office:value-type="float" office:value="-1.03749799728394">
            <text:p>-1,03750</text:p>
          </table:table-cell>
          <table:table-cell table:formula="of:=[.D224]/[.$H$2]" office:value-type="float" office:value="-0.981398111017611">
            <text:p>-0,9814</text:p>
          </table:table-cell>
          <table:table-cell table:formula="of:=[.D224]/[.C224]" office:value-type="float" office:value="1.04961517470683">
            <text:p>1,0496</text:p>
          </table:table-cell>
          <table:table-cell table:style-name="ce4" table:formula="of:=ABS(([.E224]-[.C224])/[.C224])" office:value-type="float" office:value="0.00713991501731534">
            <text:p>0,0071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24]" office:value-type="float" office:value="-0.1">
            <text:p>-0,1</text:p>
          </table:table-cell>
          <table:table-cell table:style-name="ce2" table:formula="of:=[.B225]*[.A225]*9.81" office:value-type="float" office:value="-0.9884556">
            <text:p>-0,9885</text:p>
          </table:table-cell>
          <table:table-cell office:value-type="float" office:value="-1.03749799728394">
            <text:p>-1,03750</text:p>
          </table:table-cell>
          <table:table-cell table:formula="of:=[.D225]/[.$H$2]" office:value-type="float" office:value="-0.981398111017611">
            <text:p>-0,9814</text:p>
          </table:table-cell>
          <table:table-cell table:formula="of:=[.D225]/[.C225]" office:value-type="float" office:value="1.04961517470683">
            <text:p>1,0496</text:p>
          </table:table-cell>
          <table:table-cell table:style-name="ce4" table:formula="of:=ABS(([.E225]-[.C225])/[.C225])" office:value-type="float" office:value="0.00713991501731534">
            <text:p>0,0071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25]" office:value-type="float" office:value="-0.1">
            <text:p>-0,1</text:p>
          </table:table-cell>
          <table:table-cell table:style-name="ce2" table:formula="of:=[.B226]*[.A226]*9.81" office:value-type="float" office:value="-0.9884556">
            <text:p>-0,9885</text:p>
          </table:table-cell>
          <table:table-cell office:value-type="float" office:value="-1.03749799728394">
            <text:p>-1,03750</text:p>
          </table:table-cell>
          <table:table-cell table:formula="of:=[.D226]/[.$H$2]" office:value-type="float" office:value="-0.981398111017611">
            <text:p>-0,9814</text:p>
          </table:table-cell>
          <table:table-cell table:formula="of:=[.D226]/[.C226]" office:value-type="float" office:value="1.04961517470683">
            <text:p>1,0496</text:p>
          </table:table-cell>
          <table:table-cell table:style-name="ce4" table:formula="of:=ABS(([.E226]-[.C226])/[.C226])" office:value-type="float" office:value="0.00713991501731534">
            <text:p>0,0071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26]" office:value-type="float" office:value="-0.1">
            <text:p>-0,1</text:p>
          </table:table-cell>
          <table:table-cell table:style-name="ce2" table:formula="of:=[.B227]*[.A227]*9.81" office:value-type="float" office:value="-0.9884556">
            <text:p>-0,9885</text:p>
          </table:table-cell>
          <table:table-cell office:value-type="float" office:value="-1.03705143928528">
            <text:p>-1,03705</text:p>
          </table:table-cell>
          <table:table-cell table:formula="of:=[.D227]/[.$H$2]" office:value-type="float" office:value="-0.980975699429837">
            <text:p>-0,9810</text:p>
          </table:table-cell>
          <table:table-cell table:formula="of:=[.D227]/[.C227]" office:value-type="float" office:value="1.04916340125472">
            <text:p>1,0492</text:p>
          </table:table-cell>
          <table:table-cell table:style-name="ce4" table:formula="of:=ABS(([.E227]-[.C227])/[.C227])" office:value-type="float" office:value="0.00756726004705018">
            <text:p>0,0075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27]" office:value-type="float" office:value="-0.1">
            <text:p>-0,1</text:p>
          </table:table-cell>
          <table:table-cell table:style-name="ce2" table:formula="of:=[.B228]*[.A228]*9.81" office:value-type="float" office:value="-0.9884556">
            <text:p>-0,9885</text:p>
          </table:table-cell>
          <table:table-cell office:value-type="float" office:value="-1.03705143928528">
            <text:p>-1,03705</text:p>
          </table:table-cell>
          <table:table-cell table:formula="of:=[.D228]/[.$H$2]" office:value-type="float" office:value="-0.980975699429837">
            <text:p>-0,9810</text:p>
          </table:table-cell>
          <table:table-cell table:formula="of:=[.D228]/[.C228]" office:value-type="float" office:value="1.04916340125472">
            <text:p>1,0492</text:p>
          </table:table-cell>
          <table:table-cell table:style-name="ce4" table:formula="of:=ABS(([.E228]-[.C228])/[.C228])" office:value-type="float" office:value="0.00756726004705018">
            <text:p>0,0075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28]" office:value-type="float" office:value="-0.1">
            <text:p>-0,1</text:p>
          </table:table-cell>
          <table:table-cell table:style-name="ce2" table:formula="of:=[.B229]*[.A229]*9.81" office:value-type="float" office:value="-0.9884556">
            <text:p>-0,9885</text:p>
          </table:table-cell>
          <table:table-cell office:value-type="float" office:value="-1.03705143928528">
            <text:p>-1,03705</text:p>
          </table:table-cell>
          <table:table-cell table:formula="of:=[.D229]/[.$H$2]" office:value-type="float" office:value="-0.980975699429837">
            <text:p>-0,9810</text:p>
          </table:table-cell>
          <table:table-cell table:formula="of:=[.D229]/[.C229]" office:value-type="float" office:value="1.04916340125472">
            <text:p>1,0492</text:p>
          </table:table-cell>
          <table:table-cell table:style-name="ce4" table:formula="of:=ABS(([.E229]-[.C229])/[.C229])" office:value-type="float" office:value="0.00756726004705018">
            <text:p>0,0075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29]" office:value-type="float" office:value="-0.1">
            <text:p>-0,1</text:p>
          </table:table-cell>
          <table:table-cell table:style-name="ce2" table:formula="of:=[.B230]*[.A230]*9.81" office:value-type="float" office:value="-0.9884556">
            <text:p>-0,9885</text:p>
          </table:table-cell>
          <table:table-cell office:value-type="float" office:value="-1.03718984127045">
            <text:p>-1,03719</text:p>
          </table:table-cell>
          <table:table-cell table:formula="of:=[.D230]/[.$H$2]" office:value-type="float" office:value="-0.981106617703571">
            <text:p>-0,9811</text:p>
          </table:table-cell>
          <table:table-cell table:formula="of:=[.D230]/[.C230]" office:value-type="float" office:value="1.04930341966847">
            <text:p>1,0493</text:p>
          </table:table-cell>
          <table:table-cell table:style-name="ce4" table:formula="of:=ABS(([.E230]-[.C230])/[.C230])" office:value-type="float" office:value="0.00743481274872561">
            <text:p>0,0074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30]" office:value-type="float" office:value="-0.1">
            <text:p>-0,1</text:p>
          </table:table-cell>
          <table:table-cell table:style-name="ce2" table:formula="of:=[.B231]*[.A231]*9.81" office:value-type="float" office:value="-0.9884556">
            <text:p>-0,9885</text:p>
          </table:table-cell>
          <table:table-cell office:value-type="float" office:value="-1.03718984127045">
            <text:p>-1,03719</text:p>
          </table:table-cell>
          <table:table-cell table:formula="of:=[.D231]/[.$H$2]" office:value-type="float" office:value="-0.981106617703571">
            <text:p>-0,9811</text:p>
          </table:table-cell>
          <table:table-cell table:formula="of:=[.D231]/[.C231]" office:value-type="float" office:value="1.04930341966847">
            <text:p>1,0493</text:p>
          </table:table-cell>
          <table:table-cell table:style-name="ce4" table:formula="of:=ABS(([.E231]-[.C231])/[.C231])" office:value-type="float" office:value="0.00743481274872561">
            <text:p>0,0074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31]" office:value-type="float" office:value="-0.1">
            <text:p>-0,1</text:p>
          </table:table-cell>
          <table:table-cell table:style-name="ce2" table:formula="of:=[.B232]*[.A232]*9.81" office:value-type="float" office:value="-0.9884556">
            <text:p>-0,9885</text:p>
          </table:table-cell>
          <table:table-cell office:value-type="float" office:value="-1.03718984127045">
            <text:p>-1,03719</text:p>
          </table:table-cell>
          <table:table-cell table:formula="of:=[.D232]/[.$H$2]" office:value-type="float" office:value="-0.981106617703571">
            <text:p>-0,9811</text:p>
          </table:table-cell>
          <table:table-cell table:formula="of:=[.D232]/[.C232]" office:value-type="float" office:value="1.04930341966847">
            <text:p>1,0493</text:p>
          </table:table-cell>
          <table:table-cell table:style-name="ce4" table:formula="of:=ABS(([.E232]-[.C232])/[.C232])" office:value-type="float" office:value="0.00743481274872561">
            <text:p>0,0074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32]" office:value-type="float" office:value="-0.1">
            <text:p>-0,1</text:p>
          </table:table-cell>
          <table:table-cell table:style-name="ce2" table:formula="of:=[.B233]*[.A233]*9.81" office:value-type="float" office:value="-0.9884556">
            <text:p>-0,9885</text:p>
          </table:table-cell>
          <table:table-cell office:value-type="float" office:value="-1.03670358657837">
            <text:p>-1,03670</text:p>
          </table:table-cell>
          <table:table-cell table:formula="of:=[.D233]/[.$H$2]" office:value-type="float" office:value="-0.980646655913254">
            <text:p>-0,9806</text:p>
          </table:table-cell>
          <table:table-cell table:formula="of:=[.D233]/[.C233]" office:value-type="float" office:value="1.04881148589615">
            <text:p>1,0488</text:p>
          </table:table-cell>
          <table:table-cell table:style-name="ce4" table:formula="of:=ABS(([.E233]-[.C233])/[.C233])" office:value-type="float" office:value="0.00790014653844423">
            <text:p>0,0079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33]" office:value-type="float" office:value="-0.1">
            <text:p>-0,1</text:p>
          </table:table-cell>
          <table:table-cell table:style-name="ce2" table:formula="of:=[.B234]*[.A234]*9.81" office:value-type="float" office:value="-0.9884556">
            <text:p>-0,9885</text:p>
          </table:table-cell>
          <table:table-cell office:value-type="float" office:value="-1.03670358657837">
            <text:p>-1,03670</text:p>
          </table:table-cell>
          <table:table-cell table:formula="of:=[.D234]/[.$H$2]" office:value-type="float" office:value="-0.980646655913254">
            <text:p>-0,9806</text:p>
          </table:table-cell>
          <table:table-cell table:formula="of:=[.D234]/[.C234]" office:value-type="float" office:value="1.04881148589615">
            <text:p>1,0488</text:p>
          </table:table-cell>
          <table:table-cell table:style-name="ce4" table:formula="of:=ABS(([.E234]-[.C234])/[.C234])" office:value-type="float" office:value="0.00790014653844423">
            <text:p>0,0079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34]" office:value-type="float" office:value="-0.1">
            <text:p>-0,1</text:p>
          </table:table-cell>
          <table:table-cell table:style-name="ce2" table:formula="of:=[.B235]*[.A235]*9.81" office:value-type="float" office:value="-0.9884556">
            <text:p>-0,9885</text:p>
          </table:table-cell>
          <table:table-cell office:value-type="float" office:value="-1.03670358657837">
            <text:p>-1,03670</text:p>
          </table:table-cell>
          <table:table-cell table:formula="of:=[.D235]/[.$H$2]" office:value-type="float" office:value="-0.980646655913254">
            <text:p>-0,9806</text:p>
          </table:table-cell>
          <table:table-cell table:formula="of:=[.D235]/[.C235]" office:value-type="float" office:value="1.04881148589615">
            <text:p>1,0488</text:p>
          </table:table-cell>
          <table:table-cell table:style-name="ce4" table:formula="of:=ABS(([.E235]-[.C235])/[.C235])" office:value-type="float" office:value="0.00790014653844423">
            <text:p>0,0079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35]" office:value-type="float" office:value="-0.1">
            <text:p>-0,1</text:p>
          </table:table-cell>
          <table:table-cell table:style-name="ce2" table:formula="of:=[.B236]*[.A236]*9.81" office:value-type="float" office:value="-0.9884556">
            <text:p>-0,9885</text:p>
          </table:table-cell>
          <table:table-cell office:value-type="float" office:value="-1.03676497936249">
            <text:p>-1,03676</text:p>
          </table:table-cell>
          <table:table-cell table:formula="of:=[.D236]/[.$H$2]" office:value-type="float" office:value="-0.980704729049321">
            <text:p>-0,9807</text:p>
          </table:table-cell>
          <table:table-cell table:formula="of:=[.D236]/[.C236]" office:value-type="float" office:value="1.0488735957007">
            <text:p>1,0489</text:p>
          </table:table-cell>
          <table:table-cell table:style-name="ce4" table:formula="of:=ABS(([.E236]-[.C236])/[.C236])" office:value-type="float" office:value="0.00784139515288176">
            <text:p>0,0078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36]" office:value-type="float" office:value="-0.1">
            <text:p>-0,1</text:p>
          </table:table-cell>
          <table:table-cell table:style-name="ce2" table:formula="of:=[.B237]*[.A237]*9.81" office:value-type="float" office:value="-0.9884556">
            <text:p>-0,9885</text:p>
          </table:table-cell>
          <table:table-cell office:value-type="float" office:value="-1.03676497936249">
            <text:p>-1,03676</text:p>
          </table:table-cell>
          <table:table-cell table:formula="of:=[.D237]/[.$H$2]" office:value-type="float" office:value="-0.980704729049321">
            <text:p>-0,9807</text:p>
          </table:table-cell>
          <table:table-cell table:formula="of:=[.D237]/[.C237]" office:value-type="float" office:value="1.0488735957007">
            <text:p>1,0489</text:p>
          </table:table-cell>
          <table:table-cell table:style-name="ce4" table:formula="of:=ABS(([.E237]-[.C237])/[.C237])" office:value-type="float" office:value="0.00784139515288176">
            <text:p>0,0078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37]" office:value-type="float" office:value="-0.1">
            <text:p>-0,1</text:p>
          </table:table-cell>
          <table:table-cell table:style-name="ce2" table:formula="of:=[.B238]*[.A238]*9.81" office:value-type="float" office:value="-0.9884556">
            <text:p>-0,9885</text:p>
          </table:table-cell>
          <table:table-cell office:value-type="float" office:value="-1.03676497936249">
            <text:p>-1,03676</text:p>
          </table:table-cell>
          <table:table-cell table:formula="of:=[.D238]/[.$H$2]" office:value-type="float" office:value="-0.980704729049321">
            <text:p>-0,9807</text:p>
          </table:table-cell>
          <table:table-cell table:formula="of:=[.D238]/[.C238]" office:value-type="float" office:value="1.0488735957007">
            <text:p>1,0489</text:p>
          </table:table-cell>
          <table:table-cell table:style-name="ce4" table:formula="of:=ABS(([.E238]-[.C238])/[.C238])" office:value-type="float" office:value="0.00784139515288176">
            <text:p>0,0078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38]" office:value-type="float" office:value="-0.1">
            <text:p>-0,1</text:p>
          </table:table-cell>
          <table:table-cell table:style-name="ce2" table:formula="of:=[.B239]*[.A239]*9.81" office:value-type="float" office:value="-0.9884556">
            <text:p>-0,9885</text:p>
          </table:table-cell>
          <table:table-cell office:value-type="float" office:value="-1.0370854139328">
            <text:p>-1,03709</text:p>
          </table:table-cell>
          <table:table-cell table:formula="of:=[.D239]/[.$H$2]" office:value-type="float" office:value="-0.981007836990571">
            <text:p>-0,9810</text:p>
          </table:table-cell>
          <table:table-cell table:formula="of:=[.D239]/[.C239]" office:value-type="float" office:value="1.04919777269996">
            <text:p>1,0492</text:p>
          </table:table-cell>
          <table:table-cell table:style-name="ce4" table:formula="of:=ABS(([.E239]-[.C239])/[.C239])" office:value-type="float" office:value="0.00753474714436289">
            <text:p>0,0075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39]" office:value-type="float" office:value="-0.1">
            <text:p>-0,1</text:p>
          </table:table-cell>
          <table:table-cell table:style-name="ce2" table:formula="of:=[.B240]*[.A240]*9.81" office:value-type="float" office:value="-0.9884556">
            <text:p>-0,9885</text:p>
          </table:table-cell>
          <table:table-cell office:value-type="float" office:value="-1.0370854139328">
            <text:p>-1,03709</text:p>
          </table:table-cell>
          <table:table-cell table:formula="of:=[.D240]/[.$H$2]" office:value-type="float" office:value="-0.981007836990571">
            <text:p>-0,9810</text:p>
          </table:table-cell>
          <table:table-cell table:formula="of:=[.D240]/[.C240]" office:value-type="float" office:value="1.04919777269996">
            <text:p>1,0492</text:p>
          </table:table-cell>
          <table:table-cell table:style-name="ce4" table:formula="of:=ABS(([.E240]-[.C240])/[.C240])" office:value-type="float" office:value="0.00753474714436289">
            <text:p>0,0075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40]" office:value-type="float" office:value="-0.1">
            <text:p>-0,1</text:p>
          </table:table-cell>
          <table:table-cell table:style-name="ce2" table:formula="of:=[.B241]*[.A241]*9.81" office:value-type="float" office:value="-0.9884556">
            <text:p>-0,9885</text:p>
          </table:table-cell>
          <table:table-cell office:value-type="float" office:value="-1.0370854139328">
            <text:p>-1,03709</text:p>
          </table:table-cell>
          <table:table-cell table:formula="of:=[.D241]/[.$H$2]" office:value-type="float" office:value="-0.981007836990571">
            <text:p>-0,9810</text:p>
          </table:table-cell>
          <table:table-cell table:formula="of:=[.D241]/[.C241]" office:value-type="float" office:value="1.04919777269996">
            <text:p>1,0492</text:p>
          </table:table-cell>
          <table:table-cell table:style-name="ce4" table:formula="of:=ABS(([.E241]-[.C241])/[.C241])" office:value-type="float" office:value="0.00753474714436289">
            <text:p>0,0075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41]" office:value-type="float" office:value="-0.1">
            <text:p>-0,1</text:p>
          </table:table-cell>
          <table:table-cell table:style-name="ce2" table:formula="of:=[.B242]*[.A242]*9.81" office:value-type="float" office:value="-0.9884556">
            <text:p>-0,9885</text:p>
          </table:table-cell>
          <table:table-cell office:value-type="float" office:value="-1.03704702854156">
            <text:p>-1,03705</text:p>
          </table:table-cell>
          <table:table-cell table:formula="of:=[.D242]/[.$H$2]" office:value-type="float" office:value="-0.980971527185104">
            <text:p>-0,9810</text:p>
          </table:table-cell>
          <table:table-cell table:formula="of:=[.D242]/[.C242]" office:value-type="float" office:value="1.04915893899692">
            <text:p>1,0492</text:p>
          </table:table-cell>
          <table:table-cell table:style-name="ce4" table:formula="of:=ABS(([.E242]-[.C242])/[.C242])" office:value-type="float" office:value="0.00757148102038815">
            <text:p>0,0075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42]" office:value-type="float" office:value="-0.1">
            <text:p>-0,1</text:p>
          </table:table-cell>
          <table:table-cell table:style-name="ce2" table:formula="of:=[.B243]*[.A243]*9.81" office:value-type="float" office:value="-0.9884556">
            <text:p>-0,9885</text:p>
          </table:table-cell>
          <table:table-cell office:value-type="float" office:value="-1.03704702854156">
            <text:p>-1,03705</text:p>
          </table:table-cell>
          <table:table-cell table:formula="of:=[.D243]/[.$H$2]" office:value-type="float" office:value="-0.980971527185104">
            <text:p>-0,9810</text:p>
          </table:table-cell>
          <table:table-cell table:formula="of:=[.D243]/[.C243]" office:value-type="float" office:value="1.04915893899692">
            <text:p>1,0492</text:p>
          </table:table-cell>
          <table:table-cell table:style-name="ce4" table:formula="of:=ABS(([.E243]-[.C243])/[.C243])" office:value-type="float" office:value="0.00757148102038815">
            <text:p>0,0075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43]" office:value-type="float" office:value="-0.1">
            <text:p>-0,1</text:p>
          </table:table-cell>
          <table:table-cell table:style-name="ce2" table:formula="of:=[.B244]*[.A244]*9.81" office:value-type="float" office:value="-0.9884556">
            <text:p>-0,9885</text:p>
          </table:table-cell>
          <table:table-cell office:value-type="float" office:value="-1.03704702854156">
            <text:p>-1,03705</text:p>
          </table:table-cell>
          <table:table-cell table:formula="of:=[.D244]/[.$H$2]" office:value-type="float" office:value="-0.980971527185104">
            <text:p>-0,9810</text:p>
          </table:table-cell>
          <table:table-cell table:formula="of:=[.D244]/[.C244]" office:value-type="float" office:value="1.04915893899692">
            <text:p>1,0492</text:p>
          </table:table-cell>
          <table:table-cell table:style-name="ce4" table:formula="of:=ABS(([.E244]-[.C244])/[.C244])" office:value-type="float" office:value="0.00757148102038815">
            <text:p>0,0075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44]" office:value-type="float" office:value="-0.1">
            <text:p>-0,1</text:p>
          </table:table-cell>
          <table:table-cell table:style-name="ce2" table:formula="of:=[.B245]*[.A245]*9.81" office:value-type="float" office:value="-0.9884556">
            <text:p>-0,9885</text:p>
          </table:table-cell>
          <table:table-cell office:value-type="float" office:value="-1.03623557090759">
            <text:p>-1,03624</text:p>
          </table:table-cell>
          <table:table-cell table:formula="of:=[.D245]/[.$H$2]" office:value-type="float" office:value="-0.9802039469187">
            <text:p>-0,9802</text:p>
          </table:table-cell>
          <table:table-cell table:formula="of:=[.D245]/[.C245]" office:value-type="float" office:value="1.04833800416285">
            <text:p>1,0483</text:p>
          </table:table-cell>
          <table:table-cell table:style-name="ce4" table:formula="of:=ABS(([.E245]-[.C245])/[.C245])" office:value-type="float" office:value="0.00834802603303628">
            <text:p>0,0083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45]" office:value-type="float" office:value="-0.1">
            <text:p>-0,1</text:p>
          </table:table-cell>
          <table:table-cell table:style-name="ce2" table:formula="of:=[.B246]*[.A246]*9.81" office:value-type="float" office:value="-0.9884556">
            <text:p>-0,9885</text:p>
          </table:table-cell>
          <table:table-cell office:value-type="float" office:value="-1.03623557090759">
            <text:p>-1,03624</text:p>
          </table:table-cell>
          <table:table-cell table:formula="of:=[.D246]/[.$H$2]" office:value-type="float" office:value="-0.9802039469187">
            <text:p>-0,9802</text:p>
          </table:table-cell>
          <table:table-cell table:formula="of:=[.D246]/[.C246]" office:value-type="float" office:value="1.04833800416285">
            <text:p>1,0483</text:p>
          </table:table-cell>
          <table:table-cell table:style-name="ce4" table:formula="of:=ABS(([.E246]-[.C246])/[.C246])" office:value-type="float" office:value="0.00834802603303628">
            <text:p>0,0083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office:value-type="float" office:value="-0.15">
            <text:p>-0,15</text:p>
          </table:table-cell>
          <table:table-cell table:style-name="ce2" table:formula="of:=[.B247]*[.A247]*9.81" office:value-type="float" office:value="-1.4826834">
            <text:p>-1,4827</text:p>
          </table:table-cell>
          <table:table-cell office:value-type="float" office:value="-1.55821311473846">
            <text:p>-1,55821</text:p>
          </table:table-cell>
          <table:table-cell table:formula="of:=[.D247]/[.$H$2]" office:value-type="float" office:value="-1.47395697280433">
            <text:p>-1,4740</text:p>
          </table:table-cell>
          <table:table-cell table:formula="of:=[.D247]/[.C247]" office:value-type="float" office:value="1.05094122908401">
            <text:p>1,0509</text:p>
          </table:table-cell>
          <table:table-cell table:style-name="ce4" table:formula="of:=ABS(([.E247]-[.C247])/[.C247])" office:value-type="float" office:value="0.00588556342889458">
            <text:p>0,0058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47]" office:value-type="float" office:value="-0.15">
            <text:p>-0,15</text:p>
          </table:table-cell>
          <table:table-cell table:style-name="ce2" table:formula="of:=[.B248]*[.A248]*9.81" office:value-type="float" office:value="-1.4826834">
            <text:p>-1,4827</text:p>
          </table:table-cell>
          <table:table-cell office:value-type="float" office:value="-1.55856478214264">
            <text:p>-1,55856</text:p>
          </table:table-cell>
          <table:table-cell table:formula="of:=[.D248]/[.$H$2]" office:value-type="float" office:value="-1.47428962474879">
            <text:p>-1,4743</text:p>
          </table:table-cell>
          <table:table-cell table:formula="of:=[.D248]/[.C248]" office:value-type="float" office:value="1.05117841215639">
            <text:p>1,0512</text:p>
          </table:table-cell>
          <table:table-cell table:style-name="ce4" table:formula="of:=ABS(([.E248]-[.C248])/[.C248])" office:value-type="float" office:value="0.00566120538694234">
            <text:p>0,0056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48]" office:value-type="float" office:value="-0.15">
            <text:p>-0,15</text:p>
          </table:table-cell>
          <table:table-cell table:style-name="ce2" table:formula="of:=[.B249]*[.A249]*9.81" office:value-type="float" office:value="-1.4826834">
            <text:p>-1,4827</text:p>
          </table:table-cell>
          <table:table-cell office:value-type="float" office:value="-1.55856478214264">
            <text:p>-1,55856</text:p>
          </table:table-cell>
          <table:table-cell table:formula="of:=[.D249]/[.$H$2]" office:value-type="float" office:value="-1.47428962474879">
            <text:p>-1,4743</text:p>
          </table:table-cell>
          <table:table-cell table:formula="of:=[.D249]/[.C249]" office:value-type="float" office:value="1.05117841215639">
            <text:p>1,0512</text:p>
          </table:table-cell>
          <table:table-cell table:style-name="ce4" table:formula="of:=ABS(([.E249]-[.C249])/[.C249])" office:value-type="float" office:value="0.00566120538694234">
            <text:p>0,0056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49]" office:value-type="float" office:value="-0.15">
            <text:p>-0,15</text:p>
          </table:table-cell>
          <table:table-cell table:style-name="ce2" table:formula="of:=[.B250]*[.A250]*9.81" office:value-type="float" office:value="-1.4826834">
            <text:p>-1,4827</text:p>
          </table:table-cell>
          <table:table-cell office:value-type="float" office:value="-1.55856478214264">
            <text:p>-1,55856</text:p>
          </table:table-cell>
          <table:table-cell table:formula="of:=[.D250]/[.$H$2]" office:value-type="float" office:value="-1.47428962474879">
            <text:p>-1,4743</text:p>
          </table:table-cell>
          <table:table-cell table:formula="of:=[.D250]/[.C250]" office:value-type="float" office:value="1.05117841215639">
            <text:p>1,0512</text:p>
          </table:table-cell>
          <table:table-cell table:style-name="ce4" table:formula="of:=ABS(([.E250]-[.C250])/[.C250])" office:value-type="float" office:value="0.00566120538694234">
            <text:p>0,0056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50]" office:value-type="float" office:value="-0.15">
            <text:p>-0,15</text:p>
          </table:table-cell>
          <table:table-cell table:style-name="ce2" table:formula="of:=[.B251]*[.A251]*9.81" office:value-type="float" office:value="-1.4826834">
            <text:p>-1,4827</text:p>
          </table:table-cell>
          <table:table-cell office:value-type="float" office:value="-1.55896937847137">
            <text:p>-1,55897</text:p>
          </table:table-cell>
          <table:table-cell table:formula="of:=[.D251]/[.$H$2]" office:value-type="float" office:value="-1.47467234362996">
            <text:p>-1,4747</text:p>
          </table:table-cell>
          <table:table-cell table:formula="of:=[.D251]/[.C251]" office:value-type="float" office:value="1.05145129329118">
            <text:p>1,0515</text:p>
          </table:table-cell>
          <table:table-cell table:style-name="ce4" table:formula="of:=ABS(([.E251]-[.C251])/[.C251])" office:value-type="float" office:value="0.00540307955834429">
            <text:p>0,0054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51]" office:value-type="float" office:value="-0.15">
            <text:p>-0,15</text:p>
          </table:table-cell>
          <table:table-cell table:style-name="ce2" table:formula="of:=[.B252]*[.A252]*9.81" office:value-type="float" office:value="-1.4826834">
            <text:p>-1,4827</text:p>
          </table:table-cell>
          <table:table-cell office:value-type="float" office:value="-1.55896937847137">
            <text:p>-1,55897</text:p>
          </table:table-cell>
          <table:table-cell table:formula="of:=[.D252]/[.$H$2]" office:value-type="float" office:value="-1.47467234362996">
            <text:p>-1,4747</text:p>
          </table:table-cell>
          <table:table-cell table:formula="of:=[.D252]/[.C252]" office:value-type="float" office:value="1.05145129329118">
            <text:p>1,0515</text:p>
          </table:table-cell>
          <table:table-cell table:style-name="ce4" table:formula="of:=ABS(([.E252]-[.C252])/[.C252])" office:value-type="float" office:value="0.00540307955834429">
            <text:p>0,0054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52]" office:value-type="float" office:value="-0.15">
            <text:p>-0,15</text:p>
          </table:table-cell>
          <table:table-cell table:style-name="ce2" table:formula="of:=[.B253]*[.A253]*9.81" office:value-type="float" office:value="-1.4826834">
            <text:p>-1,4827</text:p>
          </table:table-cell>
          <table:table-cell office:value-type="float" office:value="-1.55896937847137">
            <text:p>-1,55897</text:p>
          </table:table-cell>
          <table:table-cell table:formula="of:=[.D253]/[.$H$2]" office:value-type="float" office:value="-1.47467234362996">
            <text:p>-1,4747</text:p>
          </table:table-cell>
          <table:table-cell table:formula="of:=[.D253]/[.C253]" office:value-type="float" office:value="1.05145129329118">
            <text:p>1,0515</text:p>
          </table:table-cell>
          <table:table-cell table:style-name="ce4" table:formula="of:=ABS(([.E253]-[.C253])/[.C253])" office:value-type="float" office:value="0.00540307955834429">
            <text:p>0,0054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53]" office:value-type="float" office:value="-0.15">
            <text:p>-0,15</text:p>
          </table:table-cell>
          <table:table-cell table:style-name="ce2" table:formula="of:=[.B254]*[.A254]*9.81" office:value-type="float" office:value="-1.4826834">
            <text:p>-1,4827</text:p>
          </table:table-cell>
          <table:table-cell office:value-type="float" office:value="-1.55762100219727">
            <text:p>-1,55762</text:p>
          </table:table-cell>
          <table:table-cell table:formula="of:=[.D254]/[.$H$2]" office:value-type="float" office:value="-1.47339687714058">
            <text:p>-1,4734</text:p>
          </table:table-cell>
          <table:table-cell table:formula="of:=[.D254]/[.C254]" office:value-type="float" office:value="1.05054187711097">
            <text:p>1,0505</text:p>
          </table:table-cell>
          <table:table-cell table:style-name="ce4" table:formula="of:=ABS(([.E254]-[.C254])/[.C254])" office:value-type="float" office:value="0.00626332152867182">
            <text:p>0,0062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54]" office:value-type="float" office:value="-0.15">
            <text:p>-0,15</text:p>
          </table:table-cell>
          <table:table-cell table:style-name="ce2" table:formula="of:=[.B255]*[.A255]*9.81" office:value-type="float" office:value="-1.4826834">
            <text:p>-1,4827</text:p>
          </table:table-cell>
          <table:table-cell office:value-type="float" office:value="-1.55762100219727">
            <text:p>-1,55762</text:p>
          </table:table-cell>
          <table:table-cell table:formula="of:=[.D255]/[.$H$2]" office:value-type="float" office:value="-1.47339687714058">
            <text:p>-1,4734</text:p>
          </table:table-cell>
          <table:table-cell table:formula="of:=[.D255]/[.C255]" office:value-type="float" office:value="1.05054187711097">
            <text:p>1,0505</text:p>
          </table:table-cell>
          <table:table-cell table:style-name="ce4" table:formula="of:=ABS(([.E255]-[.C255])/[.C255])" office:value-type="float" office:value="0.00626332152867182">
            <text:p>0,0062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55]" office:value-type="float" office:value="-0.15">
            <text:p>-0,15</text:p>
          </table:table-cell>
          <table:table-cell table:style-name="ce2" table:formula="of:=[.B256]*[.A256]*9.81" office:value-type="float" office:value="-1.4826834">
            <text:p>-1,4827</text:p>
          </table:table-cell>
          <table:table-cell office:value-type="float" office:value="-1.55762100219727">
            <text:p>-1,55762</text:p>
          </table:table-cell>
          <table:table-cell table:formula="of:=[.D256]/[.$H$2]" office:value-type="float" office:value="-1.47339687714058">
            <text:p>-1,4734</text:p>
          </table:table-cell>
          <table:table-cell table:formula="of:=[.D256]/[.C256]" office:value-type="float" office:value="1.05054187711097">
            <text:p>1,0505</text:p>
          </table:table-cell>
          <table:table-cell table:style-name="ce4" table:formula="of:=ABS(([.E256]-[.C256])/[.C256])" office:value-type="float" office:value="0.00626332152867182">
            <text:p>0,0062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56]" office:value-type="float" office:value="-0.15">
            <text:p>-0,15</text:p>
          </table:table-cell>
          <table:table-cell table:style-name="ce2" table:formula="of:=[.B257]*[.A257]*9.81" office:value-type="float" office:value="-1.4826834">
            <text:p>-1,4827</text:p>
          </table:table-cell>
          <table:table-cell office:value-type="float" office:value="-1.55755972862244">
            <text:p>-1,55756</text:p>
          </table:table-cell>
          <table:table-cell table:formula="of:=[.D257]/[.$H$2]" office:value-type="float" office:value="-1.47333891676788">
            <text:p>-1,4733</text:p>
          </table:table-cell>
          <table:table-cell table:formula="of:=[.D257]/[.C257]" office:value-type="float" office:value="1.05050055097564">
            <text:p>1,0505</text:p>
          </table:table-cell>
          <table:table-cell table:style-name="ce4" table:formula="of:=ABS(([.E257]-[.C257])/[.C257])" office:value-type="float" office:value="0.00630241306547298">
            <text:p>0,0063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57]" office:value-type="float" office:value="-0.15">
            <text:p>-0,15</text:p>
          </table:table-cell>
          <table:table-cell table:style-name="ce2" table:formula="of:=[.B258]*[.A258]*9.81" office:value-type="float" office:value="-1.4826834">
            <text:p>-1,4827</text:p>
          </table:table-cell>
          <table:table-cell office:value-type="float" office:value="-1.55755972862244">
            <text:p>-1,55756</text:p>
          </table:table-cell>
          <table:table-cell table:formula="of:=[.D258]/[.$H$2]" office:value-type="float" office:value="-1.47333891676788">
            <text:p>-1,4733</text:p>
          </table:table-cell>
          <table:table-cell table:formula="of:=[.D258]/[.C258]" office:value-type="float" office:value="1.05050055097564">
            <text:p>1,0505</text:p>
          </table:table-cell>
          <table:table-cell table:style-name="ce4" table:formula="of:=ABS(([.E258]-[.C258])/[.C258])" office:value-type="float" office:value="0.00630241306547298">
            <text:p>0,0063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58]" office:value-type="float" office:value="-0.15">
            <text:p>-0,15</text:p>
          </table:table-cell>
          <table:table-cell table:style-name="ce2" table:formula="of:=[.B259]*[.A259]*9.81" office:value-type="float" office:value="-1.4826834">
            <text:p>-1,4827</text:p>
          </table:table-cell>
          <table:table-cell office:value-type="float" office:value="-1.55755972862244">
            <text:p>-1,55756</text:p>
          </table:table-cell>
          <table:table-cell table:formula="of:=[.D259]/[.$H$2]" office:value-type="float" office:value="-1.47333891676788">
            <text:p>-1,4733</text:p>
          </table:table-cell>
          <table:table-cell table:formula="of:=[.D259]/[.C259]" office:value-type="float" office:value="1.05050055097564">
            <text:p>1,0505</text:p>
          </table:table-cell>
          <table:table-cell table:style-name="ce4" table:formula="of:=ABS(([.E259]-[.C259])/[.C259])" office:value-type="float" office:value="0.00630241306547298">
            <text:p>0,0063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59]" office:value-type="float" office:value="-0.15">
            <text:p>-0,15</text:p>
          </table:table-cell>
          <table:table-cell table:style-name="ce2" table:formula="of:=[.B260]*[.A260]*9.81" office:value-type="float" office:value="-1.4826834">
            <text:p>-1,4827</text:p>
          </table:table-cell>
          <table:table-cell office:value-type="float" office:value="-1.55994939804077">
            <text:p>-1,55995</text:p>
          </table:table-cell>
          <table:table-cell table:formula="of:=[.D260]/[.$H$2]" office:value-type="float" office:value="-1.47559937130297">
            <text:p>-1,4756</text:p>
          </table:table-cell>
          <table:table-cell table:formula="of:=[.D260]/[.C260]" office:value-type="float" office:value="1.05211227025322">
            <text:p>1,0521</text:p>
          </table:table-cell>
          <table:table-cell table:style-name="ce4" table:formula="of:=ABS(([.E260]-[.C260])/[.C260])" office:value-type="float" office:value="0.00477784313025391">
            <text:p>0,0047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60]" office:value-type="float" office:value="-0.15">
            <text:p>-0,15</text:p>
          </table:table-cell>
          <table:table-cell table:style-name="ce2" table:formula="of:=[.B261]*[.A261]*9.81" office:value-type="float" office:value="-1.4826834">
            <text:p>-1,4827</text:p>
          </table:table-cell>
          <table:table-cell office:value-type="float" office:value="-1.55994939804077">
            <text:p>-1,55995</text:p>
          </table:table-cell>
          <table:table-cell table:formula="of:=[.D261]/[.$H$2]" office:value-type="float" office:value="-1.47559937130297">
            <text:p>-1,4756</text:p>
          </table:table-cell>
          <table:table-cell table:formula="of:=[.D261]/[.C261]" office:value-type="float" office:value="1.05211227025322">
            <text:p>1,0521</text:p>
          </table:table-cell>
          <table:table-cell table:style-name="ce4" table:formula="of:=ABS(([.E261]-[.C261])/[.C261])" office:value-type="float" office:value="0.00477784313025391">
            <text:p>0,0047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61]" office:value-type="float" office:value="-0.15">
            <text:p>-0,15</text:p>
          </table:table-cell>
          <table:table-cell table:style-name="ce2" table:formula="of:=[.B262]*[.A262]*9.81" office:value-type="float" office:value="-1.4826834">
            <text:p>-1,4827</text:p>
          </table:table-cell>
          <table:table-cell office:value-type="float" office:value="-1.55994939804077">
            <text:p>-1,55995</text:p>
          </table:table-cell>
          <table:table-cell table:formula="of:=[.D262]/[.$H$2]" office:value-type="float" office:value="-1.47559937130297">
            <text:p>-1,4756</text:p>
          </table:table-cell>
          <table:table-cell table:formula="of:=[.D262]/[.C262]" office:value-type="float" office:value="1.05211227025322">
            <text:p>1,0521</text:p>
          </table:table-cell>
          <table:table-cell table:style-name="ce4" table:formula="of:=ABS(([.E262]-[.C262])/[.C262])" office:value-type="float" office:value="0.00477784313025391">
            <text:p>0,0047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62]" office:value-type="float" office:value="-0.15">
            <text:p>-0,15</text:p>
          </table:table-cell>
          <table:table-cell table:style-name="ce2" table:formula="of:=[.B263]*[.A263]*9.81" office:value-type="float" office:value="-1.4826834">
            <text:p>-1,4827</text:p>
          </table:table-cell>
          <table:table-cell office:value-type="float" office:value="-1.55975770950317">
            <text:p>-1,55976</text:p>
          </table:table-cell>
          <table:table-cell table:formula="of:=[.D263]/[.$H$2]" office:value-type="float" office:value="-1.4754180478024">
            <text:p>-1,4754</text:p>
          </table:table-cell>
          <table:table-cell table:formula="of:=[.D263]/[.C263]" office:value-type="float" office:value="1.05198298537852">
            <text:p>1,0520</text:p>
          </table:table-cell>
          <table:table-cell table:style-name="ce4" table:formula="of:=ABS(([.E263]-[.C263])/[.C263])" office:value-type="float" office:value="0.00490013727651083">
            <text:p>0,0049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63]" office:value-type="float" office:value="-0.15">
            <text:p>-0,15</text:p>
          </table:table-cell>
          <table:table-cell table:style-name="ce2" table:formula="of:=[.B264]*[.A264]*9.81" office:value-type="float" office:value="-1.4826834">
            <text:p>-1,4827</text:p>
          </table:table-cell>
          <table:table-cell office:value-type="float" office:value="-1.55975770950317">
            <text:p>-1,55976</text:p>
          </table:table-cell>
          <table:table-cell table:formula="of:=[.D264]/[.$H$2]" office:value-type="float" office:value="-1.4754180478024">
            <text:p>-1,4754</text:p>
          </table:table-cell>
          <table:table-cell table:formula="of:=[.D264]/[.C264]" office:value-type="float" office:value="1.05198298537852">
            <text:p>1,0520</text:p>
          </table:table-cell>
          <table:table-cell table:style-name="ce4" table:formula="of:=ABS(([.E264]-[.C264])/[.C264])" office:value-type="float" office:value="0.00490013727651083">
            <text:p>0,0049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64]" office:value-type="float" office:value="-0.15">
            <text:p>-0,15</text:p>
          </table:table-cell>
          <table:table-cell table:style-name="ce2" table:formula="of:=[.B265]*[.A265]*9.81" office:value-type="float" office:value="-1.4826834">
            <text:p>-1,4827</text:p>
          </table:table-cell>
          <table:table-cell office:value-type="float" office:value="-1.55975770950317">
            <text:p>-1,55976</text:p>
          </table:table-cell>
          <table:table-cell table:formula="of:=[.D265]/[.$H$2]" office:value-type="float" office:value="-1.4754180478024">
            <text:p>-1,4754</text:p>
          </table:table-cell>
          <table:table-cell table:formula="of:=[.D265]/[.C265]" office:value-type="float" office:value="1.05198298537852">
            <text:p>1,0520</text:p>
          </table:table-cell>
          <table:table-cell table:style-name="ce4" table:formula="of:=ABS(([.E265]-[.C265])/[.C265])" office:value-type="float" office:value="0.00490013727651083">
            <text:p>0,0049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65]" office:value-type="float" office:value="-0.15">
            <text:p>-0,15</text:p>
          </table:table-cell>
          <table:table-cell table:style-name="ce2" table:formula="of:=[.B266]*[.A266]*9.81" office:value-type="float" office:value="-1.4826834">
            <text:p>-1,4827</text:p>
          </table:table-cell>
          <table:table-cell office:value-type="float" office:value="-1.55841636657715">
            <text:p>-1,55842</text:p>
          </table:table-cell>
          <table:table-cell table:formula="of:=[.D266]/[.$H$2]" office:value-type="float" office:value="-1.47414923435189">
            <text:p>-1,4741</text:p>
          </table:table-cell>
          <table:table-cell table:formula="of:=[.D266]/[.C266]" office:value-type="float" office:value="1.05107831285974">
            <text:p>1,0511</text:p>
          </table:table-cell>
          <table:table-cell table:style-name="ce4" table:formula="of:=ABS(([.E266]-[.C266])/[.C266])" office:value-type="float" office:value="0.00575589208600175">
            <text:p>0,0057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66]" office:value-type="float" office:value="-0.15">
            <text:p>-0,15</text:p>
          </table:table-cell>
          <table:table-cell table:style-name="ce2" table:formula="of:=[.B267]*[.A267]*9.81" office:value-type="float" office:value="-1.4826834">
            <text:p>-1,4827</text:p>
          </table:table-cell>
          <table:table-cell office:value-type="float" office:value="-1.55841636657715">
            <text:p>-1,55842</text:p>
          </table:table-cell>
          <table:table-cell table:formula="of:=[.D267]/[.$H$2]" office:value-type="float" office:value="-1.47414923435189">
            <text:p>-1,4741</text:p>
          </table:table-cell>
          <table:table-cell table:formula="of:=[.D267]/[.C267]" office:value-type="float" office:value="1.05107831285974">
            <text:p>1,0511</text:p>
          </table:table-cell>
          <table:table-cell table:style-name="ce4" table:formula="of:=ABS(([.E267]-[.C267])/[.C267])" office:value-type="float" office:value="0.00575589208600175">
            <text:p>0,0057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67]" office:value-type="float" office:value="-0.15">
            <text:p>-0,15</text:p>
          </table:table-cell>
          <table:table-cell table:style-name="ce2" table:formula="of:=[.B268]*[.A268]*9.81" office:value-type="float" office:value="-1.4826834">
            <text:p>-1,4827</text:p>
          </table:table-cell>
          <table:table-cell office:value-type="float" office:value="-1.55841636657715">
            <text:p>-1,55842</text:p>
          </table:table-cell>
          <table:table-cell table:formula="of:=[.D268]/[.$H$2]" office:value-type="float" office:value="-1.47414923435189">
            <text:p>-1,4741</text:p>
          </table:table-cell>
          <table:table-cell table:formula="of:=[.D268]/[.C268]" office:value-type="float" office:value="1.05107831285974">
            <text:p>1,0511</text:p>
          </table:table-cell>
          <table:table-cell table:style-name="ce4" table:formula="of:=ABS(([.E268]-[.C268])/[.C268])" office:value-type="float" office:value="0.00575589208600175">
            <text:p>0,0057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68]" office:value-type="float" office:value="-0.15">
            <text:p>-0,15</text:p>
          </table:table-cell>
          <table:table-cell table:style-name="ce2" table:formula="of:=[.B269]*[.A269]*9.81" office:value-type="float" office:value="-1.4826834">
            <text:p>-1,4827</text:p>
          </table:table-cell>
          <table:table-cell office:value-type="float" office:value="-1.55929636955261">
            <text:p>-1,55930</text:p>
          </table:table-cell>
          <table:table-cell table:formula="of:=[.D269]/[.$H$2]" office:value-type="float" office:value="-1.47498165355662">
            <text:p>-1,4750</text:p>
          </table:table-cell>
          <table:table-cell table:formula="of:=[.D269]/[.C269]" office:value-type="float" office:value="1.05167183334798">
            <text:p>1,0517</text:p>
          </table:table-cell>
          <table:table-cell table:style-name="ce4" table:formula="of:=ABS(([.E269]-[.C269])/[.C269])" office:value-type="float" office:value="0.00519446460611735">
            <text:p>0,0051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69]" office:value-type="float" office:value="-0.15">
            <text:p>-0,15</text:p>
          </table:table-cell>
          <table:table-cell table:style-name="ce2" table:formula="of:=[.B270]*[.A270]*9.81" office:value-type="float" office:value="-1.4826834">
            <text:p>-1,4827</text:p>
          </table:table-cell>
          <table:table-cell office:value-type="float" office:value="-1.55929636955261">
            <text:p>-1,55930</text:p>
          </table:table-cell>
          <table:table-cell table:formula="of:=[.D270]/[.$H$2]" office:value-type="float" office:value="-1.47498165355662">
            <text:p>-1,4750</text:p>
          </table:table-cell>
          <table:table-cell table:formula="of:=[.D270]/[.C270]" office:value-type="float" office:value="1.05167183334798">
            <text:p>1,0517</text:p>
          </table:table-cell>
          <table:table-cell table:style-name="ce4" table:formula="of:=ABS(([.E270]-[.C270])/[.C270])" office:value-type="float" office:value="0.00519446460611735">
            <text:p>0,0051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70]" office:value-type="float" office:value="-0.15">
            <text:p>-0,15</text:p>
          </table:table-cell>
          <table:table-cell table:style-name="ce2" table:formula="of:=[.B271]*[.A271]*9.81" office:value-type="float" office:value="-1.4826834">
            <text:p>-1,4827</text:p>
          </table:table-cell>
          <table:table-cell office:value-type="float" office:value="-1.55929636955261">
            <text:p>-1,55930</text:p>
          </table:table-cell>
          <table:table-cell table:formula="of:=[.D271]/[.$H$2]" office:value-type="float" office:value="-1.47498165355662">
            <text:p>-1,4750</text:p>
          </table:table-cell>
          <table:table-cell table:formula="of:=[.D271]/[.C271]" office:value-type="float" office:value="1.05167183334798">
            <text:p>1,0517</text:p>
          </table:table-cell>
          <table:table-cell table:style-name="ce4" table:formula="of:=ABS(([.E271]-[.C271])/[.C271])" office:value-type="float" office:value="0.00519446460611735">
            <text:p>0,0051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71]" office:value-type="float" office:value="-0.15">
            <text:p>-0,15</text:p>
          </table:table-cell>
          <table:table-cell table:style-name="ce2" table:formula="of:=[.B272]*[.A272]*9.81" office:value-type="float" office:value="-1.4826834">
            <text:p>-1,4827</text:p>
          </table:table-cell>
          <table:table-cell office:value-type="float" office:value="-1.558917760849">
            <text:p>-1,55892</text:p>
          </table:table-cell>
          <table:table-cell table:formula="of:=[.D272]/[.$H$2]" office:value-type="float" office:value="-1.47462351709033">
            <text:p>-1,4746</text:p>
          </table:table-cell>
          <table:table-cell table:formula="of:=[.D272]/[.C272]" office:value-type="float" office:value="1.05141647964023">
            <text:p>1,0514</text:p>
          </table:table-cell>
          <table:table-cell table:style-name="ce4" table:formula="of:=ABS(([.E272]-[.C272])/[.C272])" office:value-type="float" office:value="0.00543601075568457">
            <text:p>0,0054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72]" office:value-type="float" office:value="-0.15">
            <text:p>-0,15</text:p>
          </table:table-cell>
          <table:table-cell table:style-name="ce2" table:formula="of:=[.B273]*[.A273]*9.81" office:value-type="float" office:value="-1.4826834">
            <text:p>-1,4827</text:p>
          </table:table-cell>
          <table:table-cell office:value-type="float" office:value="-1.558917760849">
            <text:p>-1,55892</text:p>
          </table:table-cell>
          <table:table-cell table:formula="of:=[.D273]/[.$H$2]" office:value-type="float" office:value="-1.47462351709033">
            <text:p>-1,4746</text:p>
          </table:table-cell>
          <table:table-cell table:formula="of:=[.D273]/[.C273]" office:value-type="float" office:value="1.05141647964023">
            <text:p>1,0514</text:p>
          </table:table-cell>
          <table:table-cell table:style-name="ce4" table:formula="of:=ABS(([.E273]-[.C273])/[.C273])" office:value-type="float" office:value="0.00543601075568457">
            <text:p>0,0054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73]" office:value-type="float" office:value="-0.15">
            <text:p>-0,15</text:p>
          </table:table-cell>
          <table:table-cell table:style-name="ce2" table:formula="of:=[.B274]*[.A274]*9.81" office:value-type="float" office:value="-1.4826834">
            <text:p>-1,4827</text:p>
          </table:table-cell>
          <table:table-cell office:value-type="float" office:value="-1.558917760849">
            <text:p>-1,55892</text:p>
          </table:table-cell>
          <table:table-cell table:formula="of:=[.D274]/[.$H$2]" office:value-type="float" office:value="-1.47462351709033">
            <text:p>-1,4746</text:p>
          </table:table-cell>
          <table:table-cell table:formula="of:=[.D274]/[.C274]" office:value-type="float" office:value="1.05141647964023">
            <text:p>1,0514</text:p>
          </table:table-cell>
          <table:table-cell table:style-name="ce4" table:formula="of:=ABS(([.E274]-[.C274])/[.C274])" office:value-type="float" office:value="0.00543601075568457">
            <text:p>0,0054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74]" office:value-type="float" office:value="-0.15">
            <text:p>-0,15</text:p>
          </table:table-cell>
          <table:table-cell table:style-name="ce2" table:formula="of:=[.B275]*[.A275]*9.81" office:value-type="float" office:value="-1.4826834">
            <text:p>-1,4827</text:p>
          </table:table-cell>
          <table:table-cell office:value-type="float" office:value="-1.55723798274994">
            <text:p>-1,55724</text:p>
          </table:table-cell>
          <table:table-cell table:formula="of:=[.D275]/[.$H$2]" office:value-type="float" office:value="-1.47303456842955">
            <text:p>-1,4730</text:p>
          </table:table-cell>
          <table:table-cell table:formula="of:=[.D275]/[.C275]" office:value-type="float" office:value="1.05028354856468">
            <text:p>1,0503</text:p>
          </table:table-cell>
          <table:table-cell table:style-name="ce4" table:formula="of:=ABS(([.E275]-[.C275])/[.C275])" office:value-type="float" office:value="0.00650768166046443">
            <text:p>0,0065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75]" office:value-type="float" office:value="-0.15">
            <text:p>-0,15</text:p>
          </table:table-cell>
          <table:table-cell table:style-name="ce2" table:formula="of:=[.B276]*[.A276]*9.81" office:value-type="float" office:value="-1.4826834">
            <text:p>-1,4827</text:p>
          </table:table-cell>
          <table:table-cell office:value-type="float" office:value="-1.55723798274994">
            <text:p>-1,55724</text:p>
          </table:table-cell>
          <table:table-cell table:formula="of:=[.D276]/[.$H$2]" office:value-type="float" office:value="-1.47303456842955">
            <text:p>-1,4730</text:p>
          </table:table-cell>
          <table:table-cell table:formula="of:=[.D276]/[.C276]" office:value-type="float" office:value="1.05028354856468">
            <text:p>1,0503</text:p>
          </table:table-cell>
          <table:table-cell table:style-name="ce4" table:formula="of:=ABS(([.E276]-[.C276])/[.C276])" office:value-type="float" office:value="0.00650768166046443">
            <text:p>0,0065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76]" office:value-type="float" office:value="-0.15">
            <text:p>-0,15</text:p>
          </table:table-cell>
          <table:table-cell table:style-name="ce2" table:formula="of:=[.B277]*[.A277]*9.81" office:value-type="float" office:value="-1.4826834">
            <text:p>-1,4827</text:p>
          </table:table-cell>
          <table:table-cell office:value-type="float" office:value="-1.55723798274994">
            <text:p>-1,55724</text:p>
          </table:table-cell>
          <table:table-cell table:formula="of:=[.D277]/[.$H$2]" office:value-type="float" office:value="-1.47303456842955">
            <text:p>-1,4730</text:p>
          </table:table-cell>
          <table:table-cell table:formula="of:=[.D277]/[.C277]" office:value-type="float" office:value="1.05028354856468">
            <text:p>1,0503</text:p>
          </table:table-cell>
          <table:table-cell table:style-name="ce4" table:formula="of:=ABS(([.E277]-[.C277])/[.C277])" office:value-type="float" office:value="0.00650768166046443">
            <text:p>0,0065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77]" office:value-type="float" office:value="-0.15">
            <text:p>-0,15</text:p>
          </table:table-cell>
          <table:table-cell table:style-name="ce2" table:formula="of:=[.B278]*[.A278]*9.81" office:value-type="float" office:value="-1.4826834">
            <text:p>-1,4827</text:p>
          </table:table-cell>
          <table:table-cell office:value-type="float" office:value="-1.55783915519714">
            <text:p>-1,55784</text:p>
          </table:table-cell>
          <table:table-cell table:formula="of:=[.D278]/[.$H$2]" office:value-type="float" office:value="-1.4736032341095">
            <text:p>-1,4736</text:p>
          </table:table-cell>
          <table:table-cell table:formula="of:=[.D278]/[.C278]" office:value-type="float" office:value="1.05068901101688">
            <text:p>1,0507</text:p>
          </table:table-cell>
          <table:table-cell table:style-name="ce4" table:formula="of:=ABS(([.E278]-[.C278])/[.C278])" office:value-type="float" office:value="0.0061241434890952">
            <text:p>0,0061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78]" office:value-type="float" office:value="-0.15">
            <text:p>-0,15</text:p>
          </table:table-cell>
          <table:table-cell table:style-name="ce2" table:formula="of:=[.B279]*[.A279]*9.81" office:value-type="float" office:value="-1.4826834">
            <text:p>-1,4827</text:p>
          </table:table-cell>
          <table:table-cell office:value-type="float" office:value="-1.55783915519714">
            <text:p>-1,55784</text:p>
          </table:table-cell>
          <table:table-cell table:formula="of:=[.D279]/[.$H$2]" office:value-type="float" office:value="-1.4736032341095">
            <text:p>-1,4736</text:p>
          </table:table-cell>
          <table:table-cell table:formula="of:=[.D279]/[.C279]" office:value-type="float" office:value="1.05068901101688">
            <text:p>1,0507</text:p>
          </table:table-cell>
          <table:table-cell table:style-name="ce4" table:formula="of:=ABS(([.E279]-[.C279])/[.C279])" office:value-type="float" office:value="0.0061241434890952">
            <text:p>0,0061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79]" office:value-type="float" office:value="-0.15">
            <text:p>-0,15</text:p>
          </table:table-cell>
          <table:table-cell table:style-name="ce2" table:formula="of:=[.B280]*[.A280]*9.81" office:value-type="float" office:value="-1.4826834">
            <text:p>-1,4827</text:p>
          </table:table-cell>
          <table:table-cell office:value-type="float" office:value="-1.55783915519714">
            <text:p>-1,55784</text:p>
          </table:table-cell>
          <table:table-cell table:formula="of:=[.D280]/[.$H$2]" office:value-type="float" office:value="-1.4736032341095">
            <text:p>-1,4736</text:p>
          </table:table-cell>
          <table:table-cell table:formula="of:=[.D280]/[.C280]" office:value-type="float" office:value="1.05068901101688">
            <text:p>1,0507</text:p>
          </table:table-cell>
          <table:table-cell table:style-name="ce4" table:formula="of:=ABS(([.E280]-[.C280])/[.C280])" office:value-type="float" office:value="0.0061241434890952">
            <text:p>0,0061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80]" office:value-type="float" office:value="-0.15">
            <text:p>-0,15</text:p>
          </table:table-cell>
          <table:table-cell table:style-name="ce2" table:formula="of:=[.B281]*[.A281]*9.81" office:value-type="float" office:value="-1.4826834">
            <text:p>-1,4827</text:p>
          </table:table-cell>
          <table:table-cell office:value-type="float" office:value="-1.55995273590088">
            <text:p>-1,55995</text:p>
          </table:table-cell>
          <table:table-cell table:formula="of:=[.D281]/[.$H$2]" office:value-type="float" office:value="-1.47560252867736">
            <text:p>-1,4756</text:p>
          </table:table-cell>
          <table:table-cell table:formula="of:=[.D281]/[.C281]" office:value-type="float" office:value="1.05211452148239">
            <text:p>1,0521</text:p>
          </table:table-cell>
          <table:table-cell table:style-name="ce4" table:formula="of:=ABS(([.E281]-[.C281])/[.C281])" office:value-type="float" office:value="0.00477571363019315">
            <text:p>0,0047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81]" office:value-type="float" office:value="-0.15">
            <text:p>-0,15</text:p>
          </table:table-cell>
          <table:table-cell table:style-name="ce2" table:formula="of:=[.B282]*[.A282]*9.81" office:value-type="float" office:value="-1.4826834">
            <text:p>-1,4827</text:p>
          </table:table-cell>
          <table:table-cell office:value-type="float" office:value="-1.55995273590088">
            <text:p>-1,55995</text:p>
          </table:table-cell>
          <table:table-cell table:formula="of:=[.D282]/[.$H$2]" office:value-type="float" office:value="-1.47560252867736">
            <text:p>-1,4756</text:p>
          </table:table-cell>
          <table:table-cell table:formula="of:=[.D282]/[.C282]" office:value-type="float" office:value="1.05211452148239">
            <text:p>1,0521</text:p>
          </table:table-cell>
          <table:table-cell table:style-name="ce4" table:formula="of:=ABS(([.E282]-[.C282])/[.C282])" office:value-type="float" office:value="0.00477571363019315">
            <text:p>0,0047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82]" office:value-type="float" office:value="-0.15">
            <text:p>-0,15</text:p>
          </table:table-cell>
          <table:table-cell table:style-name="ce2" table:formula="of:=[.B283]*[.A283]*9.81" office:value-type="float" office:value="-1.4826834">
            <text:p>-1,4827</text:p>
          </table:table-cell>
          <table:table-cell office:value-type="float" office:value="-1.55995273590088">
            <text:p>-1,55995</text:p>
          </table:table-cell>
          <table:table-cell table:formula="of:=[.D283]/[.$H$2]" office:value-type="float" office:value="-1.47560252867736">
            <text:p>-1,4756</text:p>
          </table:table-cell>
          <table:table-cell table:formula="of:=[.D283]/[.C283]" office:value-type="float" office:value="1.05211452148239">
            <text:p>1,0521</text:p>
          </table:table-cell>
          <table:table-cell table:style-name="ce4" table:formula="of:=ABS(([.E283]-[.C283])/[.C283])" office:value-type="float" office:value="0.00477571363019315">
            <text:p>0,0047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83]" office:value-type="float" office:value="-0.15">
            <text:p>-0,15</text:p>
          </table:table-cell>
          <table:table-cell table:style-name="ce2" table:formula="of:=[.B284]*[.A284]*9.81" office:value-type="float" office:value="-1.4826834">
            <text:p>-1,4827</text:p>
          </table:table-cell>
          <table:table-cell office:value-type="float" office:value="-1.55917024612427">
            <text:p>-1,55917</text:p>
          </table:table-cell>
          <table:table-cell table:formula="of:=[.D284]/[.$H$2]" office:value-type="float" office:value="-1.47486234991011">
            <text:p>-1,4749</text:p>
          </table:table-cell>
          <table:table-cell table:formula="of:=[.D284]/[.C284]" office:value-type="float" office:value="1.05158676904609">
            <text:p>1,0516</text:p>
          </table:table-cell>
          <table:table-cell table:style-name="ce4" table:formula="of:=ABS(([.E284]-[.C284])/[.C284])" office:value-type="float" office:value="0.00527492928692178">
            <text:p>0,0052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84]" office:value-type="float" office:value="-0.15">
            <text:p>-0,15</text:p>
          </table:table-cell>
          <table:table-cell table:style-name="ce2" table:formula="of:=[.B285]*[.A285]*9.81" office:value-type="float" office:value="-1.4826834">
            <text:p>-1,4827</text:p>
          </table:table-cell>
          <table:table-cell office:value-type="float" office:value="-1.55917024612427">
            <text:p>-1,55917</text:p>
          </table:table-cell>
          <table:table-cell table:formula="of:=[.D285]/[.$H$2]" office:value-type="float" office:value="-1.47486234991011">
            <text:p>-1,4749</text:p>
          </table:table-cell>
          <table:table-cell table:formula="of:=[.D285]/[.C285]" office:value-type="float" office:value="1.05158676904609">
            <text:p>1,0516</text:p>
          </table:table-cell>
          <table:table-cell table:style-name="ce4" table:formula="of:=ABS(([.E285]-[.C285])/[.C285])" office:value-type="float" office:value="0.00527492928692178">
            <text:p>0,0052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85]" office:value-type="float" office:value="-0.15">
            <text:p>-0,15</text:p>
          </table:table-cell>
          <table:table-cell table:style-name="ce2" table:formula="of:=[.B286]*[.A286]*9.81" office:value-type="float" office:value="-1.4826834">
            <text:p>-1,4827</text:p>
          </table:table-cell>
          <table:table-cell office:value-type="float" office:value="-1.55917024612427">
            <text:p>-1,55917</text:p>
          </table:table-cell>
          <table:table-cell table:formula="of:=[.D286]/[.$H$2]" office:value-type="float" office:value="-1.47486234991011">
            <text:p>-1,4749</text:p>
          </table:table-cell>
          <table:table-cell table:formula="of:=[.D286]/[.C286]" office:value-type="float" office:value="1.05158676904609">
            <text:p>1,0516</text:p>
          </table:table-cell>
          <table:table-cell table:style-name="ce4" table:formula="of:=ABS(([.E286]-[.C286])/[.C286])" office:value-type="float" office:value="0.00527492928692178">
            <text:p>0,0052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86]" office:value-type="float" office:value="-0.15">
            <text:p>-0,15</text:p>
          </table:table-cell>
          <table:table-cell table:style-name="ce2" table:formula="of:=[.B287]*[.A287]*9.81" office:value-type="float" office:value="-1.4826834">
            <text:p>-1,4827</text:p>
          </table:table-cell>
          <table:table-cell office:value-type="float" office:value="-1.55942285060883">
            <text:p>-1,55942</text:p>
          </table:table-cell>
          <table:table-cell table:formula="of:=[.D287]/[.$H$2]" office:value-type="float" office:value="-1.47510129549326">
            <text:p>-1,4751</text:p>
          </table:table-cell>
          <table:table-cell table:formula="of:=[.D287]/[.C287]" office:value-type="float" office:value="1.05175713885299">
            <text:p>1,0518</text:p>
          </table:table-cell>
          <table:table-cell table:style-name="ce4" table:formula="of:=ABS(([.E287]-[.C287])/[.C287])" office:value-type="float" office:value="0.00511377176458509">
            <text:p>0,0051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87]" office:value-type="float" office:value="-0.15">
            <text:p>-0,15</text:p>
          </table:table-cell>
          <table:table-cell table:style-name="ce2" table:formula="of:=[.B288]*[.A288]*9.81" office:value-type="float" office:value="-1.4826834">
            <text:p>-1,4827</text:p>
          </table:table-cell>
          <table:table-cell office:value-type="float" office:value="-1.55942285060883">
            <text:p>-1,55942</text:p>
          </table:table-cell>
          <table:table-cell table:formula="of:=[.D288]/[.$H$2]" office:value-type="float" office:value="-1.47510129549326">
            <text:p>-1,4751</text:p>
          </table:table-cell>
          <table:table-cell table:formula="of:=[.D288]/[.C288]" office:value-type="float" office:value="1.05175713885299">
            <text:p>1,0518</text:p>
          </table:table-cell>
          <table:table-cell table:style-name="ce4" table:formula="of:=ABS(([.E288]-[.C288])/[.C288])" office:value-type="float" office:value="0.00511377176458509">
            <text:p>0,0051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88]" office:value-type="float" office:value="-0.15">
            <text:p>-0,15</text:p>
          </table:table-cell>
          <table:table-cell table:style-name="ce2" table:formula="of:=[.B289]*[.A289]*9.81" office:value-type="float" office:value="-1.4826834">
            <text:p>-1,4827</text:p>
          </table:table-cell>
          <table:table-cell office:value-type="float" office:value="-1.55942285060883">
            <text:p>-1,55942</text:p>
          </table:table-cell>
          <table:table-cell table:formula="of:=[.D289]/[.$H$2]" office:value-type="float" office:value="-1.47510129549326">
            <text:p>-1,4751</text:p>
          </table:table-cell>
          <table:table-cell table:formula="of:=[.D289]/[.C289]" office:value-type="float" office:value="1.05175713885299">
            <text:p>1,0518</text:p>
          </table:table-cell>
          <table:table-cell table:style-name="ce4" table:formula="of:=ABS(([.E289]-[.C289])/[.C289])" office:value-type="float" office:value="0.00511377176458509">
            <text:p>0,0051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89]" office:value-type="float" office:value="-0.15">
            <text:p>-0,15</text:p>
          </table:table-cell>
          <table:table-cell table:style-name="ce2" table:formula="of:=[.B290]*[.A290]*9.81" office:value-type="float" office:value="-1.4826834">
            <text:p>-1,4827</text:p>
          </table:table-cell>
          <table:table-cell office:value-type="float" office:value="-1.55942285060883">
            <text:p>-1,55942</text:p>
          </table:table-cell>
          <table:table-cell table:formula="of:=[.D290]/[.$H$2]" office:value-type="float" office:value="-1.47510129549326">
            <text:p>-1,4751</text:p>
          </table:table-cell>
          <table:table-cell table:formula="of:=[.D290]/[.C290]" office:value-type="float" office:value="1.05175713885299">
            <text:p>1,0518</text:p>
          </table:table-cell>
          <table:table-cell table:style-name="ce4" table:formula="of:=ABS(([.E290]-[.C290])/[.C290])" office:value-type="float" office:value="0.00511377176458509">
            <text:p>0,0051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90]" office:value-type="float" office:value="-0.15">
            <text:p>-0,15</text:p>
          </table:table-cell>
          <table:table-cell table:style-name="ce2" table:formula="of:=[.B291]*[.A291]*9.81" office:value-type="float" office:value="-1.4826834">
            <text:p>-1,4827</text:p>
          </table:table-cell>
          <table:table-cell office:value-type="float" office:value="-1.55915009975433">
            <text:p>-1,55915</text:p>
          </table:table-cell>
          <table:table-cell table:formula="of:=[.D291]/[.$H$2]" office:value-type="float" office:value="-1.4748432929004">
            <text:p>-1,4748</text:p>
          </table:table-cell>
          <table:table-cell table:formula="of:=[.D291]/[.C291]" office:value-type="float" office:value="1.05157318127007">
            <text:p>1,0516</text:p>
          </table:table-cell>
          <table:table-cell table:style-name="ce4" table:formula="of:=ABS(([.E291]-[.C291])/[.C291])" office:value-type="float" office:value="0.00528778234085408">
            <text:p>0,0052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91]" office:value-type="float" office:value="-0.15">
            <text:p>-0,15</text:p>
          </table:table-cell>
          <table:table-cell table:style-name="ce2" table:formula="of:=[.B292]*[.A292]*9.81" office:value-type="float" office:value="-1.4826834">
            <text:p>-1,4827</text:p>
          </table:table-cell>
          <table:table-cell office:value-type="float" office:value="-1.55915009975433">
            <text:p>-1,55915</text:p>
          </table:table-cell>
          <table:table-cell table:formula="of:=[.D292]/[.$H$2]" office:value-type="float" office:value="-1.4748432929004">
            <text:p>-1,4748</text:p>
          </table:table-cell>
          <table:table-cell table:formula="of:=[.D292]/[.C292]" office:value-type="float" office:value="1.05157318127007">
            <text:p>1,0516</text:p>
          </table:table-cell>
          <table:table-cell table:style-name="ce4" table:formula="of:=ABS(([.E292]-[.C292])/[.C292])" office:value-type="float" office:value="0.00528778234085408">
            <text:p>0,0052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92]" office:value-type="float" office:value="-0.15">
            <text:p>-0,15</text:p>
          </table:table-cell>
          <table:table-cell table:style-name="ce2" table:formula="of:=[.B293]*[.A293]*9.81" office:value-type="float" office:value="-1.4826834">
            <text:p>-1,4827</text:p>
          </table:table-cell>
          <table:table-cell office:value-type="float" office:value="-1.55915009975433">
            <text:p>-1,55915</text:p>
          </table:table-cell>
          <table:table-cell table:formula="of:=[.D293]/[.$H$2]" office:value-type="float" office:value="-1.4748432929004">
            <text:p>-1,4748</text:p>
          </table:table-cell>
          <table:table-cell table:formula="of:=[.D293]/[.C293]" office:value-type="float" office:value="1.05157318127007">
            <text:p>1,0516</text:p>
          </table:table-cell>
          <table:table-cell table:style-name="ce4" table:formula="of:=ABS(([.E293]-[.C293])/[.C293])" office:value-type="float" office:value="0.00528778234085408">
            <text:p>0,0052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93]" office:value-type="float" office:value="-0.15">
            <text:p>-0,15</text:p>
          </table:table-cell>
          <table:table-cell table:style-name="ce2" table:formula="of:=[.B294]*[.A294]*9.81" office:value-type="float" office:value="-1.4826834">
            <text:p>-1,4827</text:p>
          </table:table-cell>
          <table:table-cell office:value-type="float" office:value="-1.55791449546814">
            <text:p>-1,55791</text:p>
          </table:table-cell>
          <table:table-cell table:formula="of:=[.D294]/[.$H$2]" office:value-type="float" office:value="-1.47367450055998">
            <text:p>-1,4737</text:p>
          </table:table-cell>
          <table:table-cell table:formula="of:=[.D294]/[.C294]" office:value-type="float" office:value="1.0507398244751">
            <text:p>1,0507</text:p>
          </table:table-cell>
          <table:table-cell table:style-name="ce4" table:formula="of:=ABS(([.E294]-[.C294])/[.C294])" office:value-type="float" office:value="0.00607607763061407">
            <text:p>0,0060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94]" office:value-type="float" office:value="-0.15">
            <text:p>-0,15</text:p>
          </table:table-cell>
          <table:table-cell table:style-name="ce2" table:formula="of:=[.B295]*[.A295]*9.81" office:value-type="float" office:value="-1.4826834">
            <text:p>-1,4827</text:p>
          </table:table-cell>
          <table:table-cell office:value-type="float" office:value="-1.55791449546814">
            <text:p>-1,55791</text:p>
          </table:table-cell>
          <table:table-cell table:formula="of:=[.D295]/[.$H$2]" office:value-type="float" office:value="-1.47367450055998">
            <text:p>-1,4737</text:p>
          </table:table-cell>
          <table:table-cell table:formula="of:=[.D295]/[.C295]" office:value-type="float" office:value="1.0507398244751">
            <text:p>1,0507</text:p>
          </table:table-cell>
          <table:table-cell table:style-name="ce4" table:formula="of:=ABS(([.E295]-[.C295])/[.C295])" office:value-type="float" office:value="0.00607607763061407">
            <text:p>0,0060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95]" office:value-type="float" office:value="-0.15">
            <text:p>-0,15</text:p>
          </table:table-cell>
          <table:table-cell table:style-name="ce2" table:formula="of:=[.B296]*[.A296]*9.81" office:value-type="float" office:value="-1.4826834">
            <text:p>-1,4827</text:p>
          </table:table-cell>
          <table:table-cell office:value-type="float" office:value="-1.55791449546814">
            <text:p>-1,55791</text:p>
          </table:table-cell>
          <table:table-cell table:formula="of:=[.D296]/[.$H$2]" office:value-type="float" office:value="-1.47367450055998">
            <text:p>-1,4737</text:p>
          </table:table-cell>
          <table:table-cell table:formula="of:=[.D296]/[.C296]" office:value-type="float" office:value="1.0507398244751">
            <text:p>1,0507</text:p>
          </table:table-cell>
          <table:table-cell table:style-name="ce4" table:formula="of:=ABS(([.E296]-[.C296])/[.C296])" office:value-type="float" office:value="0.00607607763061407">
            <text:p>0,0060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96]" office:value-type="float" office:value="-0.15">
            <text:p>-0,15</text:p>
          </table:table-cell>
          <table:table-cell table:style-name="ce2" table:formula="of:=[.B297]*[.A297]*9.81" office:value-type="float" office:value="-1.4826834">
            <text:p>-1,4827</text:p>
          </table:table-cell>
          <table:table-cell office:value-type="float" office:value="-1.55702352523804">
            <text:p>-1,55702</text:p>
          </table:table-cell>
          <table:table-cell table:formula="of:=[.D297]/[.$H$2]" office:value-type="float" office:value="-1.47283170712512">
            <text:p>-1,4728</text:p>
          </table:table-cell>
          <table:table-cell table:formula="of:=[.D297]/[.C297]" office:value-type="float" office:value="1.05013890709105">
            <text:p>1,0501</text:p>
          </table:table-cell>
          <table:table-cell table:style-name="ce4" table:formula="of:=ABS(([.E297]-[.C297])/[.C297])" office:value-type="float" office:value="0.00664450203926518">
            <text:p>0,0066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97]" office:value-type="float" office:value="-0.15">
            <text:p>-0,15</text:p>
          </table:table-cell>
          <table:table-cell table:style-name="ce2" table:formula="of:=[.B298]*[.A298]*9.81" office:value-type="float" office:value="-1.4826834">
            <text:p>-1,4827</text:p>
          </table:table-cell>
          <table:table-cell office:value-type="float" office:value="-1.55702352523804">
            <text:p>-1,55702</text:p>
          </table:table-cell>
          <table:table-cell table:formula="of:=[.D298]/[.$H$2]" office:value-type="float" office:value="-1.47283170712512">
            <text:p>-1,4728</text:p>
          </table:table-cell>
          <table:table-cell table:formula="of:=[.D298]/[.C298]" office:value-type="float" office:value="1.05013890709105">
            <text:p>1,0501</text:p>
          </table:table-cell>
          <table:table-cell table:style-name="ce4" table:formula="of:=ABS(([.E298]-[.C298])/[.C298])" office:value-type="float" office:value="0.00664450203926518">
            <text:p>0,0066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98]" office:value-type="float" office:value="-0.15">
            <text:p>-0,15</text:p>
          </table:table-cell>
          <table:table-cell table:style-name="ce2" table:formula="of:=[.B299]*[.A299]*9.81" office:value-type="float" office:value="-1.4826834">
            <text:p>-1,4827</text:p>
          </table:table-cell>
          <table:table-cell office:value-type="float" office:value="-1.55702352523804">
            <text:p>-1,55702</text:p>
          </table:table-cell>
          <table:table-cell table:formula="of:=[.D299]/[.$H$2]" office:value-type="float" office:value="-1.47283170712512">
            <text:p>-1,4728</text:p>
          </table:table-cell>
          <table:table-cell table:formula="of:=[.D299]/[.C299]" office:value-type="float" office:value="1.05013890709105">
            <text:p>1,0501</text:p>
          </table:table-cell>
          <table:table-cell table:style-name="ce4" table:formula="of:=ABS(([.E299]-[.C299])/[.C299])" office:value-type="float" office:value="0.00664450203926518">
            <text:p>0,0066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299]" office:value-type="float" office:value="-0.15">
            <text:p>-0,15</text:p>
          </table:table-cell>
          <table:table-cell table:style-name="ce2" table:formula="of:=[.B300]*[.A300]*9.81" office:value-type="float" office:value="-1.4826834">
            <text:p>-1,4827</text:p>
          </table:table-cell>
          <table:table-cell office:value-type="float" office:value="-1.55848515033722">
            <text:p>-1,55849</text:p>
          </table:table-cell>
          <table:table-cell table:formula="of:=[.D300]/[.$H$2]" office:value-type="float" office:value="-1.47421429881696">
            <text:p>-1,4742</text:p>
          </table:table-cell>
          <table:table-cell table:formula="of:=[.D300]/[.C300]" office:value-type="float" office:value="1.05112470426068">
            <text:p>1,0511</text:p>
          </table:table-cell>
          <table:table-cell table:style-name="ce4" table:formula="of:=ABS(([.E300]-[.C300])/[.C300])" office:value-type="float" office:value="0.00571200917406838">
            <text:p>0,0057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00]" office:value-type="float" office:value="-0.15">
            <text:p>-0,15</text:p>
          </table:table-cell>
          <table:table-cell table:style-name="ce2" table:formula="of:=[.B301]*[.A301]*9.81" office:value-type="float" office:value="-1.4826834">
            <text:p>-1,4827</text:p>
          </table:table-cell>
          <table:table-cell office:value-type="float" office:value="-1.55848515033722">
            <text:p>-1,55849</text:p>
          </table:table-cell>
          <table:table-cell table:formula="of:=[.D301]/[.$H$2]" office:value-type="float" office:value="-1.47421429881696">
            <text:p>-1,4742</text:p>
          </table:table-cell>
          <table:table-cell table:formula="of:=[.D301]/[.C301]" office:value-type="float" office:value="1.05112470426068">
            <text:p>1,0511</text:p>
          </table:table-cell>
          <table:table-cell table:style-name="ce4" table:formula="of:=ABS(([.E301]-[.C301])/[.C301])" office:value-type="float" office:value="0.00571200917406838">
            <text:p>0,0057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01]" office:value-type="float" office:value="-0.15">
            <text:p>-0,15</text:p>
          </table:table-cell>
          <table:table-cell table:style-name="ce2" table:formula="of:=[.B302]*[.A302]*9.81" office:value-type="float" office:value="-1.4826834">
            <text:p>-1,4827</text:p>
          </table:table-cell>
          <table:table-cell office:value-type="float" office:value="-1.55848515033722">
            <text:p>-1,55849</text:p>
          </table:table-cell>
          <table:table-cell table:formula="of:=[.D302]/[.$H$2]" office:value-type="float" office:value="-1.47421429881696">
            <text:p>-1,4742</text:p>
          </table:table-cell>
          <table:table-cell table:formula="of:=[.D302]/[.C302]" office:value-type="float" office:value="1.05112470426068">
            <text:p>1,0511</text:p>
          </table:table-cell>
          <table:table-cell table:style-name="ce4" table:formula="of:=ABS(([.E302]-[.C302])/[.C302])" office:value-type="float" office:value="0.00571200917406838">
            <text:p>0,0057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02]" office:value-type="float" office:value="-0.15">
            <text:p>-0,15</text:p>
          </table:table-cell>
          <table:table-cell table:style-name="ce2" table:formula="of:=[.B303]*[.A303]*9.81" office:value-type="float" office:value="-1.4826834">
            <text:p>-1,4827</text:p>
          </table:table-cell>
          <table:table-cell office:value-type="float" office:value="-1.55911922454834">
            <text:p>-1,55912</text:p>
          </table:table-cell>
          <table:table-cell table:formula="of:=[.D303]/[.$H$2]" office:value-type="float" office:value="-1.47481408718732">
            <text:p>-1,4748</text:p>
          </table:table-cell>
          <table:table-cell table:formula="of:=[.D303]/[.C303]" office:value-type="float" office:value="1.05155235740033">
            <text:p>1,0516</text:p>
          </table:table-cell>
          <table:table-cell table:style-name="ce4" table:formula="of:=ABS(([.E303]-[.C303])/[.C303])" office:value-type="float" office:value="0.00530748021639931">
            <text:p>0,0053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03]" office:value-type="float" office:value="-0.15">
            <text:p>-0,15</text:p>
          </table:table-cell>
          <table:table-cell table:style-name="ce2" table:formula="of:=[.B304]*[.A304]*9.81" office:value-type="float" office:value="-1.4826834">
            <text:p>-1,4827</text:p>
          </table:table-cell>
          <table:table-cell office:value-type="float" office:value="-1.55911922454834">
            <text:p>-1,55912</text:p>
          </table:table-cell>
          <table:table-cell table:formula="of:=[.D304]/[.$H$2]" office:value-type="float" office:value="-1.47481408718732">
            <text:p>-1,4748</text:p>
          </table:table-cell>
          <table:table-cell table:formula="of:=[.D304]/[.C304]" office:value-type="float" office:value="1.05155235740033">
            <text:p>1,0516</text:p>
          </table:table-cell>
          <table:table-cell table:style-name="ce4" table:formula="of:=ABS(([.E304]-[.C304])/[.C304])" office:value-type="float" office:value="0.00530748021639931">
            <text:p>0,0053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04]" office:value-type="float" office:value="-0.15">
            <text:p>-0,15</text:p>
          </table:table-cell>
          <table:table-cell table:style-name="ce2" table:formula="of:=[.B305]*[.A305]*9.81" office:value-type="float" office:value="-1.4826834">
            <text:p>-1,4827</text:p>
          </table:table-cell>
          <table:table-cell office:value-type="float" office:value="-1.55911922454834">
            <text:p>-1,55912</text:p>
          </table:table-cell>
          <table:table-cell table:formula="of:=[.D305]/[.$H$2]" office:value-type="float" office:value="-1.47481408718732">
            <text:p>-1,4748</text:p>
          </table:table-cell>
          <table:table-cell table:formula="of:=[.D305]/[.C305]" office:value-type="float" office:value="1.05155235740033">
            <text:p>1,0516</text:p>
          </table:table-cell>
          <table:table-cell table:style-name="ce4" table:formula="of:=ABS(([.E305]-[.C305])/[.C305])" office:value-type="float" office:value="0.00530748021639931">
            <text:p>0,0053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05]" office:value-type="float" office:value="-0.15">
            <text:p>-0,15</text:p>
          </table:table-cell>
          <table:table-cell table:style-name="ce2" table:formula="of:=[.B306]*[.A306]*9.81" office:value-type="float" office:value="-1.4826834">
            <text:p>-1,4827</text:p>
          </table:table-cell>
          <table:table-cell office:value-type="float" office:value="-1.560467004776">
            <text:p>-1,56047</text:p>
          </table:table-cell>
          <table:table-cell table:formula="of:=[.D306]/[.$H$2]" office:value-type="float" office:value="-1.47608898985986">
            <text:p>-1,4761</text:p>
          </table:table-cell>
          <table:table-cell table:formula="of:=[.D306]/[.C306]" office:value-type="float" office:value="1.05246137157535">
            <text:p>1,0525</text:p>
          </table:table-cell>
          <table:table-cell table:style-name="ce4" table:formula="of:=ABS(([.E306]-[.C306])/[.C306])" office:value-type="float" office:value="0.00444761851393438">
            <text:p>0,0044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06]" office:value-type="float" office:value="-0.15">
            <text:p>-0,15</text:p>
          </table:table-cell>
          <table:table-cell table:style-name="ce2" table:formula="of:=[.B307]*[.A307]*9.81" office:value-type="float" office:value="-1.4826834">
            <text:p>-1,4827</text:p>
          </table:table-cell>
          <table:table-cell office:value-type="float" office:value="-1.560467004776">
            <text:p>-1,56047</text:p>
          </table:table-cell>
          <table:table-cell table:formula="of:=[.D307]/[.$H$2]" office:value-type="float" office:value="-1.47608898985986">
            <text:p>-1,4761</text:p>
          </table:table-cell>
          <table:table-cell table:formula="of:=[.D307]/[.C307]" office:value-type="float" office:value="1.05246137157535">
            <text:p>1,0525</text:p>
          </table:table-cell>
          <table:table-cell table:style-name="ce4" table:formula="of:=ABS(([.E307]-[.C307])/[.C307])" office:value-type="float" office:value="0.00444761851393438">
            <text:p>0,0044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07]" office:value-type="float" office:value="-0.15">
            <text:p>-0,15</text:p>
          </table:table-cell>
          <table:table-cell table:style-name="ce2" table:formula="of:=[.B308]*[.A308]*9.81" office:value-type="float" office:value="-1.4826834">
            <text:p>-1,4827</text:p>
          </table:table-cell>
          <table:table-cell office:value-type="float" office:value="-1.560467004776">
            <text:p>-1,56047</text:p>
          </table:table-cell>
          <table:table-cell table:formula="of:=[.D308]/[.$H$2]" office:value-type="float" office:value="-1.47608898985986">
            <text:p>-1,4761</text:p>
          </table:table-cell>
          <table:table-cell table:formula="of:=[.D308]/[.C308]" office:value-type="float" office:value="1.05246137157535">
            <text:p>1,0525</text:p>
          </table:table-cell>
          <table:table-cell table:style-name="ce4" table:formula="of:=ABS(([.E308]-[.C308])/[.C308])" office:value-type="float" office:value="0.00444761851393438">
            <text:p>0,0044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08]" office:value-type="float" office:value="-0.15">
            <text:p>-0,15</text:p>
          </table:table-cell>
          <table:table-cell table:style-name="ce2" table:formula="of:=[.B309]*[.A309]*9.81" office:value-type="float" office:value="-1.4826834">
            <text:p>-1,4827</text:p>
          </table:table-cell>
          <table:table-cell office:value-type="float" office:value="-1.56001222133636">
            <text:p>-1,56001</text:p>
          </table:table-cell>
          <table:table-cell table:formula="of:=[.D309]/[.$H$2]" office:value-type="float" office:value="-1.47565879759948">
            <text:p>-1,4757</text:p>
          </table:table-cell>
          <table:table-cell table:formula="of:=[.D309]/[.C309]" office:value-type="float" office:value="1.05215464160208">
            <text:p>1,0522</text:p>
          </table:table-cell>
          <table:table-cell table:style-name="ce4" table:formula="of:=ABS(([.E309]-[.C309])/[.C309])" office:value-type="float" office:value="0.00473776289699942">
            <text:p>0,0047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09]" office:value-type="float" office:value="-0.15">
            <text:p>-0,15</text:p>
          </table:table-cell>
          <table:table-cell table:style-name="ce2" table:formula="of:=[.B310]*[.A310]*9.81" office:value-type="float" office:value="-1.4826834">
            <text:p>-1,4827</text:p>
          </table:table-cell>
          <table:table-cell office:value-type="float" office:value="-1.56001222133636">
            <text:p>-1,56001</text:p>
          </table:table-cell>
          <table:table-cell table:formula="of:=[.D310]/[.$H$2]" office:value-type="float" office:value="-1.47565879759948">
            <text:p>-1,4757</text:p>
          </table:table-cell>
          <table:table-cell table:formula="of:=[.D310]/[.C310]" office:value-type="float" office:value="1.05215464160208">
            <text:p>1,0522</text:p>
          </table:table-cell>
          <table:table-cell table:style-name="ce4" table:formula="of:=ABS(([.E310]-[.C310])/[.C310])" office:value-type="float" office:value="0.00473776289699942">
            <text:p>0,0047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10]" office:value-type="float" office:value="-0.15">
            <text:p>-0,15</text:p>
          </table:table-cell>
          <table:table-cell table:style-name="ce2" table:formula="of:=[.B311]*[.A311]*9.81" office:value-type="float" office:value="-1.4826834">
            <text:p>-1,4827</text:p>
          </table:table-cell>
          <table:table-cell office:value-type="float" office:value="-1.56001222133636">
            <text:p>-1,56001</text:p>
          </table:table-cell>
          <table:table-cell table:formula="of:=[.D311]/[.$H$2]" office:value-type="float" office:value="-1.47565879759948">
            <text:p>-1,4757</text:p>
          </table:table-cell>
          <table:table-cell table:formula="of:=[.D311]/[.C311]" office:value-type="float" office:value="1.05215464160208">
            <text:p>1,0522</text:p>
          </table:table-cell>
          <table:table-cell table:style-name="ce4" table:formula="of:=ABS(([.E311]-[.C311])/[.C311])" office:value-type="float" office:value="0.00473776289699942">
            <text:p>0,0047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11]" office:value-type="float" office:value="-0.15">
            <text:p>-0,15</text:p>
          </table:table-cell>
          <table:table-cell table:style-name="ce2" table:formula="of:=[.B312]*[.A312]*9.81" office:value-type="float" office:value="-1.4826834">
            <text:p>-1,4827</text:p>
          </table:table-cell>
          <table:table-cell office:value-type="float" office:value="-1.55926203727722">
            <text:p>-1,55926</text:p>
          </table:table-cell>
          <table:table-cell table:formula="of:=[.D312]/[.$H$2]" office:value-type="float" office:value="-1.47494917770577">
            <text:p>-1,4749</text:p>
          </table:table-cell>
          <table:table-cell table:formula="of:=[.D312]/[.C312]" office:value-type="float" office:value="1.05164867784803">
            <text:p>1,0516</text:p>
          </table:table-cell>
          <table:table-cell table:style-name="ce4" table:formula="of:=ABS(([.E312]-[.C312])/[.C312])" office:value-type="float" office:value="0.00521636803529708">
            <text:p>0,0052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12]" office:value-type="float" office:value="-0.15">
            <text:p>-0,15</text:p>
          </table:table-cell>
          <table:table-cell table:style-name="ce2" table:formula="of:=[.B313]*[.A313]*9.81" office:value-type="float" office:value="-1.4826834">
            <text:p>-1,4827</text:p>
          </table:table-cell>
          <table:table-cell office:value-type="float" office:value="-1.55926203727722">
            <text:p>-1,55926</text:p>
          </table:table-cell>
          <table:table-cell table:formula="of:=[.D313]/[.$H$2]" office:value-type="float" office:value="-1.47494917770577">
            <text:p>-1,4749</text:p>
          </table:table-cell>
          <table:table-cell table:formula="of:=[.D313]/[.C313]" office:value-type="float" office:value="1.05164867784803">
            <text:p>1,0516</text:p>
          </table:table-cell>
          <table:table-cell table:style-name="ce4" table:formula="of:=ABS(([.E313]-[.C313])/[.C313])" office:value-type="float" office:value="0.00521636803529708">
            <text:p>0,0052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13]" office:value-type="float" office:value="-0.15">
            <text:p>-0,15</text:p>
          </table:table-cell>
          <table:table-cell table:style-name="ce2" table:formula="of:=[.B314]*[.A314]*9.81" office:value-type="float" office:value="-1.4826834">
            <text:p>-1,4827</text:p>
          </table:table-cell>
          <table:table-cell office:value-type="float" office:value="-1.55926203727722">
            <text:p>-1,55926</text:p>
          </table:table-cell>
          <table:table-cell table:formula="of:=[.D314]/[.$H$2]" office:value-type="float" office:value="-1.47494917770577">
            <text:p>-1,4749</text:p>
          </table:table-cell>
          <table:table-cell table:formula="of:=[.D314]/[.C314]" office:value-type="float" office:value="1.05164867784803">
            <text:p>1,0516</text:p>
          </table:table-cell>
          <table:table-cell table:style-name="ce4" table:formula="of:=ABS(([.E314]-[.C314])/[.C314])" office:value-type="float" office:value="0.00521636803529708">
            <text:p>0,0052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office:value-type="float" office:value="-0.17">
            <text:p>-0,17</text:p>
          </table:table-cell>
          <table:table-cell table:style-name="ce2" table:formula="of:=[.B315]*[.A315]*9.81" office:value-type="float" office:value="-1.68037452">
            <text:p>-1,6804</text:p>
          </table:table-cell>
          <table:table-cell office:value-type="float" office:value="-1.76752960681915">
            <text:p>-1,76753</text:p>
          </table:table-cell>
          <table:table-cell table:formula="of:=[.D315]/[.$H$2]" office:value-type="float" office:value="-1.67195524409796">
            <text:p>-1,6720</text:p>
          </table:table-cell>
          <table:table-cell table:formula="of:=[.D315]/[.C315]" office:value-type="float" office:value="1.05186646535152">
            <text:p>1,0519</text:p>
          </table:table-cell>
          <table:table-cell table:style-name="ce4" table:formula="of:=ABS(([.E315]-[.C315])/[.C315])" office:value-type="float" office:value="0.00501035679953118">
            <text:p>0,0050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15]" office:value-type="float" office:value="-0.17">
            <text:p>-0,17</text:p>
          </table:table-cell>
          <table:table-cell table:style-name="ce2" table:formula="of:=[.B316]*[.A316]*9.81" office:value-type="float" office:value="-1.68037452">
            <text:p>-1,6804</text:p>
          </table:table-cell>
          <table:table-cell office:value-type="float" office:value="-1.76752960681915">
            <text:p>-1,76753</text:p>
          </table:table-cell>
          <table:table-cell table:formula="of:=[.D316]/[.$H$2]" office:value-type="float" office:value="-1.67195524409796">
            <text:p>-1,6720</text:p>
          </table:table-cell>
          <table:table-cell table:formula="of:=[.D316]/[.C316]" office:value-type="float" office:value="1.05186646535152">
            <text:p>1,0519</text:p>
          </table:table-cell>
          <table:table-cell table:style-name="ce4" table:formula="of:=ABS(([.E316]-[.C316])/[.C316])" office:value-type="float" office:value="0.00501035679953118">
            <text:p>0,0050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16]" office:value-type="float" office:value="-0.17">
            <text:p>-0,17</text:p>
          </table:table-cell>
          <table:table-cell table:style-name="ce2" table:formula="of:=[.B317]*[.A317]*9.81" office:value-type="float" office:value="-1.68037452">
            <text:p>-1,6804</text:p>
          </table:table-cell>
          <table:table-cell office:value-type="float" office:value="-1.76929593086243">
            <text:p>-1,76930</text:p>
          </table:table-cell>
          <table:table-cell table:formula="of:=[.D317]/[.$H$2]" office:value-type="float" office:value="-1.67362605896609">
            <text:p>-1,6736</text:p>
          </table:table-cell>
          <table:table-cell table:formula="of:=[.D317]/[.C317]" office:value-type="float" office:value="1.05291761437946">
            <text:p>1,0529</text:p>
          </table:table-cell>
          <table:table-cell table:style-name="ce4" table:formula="of:=ABS(([.E317]-[.C317])/[.C317])" office:value-type="float" office:value="0.00401604580025894">
            <text:p>0,0040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17]" office:value-type="float" office:value="-0.17">
            <text:p>-0,17</text:p>
          </table:table-cell>
          <table:table-cell table:style-name="ce2" table:formula="of:=[.B318]*[.A318]*9.81" office:value-type="float" office:value="-1.68037452">
            <text:p>-1,6804</text:p>
          </table:table-cell>
          <table:table-cell office:value-type="float" office:value="-1.76929593086243">
            <text:p>-1,76930</text:p>
          </table:table-cell>
          <table:table-cell table:formula="of:=[.D318]/[.$H$2]" office:value-type="float" office:value="-1.67362605896609">
            <text:p>-1,6736</text:p>
          </table:table-cell>
          <table:table-cell table:formula="of:=[.D318]/[.C318]" office:value-type="float" office:value="1.05291761437946">
            <text:p>1,0529</text:p>
          </table:table-cell>
          <table:table-cell table:style-name="ce4" table:formula="of:=ABS(([.E318]-[.C318])/[.C318])" office:value-type="float" office:value="0.00401604580025894">
            <text:p>0,0040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18]" office:value-type="float" office:value="-0.17">
            <text:p>-0,17</text:p>
          </table:table-cell>
          <table:table-cell table:style-name="ce2" table:formula="of:=[.B319]*[.A319]*9.81" office:value-type="float" office:value="-1.68037452">
            <text:p>-1,6804</text:p>
          </table:table-cell>
          <table:table-cell office:value-type="float" office:value="-1.76929593086243">
            <text:p>-1,76930</text:p>
          </table:table-cell>
          <table:table-cell table:formula="of:=[.D319]/[.$H$2]" office:value-type="float" office:value="-1.67362605896609">
            <text:p>-1,6736</text:p>
          </table:table-cell>
          <table:table-cell table:formula="of:=[.D319]/[.C319]" office:value-type="float" office:value="1.05291761437946">
            <text:p>1,0529</text:p>
          </table:table-cell>
          <table:table-cell table:style-name="ce4" table:formula="of:=ABS(([.E319]-[.C319])/[.C319])" office:value-type="float" office:value="0.00401604580025894">
            <text:p>0,0040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19]" office:value-type="float" office:value="-0.17">
            <text:p>-0,17</text:p>
          </table:table-cell>
          <table:table-cell table:style-name="ce2" table:formula="of:=[.B320]*[.A320]*9.81" office:value-type="float" office:value="-1.68037452">
            <text:p>-1,6804</text:p>
          </table:table-cell>
          <table:table-cell office:value-type="float" office:value="-1.76717782020569">
            <text:p>-1,76718</text:p>
          </table:table-cell>
          <table:table-cell table:formula="of:=[.D320]/[.$H$2]" office:value-type="float" office:value="-1.67162247939014">
            <text:p>-1,6716</text:p>
          </table:table-cell>
          <table:table-cell table:formula="of:=[.D320]/[.C320]" office:value-type="float" office:value="1.05165711522791">
            <text:p>1,0517</text:p>
          </table:table-cell>
          <table:table-cell table:style-name="ce4" table:formula="of:=ABS(([.E320]-[.C320])/[.C320])" office:value-type="float" office:value="0.005208386883813">
            <text:p>0,0052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20]" office:value-type="float" office:value="-0.17">
            <text:p>-0,17</text:p>
          </table:table-cell>
          <table:table-cell table:style-name="ce2" table:formula="of:=[.B321]*[.A321]*9.81" office:value-type="float" office:value="-1.68037452">
            <text:p>-1,6804</text:p>
          </table:table-cell>
          <table:table-cell office:value-type="float" office:value="-1.76717782020569">
            <text:p>-1,76718</text:p>
          </table:table-cell>
          <table:table-cell table:formula="of:=[.D321]/[.$H$2]" office:value-type="float" office:value="-1.67162247939014">
            <text:p>-1,6716</text:p>
          </table:table-cell>
          <table:table-cell table:formula="of:=[.D321]/[.C321]" office:value-type="float" office:value="1.05165711522791">
            <text:p>1,0517</text:p>
          </table:table-cell>
          <table:table-cell table:style-name="ce4" table:formula="of:=ABS(([.E321]-[.C321])/[.C321])" office:value-type="float" office:value="0.005208386883813">
            <text:p>0,0052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21]" office:value-type="float" office:value="-0.17">
            <text:p>-0,17</text:p>
          </table:table-cell>
          <table:table-cell table:style-name="ce2" table:formula="of:=[.B322]*[.A322]*9.81" office:value-type="float" office:value="-1.68037452">
            <text:p>-1,6804</text:p>
          </table:table-cell>
          <table:table-cell office:value-type="float" office:value="-1.76717782020569">
            <text:p>-1,76718</text:p>
          </table:table-cell>
          <table:table-cell table:formula="of:=[.D322]/[.$H$2]" office:value-type="float" office:value="-1.67162247939014">
            <text:p>-1,6716</text:p>
          </table:table-cell>
          <table:table-cell table:formula="of:=[.D322]/[.C322]" office:value-type="float" office:value="1.05165711522791">
            <text:p>1,0517</text:p>
          </table:table-cell>
          <table:table-cell table:style-name="ce4" table:formula="of:=ABS(([.E322]-[.C322])/[.C322])" office:value-type="float" office:value="0.005208386883813">
            <text:p>0,0052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22]" office:value-type="float" office:value="-0.17">
            <text:p>-0,17</text:p>
          </table:table-cell>
          <table:table-cell table:style-name="ce2" table:formula="of:=[.B323]*[.A323]*9.81" office:value-type="float" office:value="-1.68037452">
            <text:p>-1,6804</text:p>
          </table:table-cell>
          <table:table-cell office:value-type="float" office:value="-1.76597619056702">
            <text:p>-1,76598</text:p>
          </table:table-cell>
          <table:table-cell table:formula="of:=[.D323]/[.$H$2]" office:value-type="float" office:value="-1.67048582461045">
            <text:p>-1,6705</text:p>
          </table:table-cell>
          <table:table-cell table:formula="of:=[.D323]/[.C323]" office:value-type="float" office:value="1.05094201890601">
            <text:p>1,0509</text:p>
          </table:table-cell>
          <table:table-cell table:style-name="ce4" table:formula="of:=ABS(([.E323]-[.C323])/[.C323])" office:value-type="float" office:value="0.00588481631437341">
            <text:p>0,0058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23]" office:value-type="float" office:value="-0.17">
            <text:p>-0,17</text:p>
          </table:table-cell>
          <table:table-cell table:style-name="ce2" table:formula="of:=[.B324]*[.A324]*9.81" office:value-type="float" office:value="-1.68037452">
            <text:p>-1,6804</text:p>
          </table:table-cell>
          <table:table-cell office:value-type="float" office:value="-1.76597619056702">
            <text:p>-1,76598</text:p>
          </table:table-cell>
          <table:table-cell table:formula="of:=[.D324]/[.$H$2]" office:value-type="float" office:value="-1.67048582461045">
            <text:p>-1,6705</text:p>
          </table:table-cell>
          <table:table-cell table:formula="of:=[.D324]/[.C324]" office:value-type="float" office:value="1.05094201890601">
            <text:p>1,0509</text:p>
          </table:table-cell>
          <table:table-cell table:style-name="ce4" table:formula="of:=ABS(([.E324]-[.C324])/[.C324])" office:value-type="float" office:value="0.00588481631437341">
            <text:p>0,0058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24]" office:value-type="float" office:value="-0.17">
            <text:p>-0,17</text:p>
          </table:table-cell>
          <table:table-cell table:style-name="ce2" table:formula="of:=[.B325]*[.A325]*9.81" office:value-type="float" office:value="-1.68037452">
            <text:p>-1,6804</text:p>
          </table:table-cell>
          <table:table-cell office:value-type="float" office:value="-1.76597619056702">
            <text:p>-1,76598</text:p>
          </table:table-cell>
          <table:table-cell table:formula="of:=[.D325]/[.$H$2]" office:value-type="float" office:value="-1.67048582461045">
            <text:p>-1,6705</text:p>
          </table:table-cell>
          <table:table-cell table:formula="of:=[.D325]/[.C325]" office:value-type="float" office:value="1.05094201890601">
            <text:p>1,0509</text:p>
          </table:table-cell>
          <table:table-cell table:style-name="ce4" table:formula="of:=ABS(([.E325]-[.C325])/[.C325])" office:value-type="float" office:value="0.00588481631437341">
            <text:p>0,0058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25]" office:value-type="float" office:value="-0.17">
            <text:p>-0,17</text:p>
          </table:table-cell>
          <table:table-cell table:style-name="ce2" table:formula="of:=[.B326]*[.A326]*9.81" office:value-type="float" office:value="-1.68037452">
            <text:p>-1,6804</text:p>
          </table:table-cell>
          <table:table-cell office:value-type="float" office:value="-1.76836133003235">
            <text:p>-1,76836</text:p>
          </table:table-cell>
          <table:table-cell table:formula="of:=[.D326]/[.$H$2]" office:value-type="float" office:value="-1.67274199413744">
            <text:p>-1,6727</text:p>
          </table:table-cell>
          <table:table-cell table:formula="of:=[.D326]/[.C326]" office:value-type="float" office:value="1.05236142835131">
            <text:p>1,0524</text:p>
          </table:table-cell>
          <table:table-cell table:style-name="ce4" table:formula="of:=ABS(([.E326]-[.C326])/[.C326])" office:value-type="float" office:value="0.00454215757958557">
            <text:p>0,0045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26]" office:value-type="float" office:value="-0.17">
            <text:p>-0,17</text:p>
          </table:table-cell>
          <table:table-cell table:style-name="ce2" table:formula="of:=[.B327]*[.A327]*9.81" office:value-type="float" office:value="-1.68037452">
            <text:p>-1,6804</text:p>
          </table:table-cell>
          <table:table-cell office:value-type="float" office:value="-1.76836133003235">
            <text:p>-1,76836</text:p>
          </table:table-cell>
          <table:table-cell table:formula="of:=[.D327]/[.$H$2]" office:value-type="float" office:value="-1.67274199413744">
            <text:p>-1,6727</text:p>
          </table:table-cell>
          <table:table-cell table:formula="of:=[.D327]/[.C327]" office:value-type="float" office:value="1.05236142835131">
            <text:p>1,0524</text:p>
          </table:table-cell>
          <table:table-cell table:style-name="ce4" table:formula="of:=ABS(([.E327]-[.C327])/[.C327])" office:value-type="float" office:value="0.00454215757958557">
            <text:p>0,0045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27]" office:value-type="float" office:value="-0.17">
            <text:p>-0,17</text:p>
          </table:table-cell>
          <table:table-cell table:style-name="ce2" table:formula="of:=[.B328]*[.A328]*9.81" office:value-type="float" office:value="-1.68037452">
            <text:p>-1,6804</text:p>
          </table:table-cell>
          <table:table-cell office:value-type="float" office:value="-1.76836133003235">
            <text:p>-1,76836</text:p>
          </table:table-cell>
          <table:table-cell table:formula="of:=[.D328]/[.$H$2]" office:value-type="float" office:value="-1.67274199413744">
            <text:p>-1,6727</text:p>
          </table:table-cell>
          <table:table-cell table:formula="of:=[.D328]/[.C328]" office:value-type="float" office:value="1.05236142835131">
            <text:p>1,0524</text:p>
          </table:table-cell>
          <table:table-cell table:style-name="ce4" table:formula="of:=ABS(([.E328]-[.C328])/[.C328])" office:value-type="float" office:value="0.00454215757958557">
            <text:p>0,0045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28]" office:value-type="float" office:value="-0.17">
            <text:p>-0,17</text:p>
          </table:table-cell>
          <table:table-cell table:style-name="ce2" table:formula="of:=[.B329]*[.A329]*9.81" office:value-type="float" office:value="-1.68037452">
            <text:p>-1,6804</text:p>
          </table:table-cell>
          <table:table-cell office:value-type="float" office:value="-1.76763892173767">
            <text:p>-1,76764</text:p>
          </table:table-cell>
          <table:table-cell table:formula="of:=[.D329]/[.$H$2]" office:value-type="float" office:value="-1.67205864810917">
            <text:p>-1,6721</text:p>
          </table:table-cell>
          <table:table-cell table:formula="of:=[.D329]/[.C329]" office:value-type="float" office:value="1.05193151925302">
            <text:p>1,0519</text:p>
          </table:table-cell>
          <table:table-cell table:style-name="ce4" table:formula="of:=ABS(([.E329]-[.C329])/[.C329])" office:value-type="float" office:value="0.00494882051105531">
            <text:p>0,0049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29]" office:value-type="float" office:value="-0.17">
            <text:p>-0,17</text:p>
          </table:table-cell>
          <table:table-cell table:style-name="ce2" table:formula="of:=[.B330]*[.A330]*9.81" office:value-type="float" office:value="-1.68037452">
            <text:p>-1,6804</text:p>
          </table:table-cell>
          <table:table-cell office:value-type="float" office:value="-1.76763892173767">
            <text:p>-1,76764</text:p>
          </table:table-cell>
          <table:table-cell table:formula="of:=[.D330]/[.$H$2]" office:value-type="float" office:value="-1.67205864810917">
            <text:p>-1,6721</text:p>
          </table:table-cell>
          <table:table-cell table:formula="of:=[.D330]/[.C330]" office:value-type="float" office:value="1.05193151925302">
            <text:p>1,0519</text:p>
          </table:table-cell>
          <table:table-cell table:style-name="ce4" table:formula="of:=ABS(([.E330]-[.C330])/[.C330])" office:value-type="float" office:value="0.00494882051105531">
            <text:p>0,0049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30]" office:value-type="float" office:value="-0.17">
            <text:p>-0,17</text:p>
          </table:table-cell>
          <table:table-cell table:style-name="ce2" table:formula="of:=[.B331]*[.A331]*9.81" office:value-type="float" office:value="-1.68037452">
            <text:p>-1,6804</text:p>
          </table:table-cell>
          <table:table-cell office:value-type="float" office:value="-1.76763892173767">
            <text:p>-1,76764</text:p>
          </table:table-cell>
          <table:table-cell table:formula="of:=[.D331]/[.$H$2]" office:value-type="float" office:value="-1.67205864810917">
            <text:p>-1,6721</text:p>
          </table:table-cell>
          <table:table-cell table:formula="of:=[.D331]/[.C331]" office:value-type="float" office:value="1.05193151925302">
            <text:p>1,0519</text:p>
          </table:table-cell>
          <table:table-cell table:style-name="ce4" table:formula="of:=ABS(([.E331]-[.C331])/[.C331])" office:value-type="float" office:value="0.00494882051105531">
            <text:p>0,0049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31]" office:value-type="float" office:value="-0.17">
            <text:p>-0,17</text:p>
          </table:table-cell>
          <table:table-cell table:style-name="ce2" table:formula="of:=[.B332]*[.A332]*9.81" office:value-type="float" office:value="-1.68037452">
            <text:p>-1,6804</text:p>
          </table:table-cell>
          <table:table-cell office:value-type="float" office:value="-1.76876699924469">
            <text:p>-1,76877</text:p>
          </table:table-cell>
          <table:table-cell table:formula="of:=[.D332]/[.$H$2]" office:value-type="float" office:value="-1.67312572788896">
            <text:p>-1,6731</text:p>
          </table:table-cell>
          <table:table-cell table:formula="of:=[.D332]/[.C332]" office:value-type="float" office:value="1.05260284430205">
            <text:p>1,0526</text:p>
          </table:table-cell>
          <table:table-cell table:style-name="ce4" table:formula="of:=ABS(([.E332]-[.C332])/[.C332])" office:value-type="float" office:value="0.00431379554067758">
            <text:p>0,0043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32]" office:value-type="float" office:value="-0.17">
            <text:p>-0,17</text:p>
          </table:table-cell>
          <table:table-cell table:style-name="ce2" table:formula="of:=[.B333]*[.A333]*9.81" office:value-type="float" office:value="-1.68037452">
            <text:p>-1,6804</text:p>
          </table:table-cell>
          <table:table-cell office:value-type="float" office:value="-1.76876699924469">
            <text:p>-1,76877</text:p>
          </table:table-cell>
          <table:table-cell table:formula="of:=[.D333]/[.$H$2]" office:value-type="float" office:value="-1.67312572788896">
            <text:p>-1,6731</text:p>
          </table:table-cell>
          <table:table-cell table:formula="of:=[.D333]/[.C333]" office:value-type="float" office:value="1.05260284430205">
            <text:p>1,0526</text:p>
          </table:table-cell>
          <table:table-cell table:style-name="ce4" table:formula="of:=ABS(([.E333]-[.C333])/[.C333])" office:value-type="float" office:value="0.00431379554067758">
            <text:p>0,0043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33]" office:value-type="float" office:value="-0.17">
            <text:p>-0,17</text:p>
          </table:table-cell>
          <table:table-cell table:style-name="ce2" table:formula="of:=[.B334]*[.A334]*9.81" office:value-type="float" office:value="-1.68037452">
            <text:p>-1,6804</text:p>
          </table:table-cell>
          <table:table-cell office:value-type="float" office:value="-1.76876699924469">
            <text:p>-1,76877</text:p>
          </table:table-cell>
          <table:table-cell table:formula="of:=[.D334]/[.$H$2]" office:value-type="float" office:value="-1.67312572788896">
            <text:p>-1,6731</text:p>
          </table:table-cell>
          <table:table-cell table:formula="of:=[.D334]/[.C334]" office:value-type="float" office:value="1.05260284430205">
            <text:p>1,0526</text:p>
          </table:table-cell>
          <table:table-cell table:style-name="ce4" table:formula="of:=ABS(([.E334]-[.C334])/[.C334])" office:value-type="float" office:value="0.00431379554067758">
            <text:p>0,0043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34]" office:value-type="float" office:value="-0.17">
            <text:p>-0,17</text:p>
          </table:table-cell>
          <table:table-cell table:style-name="ce2" table:formula="of:=[.B335]*[.A335]*9.81" office:value-type="float" office:value="-1.68037452">
            <text:p>-1,6804</text:p>
          </table:table-cell>
          <table:table-cell office:value-type="float" office:value="-1.76807534694672">
            <text:p>-1,76808</text:p>
          </table:table-cell>
          <table:table-cell table:formula="of:=[.D335]/[.$H$2]" office:value-type="float" office:value="-1.67247147481041">
            <text:p>-1,6725</text:p>
          </table:table-cell>
          <table:table-cell table:formula="of:=[.D335]/[.C335]" office:value-type="float" office:value="1.05219123826438">
            <text:p>1,0522</text:p>
          </table:table-cell>
          <table:table-cell table:style-name="ce4" table:formula="of:=ABS(([.E335]-[.C335])/[.C335])" office:value-type="float" office:value="0.00470314509981412">
            <text:p>0,0047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35]" office:value-type="float" office:value="-0.17">
            <text:p>-0,17</text:p>
          </table:table-cell>
          <table:table-cell table:style-name="ce2" table:formula="of:=[.B336]*[.A336]*9.81" office:value-type="float" office:value="-1.68037452">
            <text:p>-1,6804</text:p>
          </table:table-cell>
          <table:table-cell office:value-type="float" office:value="-1.76807534694672">
            <text:p>-1,76808</text:p>
          </table:table-cell>
          <table:table-cell table:formula="of:=[.D336]/[.$H$2]" office:value-type="float" office:value="-1.67247147481041">
            <text:p>-1,6725</text:p>
          </table:table-cell>
          <table:table-cell table:formula="of:=[.D336]/[.C336]" office:value-type="float" office:value="1.05219123826438">
            <text:p>1,0522</text:p>
          </table:table-cell>
          <table:table-cell table:style-name="ce4" table:formula="of:=ABS(([.E336]-[.C336])/[.C336])" office:value-type="float" office:value="0.00470314509981412">
            <text:p>0,0047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36]" office:value-type="float" office:value="-0.17">
            <text:p>-0,17</text:p>
          </table:table-cell>
          <table:table-cell table:style-name="ce2" table:formula="of:=[.B337]*[.A337]*9.81" office:value-type="float" office:value="-1.68037452">
            <text:p>-1,6804</text:p>
          </table:table-cell>
          <table:table-cell office:value-type="float" office:value="-1.76807534694672">
            <text:p>-1,76808</text:p>
          </table:table-cell>
          <table:table-cell table:formula="of:=[.D337]/[.$H$2]" office:value-type="float" office:value="-1.67247147481041">
            <text:p>-1,6725</text:p>
          </table:table-cell>
          <table:table-cell table:formula="of:=[.D337]/[.C337]" office:value-type="float" office:value="1.05219123826438">
            <text:p>1,0522</text:p>
          </table:table-cell>
          <table:table-cell table:style-name="ce4" table:formula="of:=ABS(([.E337]-[.C337])/[.C337])" office:value-type="float" office:value="0.00470314509981412">
            <text:p>0,0047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37]" office:value-type="float" office:value="-0.17">
            <text:p>-0,17</text:p>
          </table:table-cell>
          <table:table-cell table:style-name="ce2" table:formula="of:=[.B338]*[.A338]*9.81" office:value-type="float" office:value="-1.68037452">
            <text:p>-1,6804</text:p>
          </table:table-cell>
          <table:table-cell office:value-type="float" office:value="-1.76849699020386">
            <text:p>-1,76850</text:p>
          </table:table-cell>
          <table:table-cell table:formula="of:=[.D338]/[.$H$2]" office:value-type="float" office:value="-1.67287031885364">
            <text:p>-1,6729</text:p>
          </table:table-cell>
          <table:table-cell table:formula="of:=[.D338]/[.C338]" office:value-type="float" office:value="1.05244216045591">
            <text:p>1,0524</text:p>
          </table:table-cell>
          <table:table-cell table:style-name="ce4" table:formula="of:=ABS(([.E338]-[.C338])/[.C338])" office:value-type="float" office:value="0.00446579084426949">
            <text:p>0,0044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38]" office:value-type="float" office:value="-0.17">
            <text:p>-0,17</text:p>
          </table:table-cell>
          <table:table-cell table:style-name="ce2" table:formula="of:=[.B339]*[.A339]*9.81" office:value-type="float" office:value="-1.68037452">
            <text:p>-1,6804</text:p>
          </table:table-cell>
          <table:table-cell office:value-type="float" office:value="-1.76849699020386">
            <text:p>-1,76850</text:p>
          </table:table-cell>
          <table:table-cell table:formula="of:=[.D339]/[.$H$2]" office:value-type="float" office:value="-1.67287031885364">
            <text:p>-1,6729</text:p>
          </table:table-cell>
          <table:table-cell table:formula="of:=[.D339]/[.C339]" office:value-type="float" office:value="1.05244216045591">
            <text:p>1,0524</text:p>
          </table:table-cell>
          <table:table-cell table:style-name="ce4" table:formula="of:=ABS(([.E339]-[.C339])/[.C339])" office:value-type="float" office:value="0.00446579084426949">
            <text:p>0,0044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39]" office:value-type="float" office:value="-0.17">
            <text:p>-0,17</text:p>
          </table:table-cell>
          <table:table-cell table:style-name="ce2" table:formula="of:=[.B340]*[.A340]*9.81" office:value-type="float" office:value="-1.68037452">
            <text:p>-1,6804</text:p>
          </table:table-cell>
          <table:table-cell office:value-type="float" office:value="-1.76849699020386">
            <text:p>-1,76850</text:p>
          </table:table-cell>
          <table:table-cell table:formula="of:=[.D340]/[.$H$2]" office:value-type="float" office:value="-1.67287031885364">
            <text:p>-1,6729</text:p>
          </table:table-cell>
          <table:table-cell table:formula="of:=[.D340]/[.C340]" office:value-type="float" office:value="1.05244216045591">
            <text:p>1,0524</text:p>
          </table:table-cell>
          <table:table-cell table:style-name="ce4" table:formula="of:=ABS(([.E340]-[.C340])/[.C340])" office:value-type="float" office:value="0.00446579084426949">
            <text:p>0,0044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40]" office:value-type="float" office:value="-0.17">
            <text:p>-0,17</text:p>
          </table:table-cell>
          <table:table-cell table:style-name="ce2" table:formula="of:=[.B341]*[.A341]*9.81" office:value-type="float" office:value="-1.68037452">
            <text:p>-1,6804</text:p>
          </table:table-cell>
          <table:table-cell office:value-type="float" office:value="-1.76698708534241">
            <text:p>-1,76699</text:p>
          </table:table-cell>
          <table:table-cell table:formula="of:=[.D341]/[.$H$2]" office:value-type="float" office:value="-1.67144205799654">
            <text:p>-1,6714</text:p>
          </table:table-cell>
          <table:table-cell table:formula="of:=[.D341]/[.C341]" office:value-type="float" office:value="1.05154360787523">
            <text:p>1,0515</text:p>
          </table:table-cell>
          <table:table-cell table:style-name="ce4" table:formula="of:=ABS(([.E341]-[.C341])/[.C341])" office:value-type="float" office:value="0.0053157566346952">
            <text:p>0,0053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41]" office:value-type="float" office:value="-0.17">
            <text:p>-0,17</text:p>
          </table:table-cell>
          <table:table-cell table:style-name="ce2" table:formula="of:=[.B342]*[.A342]*9.81" office:value-type="float" office:value="-1.68037452">
            <text:p>-1,6804</text:p>
          </table:table-cell>
          <table:table-cell office:value-type="float" office:value="-1.76698708534241">
            <text:p>-1,76699</text:p>
          </table:table-cell>
          <table:table-cell table:formula="of:=[.D342]/[.$H$2]" office:value-type="float" office:value="-1.67144205799654">
            <text:p>-1,6714</text:p>
          </table:table-cell>
          <table:table-cell table:formula="of:=[.D342]/[.C342]" office:value-type="float" office:value="1.05154360787523">
            <text:p>1,0515</text:p>
          </table:table-cell>
          <table:table-cell table:style-name="ce4" table:formula="of:=ABS(([.E342]-[.C342])/[.C342])" office:value-type="float" office:value="0.0053157566346952">
            <text:p>0,0053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42]" office:value-type="float" office:value="-0.17">
            <text:p>-0,17</text:p>
          </table:table-cell>
          <table:table-cell table:style-name="ce2" table:formula="of:=[.B343]*[.A343]*9.81" office:value-type="float" office:value="-1.68037452">
            <text:p>-1,6804</text:p>
          </table:table-cell>
          <table:table-cell office:value-type="float" office:value="-1.76698708534241">
            <text:p>-1,76699</text:p>
          </table:table-cell>
          <table:table-cell table:formula="of:=[.D343]/[.$H$2]" office:value-type="float" office:value="-1.67144205799654">
            <text:p>-1,6714</text:p>
          </table:table-cell>
          <table:table-cell table:formula="of:=[.D343]/[.C343]" office:value-type="float" office:value="1.05154360787523">
            <text:p>1,0515</text:p>
          </table:table-cell>
          <table:table-cell table:style-name="ce4" table:formula="of:=ABS(([.E343]-[.C343])/[.C343])" office:value-type="float" office:value="0.0053157566346952">
            <text:p>0,0053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43]" office:value-type="float" office:value="-0.17">
            <text:p>-0,17</text:p>
          </table:table-cell>
          <table:table-cell table:style-name="ce2" table:formula="of:=[.B344]*[.A344]*9.81" office:value-type="float" office:value="-1.68037452">
            <text:p>-1,6804</text:p>
          </table:table-cell>
          <table:table-cell office:value-type="float" office:value="-1.76716268062592">
            <text:p>-1,76716</text:p>
          </table:table-cell>
          <table:table-cell table:formula="of:=[.D344]/[.$H$2]" office:value-type="float" office:value="-1.67160815844202">
            <text:p>-1,6716</text:p>
          </table:table-cell>
          <table:table-cell table:formula="of:=[.D344]/[.C344]" office:value-type="float" office:value="1.0516481055818">
            <text:p>1,0516</text:p>
          </table:table-cell>
          <table:table-cell table:style-name="ce4" table:formula="of:=ABS(([.E344]-[.C344])/[.C344])" office:value-type="float" office:value="0.00521690935778772">
            <text:p>0,0052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44]" office:value-type="float" office:value="-0.17">
            <text:p>-0,17</text:p>
          </table:table-cell>
          <table:table-cell table:style-name="ce2" table:formula="of:=[.B345]*[.A345]*9.81" office:value-type="float" office:value="-1.68037452">
            <text:p>-1,6804</text:p>
          </table:table-cell>
          <table:table-cell office:value-type="float" office:value="-1.76716268062592">
            <text:p>-1,76716</text:p>
          </table:table-cell>
          <table:table-cell table:formula="of:=[.D345]/[.$H$2]" office:value-type="float" office:value="-1.67160815844202">
            <text:p>-1,6716</text:p>
          </table:table-cell>
          <table:table-cell table:formula="of:=[.D345]/[.C345]" office:value-type="float" office:value="1.0516481055818">
            <text:p>1,0516</text:p>
          </table:table-cell>
          <table:table-cell table:style-name="ce4" table:formula="of:=ABS(([.E345]-[.C345])/[.C345])" office:value-type="float" office:value="0.00521690935778772">
            <text:p>0,0052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45]" office:value-type="float" office:value="-0.17">
            <text:p>-0,17</text:p>
          </table:table-cell>
          <table:table-cell table:style-name="ce2" table:formula="of:=[.B346]*[.A346]*9.81" office:value-type="float" office:value="-1.68037452">
            <text:p>-1,6804</text:p>
          </table:table-cell>
          <table:table-cell office:value-type="float" office:value="-1.76716268062592">
            <text:p>-1,76716</text:p>
          </table:table-cell>
          <table:table-cell table:formula="of:=[.D346]/[.$H$2]" office:value-type="float" office:value="-1.67160815844202">
            <text:p>-1,6716</text:p>
          </table:table-cell>
          <table:table-cell table:formula="of:=[.D346]/[.C346]" office:value-type="float" office:value="1.0516481055818">
            <text:p>1,0516</text:p>
          </table:table-cell>
          <table:table-cell table:style-name="ce4" table:formula="of:=ABS(([.E346]-[.C346])/[.C346])" office:value-type="float" office:value="0.00521690935778772">
            <text:p>0,0052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46]" office:value-type="float" office:value="-0.17">
            <text:p>-0,17</text:p>
          </table:table-cell>
          <table:table-cell table:style-name="ce2" table:formula="of:=[.B347]*[.A347]*9.81" office:value-type="float" office:value="-1.68037452">
            <text:p>-1,6804</text:p>
          </table:table-cell>
          <table:table-cell office:value-type="float" office:value="-1.76773715019226">
            <text:p>-1,76774</text:p>
          </table:table-cell>
          <table:table-cell table:formula="of:=[.D347]/[.$H$2]" office:value-type="float" office:value="-1.67215156512687">
            <text:p>-1,6722</text:p>
          </table:table-cell>
          <table:table-cell table:formula="of:=[.D347]/[.C347]" office:value-type="float" office:value="1.05198997553966">
            <text:p>1,0520</text:p>
          </table:table-cell>
          <table:table-cell table:style-name="ce4" table:formula="of:=ABS(([.E347]-[.C347])/[.C347])" office:value-type="float" office:value="0.00489352508935069">
            <text:p>0,0048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47]" office:value-type="float" office:value="-0.17">
            <text:p>-0,17</text:p>
          </table:table-cell>
          <table:table-cell table:style-name="ce2" table:formula="of:=[.B348]*[.A348]*9.81" office:value-type="float" office:value="-1.68037452">
            <text:p>-1,6804</text:p>
          </table:table-cell>
          <table:table-cell office:value-type="float" office:value="-1.76773715019226">
            <text:p>-1,76774</text:p>
          </table:table-cell>
          <table:table-cell table:formula="of:=[.D348]/[.$H$2]" office:value-type="float" office:value="-1.67215156512687">
            <text:p>-1,6722</text:p>
          </table:table-cell>
          <table:table-cell table:formula="of:=[.D348]/[.C348]" office:value-type="float" office:value="1.05198997553966">
            <text:p>1,0520</text:p>
          </table:table-cell>
          <table:table-cell table:style-name="ce4" table:formula="of:=ABS(([.E348]-[.C348])/[.C348])" office:value-type="float" office:value="0.00489352508935069">
            <text:p>0,0048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48]" office:value-type="float" office:value="-0.17">
            <text:p>-0,17</text:p>
          </table:table-cell>
          <table:table-cell table:style-name="ce2" table:formula="of:=[.B349]*[.A349]*9.81" office:value-type="float" office:value="-1.68037452">
            <text:p>-1,6804</text:p>
          </table:table-cell>
          <table:table-cell office:value-type="float" office:value="-1.76773715019226">
            <text:p>-1,76774</text:p>
          </table:table-cell>
          <table:table-cell table:formula="of:=[.D349]/[.$H$2]" office:value-type="float" office:value="-1.67215156512687">
            <text:p>-1,6722</text:p>
          </table:table-cell>
          <table:table-cell table:formula="of:=[.D349]/[.C349]" office:value-type="float" office:value="1.05198997553966">
            <text:p>1,0520</text:p>
          </table:table-cell>
          <table:table-cell table:style-name="ce4" table:formula="of:=ABS(([.E349]-[.C349])/[.C349])" office:value-type="float" office:value="0.00489352508935069">
            <text:p>0,0048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49]" office:value-type="float" office:value="-0.17">
            <text:p>-0,17</text:p>
          </table:table-cell>
          <table:table-cell table:style-name="ce2" table:formula="of:=[.B350]*[.A350]*9.81" office:value-type="float" office:value="-1.68037452">
            <text:p>-1,6804</text:p>
          </table:table-cell>
          <table:table-cell office:value-type="float" office:value="-1.76821136474609">
            <text:p>-1,76821</text:p>
          </table:table-cell>
          <table:table-cell table:formula="of:=[.D350]/[.$H$2]" office:value-type="float" office:value="-1.67260013781672">
            <text:p>-1,6726</text:p>
          </table:table-cell>
          <table:table-cell table:formula="of:=[.D350]/[.C350]" office:value-type="float" office:value="1.05227218319526">
            <text:p>1,0523</text:p>
          </table:table-cell>
          <table:table-cell table:style-name="ce4" table:formula="of:=ABS(([.E350]-[.C350])/[.C350])" office:value-type="float" office:value="0.00462657704622001">
            <text:p>0,0046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50]" office:value-type="float" office:value="-0.17">
            <text:p>-0,17</text:p>
          </table:table-cell>
          <table:table-cell table:style-name="ce2" table:formula="of:=[.B351]*[.A351]*9.81" office:value-type="float" office:value="-1.68037452">
            <text:p>-1,6804</text:p>
          </table:table-cell>
          <table:table-cell office:value-type="float" office:value="-1.76821136474609">
            <text:p>-1,76821</text:p>
          </table:table-cell>
          <table:table-cell table:formula="of:=[.D351]/[.$H$2]" office:value-type="float" office:value="-1.67260013781672">
            <text:p>-1,6726</text:p>
          </table:table-cell>
          <table:table-cell table:formula="of:=[.D351]/[.C351]" office:value-type="float" office:value="1.05227218319526">
            <text:p>1,0523</text:p>
          </table:table-cell>
          <table:table-cell table:style-name="ce4" table:formula="of:=ABS(([.E351]-[.C351])/[.C351])" office:value-type="float" office:value="0.00462657704622001">
            <text:p>0,0046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51]" office:value-type="float" office:value="-0.17">
            <text:p>-0,17</text:p>
          </table:table-cell>
          <table:table-cell table:style-name="ce2" table:formula="of:=[.B352]*[.A352]*9.81" office:value-type="float" office:value="-1.68037452">
            <text:p>-1,6804</text:p>
          </table:table-cell>
          <table:table-cell office:value-type="float" office:value="-1.76821136474609">
            <text:p>-1,76821</text:p>
          </table:table-cell>
          <table:table-cell table:formula="of:=[.D352]/[.$H$2]" office:value-type="float" office:value="-1.67260013781672">
            <text:p>-1,6726</text:p>
          </table:table-cell>
          <table:table-cell table:formula="of:=[.D352]/[.C352]" office:value-type="float" office:value="1.05227218319526">
            <text:p>1,0523</text:p>
          </table:table-cell>
          <table:table-cell table:style-name="ce4" table:formula="of:=ABS(([.E352]-[.C352])/[.C352])" office:value-type="float" office:value="0.00462657704622001">
            <text:p>0,0046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52]" office:value-type="float" office:value="-0.17">
            <text:p>-0,17</text:p>
          </table:table-cell>
          <table:table-cell table:style-name="ce2" table:formula="of:=[.B353]*[.A353]*9.81" office:value-type="float" office:value="-1.68037452">
            <text:p>-1,6804</text:p>
          </table:table-cell>
          <table:table-cell office:value-type="float" office:value="-1.76822757720947">
            <text:p>-1,76823</text:p>
          </table:table-cell>
          <table:table-cell table:formula="of:=[.D353]/[.$H$2]" office:value-type="float" office:value="-1.67261547363517">
            <text:p>-1,6726</text:p>
          </table:table-cell>
          <table:table-cell table:formula="of:=[.D353]/[.C353]" office:value-type="float" office:value="1.05228183132024">
            <text:p>1,0523</text:p>
          </table:table-cell>
          <table:table-cell table:style-name="ce4" table:formula="of:=ABS(([.E353]-[.C353])/[.C353])" office:value-type="float" office:value="0.0046174506173944">
            <text:p>0,0046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53]" office:value-type="float" office:value="-0.17">
            <text:p>-0,17</text:p>
          </table:table-cell>
          <table:table-cell table:style-name="ce2" table:formula="of:=[.B354]*[.A354]*9.81" office:value-type="float" office:value="-1.68037452">
            <text:p>-1,6804</text:p>
          </table:table-cell>
          <table:table-cell office:value-type="float" office:value="-1.76822757720947">
            <text:p>-1,76823</text:p>
          </table:table-cell>
          <table:table-cell table:formula="of:=[.D354]/[.$H$2]" office:value-type="float" office:value="-1.67261547363517">
            <text:p>-1,6726</text:p>
          </table:table-cell>
          <table:table-cell table:formula="of:=[.D354]/[.C354]" office:value-type="float" office:value="1.05228183132024">
            <text:p>1,0523</text:p>
          </table:table-cell>
          <table:table-cell table:style-name="ce4" table:formula="of:=ABS(([.E354]-[.C354])/[.C354])" office:value-type="float" office:value="0.0046174506173944">
            <text:p>0,0046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54]" office:value-type="float" office:value="-0.17">
            <text:p>-0,17</text:p>
          </table:table-cell>
          <table:table-cell table:style-name="ce2" table:formula="of:=[.B355]*[.A355]*9.81" office:value-type="float" office:value="-1.68037452">
            <text:p>-1,6804</text:p>
          </table:table-cell>
          <table:table-cell office:value-type="float" office:value="-1.76822757720947">
            <text:p>-1,76823</text:p>
          </table:table-cell>
          <table:table-cell table:formula="of:=[.D355]/[.$H$2]" office:value-type="float" office:value="-1.67261547363517">
            <text:p>-1,6726</text:p>
          </table:table-cell>
          <table:table-cell table:formula="of:=[.D355]/[.C355]" office:value-type="float" office:value="1.05228183132024">
            <text:p>1,0523</text:p>
          </table:table-cell>
          <table:table-cell table:style-name="ce4" table:formula="of:=ABS(([.E355]-[.C355])/[.C355])" office:value-type="float" office:value="0.0046174506173944">
            <text:p>0,0046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55]" office:value-type="float" office:value="-0.17">
            <text:p>-0,17</text:p>
          </table:table-cell>
          <table:table-cell table:style-name="ce2" table:formula="of:=[.B356]*[.A356]*9.81" office:value-type="float" office:value="-1.68037452">
            <text:p>-1,6804</text:p>
          </table:table-cell>
          <table:table-cell office:value-type="float" office:value="-1.77023887634277">
            <text:p>-1,77024</text:p>
          </table:table-cell>
          <table:table-cell table:formula="of:=[.D356]/[.$H$2]" office:value-type="float" office:value="-1.67451801723071">
            <text:p>-1,6745</text:p>
          </table:table-cell>
          <table:table-cell table:formula="of:=[.D356]/[.C356]" office:value-type="float" office:value="1.05347876635428">
            <text:p>1,0535</text:p>
          </table:table-cell>
          <table:table-cell table:style-name="ce4" table:formula="of:=ABS(([.E356]-[.C356])/[.C356])" office:value-type="float" office:value="0.00348523659433603">
            <text:p>0,0034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56]" office:value-type="float" office:value="-0.17">
            <text:p>-0,17</text:p>
          </table:table-cell>
          <table:table-cell table:style-name="ce2" table:formula="of:=[.B357]*[.A357]*9.81" office:value-type="float" office:value="-1.68037452">
            <text:p>-1,6804</text:p>
          </table:table-cell>
          <table:table-cell office:value-type="float" office:value="-1.77023887634277">
            <text:p>-1,77024</text:p>
          </table:table-cell>
          <table:table-cell table:formula="of:=[.D357]/[.$H$2]" office:value-type="float" office:value="-1.67451801723071">
            <text:p>-1,6745</text:p>
          </table:table-cell>
          <table:table-cell table:formula="of:=[.D357]/[.C357]" office:value-type="float" office:value="1.05347876635428">
            <text:p>1,0535</text:p>
          </table:table-cell>
          <table:table-cell table:style-name="ce4" table:formula="of:=ABS(([.E357]-[.C357])/[.C357])" office:value-type="float" office:value="0.00348523659433603">
            <text:p>0,0034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57]" office:value-type="float" office:value="-0.17">
            <text:p>-0,17</text:p>
          </table:table-cell>
          <table:table-cell table:style-name="ce2" table:formula="of:=[.B358]*[.A358]*9.81" office:value-type="float" office:value="-1.68037452">
            <text:p>-1,6804</text:p>
          </table:table-cell>
          <table:table-cell office:value-type="float" office:value="-1.77023887634277">
            <text:p>-1,77024</text:p>
          </table:table-cell>
          <table:table-cell table:formula="of:=[.D358]/[.$H$2]" office:value-type="float" office:value="-1.67451801723071">
            <text:p>-1,6745</text:p>
          </table:table-cell>
          <table:table-cell table:formula="of:=[.D358]/[.C358]" office:value-type="float" office:value="1.05347876635428">
            <text:p>1,0535</text:p>
          </table:table-cell>
          <table:table-cell table:style-name="ce4" table:formula="of:=ABS(([.E358]-[.C358])/[.C358])" office:value-type="float" office:value="0.00348523659433603">
            <text:p>0,0034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58]" office:value-type="float" office:value="-0.17">
            <text:p>-0,17</text:p>
          </table:table-cell>
          <table:table-cell table:style-name="ce2" table:formula="of:=[.B359]*[.A359]*9.81" office:value-type="float" office:value="-1.68037452">
            <text:p>-1,6804</text:p>
          </table:table-cell>
          <table:table-cell office:value-type="float" office:value="-1.76671648025513">
            <text:p>-1,76672</text:p>
          </table:table-cell>
          <table:table-cell table:formula="of:=[.D359]/[.$H$2]" office:value-type="float" office:value="-1.67118608514437">
            <text:p>-1,6712</text:p>
          </table:table-cell>
          <table:table-cell table:formula="of:=[.D359]/[.C359]" office:value-type="float" office:value="1.05138256931861">
            <text:p>1,0514</text:p>
          </table:table-cell>
          <table:table-cell table:style-name="ce4" table:formula="of:=ABS(([.E359]-[.C359])/[.C359])" office:value-type="float" office:value="0.00546808746875992">
            <text:p>0,0054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59]" office:value-type="float" office:value="-0.17">
            <text:p>-0,17</text:p>
          </table:table-cell>
          <table:table-cell table:style-name="ce2" table:formula="of:=[.B360]*[.A360]*9.81" office:value-type="float" office:value="-1.68037452">
            <text:p>-1,6804</text:p>
          </table:table-cell>
          <table:table-cell office:value-type="float" office:value="-1.76671648025513">
            <text:p>-1,76672</text:p>
          </table:table-cell>
          <table:table-cell table:formula="of:=[.D360]/[.$H$2]" office:value-type="float" office:value="-1.67118608514437">
            <text:p>-1,6712</text:p>
          </table:table-cell>
          <table:table-cell table:formula="of:=[.D360]/[.C360]" office:value-type="float" office:value="1.05138256931861">
            <text:p>1,0514</text:p>
          </table:table-cell>
          <table:table-cell table:style-name="ce4" table:formula="of:=ABS(([.E360]-[.C360])/[.C360])" office:value-type="float" office:value="0.00546808746875992">
            <text:p>0,0054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60]" office:value-type="float" office:value="-0.17">
            <text:p>-0,17</text:p>
          </table:table-cell>
          <table:table-cell table:style-name="ce2" table:formula="of:=[.B361]*[.A361]*9.81" office:value-type="float" office:value="-1.68037452">
            <text:p>-1,6804</text:p>
          </table:table-cell>
          <table:table-cell office:value-type="float" office:value="-1.76671648025513">
            <text:p>-1,76672</text:p>
          </table:table-cell>
          <table:table-cell table:formula="of:=[.D361]/[.$H$2]" office:value-type="float" office:value="-1.67118608514437">
            <text:p>-1,6712</text:p>
          </table:table-cell>
          <table:table-cell table:formula="of:=[.D361]/[.C361]" office:value-type="float" office:value="1.05138256931861">
            <text:p>1,0514</text:p>
          </table:table-cell>
          <table:table-cell table:style-name="ce4" table:formula="of:=ABS(([.E361]-[.C361])/[.C361])" office:value-type="float" office:value="0.00546808746875992">
            <text:p>0,0054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61]" office:value-type="float" office:value="-0.17">
            <text:p>-0,17</text:p>
          </table:table-cell>
          <table:table-cell table:style-name="ce2" table:formula="of:=[.B362]*[.A362]*9.81" office:value-type="float" office:value="-1.68037452">
            <text:p>-1,6804</text:p>
          </table:table-cell>
          <table:table-cell office:value-type="float" office:value="-1.76912236213684">
            <text:p>-1,76912</text:p>
          </table:table-cell>
          <table:table-cell table:formula="of:=[.D362]/[.$H$2]" office:value-type="float" office:value="-1.67346187549791">
            <text:p>-1,6735</text:p>
          </table:table-cell>
          <table:table-cell table:formula="of:=[.D362]/[.C362]" office:value-type="float" office:value="1.05281432268852">
            <text:p>1,0528</text:p>
          </table:table-cell>
          <table:table-cell table:style-name="ce4" table:formula="of:=ABS(([.E362]-[.C362])/[.C362])" office:value-type="float" office:value="0.00411375227356456">
            <text:p>0,0041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62]" office:value-type="float" office:value="-0.17">
            <text:p>-0,17</text:p>
          </table:table-cell>
          <table:table-cell table:style-name="ce2" table:formula="of:=[.B363]*[.A363]*9.81" office:value-type="float" office:value="-1.68037452">
            <text:p>-1,6804</text:p>
          </table:table-cell>
          <table:table-cell office:value-type="float" office:value="-1.76912236213684">
            <text:p>-1,76912</text:p>
          </table:table-cell>
          <table:table-cell table:formula="of:=[.D363]/[.$H$2]" office:value-type="float" office:value="-1.67346187549791">
            <text:p>-1,6735</text:p>
          </table:table-cell>
          <table:table-cell table:formula="of:=[.D363]/[.C363]" office:value-type="float" office:value="1.05281432268852">
            <text:p>1,0528</text:p>
          </table:table-cell>
          <table:table-cell table:style-name="ce4" table:formula="of:=ABS(([.E363]-[.C363])/[.C363])" office:value-type="float" office:value="0.00411375227356456">
            <text:p>0,0041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63]" office:value-type="float" office:value="-0.17">
            <text:p>-0,17</text:p>
          </table:table-cell>
          <table:table-cell table:style-name="ce2" table:formula="of:=[.B364]*[.A364]*9.81" office:value-type="float" office:value="-1.68037452">
            <text:p>-1,6804</text:p>
          </table:table-cell>
          <table:table-cell office:value-type="float" office:value="-1.76912236213684">
            <text:p>-1,76912</text:p>
          </table:table-cell>
          <table:table-cell table:formula="of:=[.D364]/[.$H$2]" office:value-type="float" office:value="-1.67346187549791">
            <text:p>-1,6735</text:p>
          </table:table-cell>
          <table:table-cell table:formula="of:=[.D364]/[.C364]" office:value-type="float" office:value="1.05281432268852">
            <text:p>1,0528</text:p>
          </table:table-cell>
          <table:table-cell table:style-name="ce4" table:formula="of:=ABS(([.E364]-[.C364])/[.C364])" office:value-type="float" office:value="0.00411375227356456">
            <text:p>0,0041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64]" office:value-type="float" office:value="-0.17">
            <text:p>-0,17</text:p>
          </table:table-cell>
          <table:table-cell table:style-name="ce2" table:formula="of:=[.B365]*[.A365]*9.81" office:value-type="float" office:value="-1.68037452">
            <text:p>-1,6804</text:p>
          </table:table-cell>
          <table:table-cell office:value-type="float" office:value="-1.76649928092957">
            <text:p>-1,76650</text:p>
          </table:table-cell>
          <table:table-cell table:formula="of:=[.D365]/[.$H$2]" office:value-type="float" office:value="-1.6709806302824">
            <text:p>-1,6710</text:p>
          </table:table-cell>
          <table:table-cell table:formula="of:=[.D365]/[.C365]" office:value-type="float" office:value="1.05125331282075">
            <text:p>1,0513</text:p>
          </table:table-cell>
          <table:table-cell table:style-name="ce4" table:formula="of:=ABS(([.E365]-[.C365])/[.C365])" office:value-type="float" office:value="0.00559035477257694">
            <text:p>0,0055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65]" office:value-type="float" office:value="-0.17">
            <text:p>-0,17</text:p>
          </table:table-cell>
          <table:table-cell table:style-name="ce2" table:formula="of:=[.B366]*[.A366]*9.81" office:value-type="float" office:value="-1.68037452">
            <text:p>-1,6804</text:p>
          </table:table-cell>
          <table:table-cell office:value-type="float" office:value="-1.76649928092957">
            <text:p>-1,76650</text:p>
          </table:table-cell>
          <table:table-cell table:formula="of:=[.D366]/[.$H$2]" office:value-type="float" office:value="-1.6709806302824">
            <text:p>-1,6710</text:p>
          </table:table-cell>
          <table:table-cell table:formula="of:=[.D366]/[.C366]" office:value-type="float" office:value="1.05125331282075">
            <text:p>1,0513</text:p>
          </table:table-cell>
          <table:table-cell table:style-name="ce4" table:formula="of:=ABS(([.E366]-[.C366])/[.C366])" office:value-type="float" office:value="0.00559035477257694">
            <text:p>0,0055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66]" office:value-type="float" office:value="-0.17">
            <text:p>-0,17</text:p>
          </table:table-cell>
          <table:table-cell table:style-name="ce2" table:formula="of:=[.B367]*[.A367]*9.81" office:value-type="float" office:value="-1.68037452">
            <text:p>-1,6804</text:p>
          </table:table-cell>
          <table:table-cell office:value-type="float" office:value="-1.76649928092957">
            <text:p>-1,76650</text:p>
          </table:table-cell>
          <table:table-cell table:formula="of:=[.D367]/[.$H$2]" office:value-type="float" office:value="-1.6709806302824">
            <text:p>-1,6710</text:p>
          </table:table-cell>
          <table:table-cell table:formula="of:=[.D367]/[.C367]" office:value-type="float" office:value="1.05125331282075">
            <text:p>1,0513</text:p>
          </table:table-cell>
          <table:table-cell table:style-name="ce4" table:formula="of:=ABS(([.E367]-[.C367])/[.C367])" office:value-type="float" office:value="0.00559035477257694">
            <text:p>0,0055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67]" office:value-type="float" office:value="-0.17">
            <text:p>-0,17</text:p>
          </table:table-cell>
          <table:table-cell table:style-name="ce2" table:formula="of:=[.B368]*[.A368]*9.81" office:value-type="float" office:value="-1.68037452">
            <text:p>-1,6804</text:p>
          </table:table-cell>
          <table:table-cell office:value-type="float" office:value="-1.76712763309479">
            <text:p>-1,76713</text:p>
          </table:table-cell>
          <table:table-cell table:formula="of:=[.D368]/[.$H$2]" office:value-type="float" office:value="-1.67157500601095">
            <text:p>-1,6716</text:p>
          </table:table-cell>
          <table:table-cell table:formula="of:=[.D368]/[.C368]" office:value-type="float" office:value="1.05162724860574">
            <text:p>1,0516</text:p>
          </table:table-cell>
          <table:table-cell table:style-name="ce4" table:formula="of:=ABS(([.E368]-[.C368])/[.C368])" office:value-type="float" office:value="0.00523663854951361">
            <text:p>0,0052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68]" office:value-type="float" office:value="-0.17">
            <text:p>-0,17</text:p>
          </table:table-cell>
          <table:table-cell table:style-name="ce2" table:formula="of:=[.B369]*[.A369]*9.81" office:value-type="float" office:value="-1.68037452">
            <text:p>-1,6804</text:p>
          </table:table-cell>
          <table:table-cell office:value-type="float" office:value="-1.76712763309479">
            <text:p>-1,76713</text:p>
          </table:table-cell>
          <table:table-cell table:formula="of:=[.D369]/[.$H$2]" office:value-type="float" office:value="-1.67157500601095">
            <text:p>-1,6716</text:p>
          </table:table-cell>
          <table:table-cell table:formula="of:=[.D369]/[.C369]" office:value-type="float" office:value="1.05162724860574">
            <text:p>1,0516</text:p>
          </table:table-cell>
          <table:table-cell table:style-name="ce4" table:formula="of:=ABS(([.E369]-[.C369])/[.C369])" office:value-type="float" office:value="0.00523663854951361">
            <text:p>0,0052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69]" office:value-type="float" office:value="-0.17">
            <text:p>-0,17</text:p>
          </table:table-cell>
          <table:table-cell table:style-name="ce2" table:formula="of:=[.B370]*[.A370]*9.81" office:value-type="float" office:value="-1.68037452">
            <text:p>-1,6804</text:p>
          </table:table-cell>
          <table:table-cell office:value-type="float" office:value="-1.76712763309479">
            <text:p>-1,76713</text:p>
          </table:table-cell>
          <table:table-cell table:formula="of:=[.D370]/[.$H$2]" office:value-type="float" office:value="-1.67157500601095">
            <text:p>-1,6716</text:p>
          </table:table-cell>
          <table:table-cell table:formula="of:=[.D370]/[.C370]" office:value-type="float" office:value="1.05162724860574">
            <text:p>1,0516</text:p>
          </table:table-cell>
          <table:table-cell table:style-name="ce4" table:formula="of:=ABS(([.E370]-[.C370])/[.C370])" office:value-type="float" office:value="0.00523663854951361">
            <text:p>0,0052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70]" office:value-type="float" office:value="-0.17">
            <text:p>-0,17</text:p>
          </table:table-cell>
          <table:table-cell table:style-name="ce2" table:formula="of:=[.B371]*[.A371]*9.81" office:value-type="float" office:value="-1.68037452">
            <text:p>-1,6804</text:p>
          </table:table-cell>
          <table:table-cell office:value-type="float" office:value="-1.7697741985321">
            <text:p>-1,76977</text:p>
          </table:table-cell>
          <table:table-cell table:formula="of:=[.D371]/[.$H$2]" office:value-type="float" office:value="-1.67407846561054">
            <text:p>-1,6741</text:p>
          </table:table-cell>
          <table:table-cell table:formula="of:=[.D371]/[.C371]" office:value-type="float" office:value="1.05320223406631">
            <text:p>1,0532</text:p>
          </table:table-cell>
          <table:table-cell table:style-name="ce4" table:formula="of:=ABS(([.E371]-[.C371])/[.C371])" office:value-type="float" office:value="0.00374681614992466">
            <text:p>0,0037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71]" office:value-type="float" office:value="-0.17">
            <text:p>-0,17</text:p>
          </table:table-cell>
          <table:table-cell table:style-name="ce2" table:formula="of:=[.B372]*[.A372]*9.81" office:value-type="float" office:value="-1.68037452">
            <text:p>-1,6804</text:p>
          </table:table-cell>
          <table:table-cell office:value-type="float" office:value="-1.7697741985321">
            <text:p>-1,76977</text:p>
          </table:table-cell>
          <table:table-cell table:formula="of:=[.D372]/[.$H$2]" office:value-type="float" office:value="-1.67407846561054">
            <text:p>-1,6741</text:p>
          </table:table-cell>
          <table:table-cell table:formula="of:=[.D372]/[.C372]" office:value-type="float" office:value="1.05320223406631">
            <text:p>1,0532</text:p>
          </table:table-cell>
          <table:table-cell table:style-name="ce4" table:formula="of:=ABS(([.E372]-[.C372])/[.C372])" office:value-type="float" office:value="0.00374681614992466">
            <text:p>0,0037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72]" office:value-type="float" office:value="-0.17">
            <text:p>-0,17</text:p>
          </table:table-cell>
          <table:table-cell table:style-name="ce2" table:formula="of:=[.B373]*[.A373]*9.81" office:value-type="float" office:value="-1.68037452">
            <text:p>-1,6804</text:p>
          </table:table-cell>
          <table:table-cell office:value-type="float" office:value="-1.7697741985321">
            <text:p>-1,76977</text:p>
          </table:table-cell>
          <table:table-cell table:formula="of:=[.D373]/[.$H$2]" office:value-type="float" office:value="-1.67407846561054">
            <text:p>-1,6741</text:p>
          </table:table-cell>
          <table:table-cell table:formula="of:=[.D373]/[.C373]" office:value-type="float" office:value="1.05320223406631">
            <text:p>1,0532</text:p>
          </table:table-cell>
          <table:table-cell table:style-name="ce4" table:formula="of:=ABS(([.E373]-[.C373])/[.C373])" office:value-type="float" office:value="0.00374681614992466">
            <text:p>0,0037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73]" office:value-type="float" office:value="-0.17">
            <text:p>-0,17</text:p>
          </table:table-cell>
          <table:table-cell table:style-name="ce2" table:formula="of:=[.B374]*[.A374]*9.81" office:value-type="float" office:value="-1.68037452">
            <text:p>-1,6804</text:p>
          </table:table-cell>
          <table:table-cell office:value-type="float" office:value="-1.76680839061737">
            <text:p>-1,76681</text:p>
          </table:table-cell>
          <table:table-cell table:formula="of:=[.D374]/[.$H$2]" office:value-type="float" office:value="-1.6712730257034">
            <text:p>-1,6713</text:p>
          </table:table-cell>
          <table:table-cell table:formula="of:=[.D374]/[.C374]" office:value-type="float" office:value="1.05143726567418">
            <text:p>1,0514</text:p>
          </table:table-cell>
          <table:table-cell table:style-name="ce4" table:formula="of:=ABS(([.E374]-[.C374])/[.C374])" office:value-type="float" office:value="0.00541634867005529">
            <text:p>0,0054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74]" office:value-type="float" office:value="-0.17">
            <text:p>-0,17</text:p>
          </table:table-cell>
          <table:table-cell table:style-name="ce2" table:formula="of:=[.B375]*[.A375]*9.81" office:value-type="float" office:value="-1.68037452">
            <text:p>-1,6804</text:p>
          </table:table-cell>
          <table:table-cell office:value-type="float" office:value="-1.76680839061737">
            <text:p>-1,76681</text:p>
          </table:table-cell>
          <table:table-cell table:formula="of:=[.D375]/[.$H$2]" office:value-type="float" office:value="-1.6712730257034">
            <text:p>-1,6713</text:p>
          </table:table-cell>
          <table:table-cell table:formula="of:=[.D375]/[.C375]" office:value-type="float" office:value="1.05143726567418">
            <text:p>1,0514</text:p>
          </table:table-cell>
          <table:table-cell table:style-name="ce4" table:formula="of:=ABS(([.E375]-[.C375])/[.C375])" office:value-type="float" office:value="0.00541634867005529">
            <text:p>0,0054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75]" office:value-type="float" office:value="-0.17">
            <text:p>-0,17</text:p>
          </table:table-cell>
          <table:table-cell table:style-name="ce2" table:formula="of:=[.B376]*[.A376]*9.81" office:value-type="float" office:value="-1.68037452">
            <text:p>-1,6804</text:p>
          </table:table-cell>
          <table:table-cell office:value-type="float" office:value="-1.76680839061737">
            <text:p>-1,76681</text:p>
          </table:table-cell>
          <table:table-cell table:formula="of:=[.D376]/[.$H$2]" office:value-type="float" office:value="-1.6712730257034">
            <text:p>-1,6713</text:p>
          </table:table-cell>
          <table:table-cell table:formula="of:=[.D376]/[.C376]" office:value-type="float" office:value="1.05143726567418">
            <text:p>1,0514</text:p>
          </table:table-cell>
          <table:table-cell table:style-name="ce4" table:formula="of:=ABS(([.E376]-[.C376])/[.C376])" office:value-type="float" office:value="0.00541634867005529">
            <text:p>0,0054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76]" office:value-type="float" office:value="-0.17">
            <text:p>-0,17</text:p>
          </table:table-cell>
          <table:table-cell table:style-name="ce2" table:formula="of:=[.B377]*[.A377]*9.81" office:value-type="float" office:value="-1.68037452">
            <text:p>-1,6804</text:p>
          </table:table-cell>
          <table:table-cell office:value-type="float" office:value="-1.77043569087982">
            <text:p>-1,77044</text:p>
          </table:table-cell>
          <table:table-cell table:formula="of:=[.D377]/[.$H$2]" office:value-type="float" office:value="-1.67470418955623">
            <text:p>-1,6747</text:p>
          </table:table-cell>
          <table:table-cell table:formula="of:=[.D377]/[.C377]" office:value-type="float" office:value="1.05359589175383">
            <text:p>1,0536</text:p>
          </table:table-cell>
          <table:table-cell table:style-name="ce4" table:formula="of:=ABS(([.E377]-[.C377])/[.C377])" office:value-type="float" office:value="0.00337444443264282">
            <text:p>0,0033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77]" office:value-type="float" office:value="-0.17">
            <text:p>-0,17</text:p>
          </table:table-cell>
          <table:table-cell table:style-name="ce2" table:formula="of:=[.B378]*[.A378]*9.81" office:value-type="float" office:value="-1.68037452">
            <text:p>-1,6804</text:p>
          </table:table-cell>
          <table:table-cell office:value-type="float" office:value="-1.77043569087982">
            <text:p>-1,77044</text:p>
          </table:table-cell>
          <table:table-cell table:formula="of:=[.D378]/[.$H$2]" office:value-type="float" office:value="-1.67470418955623">
            <text:p>-1,6747</text:p>
          </table:table-cell>
          <table:table-cell table:formula="of:=[.D378]/[.C378]" office:value-type="float" office:value="1.05359589175383">
            <text:p>1,0536</text:p>
          </table:table-cell>
          <table:table-cell table:style-name="ce4" table:formula="of:=ABS(([.E378]-[.C378])/[.C378])" office:value-type="float" office:value="0.00337444443264282">
            <text:p>0,0033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office:value-type="float" office:value="-0.1">
            <text:p>-0,1</text:p>
          </table:table-cell>
          <table:table-cell table:style-name="ce2" table:formula="of:=[.B379]*[.A379]*9.81" office:value-type="float" office:value="-2.18512845">
            <text:p>-2,1851</text:p>
          </table:table-cell>
          <table:table-cell office:value-type="float" office:value="-2.31196618080139">
            <text:p>-2,31197</text:p>
          </table:table-cell>
          <table:table-cell table:formula="of:=[.D379]/[.$H$2]" office:value-type="float" office:value="-2.18695288908025">
            <text:p>-2,1870</text:p>
          </table:table-cell>
          <table:table-cell table:formula="of:=[.D379]/[.C379]" office:value-type="float" office:value="1.05804589235996">
            <text:p>1,0580</text:p>
          </table:table-cell>
          <table:table-cell table:style-name="ce4" table:formula="of:=ABS(([.E379]-[.C379])/[.C379])" office:value-type="float" office:value="0.000834934477306249">
            <text:p>0,0008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79]" office:value-type="float" office:value="-0.1">
            <text:p>-0,1</text:p>
          </table:table-cell>
          <table:table-cell table:style-name="ce2" table:formula="of:=[.B380]*[.A380]*9.81" office:value-type="float" office:value="-2.18512845">
            <text:p>-2,1851</text:p>
          </table:table-cell>
          <table:table-cell office:value-type="float" office:value="-2.31196618080139">
            <text:p>-2,31197</text:p>
          </table:table-cell>
          <table:table-cell table:formula="of:=[.D380]/[.$H$2]" office:value-type="float" office:value="-2.18695288908025">
            <text:p>-2,1870</text:p>
          </table:table-cell>
          <table:table-cell table:formula="of:=[.D380]/[.C380]" office:value-type="float" office:value="1.05804589235996">
            <text:p>1,0580</text:p>
          </table:table-cell>
          <table:table-cell table:style-name="ce4" table:formula="of:=ABS(([.E380]-[.C380])/[.C380])" office:value-type="float" office:value="0.000834934477306249">
            <text:p>0,0008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80]" office:value-type="float" office:value="-0.1">
            <text:p>-0,1</text:p>
          </table:table-cell>
          <table:table-cell table:style-name="ce2" table:formula="of:=[.B381]*[.A381]*9.81" office:value-type="float" office:value="-2.18512845">
            <text:p>-2,1851</text:p>
          </table:table-cell>
          <table:table-cell office:value-type="float" office:value="-2.31170225143433">
            <text:p>-2,31170</text:p>
          </table:table-cell>
          <table:table-cell table:formula="of:=[.D381]/[.$H$2]" office:value-type="float" office:value="-2.18670323097686">
            <text:p>-2,1867</text:p>
          </table:table-cell>
          <table:table-cell table:formula="of:=[.D381]/[.C381]" office:value-type="float" office:value="1.0579251079882">
            <text:p>1,0579</text:p>
          </table:table-cell>
          <table:table-cell table:style-name="ce4" table:formula="of:=ABS(([.E381]-[.C381])/[.C381])" office:value-type="float" office:value="0.000720681192382908">
            <text:p>0,0007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81]" office:value-type="float" office:value="-0.1">
            <text:p>-0,1</text:p>
          </table:table-cell>
          <table:table-cell table:style-name="ce2" table:formula="of:=[.B382]*[.A382]*9.81" office:value-type="float" office:value="-2.18512845">
            <text:p>-2,1851</text:p>
          </table:table-cell>
          <table:table-cell office:value-type="float" office:value="-2.31170225143433">
            <text:p>-2,31170</text:p>
          </table:table-cell>
          <table:table-cell table:formula="of:=[.D382]/[.$H$2]" office:value-type="float" office:value="-2.18670323097686">
            <text:p>-2,1867</text:p>
          </table:table-cell>
          <table:table-cell table:formula="of:=[.D382]/[.C382]" office:value-type="float" office:value="1.0579251079882">
            <text:p>1,0579</text:p>
          </table:table-cell>
          <table:table-cell table:style-name="ce4" table:formula="of:=ABS(([.E382]-[.C382])/[.C382])" office:value-type="float" office:value="0.000720681192382908">
            <text:p>0,0007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82]" office:value-type="float" office:value="-0.1">
            <text:p>-0,1</text:p>
          </table:table-cell>
          <table:table-cell table:style-name="ce2" table:formula="of:=[.B383]*[.A383]*9.81" office:value-type="float" office:value="-2.18512845">
            <text:p>-2,1851</text:p>
          </table:table-cell>
          <table:table-cell office:value-type="float" office:value="-2.31170225143433">
            <text:p>-2,31170</text:p>
          </table:table-cell>
          <table:table-cell table:formula="of:=[.D383]/[.$H$2]" office:value-type="float" office:value="-2.18670323097686">
            <text:p>-2,1867</text:p>
          </table:table-cell>
          <table:table-cell table:formula="of:=[.D383]/[.C383]" office:value-type="float" office:value="1.0579251079882">
            <text:p>1,0579</text:p>
          </table:table-cell>
          <table:table-cell table:style-name="ce4" table:formula="of:=ABS(([.E383]-[.C383])/[.C383])" office:value-type="float" office:value="0.000720681192382908">
            <text:p>0,0007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83]" office:value-type="float" office:value="-0.1">
            <text:p>-0,1</text:p>
          </table:table-cell>
          <table:table-cell table:style-name="ce2" table:formula="of:=[.B384]*[.A384]*9.81" office:value-type="float" office:value="-2.18512845">
            <text:p>-2,1851</text:p>
          </table:table-cell>
          <table:table-cell office:value-type="float" office:value="-2.31194543838501">
            <text:p>-2,31195</text:p>
          </table:table-cell>
          <table:table-cell table:formula="of:=[.D384]/[.$H$2]" office:value-type="float" office:value="-2.1869332682537">
            <text:p>-2,1869</text:p>
          </table:table-cell>
          <table:table-cell table:formula="of:=[.D384]/[.C384]" office:value-type="float" office:value="1.05803639982126">
            <text:p>1,0580</text:p>
          </table:table-cell>
          <table:table-cell table:style-name="ce4" table:formula="of:=ABS(([.E384]-[.C384])/[.C384])" office:value-type="float" office:value="0.000825955221852033">
            <text:p>0,0008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84]" office:value-type="float" office:value="-0.1">
            <text:p>-0,1</text:p>
          </table:table-cell>
          <table:table-cell table:style-name="ce2" table:formula="of:=[.B385]*[.A385]*9.81" office:value-type="float" office:value="-2.18512845">
            <text:p>-2,1851</text:p>
          </table:table-cell>
          <table:table-cell office:value-type="float" office:value="-2.31194543838501">
            <text:p>-2,31195</text:p>
          </table:table-cell>
          <table:table-cell table:formula="of:=[.D385]/[.$H$2]" office:value-type="float" office:value="-2.1869332682537">
            <text:p>-2,1869</text:p>
          </table:table-cell>
          <table:table-cell table:formula="of:=[.D385]/[.C385]" office:value-type="float" office:value="1.05803639982126">
            <text:p>1,0580</text:p>
          </table:table-cell>
          <table:table-cell table:style-name="ce4" table:formula="of:=ABS(([.E385]-[.C385])/[.C385])" office:value-type="float" office:value="0.000825955221852033">
            <text:p>0,0008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85]" office:value-type="float" office:value="-0.1">
            <text:p>-0,1</text:p>
          </table:table-cell>
          <table:table-cell table:style-name="ce2" table:formula="of:=[.B386]*[.A386]*9.81" office:value-type="float" office:value="-2.18512845">
            <text:p>-2,1851</text:p>
          </table:table-cell>
          <table:table-cell office:value-type="float" office:value="-2.31194543838501">
            <text:p>-2,31195</text:p>
          </table:table-cell>
          <table:table-cell table:formula="of:=[.D386]/[.$H$2]" office:value-type="float" office:value="-2.1869332682537">
            <text:p>-2,1869</text:p>
          </table:table-cell>
          <table:table-cell table:formula="of:=[.D386]/[.C386]" office:value-type="float" office:value="1.05803639982126">
            <text:p>1,0580</text:p>
          </table:table-cell>
          <table:table-cell table:style-name="ce4" table:formula="of:=ABS(([.E386]-[.C386])/[.C386])" office:value-type="float" office:value="0.000825955221852033">
            <text:p>0,0008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86]" office:value-type="float" office:value="-0.1">
            <text:p>-0,1</text:p>
          </table:table-cell>
          <table:table-cell table:style-name="ce2" table:formula="of:=[.B387]*[.A387]*9.81" office:value-type="float" office:value="-2.18512845">
            <text:p>-2,1851</text:p>
          </table:table-cell>
          <table:table-cell office:value-type="float" office:value="-2.30879139900208">
            <text:p>-2,30879</text:p>
          </table:table-cell>
          <table:table-cell table:formula="of:=[.D387]/[.$H$2]" office:value-type="float" office:value="-2.18394977498375">
            <text:p>-2,1839</text:p>
          </table:table-cell>
          <table:table-cell table:formula="of:=[.D387]/[.C387]" office:value-type="float" office:value="1.05659298839026">
            <text:p>1,0566</text:p>
          </table:table-cell>
          <table:table-cell table:style-name="ce4" table:formula="of:=ABS(([.E387]-[.C387])/[.C387])" office:value-type="float" office:value="0.000539407656448914">
            <text:p>0,0005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87]" office:value-type="float" office:value="-0.1">
            <text:p>-0,1</text:p>
          </table:table-cell>
          <table:table-cell table:style-name="ce2" table:formula="of:=[.B388]*[.A388]*9.81" office:value-type="float" office:value="-2.18512845">
            <text:p>-2,1851</text:p>
          </table:table-cell>
          <table:table-cell office:value-type="float" office:value="-2.30879139900208">
            <text:p>-2,30879</text:p>
          </table:table-cell>
          <table:table-cell table:formula="of:=[.D388]/[.$H$2]" office:value-type="float" office:value="-2.18394977498375">
            <text:p>-2,1839</text:p>
          </table:table-cell>
          <table:table-cell table:formula="of:=[.D388]/[.C388]" office:value-type="float" office:value="1.05659298839026">
            <text:p>1,0566</text:p>
          </table:table-cell>
          <table:table-cell table:style-name="ce4" table:formula="of:=ABS(([.E388]-[.C388])/[.C388])" office:value-type="float" office:value="0.000539407656448914">
            <text:p>0,0005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88]" office:value-type="float" office:value="-0.1">
            <text:p>-0,1</text:p>
          </table:table-cell>
          <table:table-cell table:style-name="ce2" table:formula="of:=[.B389]*[.A389]*9.81" office:value-type="float" office:value="-2.18512845">
            <text:p>-2,1851</text:p>
          </table:table-cell>
          <table:table-cell office:value-type="float" office:value="-2.30879139900208">
            <text:p>-2,30879</text:p>
          </table:table-cell>
          <table:table-cell table:formula="of:=[.D389]/[.$H$2]" office:value-type="float" office:value="-2.18394977498375">
            <text:p>-2,1839</text:p>
          </table:table-cell>
          <table:table-cell table:formula="of:=[.D389]/[.C389]" office:value-type="float" office:value="1.05659298839026">
            <text:p>1,0566</text:p>
          </table:table-cell>
          <table:table-cell table:style-name="ce4" table:formula="of:=ABS(([.E389]-[.C389])/[.C389])" office:value-type="float" office:value="0.000539407656448914">
            <text:p>0,0005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89]" office:value-type="float" office:value="-0.1">
            <text:p>-0,1</text:p>
          </table:table-cell>
          <table:table-cell table:style-name="ce2" table:formula="of:=[.B390]*[.A390]*9.81" office:value-type="float" office:value="-2.18512845">
            <text:p>-2,1851</text:p>
          </table:table-cell>
          <table:table-cell office:value-type="float" office:value="-2.31019020080566">
            <text:p>-2,31019</text:p>
          </table:table-cell>
          <table:table-cell table:formula="of:=[.D390]/[.$H$2]" office:value-type="float" office:value="-2.18527294037907">
            <text:p>-2,1853</text:p>
          </table:table-cell>
          <table:table-cell table:formula="of:=[.D390]/[.C390]" office:value-type="float" office:value="1.05723313464966">
            <text:p>1,0572</text:p>
          </table:table-cell>
          <table:table-cell table:style-name="ce4" table:formula="of:=ABS(([.E390]-[.C390])/[.C390])" office:value-type="float" office:value="0.0000661244326699763">
            <text:p>0,0000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90]" office:value-type="float" office:value="-0.1">
            <text:p>-0,1</text:p>
          </table:table-cell>
          <table:table-cell table:style-name="ce2" table:formula="of:=[.B391]*[.A391]*9.81" office:value-type="float" office:value="-2.18512845">
            <text:p>-2,1851</text:p>
          </table:table-cell>
          <table:table-cell office:value-type="float" office:value="-2.31019020080566">
            <text:p>-2,31019</text:p>
          </table:table-cell>
          <table:table-cell table:formula="of:=[.D391]/[.$H$2]" office:value-type="float" office:value="-2.18527294037907">
            <text:p>-2,1853</text:p>
          </table:table-cell>
          <table:table-cell table:formula="of:=[.D391]/[.C391]" office:value-type="float" office:value="1.05723313464966">
            <text:p>1,0572</text:p>
          </table:table-cell>
          <table:table-cell table:style-name="ce4" table:formula="of:=ABS(([.E391]-[.C391])/[.C391])" office:value-type="float" office:value="0.0000661244326699763">
            <text:p>0,0000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91]" office:value-type="float" office:value="-0.1">
            <text:p>-0,1</text:p>
          </table:table-cell>
          <table:table-cell table:style-name="ce2" table:formula="of:=[.B392]*[.A392]*9.81" office:value-type="float" office:value="-2.18512845">
            <text:p>-2,1851</text:p>
          </table:table-cell>
          <table:table-cell office:value-type="float" office:value="-2.31019020080566">
            <text:p>-2,31019</text:p>
          </table:table-cell>
          <table:table-cell table:formula="of:=[.D392]/[.$H$2]" office:value-type="float" office:value="-2.18527294037907">
            <text:p>-2,1853</text:p>
          </table:table-cell>
          <table:table-cell table:formula="of:=[.D392]/[.C392]" office:value-type="float" office:value="1.05723313464966">
            <text:p>1,0572</text:p>
          </table:table-cell>
          <table:table-cell table:style-name="ce4" table:formula="of:=ABS(([.E392]-[.C392])/[.C392])" office:value-type="float" office:value="0.0000661244326699763">
            <text:p>0,0000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92]" office:value-type="float" office:value="-0.1">
            <text:p>-0,1</text:p>
          </table:table-cell>
          <table:table-cell table:style-name="ce2" table:formula="of:=[.B393]*[.A393]*9.81" office:value-type="float" office:value="-2.18512845">
            <text:p>-2,1851</text:p>
          </table:table-cell>
          <table:table-cell office:value-type="float" office:value="-2.30907535552979">
            <text:p>-2,30908</text:p>
          </table:table-cell>
          <table:table-cell table:formula="of:=[.D393]/[.$H$2]" office:value-type="float" office:value="-2.18421837733347">
            <text:p>-2,1842</text:p>
          </table:table-cell>
          <table:table-cell table:formula="of:=[.D393]/[.C393]" office:value-type="float" office:value="1.05672293797181">
            <text:p>1,0567</text:p>
          </table:table-cell>
          <table:table-cell table:style-name="ce4" table:formula="of:=ABS(([.E393]-[.C393])/[.C393])" office:value-type="float" office:value="0.00041648474556678">
            <text:p>0,0004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93]" office:value-type="float" office:value="-0.1">
            <text:p>-0,1</text:p>
          </table:table-cell>
          <table:table-cell table:style-name="ce2" table:formula="of:=[.B394]*[.A394]*9.81" office:value-type="float" office:value="-2.18512845">
            <text:p>-2,1851</text:p>
          </table:table-cell>
          <table:table-cell office:value-type="float" office:value="-2.30907535552979">
            <text:p>-2,30908</text:p>
          </table:table-cell>
          <table:table-cell table:formula="of:=[.D394]/[.$H$2]" office:value-type="float" office:value="-2.18421837733347">
            <text:p>-2,1842</text:p>
          </table:table-cell>
          <table:table-cell table:formula="of:=[.D394]/[.C394]" office:value-type="float" office:value="1.05672293797181">
            <text:p>1,0567</text:p>
          </table:table-cell>
          <table:table-cell table:style-name="ce4" table:formula="of:=ABS(([.E394]-[.C394])/[.C394])" office:value-type="float" office:value="0.00041648474556678">
            <text:p>0,0004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94]" office:value-type="float" office:value="-0.1">
            <text:p>-0,1</text:p>
          </table:table-cell>
          <table:table-cell table:style-name="ce2" table:formula="of:=[.B395]*[.A395]*9.81" office:value-type="float" office:value="-2.18512845">
            <text:p>-2,1851</text:p>
          </table:table-cell>
          <table:table-cell office:value-type="float" office:value="-2.30907535552979">
            <text:p>-2,30908</text:p>
          </table:table-cell>
          <table:table-cell table:formula="of:=[.D395]/[.$H$2]" office:value-type="float" office:value="-2.18421837733347">
            <text:p>-2,1842</text:p>
          </table:table-cell>
          <table:table-cell table:formula="of:=[.D395]/[.C395]" office:value-type="float" office:value="1.05672293797181">
            <text:p>1,0567</text:p>
          </table:table-cell>
          <table:table-cell table:style-name="ce4" table:formula="of:=ABS(([.E395]-[.C395])/[.C395])" office:value-type="float" office:value="0.00041648474556678">
            <text:p>0,0004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95]" office:value-type="float" office:value="-0.1">
            <text:p>-0,1</text:p>
          </table:table-cell>
          <table:table-cell table:style-name="ce2" table:formula="of:=[.B396]*[.A396]*9.81" office:value-type="float" office:value="-2.18512845">
            <text:p>-2,1851</text:p>
          </table:table-cell>
          <table:table-cell office:value-type="float" office:value="-2.31111764907837">
            <text:p>-2,31112</text:p>
          </table:table-cell>
          <table:table-cell table:formula="of:=[.D396]/[.$H$2]" office:value-type="float" office:value="-2.18615023940546">
            <text:p>-2,1862</text:p>
          </table:table-cell>
          <table:table-cell table:formula="of:=[.D396]/[.C396]" office:value-type="float" office:value="1.05765757115028">
            <text:p>1,0577</text:p>
          </table:table-cell>
          <table:table-cell table:style-name="ce4" table:formula="of:=ABS(([.E396]-[.C396])/[.C396])" office:value-type="float" office:value="0.000467610682320525">
            <text:p>0,0004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96]" office:value-type="float" office:value="-0.1">
            <text:p>-0,1</text:p>
          </table:table-cell>
          <table:table-cell table:style-name="ce2" table:formula="of:=[.B397]*[.A397]*9.81" office:value-type="float" office:value="-2.18512845">
            <text:p>-2,1851</text:p>
          </table:table-cell>
          <table:table-cell office:value-type="float" office:value="-2.31111764907837">
            <text:p>-2,31112</text:p>
          </table:table-cell>
          <table:table-cell table:formula="of:=[.D397]/[.$H$2]" office:value-type="float" office:value="-2.18615023940546">
            <text:p>-2,1862</text:p>
          </table:table-cell>
          <table:table-cell table:formula="of:=[.D397]/[.C397]" office:value-type="float" office:value="1.05765757115028">
            <text:p>1,0577</text:p>
          </table:table-cell>
          <table:table-cell table:style-name="ce4" table:formula="of:=ABS(([.E397]-[.C397])/[.C397])" office:value-type="float" office:value="0.000467610682320525">
            <text:p>0,0004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97]" office:value-type="float" office:value="-0.1">
            <text:p>-0,1</text:p>
          </table:table-cell>
          <table:table-cell table:style-name="ce2" table:formula="of:=[.B398]*[.A398]*9.81" office:value-type="float" office:value="-2.18512845">
            <text:p>-2,1851</text:p>
          </table:table-cell>
          <table:table-cell office:value-type="float" office:value="-2.31111764907837">
            <text:p>-2,31112</text:p>
          </table:table-cell>
          <table:table-cell table:formula="of:=[.D398]/[.$H$2]" office:value-type="float" office:value="-2.18615023940546">
            <text:p>-2,1862</text:p>
          </table:table-cell>
          <table:table-cell table:formula="of:=[.D398]/[.C398]" office:value-type="float" office:value="1.05765757115028">
            <text:p>1,0577</text:p>
          </table:table-cell>
          <table:table-cell table:style-name="ce4" table:formula="of:=ABS(([.E398]-[.C398])/[.C398])" office:value-type="float" office:value="0.000467610682320525">
            <text:p>0,0004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98]" office:value-type="float" office:value="-0.1">
            <text:p>-0,1</text:p>
          </table:table-cell>
          <table:table-cell table:style-name="ce2" table:formula="of:=[.B399]*[.A399]*9.81" office:value-type="float" office:value="-2.18512845">
            <text:p>-2,1851</text:p>
          </table:table-cell>
          <table:table-cell office:value-type="float" office:value="-2.310622215271">
            <text:p>-2,31062</text:p>
          </table:table-cell>
          <table:table-cell table:formula="of:=[.D399]/[.$H$2]" office:value-type="float" office:value="-2.18568159483558">
            <text:p>-2,1857</text:p>
          </table:table-cell>
          <table:table-cell table:formula="of:=[.D399]/[.C399]" office:value-type="float" office:value="1.05743084131782">
            <text:p>1,0574</text:p>
          </table:table-cell>
          <table:table-cell table:style-name="ce4" table:formula="of:=ABS(([.E399]-[.C399])/[.C399])" office:value-type="float" office:value="0.000253140649733427">
            <text:p>0,0002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399]" office:value-type="float" office:value="-0.1">
            <text:p>-0,1</text:p>
          </table:table-cell>
          <table:table-cell table:style-name="ce2" table:formula="of:=[.B400]*[.A400]*9.81" office:value-type="float" office:value="-2.18512845">
            <text:p>-2,1851</text:p>
          </table:table-cell>
          <table:table-cell office:value-type="float" office:value="-2.310622215271">
            <text:p>-2,31062</text:p>
          </table:table-cell>
          <table:table-cell table:formula="of:=[.D400]/[.$H$2]" office:value-type="float" office:value="-2.18568159483558">
            <text:p>-2,1857</text:p>
          </table:table-cell>
          <table:table-cell table:formula="of:=[.D400]/[.C400]" office:value-type="float" office:value="1.05743084131782">
            <text:p>1,0574</text:p>
          </table:table-cell>
          <table:table-cell table:style-name="ce4" table:formula="of:=ABS(([.E400]-[.C400])/[.C400])" office:value-type="float" office:value="0.000253140649733427">
            <text:p>0,0002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00]" office:value-type="float" office:value="-0.1">
            <text:p>-0,1</text:p>
          </table:table-cell>
          <table:table-cell table:style-name="ce2" table:formula="of:=[.B401]*[.A401]*9.81" office:value-type="float" office:value="-2.18512845">
            <text:p>-2,1851</text:p>
          </table:table-cell>
          <table:table-cell office:value-type="float" office:value="-2.310622215271">
            <text:p>-2,31062</text:p>
          </table:table-cell>
          <table:table-cell table:formula="of:=[.D401]/[.$H$2]" office:value-type="float" office:value="-2.18568159483558">
            <text:p>-2,1857</text:p>
          </table:table-cell>
          <table:table-cell table:formula="of:=[.D401]/[.C401]" office:value-type="float" office:value="1.05743084131782">
            <text:p>1,0574</text:p>
          </table:table-cell>
          <table:table-cell table:style-name="ce4" table:formula="of:=ABS(([.E401]-[.C401])/[.C401])" office:value-type="float" office:value="0.000253140649733427">
            <text:p>0,0002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01]" office:value-type="float" office:value="-0.1">
            <text:p>-0,1</text:p>
          </table:table-cell>
          <table:table-cell table:style-name="ce2" table:formula="of:=[.B402]*[.A402]*9.81" office:value-type="float" office:value="-2.18512845">
            <text:p>-2,1851</text:p>
          </table:table-cell>
          <table:table-cell office:value-type="float" office:value="-2.31414151191711">
            <text:p>-2,31414</text:p>
          </table:table-cell>
          <table:table-cell table:formula="of:=[.D402]/[.$H$2]" office:value-type="float" office:value="-2.18901059507428">
            <text:p>-2,1890</text:p>
          </table:table-cell>
          <table:table-cell table:formula="of:=[.D402]/[.C402]" office:value-type="float" office:value="1.05904140871769">
            <text:p>1,0590</text:p>
          </table:table-cell>
          <table:table-cell table:style-name="ce4" table:formula="of:=ABS(([.E402]-[.C402])/[.C402])" office:value-type="float" office:value="0.00177662099190456">
            <text:p>0,0017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02]" office:value-type="float" office:value="-0.1">
            <text:p>-0,1</text:p>
          </table:table-cell>
          <table:table-cell table:style-name="ce2" table:formula="of:=[.B403]*[.A403]*9.81" office:value-type="float" office:value="-2.18512845">
            <text:p>-2,1851</text:p>
          </table:table-cell>
          <table:table-cell office:value-type="float" office:value="-2.31414151191711">
            <text:p>-2,31414</text:p>
          </table:table-cell>
          <table:table-cell table:formula="of:=[.D403]/[.$H$2]" office:value-type="float" office:value="-2.18901059507428">
            <text:p>-2,1890</text:p>
          </table:table-cell>
          <table:table-cell table:formula="of:=[.D403]/[.C403]" office:value-type="float" office:value="1.05904140871769">
            <text:p>1,0590</text:p>
          </table:table-cell>
          <table:table-cell table:style-name="ce4" table:formula="of:=ABS(([.E403]-[.C403])/[.C403])" office:value-type="float" office:value="0.00177662099190456">
            <text:p>0,0017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03]" office:value-type="float" office:value="-0.1">
            <text:p>-0,1</text:p>
          </table:table-cell>
          <table:table-cell table:style-name="ce2" table:formula="of:=[.B404]*[.A404]*9.81" office:value-type="float" office:value="-2.18512845">
            <text:p>-2,1851</text:p>
          </table:table-cell>
          <table:table-cell office:value-type="float" office:value="-2.31414151191711">
            <text:p>-2,31414</text:p>
          </table:table-cell>
          <table:table-cell table:formula="of:=[.D404]/[.$H$2]" office:value-type="float" office:value="-2.18901059507428">
            <text:p>-2,1890</text:p>
          </table:table-cell>
          <table:table-cell table:formula="of:=[.D404]/[.C404]" office:value-type="float" office:value="1.05904140871769">
            <text:p>1,0590</text:p>
          </table:table-cell>
          <table:table-cell table:style-name="ce4" table:formula="of:=ABS(([.E404]-[.C404])/[.C404])" office:value-type="float" office:value="0.00177662099190456">
            <text:p>0,0017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04]" office:value-type="float" office:value="-0.1">
            <text:p>-0,1</text:p>
          </table:table-cell>
          <table:table-cell table:style-name="ce2" table:formula="of:=[.B405]*[.A405]*9.81" office:value-type="float" office:value="-2.18512845">
            <text:p>-2,1851</text:p>
          </table:table-cell>
          <table:table-cell office:value-type="float" office:value="-2.3082447052002">
            <text:p>-2,30824</text:p>
          </table:table-cell>
          <table:table-cell table:formula="of:=[.D405]/[.$H$2]" office:value-type="float" office:value="-2.18343264216433">
            <text:p>-2,1834</text:p>
          </table:table-cell>
          <table:table-cell table:formula="of:=[.D405]/[.C405]" office:value-type="float" office:value="1.05634279998515">
            <text:p>1,0563</text:p>
          </table:table-cell>
          <table:table-cell table:style-name="ce4" table:formula="of:=ABS(([.E405]-[.C405])/[.C405])" office:value-type="float" office:value="0.000776067803092372">
            <text:p>0,0007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05]" office:value-type="float" office:value="-0.1">
            <text:p>-0,1</text:p>
          </table:table-cell>
          <table:table-cell table:style-name="ce2" table:formula="of:=[.B406]*[.A406]*9.81" office:value-type="float" office:value="-2.18512845">
            <text:p>-2,1851</text:p>
          </table:table-cell>
          <table:table-cell office:value-type="float" office:value="-2.3082447052002">
            <text:p>-2,30824</text:p>
          </table:table-cell>
          <table:table-cell table:formula="of:=[.D406]/[.$H$2]" office:value-type="float" office:value="-2.18343264216433">
            <text:p>-2,1834</text:p>
          </table:table-cell>
          <table:table-cell table:formula="of:=[.D406]/[.C406]" office:value-type="float" office:value="1.05634279998515">
            <text:p>1,0563</text:p>
          </table:table-cell>
          <table:table-cell table:style-name="ce4" table:formula="of:=ABS(([.E406]-[.C406])/[.C406])" office:value-type="float" office:value="0.000776067803092372">
            <text:p>0,0007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06]" office:value-type="float" office:value="-0.1">
            <text:p>-0,1</text:p>
          </table:table-cell>
          <table:table-cell table:style-name="ce2" table:formula="of:=[.B407]*[.A407]*9.81" office:value-type="float" office:value="-2.18512845">
            <text:p>-2,1851</text:p>
          </table:table-cell>
          <table:table-cell office:value-type="float" office:value="-2.3082447052002">
            <text:p>-2,30824</text:p>
          </table:table-cell>
          <table:table-cell table:formula="of:=[.D407]/[.$H$2]" office:value-type="float" office:value="-2.18343264216433">
            <text:p>-2,1834</text:p>
          </table:table-cell>
          <table:table-cell table:formula="of:=[.D407]/[.C407]" office:value-type="float" office:value="1.05634279998515">
            <text:p>1,0563</text:p>
          </table:table-cell>
          <table:table-cell table:style-name="ce4" table:formula="of:=ABS(([.E407]-[.C407])/[.C407])" office:value-type="float" office:value="0.000776067803092372">
            <text:p>0,0007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07]" office:value-type="float" office:value="-0.1">
            <text:p>-0,1</text:p>
          </table:table-cell>
          <table:table-cell table:style-name="ce2" table:formula="of:=[.B408]*[.A408]*9.81" office:value-type="float" office:value="-2.18512845">
            <text:p>-2,1851</text:p>
          </table:table-cell>
          <table:table-cell office:value-type="float" office:value="-2.31154155731201">
            <text:p>-2,31154</text:p>
          </table:table-cell>
          <table:table-cell table:formula="of:=[.D408]/[.$H$2]" office:value-type="float" office:value="-2.18655122595274">
            <text:p>-2,1866</text:p>
          </table:table-cell>
          <table:table-cell table:formula="of:=[.D408]/[.C408]" office:value-type="float" office:value="1.05785156809066">
            <text:p>1,0579</text:p>
          </table:table-cell>
          <table:table-cell table:style-name="ce4" table:formula="of:=ABS(([.E408]-[.C408])/[.C408])" office:value-type="float" office:value="0.000651117765063441">
            <text:p>0,0006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08]" office:value-type="float" office:value="-0.1">
            <text:p>-0,1</text:p>
          </table:table-cell>
          <table:table-cell table:style-name="ce2" table:formula="of:=[.B409]*[.A409]*9.81" office:value-type="float" office:value="-2.18512845">
            <text:p>-2,1851</text:p>
          </table:table-cell>
          <table:table-cell office:value-type="float" office:value="-2.31154155731201">
            <text:p>-2,31154</text:p>
          </table:table-cell>
          <table:table-cell table:formula="of:=[.D409]/[.$H$2]" office:value-type="float" office:value="-2.18655122595274">
            <text:p>-2,1866</text:p>
          </table:table-cell>
          <table:table-cell table:formula="of:=[.D409]/[.C409]" office:value-type="float" office:value="1.05785156809066">
            <text:p>1,0579</text:p>
          </table:table-cell>
          <table:table-cell table:style-name="ce4" table:formula="of:=ABS(([.E409]-[.C409])/[.C409])" office:value-type="float" office:value="0.000651117765063441">
            <text:p>0,0006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09]" office:value-type="float" office:value="-0.1">
            <text:p>-0,1</text:p>
          </table:table-cell>
          <table:table-cell table:style-name="ce2" table:formula="of:=[.B410]*[.A410]*9.81" office:value-type="float" office:value="-2.18512845">
            <text:p>-2,1851</text:p>
          </table:table-cell>
          <table:table-cell office:value-type="float" office:value="-2.31154155731201">
            <text:p>-2,31154</text:p>
          </table:table-cell>
          <table:table-cell table:formula="of:=[.D410]/[.$H$2]" office:value-type="float" office:value="-2.18655122595274">
            <text:p>-2,1866</text:p>
          </table:table-cell>
          <table:table-cell table:formula="of:=[.D410]/[.C410]" office:value-type="float" office:value="1.05785156809066">
            <text:p>1,0579</text:p>
          </table:table-cell>
          <table:table-cell table:style-name="ce4" table:formula="of:=ABS(([.E410]-[.C410])/[.C410])" office:value-type="float" office:value="0.000651117765063441">
            <text:p>0,0006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10]" office:value-type="float" office:value="-0.1">
            <text:p>-0,1</text:p>
          </table:table-cell>
          <table:table-cell table:style-name="ce2" table:formula="of:=[.B411]*[.A411]*9.81" office:value-type="float" office:value="-2.18512845">
            <text:p>-2,1851</text:p>
          </table:table-cell>
          <table:table-cell office:value-type="float" office:value="-2.30908060073853">
            <text:p>-2,30908</text:p>
          </table:table-cell>
          <table:table-cell table:formula="of:=[.D411]/[.$H$2]" office:value-type="float" office:value="-2.1842233389218">
            <text:p>-2,1842</text:p>
          </table:table-cell>
          <table:table-cell table:formula="of:=[.D411]/[.C411]" office:value-type="float" office:value="1.0567253383839">
            <text:p>1,0567</text:p>
          </table:table-cell>
          <table:table-cell table:style-name="ce4" table:formula="of:=ABS(([.E411]-[.C411])/[.C411])" office:value-type="float" office:value="0.000414214129245003">
            <text:p>0,0004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11]" office:value-type="float" office:value="-0.1">
            <text:p>-0,1</text:p>
          </table:table-cell>
          <table:table-cell table:style-name="ce2" table:formula="of:=[.B412]*[.A412]*9.81" office:value-type="float" office:value="-2.18512845">
            <text:p>-2,1851</text:p>
          </table:table-cell>
          <table:table-cell office:value-type="float" office:value="-2.30908060073853">
            <text:p>-2,30908</text:p>
          </table:table-cell>
          <table:table-cell table:formula="of:=[.D412]/[.$H$2]" office:value-type="float" office:value="-2.1842233389218">
            <text:p>-2,1842</text:p>
          </table:table-cell>
          <table:table-cell table:formula="of:=[.D412]/[.C412]" office:value-type="float" office:value="1.0567253383839">
            <text:p>1,0567</text:p>
          </table:table-cell>
          <table:table-cell table:style-name="ce4" table:formula="of:=ABS(([.E412]-[.C412])/[.C412])" office:value-type="float" office:value="0.000414214129245003">
            <text:p>0,0004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12]" office:value-type="float" office:value="-0.1">
            <text:p>-0,1</text:p>
          </table:table-cell>
          <table:table-cell table:style-name="ce2" table:formula="of:=[.B413]*[.A413]*9.81" office:value-type="float" office:value="-2.18512845">
            <text:p>-2,1851</text:p>
          </table:table-cell>
          <table:table-cell office:value-type="float" office:value="-2.30908060073853">
            <text:p>-2,30908</text:p>
          </table:table-cell>
          <table:table-cell table:formula="of:=[.D413]/[.$H$2]" office:value-type="float" office:value="-2.1842233389218">
            <text:p>-2,1842</text:p>
          </table:table-cell>
          <table:table-cell table:formula="of:=[.D413]/[.C413]" office:value-type="float" office:value="1.0567253383839">
            <text:p>1,0567</text:p>
          </table:table-cell>
          <table:table-cell table:style-name="ce4" table:formula="of:=ABS(([.E413]-[.C413])/[.C413])" office:value-type="float" office:value="0.000414214129245003">
            <text:p>0,0004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13]" office:value-type="float" office:value="-0.1">
            <text:p>-0,1</text:p>
          </table:table-cell>
          <table:table-cell table:style-name="ce2" table:formula="of:=[.B414]*[.A414]*9.81" office:value-type="float" office:value="-2.18512845">
            <text:p>-2,1851</text:p>
          </table:table-cell>
          <table:table-cell office:value-type="float" office:value="-2.31290793418884">
            <text:p>-2,31291</text:p>
          </table:table-cell>
          <table:table-cell table:formula="of:=[.D414]/[.$H$2]" office:value-type="float" office:value="-2.18784371971116">
            <text:p>-2,1878</text:p>
          </table:table-cell>
          <table:table-cell table:formula="of:=[.D414]/[.C414]" office:value-type="float" office:value="1.05847687543899">
            <text:p>1,0585</text:p>
          </table:table-cell>
          <table:table-cell table:style-name="ce4" table:formula="of:=ABS(([.E414]-[.C414])/[.C414])" office:value-type="float" office:value="0.00124261331692295">
            <text:p>0,0012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14]" office:value-type="float" office:value="-0.1">
            <text:p>-0,1</text:p>
          </table:table-cell>
          <table:table-cell table:style-name="ce2" table:formula="of:=[.B415]*[.A415]*9.81" office:value-type="float" office:value="-2.18512845">
            <text:p>-2,1851</text:p>
          </table:table-cell>
          <table:table-cell office:value-type="float" office:value="-2.31290793418884">
            <text:p>-2,31291</text:p>
          </table:table-cell>
          <table:table-cell table:formula="of:=[.D415]/[.$H$2]" office:value-type="float" office:value="-2.18784371971116">
            <text:p>-2,1878</text:p>
          </table:table-cell>
          <table:table-cell table:formula="of:=[.D415]/[.C415]" office:value-type="float" office:value="1.05847687543899">
            <text:p>1,0585</text:p>
          </table:table-cell>
          <table:table-cell table:style-name="ce4" table:formula="of:=ABS(([.E415]-[.C415])/[.C415])" office:value-type="float" office:value="0.00124261331692295">
            <text:p>0,0012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15]" office:value-type="float" office:value="-0.1">
            <text:p>-0,1</text:p>
          </table:table-cell>
          <table:table-cell table:style-name="ce2" table:formula="of:=[.B416]*[.A416]*9.81" office:value-type="float" office:value="-2.18512845">
            <text:p>-2,1851</text:p>
          </table:table-cell>
          <table:table-cell office:value-type="float" office:value="-2.31290793418884">
            <text:p>-2,31291</text:p>
          </table:table-cell>
          <table:table-cell table:formula="of:=[.D416]/[.$H$2]" office:value-type="float" office:value="-2.18784371971116">
            <text:p>-2,1878</text:p>
          </table:table-cell>
          <table:table-cell table:formula="of:=[.D416]/[.C416]" office:value-type="float" office:value="1.05847687543899">
            <text:p>1,0585</text:p>
          </table:table-cell>
          <table:table-cell table:style-name="ce4" table:formula="of:=ABS(([.E416]-[.C416])/[.C416])" office:value-type="float" office:value="0.00124261331692295">
            <text:p>0,0012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16]" office:value-type="float" office:value="-0.1">
            <text:p>-0,1</text:p>
          </table:table-cell>
          <table:table-cell table:style-name="ce2" table:formula="of:=[.B417]*[.A417]*9.81" office:value-type="float" office:value="-2.18512845">
            <text:p>-2,1851</text:p>
          </table:table-cell>
          <table:table-cell office:value-type="float" office:value="-2.30541753768921">
            <text:p>-2,30542</text:p>
          </table:table-cell>
          <table:table-cell table:formula="of:=[.D417]/[.$H$2]" office:value-type="float" office:value="-2.18075834605766">
            <text:p>-2,1808</text:p>
          </table:table-cell>
          <table:table-cell table:formula="of:=[.D417]/[.C417]" office:value-type="float" office:value="1.05504897787094">
            <text:p>1,0550</text:p>
          </table:table-cell>
          <table:table-cell table:style-name="ce4" table:formula="of:=ABS(([.E417]-[.C417])/[.C417])" office:value-type="float" office:value="0.00199993000060846">
            <text:p>0,00200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17]" office:value-type="float" office:value="-0.1">
            <text:p>-0,1</text:p>
          </table:table-cell>
          <table:table-cell table:style-name="ce2" table:formula="of:=[.B418]*[.A418]*9.81" office:value-type="float" office:value="-2.18512845">
            <text:p>-2,1851</text:p>
          </table:table-cell>
          <table:table-cell office:value-type="float" office:value="-2.30541753768921">
            <text:p>-2,30542</text:p>
          </table:table-cell>
          <table:table-cell table:formula="of:=[.D418]/[.$H$2]" office:value-type="float" office:value="-2.18075834605766">
            <text:p>-2,1808</text:p>
          </table:table-cell>
          <table:table-cell table:formula="of:=[.D418]/[.C418]" office:value-type="float" office:value="1.05504897787094">
            <text:p>1,0550</text:p>
          </table:table-cell>
          <table:table-cell table:style-name="ce4" table:formula="of:=ABS(([.E418]-[.C418])/[.C418])" office:value-type="float" office:value="0.00199993000060846">
            <text:p>0,00200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18]" office:value-type="float" office:value="-0.1">
            <text:p>-0,1</text:p>
          </table:table-cell>
          <table:table-cell table:style-name="ce2" table:formula="of:=[.B419]*[.A419]*9.81" office:value-type="float" office:value="-2.18512845">
            <text:p>-2,1851</text:p>
          </table:table-cell>
          <table:table-cell office:value-type="float" office:value="-2.30541753768921">
            <text:p>-2,30542</text:p>
          </table:table-cell>
          <table:table-cell table:formula="of:=[.D419]/[.$H$2]" office:value-type="float" office:value="-2.18075834605766">
            <text:p>-2,1808</text:p>
          </table:table-cell>
          <table:table-cell table:formula="of:=[.D419]/[.C419]" office:value-type="float" office:value="1.05504897787094">
            <text:p>1,0550</text:p>
          </table:table-cell>
          <table:table-cell table:style-name="ce4" table:formula="of:=ABS(([.E419]-[.C419])/[.C419])" office:value-type="float" office:value="0.00199993000060846">
            <text:p>0,00200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19]" office:value-type="float" office:value="-0.1">
            <text:p>-0,1</text:p>
          </table:table-cell>
          <table:table-cell table:style-name="ce2" table:formula="of:=[.B420]*[.A420]*9.81" office:value-type="float" office:value="-2.18512845">
            <text:p>-2,1851</text:p>
          </table:table-cell>
          <table:table-cell office:value-type="float" office:value="-2.31738758087158">
            <text:p>-2,31739</text:p>
          </table:table-cell>
          <table:table-cell table:formula="of:=[.D420]/[.$H$2]" office:value-type="float" office:value="-2.19208114166665">
            <text:p>-2,1921</text:p>
          </table:table-cell>
          <table:table-cell table:formula="of:=[.D420]/[.C420]" office:value-type="float" office:value="1.06052693646984">
            <text:p>1,0605</text:p>
          </table:table-cell>
          <table:table-cell table:style-name="ce4" table:formula="of:=ABS(([.E420]-[.C420])/[.C420])" office:value-type="float" office:value="0.00318182286567487">
            <text:p>0,0031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20]" office:value-type="float" office:value="-0.1">
            <text:p>-0,1</text:p>
          </table:table-cell>
          <table:table-cell table:style-name="ce2" table:formula="of:=[.B421]*[.A421]*9.81" office:value-type="float" office:value="-2.18512845">
            <text:p>-2,1851</text:p>
          </table:table-cell>
          <table:table-cell office:value-type="float" office:value="-2.31738758087158">
            <text:p>-2,31739</text:p>
          </table:table-cell>
          <table:table-cell table:formula="of:=[.D421]/[.$H$2]" office:value-type="float" office:value="-2.19208114166665">
            <text:p>-2,1921</text:p>
          </table:table-cell>
          <table:table-cell table:formula="of:=[.D421]/[.C421]" office:value-type="float" office:value="1.06052693646984">
            <text:p>1,0605</text:p>
          </table:table-cell>
          <table:table-cell table:style-name="ce4" table:formula="of:=ABS(([.E421]-[.C421])/[.C421])" office:value-type="float" office:value="0.00318182286567487">
            <text:p>0,0031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21]" office:value-type="float" office:value="-0.1">
            <text:p>-0,1</text:p>
          </table:table-cell>
          <table:table-cell table:style-name="ce2" table:formula="of:=[.B422]*[.A422]*9.81" office:value-type="float" office:value="-2.18512845">
            <text:p>-2,1851</text:p>
          </table:table-cell>
          <table:table-cell office:value-type="float" office:value="-2.31738758087158">
            <text:p>-2,31739</text:p>
          </table:table-cell>
          <table:table-cell table:formula="of:=[.D422]/[.$H$2]" office:value-type="float" office:value="-2.19208114166665">
            <text:p>-2,1921</text:p>
          </table:table-cell>
          <table:table-cell table:formula="of:=[.D422]/[.C422]" office:value-type="float" office:value="1.06052693646984">
            <text:p>1,0605</text:p>
          </table:table-cell>
          <table:table-cell table:style-name="ce4" table:formula="of:=ABS(([.E422]-[.C422])/[.C422])" office:value-type="float" office:value="0.00318182286567487">
            <text:p>0,0031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22]" office:value-type="float" office:value="-0.1">
            <text:p>-0,1</text:p>
          </table:table-cell>
          <table:table-cell table:style-name="ce2" table:formula="of:=[.B423]*[.A423]*9.81" office:value-type="float" office:value="-2.18512845">
            <text:p>-2,1851</text:p>
          </table:table-cell>
          <table:table-cell office:value-type="float" office:value="-2.30762457847595">
            <text:p>-2,30762</text:p>
          </table:table-cell>
          <table:table-cell table:formula="of:=[.D423]/[.$H$2]" office:value-type="float" office:value="-2.18284604710838">
            <text:p>-2,1828</text:p>
          </table:table-cell>
          <table:table-cell table:formula="of:=[.D423]/[.C423]" office:value-type="float" office:value="1.05605900581083">
            <text:p>1,0561</text:p>
          </table:table-cell>
          <table:table-cell table:style-name="ce4" table:formula="of:=ABS(([.E423]-[.C423])/[.C423])" office:value-type="float" office:value="0.00104451657824599">
            <text:p>0,0010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23]" office:value-type="float" office:value="-0.1">
            <text:p>-0,1</text:p>
          </table:table-cell>
          <table:table-cell table:style-name="ce2" table:formula="of:=[.B424]*[.A424]*9.81" office:value-type="float" office:value="-2.18512845">
            <text:p>-2,1851</text:p>
          </table:table-cell>
          <table:table-cell office:value-type="float" office:value="-2.30762457847595">
            <text:p>-2,30762</text:p>
          </table:table-cell>
          <table:table-cell table:formula="of:=[.D424]/[.$H$2]" office:value-type="float" office:value="-2.18284604710838">
            <text:p>-2,1828</text:p>
          </table:table-cell>
          <table:table-cell table:formula="of:=[.D424]/[.C424]" office:value-type="float" office:value="1.05605900581083">
            <text:p>1,0561</text:p>
          </table:table-cell>
          <table:table-cell table:style-name="ce4" table:formula="of:=ABS(([.E424]-[.C424])/[.C424])" office:value-type="float" office:value="0.00104451657824599">
            <text:p>0,0010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24]" office:value-type="float" office:value="-0.1">
            <text:p>-0,1</text:p>
          </table:table-cell>
          <table:table-cell table:style-name="ce2" table:formula="of:=[.B425]*[.A425]*9.81" office:value-type="float" office:value="-2.18512845">
            <text:p>-2,1851</text:p>
          </table:table-cell>
          <table:table-cell office:value-type="float" office:value="-2.30762457847595">
            <text:p>-2,30762</text:p>
          </table:table-cell>
          <table:table-cell table:formula="of:=[.D425]/[.$H$2]" office:value-type="float" office:value="-2.18284604710838">
            <text:p>-2,1828</text:p>
          </table:table-cell>
          <table:table-cell table:formula="of:=[.D425]/[.C425]" office:value-type="float" office:value="1.05605900581083">
            <text:p>1,0561</text:p>
          </table:table-cell>
          <table:table-cell table:style-name="ce4" table:formula="of:=ABS(([.E425]-[.C425])/[.C425])" office:value-type="float" office:value="0.00104451657824599">
            <text:p>0,0010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25]" office:value-type="float" office:value="-0.1">
            <text:p>-0,1</text:p>
          </table:table-cell>
          <table:table-cell table:style-name="ce2" table:formula="of:=[.B426]*[.A426]*9.81" office:value-type="float" office:value="-2.18512845">
            <text:p>-2,1851</text:p>
          </table:table-cell>
          <table:table-cell office:value-type="float" office:value="-2.31559371948242">
            <text:p>-2,31559</text:p>
          </table:table-cell>
          <table:table-cell table:formula="of:=[.D426]/[.$H$2]" office:value-type="float" office:value="-2.19038427845982">
            <text:p>-2,1904</text:p>
          </table:table-cell>
          <table:table-cell table:formula="of:=[.D426]/[.C426]" office:value-type="float" office:value="1.05970599553652">
            <text:p>1,0597</text:p>
          </table:table-cell>
          <table:table-cell table:style-name="ce4" table:formula="of:=ABS(([.E426]-[.C426])/[.C426])" office:value-type="float" office:value="0.00240527208357867">
            <text:p>0,0024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26]" office:value-type="float" office:value="-0.1">
            <text:p>-0,1</text:p>
          </table:table-cell>
          <table:table-cell table:style-name="ce2" table:formula="of:=[.B427]*[.A427]*9.81" office:value-type="float" office:value="-2.18512845">
            <text:p>-2,1851</text:p>
          </table:table-cell>
          <table:table-cell office:value-type="float" office:value="-2.31559371948242">
            <text:p>-2,31559</text:p>
          </table:table-cell>
          <table:table-cell table:formula="of:=[.D427]/[.$H$2]" office:value-type="float" office:value="-2.19038427845982">
            <text:p>-2,1904</text:p>
          </table:table-cell>
          <table:table-cell table:formula="of:=[.D427]/[.C427]" office:value-type="float" office:value="1.05970599553652">
            <text:p>1,0597</text:p>
          </table:table-cell>
          <table:table-cell table:style-name="ce4" table:formula="of:=ABS(([.E427]-[.C427])/[.C427])" office:value-type="float" office:value="0.00240527208357867">
            <text:p>0,0024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27]" office:value-type="float" office:value="-0.1">
            <text:p>-0,1</text:p>
          </table:table-cell>
          <table:table-cell table:style-name="ce2" table:formula="of:=[.B428]*[.A428]*9.81" office:value-type="float" office:value="-2.18512845">
            <text:p>-2,1851</text:p>
          </table:table-cell>
          <table:table-cell office:value-type="float" office:value="-2.31559371948242">
            <text:p>-2,31559</text:p>
          </table:table-cell>
          <table:table-cell table:formula="of:=[.D428]/[.$H$2]" office:value-type="float" office:value="-2.19038427845982">
            <text:p>-2,1904</text:p>
          </table:table-cell>
          <table:table-cell table:formula="of:=[.D428]/[.C428]" office:value-type="float" office:value="1.05970599553652">
            <text:p>1,0597</text:p>
          </table:table-cell>
          <table:table-cell table:style-name="ce4" table:formula="of:=ABS(([.E428]-[.C428])/[.C428])" office:value-type="float" office:value="0.00240527208357867">
            <text:p>0,0024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28]" office:value-type="float" office:value="-0.1">
            <text:p>-0,1</text:p>
          </table:table-cell>
          <table:table-cell table:style-name="ce2" table:formula="of:=[.B429]*[.A429]*9.81" office:value-type="float" office:value="-2.18512845">
            <text:p>-2,1851</text:p>
          </table:table-cell>
          <table:table-cell office:value-type="float" office:value="-2.30598402023315">
            <text:p>-2,30598</text:p>
          </table:table-cell>
          <table:table-cell table:formula="of:=[.D429]/[.$H$2]" office:value-type="float" office:value="-2.18129419759666">
            <text:p>-2,1813</text:p>
          </table:table-cell>
          <table:table-cell table:formula="of:=[.D429]/[.C429]" office:value-type="float" office:value="1.05530822237619">
            <text:p>1,0553</text:p>
          </table:table-cell>
          <table:table-cell table:style-name="ce4" table:formula="of:=ABS(([.E429]-[.C429])/[.C429])" office:value-type="float" office:value="0.00175470343784357">
            <text:p>0,0017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29]" office:value-type="float" office:value="-0.1">
            <text:p>-0,1</text:p>
          </table:table-cell>
          <table:table-cell table:style-name="ce2" table:formula="of:=[.B430]*[.A430]*9.81" office:value-type="float" office:value="-2.18512845">
            <text:p>-2,1851</text:p>
          </table:table-cell>
          <table:table-cell office:value-type="float" office:value="-2.30598402023315">
            <text:p>-2,30598</text:p>
          </table:table-cell>
          <table:table-cell table:formula="of:=[.D430]/[.$H$2]" office:value-type="float" office:value="-2.18129419759666">
            <text:p>-2,1813</text:p>
          </table:table-cell>
          <table:table-cell table:formula="of:=[.D430]/[.C430]" office:value-type="float" office:value="1.05530822237619">
            <text:p>1,0553</text:p>
          </table:table-cell>
          <table:table-cell table:style-name="ce4" table:formula="of:=ABS(([.E430]-[.C430])/[.C430])" office:value-type="float" office:value="0.00175470343784357">
            <text:p>0,0017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30]" office:value-type="float" office:value="-0.1">
            <text:p>-0,1</text:p>
          </table:table-cell>
          <table:table-cell table:style-name="ce2" table:formula="of:=[.B431]*[.A431]*9.81" office:value-type="float" office:value="-2.18512845">
            <text:p>-2,1851</text:p>
          </table:table-cell>
          <table:table-cell office:value-type="float" office:value="-2.30598402023315">
            <text:p>-2,30598</text:p>
          </table:table-cell>
          <table:table-cell table:formula="of:=[.D431]/[.$H$2]" office:value-type="float" office:value="-2.18129419759666">
            <text:p>-2,1813</text:p>
          </table:table-cell>
          <table:table-cell table:formula="of:=[.D431]/[.C431]" office:value-type="float" office:value="1.05530822237619">
            <text:p>1,0553</text:p>
          </table:table-cell>
          <table:table-cell table:style-name="ce4" table:formula="of:=ABS(([.E431]-[.C431])/[.C431])" office:value-type="float" office:value="0.00175470343784357">
            <text:p>0,0017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31]" office:value-type="float" office:value="-0.1">
            <text:p>-0,1</text:p>
          </table:table-cell>
          <table:table-cell table:style-name="ce2" table:formula="of:=[.B432]*[.A432]*9.81" office:value-type="float" office:value="-2.18512845">
            <text:p>-2,1851</text:p>
          </table:table-cell>
          <table:table-cell office:value-type="float" office:value="-2.30598402023315">
            <text:p>-2,30598</text:p>
          </table:table-cell>
          <table:table-cell table:formula="of:=[.D432]/[.$H$2]" office:value-type="float" office:value="-2.18129419759666">
            <text:p>-2,1813</text:p>
          </table:table-cell>
          <table:table-cell table:formula="of:=[.D432]/[.C432]" office:value-type="float" office:value="1.05530822237619">
            <text:p>1,0553</text:p>
          </table:table-cell>
          <table:table-cell table:style-name="ce4" table:formula="of:=ABS(([.E432]-[.C432])/[.C432])" office:value-type="float" office:value="0.00175470343784357">
            <text:p>0,0017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32]" office:value-type="float" office:value="-0.1">
            <text:p>-0,1</text:p>
          </table:table-cell>
          <table:table-cell table:style-name="ce2" table:formula="of:=[.B433]*[.A433]*9.81" office:value-type="float" office:value="-2.18512845">
            <text:p>-2,1851</text:p>
          </table:table-cell>
          <table:table-cell office:value-type="float" office:value="-2.31339240074158">
            <text:p>-2,31339</text:p>
          </table:table-cell>
          <table:table-cell table:formula="of:=[.D433]/[.$H$2]" office:value-type="float" office:value="-2.18830199005091">
            <text:p>-2,1883</text:p>
          </table:table-cell>
          <table:table-cell table:formula="of:=[.D433]/[.C433]" office:value-type="float" office:value="1.058698586228">
            <text:p>1,0587</text:p>
          </table:table-cell>
          <table:table-cell table:style-name="ce4" table:formula="of:=ABS(([.E433]-[.C433])/[.C433])" office:value-type="float" office:value="0.00145233569720437">
            <text:p>0,0014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33]" office:value-type="float" office:value="-0.1">
            <text:p>-0,1</text:p>
          </table:table-cell>
          <table:table-cell table:style-name="ce2" table:formula="of:=[.B434]*[.A434]*9.81" office:value-type="float" office:value="-2.18512845">
            <text:p>-2,1851</text:p>
          </table:table-cell>
          <table:table-cell office:value-type="float" office:value="-2.31339240074158">
            <text:p>-2,31339</text:p>
          </table:table-cell>
          <table:table-cell table:formula="of:=[.D434]/[.$H$2]" office:value-type="float" office:value="-2.18830199005091">
            <text:p>-2,1883</text:p>
          </table:table-cell>
          <table:table-cell table:formula="of:=[.D434]/[.C434]" office:value-type="float" office:value="1.058698586228">
            <text:p>1,0587</text:p>
          </table:table-cell>
          <table:table-cell table:style-name="ce4" table:formula="of:=ABS(([.E434]-[.C434])/[.C434])" office:value-type="float" office:value="0.00145233569720437">
            <text:p>0,0014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34]" office:value-type="float" office:value="-0.1">
            <text:p>-0,1</text:p>
          </table:table-cell>
          <table:table-cell table:style-name="ce2" table:formula="of:=[.B435]*[.A435]*9.81" office:value-type="float" office:value="-2.18512845">
            <text:p>-2,1851</text:p>
          </table:table-cell>
          <table:table-cell office:value-type="float" office:value="-2.31339240074158">
            <text:p>-2,31339</text:p>
          </table:table-cell>
          <table:table-cell table:formula="of:=[.D435]/[.$H$2]" office:value-type="float" office:value="-2.18830199005091">
            <text:p>-2,1883</text:p>
          </table:table-cell>
          <table:table-cell table:formula="of:=[.D435]/[.C435]" office:value-type="float" office:value="1.058698586228">
            <text:p>1,0587</text:p>
          </table:table-cell>
          <table:table-cell table:style-name="ce4" table:formula="of:=ABS(([.E435]-[.C435])/[.C435])" office:value-type="float" office:value="0.00145233569720437">
            <text:p>0,0014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35]" office:value-type="float" office:value="-0.1">
            <text:p>-0,1</text:p>
          </table:table-cell>
          <table:table-cell table:style-name="ce2" table:formula="of:=[.B436]*[.A436]*9.81" office:value-type="float" office:value="-2.18512845">
            <text:p>-2,1851</text:p>
          </table:table-cell>
          <table:table-cell office:value-type="float" office:value="-2.30712270736694">
            <text:p>-2,30712</text:p>
          </table:table-cell>
          <table:table-cell table:formula="of:=[.D436]/[.$H$2]" office:value-type="float" office:value="-2.18237131331646">
            <text:p>-2,1824</text:p>
          </table:table-cell>
          <table:table-cell table:formula="of:=[.D436]/[.C436]" office:value-type="float" office:value="1.05582933001808">
            <text:p>1,0558</text:p>
          </table:table-cell>
          <table:table-cell table:style-name="ce4" table:formula="of:=ABS(([.E436]-[.C436])/[.C436])" office:value-type="float" office:value="0.00126177327632115">
            <text:p>0,0012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36]" office:value-type="float" office:value="-0.1">
            <text:p>-0,1</text:p>
          </table:table-cell>
          <table:table-cell table:style-name="ce2" table:formula="of:=[.B437]*[.A437]*9.81" office:value-type="float" office:value="-2.18512845">
            <text:p>-2,1851</text:p>
          </table:table-cell>
          <table:table-cell office:value-type="float" office:value="-2.30712270736694">
            <text:p>-2,30712</text:p>
          </table:table-cell>
          <table:table-cell table:formula="of:=[.D437]/[.$H$2]" office:value-type="float" office:value="-2.18237131331646">
            <text:p>-2,1824</text:p>
          </table:table-cell>
          <table:table-cell table:formula="of:=[.D437]/[.C437]" office:value-type="float" office:value="1.05582933001808">
            <text:p>1,0558</text:p>
          </table:table-cell>
          <table:table-cell table:style-name="ce4" table:formula="of:=ABS(([.E437]-[.C437])/[.C437])" office:value-type="float" office:value="0.00126177327632115">
            <text:p>0,0012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37]" office:value-type="float" office:value="-0.1">
            <text:p>-0,1</text:p>
          </table:table-cell>
          <table:table-cell table:style-name="ce2" table:formula="of:=[.B438]*[.A438]*9.81" office:value-type="float" office:value="-2.18512845">
            <text:p>-2,1851</text:p>
          </table:table-cell>
          <table:table-cell office:value-type="float" office:value="-2.30712270736694">
            <text:p>-2,30712</text:p>
          </table:table-cell>
          <table:table-cell table:formula="of:=[.D438]/[.$H$2]" office:value-type="float" office:value="-2.18237131331646">
            <text:p>-2,1824</text:p>
          </table:table-cell>
          <table:table-cell table:formula="of:=[.D438]/[.C438]" office:value-type="float" office:value="1.05582933001808">
            <text:p>1,0558</text:p>
          </table:table-cell>
          <table:table-cell table:style-name="ce4" table:formula="of:=ABS(([.E438]-[.C438])/[.C438])" office:value-type="float" office:value="0.00126177327632115">
            <text:p>0,0012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38]" office:value-type="float" office:value="-0.1">
            <text:p>-0,1</text:p>
          </table:table-cell>
          <table:table-cell table:style-name="ce2" table:formula="of:=[.B439]*[.A439]*9.81" office:value-type="float" office:value="-2.18512845">
            <text:p>-2,1851</text:p>
          </table:table-cell>
          <table:table-cell office:value-type="float" office:value="-2.31308269500732">
            <text:p>-2,31308</text:p>
          </table:table-cell>
          <table:table-cell table:formula="of:=[.D439]/[.$H$2]" office:value-type="float" office:value="-2.18800903081304">
            <text:p>-2,1880</text:p>
          </table:table-cell>
          <table:table-cell table:formula="of:=[.D439]/[.C439]" office:value-type="float" office:value="1.0585568528053">
            <text:p>1,0586</text:p>
          </table:table-cell>
          <table:table-cell table:style-name="ce4" table:formula="of:=ABS(([.E439]-[.C439])/[.C439])" office:value-type="float" office:value="0.00131826612437528">
            <text:p>0,0013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39]" office:value-type="float" office:value="-0.1">
            <text:p>-0,1</text:p>
          </table:table-cell>
          <table:table-cell table:style-name="ce2" table:formula="of:=[.B440]*[.A440]*9.81" office:value-type="float" office:value="-2.18512845">
            <text:p>-2,1851</text:p>
          </table:table-cell>
          <table:table-cell office:value-type="float" office:value="-2.31308269500732">
            <text:p>-2,31308</text:p>
          </table:table-cell>
          <table:table-cell table:formula="of:=[.D440]/[.$H$2]" office:value-type="float" office:value="-2.18800903081304">
            <text:p>-2,1880</text:p>
          </table:table-cell>
          <table:table-cell table:formula="of:=[.D440]/[.C440]" office:value-type="float" office:value="1.0585568528053">
            <text:p>1,0586</text:p>
          </table:table-cell>
          <table:table-cell table:style-name="ce4" table:formula="of:=ABS(([.E440]-[.C440])/[.C440])" office:value-type="float" office:value="0.00131826612437528">
            <text:p>0,0013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40]" office:value-type="float" office:value="-0.1">
            <text:p>-0,1</text:p>
          </table:table-cell>
          <table:table-cell table:style-name="ce2" table:formula="of:=[.B441]*[.A441]*9.81" office:value-type="float" office:value="-2.18512845">
            <text:p>-2,1851</text:p>
          </table:table-cell>
          <table:table-cell office:value-type="float" office:value="-2.31308269500732">
            <text:p>-2,31308</text:p>
          </table:table-cell>
          <table:table-cell table:formula="of:=[.D441]/[.$H$2]" office:value-type="float" office:value="-2.18800903081304">
            <text:p>-2,1880</text:p>
          </table:table-cell>
          <table:table-cell table:formula="of:=[.D441]/[.C441]" office:value-type="float" office:value="1.0585568528053">
            <text:p>1,0586</text:p>
          </table:table-cell>
          <table:table-cell table:style-name="ce4" table:formula="of:=ABS(([.E441]-[.C441])/[.C441])" office:value-type="float" office:value="0.00131826612437528">
            <text:p>0,0013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41]" office:value-type="float" office:value="-0.1">
            <text:p>-0,1</text:p>
          </table:table-cell>
          <table:table-cell table:style-name="ce2" table:formula="of:=[.B442]*[.A442]*9.81" office:value-type="float" office:value="-2.18512845">
            <text:p>-2,1851</text:p>
          </table:table-cell>
          <table:table-cell office:value-type="float" office:value="-2.30986762046814">
            <text:p>-2,30987</text:p>
          </table:table-cell>
          <table:table-cell table:formula="of:=[.D442]/[.$H$2]" office:value-type="float" office:value="-2.18496780269714">
            <text:p>-2,1850</text:p>
          </table:table-cell>
          <table:table-cell table:formula="of:=[.D442]/[.C442]" office:value-type="float" office:value="1.05708550930639">
            <text:p>1,0571</text:p>
          </table:table-cell>
          <table:table-cell table:style-name="ce4" table:formula="of:=ABS(([.E442]-[.C442])/[.C442])" office:value-type="float" office:value="0.0000735184711260984">
            <text:p>0,0000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42]" office:value-type="float" office:value="-0.1">
            <text:p>-0,1</text:p>
          </table:table-cell>
          <table:table-cell table:style-name="ce2" table:formula="of:=[.B443]*[.A443]*9.81" office:value-type="float" office:value="-2.18512845">
            <text:p>-2,1851</text:p>
          </table:table-cell>
          <table:table-cell office:value-type="float" office:value="-2.30986762046814">
            <text:p>-2,30987</text:p>
          </table:table-cell>
          <table:table-cell table:formula="of:=[.D443]/[.$H$2]" office:value-type="float" office:value="-2.18496780269714">
            <text:p>-2,1850</text:p>
          </table:table-cell>
          <table:table-cell table:formula="of:=[.D443]/[.C443]" office:value-type="float" office:value="1.05708550930639">
            <text:p>1,0571</text:p>
          </table:table-cell>
          <table:table-cell table:style-name="ce4" table:formula="of:=ABS(([.E443]-[.C443])/[.C443])" office:value-type="float" office:value="0.0000735184711260984">
            <text:p>0,0000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43]" office:value-type="float" office:value="-0.1">
            <text:p>-0,1</text:p>
          </table:table-cell>
          <table:table-cell table:style-name="ce2" table:formula="of:=[.B444]*[.A444]*9.81" office:value-type="float" office:value="-2.18512845">
            <text:p>-2,1851</text:p>
          </table:table-cell>
          <table:table-cell office:value-type="float" office:value="-2.30986762046814">
            <text:p>-2,30987</text:p>
          </table:table-cell>
          <table:table-cell table:formula="of:=[.D444]/[.$H$2]" office:value-type="float" office:value="-2.18496780269714">
            <text:p>-2,1850</text:p>
          </table:table-cell>
          <table:table-cell table:formula="of:=[.D444]/[.C444]" office:value-type="float" office:value="1.05708550930639">
            <text:p>1,0571</text:p>
          </table:table-cell>
          <table:table-cell table:style-name="ce4" table:formula="of:=ABS(([.E444]-[.C444])/[.C444])" office:value-type="float" office:value="0.0000735184711260984">
            <text:p>0,0000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44]" office:value-type="float" office:value="-0.1">
            <text:p>-0,1</text:p>
          </table:table-cell>
          <table:table-cell table:style-name="ce2" table:formula="of:=[.B445]*[.A445]*9.81" office:value-type="float" office:value="-2.18512845">
            <text:p>-2,1851</text:p>
          </table:table-cell>
          <table:table-cell office:value-type="float" office:value="-2.31613254547119">
            <text:p>-2,31613</text:p>
          </table:table-cell>
          <table:table-cell table:formula="of:=[.D445]/[.$H$2]" office:value-type="float" office:value="-2.19089396889675">
            <text:p>-2,1909</text:p>
          </table:table-cell>
          <table:table-cell table:formula="of:=[.D445]/[.C445]" office:value-type="float" office:value="1.05995258332351">
            <text:p>1,0600</text:p>
          </table:table-cell>
          <table:table-cell table:style-name="ce4" table:formula="of:=ABS(([.E445]-[.C445])/[.C445])" office:value-type="float" office:value="0.00263852630573977">
            <text:p>0,0026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45]" office:value-type="float" office:value="-0.1">
            <text:p>-0,1</text:p>
          </table:table-cell>
          <table:table-cell table:style-name="ce2" table:formula="of:=[.B446]*[.A446]*9.81" office:value-type="float" office:value="-2.18512845">
            <text:p>-2,1851</text:p>
          </table:table-cell>
          <table:table-cell office:value-type="float" office:value="-2.31613254547119">
            <text:p>-2,31613</text:p>
          </table:table-cell>
          <table:table-cell table:formula="of:=[.D446]/[.$H$2]" office:value-type="float" office:value="-2.19089396889675">
            <text:p>-2,1909</text:p>
          </table:table-cell>
          <table:table-cell table:formula="of:=[.D446]/[.C446]" office:value-type="float" office:value="1.05995258332351">
            <text:p>1,0600</text:p>
          </table:table-cell>
          <table:table-cell table:style-name="ce4" table:formula="of:=ABS(([.E446]-[.C446])/[.C446])" office:value-type="float" office:value="0.00263852630573977">
            <text:p>0,0026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46]" office:value-type="float" office:value="-0.1">
            <text:p>-0,1</text:p>
          </table:table-cell>
          <table:table-cell table:style-name="ce2" table:formula="of:=[.B447]*[.A447]*9.81" office:value-type="float" office:value="-2.18512845">
            <text:p>-2,1851</text:p>
          </table:table-cell>
          <table:table-cell office:value-type="float" office:value="-2.31613254547119">
            <text:p>-2,31613</text:p>
          </table:table-cell>
          <table:table-cell table:formula="of:=[.D447]/[.$H$2]" office:value-type="float" office:value="-2.19089396889675">
            <text:p>-2,1909</text:p>
          </table:table-cell>
          <table:table-cell table:formula="of:=[.D447]/[.C447]" office:value-type="float" office:value="1.05995258332351">
            <text:p>1,0600</text:p>
          </table:table-cell>
          <table:table-cell table:style-name="ce4" table:formula="of:=ABS(([.E447]-[.C447])/[.C447])" office:value-type="float" office:value="0.00263852630573977">
            <text:p>0,0026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47]" office:value-type="float" office:value="-0.1">
            <text:p>-0,1</text:p>
          </table:table-cell>
          <table:table-cell table:style-name="ce2" table:formula="of:=[.B448]*[.A448]*9.81" office:value-type="float" office:value="-2.18512845">
            <text:p>-2,1851</text:p>
          </table:table-cell>
          <table:table-cell office:value-type="float" office:value="-2.30498480796814">
            <text:p>-2,30498</text:p>
          </table:table-cell>
          <table:table-cell table:formula="of:=[.D448]/[.$H$2]" office:value-type="float" office:value="-2.18034901502093">
            <text:p>-2,1803</text:p>
          </table:table-cell>
          <table:table-cell table:formula="of:=[.D448]/[.C448]" office:value-type="float" office:value="1.05485094387387">
            <text:p>1,0549</text:p>
          </table:table-cell>
          <table:table-cell table:style-name="ce4" table:formula="of:=ABS(([.E448]-[.C448])/[.C448])" office:value-type="float" office:value="0.00218725584716692">
            <text:p>0,0021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office:value-type="float" office:value="-0.15">
            <text:p>-0,15</text:p>
          </table:table-cell>
          <table:table-cell table:style-name="ce2" table:formula="of:=[.B449]*[.A449]*9.81" office:value-type="float" office:value="-3.277692675">
            <text:p>-3,2777</text:p>
          </table:table-cell>
          <table:table-cell table:style-name="Default" office:value-type="float" office:value="-3.46481108665466">
            <text:p>-3,46</text:p>
          </table:table-cell>
          <table:table-cell table:formula="of:=[.D449]/[.$H$2]" office:value-type="float" office:value="-3.27746083787876">
            <text:p>-3,2775</text:p>
          </table:table-cell>
          <table:table-cell table:formula="of:=[.D449]/[.C449]" office:value-type="float" office:value="1.05708845526668">
            <text:p>1,0571</text:p>
          </table:table-cell>
          <table:table-cell table:style-name="ce4" table:formula="of:=ABS(([.E449]-[.C449])/[.C449])" office:value-type="float" office:value="0.0000707318056410853">
            <text:p>0,0000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49]" office:value-type="float" office:value="-0.15">
            <text:p>-0,15</text:p>
          </table:table-cell>
          <table:table-cell table:style-name="ce2" table:formula="of:=[.B450]*[.A450]*9.81" office:value-type="float" office:value="-3.277692675">
            <text:p>-3,2777</text:p>
          </table:table-cell>
          <table:table-cell table:style-name="Default" office:value-type="float" office:value="-3.45806789398193">
            <text:p>-3,46</text:p>
          </table:table-cell>
          <table:table-cell table:formula="of:=[.D450]/[.$H$2]" office:value-type="float" office:value="-3.2710822650347">
            <text:p>-3,2711</text:p>
          </table:table-cell>
          <table:table-cell table:formula="of:=[.D450]/[.C450]" office:value-type="float" office:value="1.0550311566297">
            <text:p>1,0550</text:p>
          </table:table-cell>
          <table:table-cell table:style-name="ce4" table:formula="of:=ABS(([.E450]-[.C450])/[.C450])" office:value-type="float" office:value="0.0020167876066361">
            <text:p>0,0020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50]" office:value-type="float" office:value="-0.15">
            <text:p>-0,15</text:p>
          </table:table-cell>
          <table:table-cell table:style-name="ce2" table:formula="of:=[.B451]*[.A451]*9.81" office:value-type="float" office:value="-3.277692675">
            <text:p>-3,2777</text:p>
          </table:table-cell>
          <table:table-cell table:style-name="Default" office:value-type="float" office:value="-3.45806789398193">
            <text:p>-3,46</text:p>
          </table:table-cell>
          <table:table-cell table:formula="of:=[.D451]/[.$H$2]" office:value-type="float" office:value="-3.2710822650347">
            <text:p>-3,2711</text:p>
          </table:table-cell>
          <table:table-cell table:formula="of:=[.D451]/[.C451]" office:value-type="float" office:value="1.0550311566297">
            <text:p>1,0550</text:p>
          </table:table-cell>
          <table:table-cell table:style-name="ce4" table:formula="of:=ABS(([.E451]-[.C451])/[.C451])" office:value-type="float" office:value="0.0020167876066361">
            <text:p>0,0020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51]" office:value-type="float" office:value="-0.15">
            <text:p>-0,15</text:p>
          </table:table-cell>
          <table:table-cell table:style-name="ce2" table:formula="of:=[.B452]*[.A452]*9.81" office:value-type="float" office:value="-3.277692675">
            <text:p>-3,2777</text:p>
          </table:table-cell>
          <table:table-cell table:style-name="Default" office:value-type="float" office:value="-3.45806789398193">
            <text:p>-3,46</text:p>
          </table:table-cell>
          <table:table-cell table:formula="of:=[.D452]/[.$H$2]" office:value-type="float" office:value="-3.2710822650347">
            <text:p>-3,2711</text:p>
          </table:table-cell>
          <table:table-cell table:formula="of:=[.D452]/[.C452]" office:value-type="float" office:value="1.0550311566297">
            <text:p>1,0550</text:p>
          </table:table-cell>
          <table:table-cell table:style-name="ce4" table:formula="of:=ABS(([.E452]-[.C452])/[.C452])" office:value-type="float" office:value="0.0020167876066361">
            <text:p>0,0020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52]" office:value-type="float" office:value="-0.15">
            <text:p>-0,15</text:p>
          </table:table-cell>
          <table:table-cell table:style-name="ce2" table:formula="of:=[.B453]*[.A453]*9.81" office:value-type="float" office:value="-3.277692675">
            <text:p>-3,2777</text:p>
          </table:table-cell>
          <table:table-cell table:style-name="Default" office:value-type="float" office:value="-3.45973968505859">
            <text:p>-3,46</text:p>
          </table:table-cell>
          <table:table-cell table:formula="of:=[.D453]/[.$H$2]" office:value-type="float" office:value="-3.27266365854962">
            <text:p>-3,2727</text:p>
          </table:table-cell>
          <table:table-cell table:formula="of:=[.D453]/[.C453]" office:value-type="float" office:value="1.05554120782803">
            <text:p>1,0555</text:p>
          </table:table-cell>
          <table:table-cell table:style-name="ce4" table:formula="of:=ABS(([.E453]-[.C453])/[.C453])" office:value-type="float" office:value="0.00153431604150601">
            <text:p>0,0015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53]" office:value-type="float" office:value="-0.15">
            <text:p>-0,15</text:p>
          </table:table-cell>
          <table:table-cell table:style-name="ce2" table:formula="of:=[.B454]*[.A454]*9.81" office:value-type="float" office:value="-3.277692675">
            <text:p>-3,2777</text:p>
          </table:table-cell>
          <table:table-cell table:style-name="Default" office:value-type="float" office:value="-3.45973968505859">
            <text:p>-3,46</text:p>
          </table:table-cell>
          <table:table-cell table:formula="of:=[.D454]/[.$H$2]" office:value-type="float" office:value="-3.27266365854962">
            <text:p>-3,2727</text:p>
          </table:table-cell>
          <table:table-cell table:formula="of:=[.D454]/[.C454]" office:value-type="float" office:value="1.05554120782803">
            <text:p>1,0555</text:p>
          </table:table-cell>
          <table:table-cell table:style-name="ce4" table:formula="of:=ABS(([.E454]-[.C454])/[.C454])" office:value-type="float" office:value="0.00153431604150601">
            <text:p>0,0015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54]" office:value-type="float" office:value="-0.15">
            <text:p>-0,15</text:p>
          </table:table-cell>
          <table:table-cell table:style-name="ce2" table:formula="of:=[.B455]*[.A455]*9.81" office:value-type="float" office:value="-3.277692675">
            <text:p>-3,2777</text:p>
          </table:table-cell>
          <table:table-cell table:style-name="Default" office:value-type="float" office:value="-3.45973968505859">
            <text:p>-3,46</text:p>
          </table:table-cell>
          <table:table-cell table:formula="of:=[.D455]/[.$H$2]" office:value-type="float" office:value="-3.27266365854962">
            <text:p>-3,2727</text:p>
          </table:table-cell>
          <table:table-cell table:formula="of:=[.D455]/[.C455]" office:value-type="float" office:value="1.05554120782803">
            <text:p>1,0555</text:p>
          </table:table-cell>
          <table:table-cell table:style-name="ce4" table:formula="of:=ABS(([.E455]-[.C455])/[.C455])" office:value-type="float" office:value="0.00153431604150601">
            <text:p>0,0015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55]" office:value-type="float" office:value="-0.15">
            <text:p>-0,15</text:p>
          </table:table-cell>
          <table:table-cell table:style-name="ce2" table:formula="of:=[.B456]*[.A456]*9.81" office:value-type="float" office:value="-3.277692675">
            <text:p>-3,2777</text:p>
          </table:table-cell>
          <table:table-cell table:style-name="Default" office:value-type="float" office:value="-3.46270227432251">
            <text:p>-3,46</text:p>
          </table:table-cell>
          <table:table-cell table:formula="of:=[.D456]/[.$H$2]" office:value-type="float" office:value="-3.27546605384575">
            <text:p>-3,2755</text:p>
          </table:table-cell>
          <table:table-cell table:formula="of:=[.D456]/[.C456]" office:value-type="float" office:value="1.05644507208795">
            <text:p>1,0564</text:p>
          </table:table-cell>
          <table:table-cell table:style-name="ce4" table:formula="of:=ABS(([.E456]-[.C456])/[.C456])" office:value-type="float" office:value="0.000679325786469623">
            <text:p>0,0006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56]" office:value-type="float" office:value="-0.15">
            <text:p>-0,15</text:p>
          </table:table-cell>
          <table:table-cell table:style-name="ce2" table:formula="of:=[.B457]*[.A457]*9.81" office:value-type="float" office:value="-3.277692675">
            <text:p>-3,2777</text:p>
          </table:table-cell>
          <table:table-cell table:style-name="Default" office:value-type="float" office:value="-3.46270227432251">
            <text:p>-3,46</text:p>
          </table:table-cell>
          <table:table-cell table:formula="of:=[.D457]/[.$H$2]" office:value-type="float" office:value="-3.27546605384575">
            <text:p>-3,2755</text:p>
          </table:table-cell>
          <table:table-cell table:formula="of:=[.D457]/[.C457]" office:value-type="float" office:value="1.05644507208795">
            <text:p>1,0564</text:p>
          </table:table-cell>
          <table:table-cell table:style-name="ce4" table:formula="of:=ABS(([.E457]-[.C457])/[.C457])" office:value-type="float" office:value="0.000679325786469623">
            <text:p>0,0006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57]" office:value-type="float" office:value="-0.15">
            <text:p>-0,15</text:p>
          </table:table-cell>
          <table:table-cell table:style-name="ce2" table:formula="of:=[.B458]*[.A458]*9.81" office:value-type="float" office:value="-3.277692675">
            <text:p>-3,2777</text:p>
          </table:table-cell>
          <table:table-cell table:style-name="Default" office:value-type="float" office:value="-3.46270227432251">
            <text:p>-3,46</text:p>
          </table:table-cell>
          <table:table-cell table:formula="of:=[.D458]/[.$H$2]" office:value-type="float" office:value="-3.27546605384575">
            <text:p>-3,2755</text:p>
          </table:table-cell>
          <table:table-cell table:formula="of:=[.D458]/[.C458]" office:value-type="float" office:value="1.05644507208795">
            <text:p>1,0564</text:p>
          </table:table-cell>
          <table:table-cell table:style-name="ce4" table:formula="of:=ABS(([.E458]-[.C458])/[.C458])" office:value-type="float" office:value="0.000679325786469623">
            <text:p>0,0006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58]" office:value-type="float" office:value="-0.15">
            <text:p>-0,15</text:p>
          </table:table-cell>
          <table:table-cell table:style-name="ce2" table:formula="of:=[.B459]*[.A459]*9.81" office:value-type="float" office:value="-3.277692675">
            <text:p>-3,2777</text:p>
          </table:table-cell>
          <table:table-cell table:style-name="Default" office:value-type="float" office:value="-3.45948338508606">
            <text:p>-3,46</text:p>
          </table:table-cell>
          <table:table-cell table:formula="of:=[.D459]/[.$H$2]" office:value-type="float" office:value="-3.27242121730197">
            <text:p>-3,2724</text:p>
          </table:table-cell>
          <table:table-cell table:formula="of:=[.D459]/[.C459]" office:value-type="float" office:value="1.05546301258585">
            <text:p>1,0555</text:p>
          </table:table-cell>
          <table:table-cell table:style-name="ce4" table:formula="of:=ABS(([.E459]-[.C459])/[.C459])" office:value-type="float" office:value="0.00160828308835525">
            <text:p>0,0016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59]" office:value-type="float" office:value="-0.15">
            <text:p>-0,15</text:p>
          </table:table-cell>
          <table:table-cell table:style-name="ce2" table:formula="of:=[.B460]*[.A460]*9.81" office:value-type="float" office:value="-3.277692675">
            <text:p>-3,2777</text:p>
          </table:table-cell>
          <table:table-cell table:style-name="Default" office:value-type="float" office:value="-3.45948338508606">
            <text:p>-3,46</text:p>
          </table:table-cell>
          <table:table-cell table:formula="of:=[.D460]/[.$H$2]" office:value-type="float" office:value="-3.27242121730197">
            <text:p>-3,2724</text:p>
          </table:table-cell>
          <table:table-cell table:formula="of:=[.D460]/[.C460]" office:value-type="float" office:value="1.05546301258585">
            <text:p>1,0555</text:p>
          </table:table-cell>
          <table:table-cell table:style-name="ce4" table:formula="of:=ABS(([.E460]-[.C460])/[.C460])" office:value-type="float" office:value="0.00160828308835525">
            <text:p>0,0016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60]" office:value-type="float" office:value="-0.15">
            <text:p>-0,15</text:p>
          </table:table-cell>
          <table:table-cell table:style-name="ce2" table:formula="of:=[.B461]*[.A461]*9.81" office:value-type="float" office:value="-3.277692675">
            <text:p>-3,2777</text:p>
          </table:table-cell>
          <table:table-cell table:style-name="Default" office:value-type="float" office:value="-3.45948338508606">
            <text:p>-3,46</text:p>
          </table:table-cell>
          <table:table-cell table:formula="of:=[.D461]/[.$H$2]" office:value-type="float" office:value="-3.27242121730197">
            <text:p>-3,2724</text:p>
          </table:table-cell>
          <table:table-cell table:formula="of:=[.D461]/[.C461]" office:value-type="float" office:value="1.05546301258585">
            <text:p>1,0555</text:p>
          </table:table-cell>
          <table:table-cell table:style-name="ce4" table:formula="of:=ABS(([.E461]-[.C461])/[.C461])" office:value-type="float" office:value="0.00160828308835525">
            <text:p>0,0016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61]" office:value-type="float" office:value="-0.15">
            <text:p>-0,15</text:p>
          </table:table-cell>
          <table:table-cell table:style-name="ce2" table:formula="of:=[.B462]*[.A462]*9.81" office:value-type="float" office:value="-3.277692675">
            <text:p>-3,2777</text:p>
          </table:table-cell>
          <table:table-cell table:style-name="Default" office:value-type="float" office:value="-3.45880365371704">
            <text:p>-3,46</text:p>
          </table:table-cell>
          <table:table-cell table:formula="of:=[.D462]/[.$H$2]" office:value-type="float" office:value="-3.27177824056052">
            <text:p>-3,2718</text:p>
          </table:table-cell>
          <table:table-cell table:formula="of:=[.D462]/[.C462]" office:value-type="float" office:value="1.05525563152959">
            <text:p>1,0553</text:p>
          </table:table-cell>
          <table:table-cell table:style-name="ce4" table:formula="of:=ABS(([.E462]-[.C462])/[.C462])" office:value-type="float" office:value="0.00180445057725836">
            <text:p>0,00180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62]" office:value-type="float" office:value="-0.15">
            <text:p>-0,15</text:p>
          </table:table-cell>
          <table:table-cell table:style-name="ce2" table:formula="of:=[.B463]*[.A463]*9.81" office:value-type="float" office:value="-3.277692675">
            <text:p>-3,2777</text:p>
          </table:table-cell>
          <table:table-cell table:style-name="Default" office:value-type="float" office:value="-3.45880365371704">
            <text:p>-3,46</text:p>
          </table:table-cell>
          <table:table-cell table:formula="of:=[.D463]/[.$H$2]" office:value-type="float" office:value="-3.27177824056052">
            <text:p>-3,2718</text:p>
          </table:table-cell>
          <table:table-cell table:formula="of:=[.D463]/[.C463]" office:value-type="float" office:value="1.05525563152959">
            <text:p>1,0553</text:p>
          </table:table-cell>
          <table:table-cell table:style-name="ce4" table:formula="of:=ABS(([.E463]-[.C463])/[.C463])" office:value-type="float" office:value="0.00180445057725836">
            <text:p>0,00180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63]" office:value-type="float" office:value="-0.15">
            <text:p>-0,15</text:p>
          </table:table-cell>
          <table:table-cell table:style-name="ce2" table:formula="of:=[.B464]*[.A464]*9.81" office:value-type="float" office:value="-3.277692675">
            <text:p>-3,2777</text:p>
          </table:table-cell>
          <table:table-cell table:style-name="Default" office:value-type="float" office:value="-3.45880365371704">
            <text:p>-3,46</text:p>
          </table:table-cell>
          <table:table-cell table:formula="of:=[.D464]/[.$H$2]" office:value-type="float" office:value="-3.27177824056052">
            <text:p>-3,2718</text:p>
          </table:table-cell>
          <table:table-cell table:formula="of:=[.D464]/[.C464]" office:value-type="float" office:value="1.05525563152959">
            <text:p>1,0553</text:p>
          </table:table-cell>
          <table:table-cell table:style-name="ce4" table:formula="of:=ABS(([.E464]-[.C464])/[.C464])" office:value-type="float" office:value="0.00180445057725836">
            <text:p>0,00180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64]" office:value-type="float" office:value="-0.15">
            <text:p>-0,15</text:p>
          </table:table-cell>
          <table:table-cell table:style-name="ce2" table:formula="of:=[.B465]*[.A465]*9.81" office:value-type="float" office:value="-3.277692675">
            <text:p>-3,2777</text:p>
          </table:table-cell>
          <table:table-cell table:style-name="Default" office:value-type="float" office:value="-3.46696209907532">
            <text:p>-3,47</text:p>
          </table:table-cell>
          <table:table-cell table:formula="of:=[.D465]/[.$H$2]" office:value-type="float" office:value="-3.27949554014512">
            <text:p>-3,2795</text:p>
          </table:table-cell>
          <table:table-cell table:formula="of:=[.D465]/[.C465]" office:value-type="float" office:value="1.05774471338297">
            <text:p>1,0577</text:p>
          </table:table-cell>
          <table:table-cell table:style-name="ce4" table:formula="of:=ABS(([.E465]-[.C465])/[.C465])" office:value-type="float" office:value="0.000550040935462243">
            <text:p>0,0005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65]" office:value-type="float" office:value="-0.15">
            <text:p>-0,15</text:p>
          </table:table-cell>
          <table:table-cell table:style-name="ce2" table:formula="of:=[.B466]*[.A466]*9.81" office:value-type="float" office:value="-3.277692675">
            <text:p>-3,2777</text:p>
          </table:table-cell>
          <table:table-cell table:style-name="Default" office:value-type="float" office:value="-3.46696209907532">
            <text:p>-3,47</text:p>
          </table:table-cell>
          <table:table-cell table:formula="of:=[.D466]/[.$H$2]" office:value-type="float" office:value="-3.27949554014512">
            <text:p>-3,2795</text:p>
          </table:table-cell>
          <table:table-cell table:formula="of:=[.D466]/[.C466]" office:value-type="float" office:value="1.05774471338297">
            <text:p>1,0577</text:p>
          </table:table-cell>
          <table:table-cell table:style-name="ce4" table:formula="of:=ABS(([.E466]-[.C466])/[.C466])" office:value-type="float" office:value="0.000550040935462243">
            <text:p>0,0005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66]" office:value-type="float" office:value="-0.15">
            <text:p>-0,15</text:p>
          </table:table-cell>
          <table:table-cell table:style-name="ce2" table:formula="of:=[.B467]*[.A467]*9.81" office:value-type="float" office:value="-3.277692675">
            <text:p>-3,2777</text:p>
          </table:table-cell>
          <table:table-cell table:style-name="Default" office:value-type="float" office:value="-3.46696209907532">
            <text:p>-3,47</text:p>
          </table:table-cell>
          <table:table-cell table:formula="of:=[.D467]/[.$H$2]" office:value-type="float" office:value="-3.27949554014512">
            <text:p>-3,2795</text:p>
          </table:table-cell>
          <table:table-cell table:formula="of:=[.D467]/[.C467]" office:value-type="float" office:value="1.05774471338297">
            <text:p>1,0577</text:p>
          </table:table-cell>
          <table:table-cell table:style-name="ce4" table:formula="of:=ABS(([.E467]-[.C467])/[.C467])" office:value-type="float" office:value="0.000550040935462243">
            <text:p>0,0005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67]" office:value-type="float" office:value="-0.15">
            <text:p>-0,15</text:p>
          </table:table-cell>
          <table:table-cell table:style-name="ce2" table:formula="of:=[.B468]*[.A468]*9.81" office:value-type="float" office:value="-3.277692675">
            <text:p>-3,2777</text:p>
          </table:table-cell>
          <table:table-cell table:style-name="Default" office:value-type="float" office:value="-3.46907019615173">
            <text:p>-3,47</text:p>
          </table:table-cell>
          <table:table-cell table:formula="of:=[.D468]/[.$H$2]" office:value-type="float" office:value="-3.2814896475979">
            <text:p>-3,2815</text:p>
          </table:table-cell>
          <table:table-cell table:formula="of:=[.D468]/[.C468]" office:value-type="float" office:value="1.05838787834242">
            <text:p>1,0584</text:p>
          </table:table-cell>
          <table:table-cell table:style-name="ce4" table:formula="of:=ABS(([.E468]-[.C468])/[.C468])" office:value-type="float" office:value="0.00115842849662432">
            <text:p>0,0011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68]" office:value-type="float" office:value="-0.15">
            <text:p>-0,15</text:p>
          </table:table-cell>
          <table:table-cell table:style-name="ce2" table:formula="of:=[.B469]*[.A469]*9.81" office:value-type="float" office:value="-3.277692675">
            <text:p>-3,2777</text:p>
          </table:table-cell>
          <table:table-cell table:style-name="Default" office:value-type="float" office:value="-3.46907019615173">
            <text:p>-3,47</text:p>
          </table:table-cell>
          <table:table-cell table:formula="of:=[.D469]/[.$H$2]" office:value-type="float" office:value="-3.2814896475979">
            <text:p>-3,2815</text:p>
          </table:table-cell>
          <table:table-cell table:formula="of:=[.D469]/[.C469]" office:value-type="float" office:value="1.05838787834242">
            <text:p>1,0584</text:p>
          </table:table-cell>
          <table:table-cell table:style-name="ce4" table:formula="of:=ABS(([.E469]-[.C469])/[.C469])" office:value-type="float" office:value="0.00115842849662432">
            <text:p>0,0011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69]" office:value-type="float" office:value="-0.15">
            <text:p>-0,15</text:p>
          </table:table-cell>
          <table:table-cell table:style-name="ce2" table:formula="of:=[.B470]*[.A470]*9.81" office:value-type="float" office:value="-3.277692675">
            <text:p>-3,2777</text:p>
          </table:table-cell>
          <table:table-cell table:style-name="Default" office:value-type="float" office:value="-3.46907019615173">
            <text:p>-3,47</text:p>
          </table:table-cell>
          <table:table-cell table:formula="of:=[.D470]/[.$H$2]" office:value-type="float" office:value="-3.2814896475979">
            <text:p>-3,2815</text:p>
          </table:table-cell>
          <table:table-cell table:formula="of:=[.D470]/[.C470]" office:value-type="float" office:value="1.05838787834242">
            <text:p>1,0584</text:p>
          </table:table-cell>
          <table:table-cell table:style-name="ce4" table:formula="of:=ABS(([.E470]-[.C470])/[.C470])" office:value-type="float" office:value="0.00115842849662432">
            <text:p>0,0011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70]" office:value-type="float" office:value="-0.15">
            <text:p>-0,15</text:p>
          </table:table-cell>
          <table:table-cell table:style-name="ce2" table:formula="of:=[.B471]*[.A471]*9.81" office:value-type="float" office:value="-3.277692675">
            <text:p>-3,2777</text:p>
          </table:table-cell>
          <table:table-cell table:style-name="Default" office:value-type="float" office:value="-3.4587254524231">
            <text:p>-3,46</text:p>
          </table:table-cell>
          <table:table-cell table:formula="of:=[.D471]/[.$H$2]" office:value-type="float" office:value="-3.27170426778915">
            <text:p>-3,2717</text:p>
          </table:table-cell>
          <table:table-cell table:formula="of:=[.D471]/[.C471]" office:value-type="float" office:value="1.05523177288826">
            <text:p>1,0552</text:p>
          </table:table-cell>
          <table:table-cell table:style-name="ce4" table:formula="of:=ABS(([.E471]-[.C471])/[.C471])" office:value-type="float" office:value="0.00182701912736561">
            <text:p>0,0018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71]" office:value-type="float" office:value="-0.15">
            <text:p>-0,15</text:p>
          </table:table-cell>
          <table:table-cell table:style-name="ce2" table:formula="of:=[.B472]*[.A472]*9.81" office:value-type="float" office:value="-3.277692675">
            <text:p>-3,2777</text:p>
          </table:table-cell>
          <table:table-cell table:style-name="Default" office:value-type="float" office:value="-3.4587254524231">
            <text:p>-3,46</text:p>
          </table:table-cell>
          <table:table-cell table:formula="of:=[.D472]/[.$H$2]" office:value-type="float" office:value="-3.27170426778915">
            <text:p>-3,2717</text:p>
          </table:table-cell>
          <table:table-cell table:formula="of:=[.D472]/[.C472]" office:value-type="float" office:value="1.05523177288826">
            <text:p>1,0552</text:p>
          </table:table-cell>
          <table:table-cell table:style-name="ce4" table:formula="of:=ABS(([.E472]-[.C472])/[.C472])" office:value-type="float" office:value="0.00182701912736561">
            <text:p>0,0018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72]" office:value-type="float" office:value="-0.15">
            <text:p>-0,15</text:p>
          </table:table-cell>
          <table:table-cell table:style-name="ce2" table:formula="of:=[.B473]*[.A473]*9.81" office:value-type="float" office:value="-3.277692675">
            <text:p>-3,2777</text:p>
          </table:table-cell>
          <table:table-cell table:style-name="Default" office:value-type="float" office:value="-3.4587254524231">
            <text:p>-3,46</text:p>
          </table:table-cell>
          <table:table-cell table:formula="of:=[.D473]/[.$H$2]" office:value-type="float" office:value="-3.27170426778915">
            <text:p>-3,2717</text:p>
          </table:table-cell>
          <table:table-cell table:formula="of:=[.D473]/[.C473]" office:value-type="float" office:value="1.05523177288826">
            <text:p>1,0552</text:p>
          </table:table-cell>
          <table:table-cell table:style-name="ce4" table:formula="of:=ABS(([.E473]-[.C473])/[.C473])" office:value-type="float" office:value="0.00182701912736561">
            <text:p>0,0018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73]" office:value-type="float" office:value="-0.15">
            <text:p>-0,15</text:p>
          </table:table-cell>
          <table:table-cell table:style-name="ce2" table:formula="of:=[.B474]*[.A474]*9.81" office:value-type="float" office:value="-3.277692675">
            <text:p>-3,2777</text:p>
          </table:table-cell>
          <table:table-cell table:style-name="Default" office:value-type="float" office:value="-3.45577335357666">
            <text:p>-3,46</text:p>
          </table:table-cell>
          <table:table-cell table:formula="of:=[.D474]/[.$H$2]" office:value-type="float" office:value="-3.26891179566967">
            <text:p>-3,2689</text:p>
          </table:table-cell>
          <table:table-cell table:formula="of:=[.D474]/[.C474]" office:value-type="float" office:value="1.05433110917779">
            <text:p>1,0543</text:p>
          </table:table-cell>
          <table:table-cell table:style-name="ce4" table:formula="of:=ABS(([.E474]-[.C474])/[.C474])" office:value-type="float" office:value="0.00267898189397295">
            <text:p>0,0026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74]" office:value-type="float" office:value="-0.15">
            <text:p>-0,15</text:p>
          </table:table-cell>
          <table:table-cell table:style-name="ce2" table:formula="of:=[.B475]*[.A475]*9.81" office:value-type="float" office:value="-3.277692675">
            <text:p>-3,2777</text:p>
          </table:table-cell>
          <table:table-cell table:style-name="Default" office:value-type="float" office:value="-3.45577335357666">
            <text:p>-3,46</text:p>
          </table:table-cell>
          <table:table-cell table:formula="of:=[.D475]/[.$H$2]" office:value-type="float" office:value="-3.26891179566967">
            <text:p>-3,2689</text:p>
          </table:table-cell>
          <table:table-cell table:formula="of:=[.D475]/[.C475]" office:value-type="float" office:value="1.05433110917779">
            <text:p>1,0543</text:p>
          </table:table-cell>
          <table:table-cell table:style-name="ce4" table:formula="of:=ABS(([.E475]-[.C475])/[.C475])" office:value-type="float" office:value="0.00267898189397295">
            <text:p>0,0026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75]" office:value-type="float" office:value="-0.15">
            <text:p>-0,15</text:p>
          </table:table-cell>
          <table:table-cell table:style-name="ce2" table:formula="of:=[.B476]*[.A476]*9.81" office:value-type="float" office:value="-3.277692675">
            <text:p>-3,2777</text:p>
          </table:table-cell>
          <table:table-cell table:style-name="Default" office:value-type="float" office:value="-3.45577335357666">
            <text:p>-3,46</text:p>
          </table:table-cell>
          <table:table-cell table:formula="of:=[.D476]/[.$H$2]" office:value-type="float" office:value="-3.26891179566967">
            <text:p>-3,2689</text:p>
          </table:table-cell>
          <table:table-cell table:formula="of:=[.D476]/[.C476]" office:value-type="float" office:value="1.05433110917779">
            <text:p>1,0543</text:p>
          </table:table-cell>
          <table:table-cell table:style-name="ce4" table:formula="of:=ABS(([.E476]-[.C476])/[.C476])" office:value-type="float" office:value="0.00267898189397295">
            <text:p>0,0026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76]" office:value-type="float" office:value="-0.15">
            <text:p>-0,15</text:p>
          </table:table-cell>
          <table:table-cell table:style-name="ce2" table:formula="of:=[.B477]*[.A477]*9.81" office:value-type="float" office:value="-3.277692675">
            <text:p>-3,2777</text:p>
          </table:table-cell>
          <table:table-cell table:style-name="Default" office:value-type="float" office:value="-3.46312189102173">
            <text:p>-3,46</text:p>
          </table:table-cell>
          <table:table-cell table:formula="of:=[.D477]/[.$H$2]" office:value-type="float" office:value="-3.27586298091168">
            <text:p>-3,2759</text:p>
          </table:table-cell>
          <table:table-cell table:formula="of:=[.D477]/[.C477]" office:value-type="float" office:value="1.05657309406585">
            <text:p>1,0566</text:p>
          </table:table-cell>
          <table:table-cell table:style-name="ce4" table:formula="of:=ABS(([.E477]-[.C477])/[.C477])" office:value-type="float" office:value="0.000558226249300205">
            <text:p>0,0005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77]" office:value-type="float" office:value="-0.15">
            <text:p>-0,15</text:p>
          </table:table-cell>
          <table:table-cell table:style-name="ce2" table:formula="of:=[.B478]*[.A478]*9.81" office:value-type="float" office:value="-3.277692675">
            <text:p>-3,2777</text:p>
          </table:table-cell>
          <table:table-cell table:style-name="Default" office:value-type="float" office:value="-3.46312189102173">
            <text:p>-3,46</text:p>
          </table:table-cell>
          <table:table-cell table:formula="of:=[.D478]/[.$H$2]" office:value-type="float" office:value="-3.27586298091168">
            <text:p>-3,2759</text:p>
          </table:table-cell>
          <table:table-cell table:formula="of:=[.D478]/[.C478]" office:value-type="float" office:value="1.05657309406585">
            <text:p>1,0566</text:p>
          </table:table-cell>
          <table:table-cell table:style-name="ce4" table:formula="of:=ABS(([.E478]-[.C478])/[.C478])" office:value-type="float" office:value="0.000558226249300205">
            <text:p>0,0005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78]" office:value-type="float" office:value="-0.15">
            <text:p>-0,15</text:p>
          </table:table-cell>
          <table:table-cell table:style-name="ce2" table:formula="of:=[.B479]*[.A479]*9.81" office:value-type="float" office:value="-3.277692675">
            <text:p>-3,2777</text:p>
          </table:table-cell>
          <table:table-cell table:style-name="Default" office:value-type="float" office:value="-3.46312189102173">
            <text:p>-3,46</text:p>
          </table:table-cell>
          <table:table-cell table:formula="of:=[.D479]/[.$H$2]" office:value-type="float" office:value="-3.27586298091168">
            <text:p>-3,2759</text:p>
          </table:table-cell>
          <table:table-cell table:formula="of:=[.D479]/[.C479]" office:value-type="float" office:value="1.05657309406585">
            <text:p>1,0566</text:p>
          </table:table-cell>
          <table:table-cell table:style-name="ce4" table:formula="of:=ABS(([.E479]-[.C479])/[.C479])" office:value-type="float" office:value="0.000558226249300205">
            <text:p>0,0005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79]" office:value-type="float" office:value="-0.15">
            <text:p>-0,15</text:p>
          </table:table-cell>
          <table:table-cell table:style-name="ce2" table:formula="of:=[.B480]*[.A480]*9.81" office:value-type="float" office:value="-3.277692675">
            <text:p>-3,2777</text:p>
          </table:table-cell>
          <table:table-cell table:style-name="Default" office:value-type="float" office:value="-3.46458911895752">
            <text:p>-3,46</text:p>
          </table:table-cell>
          <table:table-cell table:formula="of:=[.D480]/[.$H$2]" office:value-type="float" office:value="-3.27725087248196">
            <text:p>-3,2773</text:p>
          </table:table-cell>
          <table:table-cell table:formula="of:=[.D480]/[.C480]" office:value-type="float" office:value="1.05702073454996">
            <text:p>1,0570</text:p>
          </table:table-cell>
          <table:table-cell table:style-name="ce4" table:formula="of:=ABS(([.E480]-[.C480])/[.C480])" office:value-type="float" office:value="0.000134790708540232">
            <text:p>0,0001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80]" office:value-type="float" office:value="-0.15">
            <text:p>-0,15</text:p>
          </table:table-cell>
          <table:table-cell table:style-name="ce2" table:formula="of:=[.B481]*[.A481]*9.81" office:value-type="float" office:value="-3.277692675">
            <text:p>-3,2777</text:p>
          </table:table-cell>
          <table:table-cell table:style-name="Default" office:value-type="float" office:value="-3.46458911895752">
            <text:p>-3,46</text:p>
          </table:table-cell>
          <table:table-cell table:formula="of:=[.D481]/[.$H$2]" office:value-type="float" office:value="-3.27725087248196">
            <text:p>-3,2773</text:p>
          </table:table-cell>
          <table:table-cell table:formula="of:=[.D481]/[.C481]" office:value-type="float" office:value="1.05702073454996">
            <text:p>1,0570</text:p>
          </table:table-cell>
          <table:table-cell table:style-name="ce4" table:formula="of:=ABS(([.E481]-[.C481])/[.C481])" office:value-type="float" office:value="0.000134790708540232">
            <text:p>0,0001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81]" office:value-type="float" office:value="-0.15">
            <text:p>-0,15</text:p>
          </table:table-cell>
          <table:table-cell table:style-name="ce2" table:formula="of:=[.B482]*[.A482]*9.81" office:value-type="float" office:value="-3.277692675">
            <text:p>-3,2777</text:p>
          </table:table-cell>
          <table:table-cell table:style-name="Default" office:value-type="float" office:value="-3.46458911895752">
            <text:p>-3,46</text:p>
          </table:table-cell>
          <table:table-cell table:formula="of:=[.D482]/[.$H$2]" office:value-type="float" office:value="-3.27725087248196">
            <text:p>-3,2773</text:p>
          </table:table-cell>
          <table:table-cell table:formula="of:=[.D482]/[.C482]" office:value-type="float" office:value="1.05702073454996">
            <text:p>1,0570</text:p>
          </table:table-cell>
          <table:table-cell table:style-name="ce4" table:formula="of:=ABS(([.E482]-[.C482])/[.C482])" office:value-type="float" office:value="0.000134790708540232">
            <text:p>0,0001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82]" office:value-type="float" office:value="-0.15">
            <text:p>-0,15</text:p>
          </table:table-cell>
          <table:table-cell table:style-name="ce2" table:formula="of:=[.B483]*[.A483]*9.81" office:value-type="float" office:value="-3.277692675">
            <text:p>-3,2777</text:p>
          </table:table-cell>
          <table:table-cell table:style-name="Default" office:value-type="float" office:value="-3.46234893798828">
            <text:p>-3,46</text:p>
          </table:table-cell>
          <table:table-cell table:formula="of:=[.D483]/[.$H$2]" office:value-type="float" office:value="-3.2751318232141">
            <text:p>-3,2751</text:p>
          </table:table-cell>
          <table:table-cell table:formula="of:=[.D483]/[.C483]" office:value-type="float" office:value="1.05633727176337">
            <text:p>1,0563</text:p>
          </table:table-cell>
          <table:table-cell table:style-name="ce4" table:formula="of:=ABS(([.E483]-[.C483])/[.C483])" office:value-type="float" office:value="0.000781297101290769">
            <text:p>0,0007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83]" office:value-type="float" office:value="-0.15">
            <text:p>-0,15</text:p>
          </table:table-cell>
          <table:table-cell table:style-name="ce2" table:formula="of:=[.B484]*[.A484]*9.81" office:value-type="float" office:value="-3.277692675">
            <text:p>-3,2777</text:p>
          </table:table-cell>
          <table:table-cell table:style-name="Default" office:value-type="float" office:value="-3.46234893798828">
            <text:p>-3,46</text:p>
          </table:table-cell>
          <table:table-cell table:formula="of:=[.D484]/[.$H$2]" office:value-type="float" office:value="-3.2751318232141">
            <text:p>-3,2751</text:p>
          </table:table-cell>
          <table:table-cell table:formula="of:=[.D484]/[.C484]" office:value-type="float" office:value="1.05633727176337">
            <text:p>1,0563</text:p>
          </table:table-cell>
          <table:table-cell table:style-name="ce4" table:formula="of:=ABS(([.E484]-[.C484])/[.C484])" office:value-type="float" office:value="0.000781297101290769">
            <text:p>0,0007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84]" office:value-type="float" office:value="-0.15">
            <text:p>-0,15</text:p>
          </table:table-cell>
          <table:table-cell table:style-name="ce2" table:formula="of:=[.B485]*[.A485]*9.81" office:value-type="float" office:value="-3.277692675">
            <text:p>-3,2777</text:p>
          </table:table-cell>
          <table:table-cell table:style-name="Default" office:value-type="float" office:value="-3.46234893798828">
            <text:p>-3,46</text:p>
          </table:table-cell>
          <table:table-cell table:formula="of:=[.D485]/[.$H$2]" office:value-type="float" office:value="-3.2751318232141">
            <text:p>-3,2751</text:p>
          </table:table-cell>
          <table:table-cell table:formula="of:=[.D485]/[.C485]" office:value-type="float" office:value="1.05633727176337">
            <text:p>1,0563</text:p>
          </table:table-cell>
          <table:table-cell table:style-name="ce4" table:formula="of:=ABS(([.E485]-[.C485])/[.C485])" office:value-type="float" office:value="0.000781297101290769">
            <text:p>0,0007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85]" office:value-type="float" office:value="-0.15">
            <text:p>-0,15</text:p>
          </table:table-cell>
          <table:table-cell table:style-name="ce2" table:formula="of:=[.B486]*[.A486]*9.81" office:value-type="float" office:value="-3.277692675">
            <text:p>-3,2777</text:p>
          </table:table-cell>
          <table:table-cell table:style-name="Default" office:value-type="float" office:value="-3.46236157417297">
            <text:p>-3,46</text:p>
          </table:table-cell>
          <table:table-cell table:formula="of:=[.D486]/[.$H$2]" office:value-type="float" office:value="-3.27514377613142">
            <text:p>-3,2751</text:p>
          </table:table-cell>
          <table:table-cell table:formula="of:=[.D486]/[.C486]" office:value-type="float" office:value="1.05634112697066">
            <text:p>1,0563</text:p>
          </table:table-cell>
          <table:table-cell table:style-name="ce4" table:formula="of:=ABS(([.E486]-[.C486])/[.C486])" office:value-type="float" office:value="0.000777650353865335">
            <text:p>0,0007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86]" office:value-type="float" office:value="-0.15">
            <text:p>-0,15</text:p>
          </table:table-cell>
          <table:table-cell table:style-name="ce2" table:formula="of:=[.B487]*[.A487]*9.81" office:value-type="float" office:value="-3.277692675">
            <text:p>-3,2777</text:p>
          </table:table-cell>
          <table:table-cell table:style-name="Default" office:value-type="float" office:value="-3.46236157417297">
            <text:p>-3,46</text:p>
          </table:table-cell>
          <table:table-cell table:formula="of:=[.D487]/[.$H$2]" office:value-type="float" office:value="-3.27514377613142">
            <text:p>-3,2751</text:p>
          </table:table-cell>
          <table:table-cell table:formula="of:=[.D487]/[.C487]" office:value-type="float" office:value="1.05634112697066">
            <text:p>1,0563</text:p>
          </table:table-cell>
          <table:table-cell table:style-name="ce4" table:formula="of:=ABS(([.E487]-[.C487])/[.C487])" office:value-type="float" office:value="0.000777650353865335">
            <text:p>0,0007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87]" office:value-type="float" office:value="-0.15">
            <text:p>-0,15</text:p>
          </table:table-cell>
          <table:table-cell table:style-name="ce2" table:formula="of:=[.B488]*[.A488]*9.81" office:value-type="float" office:value="-3.277692675">
            <text:p>-3,2777</text:p>
          </table:table-cell>
          <table:table-cell table:style-name="Default" office:value-type="float" office:value="-3.46236157417297">
            <text:p>-3,46</text:p>
          </table:table-cell>
          <table:table-cell table:formula="of:=[.D488]/[.$H$2]" office:value-type="float" office:value="-3.27514377613142">
            <text:p>-3,2751</text:p>
          </table:table-cell>
          <table:table-cell table:formula="of:=[.D488]/[.C488]" office:value-type="float" office:value="1.05634112697066">
            <text:p>1,0563</text:p>
          </table:table-cell>
          <table:table-cell table:style-name="ce4" table:formula="of:=ABS(([.E488]-[.C488])/[.C488])" office:value-type="float" office:value="0.000777650353865335">
            <text:p>0,0007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88]" office:value-type="float" office:value="-0.15">
            <text:p>-0,15</text:p>
          </table:table-cell>
          <table:table-cell table:style-name="ce2" table:formula="of:=[.B489]*[.A489]*9.81" office:value-type="float" office:value="-3.277692675">
            <text:p>-3,2777</text:p>
          </table:table-cell>
          <table:table-cell table:style-name="Default" office:value-type="float" office:value="-3.46694183349609">
            <text:p>-3,47</text:p>
          </table:table-cell>
          <table:table-cell table:formula="of:=[.D489]/[.$H$2]" office:value-type="float" office:value="-3.27947637037204">
            <text:p>-3,2795</text:p>
          </table:table-cell>
          <table:table-cell table:formula="of:=[.D489]/[.C489]" office:value-type="float" office:value="1.05773853050335">
            <text:p>1,0577</text:p>
          </table:table-cell>
          <table:table-cell table:style-name="ce4" table:formula="of:=ABS(([.E489]-[.C489])/[.C489])" office:value-type="float" office:value="0.00054419237826765">
            <text:p>0,0005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89]" office:value-type="float" office:value="-0.15">
            <text:p>-0,15</text:p>
          </table:table-cell>
          <table:table-cell table:style-name="ce2" table:formula="of:=[.B490]*[.A490]*9.81" office:value-type="float" office:value="-3.277692675">
            <text:p>-3,2777</text:p>
          </table:table-cell>
          <table:table-cell table:style-name="Default" office:value-type="float" office:value="-3.46694183349609">
            <text:p>-3,47</text:p>
          </table:table-cell>
          <table:table-cell table:formula="of:=[.D490]/[.$H$2]" office:value-type="float" office:value="-3.27947637037204">
            <text:p>-3,2795</text:p>
          </table:table-cell>
          <table:table-cell table:formula="of:=[.D490]/[.C490]" office:value-type="float" office:value="1.05773853050335">
            <text:p>1,0577</text:p>
          </table:table-cell>
          <table:table-cell table:style-name="ce4" table:formula="of:=ABS(([.E490]-[.C490])/[.C490])" office:value-type="float" office:value="0.00054419237826765">
            <text:p>0,0005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90]" office:value-type="float" office:value="-0.15">
            <text:p>-0,15</text:p>
          </table:table-cell>
          <table:table-cell table:style-name="ce2" table:formula="of:=[.B491]*[.A491]*9.81" office:value-type="float" office:value="-3.277692675">
            <text:p>-3,2777</text:p>
          </table:table-cell>
          <table:table-cell table:style-name="Default" office:value-type="float" office:value="-3.46694183349609">
            <text:p>-3,47</text:p>
          </table:table-cell>
          <table:table-cell table:formula="of:=[.D491]/[.$H$2]" office:value-type="float" office:value="-3.27947637037204">
            <text:p>-3,2795</text:p>
          </table:table-cell>
          <table:table-cell table:formula="of:=[.D491]/[.C491]" office:value-type="float" office:value="1.05773853050335">
            <text:p>1,0577</text:p>
          </table:table-cell>
          <table:table-cell table:style-name="ce4" table:formula="of:=ABS(([.E491]-[.C491])/[.C491])" office:value-type="float" office:value="0.00054419237826765">
            <text:p>0,0005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91]" office:value-type="float" office:value="-0.15">
            <text:p>-0,15</text:p>
          </table:table-cell>
          <table:table-cell table:style-name="ce2" table:formula="of:=[.B492]*[.A492]*9.81" office:value-type="float" office:value="-3.277692675">
            <text:p>-3,2777</text:p>
          </table:table-cell>
          <table:table-cell table:style-name="Default" office:value-type="float" office:value="-3.46552276611328">
            <text:p>-3,47</text:p>
          </table:table-cell>
          <table:table-cell table:formula="of:=[.D492]/[.$H$2]" office:value-type="float" office:value="-3.27813403520364">
            <text:p>-3,2781</text:p>
          </table:table-cell>
          <table:table-cell table:formula="of:=[.D492]/[.C492]" office:value-type="float" office:value="1.0573055834508">
            <text:p>1,0573</text:p>
          </table:table-cell>
          <table:table-cell table:style-name="ce4" table:formula="of:=ABS(([.E492]-[.C492])/[.C492])" office:value-type="float" office:value="0.000134655761660329">
            <text:p>0,0001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92]" office:value-type="float" office:value="-0.15">
            <text:p>-0,15</text:p>
          </table:table-cell>
          <table:table-cell table:style-name="ce2" table:formula="of:=[.B493]*[.A493]*9.81" office:value-type="float" office:value="-3.277692675">
            <text:p>-3,2777</text:p>
          </table:table-cell>
          <table:table-cell table:style-name="Default" office:value-type="float" office:value="-3.46552276611328">
            <text:p>-3,47</text:p>
          </table:table-cell>
          <table:table-cell table:formula="of:=[.D493]/[.$H$2]" office:value-type="float" office:value="-3.27813403520364">
            <text:p>-3,2781</text:p>
          </table:table-cell>
          <table:table-cell table:formula="of:=[.D493]/[.C493]" office:value-type="float" office:value="1.0573055834508">
            <text:p>1,0573</text:p>
          </table:table-cell>
          <table:table-cell table:style-name="ce4" table:formula="of:=ABS(([.E493]-[.C493])/[.C493])" office:value-type="float" office:value="0.000134655761660329">
            <text:p>0,0001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93]" office:value-type="float" office:value="-0.15">
            <text:p>-0,15</text:p>
          </table:table-cell>
          <table:table-cell table:style-name="ce2" table:formula="of:=[.B494]*[.A494]*9.81" office:value-type="float" office:value="-3.277692675">
            <text:p>-3,2777</text:p>
          </table:table-cell>
          <table:table-cell table:style-name="Default" office:value-type="float" office:value="-3.46552276611328">
            <text:p>-3,47</text:p>
          </table:table-cell>
          <table:table-cell table:formula="of:=[.D494]/[.$H$2]" office:value-type="float" office:value="-3.27813403520364">
            <text:p>-3,2781</text:p>
          </table:table-cell>
          <table:table-cell table:formula="of:=[.D494]/[.C494]" office:value-type="float" office:value="1.0573055834508">
            <text:p>1,0573</text:p>
          </table:table-cell>
          <table:table-cell table:style-name="ce4" table:formula="of:=ABS(([.E494]-[.C494])/[.C494])" office:value-type="float" office:value="0.000134655761660329">
            <text:p>0,0001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94]" office:value-type="float" office:value="-0.15">
            <text:p>-0,15</text:p>
          </table:table-cell>
          <table:table-cell table:style-name="ce2" table:formula="of:=[.B495]*[.A495]*9.81" office:value-type="float" office:value="-3.277692675">
            <text:p>-3,2777</text:p>
          </table:table-cell>
          <table:table-cell table:style-name="Default" office:value-type="float" office:value="-3.45622825622559">
            <text:p>-3,46</text:p>
          </table:table-cell>
          <table:table-cell table:formula="of:=[.D495]/[.$H$2]" office:value-type="float" office:value="-3.26934210069341">
            <text:p>-3,2693</text:p>
          </table:table-cell>
          <table:table-cell table:formula="of:=[.D495]/[.C495]" office:value-type="float" office:value="1.0544698966402">
            <text:p>1,0545</text:p>
          </table:table-cell>
          <table:table-cell table:style-name="ce4" table:formula="of:=ABS(([.E495]-[.C495])/[.C495])" office:value-type="float" office:value="0.00254769898663172">
            <text:p>0,0025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95]" office:value-type="float" office:value="-0.15">
            <text:p>-0,15</text:p>
          </table:table-cell>
          <table:table-cell table:style-name="ce2" table:formula="of:=[.B496]*[.A496]*9.81" office:value-type="float" office:value="-3.277692675">
            <text:p>-3,2777</text:p>
          </table:table-cell>
          <table:table-cell table:style-name="Default" office:value-type="float" office:value="-3.45622825622559">
            <text:p>-3,46</text:p>
          </table:table-cell>
          <table:table-cell table:formula="of:=[.D496]/[.$H$2]" office:value-type="float" office:value="-3.26934210069341">
            <text:p>-3,2693</text:p>
          </table:table-cell>
          <table:table-cell table:formula="of:=[.D496]/[.C496]" office:value-type="float" office:value="1.0544698966402">
            <text:p>1,0545</text:p>
          </table:table-cell>
          <table:table-cell table:style-name="ce4" table:formula="of:=ABS(([.E496]-[.C496])/[.C496])" office:value-type="float" office:value="0.00254769898663172">
            <text:p>0,0025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96]" office:value-type="float" office:value="-0.15">
            <text:p>-0,15</text:p>
          </table:table-cell>
          <table:table-cell table:style-name="ce2" table:formula="of:=[.B497]*[.A497]*9.81" office:value-type="float" office:value="-3.277692675">
            <text:p>-3,2777</text:p>
          </table:table-cell>
          <table:table-cell table:style-name="Default" office:value-type="float" office:value="-3.45622825622559">
            <text:p>-3,46</text:p>
          </table:table-cell>
          <table:table-cell table:formula="of:=[.D497]/[.$H$2]" office:value-type="float" office:value="-3.26934210069341">
            <text:p>-3,2693</text:p>
          </table:table-cell>
          <table:table-cell table:formula="of:=[.D497]/[.C497]" office:value-type="float" office:value="1.0544698966402">
            <text:p>1,0545</text:p>
          </table:table-cell>
          <table:table-cell table:style-name="ce4" table:formula="of:=ABS(([.E497]-[.C497])/[.C497])" office:value-type="float" office:value="0.00254769898663172">
            <text:p>0,0025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97]" office:value-type="float" office:value="-0.15">
            <text:p>-0,15</text:p>
          </table:table-cell>
          <table:table-cell table:style-name="ce2" table:formula="of:=[.B498]*[.A498]*9.81" office:value-type="float" office:value="-3.277692675">
            <text:p>-3,2777</text:p>
          </table:table-cell>
          <table:table-cell table:style-name="Default" office:value-type="float" office:value="-3.45912027359009">
            <text:p>-3,46</text:p>
          </table:table-cell>
          <table:table-cell table:formula="of:=[.D498]/[.$H$2]" office:value-type="float" office:value="-3.2720777400739">
            <text:p>-3,2721</text:p>
          </table:table-cell>
          <table:table-cell table:formula="of:=[.D498]/[.C498]" office:value-type="float" office:value="1.0553522299311">
            <text:p>1,0554</text:p>
          </table:table-cell>
          <table:table-cell table:style-name="ce4" table:formula="of:=ABS(([.E498]-[.C498])/[.C498])" office:value-type="float" office:value="0.00171307547193898">
            <text:p>0,0017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498]" office:value-type="float" office:value="-0.15">
            <text:p>-0,15</text:p>
          </table:table-cell>
          <table:table-cell table:style-name="ce2" table:formula="of:=[.B499]*[.A499]*9.81" office:value-type="float" office:value="-3.277692675">
            <text:p>-3,2777</text:p>
          </table:table-cell>
          <table:table-cell table:style-name="Default" office:value-type="float" office:value="-3.45912027359009">
            <text:p>-3,46</text:p>
          </table:table-cell>
          <table:table-cell table:formula="of:=[.D499]/[.$H$2]" office:value-type="float" office:value="-3.2720777400739">
            <text:p>-3,2721</text:p>
          </table:table-cell>
          <table:table-cell table:formula="of:=[.D499]/[.C499]" office:value-type="float" office:value="1.0553522299311">
            <text:p>1,0554</text:p>
          </table:table-cell>
          <table:table-cell table:style-name="ce4" table:formula="of:=ABS(([.E499]-[.C499])/[.C499])" office:value-type="float" office:value="0.00171307547193898">
            <text:p>0,0017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office:value-type="float" office:value="-0.17">
            <text:p>-0,17</text:p>
          </table:table-cell>
          <table:table-cell table:style-name="ce2" table:formula="of:=[.B500]*[.A500]*9.81" office:value-type="float" office:value="-3.714718365">
            <text:p>-3,7147</text:p>
          </table:table-cell>
          <table:table-cell table:style-name="Default" office:value-type="float" office:value="-3.92351317405701">
            <text:p>-3,92</text:p>
          </table:table-cell>
          <table:table-cell table:formula="of:=[.D500]/[.$H$2]" office:value-type="float" office:value="-3.71135985578048">
            <text:p>-3,7114</text:p>
          </table:table-cell>
          <table:table-cell table:formula="of:=[.D500]/[.C500]" office:value-type="float" office:value="1.05620743984908">
            <text:p>1,0562</text:p>
          </table:table-cell>
          <table:table-cell table:style-name="ce4" table:formula="of:=ABS(([.E500]-[.C500])/[.C500])" office:value-type="float" office:value="0.00090410870745007">
            <text:p>0,00090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00]" office:value-type="float" office:value="-0.17">
            <text:p>-0,17</text:p>
          </table:table-cell>
          <table:table-cell table:style-name="ce2" table:formula="of:=[.B501]*[.A501]*9.81" office:value-type="float" office:value="-3.714718365">
            <text:p>-3,7147</text:p>
          </table:table-cell>
          <table:table-cell table:style-name="Default" office:value-type="float" office:value="-3.92351317405701">
            <text:p>-3,92</text:p>
          </table:table-cell>
          <table:table-cell table:formula="of:=[.D501]/[.$H$2]" office:value-type="float" office:value="-3.71135985578048">
            <text:p>-3,7114</text:p>
          </table:table-cell>
          <table:table-cell table:formula="of:=[.D501]/[.C501]" office:value-type="float" office:value="1.05620743984908">
            <text:p>1,0562</text:p>
          </table:table-cell>
          <table:table-cell table:style-name="ce4" table:formula="of:=ABS(([.E501]-[.C501])/[.C501])" office:value-type="float" office:value="0.00090410870745007">
            <text:p>0,00090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01]" office:value-type="float" office:value="-0.17">
            <text:p>-0,17</text:p>
          </table:table-cell>
          <table:table-cell table:style-name="ce2" table:formula="of:=[.B502]*[.A502]*9.81" office:value-type="float" office:value="-3.714718365">
            <text:p>-3,7147</text:p>
          </table:table-cell>
          <table:table-cell table:style-name="Default" office:value-type="float" office:value="-3.93131828308105">
            <text:p>-3,93</text:p>
          </table:table-cell>
          <table:table-cell table:formula="of:=[.D502]/[.$H$2]" office:value-type="float" office:value="-3.71874292473341">
            <text:p>-3,7187</text:p>
          </table:table-cell>
          <table:table-cell table:formula="of:=[.D502]/[.C502]" office:value-type="float" office:value="1.05830857060978">
            <text:p>1,0583</text:p>
          </table:table-cell>
          <table:table-cell table:style-name="ce4" table:formula="of:=ABS(([.E502]-[.C502])/[.C502])" office:value-type="float" office:value="0.00108340911422341">
            <text:p>0,0010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02]" office:value-type="float" office:value="-0.17">
            <text:p>-0,17</text:p>
          </table:table-cell>
          <table:table-cell table:style-name="ce2" table:formula="of:=[.B503]*[.A503]*9.81" office:value-type="float" office:value="-3.714718365">
            <text:p>-3,7147</text:p>
          </table:table-cell>
          <table:table-cell table:style-name="Default" office:value-type="float" office:value="-3.93131828308105">
            <text:p>-3,93</text:p>
          </table:table-cell>
          <table:table-cell table:formula="of:=[.D503]/[.$H$2]" office:value-type="float" office:value="-3.71874292473341">
            <text:p>-3,7187</text:p>
          </table:table-cell>
          <table:table-cell table:formula="of:=[.D503]/[.C503]" office:value-type="float" office:value="1.05830857060978">
            <text:p>1,0583</text:p>
          </table:table-cell>
          <table:table-cell table:style-name="ce4" table:formula="of:=ABS(([.E503]-[.C503])/[.C503])" office:value-type="float" office:value="0.00108340911422341">
            <text:p>0,0010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03]" office:value-type="float" office:value="-0.17">
            <text:p>-0,17</text:p>
          </table:table-cell>
          <table:table-cell table:style-name="ce2" table:formula="of:=[.B504]*[.A504]*9.81" office:value-type="float" office:value="-3.714718365">
            <text:p>-3,7147</text:p>
          </table:table-cell>
          <table:table-cell table:style-name="Default" office:value-type="float" office:value="-3.93131828308105">
            <text:p>-3,93</text:p>
          </table:table-cell>
          <table:table-cell table:formula="of:=[.D504]/[.$H$2]" office:value-type="float" office:value="-3.71874292473341">
            <text:p>-3,7187</text:p>
          </table:table-cell>
          <table:table-cell table:formula="of:=[.D504]/[.C504]" office:value-type="float" office:value="1.05830857060978">
            <text:p>1,0583</text:p>
          </table:table-cell>
          <table:table-cell table:style-name="ce4" table:formula="of:=ABS(([.E504]-[.C504])/[.C504])" office:value-type="float" office:value="0.00108340911422341">
            <text:p>0,0010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04]" office:value-type="float" office:value="-0.17">
            <text:p>-0,17</text:p>
          </table:table-cell>
          <table:table-cell table:style-name="ce2" table:formula="of:=[.B505]*[.A505]*9.81" office:value-type="float" office:value="-3.714718365">
            <text:p>-3,7147</text:p>
          </table:table-cell>
          <table:table-cell table:style-name="Default" office:value-type="float" office:value="-3.93143081665039">
            <text:p>-3,93</text:p>
          </table:table-cell>
          <table:table-cell table:formula="of:=[.D505]/[.$H$2]" office:value-type="float" office:value="-3.71884937335564">
            <text:p>-3,7188</text:p>
          </table:table-cell>
          <table:table-cell table:formula="of:=[.D505]/[.C505]" office:value-type="float" office:value="1.05833886458049">
            <text:p>1,0583</text:p>
          </table:table-cell>
          <table:table-cell table:style-name="ce4" table:formula="of:=ABS(([.E505]-[.C505])/[.C505])" office:value-type="float" office:value="0.00111206502074687">
            <text:p>0,0011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05]" office:value-type="float" office:value="-0.17">
            <text:p>-0,17</text:p>
          </table:table-cell>
          <table:table-cell table:style-name="ce2" table:formula="of:=[.B506]*[.A506]*9.81" office:value-type="float" office:value="-3.714718365">
            <text:p>-3,7147</text:p>
          </table:table-cell>
          <table:table-cell table:style-name="Default" office:value-type="float" office:value="-3.93143081665039">
            <text:p>-3,93</text:p>
          </table:table-cell>
          <table:table-cell table:formula="of:=[.D506]/[.$H$2]" office:value-type="float" office:value="-3.71884937335564">
            <text:p>-3,7188</text:p>
          </table:table-cell>
          <table:table-cell table:formula="of:=[.D506]/[.C506]" office:value-type="float" office:value="1.05833886458049">
            <text:p>1,0583</text:p>
          </table:table-cell>
          <table:table-cell table:style-name="ce4" table:formula="of:=ABS(([.E506]-[.C506])/[.C506])" office:value-type="float" office:value="0.00111206502074687">
            <text:p>0,0011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06]" office:value-type="float" office:value="-0.17">
            <text:p>-0,17</text:p>
          </table:table-cell>
          <table:table-cell table:style-name="ce2" table:formula="of:=[.B507]*[.A507]*9.81" office:value-type="float" office:value="-3.714718365">
            <text:p>-3,7147</text:p>
          </table:table-cell>
          <table:table-cell table:style-name="Default" office:value-type="float" office:value="-3.93143081665039">
            <text:p>-3,93</text:p>
          </table:table-cell>
          <table:table-cell table:formula="of:=[.D507]/[.$H$2]" office:value-type="float" office:value="-3.71884937335564">
            <text:p>-3,7188</text:p>
          </table:table-cell>
          <table:table-cell table:formula="of:=[.D507]/[.C507]" office:value-type="float" office:value="1.05833886458049">
            <text:p>1,0583</text:p>
          </table:table-cell>
          <table:table-cell table:style-name="ce4" table:formula="of:=ABS(([.E507]-[.C507])/[.C507])" office:value-type="float" office:value="0.00111206502074687">
            <text:p>0,0011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07]" office:value-type="float" office:value="-0.17">
            <text:p>-0,17</text:p>
          </table:table-cell>
          <table:table-cell table:style-name="ce2" table:formula="of:=[.B508]*[.A508]*9.81" office:value-type="float" office:value="-3.714718365">
            <text:p>-3,7147</text:p>
          </table:table-cell>
          <table:table-cell table:style-name="Default" office:value-type="float" office:value="-3.92622709274292">
            <text:p>-3,93</text:p>
          </table:table-cell>
          <table:table-cell table:formula="of:=[.D508]/[.$H$2]" office:value-type="float" office:value="-3.71392702668469">
            <text:p>-3,7139</text:p>
          </table:table-cell>
          <table:table-cell table:formula="of:=[.D508]/[.C508]" office:value-type="float" office:value="1.05693802516383">
            <text:p>1,0569</text:p>
          </table:table-cell>
          <table:table-cell table:style-name="ce4" table:formula="of:=ABS(([.E508]-[.C508])/[.C508])" office:value-type="float" office:value="0.000213027809258242">
            <text:p>0,0002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08]" office:value-type="float" office:value="-0.17">
            <text:p>-0,17</text:p>
          </table:table-cell>
          <table:table-cell table:style-name="ce2" table:formula="of:=[.B509]*[.A509]*9.81" office:value-type="float" office:value="-3.714718365">
            <text:p>-3,7147</text:p>
          </table:table-cell>
          <table:table-cell table:style-name="Default" office:value-type="float" office:value="-3.92622709274292">
            <text:p>-3,93</text:p>
          </table:table-cell>
          <table:table-cell table:formula="of:=[.D509]/[.$H$2]" office:value-type="float" office:value="-3.71392702668469">
            <text:p>-3,7139</text:p>
          </table:table-cell>
          <table:table-cell table:formula="of:=[.D509]/[.C509]" office:value-type="float" office:value="1.05693802516383">
            <text:p>1,0569</text:p>
          </table:table-cell>
          <table:table-cell table:style-name="ce4" table:formula="of:=ABS(([.E509]-[.C509])/[.C509])" office:value-type="float" office:value="0.000213027809258242">
            <text:p>0,0002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09]" office:value-type="float" office:value="-0.17">
            <text:p>-0,17</text:p>
          </table:table-cell>
          <table:table-cell table:style-name="ce2" table:formula="of:=[.B510]*[.A510]*9.81" office:value-type="float" office:value="-3.714718365">
            <text:p>-3,7147</text:p>
          </table:table-cell>
          <table:table-cell table:style-name="Default" office:value-type="float" office:value="-3.92622709274292">
            <text:p>-3,93</text:p>
          </table:table-cell>
          <table:table-cell table:formula="of:=[.D510]/[.$H$2]" office:value-type="float" office:value="-3.71392702668469">
            <text:p>-3,7139</text:p>
          </table:table-cell>
          <table:table-cell table:formula="of:=[.D510]/[.C510]" office:value-type="float" office:value="1.05693802516383">
            <text:p>1,0569</text:p>
          </table:table-cell>
          <table:table-cell table:style-name="ce4" table:formula="of:=ABS(([.E510]-[.C510])/[.C510])" office:value-type="float" office:value="0.000213027809258242">
            <text:p>0,0002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10]" office:value-type="float" office:value="-0.17">
            <text:p>-0,17</text:p>
          </table:table-cell>
          <table:table-cell table:style-name="ce2" table:formula="of:=[.B511]*[.A511]*9.81" office:value-type="float" office:value="-3.714718365">
            <text:p>-3,7147</text:p>
          </table:table-cell>
          <table:table-cell table:style-name="Default" office:value-type="float" office:value="-3.91705369949341">
            <text:p>-3,92</text:p>
          </table:table-cell>
          <table:table-cell table:formula="of:=[.D511]/[.$H$2]" office:value-type="float" office:value="-3.7052496597594">
            <text:p>-3,7052</text:p>
          </table:table-cell>
          <table:table-cell table:formula="of:=[.D511]/[.C511]" office:value-type="float" office:value="1.05446855309404">
            <text:p>1,0545</text:p>
          </table:table-cell>
          <table:table-cell table:style-name="ce4" table:formula="of:=ABS(([.E511]-[.C511])/[.C511])" office:value-type="float" office:value="0.00254896988418177">
            <text:p>0,0025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11]" office:value-type="float" office:value="-0.17">
            <text:p>-0,17</text:p>
          </table:table-cell>
          <table:table-cell table:style-name="ce2" table:formula="of:=[.B512]*[.A512]*9.81" office:value-type="float" office:value="-3.714718365">
            <text:p>-3,7147</text:p>
          </table:table-cell>
          <table:table-cell table:style-name="Default" office:value-type="float" office:value="-3.91705369949341">
            <text:p>-3,92</text:p>
          </table:table-cell>
          <table:table-cell table:formula="of:=[.D512]/[.$H$2]" office:value-type="float" office:value="-3.7052496597594">
            <text:p>-3,7052</text:p>
          </table:table-cell>
          <table:table-cell table:formula="of:=[.D512]/[.C512]" office:value-type="float" office:value="1.05446855309404">
            <text:p>1,0545</text:p>
          </table:table-cell>
          <table:table-cell table:style-name="ce4" table:formula="of:=ABS(([.E512]-[.C512])/[.C512])" office:value-type="float" office:value="0.00254896988418177">
            <text:p>0,0025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12]" office:value-type="float" office:value="-0.17">
            <text:p>-0,17</text:p>
          </table:table-cell>
          <table:table-cell table:style-name="ce2" table:formula="of:=[.B513]*[.A513]*9.81" office:value-type="float" office:value="-3.714718365">
            <text:p>-3,7147</text:p>
          </table:table-cell>
          <table:table-cell table:style-name="Default" office:value-type="float" office:value="-3.91705369949341">
            <text:p>-3,92</text:p>
          </table:table-cell>
          <table:table-cell table:formula="of:=[.D513]/[.$H$2]" office:value-type="float" office:value="-3.7052496597594">
            <text:p>-3,7052</text:p>
          </table:table-cell>
          <table:table-cell table:formula="of:=[.D513]/[.C513]" office:value-type="float" office:value="1.05446855309404">
            <text:p>1,0545</text:p>
          </table:table-cell>
          <table:table-cell table:style-name="ce4" table:formula="of:=ABS(([.E513]-[.C513])/[.C513])" office:value-type="float" office:value="0.00254896988418177">
            <text:p>0,0025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13]" office:value-type="float" office:value="-0.17">
            <text:p>-0,17</text:p>
          </table:table-cell>
          <table:table-cell table:style-name="ce2" table:formula="of:=[.B514]*[.A514]*9.81" office:value-type="float" office:value="-3.714718365">
            <text:p>-3,7147</text:p>
          </table:table-cell>
          <table:table-cell table:style-name="Default" office:value-type="float" office:value="-3.91624116897583">
            <text:p>-3,92</text:p>
          </table:table-cell>
          <table:table-cell table:formula="of:=[.D514]/[.$H$2]" office:value-type="float" office:value="-3.70448106462265">
            <text:p>-3,7045</text:p>
          </table:table-cell>
          <table:table-cell table:formula="of:=[.D514]/[.C514]" office:value-type="float" office:value="1.05424982035639">
            <text:p>1,0542</text:p>
          </table:table-cell>
          <table:table-cell table:style-name="ce4" table:formula="of:=ABS(([.E514]-[.C514])/[.C514])" office:value-type="float" office:value="0.00275587524314211">
            <text:p>0,0027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14]" office:value-type="float" office:value="-0.17">
            <text:p>-0,17</text:p>
          </table:table-cell>
          <table:table-cell table:style-name="ce2" table:formula="of:=[.B515]*[.A515]*9.81" office:value-type="float" office:value="-3.714718365">
            <text:p>-3,7147</text:p>
          </table:table-cell>
          <table:table-cell table:style-name="Default" office:value-type="float" office:value="-3.91624116897583">
            <text:p>-3,92</text:p>
          </table:table-cell>
          <table:table-cell table:formula="of:=[.D515]/[.$H$2]" office:value-type="float" office:value="-3.70448106462265">
            <text:p>-3,7045</text:p>
          </table:table-cell>
          <table:table-cell table:formula="of:=[.D515]/[.C515]" office:value-type="float" office:value="1.05424982035639">
            <text:p>1,0542</text:p>
          </table:table-cell>
          <table:table-cell table:style-name="ce4" table:formula="of:=ABS(([.E515]-[.C515])/[.C515])" office:value-type="float" office:value="0.00275587524314211">
            <text:p>0,0027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15]" office:value-type="float" office:value="-0.17">
            <text:p>-0,17</text:p>
          </table:table-cell>
          <table:table-cell table:style-name="ce2" table:formula="of:=[.B516]*[.A516]*9.81" office:value-type="float" office:value="-3.714718365">
            <text:p>-3,7147</text:p>
          </table:table-cell>
          <table:table-cell table:style-name="Default" office:value-type="float" office:value="-3.91624116897583">
            <text:p>-3,92</text:p>
          </table:table-cell>
          <table:table-cell table:formula="of:=[.D516]/[.$H$2]" office:value-type="float" office:value="-3.70448106462265">
            <text:p>-3,7045</text:p>
          </table:table-cell>
          <table:table-cell table:formula="of:=[.D516]/[.C516]" office:value-type="float" office:value="1.05424982035639">
            <text:p>1,0542</text:p>
          </table:table-cell>
          <table:table-cell table:style-name="ce4" table:formula="of:=ABS(([.E516]-[.C516])/[.C516])" office:value-type="float" office:value="0.00275587524314211">
            <text:p>0,0027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16]" office:value-type="float" office:value="-0.17">
            <text:p>-0,17</text:p>
          </table:table-cell>
          <table:table-cell table:style-name="ce2" table:formula="of:=[.B517]*[.A517]*9.81" office:value-type="float" office:value="-3.714718365">
            <text:p>-3,7147</text:p>
          </table:table-cell>
          <table:table-cell table:style-name="Default" office:value-type="float" office:value="-3.91866135597229">
            <text:p>-3,92</text:p>
          </table:table-cell>
          <table:table-cell table:formula="of:=[.D517]/[.$H$2]" office:value-type="float" office:value="-3.70677038658072">
            <text:p>-3,7068</text:p>
          </table:table-cell>
          <table:table-cell table:formula="of:=[.D517]/[.C517]" office:value-type="float" office:value="1.05490133327302">
            <text:p>1,0549</text:p>
          </table:table-cell>
          <table:table-cell table:style-name="ce4" table:formula="of:=ABS(([.E517]-[.C517])/[.C517])" office:value-type="float" office:value="0.00213959111790675">
            <text:p>0,0021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17]" office:value-type="float" office:value="-0.17">
            <text:p>-0,17</text:p>
          </table:table-cell>
          <table:table-cell table:style-name="ce2" table:formula="of:=[.B518]*[.A518]*9.81" office:value-type="float" office:value="-3.714718365">
            <text:p>-3,7147</text:p>
          </table:table-cell>
          <table:table-cell table:style-name="Default" office:value-type="float" office:value="-3.91866135597229">
            <text:p>-3,92</text:p>
          </table:table-cell>
          <table:table-cell table:formula="of:=[.D518]/[.$H$2]" office:value-type="float" office:value="-3.70677038658072">
            <text:p>-3,7068</text:p>
          </table:table-cell>
          <table:table-cell table:formula="of:=[.D518]/[.C518]" office:value-type="float" office:value="1.05490133327302">
            <text:p>1,0549</text:p>
          </table:table-cell>
          <table:table-cell table:style-name="ce4" table:formula="of:=ABS(([.E518]-[.C518])/[.C518])" office:value-type="float" office:value="0.00213959111790675">
            <text:p>0,0021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18]" office:value-type="float" office:value="-0.17">
            <text:p>-0,17</text:p>
          </table:table-cell>
          <table:table-cell table:style-name="ce2" table:formula="of:=[.B519]*[.A519]*9.81" office:value-type="float" office:value="-3.714718365">
            <text:p>-3,7147</text:p>
          </table:table-cell>
          <table:table-cell table:style-name="Default" office:value-type="float" office:value="-3.91866135597229">
            <text:p>-3,92</text:p>
          </table:table-cell>
          <table:table-cell table:formula="of:=[.D519]/[.$H$2]" office:value-type="float" office:value="-3.70677038658072">
            <text:p>-3,7068</text:p>
          </table:table-cell>
          <table:table-cell table:formula="of:=[.D519]/[.C519]" office:value-type="float" office:value="1.05490133327302">
            <text:p>1,0549</text:p>
          </table:table-cell>
          <table:table-cell table:style-name="ce4" table:formula="of:=ABS(([.E519]-[.C519])/[.C519])" office:value-type="float" office:value="0.00213959111790675">
            <text:p>0,0021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19]" office:value-type="float" office:value="-0.17">
            <text:p>-0,17</text:p>
          </table:table-cell>
          <table:table-cell table:style-name="ce2" table:formula="of:=[.B520]*[.A520]*9.81" office:value-type="float" office:value="-3.714718365">
            <text:p>-3,7147</text:p>
          </table:table-cell>
          <table:table-cell table:style-name="Default" office:value-type="float" office:value="-3.92423534393311">
            <text:p>-3,92</text:p>
          </table:table-cell>
          <table:table-cell table:formula="of:=[.D520]/[.$H$2]" office:value-type="float" office:value="-3.71204297628201">
            <text:p>-3,7120</text:p>
          </table:table-cell>
          <table:table-cell table:formula="of:=[.D520]/[.C520]" office:value-type="float" office:value="1.05640184755517">
            <text:p>1,0564</text:p>
          </table:table-cell>
          <table:table-cell table:style-name="ce4" table:formula="of:=ABS(([.E520]-[.C520])/[.C520])" office:value-type="float" office:value="0.00072021307004085">
            <text:p>0,0007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20]" office:value-type="float" office:value="-0.17">
            <text:p>-0,17</text:p>
          </table:table-cell>
          <table:table-cell table:style-name="ce2" table:formula="of:=[.B521]*[.A521]*9.81" office:value-type="float" office:value="-3.714718365">
            <text:p>-3,7147</text:p>
          </table:table-cell>
          <table:table-cell table:style-name="Default" office:value-type="float" office:value="-3.92423534393311">
            <text:p>-3,92</text:p>
          </table:table-cell>
          <table:table-cell table:formula="of:=[.D521]/[.$H$2]" office:value-type="float" office:value="-3.71204297628201">
            <text:p>-3,7120</text:p>
          </table:table-cell>
          <table:table-cell table:formula="of:=[.D521]/[.C521]" office:value-type="float" office:value="1.05640184755517">
            <text:p>1,0564</text:p>
          </table:table-cell>
          <table:table-cell table:style-name="ce4" table:formula="of:=ABS(([.E521]-[.C521])/[.C521])" office:value-type="float" office:value="0.00072021307004085">
            <text:p>0,0007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21]" office:value-type="float" office:value="-0.17">
            <text:p>-0,17</text:p>
          </table:table-cell>
          <table:table-cell table:style-name="ce2" table:formula="of:=[.B522]*[.A522]*9.81" office:value-type="float" office:value="-3.714718365">
            <text:p>-3,7147</text:p>
          </table:table-cell>
          <table:table-cell table:style-name="Default" office:value-type="float" office:value="-3.92423534393311">
            <text:p>-3,92</text:p>
          </table:table-cell>
          <table:table-cell table:formula="of:=[.D522]/[.$H$2]" office:value-type="float" office:value="-3.71204297628201">
            <text:p>-3,7120</text:p>
          </table:table-cell>
          <table:table-cell table:formula="of:=[.D522]/[.C522]" office:value-type="float" office:value="1.05640184755517">
            <text:p>1,0564</text:p>
          </table:table-cell>
          <table:table-cell table:style-name="ce4" table:formula="of:=ABS(([.E522]-[.C522])/[.C522])" office:value-type="float" office:value="0.00072021307004085">
            <text:p>0,0007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22]" office:value-type="float" office:value="-0.17">
            <text:p>-0,17</text:p>
          </table:table-cell>
          <table:table-cell table:style-name="ce2" table:formula="of:=[.B523]*[.A523]*9.81" office:value-type="float" office:value="-3.714718365">
            <text:p>-3,7147</text:p>
          </table:table-cell>
          <table:table-cell table:style-name="Default" office:value-type="float" office:value="-3.92945122718811">
            <text:p>-3,93</text:p>
          </table:table-cell>
          <table:table-cell table:formula="of:=[.D523]/[.$H$2]" office:value-type="float" office:value="-3.7169768248168">
            <text:p>-3,7170</text:p>
          </table:table-cell>
          <table:table-cell table:formula="of:=[.D523]/[.C523]" office:value-type="float" office:value="1.05780596026103">
            <text:p>1,0578</text:p>
          </table:table-cell>
          <table:table-cell table:style-name="ce4" table:formula="of:=ABS(([.E523]-[.C523])/[.C523])" office:value-type="float" office:value="0.000607976054947771">
            <text:p>0,0006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23]" office:value-type="float" office:value="-0.17">
            <text:p>-0,17</text:p>
          </table:table-cell>
          <table:table-cell table:style-name="ce2" table:formula="of:=[.B524]*[.A524]*9.81" office:value-type="float" office:value="-3.714718365">
            <text:p>-3,7147</text:p>
          </table:table-cell>
          <table:table-cell table:style-name="Default" office:value-type="float" office:value="-3.92945122718811">
            <text:p>-3,93</text:p>
          </table:table-cell>
          <table:table-cell table:formula="of:=[.D524]/[.$H$2]" office:value-type="float" office:value="-3.7169768248168">
            <text:p>-3,7170</text:p>
          </table:table-cell>
          <table:table-cell table:formula="of:=[.D524]/[.C524]" office:value-type="float" office:value="1.05780596026103">
            <text:p>1,0578</text:p>
          </table:table-cell>
          <table:table-cell table:style-name="ce4" table:formula="of:=ABS(([.E524]-[.C524])/[.C524])" office:value-type="float" office:value="0.000607976054947771">
            <text:p>0,0006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24]" office:value-type="float" office:value="-0.17">
            <text:p>-0,17</text:p>
          </table:table-cell>
          <table:table-cell table:style-name="ce2" table:formula="of:=[.B525]*[.A525]*9.81" office:value-type="float" office:value="-3.714718365">
            <text:p>-3,7147</text:p>
          </table:table-cell>
          <table:table-cell table:style-name="Default" office:value-type="float" office:value="-3.92945122718811">
            <text:p>-3,93</text:p>
          </table:table-cell>
          <table:table-cell table:formula="of:=[.D525]/[.$H$2]" office:value-type="float" office:value="-3.7169768248168">
            <text:p>-3,7170</text:p>
          </table:table-cell>
          <table:table-cell table:formula="of:=[.D525]/[.C525]" office:value-type="float" office:value="1.05780596026103">
            <text:p>1,0578</text:p>
          </table:table-cell>
          <table:table-cell table:style-name="ce4" table:formula="of:=ABS(([.E525]-[.C525])/[.C525])" office:value-type="float" office:value="0.000607976054947771">
            <text:p>0,0006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25]" office:value-type="float" office:value="-0.17">
            <text:p>-0,17</text:p>
          </table:table-cell>
          <table:table-cell table:style-name="ce2" table:formula="of:=[.B526]*[.A526]*9.81" office:value-type="float" office:value="-3.714718365">
            <text:p>-3,7147</text:p>
          </table:table-cell>
          <table:table-cell table:style-name="Default" office:value-type="float" office:value="-3.92703437805176">
            <text:p>-3,93</text:p>
          </table:table-cell>
          <table:table-cell table:formula="of:=[.D526]/[.$H$2]" office:value-type="float" office:value="-3.71469066023312">
            <text:p>-3,7147</text:p>
          </table:table-cell>
          <table:table-cell table:formula="of:=[.D526]/[.C526]" office:value-type="float" office:value="1.05715534589437">
            <text:p>1,0572</text:p>
          </table:table-cell>
          <table:table-cell table:style-name="ce4" table:formula="of:=ABS(([.E526]-[.C526])/[.C526])" office:value-type="float" office:value="0.00000745810695777594">
            <text:p>0,0000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26]" office:value-type="float" office:value="-0.17">
            <text:p>-0,17</text:p>
          </table:table-cell>
          <table:table-cell table:style-name="ce2" table:formula="of:=[.B527]*[.A527]*9.81" office:value-type="float" office:value="-3.714718365">
            <text:p>-3,7147</text:p>
          </table:table-cell>
          <table:table-cell table:style-name="Default" office:value-type="float" office:value="-3.92703437805176">
            <text:p>-3,93</text:p>
          </table:table-cell>
          <table:table-cell table:formula="of:=[.D527]/[.$H$2]" office:value-type="float" office:value="-3.71469066023312">
            <text:p>-3,7147</text:p>
          </table:table-cell>
          <table:table-cell table:formula="of:=[.D527]/[.C527]" office:value-type="float" office:value="1.05715534589437">
            <text:p>1,0572</text:p>
          </table:table-cell>
          <table:table-cell table:style-name="ce4" table:formula="of:=ABS(([.E527]-[.C527])/[.C527])" office:value-type="float" office:value="0.00000745810695777594">
            <text:p>0,0000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27]" office:value-type="float" office:value="-0.17">
            <text:p>-0,17</text:p>
          </table:table-cell>
          <table:table-cell table:style-name="ce2" table:formula="of:=[.B528]*[.A528]*9.81" office:value-type="float" office:value="-3.714718365">
            <text:p>-3,7147</text:p>
          </table:table-cell>
          <table:table-cell table:style-name="Default" office:value-type="float" office:value="-3.92703437805176">
            <text:p>-3,93</text:p>
          </table:table-cell>
          <table:table-cell table:formula="of:=[.D528]/[.$H$2]" office:value-type="float" office:value="-3.71469066023312">
            <text:p>-3,7147</text:p>
          </table:table-cell>
          <table:table-cell table:formula="of:=[.D528]/[.C528]" office:value-type="float" office:value="1.05715534589437">
            <text:p>1,0572</text:p>
          </table:table-cell>
          <table:table-cell table:style-name="ce4" table:formula="of:=ABS(([.E528]-[.C528])/[.C528])" office:value-type="float" office:value="0.00000745810695777594">
            <text:p>0,0000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28]" office:value-type="float" office:value="-0.17">
            <text:p>-0,17</text:p>
          </table:table-cell>
          <table:table-cell table:style-name="ce2" table:formula="of:=[.B529]*[.A529]*9.81" office:value-type="float" office:value="-3.714718365">
            <text:p>-3,7147</text:p>
          </table:table-cell>
          <table:table-cell table:style-name="Default" office:value-type="float" office:value="-3.92618274688721">
            <text:p>-3,93</text:p>
          </table:table-cell>
          <table:table-cell table:formula="of:=[.D529]/[.$H$2]" office:value-type="float" office:value="-3.71388507871068">
            <text:p>-3,7139</text:p>
          </table:table-cell>
          <table:table-cell table:formula="of:=[.D529]/[.C529]" office:value-type="float" office:value="1.05692608728555">
            <text:p>1,0569</text:p>
          </table:table-cell>
          <table:table-cell table:style-name="ce4" table:formula="of:=ABS(([.E529]-[.C529])/[.C529])" office:value-type="float" office:value="0.000224320179200779">
            <text:p>0,0002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29]" office:value-type="float" office:value="-0.17">
            <text:p>-0,17</text:p>
          </table:table-cell>
          <table:table-cell table:style-name="ce2" table:formula="of:=[.B530]*[.A530]*9.81" office:value-type="float" office:value="-3.714718365">
            <text:p>-3,7147</text:p>
          </table:table-cell>
          <table:table-cell table:style-name="Default" office:value-type="float" office:value="-3.92618274688721">
            <text:p>-3,93</text:p>
          </table:table-cell>
          <table:table-cell table:formula="of:=[.D530]/[.$H$2]" office:value-type="float" office:value="-3.71388507871068">
            <text:p>-3,7139</text:p>
          </table:table-cell>
          <table:table-cell table:formula="of:=[.D530]/[.C530]" office:value-type="float" office:value="1.05692608728555">
            <text:p>1,0569</text:p>
          </table:table-cell>
          <table:table-cell table:style-name="ce4" table:formula="of:=ABS(([.E530]-[.C530])/[.C530])" office:value-type="float" office:value="0.000224320179200779">
            <text:p>0,0002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30]" office:value-type="float" office:value="-0.17">
            <text:p>-0,17</text:p>
          </table:table-cell>
          <table:table-cell table:style-name="ce2" table:formula="of:=[.B531]*[.A531]*9.81" office:value-type="float" office:value="-3.714718365">
            <text:p>-3,7147</text:p>
          </table:table-cell>
          <table:table-cell table:style-name="Default" office:value-type="float" office:value="-3.92618274688721">
            <text:p>-3,93</text:p>
          </table:table-cell>
          <table:table-cell table:formula="of:=[.D531]/[.$H$2]" office:value-type="float" office:value="-3.71388507871068">
            <text:p>-3,7139</text:p>
          </table:table-cell>
          <table:table-cell table:formula="of:=[.D531]/[.C531]" office:value-type="float" office:value="1.05692608728555">
            <text:p>1,0569</text:p>
          </table:table-cell>
          <table:table-cell table:style-name="ce4" table:formula="of:=ABS(([.E531]-[.C531])/[.C531])" office:value-type="float" office:value="0.000224320179200779">
            <text:p>0,0002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31]" office:value-type="float" office:value="-0.17">
            <text:p>-0,17</text:p>
          </table:table-cell>
          <table:table-cell table:style-name="ce2" table:formula="of:=[.B532]*[.A532]*9.81" office:value-type="float" office:value="-3.714718365">
            <text:p>-3,7147</text:p>
          </table:table-cell>
          <table:table-cell table:style-name="Default" office:value-type="float" office:value="-3.92506217956543">
            <text:p>-3,93</text:p>
          </table:table-cell>
          <table:table-cell table:formula="of:=[.D532]/[.$H$2]" office:value-type="float" office:value="-3.71282510302327">
            <text:p>-3,7128</text:p>
          </table:table-cell>
          <table:table-cell table:formula="of:=[.D532]/[.C532]" office:value-type="float" office:value="1.0566244312213">
            <text:p>1,0566</text:p>
          </table:table-cell>
          <table:table-cell table:style-name="ce4" table:formula="of:=ABS(([.E532]-[.C532])/[.C532])" office:value-type="float" office:value="0.000509665011100304">
            <text:p>0,0005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32]" office:value-type="float" office:value="-0.17">
            <text:p>-0,17</text:p>
          </table:table-cell>
          <table:table-cell table:style-name="ce2" table:formula="of:=[.B533]*[.A533]*9.81" office:value-type="float" office:value="-3.714718365">
            <text:p>-3,7147</text:p>
          </table:table-cell>
          <table:table-cell table:style-name="Default" office:value-type="float" office:value="-3.92506217956543">
            <text:p>-3,93</text:p>
          </table:table-cell>
          <table:table-cell table:formula="of:=[.D533]/[.$H$2]" office:value-type="float" office:value="-3.71282510302327">
            <text:p>-3,7128</text:p>
          </table:table-cell>
          <table:table-cell table:formula="of:=[.D533]/[.C533]" office:value-type="float" office:value="1.0566244312213">
            <text:p>1,0566</text:p>
          </table:table-cell>
          <table:table-cell table:style-name="ce4" table:formula="of:=ABS(([.E533]-[.C533])/[.C533])" office:value-type="float" office:value="0.000509665011100304">
            <text:p>0,0005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33]" office:value-type="float" office:value="-0.17">
            <text:p>-0,17</text:p>
          </table:table-cell>
          <table:table-cell table:style-name="ce2" table:formula="of:=[.B534]*[.A534]*9.81" office:value-type="float" office:value="-3.714718365">
            <text:p>-3,7147</text:p>
          </table:table-cell>
          <table:table-cell table:style-name="Default" office:value-type="float" office:value="-3.92506217956543">
            <text:p>-3,93</text:p>
          </table:table-cell>
          <table:table-cell table:formula="of:=[.D534]/[.$H$2]" office:value-type="float" office:value="-3.71282510302327">
            <text:p>-3,7128</text:p>
          </table:table-cell>
          <table:table-cell table:formula="of:=[.D534]/[.C534]" office:value-type="float" office:value="1.0566244312213">
            <text:p>1,0566</text:p>
          </table:table-cell>
          <table:table-cell table:style-name="ce4" table:formula="of:=ABS(([.E534]-[.C534])/[.C534])" office:value-type="float" office:value="0.000509665011100304">
            <text:p>0,0005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34]" office:value-type="float" office:value="-0.17">
            <text:p>-0,17</text:p>
          </table:table-cell>
          <table:table-cell table:style-name="ce2" table:formula="of:=[.B535]*[.A535]*9.81" office:value-type="float" office:value="-3.714718365">
            <text:p>-3,7147</text:p>
          </table:table-cell>
          <table:table-cell table:style-name="Default" office:value-type="float" office:value="-3.92497754096985">
            <text:p>-3,92</text:p>
          </table:table-cell>
          <table:table-cell table:formula="of:=[.D535]/[.$H$2]" office:value-type="float" office:value="-3.71274504102986">
            <text:p>-3,7127</text:p>
          </table:table-cell>
          <table:table-cell table:formula="of:=[.D535]/[.C535]" office:value-type="float" office:value="1.05660164656112">
            <text:p>1,0566</text:p>
          </table:table-cell>
          <table:table-cell table:style-name="ce4" table:formula="of:=ABS(([.E535]-[.C535])/[.C535])" office:value-type="float" office:value="0.000531217652658379">
            <text:p>0,0005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35]" office:value-type="float" office:value="-0.17">
            <text:p>-0,17</text:p>
          </table:table-cell>
          <table:table-cell table:style-name="ce2" table:formula="of:=[.B536]*[.A536]*9.81" office:value-type="float" office:value="-3.714718365">
            <text:p>-3,7147</text:p>
          </table:table-cell>
          <table:table-cell table:style-name="Default" office:value-type="float" office:value="-3.92497754096985">
            <text:p>-3,92</text:p>
          </table:table-cell>
          <table:table-cell table:formula="of:=[.D536]/[.$H$2]" office:value-type="float" office:value="-3.71274504102986">
            <text:p>-3,7127</text:p>
          </table:table-cell>
          <table:table-cell table:formula="of:=[.D536]/[.C536]" office:value-type="float" office:value="1.05660164656112">
            <text:p>1,0566</text:p>
          </table:table-cell>
          <table:table-cell table:style-name="ce4" table:formula="of:=ABS(([.E536]-[.C536])/[.C536])" office:value-type="float" office:value="0.000531217652658379">
            <text:p>0,0005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36]" office:value-type="float" office:value="-0.17">
            <text:p>-0,17</text:p>
          </table:table-cell>
          <table:table-cell table:style-name="ce2" table:formula="of:=[.B537]*[.A537]*9.81" office:value-type="float" office:value="-3.714718365">
            <text:p>-3,7147</text:p>
          </table:table-cell>
          <table:table-cell table:style-name="Default" office:value-type="float" office:value="-3.92497754096985">
            <text:p>-3,92</text:p>
          </table:table-cell>
          <table:table-cell table:formula="of:=[.D537]/[.$H$2]" office:value-type="float" office:value="-3.71274504102986">
            <text:p>-3,7127</text:p>
          </table:table-cell>
          <table:table-cell table:formula="of:=[.D537]/[.C537]" office:value-type="float" office:value="1.05660164656112">
            <text:p>1,0566</text:p>
          </table:table-cell>
          <table:table-cell table:style-name="ce4" table:formula="of:=ABS(([.E537]-[.C537])/[.C537])" office:value-type="float" office:value="0.000531217652658379">
            <text:p>0,0005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37]" office:value-type="float" office:value="-0.17">
            <text:p>-0,17</text:p>
          </table:table-cell>
          <table:table-cell table:style-name="ce2" table:formula="of:=[.B538]*[.A538]*9.81" office:value-type="float" office:value="-3.714718365">
            <text:p>-3,7147</text:p>
          </table:table-cell>
          <table:table-cell table:style-name="Default" office:value-type="float" office:value="-3.9263162612915">
            <text:p>-3,93</text:p>
          </table:table-cell>
          <table:table-cell table:formula="of:=[.D538]/[.$H$2]" office:value-type="float" office:value="-3.7140113736862">
            <text:p>-3,7140</text:p>
          </table:table-cell>
          <table:table-cell table:formula="of:=[.D538]/[.C538]" office:value-type="float" office:value="1.05696202928469">
            <text:p>1,0570</text:p>
          </table:table-cell>
          <table:table-cell table:style-name="ce4" table:formula="of:=ABS(([.E538]-[.C538])/[.C538])" office:value-type="float" office:value="0.000190321646040117">
            <text:p>0,0001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38]" office:value-type="float" office:value="-0.17">
            <text:p>-0,17</text:p>
          </table:table-cell>
          <table:table-cell table:style-name="ce2" table:formula="of:=[.B539]*[.A539]*9.81" office:value-type="float" office:value="-3.714718365">
            <text:p>-3,7147</text:p>
          </table:table-cell>
          <table:table-cell table:style-name="Default" office:value-type="float" office:value="-3.9263162612915">
            <text:p>-3,93</text:p>
          </table:table-cell>
          <table:table-cell table:formula="of:=[.D539]/[.$H$2]" office:value-type="float" office:value="-3.7140113736862">
            <text:p>-3,7140</text:p>
          </table:table-cell>
          <table:table-cell table:formula="of:=[.D539]/[.C539]" office:value-type="float" office:value="1.05696202928469">
            <text:p>1,0570</text:p>
          </table:table-cell>
          <table:table-cell table:style-name="ce4" table:formula="of:=ABS(([.E539]-[.C539])/[.C539])" office:value-type="float" office:value="0.000190321646040117">
            <text:p>0,0001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39]" office:value-type="float" office:value="-0.17">
            <text:p>-0,17</text:p>
          </table:table-cell>
          <table:table-cell table:style-name="ce2" table:formula="of:=[.B540]*[.A540]*9.81" office:value-type="float" office:value="-3.714718365">
            <text:p>-3,7147</text:p>
          </table:table-cell>
          <table:table-cell table:style-name="Default" office:value-type="float" office:value="-3.9263162612915">
            <text:p>-3,93</text:p>
          </table:table-cell>
          <table:table-cell table:formula="of:=[.D540]/[.$H$2]" office:value-type="float" office:value="-3.7140113736862">
            <text:p>-3,7140</text:p>
          </table:table-cell>
          <table:table-cell table:formula="of:=[.D540]/[.C540]" office:value-type="float" office:value="1.05696202928469">
            <text:p>1,0570</text:p>
          </table:table-cell>
          <table:table-cell table:style-name="ce4" table:formula="of:=ABS(([.E540]-[.C540])/[.C540])" office:value-type="float" office:value="0.000190321646040117">
            <text:p>0,0001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40]" office:value-type="float" office:value="-0.17">
            <text:p>-0,17</text:p>
          </table:table-cell>
          <table:table-cell table:style-name="ce2" table:formula="of:=[.B541]*[.A541]*9.81" office:value-type="float" office:value="-3.714718365">
            <text:p>-3,7147</text:p>
          </table:table-cell>
          <table:table-cell table:style-name="Default" office:value-type="float" office:value="-3.92665004730225">
            <text:p>-3,93</text:p>
          </table:table-cell>
          <table:table-cell table:formula="of:=[.D541]/[.$H$2]" office:value-type="float" office:value="-3.71432711112501">
            <text:p>-3,7143</text:p>
          </table:table-cell>
          <table:table-cell table:formula="of:=[.D541]/[.C541]" office:value-type="float" office:value="1.05705188428255">
            <text:p>1,0571</text:p>
          </table:table-cell>
          <table:table-cell table:style-name="ce4" table:formula="of:=ABS(([.E541]-[.C541])/[.C541])" office:value-type="float" office:value="0.000105325313132006">
            <text:p>0,0001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41]" office:value-type="float" office:value="-0.17">
            <text:p>-0,17</text:p>
          </table:table-cell>
          <table:table-cell table:style-name="ce2" table:formula="of:=[.B542]*[.A542]*9.81" office:value-type="float" office:value="-3.714718365">
            <text:p>-3,7147</text:p>
          </table:table-cell>
          <table:table-cell table:style-name="Default" office:value-type="float" office:value="-3.92665004730225">
            <text:p>-3,93</text:p>
          </table:table-cell>
          <table:table-cell table:formula="of:=[.D542]/[.$H$2]" office:value-type="float" office:value="-3.71432711112501">
            <text:p>-3,7143</text:p>
          </table:table-cell>
          <table:table-cell table:formula="of:=[.D542]/[.C542]" office:value-type="float" office:value="1.05705188428255">
            <text:p>1,0571</text:p>
          </table:table-cell>
          <table:table-cell table:style-name="ce4" table:formula="of:=ABS(([.E542]-[.C542])/[.C542])" office:value-type="float" office:value="0.000105325313132006">
            <text:p>0,0001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542]" office:value-type="float" office:value="-0.17">
            <text:p>-0,17</text:p>
          </table:table-cell>
          <table:table-cell table:style-name="ce2" table:formula="of:=[.B543]*[.A543]*9.81" office:value-type="float" office:value="-3.714718365">
            <text:p>-3,7147</text:p>
          </table:table-cell>
          <table:table-cell table:style-name="Default" office:value-type="float" office:value="-3.92665004730225">
            <text:p>-3,93</text:p>
          </table:table-cell>
          <table:table-cell table:formula="of:=[.D543]/[.$H$2]" office:value-type="float" office:value="-3.71432711112501">
            <text:p>-3,7143</text:p>
          </table:table-cell>
          <table:table-cell table:formula="of:=[.D543]/[.C543]" office:value-type="float" office:value="1.05705188428255">
            <text:p>1,0571</text:p>
          </table:table-cell>
          <table:table-cell table:style-name="ce4" table:formula="of:=ABS(([.E543]-[.C543])/[.C543])" office:value-type="float" office:value="0.000105325313132006">
            <text:p>0,0001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office:value-type="float" office:value="0.1">
            <text:p>0,1</text:p>
          </table:table-cell>
          <table:table-cell table:style-name="ce2" table:formula="of:=[.B544]*[.A544]*9.81" office:value-type="float" office:value="1.20089115">
            <text:p>1,2009</text:p>
          </table:table-cell>
          <table:table-cell table:style-name="Default" office:value-type="float" office:value="1.27826011180878">
            <text:p>1,28</text:p>
          </table:table-cell>
          <table:table-cell table:formula="of:=[.D544]/[.$H$2]" office:value-type="float" office:value="1.20914166813083">
            <text:p>1,2091</text:p>
          </table:table-cell>
          <table:table-cell table:formula="of:=[.D544]/[.C544]" office:value-type="float" office:value="1.06442629026684">
            <text:p>1,0644</text:p>
          </table:table-cell>
          <table:table-cell table:style-name="ce4" table:formula="of:=ABS(([.E544]-[.C544])/[.C544])" office:value-type="float" office:value="0.00687032969709878">
            <text:p>0,0068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44]" office:value-type="float" office:value="0.1">
            <text:p>0,1</text:p>
          </table:table-cell>
          <table:table-cell table:style-name="ce2" table:formula="of:=[.B545]*[.A545]*9.81" office:value-type="float" office:value="1.20089115">
            <text:p>1,2009</text:p>
          </table:table-cell>
          <table:table-cell table:style-name="Default" office:value-type="float" office:value="1.27826011180878">
            <text:p>1,28</text:p>
          </table:table-cell>
          <table:table-cell table:formula="of:=[.D545]/[.$H$2]" office:value-type="float" office:value="1.20914166813083">
            <text:p>1,2091</text:p>
          </table:table-cell>
          <table:table-cell table:formula="of:=[.D545]/[.C545]" office:value-type="float" office:value="1.06442629026684">
            <text:p>1,0644</text:p>
          </table:table-cell>
          <table:table-cell table:style-name="ce4" table:formula="of:=ABS(([.E545]-[.C545])/[.C545])" office:value-type="float" office:value="0.00687032969709878">
            <text:p>0,0068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45]" office:value-type="float" office:value="0.1">
            <text:p>0,1</text:p>
          </table:table-cell>
          <table:table-cell table:style-name="ce2" table:formula="of:=[.B546]*[.A546]*9.81" office:value-type="float" office:value="1.20089115">
            <text:p>1,2009</text:p>
          </table:table-cell>
          <table:table-cell table:style-name="Default" office:value-type="float" office:value="1.27802801132202">
            <text:p>1,28</text:p>
          </table:table-cell>
          <table:table-cell table:formula="of:=[.D546]/[.$H$2]" office:value-type="float" office:value="1.20892211784748">
            <text:p>1,2089</text:p>
          </table:table-cell>
          <table:table-cell table:formula="of:=[.D546]/[.C546]" office:value-type="float" office:value="1.06423301672431">
            <text:p>1,0642</text:p>
          </table:table-cell>
          <table:table-cell table:style-name="ce4" table:formula="of:=ABS(([.E546]-[.C546])/[.C546])" office:value-type="float" office:value="0.00668750689642764">
            <text:p>0,0066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46]" office:value-type="float" office:value="0.1">
            <text:p>0,1</text:p>
          </table:table-cell>
          <table:table-cell table:style-name="ce2" table:formula="of:=[.B547]*[.A547]*9.81" office:value-type="float" office:value="1.20089115">
            <text:p>1,2009</text:p>
          </table:table-cell>
          <table:table-cell table:style-name="Default" office:value-type="float" office:value="1.27802801132202">
            <text:p>1,28</text:p>
          </table:table-cell>
          <table:table-cell table:formula="of:=[.D547]/[.$H$2]" office:value-type="float" office:value="1.20892211784748">
            <text:p>1,2089</text:p>
          </table:table-cell>
          <table:table-cell table:formula="of:=[.D547]/[.C547]" office:value-type="float" office:value="1.06423301672431">
            <text:p>1,0642</text:p>
          </table:table-cell>
          <table:table-cell table:style-name="ce4" table:formula="of:=ABS(([.E547]-[.C547])/[.C547])" office:value-type="float" office:value="0.00668750689642764">
            <text:p>0,0066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47]" office:value-type="float" office:value="0.1">
            <text:p>0,1</text:p>
          </table:table-cell>
          <table:table-cell table:style-name="ce2" table:formula="of:=[.B548]*[.A548]*9.81" office:value-type="float" office:value="1.20089115">
            <text:p>1,2009</text:p>
          </table:table-cell>
          <table:table-cell table:style-name="Default" office:value-type="float" office:value="1.27802801132202">
            <text:p>1,28</text:p>
          </table:table-cell>
          <table:table-cell table:formula="of:=[.D548]/[.$H$2]" office:value-type="float" office:value="1.20892211784748">
            <text:p>1,2089</text:p>
          </table:table-cell>
          <table:table-cell table:formula="of:=[.D548]/[.C548]" office:value-type="float" office:value="1.06423301672431">
            <text:p>1,0642</text:p>
          </table:table-cell>
          <table:table-cell table:style-name="ce4" table:formula="of:=ABS(([.E548]-[.C548])/[.C548])" office:value-type="float" office:value="0.00668750689642764">
            <text:p>0,0066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48]" office:value-type="float" office:value="0.1">
            <text:p>0,1</text:p>
          </table:table-cell>
          <table:table-cell table:style-name="ce2" table:formula="of:=[.B549]*[.A549]*9.81" office:value-type="float" office:value="1.20089115">
            <text:p>1,2009</text:p>
          </table:table-cell>
          <table:table-cell table:style-name="Default" office:value-type="float" office:value="1.27550637722015">
            <text:p>1,28</text:p>
          </table:table-cell>
          <table:table-cell table:formula="of:=[.D549]/[.$H$2]" office:value-type="float" office:value="1.20653683426069">
            <text:p>1,2065</text:p>
          </table:table-cell>
          <table:table-cell table:formula="of:=[.D549]/[.C549]" office:value-type="float" office:value="1.06213321433849">
            <text:p>1,0621</text:p>
          </table:table-cell>
          <table:table-cell table:style-name="ce4" table:formula="of:=ABS(([.E549]-[.C549])/[.C549])" office:value-type="float" office:value="0.00470124562137895">
            <text:p>0,0047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49]" office:value-type="float" office:value="0.1">
            <text:p>0,1</text:p>
          </table:table-cell>
          <table:table-cell table:style-name="ce2" table:formula="of:=[.B550]*[.A550]*9.81" office:value-type="float" office:value="1.20089115">
            <text:p>1,2009</text:p>
          </table:table-cell>
          <table:table-cell table:style-name="Default" office:value-type="float" office:value="1.27550637722015">
            <text:p>1,28</text:p>
          </table:table-cell>
          <table:table-cell table:formula="of:=[.D550]/[.$H$2]" office:value-type="float" office:value="1.20653683426069">
            <text:p>1,2065</text:p>
          </table:table-cell>
          <table:table-cell table:formula="of:=[.D550]/[.C550]" office:value-type="float" office:value="1.06213321433849">
            <text:p>1,0621</text:p>
          </table:table-cell>
          <table:table-cell table:style-name="ce4" table:formula="of:=ABS(([.E550]-[.C550])/[.C550])" office:value-type="float" office:value="0.00470124562137895">
            <text:p>0,0047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50]" office:value-type="float" office:value="0.1">
            <text:p>0,1</text:p>
          </table:table-cell>
          <table:table-cell table:style-name="ce2" table:formula="of:=[.B551]*[.A551]*9.81" office:value-type="float" office:value="1.20089115">
            <text:p>1,2009</text:p>
          </table:table-cell>
          <table:table-cell table:style-name="Default" office:value-type="float" office:value="1.27550637722015">
            <text:p>1,28</text:p>
          </table:table-cell>
          <table:table-cell table:formula="of:=[.D551]/[.$H$2]" office:value-type="float" office:value="1.20653683426069">
            <text:p>1,2065</text:p>
          </table:table-cell>
          <table:table-cell table:formula="of:=[.D551]/[.C551]" office:value-type="float" office:value="1.06213321433849">
            <text:p>1,0621</text:p>
          </table:table-cell>
          <table:table-cell table:style-name="ce4" table:formula="of:=ABS(([.E551]-[.C551])/[.C551])" office:value-type="float" office:value="0.00470124562137895">
            <text:p>0,0047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51]" office:value-type="float" office:value="0.1">
            <text:p>0,1</text:p>
          </table:table-cell>
          <table:table-cell table:style-name="ce2" table:formula="of:=[.B552]*[.A552]*9.81" office:value-type="float" office:value="1.20089115">
            <text:p>1,2009</text:p>
          </table:table-cell>
          <table:table-cell table:style-name="Default" office:value-type="float" office:value="1.27909028530121">
            <text:p>1,28</text:p>
          </table:table-cell>
          <table:table-cell table:formula="of:=[.D552]/[.$H$2]" office:value-type="float" office:value="1.20992695224648">
            <text:p>1,2099</text:p>
          </table:table-cell>
          <table:table-cell table:formula="of:=[.D552]/[.C552]" office:value-type="float" office:value="1.06511758813545">
            <text:p>1,0651</text:p>
          </table:table-cell>
          <table:table-cell table:style-name="ce4" table:formula="of:=ABS(([.E552]-[.C552])/[.C552])" office:value-type="float" office:value="0.00752424751109211">
            <text:p>0,0075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52]" office:value-type="float" office:value="0.1">
            <text:p>0,1</text:p>
          </table:table-cell>
          <table:table-cell table:style-name="ce2" table:formula="of:=[.B553]*[.A553]*9.81" office:value-type="float" office:value="1.20089115">
            <text:p>1,2009</text:p>
          </table:table-cell>
          <table:table-cell table:style-name="Default" office:value-type="float" office:value="1.27909028530121">
            <text:p>1,28</text:p>
          </table:table-cell>
          <table:table-cell table:formula="of:=[.D553]/[.$H$2]" office:value-type="float" office:value="1.20992695224648">
            <text:p>1,2099</text:p>
          </table:table-cell>
          <table:table-cell table:formula="of:=[.D553]/[.C553]" office:value-type="float" office:value="1.06511758813545">
            <text:p>1,0651</text:p>
          </table:table-cell>
          <table:table-cell table:style-name="ce4" table:formula="of:=ABS(([.E553]-[.C553])/[.C553])" office:value-type="float" office:value="0.00752424751109211">
            <text:p>0,0075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53]" office:value-type="float" office:value="0.1">
            <text:p>0,1</text:p>
          </table:table-cell>
          <table:table-cell table:style-name="ce2" table:formula="of:=[.B554]*[.A554]*9.81" office:value-type="float" office:value="1.20089115">
            <text:p>1,2009</text:p>
          </table:table-cell>
          <table:table-cell table:style-name="Default" office:value-type="float" office:value="1.27909028530121">
            <text:p>1,28</text:p>
          </table:table-cell>
          <table:table-cell table:formula="of:=[.D554]/[.$H$2]" office:value-type="float" office:value="1.20992695224648">
            <text:p>1,2099</text:p>
          </table:table-cell>
          <table:table-cell table:formula="of:=[.D554]/[.C554]" office:value-type="float" office:value="1.06511758813545">
            <text:p>1,0651</text:p>
          </table:table-cell>
          <table:table-cell table:style-name="ce4" table:formula="of:=ABS(([.E554]-[.C554])/[.C554])" office:value-type="float" office:value="0.00752424751109211">
            <text:p>0,0075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54]" office:value-type="float" office:value="0.1">
            <text:p>0,1</text:p>
          </table:table-cell>
          <table:table-cell table:style-name="ce2" table:formula="of:=[.B555]*[.A555]*9.81" office:value-type="float" office:value="1.20089115">
            <text:p>1,2009</text:p>
          </table:table-cell>
          <table:table-cell table:style-name="Default" office:value-type="float" office:value="1.28033328056335">
            <text:p>1,28</text:p>
          </table:table-cell>
          <table:table-cell table:formula="of:=[.D555]/[.$H$2]" office:value-type="float" office:value="1.21110273591591">
            <text:p>1,2111</text:p>
          </table:table-cell>
          <table:table-cell table:formula="of:=[.D555]/[.C555]" office:value-type="float" office:value="1.0661526488586">
            <text:p>1,0662</text:p>
          </table:table-cell>
          <table:table-cell table:style-name="ce4" table:formula="of:=ABS(([.E555]-[.C555])/[.C555])" office:value-type="float" office:value="0.0085033401369519">
            <text:p>0,0085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55]" office:value-type="float" office:value="0.1">
            <text:p>0,1</text:p>
          </table:table-cell>
          <table:table-cell table:style-name="ce2" table:formula="of:=[.B556]*[.A556]*9.81" office:value-type="float" office:value="1.20089115">
            <text:p>1,2009</text:p>
          </table:table-cell>
          <table:table-cell table:style-name="Default" office:value-type="float" office:value="1.28033328056335">
            <text:p>1,28</text:p>
          </table:table-cell>
          <table:table-cell table:formula="of:=[.D556]/[.$H$2]" office:value-type="float" office:value="1.21110273591591">
            <text:p>1,2111</text:p>
          </table:table-cell>
          <table:table-cell table:formula="of:=[.D556]/[.C556]" office:value-type="float" office:value="1.0661526488586">
            <text:p>1,0662</text:p>
          </table:table-cell>
          <table:table-cell table:style-name="ce4" table:formula="of:=ABS(([.E556]-[.C556])/[.C556])" office:value-type="float" office:value="0.0085033401369519">
            <text:p>0,0085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56]" office:value-type="float" office:value="0.1">
            <text:p>0,1</text:p>
          </table:table-cell>
          <table:table-cell table:style-name="ce2" table:formula="of:=[.B557]*[.A557]*9.81" office:value-type="float" office:value="1.20089115">
            <text:p>1,2009</text:p>
          </table:table-cell>
          <table:table-cell table:style-name="Default" office:value-type="float" office:value="1.28033328056335">
            <text:p>1,28</text:p>
          </table:table-cell>
          <table:table-cell table:formula="of:=[.D557]/[.$H$2]" office:value-type="float" office:value="1.21110273591591">
            <text:p>1,2111</text:p>
          </table:table-cell>
          <table:table-cell table:formula="of:=[.D557]/[.C557]" office:value-type="float" office:value="1.0661526488586">
            <text:p>1,0662</text:p>
          </table:table-cell>
          <table:table-cell table:style-name="ce4" table:formula="of:=ABS(([.E557]-[.C557])/[.C557])" office:value-type="float" office:value="0.0085033401369519">
            <text:p>0,0085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57]" office:value-type="float" office:value="0.1">
            <text:p>0,1</text:p>
          </table:table-cell>
          <table:table-cell table:style-name="ce2" table:formula="of:=[.B558]*[.A558]*9.81" office:value-type="float" office:value="1.20089115">
            <text:p>1,2009</text:p>
          </table:table-cell>
          <table:table-cell table:style-name="Default" office:value-type="float" office:value="1.28036248683929">
            <text:p>1,28</text:p>
          </table:table-cell>
          <table:table-cell table:formula="of:=[.D558]/[.$H$2]" office:value-type="float" office:value="1.2111303629418">
            <text:p>1,2111</text:p>
          </table:table-cell>
          <table:table-cell table:formula="of:=[.D558]/[.C558]" office:value-type="float" office:value="1.06617696936087">
            <text:p>1,0662</text:p>
          </table:table-cell>
          <table:table-cell table:style-name="ce4" table:formula="of:=ABS(([.E558]-[.C558])/[.C558])" office:value-type="float" office:value="0.00852634557411864">
            <text:p>0,0085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58]" office:value-type="float" office:value="0.1">
            <text:p>0,1</text:p>
          </table:table-cell>
          <table:table-cell table:style-name="ce2" table:formula="of:=[.B559]*[.A559]*9.81" office:value-type="float" office:value="1.20089115">
            <text:p>1,2009</text:p>
          </table:table-cell>
          <table:table-cell table:style-name="Default" office:value-type="float" office:value="1.28036248683929">
            <text:p>1,28</text:p>
          </table:table-cell>
          <table:table-cell table:formula="of:=[.D559]/[.$H$2]" office:value-type="float" office:value="1.2111303629418">
            <text:p>1,2111</text:p>
          </table:table-cell>
          <table:table-cell table:formula="of:=[.D559]/[.C559]" office:value-type="float" office:value="1.06617696936087">
            <text:p>1,0662</text:p>
          </table:table-cell>
          <table:table-cell table:style-name="ce4" table:formula="of:=ABS(([.E559]-[.C559])/[.C559])" office:value-type="float" office:value="0.00852634557411864">
            <text:p>0,0085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59]" office:value-type="float" office:value="0.1">
            <text:p>0,1</text:p>
          </table:table-cell>
          <table:table-cell table:style-name="ce2" table:formula="of:=[.B560]*[.A560]*9.81" office:value-type="float" office:value="1.20089115">
            <text:p>1,2009</text:p>
          </table:table-cell>
          <table:table-cell table:style-name="Default" office:value-type="float" office:value="1.28036248683929">
            <text:p>1,28</text:p>
          </table:table-cell>
          <table:table-cell table:formula="of:=[.D560]/[.$H$2]" office:value-type="float" office:value="1.2111303629418">
            <text:p>1,2111</text:p>
          </table:table-cell>
          <table:table-cell table:formula="of:=[.D560]/[.C560]" office:value-type="float" office:value="1.06617696936087">
            <text:p>1,0662</text:p>
          </table:table-cell>
          <table:table-cell table:style-name="ce4" table:formula="of:=ABS(([.E560]-[.C560])/[.C560])" office:value-type="float" office:value="0.00852634557411864">
            <text:p>0,0085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60]" office:value-type="float" office:value="0.1">
            <text:p>0,1</text:p>
          </table:table-cell>
          <table:table-cell table:style-name="ce2" table:formula="of:=[.B561]*[.A561]*9.81" office:value-type="float" office:value="1.20089115">
            <text:p>1,2009</text:p>
          </table:table-cell>
          <table:table-cell table:style-name="Default" office:value-type="float" office:value="1.27884578704834">
            <text:p>1,28</text:p>
          </table:table-cell>
          <table:table-cell table:formula="of:=[.D561]/[.$H$2]" office:value-type="float" office:value="1.20969567457256">
            <text:p>1,2097</text:p>
          </table:table-cell>
          <table:table-cell table:formula="of:=[.D561]/[.C561]" office:value-type="float" office:value="1.06491399078787">
            <text:p>1,0649</text:p>
          </table:table-cell>
          <table:table-cell table:style-name="ce4" table:formula="of:=ABS(([.E561]-[.C561])/[.C561])" office:value-type="float" office:value="0.0073316591370958">
            <text:p>0,0073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61]" office:value-type="float" office:value="0.1">
            <text:p>0,1</text:p>
          </table:table-cell>
          <table:table-cell table:style-name="ce2" table:formula="of:=[.B562]*[.A562]*9.81" office:value-type="float" office:value="1.20089115">
            <text:p>1,2009</text:p>
          </table:table-cell>
          <table:table-cell table:style-name="Default" office:value-type="float" office:value="1.27884578704834">
            <text:p>1,28</text:p>
          </table:table-cell>
          <table:table-cell table:formula="of:=[.D562]/[.$H$2]" office:value-type="float" office:value="1.20969567457256">
            <text:p>1,2097</text:p>
          </table:table-cell>
          <table:table-cell table:formula="of:=[.D562]/[.C562]" office:value-type="float" office:value="1.06491399078787">
            <text:p>1,0649</text:p>
          </table:table-cell>
          <table:table-cell table:style-name="ce4" table:formula="of:=ABS(([.E562]-[.C562])/[.C562])" office:value-type="float" office:value="0.0073316591370958">
            <text:p>0,0073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62]" office:value-type="float" office:value="0.1">
            <text:p>0,1</text:p>
          </table:table-cell>
          <table:table-cell table:style-name="ce2" table:formula="of:=[.B563]*[.A563]*9.81" office:value-type="float" office:value="1.20089115">
            <text:p>1,2009</text:p>
          </table:table-cell>
          <table:table-cell table:style-name="Default" office:value-type="float" office:value="1.27884578704834">
            <text:p>1,28</text:p>
          </table:table-cell>
          <table:table-cell table:formula="of:=[.D563]/[.$H$2]" office:value-type="float" office:value="1.20969567457256">
            <text:p>1,2097</text:p>
          </table:table-cell>
          <table:table-cell table:formula="of:=[.D563]/[.C563]" office:value-type="float" office:value="1.06491399078787">
            <text:p>1,0649</text:p>
          </table:table-cell>
          <table:table-cell table:style-name="ce4" table:formula="of:=ABS(([.E563]-[.C563])/[.C563])" office:value-type="float" office:value="0.0073316591370958">
            <text:p>0,0073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63]" office:value-type="float" office:value="0.1">
            <text:p>0,1</text:p>
          </table:table-cell>
          <table:table-cell table:style-name="ce2" table:formula="of:=[.B564]*[.A564]*9.81" office:value-type="float" office:value="1.20089115">
            <text:p>1,2009</text:p>
          </table:table-cell>
          <table:table-cell table:style-name="Default" office:value-type="float" office:value="1.27747917175293">
            <text:p>1,28</text:p>
          </table:table-cell>
          <table:table-cell table:formula="of:=[.D564]/[.$H$2]" office:value-type="float" office:value="1.2084029552874">
            <text:p>1,2084</text:p>
          </table:table-cell>
          <table:table-cell table:formula="of:=[.D564]/[.C564]" office:value-type="float" office:value="1.06377598981634">
            <text:p>1,0638</text:p>
          </table:table-cell>
          <table:table-cell table:style-name="ce4" table:formula="of:=ABS(([.E564]-[.C564])/[.C564])" office:value-type="float" office:value="0.00625519247718305">
            <text:p>0,0062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64]" office:value-type="float" office:value="0.1">
            <text:p>0,1</text:p>
          </table:table-cell>
          <table:table-cell table:style-name="ce2" table:formula="of:=[.B565]*[.A565]*9.81" office:value-type="float" office:value="1.20089115">
            <text:p>1,2009</text:p>
          </table:table-cell>
          <table:table-cell table:style-name="Default" office:value-type="float" office:value="1.27747917175293">
            <text:p>1,28</text:p>
          </table:table-cell>
          <table:table-cell table:formula="of:=[.D565]/[.$H$2]" office:value-type="float" office:value="1.2084029552874">
            <text:p>1,2084</text:p>
          </table:table-cell>
          <table:table-cell table:formula="of:=[.D565]/[.C565]" office:value-type="float" office:value="1.06377598981634">
            <text:p>1,0638</text:p>
          </table:table-cell>
          <table:table-cell table:style-name="ce4" table:formula="of:=ABS(([.E565]-[.C565])/[.C565])" office:value-type="float" office:value="0.00625519247718305">
            <text:p>0,0062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65]" office:value-type="float" office:value="0.1">
            <text:p>0,1</text:p>
          </table:table-cell>
          <table:table-cell table:style-name="ce2" table:formula="of:=[.B566]*[.A566]*9.81" office:value-type="float" office:value="1.20089115">
            <text:p>1,2009</text:p>
          </table:table-cell>
          <table:table-cell table:style-name="Default" office:value-type="float" office:value="1.27747917175293">
            <text:p>1,28</text:p>
          </table:table-cell>
          <table:table-cell table:formula="of:=[.D566]/[.$H$2]" office:value-type="float" office:value="1.2084029552874">
            <text:p>1,2084</text:p>
          </table:table-cell>
          <table:table-cell table:formula="of:=[.D566]/[.C566]" office:value-type="float" office:value="1.06377598981634">
            <text:p>1,0638</text:p>
          </table:table-cell>
          <table:table-cell table:style-name="ce4" table:formula="of:=ABS(([.E566]-[.C566])/[.C566])" office:value-type="float" office:value="0.00625519247718305">
            <text:p>0,0062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66]" office:value-type="float" office:value="0.1">
            <text:p>0,1</text:p>
          </table:table-cell>
          <table:table-cell table:style-name="ce2" table:formula="of:=[.B567]*[.A567]*9.81" office:value-type="float" office:value="1.20089115">
            <text:p>1,2009</text:p>
          </table:table-cell>
          <table:table-cell table:style-name="Default" office:value-type="float" office:value="1.27939915657043">
            <text:p>1,28</text:p>
          </table:table-cell>
          <table:table-cell table:formula="of:=[.D567]/[.$H$2]" office:value-type="float" office:value="1.21021912214074">
            <text:p>1,2102</text:p>
          </table:table-cell>
          <table:table-cell table:formula="of:=[.D567]/[.C567]" office:value-type="float" office:value="1.06537478985538">
            <text:p>1,0654</text:p>
          </table:table-cell>
          <table:table-cell table:style-name="ce4" table:formula="of:=ABS(([.E567]-[.C567])/[.C567])" office:value-type="float" office:value="0.00776754174659284">
            <text:p>0,0077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67]" office:value-type="float" office:value="0.1">
            <text:p>0,1</text:p>
          </table:table-cell>
          <table:table-cell table:style-name="ce2" table:formula="of:=[.B568]*[.A568]*9.81" office:value-type="float" office:value="1.20089115">
            <text:p>1,2009</text:p>
          </table:table-cell>
          <table:table-cell table:style-name="Default" office:value-type="float" office:value="1.27939915657043">
            <text:p>1,28</text:p>
          </table:table-cell>
          <table:table-cell table:formula="of:=[.D568]/[.$H$2]" office:value-type="float" office:value="1.21021912214074">
            <text:p>1,2102</text:p>
          </table:table-cell>
          <table:table-cell table:formula="of:=[.D568]/[.C568]" office:value-type="float" office:value="1.06537478985538">
            <text:p>1,0654</text:p>
          </table:table-cell>
          <table:table-cell table:style-name="ce4" table:formula="of:=ABS(([.E568]-[.C568])/[.C568])" office:value-type="float" office:value="0.00776754174659284">
            <text:p>0,0077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68]" office:value-type="float" office:value="0.1">
            <text:p>0,1</text:p>
          </table:table-cell>
          <table:table-cell table:style-name="ce2" table:formula="of:=[.B569]*[.A569]*9.81" office:value-type="float" office:value="1.20089115">
            <text:p>1,2009</text:p>
          </table:table-cell>
          <table:table-cell table:style-name="Default" office:value-type="float" office:value="1.27939915657043">
            <text:p>1,28</text:p>
          </table:table-cell>
          <table:table-cell table:formula="of:=[.D569]/[.$H$2]" office:value-type="float" office:value="1.21021912214074">
            <text:p>1,2102</text:p>
          </table:table-cell>
          <table:table-cell table:formula="of:=[.D569]/[.C569]" office:value-type="float" office:value="1.06537478985538">
            <text:p>1,0654</text:p>
          </table:table-cell>
          <table:table-cell table:style-name="ce4" table:formula="of:=ABS(([.E569]-[.C569])/[.C569])" office:value-type="float" office:value="0.00776754174659284">
            <text:p>0,0077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69]" office:value-type="float" office:value="0.1">
            <text:p>0,1</text:p>
          </table:table-cell>
          <table:table-cell table:style-name="ce2" table:formula="of:=[.B570]*[.A570]*9.81" office:value-type="float" office:value="1.20089115">
            <text:p>1,2009</text:p>
          </table:table-cell>
          <table:table-cell table:style-name="Default" office:value-type="float" office:value="1.2749330997467">
            <text:p>1,27</text:p>
          </table:table-cell>
          <table:table-cell table:formula="of:=[.D570]/[.$H$2]" office:value-type="float" office:value="1.20599455520954">
            <text:p>1,2060</text:p>
          </table:table-cell>
          <table:table-cell table:formula="of:=[.D570]/[.C570]" office:value-type="float" office:value="1.0616558376225">
            <text:p>1,0617</text:p>
          </table:table-cell>
          <table:table-cell table:style-name="ce4" table:formula="of:=ABS(([.E570]-[.C570])/[.C570])" office:value-type="float" office:value="0.00424968175470746">
            <text:p>0,0042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70]" office:value-type="float" office:value="0.1">
            <text:p>0,1</text:p>
          </table:table-cell>
          <table:table-cell table:style-name="ce2" table:formula="of:=[.B571]*[.A571]*9.81" office:value-type="float" office:value="1.20089115">
            <text:p>1,2009</text:p>
          </table:table-cell>
          <table:table-cell table:style-name="Default" office:value-type="float" office:value="1.2749330997467">
            <text:p>1,27</text:p>
          </table:table-cell>
          <table:table-cell table:formula="of:=[.D571]/[.$H$2]" office:value-type="float" office:value="1.20599455520954">
            <text:p>1,2060</text:p>
          </table:table-cell>
          <table:table-cell table:formula="of:=[.D571]/[.C571]" office:value-type="float" office:value="1.0616558376225">
            <text:p>1,0617</text:p>
          </table:table-cell>
          <table:table-cell table:style-name="ce4" table:formula="of:=ABS(([.E571]-[.C571])/[.C571])" office:value-type="float" office:value="0.00424968175470746">
            <text:p>0,0042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71]" office:value-type="float" office:value="0.1">
            <text:p>0,1</text:p>
          </table:table-cell>
          <table:table-cell table:style-name="ce2" table:formula="of:=[.B572]*[.A572]*9.81" office:value-type="float" office:value="1.20089115">
            <text:p>1,2009</text:p>
          </table:table-cell>
          <table:table-cell table:style-name="Default" office:value-type="float" office:value="1.2749330997467">
            <text:p>1,27</text:p>
          </table:table-cell>
          <table:table-cell table:formula="of:=[.D572]/[.$H$2]" office:value-type="float" office:value="1.20599455520954">
            <text:p>1,2060</text:p>
          </table:table-cell>
          <table:table-cell table:formula="of:=[.D572]/[.C572]" office:value-type="float" office:value="1.0616558376225">
            <text:p>1,0617</text:p>
          </table:table-cell>
          <table:table-cell table:style-name="ce4" table:formula="of:=ABS(([.E572]-[.C572])/[.C572])" office:value-type="float" office:value="0.00424968175470746">
            <text:p>0,0042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72]" office:value-type="float" office:value="0.1">
            <text:p>0,1</text:p>
          </table:table-cell>
          <table:table-cell table:style-name="ce2" table:formula="of:=[.B573]*[.A573]*9.81" office:value-type="float" office:value="1.20089115">
            <text:p>1,2009</text:p>
          </table:table-cell>
          <table:table-cell table:style-name="Default" office:value-type="float" office:value="1.27806484699249">
            <text:p>1,28</text:p>
          </table:table-cell>
          <table:table-cell table:formula="of:=[.D573]/[.$H$2]" office:value-type="float" office:value="1.20895696172912">
            <text:p>1,2090</text:p>
          </table:table-cell>
          <table:table-cell table:formula="of:=[.D573]/[.C573]" office:value-type="float" office:value="1.06426369033737">
            <text:p>1,0643</text:p>
          </table:table-cell>
          <table:table-cell table:style-name="ce4" table:formula="of:=ABS(([.E573]-[.C573])/[.C573])" office:value-type="float" office:value="0.00671652191717988">
            <text:p>0,0067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73]" office:value-type="float" office:value="0.1">
            <text:p>0,1</text:p>
          </table:table-cell>
          <table:table-cell table:style-name="ce2" table:formula="of:=[.B574]*[.A574]*9.81" office:value-type="float" office:value="1.20089115">
            <text:p>1,2009</text:p>
          </table:table-cell>
          <table:table-cell table:style-name="Default" office:value-type="float" office:value="1.27806484699249">
            <text:p>1,28</text:p>
          </table:table-cell>
          <table:table-cell table:formula="of:=[.D574]/[.$H$2]" office:value-type="float" office:value="1.20895696172912">
            <text:p>1,2090</text:p>
          </table:table-cell>
          <table:table-cell table:formula="of:=[.D574]/[.C574]" office:value-type="float" office:value="1.06426369033737">
            <text:p>1,0643</text:p>
          </table:table-cell>
          <table:table-cell table:style-name="ce4" table:formula="of:=ABS(([.E574]-[.C574])/[.C574])" office:value-type="float" office:value="0.00671652191717988">
            <text:p>0,0067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74]" office:value-type="float" office:value="0.1">
            <text:p>0,1</text:p>
          </table:table-cell>
          <table:table-cell table:style-name="ce2" table:formula="of:=[.B575]*[.A575]*9.81" office:value-type="float" office:value="1.20089115">
            <text:p>1,2009</text:p>
          </table:table-cell>
          <table:table-cell table:style-name="Default" office:value-type="float" office:value="1.27806484699249">
            <text:p>1,28</text:p>
          </table:table-cell>
          <table:table-cell table:formula="of:=[.D575]/[.$H$2]" office:value-type="float" office:value="1.20895696172912">
            <text:p>1,2090</text:p>
          </table:table-cell>
          <table:table-cell table:formula="of:=[.D575]/[.C575]" office:value-type="float" office:value="1.06426369033737">
            <text:p>1,0643</text:p>
          </table:table-cell>
          <table:table-cell table:style-name="ce4" table:formula="of:=ABS(([.E575]-[.C575])/[.C575])" office:value-type="float" office:value="0.00671652191717988">
            <text:p>0,0067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75]" office:value-type="float" office:value="0.1">
            <text:p>0,1</text:p>
          </table:table-cell>
          <table:table-cell table:style-name="ce2" table:formula="of:=[.B576]*[.A576]*9.81" office:value-type="float" office:value="1.20089115">
            <text:p>1,2009</text:p>
          </table:table-cell>
          <table:table-cell table:style-name="Default" office:value-type="float" office:value="1.28263103961945">
            <text:p>1,28</text:p>
          </table:table-cell>
          <table:table-cell table:formula="of:=[.D576]/[.$H$2]" office:value-type="float" office:value="1.21327624989196">
            <text:p>1,2133</text:p>
          </table:table-cell>
          <table:table-cell table:formula="of:=[.D576]/[.C576]" office:value-type="float" office:value="1.06806602714946">
            <text:p>1,0681</text:p>
          </table:table-cell>
          <table:table-cell table:style-name="ce4" table:formula="of:=ABS(([.E576]-[.C576])/[.C576])" office:value-type="float" office:value="0.0103132576936424">
            <text:p>0,0103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76]" office:value-type="float" office:value="0.1">
            <text:p>0,1</text:p>
          </table:table-cell>
          <table:table-cell table:style-name="ce2" table:formula="of:=[.B577]*[.A577]*9.81" office:value-type="float" office:value="1.20089115">
            <text:p>1,2009</text:p>
          </table:table-cell>
          <table:table-cell table:style-name="Default" office:value-type="float" office:value="1.28263103961945">
            <text:p>1,28</text:p>
          </table:table-cell>
          <table:table-cell table:formula="of:=[.D577]/[.$H$2]" office:value-type="float" office:value="1.21327624989196">
            <text:p>1,2133</text:p>
          </table:table-cell>
          <table:table-cell table:formula="of:=[.D577]/[.C577]" office:value-type="float" office:value="1.06806602714946">
            <text:p>1,0681</text:p>
          </table:table-cell>
          <table:table-cell table:style-name="ce4" table:formula="of:=ABS(([.E577]-[.C577])/[.C577])" office:value-type="float" office:value="0.0103132576936424">
            <text:p>0,0103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77]" office:value-type="float" office:value="0.1">
            <text:p>0,1</text:p>
          </table:table-cell>
          <table:table-cell table:style-name="ce2" table:formula="of:=[.B578]*[.A578]*9.81" office:value-type="float" office:value="1.20089115">
            <text:p>1,2009</text:p>
          </table:table-cell>
          <table:table-cell table:style-name="Default" office:value-type="float" office:value="1.28263103961945">
            <text:p>1,28</text:p>
          </table:table-cell>
          <table:table-cell table:formula="of:=[.D578]/[.$H$2]" office:value-type="float" office:value="1.21327624989196">
            <text:p>1,2133</text:p>
          </table:table-cell>
          <table:table-cell table:formula="of:=[.D578]/[.C578]" office:value-type="float" office:value="1.06806602714946">
            <text:p>1,0681</text:p>
          </table:table-cell>
          <table:table-cell table:style-name="ce4" table:formula="of:=ABS(([.E578]-[.C578])/[.C578])" office:value-type="float" office:value="0.0103132576936424">
            <text:p>0,0103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78]" office:value-type="float" office:value="0.1">
            <text:p>0,1</text:p>
          </table:table-cell>
          <table:table-cell table:style-name="ce2" table:formula="of:=[.B579]*[.A579]*9.81" office:value-type="float" office:value="1.20089115">
            <text:p>1,2009</text:p>
          </table:table-cell>
          <table:table-cell table:style-name="Default" office:value-type="float" office:value="1.28036117553711">
            <text:p>1,28</text:p>
          </table:table-cell>
          <table:table-cell table:formula="of:=[.D579]/[.$H$2]" office:value-type="float" office:value="1.21112912254472">
            <text:p>1,2111</text:p>
          </table:table-cell>
          <table:table-cell table:formula="of:=[.D579]/[.C579]" office:value-type="float" office:value="1.06617587741996">
            <text:p>1,0662</text:p>
          </table:table-cell>
          <table:table-cell table:style-name="ce4" table:formula="of:=ABS(([.E579]-[.C579])/[.C579])" office:value-type="float" office:value="0.00852531267694377">
            <text:p>0,0085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79]" office:value-type="float" office:value="0.1">
            <text:p>0,1</text:p>
          </table:table-cell>
          <table:table-cell table:style-name="ce2" table:formula="of:=[.B580]*[.A580]*9.81" office:value-type="float" office:value="1.20089115">
            <text:p>1,2009</text:p>
          </table:table-cell>
          <table:table-cell table:style-name="Default" office:value-type="float" office:value="1.28036117553711">
            <text:p>1,28</text:p>
          </table:table-cell>
          <table:table-cell table:formula="of:=[.D580]/[.$H$2]" office:value-type="float" office:value="1.21112912254472">
            <text:p>1,2111</text:p>
          </table:table-cell>
          <table:table-cell table:formula="of:=[.D580]/[.C580]" office:value-type="float" office:value="1.06617587741996">
            <text:p>1,0662</text:p>
          </table:table-cell>
          <table:table-cell table:style-name="ce4" table:formula="of:=ABS(([.E580]-[.C580])/[.C580])" office:value-type="float" office:value="0.00852531267694377">
            <text:p>0,0085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office:value-type="float" office:value="0.15">
            <text:p>0,15</text:p>
          </table:table-cell>
          <table:table-cell table:style-name="ce2" table:formula="of:=[.B581]*[.A581]*9.81" office:value-type="float" office:value="1.801336725">
            <text:p>1,8013</text:p>
          </table:table-cell>
          <table:table-cell table:style-name="Default" office:value-type="float" office:value="1.91542673110962">
            <text:p>1,92</text:p>
          </table:table-cell>
          <table:table-cell table:formula="of:=[.D581]/[.$H$2]" office:value-type="float" office:value="1.81185523309416">
            <text:p>1,8119</text:p>
          </table:table-cell>
          <table:table-cell table:formula="of:=[.D581]/[.C581]" office:value-type="float" office:value="1.06333630160659">
            <text:p>1,0633</text:p>
          </table:table-cell>
          <table:table-cell table:style-name="ce4" table:formula="of:=ABS(([.E581]-[.C581])/[.C581])" office:value-type="float" office:value="0.00583927921314156">
            <text:p>0,0058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81]" office:value-type="float" office:value="0.15">
            <text:p>0,15</text:p>
          </table:table-cell>
          <table:table-cell table:style-name="ce2" table:formula="of:=[.B582]*[.A582]*9.81" office:value-type="float" office:value="1.801336725">
            <text:p>1,8013</text:p>
          </table:table-cell>
          <table:table-cell table:style-name="Default" office:value-type="float" office:value="1.91542673110962">
            <text:p>1,92</text:p>
          </table:table-cell>
          <table:table-cell table:formula="of:=[.D582]/[.$H$2]" office:value-type="float" office:value="1.81185523309416">
            <text:p>1,8119</text:p>
          </table:table-cell>
          <table:table-cell table:formula="of:=[.D582]/[.C582]" office:value-type="float" office:value="1.06333630160659">
            <text:p>1,0633</text:p>
          </table:table-cell>
          <table:table-cell table:style-name="ce4" table:formula="of:=ABS(([.E582]-[.C582])/[.C582])" office:value-type="float" office:value="0.00583927921314156">
            <text:p>0,0058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82]" office:value-type="float" office:value="0.15">
            <text:p>0,15</text:p>
          </table:table-cell>
          <table:table-cell table:style-name="ce2" table:formula="of:=[.B583]*[.A583]*9.81" office:value-type="float" office:value="1.801336725">
            <text:p>1,8013</text:p>
          </table:table-cell>
          <table:table-cell table:style-name="Default" office:value-type="float" office:value="1.91542673110962">
            <text:p>1,92</text:p>
          </table:table-cell>
          <table:table-cell table:formula="of:=[.D583]/[.$H$2]" office:value-type="float" office:value="1.81185523309416">
            <text:p>1,8119</text:p>
          </table:table-cell>
          <table:table-cell table:formula="of:=[.D583]/[.C583]" office:value-type="float" office:value="1.06333630160659">
            <text:p>1,0633</text:p>
          </table:table-cell>
          <table:table-cell table:style-name="ce4" table:formula="of:=ABS(([.E583]-[.C583])/[.C583])" office:value-type="float" office:value="0.00583927921314156">
            <text:p>0,00584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83]" office:value-type="float" office:value="0.15">
            <text:p>0,15</text:p>
          </table:table-cell>
          <table:table-cell table:style-name="ce2" table:formula="of:=[.B584]*[.A584]*9.81" office:value-type="float" office:value="1.801336725">
            <text:p>1,8013</text:p>
          </table:table-cell>
          <table:table-cell table:style-name="Default" office:value-type="float" office:value="1.91385340690613">
            <text:p>1,91</text:p>
          </table:table-cell>
          <table:table-cell table:formula="of:=[.D584]/[.$H$2]" office:value-type="float" office:value="1.81036698212369">
            <text:p>1,8104</text:p>
          </table:table-cell>
          <table:table-cell table:formula="of:=[.D584]/[.C584]" office:value-type="float" office:value="1.06246288122846">
            <text:p>1,0625</text:p>
          </table:table-cell>
          <table:table-cell table:style-name="ce4" table:formula="of:=ABS(([.E584]-[.C584])/[.C584])" office:value-type="float" office:value="0.00501308666967107">
            <text:p>0,0050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84]" office:value-type="float" office:value="0.15">
            <text:p>0,15</text:p>
          </table:table-cell>
          <table:table-cell table:style-name="ce2" table:formula="of:=[.B585]*[.A585]*9.81" office:value-type="float" office:value="1.801336725">
            <text:p>1,8013</text:p>
          </table:table-cell>
          <table:table-cell table:style-name="Default" office:value-type="float" office:value="1.91385340690613">
            <text:p>1,91</text:p>
          </table:table-cell>
          <table:table-cell table:formula="of:=[.D585]/[.$H$2]" office:value-type="float" office:value="1.81036698212369">
            <text:p>1,8104</text:p>
          </table:table-cell>
          <table:table-cell table:formula="of:=[.D585]/[.C585]" office:value-type="float" office:value="1.06246288122846">
            <text:p>1,0625</text:p>
          </table:table-cell>
          <table:table-cell table:style-name="ce4" table:formula="of:=ABS(([.E585]-[.C585])/[.C585])" office:value-type="float" office:value="0.00501308666967107">
            <text:p>0,0050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85]" office:value-type="float" office:value="0.15">
            <text:p>0,15</text:p>
          </table:table-cell>
          <table:table-cell table:style-name="ce2" table:formula="of:=[.B586]*[.A586]*9.81" office:value-type="float" office:value="1.801336725">
            <text:p>1,8013</text:p>
          </table:table-cell>
          <table:table-cell table:style-name="Default" office:value-type="float" office:value="1.91385340690613">
            <text:p>1,91</text:p>
          </table:table-cell>
          <table:table-cell table:formula="of:=[.D586]/[.$H$2]" office:value-type="float" office:value="1.81036698212369">
            <text:p>1,8104</text:p>
          </table:table-cell>
          <table:table-cell table:formula="of:=[.D586]/[.C586]" office:value-type="float" office:value="1.06246288122846">
            <text:p>1,0625</text:p>
          </table:table-cell>
          <table:table-cell table:style-name="ce4" table:formula="of:=ABS(([.E586]-[.C586])/[.C586])" office:value-type="float" office:value="0.00501308666967107">
            <text:p>0,0050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86]" office:value-type="float" office:value="0.15">
            <text:p>0,15</text:p>
          </table:table-cell>
          <table:table-cell table:style-name="ce2" table:formula="of:=[.B587]*[.A587]*9.81" office:value-type="float" office:value="1.801336725">
            <text:p>1,8013</text:p>
          </table:table-cell>
          <table:table-cell table:style-name="Default" office:value-type="float" office:value="1.9135115146637">
            <text:p>1,91</text:p>
          </table:table-cell>
          <table:table-cell table:formula="of:=[.D587]/[.$H$2]" office:value-type="float" office:value="1.81004357677566">
            <text:p>1,8100</text:p>
          </table:table-cell>
          <table:table-cell table:formula="of:=[.D587]/[.C587]" office:value-type="float" office:value="1.06227308204339">
            <text:p>1,0623</text:p>
          </table:table-cell>
          <table:table-cell table:style-name="ce4" table:formula="of:=ABS(([.E587]-[.C587])/[.C587])" office:value-type="float" office:value="0.00483355036002839">
            <text:p>0,0048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87]" office:value-type="float" office:value="0.15">
            <text:p>0,15</text:p>
          </table:table-cell>
          <table:table-cell table:style-name="ce2" table:formula="of:=[.B588]*[.A588]*9.81" office:value-type="float" office:value="1.801336725">
            <text:p>1,8013</text:p>
          </table:table-cell>
          <table:table-cell table:style-name="Default" office:value-type="float" office:value="1.9135115146637">
            <text:p>1,91</text:p>
          </table:table-cell>
          <table:table-cell table:formula="of:=[.D588]/[.$H$2]" office:value-type="float" office:value="1.81004357677566">
            <text:p>1,8100</text:p>
          </table:table-cell>
          <table:table-cell table:formula="of:=[.D588]/[.C588]" office:value-type="float" office:value="1.06227308204339">
            <text:p>1,0623</text:p>
          </table:table-cell>
          <table:table-cell table:style-name="ce4" table:formula="of:=ABS(([.E588]-[.C588])/[.C588])" office:value-type="float" office:value="0.00483355036002839">
            <text:p>0,0048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88]" office:value-type="float" office:value="0.15">
            <text:p>0,15</text:p>
          </table:table-cell>
          <table:table-cell table:style-name="ce2" table:formula="of:=[.B589]*[.A589]*9.81" office:value-type="float" office:value="1.801336725">
            <text:p>1,8013</text:p>
          </table:table-cell>
          <table:table-cell table:style-name="Default" office:value-type="float" office:value="1.9135115146637">
            <text:p>1,91</text:p>
          </table:table-cell>
          <table:table-cell table:formula="of:=[.D589]/[.$H$2]" office:value-type="float" office:value="1.81004357677566">
            <text:p>1,8100</text:p>
          </table:table-cell>
          <table:table-cell table:formula="of:=[.D589]/[.C589]" office:value-type="float" office:value="1.06227308204339">
            <text:p>1,0623</text:p>
          </table:table-cell>
          <table:table-cell table:style-name="ce4" table:formula="of:=ABS(([.E589]-[.C589])/[.C589])" office:value-type="float" office:value="0.00483355036002839">
            <text:p>0,0048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89]" office:value-type="float" office:value="0.15">
            <text:p>0,15</text:p>
          </table:table-cell>
          <table:table-cell table:style-name="ce2" table:formula="of:=[.B590]*[.A590]*9.81" office:value-type="float" office:value="1.801336725">
            <text:p>1,8013</text:p>
          </table:table-cell>
          <table:table-cell table:style-name="Default" office:value-type="float" office:value="1.91477203369141">
            <text:p>1,91</text:p>
          </table:table-cell>
          <table:table-cell table:formula="of:=[.D590]/[.$H$2]" office:value-type="float" office:value="1.81123593666062">
            <text:p>1,8112</text:p>
          </table:table-cell>
          <table:table-cell table:formula="of:=[.D590]/[.C590]" office:value-type="float" office:value="1.0629728507264">
            <text:p>1,0630</text:p>
          </table:table-cell>
          <table:table-cell table:style-name="ce4" table:formula="of:=ABS(([.E590]-[.C590])/[.C590])" office:value-type="float" office:value="0.00549548095213805">
            <text:p>0,0055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90]" office:value-type="float" office:value="0.15">
            <text:p>0,15</text:p>
          </table:table-cell>
          <table:table-cell table:style-name="ce2" table:formula="of:=[.B591]*[.A591]*9.81" office:value-type="float" office:value="1.801336725">
            <text:p>1,8013</text:p>
          </table:table-cell>
          <table:table-cell table:style-name="Default" office:value-type="float" office:value="1.91477203369141">
            <text:p>1,91</text:p>
          </table:table-cell>
          <table:table-cell table:formula="of:=[.D591]/[.$H$2]" office:value-type="float" office:value="1.81123593666062">
            <text:p>1,8112</text:p>
          </table:table-cell>
          <table:table-cell table:formula="of:=[.D591]/[.C591]" office:value-type="float" office:value="1.0629728507264">
            <text:p>1,0630</text:p>
          </table:table-cell>
          <table:table-cell table:style-name="ce4" table:formula="of:=ABS(([.E591]-[.C591])/[.C591])" office:value-type="float" office:value="0.00549548095213805">
            <text:p>0,0055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91]" office:value-type="float" office:value="0.15">
            <text:p>0,15</text:p>
          </table:table-cell>
          <table:table-cell table:style-name="ce2" table:formula="of:=[.B592]*[.A592]*9.81" office:value-type="float" office:value="1.801336725">
            <text:p>1,8013</text:p>
          </table:table-cell>
          <table:table-cell table:style-name="Default" office:value-type="float" office:value="1.91477203369141">
            <text:p>1,91</text:p>
          </table:table-cell>
          <table:table-cell table:formula="of:=[.D592]/[.$H$2]" office:value-type="float" office:value="1.81123593666062">
            <text:p>1,8112</text:p>
          </table:table-cell>
          <table:table-cell table:formula="of:=[.D592]/[.C592]" office:value-type="float" office:value="1.0629728507264">
            <text:p>1,0630</text:p>
          </table:table-cell>
          <table:table-cell table:style-name="ce4" table:formula="of:=ABS(([.E592]-[.C592])/[.C592])" office:value-type="float" office:value="0.00549548095213805">
            <text:p>0,0055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92]" office:value-type="float" office:value="0.15">
            <text:p>0,15</text:p>
          </table:table-cell>
          <table:table-cell table:style-name="ce2" table:formula="of:=[.B593]*[.A593]*9.81" office:value-type="float" office:value="1.801336725">
            <text:p>1,8013</text:p>
          </table:table-cell>
          <table:table-cell table:style-name="Default" office:value-type="float" office:value="1.91416203975677">
            <text:p>1,91</text:p>
          </table:table-cell>
          <table:table-cell table:formula="of:=[.D593]/[.$H$2]" office:value-type="float" office:value="1.8106589264912">
            <text:p>1,8107</text:p>
          </table:table-cell>
          <table:table-cell table:formula="of:=[.D593]/[.C593]" office:value-type="float" office:value="1.06263421668526">
            <text:p>1,0626</text:p>
          </table:table-cell>
          <table:table-cell table:style-name="ce4" table:formula="of:=ABS(([.E593]-[.C593])/[.C593])" office:value-type="float" office:value="0.00517515762701292">
            <text:p>0,00518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93]" office:value-type="float" office:value="0.15">
            <text:p>0,15</text:p>
          </table:table-cell>
          <table:table-cell table:style-name="ce2" table:formula="of:=[.B594]*[.A594]*9.81" office:value-type="float" office:value="1.801336725">
            <text:p>1,8013</text:p>
          </table:table-cell>
          <table:table-cell table:style-name="Default" office:value-type="float" office:value="1.91416203975677">
            <text:p>1,91</text:p>
          </table:table-cell>
          <table:table-cell table:formula="of:=[.D594]/[.$H$2]" office:value-type="float" office:value="1.8106589264912">
            <text:p>1,8107</text:p>
          </table:table-cell>
          <table:table-cell table:formula="of:=[.D594]/[.C594]" office:value-type="float" office:value="1.06263421668526">
            <text:p>1,0626</text:p>
          </table:table-cell>
          <table:table-cell table:style-name="ce4" table:formula="of:=ABS(([.E594]-[.C594])/[.C594])" office:value-type="float" office:value="0.00517515762701292">
            <text:p>0,00518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94]" office:value-type="float" office:value="0.15">
            <text:p>0,15</text:p>
          </table:table-cell>
          <table:table-cell table:style-name="ce2" table:formula="of:=[.B595]*[.A595]*9.81" office:value-type="float" office:value="1.801336725">
            <text:p>1,8013</text:p>
          </table:table-cell>
          <table:table-cell table:style-name="Default" office:value-type="float" office:value="1.91416203975677">
            <text:p>1,91</text:p>
          </table:table-cell>
          <table:table-cell table:formula="of:=[.D595]/[.$H$2]" office:value-type="float" office:value="1.8106589264912">
            <text:p>1,8107</text:p>
          </table:table-cell>
          <table:table-cell table:formula="of:=[.D595]/[.C595]" office:value-type="float" office:value="1.06263421668526">
            <text:p>1,0626</text:p>
          </table:table-cell>
          <table:table-cell table:style-name="ce4" table:formula="of:=ABS(([.E595]-[.C595])/[.C595])" office:value-type="float" office:value="0.00517515762701292">
            <text:p>0,00518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95]" office:value-type="float" office:value="0.15">
            <text:p>0,15</text:p>
          </table:table-cell>
          <table:table-cell table:style-name="ce2" table:formula="of:=[.B596]*[.A596]*9.81" office:value-type="float" office:value="1.801336725">
            <text:p>1,8013</text:p>
          </table:table-cell>
          <table:table-cell table:style-name="Default" office:value-type="float" office:value="1.91541755199432">
            <text:p>1,92</text:p>
          </table:table-cell>
          <table:table-cell table:formula="of:=[.D596]/[.$H$2]" office:value-type="float" office:value="1.81184655031459">
            <text:p>1,8118</text:p>
          </table:table-cell>
          <table:table-cell table:formula="of:=[.D596]/[.C596]" office:value-type="float" office:value="1.0633312058823">
            <text:p>1,0633</text:p>
          </table:table-cell>
          <table:table-cell table:style-name="ce4" table:formula="of:=ABS(([.E596]-[.C596])/[.C596])" office:value-type="float" office:value="0.00583445902630417">
            <text:p>0,0058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96]" office:value-type="float" office:value="0.15">
            <text:p>0,15</text:p>
          </table:table-cell>
          <table:table-cell table:style-name="ce2" table:formula="of:=[.B597]*[.A597]*9.81" office:value-type="float" office:value="1.801336725">
            <text:p>1,8013</text:p>
          </table:table-cell>
          <table:table-cell table:style-name="Default" office:value-type="float" office:value="1.91541755199432">
            <text:p>1,92</text:p>
          </table:table-cell>
          <table:table-cell table:formula="of:=[.D597]/[.$H$2]" office:value-type="float" office:value="1.81184655031459">
            <text:p>1,8118</text:p>
          </table:table-cell>
          <table:table-cell table:formula="of:=[.D597]/[.C597]" office:value-type="float" office:value="1.0633312058823">
            <text:p>1,0633</text:p>
          </table:table-cell>
          <table:table-cell table:style-name="ce4" table:formula="of:=ABS(([.E597]-[.C597])/[.C597])" office:value-type="float" office:value="0.00583445902630417">
            <text:p>0,0058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97]" office:value-type="float" office:value="0.15">
            <text:p>0,15</text:p>
          </table:table-cell>
          <table:table-cell table:style-name="ce2" table:formula="of:=[.B598]*[.A598]*9.81" office:value-type="float" office:value="1.801336725">
            <text:p>1,8013</text:p>
          </table:table-cell>
          <table:table-cell table:style-name="Default" office:value-type="float" office:value="1.91541755199432">
            <text:p>1,92</text:p>
          </table:table-cell>
          <table:table-cell table:formula="of:=[.D598]/[.$H$2]" office:value-type="float" office:value="1.81184655031459">
            <text:p>1,8118</text:p>
          </table:table-cell>
          <table:table-cell table:formula="of:=[.D598]/[.C598]" office:value-type="float" office:value="1.0633312058823">
            <text:p>1,0633</text:p>
          </table:table-cell>
          <table:table-cell table:style-name="ce4" table:formula="of:=ABS(([.E598]-[.C598])/[.C598])" office:value-type="float" office:value="0.00583445902630417">
            <text:p>0,0058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98]" office:value-type="float" office:value="0.15">
            <text:p>0,15</text:p>
          </table:table-cell>
          <table:table-cell table:style-name="ce2" table:formula="of:=[.B599]*[.A599]*9.81" office:value-type="float" office:value="1.801336725">
            <text:p>1,8013</text:p>
          </table:table-cell>
          <table:table-cell table:style-name="Default" office:value-type="float" office:value="1.91622257232666">
            <text:p>1,92</text:p>
          </table:table-cell>
          <table:table-cell table:formula="of:=[.D599]/[.$H$2]" office:value-type="float" office:value="1.81260804135897">
            <text:p>1,8126</text:p>
          </table:table-cell>
          <table:table-cell table:formula="of:=[.D599]/[.C599]" office:value-type="float" office:value="1.06377810751994">
            <text:p>1,0638</text:p>
          </table:table-cell>
          <table:table-cell table:style-name="ce4" table:formula="of:=ABS(([.E599]-[.C599])/[.C599])" office:value-type="float" office:value="0.00625719567171167">
            <text:p>0,0062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99]" office:value-type="float" office:value="0.15">
            <text:p>0,15</text:p>
          </table:table-cell>
          <table:table-cell table:style-name="ce2" table:formula="of:=[.B600]*[.A600]*9.81" office:value-type="float" office:value="1.801336725">
            <text:p>1,8013</text:p>
          </table:table-cell>
          <table:table-cell table:style-name="Default" office:value-type="float" office:value="1.91622257232666">
            <text:p>1,92</text:p>
          </table:table-cell>
          <table:table-cell table:formula="of:=[.D600]/[.$H$2]" office:value-type="float" office:value="1.81260804135897">
            <text:p>1,8126</text:p>
          </table:table-cell>
          <table:table-cell table:formula="of:=[.D600]/[.C600]" office:value-type="float" office:value="1.06377810751994">
            <text:p>1,0638</text:p>
          </table:table-cell>
          <table:table-cell table:style-name="ce4" table:formula="of:=ABS(([.E600]-[.C600])/[.C600])" office:value-type="float" office:value="0.00625719567171167">
            <text:p>0,0062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00]" office:value-type="float" office:value="0.15">
            <text:p>0,15</text:p>
          </table:table-cell>
          <table:table-cell table:style-name="ce2" table:formula="of:=[.B601]*[.A601]*9.81" office:value-type="float" office:value="1.801336725">
            <text:p>1,8013</text:p>
          </table:table-cell>
          <table:table-cell table:style-name="Default" office:value-type="float" office:value="1.91622257232666">
            <text:p>1,92</text:p>
          </table:table-cell>
          <table:table-cell table:formula="of:=[.D601]/[.$H$2]" office:value-type="float" office:value="1.81260804135897">
            <text:p>1,8126</text:p>
          </table:table-cell>
          <table:table-cell table:formula="of:=[.D601]/[.C601]" office:value-type="float" office:value="1.06377810751994">
            <text:p>1,0638</text:p>
          </table:table-cell>
          <table:table-cell table:style-name="ce4" table:formula="of:=ABS(([.E601]-[.C601])/[.C601])" office:value-type="float" office:value="0.00625719567171167">
            <text:p>0,0062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01]" office:value-type="float" office:value="0.15">
            <text:p>0,15</text:p>
          </table:table-cell>
          <table:table-cell table:style-name="ce2" table:formula="of:=[.B602]*[.A602]*9.81" office:value-type="float" office:value="1.801336725">
            <text:p>1,8013</text:p>
          </table:table-cell>
          <table:table-cell table:style-name="Default" office:value-type="float" office:value="1.91499578952789">
            <text:p>1,91</text:p>
          </table:table-cell>
          <table:table-cell table:formula="of:=[.D602]/[.$H$2]" office:value-type="float" office:value="1.81144759350799">
            <text:p>1,8114</text:p>
          </table:table-cell>
          <table:table-cell table:formula="of:=[.D602]/[.C602]" office:value-type="float" office:value="1.06309706727813">
            <text:p>1,0631</text:p>
          </table:table-cell>
          <table:table-cell table:style-name="ce4" table:formula="of:=ABS(([.E602]-[.C602])/[.C602])" office:value-type="float" office:value="0.00561298083121431">
            <text:p>0,0056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02]" office:value-type="float" office:value="0.15">
            <text:p>0,15</text:p>
          </table:table-cell>
          <table:table-cell table:style-name="ce2" table:formula="of:=[.B603]*[.A603]*9.81" office:value-type="float" office:value="1.801336725">
            <text:p>1,8013</text:p>
          </table:table-cell>
          <table:table-cell table:style-name="Default" office:value-type="float" office:value="1.91499578952789">
            <text:p>1,91</text:p>
          </table:table-cell>
          <table:table-cell table:formula="of:=[.D603]/[.$H$2]" office:value-type="float" office:value="1.81144759350799">
            <text:p>1,8114</text:p>
          </table:table-cell>
          <table:table-cell table:formula="of:=[.D603]/[.C603]" office:value-type="float" office:value="1.06309706727813">
            <text:p>1,0631</text:p>
          </table:table-cell>
          <table:table-cell table:style-name="ce4" table:formula="of:=ABS(([.E603]-[.C603])/[.C603])" office:value-type="float" office:value="0.00561298083121431">
            <text:p>0,0056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03]" office:value-type="float" office:value="0.15">
            <text:p>0,15</text:p>
          </table:table-cell>
          <table:table-cell table:style-name="ce2" table:formula="of:=[.B604]*[.A604]*9.81" office:value-type="float" office:value="1.801336725">
            <text:p>1,8013</text:p>
          </table:table-cell>
          <table:table-cell table:style-name="Default" office:value-type="float" office:value="1.91499578952789">
            <text:p>1,91</text:p>
          </table:table-cell>
          <table:table-cell table:formula="of:=[.D604]/[.$H$2]" office:value-type="float" office:value="1.81144759350799">
            <text:p>1,8114</text:p>
          </table:table-cell>
          <table:table-cell table:formula="of:=[.D604]/[.C604]" office:value-type="float" office:value="1.06309706727813">
            <text:p>1,0631</text:p>
          </table:table-cell>
          <table:table-cell table:style-name="ce4" table:formula="of:=ABS(([.E604]-[.C604])/[.C604])" office:value-type="float" office:value="0.00561298083121431">
            <text:p>0,0056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04]" office:value-type="float" office:value="0.15">
            <text:p>0,15</text:p>
          </table:table-cell>
          <table:table-cell table:style-name="ce2" table:formula="of:=[.B605]*[.A605]*9.81" office:value-type="float" office:value="1.801336725">
            <text:p>1,8013</text:p>
          </table:table-cell>
          <table:table-cell table:style-name="Default" office:value-type="float" office:value="1.91393899917603">
            <text:p>1,91</text:p>
          </table:table-cell>
          <table:table-cell table:formula="of:=[.D605]/[.$H$2]" office:value-type="float" office:value="1.81044794622407">
            <text:p>1,8104</text:p>
          </table:table-cell>
          <table:table-cell table:formula="of:=[.D605]/[.C605]" office:value-type="float" office:value="1.06251039720296">
            <text:p>1,0625</text:p>
          </table:table-cell>
          <table:table-cell table:style-name="ce4" table:formula="of:=ABS(([.E605]-[.C605])/[.C605])" office:value-type="float" office:value="0.00505803334691232">
            <text:p>0,0050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05]" office:value-type="float" office:value="0.15">
            <text:p>0,15</text:p>
          </table:table-cell>
          <table:table-cell table:style-name="ce2" table:formula="of:=[.B606]*[.A606]*9.81" office:value-type="float" office:value="1.801336725">
            <text:p>1,8013</text:p>
          </table:table-cell>
          <table:table-cell table:style-name="Default" office:value-type="float" office:value="1.91393899917603">
            <text:p>1,91</text:p>
          </table:table-cell>
          <table:table-cell table:formula="of:=[.D606]/[.$H$2]" office:value-type="float" office:value="1.81044794622407">
            <text:p>1,8104</text:p>
          </table:table-cell>
          <table:table-cell table:formula="of:=[.D606]/[.C606]" office:value-type="float" office:value="1.06251039720296">
            <text:p>1,0625</text:p>
          </table:table-cell>
          <table:table-cell table:style-name="ce4" table:formula="of:=ABS(([.E606]-[.C606])/[.C606])" office:value-type="float" office:value="0.00505803334691232">
            <text:p>0,0050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06]" office:value-type="float" office:value="0.15">
            <text:p>0,15</text:p>
          </table:table-cell>
          <table:table-cell table:style-name="ce2" table:formula="of:=[.B607]*[.A607]*9.81" office:value-type="float" office:value="1.801336725">
            <text:p>1,8013</text:p>
          </table:table-cell>
          <table:table-cell table:style-name="Default" office:value-type="float" office:value="1.91393899917603">
            <text:p>1,91</text:p>
          </table:table-cell>
          <table:table-cell table:formula="of:=[.D607]/[.$H$2]" office:value-type="float" office:value="1.81044794622407">
            <text:p>1,8104</text:p>
          </table:table-cell>
          <table:table-cell table:formula="of:=[.D607]/[.C607]" office:value-type="float" office:value="1.06251039720296">
            <text:p>1,0625</text:p>
          </table:table-cell>
          <table:table-cell table:style-name="ce4" table:formula="of:=ABS(([.E607]-[.C607])/[.C607])" office:value-type="float" office:value="0.00505803334691232">
            <text:p>0,0050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07]" office:value-type="float" office:value="0.15">
            <text:p>0,15</text:p>
          </table:table-cell>
          <table:table-cell table:style-name="ce2" table:formula="of:=[.B608]*[.A608]*9.81" office:value-type="float" office:value="1.801336725">
            <text:p>1,8013</text:p>
          </table:table-cell>
          <table:table-cell table:style-name="Default" office:value-type="float" office:value="1.91319334506989">
            <text:p>1,91</text:p>
          </table:table-cell>
          <table:table-cell table:formula="of:=[.D608]/[.$H$2]" office:value-type="float" office:value="1.80974261133845">
            <text:p>1,8097</text:p>
          </table:table-cell>
          <table:table-cell table:formula="of:=[.D608]/[.C608]" office:value-type="float" office:value="1.06209645232758">
            <text:p>1,0621</text:p>
          </table:table-cell>
          <table:table-cell table:style-name="ce4" table:formula="of:=ABS(([.E608]-[.C608])/[.C608])" office:value-type="float" office:value="0.00466647141636132">
            <text:p>0,0046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08]" office:value-type="float" office:value="0.15">
            <text:p>0,15</text:p>
          </table:table-cell>
          <table:table-cell table:style-name="ce2" table:formula="of:=[.B609]*[.A609]*9.81" office:value-type="float" office:value="1.801336725">
            <text:p>1,8013</text:p>
          </table:table-cell>
          <table:table-cell table:style-name="Default" office:value-type="float" office:value="1.91319334506989">
            <text:p>1,91</text:p>
          </table:table-cell>
          <table:table-cell table:formula="of:=[.D609]/[.$H$2]" office:value-type="float" office:value="1.80974261133845">
            <text:p>1,8097</text:p>
          </table:table-cell>
          <table:table-cell table:formula="of:=[.D609]/[.C609]" office:value-type="float" office:value="1.06209645232758">
            <text:p>1,0621</text:p>
          </table:table-cell>
          <table:table-cell table:style-name="ce4" table:formula="of:=ABS(([.E609]-[.C609])/[.C609])" office:value-type="float" office:value="0.00466647141636132">
            <text:p>0,0046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0.17" office:value-type="float" office:value="0.17">
            <text:p>0,17</text:p>
          </table:table-cell>
          <table:table-cell table:style-name="ce2" table:formula="of:=[.B610]*[.A610]*9.81" office:value-type="float" office:value="2.041514955">
            <text:p>2,0415</text:p>
          </table:table-cell>
          <table:table-cell table:style-name="Default" office:value-type="float" office:value="2.1674690246582">
            <text:p>2,17</text:p>
          </table:table-cell>
          <table:table-cell table:formula="of:=[.D610]/[.$H$2]" office:value-type="float" office:value="2.05026902418838">
            <text:p>2,0503</text:p>
          </table:table-cell>
          <table:table-cell table:formula="of:=[.D610]/[.C610]" office:value-type="float" office:value="1.06169637373937">
            <text:p>1,0617</text:p>
          </table:table-cell>
          <table:table-cell table:style-name="ce4" table:formula="of:=ABS(([.E610]-[.C610])/[.C610])" office:value-type="float" office:value="0.00428802599115826">
            <text:p>0,0042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10]" office:value-type="float" office:value="0.17">
            <text:p>0,17</text:p>
          </table:table-cell>
          <table:table-cell table:style-name="ce2" table:formula="of:=[.B611]*[.A611]*9.81" office:value-type="float" office:value="2.041514955">
            <text:p>2,0415</text:p>
          </table:table-cell>
          <table:table-cell table:style-name="Default" office:value-type="float" office:value="2.1674690246582">
            <text:p>2,17</text:p>
          </table:table-cell>
          <table:table-cell table:formula="of:=[.D611]/[.$H$2]" office:value-type="float" office:value="2.05026902418838">
            <text:p>2,0503</text:p>
          </table:table-cell>
          <table:table-cell table:formula="of:=[.D611]/[.C611]" office:value-type="float" office:value="1.06169637373937">
            <text:p>1,0617</text:p>
          </table:table-cell>
          <table:table-cell table:style-name="ce4" table:formula="of:=ABS(([.E611]-[.C611])/[.C611])" office:value-type="float" office:value="0.00428802599115826">
            <text:p>0,00429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11]" office:value-type="float" office:value="0.17">
            <text:p>0,17</text:p>
          </table:table-cell>
          <table:table-cell table:style-name="ce2" table:formula="of:=[.B612]*[.A612]*9.81" office:value-type="float" office:value="2.041514955">
            <text:p>2,0415</text:p>
          </table:table-cell>
          <table:table-cell table:style-name="Default" office:value-type="float" office:value="2.16815614700317">
            <text:p>2,17</text:p>
          </table:table-cell>
          <table:table-cell table:formula="of:=[.D612]/[.$H$2]" office:value-type="float" office:value="2.05091899225883">
            <text:p>2,0509</text:p>
          </table:table-cell>
          <table:table-cell table:formula="of:=[.D612]/[.C612]" office:value-type="float" office:value="1.06203294846947">
            <text:p>1,0620</text:p>
          </table:table-cell>
          <table:table-cell table:style-name="ce4" table:formula="of:=ABS(([.E612]-[.C612])/[.C612])" office:value-type="float" office:value="0.00460640135689299">
            <text:p>0,0046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12]" office:value-type="float" office:value="0.17">
            <text:p>0,17</text:p>
          </table:table-cell>
          <table:table-cell table:style-name="ce2" table:formula="of:=[.B613]*[.A613]*9.81" office:value-type="float" office:value="2.041514955">
            <text:p>2,0415</text:p>
          </table:table-cell>
          <table:table-cell table:style-name="Default" office:value-type="float" office:value="2.16815614700317">
            <text:p>2,17</text:p>
          </table:table-cell>
          <table:table-cell table:formula="of:=[.D613]/[.$H$2]" office:value-type="float" office:value="2.05091899225883">
            <text:p>2,0509</text:p>
          </table:table-cell>
          <table:table-cell table:formula="of:=[.D613]/[.C613]" office:value-type="float" office:value="1.06203294846947">
            <text:p>1,0620</text:p>
          </table:table-cell>
          <table:table-cell table:style-name="ce4" table:formula="of:=ABS(([.E613]-[.C613])/[.C613])" office:value-type="float" office:value="0.00460640135689299">
            <text:p>0,0046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13]" office:value-type="float" office:value="0.17">
            <text:p>0,17</text:p>
          </table:table-cell>
          <table:table-cell table:style-name="ce2" table:formula="of:=[.B614]*[.A614]*9.81" office:value-type="float" office:value="2.041514955">
            <text:p>2,0415</text:p>
          </table:table-cell>
          <table:table-cell table:style-name="Default" office:value-type="float" office:value="2.16815614700317">
            <text:p>2,17</text:p>
          </table:table-cell>
          <table:table-cell table:formula="of:=[.D614]/[.$H$2]" office:value-type="float" office:value="2.05091899225883">
            <text:p>2,0509</text:p>
          </table:table-cell>
          <table:table-cell table:formula="of:=[.D614]/[.C614]" office:value-type="float" office:value="1.06203294846947">
            <text:p>1,0620</text:p>
          </table:table-cell>
          <table:table-cell table:style-name="ce4" table:formula="of:=ABS(([.E614]-[.C614])/[.C614])" office:value-type="float" office:value="0.00460640135689299">
            <text:p>0,00461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14]" office:value-type="float" office:value="0.17">
            <text:p>0,17</text:p>
          </table:table-cell>
          <table:table-cell table:style-name="ce2" table:formula="of:=[.B615]*[.A615]*9.81" office:value-type="float" office:value="2.041514955">
            <text:p>2,0415</text:p>
          </table:table-cell>
          <table:table-cell table:style-name="Default" office:value-type="float" office:value="2.16948342323303">
            <text:p>2,17</text:p>
          </table:table-cell>
          <table:table-cell table:formula="of:=[.D615]/[.$H$2]" office:value-type="float" office:value="2.05217449963156">
            <text:p>2,0522</text:p>
          </table:table-cell>
          <table:table-cell table:formula="of:=[.D615]/[.C615]" office:value-type="float" office:value="1.06268309126005">
            <text:p>1,0627</text:p>
          </table:table-cell>
          <table:table-cell table:style-name="ce4" table:formula="of:=ABS(([.E615]-[.C615])/[.C615])" office:value-type="float" office:value="0.00522138944192073">
            <text:p>0,0052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15]" office:value-type="float" office:value="0.17">
            <text:p>0,17</text:p>
          </table:table-cell>
          <table:table-cell table:style-name="ce2" table:formula="of:=[.B616]*[.A616]*9.81" office:value-type="float" office:value="2.041514955">
            <text:p>2,0415</text:p>
          </table:table-cell>
          <table:table-cell table:style-name="Default" office:value-type="float" office:value="2.16948342323303">
            <text:p>2,17</text:p>
          </table:table-cell>
          <table:table-cell table:formula="of:=[.D616]/[.$H$2]" office:value-type="float" office:value="2.05217449963156">
            <text:p>2,0522</text:p>
          </table:table-cell>
          <table:table-cell table:formula="of:=[.D616]/[.C616]" office:value-type="float" office:value="1.06268309126005">
            <text:p>1,0627</text:p>
          </table:table-cell>
          <table:table-cell table:style-name="ce4" table:formula="of:=ABS(([.E616]-[.C616])/[.C616])" office:value-type="float" office:value="0.00522138944192073">
            <text:p>0,0052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16]" office:value-type="float" office:value="0.17">
            <text:p>0,17</text:p>
          </table:table-cell>
          <table:table-cell table:style-name="ce2" table:formula="of:=[.B617]*[.A617]*9.81" office:value-type="float" office:value="2.041514955">
            <text:p>2,0415</text:p>
          </table:table-cell>
          <table:table-cell table:style-name="Default" office:value-type="float" office:value="2.16948342323303">
            <text:p>2,17</text:p>
          </table:table-cell>
          <table:table-cell table:formula="of:=[.D617]/[.$H$2]" office:value-type="float" office:value="2.05217449963156">
            <text:p>2,0522</text:p>
          </table:table-cell>
          <table:table-cell table:formula="of:=[.D617]/[.C617]" office:value-type="float" office:value="1.06268309126005">
            <text:p>1,0627</text:p>
          </table:table-cell>
          <table:table-cell table:style-name="ce4" table:formula="of:=ABS(([.E617]-[.C617])/[.C617])" office:value-type="float" office:value="0.00522138944192073">
            <text:p>0,0052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17]" office:value-type="float" office:value="0.17">
            <text:p>0,17</text:p>
          </table:table-cell>
          <table:table-cell table:style-name="ce2" table:formula="of:=[.B618]*[.A618]*9.81" office:value-type="float" office:value="2.041514955">
            <text:p>2,0415</text:p>
          </table:table-cell>
          <table:table-cell table:style-name="Default" office:value-type="float" office:value="2.16932606697083">
            <text:p>2,17</text:p>
          </table:table-cell>
          <table:table-cell table:formula="of:=[.D618]/[.$H$2]" office:value-type="float" office:value="2.05202565198185">
            <text:p>2,0520</text:p>
          </table:table-cell>
          <table:table-cell table:formula="of:=[.D618]/[.C618]" office:value-type="float" office:value="1.06260601307759">
            <text:p>1,0626</text:p>
          </table:table-cell>
          <table:table-cell table:style-name="ce4" table:formula="of:=ABS(([.E618]-[.C618])/[.C618])" office:value-type="float" office:value="0.00514847905282435">
            <text:p>0,0051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18]" office:value-type="float" office:value="0.17">
            <text:p>0,17</text:p>
          </table:table-cell>
          <table:table-cell table:style-name="ce2" table:formula="of:=[.B619]*[.A619]*9.81" office:value-type="float" office:value="2.041514955">
            <text:p>2,0415</text:p>
          </table:table-cell>
          <table:table-cell table:style-name="Default" office:value-type="float" office:value="2.16932606697083">
            <text:p>2,17</text:p>
          </table:table-cell>
          <table:table-cell table:formula="of:=[.D619]/[.$H$2]" office:value-type="float" office:value="2.05202565198185">
            <text:p>2,0520</text:p>
          </table:table-cell>
          <table:table-cell table:formula="of:=[.D619]/[.C619]" office:value-type="float" office:value="1.06260601307759">
            <text:p>1,0626</text:p>
          </table:table-cell>
          <table:table-cell table:style-name="ce4" table:formula="of:=ABS(([.E619]-[.C619])/[.C619])" office:value-type="float" office:value="0.00514847905282435">
            <text:p>0,0051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19]" office:value-type="float" office:value="0.17">
            <text:p>0,17</text:p>
          </table:table-cell>
          <table:table-cell table:style-name="ce2" table:formula="of:=[.B620]*[.A620]*9.81" office:value-type="float" office:value="2.041514955">
            <text:p>2,0415</text:p>
          </table:table-cell>
          <table:table-cell table:style-name="Default" office:value-type="float" office:value="2.16932606697083">
            <text:p>2,17</text:p>
          </table:table-cell>
          <table:table-cell table:formula="of:=[.D620]/[.$H$2]" office:value-type="float" office:value="2.05202565198185">
            <text:p>2,0520</text:p>
          </table:table-cell>
          <table:table-cell table:formula="of:=[.D620]/[.C620]" office:value-type="float" office:value="1.06260601307759">
            <text:p>1,0626</text:p>
          </table:table-cell>
          <table:table-cell table:style-name="ce4" table:formula="of:=ABS(([.E620]-[.C620])/[.C620])" office:value-type="float" office:value="0.00514847905282435">
            <text:p>0,0051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20]" office:value-type="float" office:value="0.17">
            <text:p>0,17</text:p>
          </table:table-cell>
          <table:table-cell table:style-name="ce2" table:formula="of:=[.B621]*[.A621]*9.81" office:value-type="float" office:value="2.041514955">
            <text:p>2,0415</text:p>
          </table:table-cell>
          <table:table-cell table:style-name="Default" office:value-type="float" office:value="2.16819024085999">
            <text:p>2,17</text:p>
          </table:table-cell>
          <table:table-cell table:formula="of:=[.D621]/[.$H$2]" office:value-type="float" office:value="2.05095124258294">
            <text:p>2,0510</text:p>
          </table:table-cell>
          <table:table-cell table:formula="of:=[.D621]/[.C621]" office:value-type="float" office:value="1.06204964874234">
            <text:p>1,0620</text:p>
          </table:table-cell>
          <table:table-cell table:style-name="ce4" table:formula="of:=ABS(([.E621]-[.C621])/[.C621])" office:value-type="float" office:value="0.00462219860786848">
            <text:p>0,0046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21]" office:value-type="float" office:value="0.17">
            <text:p>0,17</text:p>
          </table:table-cell>
          <table:table-cell table:style-name="ce2" table:formula="of:=[.B622]*[.A622]*9.81" office:value-type="float" office:value="2.041514955">
            <text:p>2,0415</text:p>
          </table:table-cell>
          <table:table-cell table:style-name="Default" office:value-type="float" office:value="2.16819024085999">
            <text:p>2,17</text:p>
          </table:table-cell>
          <table:table-cell table:formula="of:=[.D622]/[.$H$2]" office:value-type="float" office:value="2.05095124258294">
            <text:p>2,0510</text:p>
          </table:table-cell>
          <table:table-cell table:formula="of:=[.D622]/[.C622]" office:value-type="float" office:value="1.06204964874234">
            <text:p>1,0620</text:p>
          </table:table-cell>
          <table:table-cell table:style-name="ce4" table:formula="of:=ABS(([.E622]-[.C622])/[.C622])" office:value-type="float" office:value="0.00462219860786848">
            <text:p>0,0046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22]" office:value-type="float" office:value="0.17">
            <text:p>0,17</text:p>
          </table:table-cell>
          <table:table-cell table:style-name="ce2" table:formula="of:=[.B623]*[.A623]*9.81" office:value-type="float" office:value="2.041514955">
            <text:p>2,0415</text:p>
          </table:table-cell>
          <table:table-cell table:style-name="Default" office:value-type="float" office:value="2.16819024085999">
            <text:p>2,17</text:p>
          </table:table-cell>
          <table:table-cell table:formula="of:=[.D623]/[.$H$2]" office:value-type="float" office:value="2.05095124258294">
            <text:p>2,0510</text:p>
          </table:table-cell>
          <table:table-cell table:formula="of:=[.D623]/[.C623]" office:value-type="float" office:value="1.06204964874234">
            <text:p>1,0620</text:p>
          </table:table-cell>
          <table:table-cell table:style-name="ce4" table:formula="of:=ABS(([.E623]-[.C623])/[.C623])" office:value-type="float" office:value="0.00462219860786848">
            <text:p>0,00462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23]" office:value-type="float" office:value="0.17">
            <text:p>0,17</text:p>
          </table:table-cell>
          <table:table-cell table:style-name="ce2" table:formula="of:=[.B624]*[.A624]*9.81" office:value-type="float" office:value="2.041514955">
            <text:p>2,0415</text:p>
          </table:table-cell>
          <table:table-cell table:style-name="Default" office:value-type="float" office:value="2.16936898231506">
            <text:p>2,17</text:p>
          </table:table-cell>
          <table:table-cell table:formula="of:=[.D624]/[.$H$2]" office:value-type="float" office:value="2.0520662467954">
            <text:p>2,0521</text:p>
          </table:table-cell>
          <table:table-cell table:formula="of:=[.D624]/[.C624]" office:value-type="float" office:value="1.06262703440008">
            <text:p>1,0626</text:p>
          </table:table-cell>
          <table:table-cell table:style-name="ce4" table:formula="of:=ABS(([.E624]-[.C624])/[.C624])" office:value-type="float" office:value="0.00516836370439304">
            <text:p>0,0051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24]" office:value-type="float" office:value="0.17">
            <text:p>0,17</text:p>
          </table:table-cell>
          <table:table-cell table:style-name="ce2" table:formula="of:=[.B625]*[.A625]*9.81" office:value-type="float" office:value="2.041514955">
            <text:p>2,0415</text:p>
          </table:table-cell>
          <table:table-cell table:style-name="Default" office:value-type="float" office:value="2.16936898231506">
            <text:p>2,17</text:p>
          </table:table-cell>
          <table:table-cell table:formula="of:=[.D625]/[.$H$2]" office:value-type="float" office:value="2.0520662467954">
            <text:p>2,0521</text:p>
          </table:table-cell>
          <table:table-cell table:formula="of:=[.D625]/[.C625]" office:value-type="float" office:value="1.06262703440008">
            <text:p>1,0626</text:p>
          </table:table-cell>
          <table:table-cell table:style-name="ce4" table:formula="of:=ABS(([.E625]-[.C625])/[.C625])" office:value-type="float" office:value="0.00516836370439304">
            <text:p>0,0051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25]" office:value-type="float" office:value="0.17">
            <text:p>0,17</text:p>
          </table:table-cell>
          <table:table-cell table:style-name="ce2" table:formula="of:=[.B626]*[.A626]*9.81" office:value-type="float" office:value="2.041514955">
            <text:p>2,0415</text:p>
          </table:table-cell>
          <table:table-cell table:style-name="Default" office:value-type="float" office:value="2.16936898231506">
            <text:p>2,17</text:p>
          </table:table-cell>
          <table:table-cell table:formula="of:=[.D626]/[.$H$2]" office:value-type="float" office:value="2.0520662467954">
            <text:p>2,0521</text:p>
          </table:table-cell>
          <table:table-cell table:formula="of:=[.D626]/[.C626]" office:value-type="float" office:value="1.06262703440008">
            <text:p>1,0626</text:p>
          </table:table-cell>
          <table:table-cell table:style-name="ce4" table:formula="of:=ABS(([.E626]-[.C626])/[.C626])" office:value-type="float" office:value="0.00516836370439304">
            <text:p>0,0051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26]" office:value-type="float" office:value="0.17">
            <text:p>0,17</text:p>
          </table:table-cell>
          <table:table-cell table:style-name="ce2" table:formula="of:=[.B627]*[.A627]*9.81" office:value-type="float" office:value="2.041514955">
            <text:p>2,0415</text:p>
          </table:table-cell>
          <table:table-cell table:style-name="Default" office:value-type="float" office:value="2.16964554786682">
            <text:p>2,17</text:p>
          </table:table-cell>
          <table:table-cell table:formula="of:=[.D627]/[.$H$2]" office:value-type="float" office:value="2.05232785781612">
            <text:p>2,0523</text:p>
          </table:table-cell>
          <table:table-cell table:formula="of:=[.D627]/[.C627]" office:value-type="float" office:value="1.06276250514502">
            <text:p>1,0628</text:p>
          </table:table-cell>
          <table:table-cell table:style-name="ce4" table:formula="of:=ABS(([.E627]-[.C627])/[.C627])" office:value-type="float" office:value="0.005296509236751">
            <text:p>0,0053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27]" office:value-type="float" office:value="0.17">
            <text:p>0,17</text:p>
          </table:table-cell>
          <table:table-cell table:style-name="ce2" table:formula="of:=[.B628]*[.A628]*9.81" office:value-type="float" office:value="2.041514955">
            <text:p>2,0415</text:p>
          </table:table-cell>
          <table:table-cell table:style-name="Default" office:value-type="float" office:value="2.16964554786682">
            <text:p>2,17</text:p>
          </table:table-cell>
          <table:table-cell table:formula="of:=[.D628]/[.$H$2]" office:value-type="float" office:value="2.05232785781612">
            <text:p>2,0523</text:p>
          </table:table-cell>
          <table:table-cell table:formula="of:=[.D628]/[.C628]" office:value-type="float" office:value="1.06276250514502">
            <text:p>1,0628</text:p>
          </table:table-cell>
          <table:table-cell table:style-name="ce4" table:formula="of:=ABS(([.E628]-[.C628])/[.C628])" office:value-type="float" office:value="0.005296509236751">
            <text:p>0,0053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28]" office:value-type="float" office:value="0.17">
            <text:p>0,17</text:p>
          </table:table-cell>
          <table:table-cell table:style-name="ce2" table:formula="of:=[.B629]*[.A629]*9.81" office:value-type="float" office:value="2.041514955">
            <text:p>2,0415</text:p>
          </table:table-cell>
          <table:table-cell table:style-name="Default" office:value-type="float" office:value="2.16964554786682">
            <text:p>2,17</text:p>
          </table:table-cell>
          <table:table-cell table:formula="of:=[.D629]/[.$H$2]" office:value-type="float" office:value="2.05232785781612">
            <text:p>2,0523</text:p>
          </table:table-cell>
          <table:table-cell table:formula="of:=[.D629]/[.C629]" office:value-type="float" office:value="1.06276250514502">
            <text:p>1,0628</text:p>
          </table:table-cell>
          <table:table-cell table:style-name="ce4" table:formula="of:=ABS(([.E629]-[.C629])/[.C629])" office:value-type="float" office:value="0.005296509236751">
            <text:p>0,0053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29]" office:value-type="float" office:value="0.17">
            <text:p>0,17</text:p>
          </table:table-cell>
          <table:table-cell table:style-name="ce2" table:formula="of:=[.B630]*[.A630]*9.81" office:value-type="float" office:value="2.041514955">
            <text:p>2,0415</text:p>
          </table:table-cell>
          <table:table-cell table:style-name="Default" office:value-type="float" office:value="2.17100310325623">
            <text:p>2,17</text:p>
          </table:table-cell>
          <table:table-cell table:formula="of:=[.D630]/[.$H$2]" office:value-type="float" office:value="2.05361200708509">
            <text:p>2,0536</text:p>
          </table:table-cell>
          <table:table-cell table:formula="of:=[.D630]/[.C630]" office:value-type="float" office:value="1.06342747964647">
            <text:p>1,0634</text:p>
          </table:table-cell>
          <table:table-cell table:style-name="ce4" table:formula="of:=ABS(([.E630]-[.C630])/[.C630])" office:value-type="float" office:value="0.00592552704816781">
            <text:p>0,0059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30]" office:value-type="float" office:value="0.17">
            <text:p>0,17</text:p>
          </table:table-cell>
          <table:table-cell table:style-name="ce2" table:formula="of:=[.B631]*[.A631]*9.81" office:value-type="float" office:value="2.041514955">
            <text:p>2,0415</text:p>
          </table:table-cell>
          <table:table-cell table:style-name="Default" office:value-type="float" office:value="2.17100310325623">
            <text:p>2,17</text:p>
          </table:table-cell>
          <table:table-cell table:formula="of:=[.D631]/[.$H$2]" office:value-type="float" office:value="2.05361200708509">
            <text:p>2,0536</text:p>
          </table:table-cell>
          <table:table-cell table:formula="of:=[.D631]/[.C631]" office:value-type="float" office:value="1.06342747964647">
            <text:p>1,0634</text:p>
          </table:table-cell>
          <table:table-cell table:style-name="ce4" table:formula="of:=ABS(([.E631]-[.C631])/[.C631])" office:value-type="float" office:value="0.00592552704816781">
            <text:p>0,0059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31]" office:value-type="float" office:value="0.17">
            <text:p>0,17</text:p>
          </table:table-cell>
          <table:table-cell table:style-name="ce2" table:formula="of:=[.B632]*[.A632]*9.81" office:value-type="float" office:value="2.041514955">
            <text:p>2,0415</text:p>
          </table:table-cell>
          <table:table-cell table:style-name="Default" office:value-type="float" office:value="2.17100310325623">
            <text:p>2,17</text:p>
          </table:table-cell>
          <table:table-cell table:formula="of:=[.D632]/[.$H$2]" office:value-type="float" office:value="2.05361200708509">
            <text:p>2,0536</text:p>
          </table:table-cell>
          <table:table-cell table:formula="of:=[.D632]/[.C632]" office:value-type="float" office:value="1.06342747964647">
            <text:p>1,0634</text:p>
          </table:table-cell>
          <table:table-cell table:style-name="ce4" table:formula="of:=ABS(([.E632]-[.C632])/[.C632])" office:value-type="float" office:value="0.00592552704816781">
            <text:p>0,00593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32]" office:value-type="float" office:value="0.17">
            <text:p>0,17</text:p>
          </table:table-cell>
          <table:table-cell table:style-name="ce2" table:formula="of:=[.B633]*[.A633]*9.81" office:value-type="float" office:value="2.041514955">
            <text:p>2,0415</text:p>
          </table:table-cell>
          <table:table-cell table:style-name="Default" office:value-type="float" office:value="2.17170095443726">
            <text:p>2,17</text:p>
          </table:table-cell>
          <table:table-cell table:formula="of:=[.D633]/[.$H$2]" office:value-type="float" office:value="2.05427212385893">
            <text:p>2,0543</text:p>
          </table:table-cell>
          <table:table-cell table:formula="of:=[.D633]/[.C633]" office:value-type="float" office:value="1.06376930970719">
            <text:p>1,0638</text:p>
          </table:table-cell>
          <table:table-cell table:style-name="ce4" table:formula="of:=ABS(([.E633]-[.C633])/[.C633])" office:value-type="float" office:value="0.00624887357679591">
            <text:p>0,0062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33]" office:value-type="float" office:value="0.17">
            <text:p>0,17</text:p>
          </table:table-cell>
          <table:table-cell table:style-name="ce2" table:formula="of:=[.B634]*[.A634]*9.81" office:value-type="float" office:value="2.041514955">
            <text:p>2,0415</text:p>
          </table:table-cell>
          <table:table-cell table:style-name="Default" office:value-type="float" office:value="2.17170095443726">
            <text:p>2,17</text:p>
          </table:table-cell>
          <table:table-cell table:formula="of:=[.D634]/[.$H$2]" office:value-type="float" office:value="2.05427212385893">
            <text:p>2,0543</text:p>
          </table:table-cell>
          <table:table-cell table:formula="of:=[.D634]/[.C634]" office:value-type="float" office:value="1.06376930970719">
            <text:p>1,0638</text:p>
          </table:table-cell>
          <table:table-cell table:style-name="ce4" table:formula="of:=ABS(([.E634]-[.C634])/[.C634])" office:value-type="float" office:value="0.00624887357679591">
            <text:p>0,0062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34]" office:value-type="float" office:value="0.17">
            <text:p>0,17</text:p>
          </table:table-cell>
          <table:table-cell table:style-name="ce2" table:formula="of:=[.B635]*[.A635]*9.81" office:value-type="float" office:value="2.041514955">
            <text:p>2,0415</text:p>
          </table:table-cell>
          <table:table-cell table:style-name="Default" office:value-type="float" office:value="2.17170095443726">
            <text:p>2,17</text:p>
          </table:table-cell>
          <table:table-cell table:formula="of:=[.D635]/[.$H$2]" office:value-type="float" office:value="2.05427212385893">
            <text:p>2,0543</text:p>
          </table:table-cell>
          <table:table-cell table:formula="of:=[.D635]/[.C635]" office:value-type="float" office:value="1.06376930970719">
            <text:p>1,0638</text:p>
          </table:table-cell>
          <table:table-cell table:style-name="ce4" table:formula="of:=ABS(([.E635]-[.C635])/[.C635])" office:value-type="float" office:value="0.00624887357679591">
            <text:p>0,00625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35]" office:value-type="float" office:value="0.17">
            <text:p>0,17</text:p>
          </table:table-cell>
          <table:table-cell table:style-name="ce2" table:formula="of:=[.B636]*[.A636]*9.81" office:value-type="float" office:value="2.041514955">
            <text:p>2,0415</text:p>
          </table:table-cell>
          <table:table-cell table:style-name="Default" office:value-type="float" office:value="2.16849708557129">
            <text:p>2,17</text:p>
          </table:table-cell>
          <table:table-cell table:formula="of:=[.D636]/[.$H$2]" office:value-type="float" office:value="2.0512414954999">
            <text:p>2,0512</text:p>
          </table:table-cell>
          <table:table-cell table:formula="of:=[.D636]/[.C636]" office:value-type="float" office:value="1.06219995119815">
            <text:p>1,0622</text:p>
          </table:table-cell>
          <table:table-cell table:style-name="ce4" table:formula="of:=ABS(([.E636]-[.C636])/[.C636])" office:value-type="float" office:value="0.00476437386661116">
            <text:p>0,0047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36]" office:value-type="float" office:value="0.17">
            <text:p>0,17</text:p>
          </table:table-cell>
          <table:table-cell table:style-name="ce2" table:formula="of:=[.B637]*[.A637]*9.81" office:value-type="float" office:value="2.041514955">
            <text:p>2,0415</text:p>
          </table:table-cell>
          <table:table-cell table:style-name="Default" office:value-type="float" office:value="2.16849708557129">
            <text:p>2,17</text:p>
          </table:table-cell>
          <table:table-cell table:formula="of:=[.D637]/[.$H$2]" office:value-type="float" office:value="2.0512414954999">
            <text:p>2,0512</text:p>
          </table:table-cell>
          <table:table-cell table:formula="of:=[.D637]/[.C637]" office:value-type="float" office:value="1.06219995119815">
            <text:p>1,0622</text:p>
          </table:table-cell>
          <table:table-cell table:style-name="ce4" table:formula="of:=ABS(([.E637]-[.C637])/[.C637])" office:value-type="float" office:value="0.00476437386661116">
            <text:p>0,0047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37]" office:value-type="float" office:value="0.17">
            <text:p>0,17</text:p>
          </table:table-cell>
          <table:table-cell table:style-name="ce2" table:formula="of:=[.B638]*[.A638]*9.81" office:value-type="float" office:value="2.041514955">
            <text:p>2,0415</text:p>
          </table:table-cell>
          <table:table-cell table:style-name="Default" office:value-type="float" office:value="2.16849708557129">
            <text:p>2,17</text:p>
          </table:table-cell>
          <table:table-cell table:formula="of:=[.D638]/[.$H$2]" office:value-type="float" office:value="2.0512414954999">
            <text:p>2,0512</text:p>
          </table:table-cell>
          <table:table-cell table:formula="of:=[.D638]/[.C638]" office:value-type="float" office:value="1.06219995119815">
            <text:p>1,0622</text:p>
          </table:table-cell>
          <table:table-cell table:style-name="ce4" table:formula="of:=ABS(([.E638]-[.C638])/[.C638])" office:value-type="float" office:value="0.00476437386661116">
            <text:p>0,00476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38]" office:value-type="float" office:value="0.17">
            <text:p>0,17</text:p>
          </table:table-cell>
          <table:table-cell table:style-name="ce2" table:formula="of:=[.B639]*[.A639]*9.81" office:value-type="float" office:value="2.041514955">
            <text:p>2,0415</text:p>
          </table:table-cell>
          <table:table-cell table:style-name="Default" office:value-type="float" office:value="2.16511869430542">
            <text:p>2,17</text:p>
          </table:table-cell>
          <table:table-cell table:formula="of:=[.D639]/[.$H$2]" office:value-type="float" office:value="2.04804578156572">
            <text:p>2,0480</text:p>
          </table:table-cell>
          <table:table-cell table:formula="of:=[.D639]/[.C639]" office:value-type="float" office:value="1.06054510597764">
            <text:p>1,0605</text:p>
          </table:table-cell>
          <table:table-cell table:style-name="ce4" table:formula="of:=ABS(([.E639]-[.C639])/[.C639])" office:value-type="float" office:value="0.00319900990669876">
            <text:p>0,0032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39]" office:value-type="float" office:value="0.17">
            <text:p>0,17</text:p>
          </table:table-cell>
          <table:table-cell table:style-name="ce2" table:formula="of:=[.B640]*[.A640]*9.81" office:value-type="float" office:value="2.041514955">
            <text:p>2,0415</text:p>
          </table:table-cell>
          <table:table-cell table:style-name="Default" office:value-type="float" office:value="2.16511869430542">
            <text:p>2,17</text:p>
          </table:table-cell>
          <table:table-cell table:formula="of:=[.D640]/[.$H$2]" office:value-type="float" office:value="2.04804578156572">
            <text:p>2,0480</text:p>
          </table:table-cell>
          <table:table-cell table:formula="of:=[.D640]/[.C640]" office:value-type="float" office:value="1.06054510597764">
            <text:p>1,0605</text:p>
          </table:table-cell>
          <table:table-cell table:style-name="ce4" table:formula="of:=ABS(([.E640]-[.C640])/[.C640])" office:value-type="float" office:value="0.00319900990669876">
            <text:p>0,0032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40]" office:value-type="float" office:value="0.17">
            <text:p>0,17</text:p>
          </table:table-cell>
          <table:table-cell table:style-name="ce2" table:formula="of:=[.B641]*[.A641]*9.81" office:value-type="float" office:value="2.041514955">
            <text:p>2,0415</text:p>
          </table:table-cell>
          <table:table-cell table:style-name="Default" office:value-type="float" office:value="2.16511869430542">
            <text:p>2,17</text:p>
          </table:table-cell>
          <table:table-cell table:formula="of:=[.D641]/[.$H$2]" office:value-type="float" office:value="2.04804578156572">
            <text:p>2,0480</text:p>
          </table:table-cell>
          <table:table-cell table:formula="of:=[.D641]/[.C641]" office:value-type="float" office:value="1.06054510597764">
            <text:p>1,0605</text:p>
          </table:table-cell>
          <table:table-cell table:style-name="ce4" table:formula="of:=ABS(([.E641]-[.C641])/[.C641])" office:value-type="float" office:value="0.00319900990669876">
            <text:p>0,0032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41]" office:value-type="float" office:value="0.17">
            <text:p>0,17</text:p>
          </table:table-cell>
          <table:table-cell table:style-name="ce2" table:formula="of:=[.B642]*[.A642]*9.81" office:value-type="float" office:value="2.041514955">
            <text:p>2,0415</text:p>
          </table:table-cell>
          <table:table-cell table:style-name="Default" office:value-type="float" office:value="2.16511869430542">
            <text:p>2,17</text:p>
          </table:table-cell>
          <table:table-cell table:formula="of:=[.D642]/[.$H$2]" office:value-type="float" office:value="2.04804578156572">
            <text:p>2,0480</text:p>
          </table:table-cell>
          <table:table-cell table:formula="of:=[.D642]/[.C642]" office:value-type="float" office:value="1.06054510597764">
            <text:p>1,0605</text:p>
          </table:table-cell>
          <table:table-cell table:style-name="ce4" table:formula="of:=ABS(([.E642]-[.C642])/[.C642])" office:value-type="float" office:value="0.00319900990669876">
            <text:p>0,00320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42]" office:value-type="float" office:value="0.17">
            <text:p>0,17</text:p>
          </table:table-cell>
          <table:table-cell table:style-name="ce2" table:formula="of:=[.B643]*[.A643]*9.81" office:value-type="float" office:value="2.041514955">
            <text:p>2,0415</text:p>
          </table:table-cell>
          <table:table-cell table:style-name="Default" office:value-type="float" office:value="2.16570615768433">
            <text:p>2,17</text:p>
          </table:table-cell>
          <table:table-cell table:formula="of:=[.D643]/[.$H$2]" office:value-type="float" office:value="2.04860147945802">
            <text:p>2,0486</text:p>
          </table:table-cell>
          <table:table-cell table:formula="of:=[.D643]/[.C643]" office:value-type="float" office:value="1.06083286452552">
            <text:p>1,0608</text:p>
          </table:table-cell>
          <table:table-cell table:style-name="ce4" table:formula="of:=ABS(([.E643]-[.C643])/[.C643])" office:value-type="float" office:value="0.00347120869267262">
            <text:p>0,0034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43]" office:value-type="float" office:value="0.17">
            <text:p>0,17</text:p>
          </table:table-cell>
          <table:table-cell table:style-name="ce2" table:formula="of:=[.B644]*[.A644]*9.81" office:value-type="float" office:value="2.041514955">
            <text:p>2,0415</text:p>
          </table:table-cell>
          <table:table-cell table:style-name="Default" office:value-type="float" office:value="2.16570615768433">
            <text:p>2,17</text:p>
          </table:table-cell>
          <table:table-cell table:formula="of:=[.D644]/[.$H$2]" office:value-type="float" office:value="2.04860147945802">
            <text:p>2,0486</text:p>
          </table:table-cell>
          <table:table-cell table:formula="of:=[.D644]/[.C644]" office:value-type="float" office:value="1.06083286452552">
            <text:p>1,0608</text:p>
          </table:table-cell>
          <table:table-cell table:style-name="ce4" table:formula="of:=ABS(([.E644]-[.C644])/[.C644])" office:value-type="float" office:value="0.00347120869267262">
            <text:p>0,0034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44]" office:value-type="float" office:value="0.17">
            <text:p>0,17</text:p>
          </table:table-cell>
          <table:table-cell table:style-name="ce2" table:formula="of:=[.B645]*[.A645]*9.81" office:value-type="float" office:value="2.041514955">
            <text:p>2,0415</text:p>
          </table:table-cell>
          <table:table-cell table:style-name="Default" office:value-type="float" office:value="2.16570615768433">
            <text:p>2,17</text:p>
          </table:table-cell>
          <table:table-cell table:formula="of:=[.D645]/[.$H$2]" office:value-type="float" office:value="2.04860147945802">
            <text:p>2,0486</text:p>
          </table:table-cell>
          <table:table-cell table:formula="of:=[.D645]/[.C645]" office:value-type="float" office:value="1.06083286452552">
            <text:p>1,0608</text:p>
          </table:table-cell>
          <table:table-cell table:style-name="ce4" table:formula="of:=ABS(([.E645]-[.C645])/[.C645])" office:value-type="float" office:value="0.00347120869267262">
            <text:p>0,00347</text:p>
          </table:table-cell>
          <table:table-cell table:number-columns-repeated="1017"/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45]" office:value-type="float" office:value="0.17">
            <text:p>0,17</text:p>
          </table:table-cell>
          <table:table-cell table:style-name="ce2" table:formula="of:=[.B646]*[.A646]*9.81" office:value-type="float" office:value="2.041514955">
            <text:p>2,0415</text:p>
          </table:table-cell>
          <table:table-cell table:style-name="Default" office:value-type="float" office:value="2.1686315536499">
            <text:p>2,17</text:p>
          </table:table-cell>
          <table:table-cell table:formula="of:=[.D646]/[.$H$2]" office:value-type="float" office:value="2.05136869258238">
            <text:p>2,0514</text:p>
          </table:table-cell>
          <table:table-cell table:formula="of:=[.D646]/[.C646]" office:value-type="float" office:value="1.06226581800862">
            <text:p>1,0623</text:p>
          </table:table-cell>
          <table:table-cell table:style-name="ce4" table:formula="of:=ABS(([.E646]-[.C646])/[.C646])" office:value-type="float" office:value="0.00482667910820404">
            <text:p>0,0048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0.1" office:value-type="float" office:value="0.1">
            <text:p>0,1</text:p>
          </table:table-cell>
          <table:table-cell table:style-name="ce2" table:formula="of:=[.B647]*[.A647]*9.81" office:value-type="float" office:value="0.9884556">
            <text:p>0,9885</text:p>
          </table:table-cell>
          <table:table-cell table:style-name="Default" office:value-type="float" office:value="1.05692744255066">
            <text:p>1,06</text:p>
          </table:table-cell>
          <table:table-cell table:formula="of:=[.D647]/[.$H$2]" office:value-type="float" office:value="0.999776961803634">
            <text:p>0,9998</text:p>
          </table:table-cell>
          <table:table-cell table:formula="of:=[.D647]/[.C647]" office:value-type="float" office:value="1.06927154092775">
            <text:p>1,0693</text:p>
          </table:table-cell>
          <table:table-cell table:style-name="ce4" table:formula="of:=ABS(([.E647]-[.C647])/[.C647])" office:value-type="float" office:value="0.0114535865886475">
            <text:p>0,0114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47]" office:value-type="float" office:value="0.1">
            <text:p>0,1</text:p>
          </table:table-cell>
          <table:table-cell table:style-name="ce2" table:formula="of:=[.B648]*[.A648]*9.81" office:value-type="float" office:value="0.9884556">
            <text:p>0,9885</text:p>
          </table:table-cell>
          <table:table-cell table:style-name="Default" office:value-type="float" office:value="1.05692744255066">
            <text:p>1,06</text:p>
          </table:table-cell>
          <table:table-cell table:formula="of:=[.D648]/[.$H$2]" office:value-type="float" office:value="0.999776961803634">
            <text:p>0,9998</text:p>
          </table:table-cell>
          <table:table-cell table:formula="of:=[.D648]/[.C648]" office:value-type="float" office:value="1.06927154092775">
            <text:p>1,0693</text:p>
          </table:table-cell>
          <table:table-cell table:style-name="ce4" table:formula="of:=ABS(([.E648]-[.C648])/[.C648])" office:value-type="float" office:value="0.0114535865886475">
            <text:p>0,0114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48]" office:value-type="float" office:value="0.1">
            <text:p>0,1</text:p>
          </table:table-cell>
          <table:table-cell table:style-name="ce2" table:formula="of:=[.B649]*[.A649]*9.81" office:value-type="float" office:value="0.9884556">
            <text:p>0,9885</text:p>
          </table:table-cell>
          <table:table-cell table:style-name="Default" office:value-type="float" office:value="1.05692744255066">
            <text:p>1,06</text:p>
          </table:table-cell>
          <table:table-cell table:formula="of:=[.D649]/[.$H$2]" office:value-type="float" office:value="0.999776961803634">
            <text:p>0,9998</text:p>
          </table:table-cell>
          <table:table-cell table:formula="of:=[.D649]/[.C649]" office:value-type="float" office:value="1.06927154092775">
            <text:p>1,0693</text:p>
          </table:table-cell>
          <table:table-cell table:style-name="ce4" table:formula="of:=ABS(([.E649]-[.C649])/[.C649])" office:value-type="float" office:value="0.0114535865886475">
            <text:p>0,0114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49]" office:value-type="float" office:value="0.1">
            <text:p>0,1</text:p>
          </table:table-cell>
          <table:table-cell table:style-name="ce2" table:formula="of:=[.B650]*[.A650]*9.81" office:value-type="float" office:value="0.9884556">
            <text:p>0,9885</text:p>
          </table:table-cell>
          <table:table-cell table:style-name="Default" office:value-type="float" office:value="1.05800461769104">
            <text:p>1,06</text:p>
          </table:table-cell>
          <table:table-cell table:formula="of:=[.D650]/[.$H$2]" office:value-type="float" office:value="1.000795891624">
            <text:p>1,0008</text:p>
          </table:table-cell>
          <table:table-cell table:formula="of:=[.D650]/[.C650]" office:value-type="float" office:value="1.07036129664402">
            <text:p>1,0704</text:p>
          </table:table-cell>
          <table:table-cell table:style-name="ce4" table:formula="of:=ABS(([.E650]-[.C650])/[.C650])" office:value-type="float" office:value="0.0124844167244345">
            <text:p>0,0124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50]" office:value-type="float" office:value="0.1">
            <text:p>0,1</text:p>
          </table:table-cell>
          <table:table-cell table:style-name="ce2" table:formula="of:=[.B651]*[.A651]*9.81" office:value-type="float" office:value="0.9884556">
            <text:p>0,9885</text:p>
          </table:table-cell>
          <table:table-cell table:style-name="Default" office:value-type="float" office:value="1.05800461769104">
            <text:p>1,06</text:p>
          </table:table-cell>
          <table:table-cell table:formula="of:=[.D651]/[.$H$2]" office:value-type="float" office:value="1.000795891624">
            <text:p>1,0008</text:p>
          </table:table-cell>
          <table:table-cell table:formula="of:=[.D651]/[.C651]" office:value-type="float" office:value="1.07036129664402">
            <text:p>1,0704</text:p>
          </table:table-cell>
          <table:table-cell table:style-name="ce4" table:formula="of:=ABS(([.E651]-[.C651])/[.C651])" office:value-type="float" office:value="0.0124844167244345">
            <text:p>0,0124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51]" office:value-type="float" office:value="0.1">
            <text:p>0,1</text:p>
          </table:table-cell>
          <table:table-cell table:style-name="ce2" table:formula="of:=[.B652]*[.A652]*9.81" office:value-type="float" office:value="0.9884556">
            <text:p>0,9885</text:p>
          </table:table-cell>
          <table:table-cell table:style-name="Default" office:value-type="float" office:value="1.05800461769104">
            <text:p>1,06</text:p>
          </table:table-cell>
          <table:table-cell table:formula="of:=[.D652]/[.$H$2]" office:value-type="float" office:value="1.000795891624">
            <text:p>1,0008</text:p>
          </table:table-cell>
          <table:table-cell table:formula="of:=[.D652]/[.C652]" office:value-type="float" office:value="1.07036129664402">
            <text:p>1,0704</text:p>
          </table:table-cell>
          <table:table-cell table:style-name="ce4" table:formula="of:=ABS(([.E652]-[.C652])/[.C652])" office:value-type="float" office:value="0.0124844167244345">
            <text:p>0,0124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52]" office:value-type="float" office:value="0.1">
            <text:p>0,1</text:p>
          </table:table-cell>
          <table:table-cell table:style-name="ce2" table:formula="of:=[.B653]*[.A653]*9.81" office:value-type="float" office:value="0.9884556">
            <text:p>0,9885</text:p>
          </table:table-cell>
          <table:table-cell table:style-name="Default" office:value-type="float" office:value="1.05796718597412">
            <text:p>1,06</text:p>
          </table:table-cell>
          <table:table-cell table:formula="of:=[.D653]/[.$H$2]" office:value-type="float" office:value="1.00076048392551">
            <text:p>1,0008</text:p>
          </table:table-cell>
          <table:table-cell table:formula="of:=[.D653]/[.C653]" office:value-type="float" office:value="1.07032342775348">
            <text:p>1,0703</text:p>
          </table:table-cell>
          <table:table-cell table:style-name="ce4" table:formula="of:=ABS(([.E653]-[.C653])/[.C653])" office:value-type="float" office:value="0.012448595491295">
            <text:p>0,0124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53]" office:value-type="float" office:value="0.1">
            <text:p>0,1</text:p>
          </table:table-cell>
          <table:table-cell table:style-name="ce2" table:formula="of:=[.B654]*[.A654]*9.81" office:value-type="float" office:value="0.9884556">
            <text:p>0,9885</text:p>
          </table:table-cell>
          <table:table-cell table:style-name="Default" office:value-type="float" office:value="1.05796718597412">
            <text:p>1,06</text:p>
          </table:table-cell>
          <table:table-cell table:formula="of:=[.D654]/[.$H$2]" office:value-type="float" office:value="1.00076048392551">
            <text:p>1,0008</text:p>
          </table:table-cell>
          <table:table-cell table:formula="of:=[.D654]/[.C654]" office:value-type="float" office:value="1.07032342775348">
            <text:p>1,0703</text:p>
          </table:table-cell>
          <table:table-cell table:style-name="ce4" table:formula="of:=ABS(([.E654]-[.C654])/[.C654])" office:value-type="float" office:value="0.012448595491295">
            <text:p>0,0124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54]" office:value-type="float" office:value="0.1">
            <text:p>0,1</text:p>
          </table:table-cell>
          <table:table-cell table:style-name="ce2" table:formula="of:=[.B655]*[.A655]*9.81" office:value-type="float" office:value="0.9884556">
            <text:p>0,9885</text:p>
          </table:table-cell>
          <table:table-cell table:style-name="Default" office:value-type="float" office:value="1.05796718597412">
            <text:p>1,06</text:p>
          </table:table-cell>
          <table:table-cell table:formula="of:=[.D655]/[.$H$2]" office:value-type="float" office:value="1.00076048392551">
            <text:p>1,0008</text:p>
          </table:table-cell>
          <table:table-cell table:formula="of:=[.D655]/[.C655]" office:value-type="float" office:value="1.07032342775348">
            <text:p>1,0703</text:p>
          </table:table-cell>
          <table:table-cell table:style-name="ce4" table:formula="of:=ABS(([.E655]-[.C655])/[.C655])" office:value-type="float" office:value="0.012448595491295">
            <text:p>0,0124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55]" office:value-type="float" office:value="0.1">
            <text:p>0,1</text:p>
          </table:table-cell>
          <table:table-cell table:style-name="ce2" table:formula="of:=[.B656]*[.A656]*9.81" office:value-type="float" office:value="0.9884556">
            <text:p>0,9885</text:p>
          </table:table-cell>
          <table:table-cell table:style-name="Default" office:value-type="float" office:value="1.05783808231354">
            <text:p>1,06</text:p>
          </table:table-cell>
          <table:table-cell table:formula="of:=[.D656]/[.$H$2]" office:value-type="float" office:value="1.00063836119471">
            <text:p>1,0006</text:p>
          </table:table-cell>
          <table:table-cell table:formula="of:=[.D656]/[.C656]" office:value-type="float" office:value="1.07019281626159">
            <text:p>1,0702</text:p>
          </table:table-cell>
          <table:table-cell table:style-name="ce4" table:formula="of:=ABS(([.E656]-[.C656])/[.C656])" office:value-type="float" office:value="0.0123250464610796">
            <text:p>0,0123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56]" office:value-type="float" office:value="0.1">
            <text:p>0,1</text:p>
          </table:table-cell>
          <table:table-cell table:style-name="ce2" table:formula="of:=[.B657]*[.A657]*9.81" office:value-type="float" office:value="0.9884556">
            <text:p>0,9885</text:p>
          </table:table-cell>
          <table:table-cell table:style-name="Default" office:value-type="float" office:value="1.05783808231354">
            <text:p>1,06</text:p>
          </table:table-cell>
          <table:table-cell table:formula="of:=[.D657]/[.$H$2]" office:value-type="float" office:value="1.00063836119471">
            <text:p>1,0006</text:p>
          </table:table-cell>
          <table:table-cell table:formula="of:=[.D657]/[.C657]" office:value-type="float" office:value="1.07019281626159">
            <text:p>1,0702</text:p>
          </table:table-cell>
          <table:table-cell table:style-name="ce4" table:formula="of:=ABS(([.E657]-[.C657])/[.C657])" office:value-type="float" office:value="0.0123250464610796">
            <text:p>0,0123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57]" office:value-type="float" office:value="0.1">
            <text:p>0,1</text:p>
          </table:table-cell>
          <table:table-cell table:style-name="ce2" table:formula="of:=[.B658]*[.A658]*9.81" office:value-type="float" office:value="0.9884556">
            <text:p>0,9885</text:p>
          </table:table-cell>
          <table:table-cell table:style-name="Default" office:value-type="float" office:value="1.05783808231354">
            <text:p>1,06</text:p>
          </table:table-cell>
          <table:table-cell table:formula="of:=[.D658]/[.$H$2]" office:value-type="float" office:value="1.00063836119471">
            <text:p>1,0006</text:p>
          </table:table-cell>
          <table:table-cell table:formula="of:=[.D658]/[.C658]" office:value-type="float" office:value="1.07019281626159">
            <text:p>1,0702</text:p>
          </table:table-cell>
          <table:table-cell table:style-name="ce4" table:formula="of:=ABS(([.E658]-[.C658])/[.C658])" office:value-type="float" office:value="0.0123250464610796">
            <text:p>0,0123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58]" office:value-type="float" office:value="0.1">
            <text:p>0,1</text:p>
          </table:table-cell>
          <table:table-cell table:style-name="ce2" table:formula="of:=[.B659]*[.A659]*9.81" office:value-type="float" office:value="0.9884556">
            <text:p>0,9885</text:p>
          </table:table-cell>
          <table:table-cell table:style-name="Default" office:value-type="float" office:value="1.05700016021729">
            <text:p>1,06</text:p>
          </table:table-cell>
          <table:table-cell table:formula="of:=[.D659]/[.$H$2]" office:value-type="float" office:value="0.999845747459948">
            <text:p>0,9998</text:p>
          </table:table-cell>
          <table:table-cell table:formula="of:=[.D659]/[.C659]" office:value-type="float" office:value="1.06934510788071">
            <text:p>1,0693</text:p>
          </table:table-cell>
          <table:table-cell table:style-name="ce4" table:formula="of:=ABS(([.E659]-[.C659])/[.C659])" office:value-type="float" office:value="0.0115231756084421">
            <text:p>0,0115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59]" office:value-type="float" office:value="0.1">
            <text:p>0,1</text:p>
          </table:table-cell>
          <table:table-cell table:style-name="ce2" table:formula="of:=[.B660]*[.A660]*9.81" office:value-type="float" office:value="0.9884556">
            <text:p>0,9885</text:p>
          </table:table-cell>
          <table:table-cell table:style-name="Default" office:value-type="float" office:value="1.05700016021729">
            <text:p>1,06</text:p>
          </table:table-cell>
          <table:table-cell table:formula="of:=[.D660]/[.$H$2]" office:value-type="float" office:value="0.999845747459948">
            <text:p>0,9998</text:p>
          </table:table-cell>
          <table:table-cell table:formula="of:=[.D660]/[.C660]" office:value-type="float" office:value="1.06934510788071">
            <text:p>1,0693</text:p>
          </table:table-cell>
          <table:table-cell table:style-name="ce4" table:formula="of:=ABS(([.E660]-[.C660])/[.C660])" office:value-type="float" office:value="0.0115231756084421">
            <text:p>0,0115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60]" office:value-type="float" office:value="0.1">
            <text:p>0,1</text:p>
          </table:table-cell>
          <table:table-cell table:style-name="ce2" table:formula="of:=[.B661]*[.A661]*9.81" office:value-type="float" office:value="0.9884556">
            <text:p>0,9885</text:p>
          </table:table-cell>
          <table:table-cell table:style-name="Default" office:value-type="float" office:value="1.05700016021729">
            <text:p>1,06</text:p>
          </table:table-cell>
          <table:table-cell table:formula="of:=[.D661]/[.$H$2]" office:value-type="float" office:value="0.999845747459948">
            <text:p>0,9998</text:p>
          </table:table-cell>
          <table:table-cell table:formula="of:=[.D661]/[.C661]" office:value-type="float" office:value="1.06934510788071">
            <text:p>1,0693</text:p>
          </table:table-cell>
          <table:table-cell table:style-name="ce4" table:formula="of:=ABS(([.E661]-[.C661])/[.C661])" office:value-type="float" office:value="0.0115231756084421">
            <text:p>0,0115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61]" office:value-type="float" office:value="0.1">
            <text:p>0,1</text:p>
          </table:table-cell>
          <table:table-cell table:style-name="ce2" table:formula="of:=[.B662]*[.A662]*9.81" office:value-type="float" office:value="0.9884556">
            <text:p>0,9885</text:p>
          </table:table-cell>
          <table:table-cell table:style-name="Default" office:value-type="float" office:value="1.05710411071777">
            <text:p>1,06</text:p>
          </table:table-cell>
          <table:table-cell table:formula="of:=[.D662]/[.$H$2]" office:value-type="float" office:value="0.999944077119454">
            <text:p>0,9999</text:p>
          </table:table-cell>
          <table:table-cell table:formula="of:=[.D662]/[.C662]" office:value-type="float" office:value="1.06945027244296">
            <text:p>1,0695</text:p>
          </table:table-cell>
          <table:table-cell table:style-name="ce4" table:formula="of:=ABS(([.E662]-[.C662])/[.C662])" office:value-type="float" office:value="0.0116226536826272">
            <text:p>0,0116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62]" office:value-type="float" office:value="0.1">
            <text:p>0,1</text:p>
          </table:table-cell>
          <table:table-cell table:style-name="ce2" table:formula="of:=[.B663]*[.A663]*9.81" office:value-type="float" office:value="0.9884556">
            <text:p>0,9885</text:p>
          </table:table-cell>
          <table:table-cell table:style-name="Default" office:value-type="float" office:value="1.05710411071777">
            <text:p>1,06</text:p>
          </table:table-cell>
          <table:table-cell table:formula="of:=[.D663]/[.$H$2]" office:value-type="float" office:value="0.999944077119454">
            <text:p>0,9999</text:p>
          </table:table-cell>
          <table:table-cell table:formula="of:=[.D663]/[.C663]" office:value-type="float" office:value="1.06945027244296">
            <text:p>1,0695</text:p>
          </table:table-cell>
          <table:table-cell table:style-name="ce4" table:formula="of:=ABS(([.E663]-[.C663])/[.C663])" office:value-type="float" office:value="0.0116226536826272">
            <text:p>0,0116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63]" office:value-type="float" office:value="0.1">
            <text:p>0,1</text:p>
          </table:table-cell>
          <table:table-cell table:style-name="ce2" table:formula="of:=[.B664]*[.A664]*9.81" office:value-type="float" office:value="0.9884556">
            <text:p>0,9885</text:p>
          </table:table-cell>
          <table:table-cell table:style-name="Default" office:value-type="float" office:value="1.05710411071777">
            <text:p>1,06</text:p>
          </table:table-cell>
          <table:table-cell table:formula="of:=[.D664]/[.$H$2]" office:value-type="float" office:value="0.999944077119454">
            <text:p>0,9999</text:p>
          </table:table-cell>
          <table:table-cell table:formula="of:=[.D664]/[.C664]" office:value-type="float" office:value="1.06945027244296">
            <text:p>1,0695</text:p>
          </table:table-cell>
          <table:table-cell table:style-name="ce4" table:formula="of:=ABS(([.E664]-[.C664])/[.C664])" office:value-type="float" office:value="0.0116226536826272">
            <text:p>0,0116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64]" office:value-type="float" office:value="0.1">
            <text:p>0,1</text:p>
          </table:table-cell>
          <table:table-cell table:style-name="ce2" table:formula="of:=[.B665]*[.A665]*9.81" office:value-type="float" office:value="0.9884556">
            <text:p>0,9885</text:p>
          </table:table-cell>
          <table:table-cell table:style-name="Default" office:value-type="float" office:value="1.05700826644897">
            <text:p>1,06</text:p>
          </table:table-cell>
          <table:table-cell table:formula="of:=[.D665]/[.$H$2]" office:value-type="float" office:value="0.999853415369167">
            <text:p>0,9999</text:p>
          </table:table-cell>
          <table:table-cell table:formula="of:=[.D665]/[.C665]" office:value-type="float" office:value="1.06935330878693">
            <text:p>1,0694</text:p>
          </table:table-cell>
          <table:table-cell table:style-name="ce4" table:formula="of:=ABS(([.E665]-[.C665])/[.C665])" office:value-type="float" office:value="0.0115309330729344">
            <text:p>0,0115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65]" office:value-type="float" office:value="0.1">
            <text:p>0,1</text:p>
          </table:table-cell>
          <table:table-cell table:style-name="ce2" table:formula="of:=[.B666]*[.A666]*9.81" office:value-type="float" office:value="0.9884556">
            <text:p>0,9885</text:p>
          </table:table-cell>
          <table:table-cell table:style-name="Default" office:value-type="float" office:value="1.05700826644897">
            <text:p>1,06</text:p>
          </table:table-cell>
          <table:table-cell table:formula="of:=[.D666]/[.$H$2]" office:value-type="float" office:value="0.999853415369167">
            <text:p>0,9999</text:p>
          </table:table-cell>
          <table:table-cell table:formula="of:=[.D666]/[.C666]" office:value-type="float" office:value="1.06935330878693">
            <text:p>1,0694</text:p>
          </table:table-cell>
          <table:table-cell table:style-name="ce4" table:formula="of:=ABS(([.E666]-[.C666])/[.C666])" office:value-type="float" office:value="0.0115309330729344">
            <text:p>0,0115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66]" office:value-type="float" office:value="0.1">
            <text:p>0,1</text:p>
          </table:table-cell>
          <table:table-cell table:style-name="ce2" table:formula="of:=[.B667]*[.A667]*9.81" office:value-type="float" office:value="0.9884556">
            <text:p>0,9885</text:p>
          </table:table-cell>
          <table:table-cell table:style-name="Default" office:value-type="float" office:value="1.05700826644897">
            <text:p>1,06</text:p>
          </table:table-cell>
          <table:table-cell table:formula="of:=[.D667]/[.$H$2]" office:value-type="float" office:value="0.999853415369167">
            <text:p>0,9999</text:p>
          </table:table-cell>
          <table:table-cell table:formula="of:=[.D667]/[.C667]" office:value-type="float" office:value="1.06935330878693">
            <text:p>1,0694</text:p>
          </table:table-cell>
          <table:table-cell table:style-name="ce4" table:formula="of:=ABS(([.E667]-[.C667])/[.C667])" office:value-type="float" office:value="0.0115309330729344">
            <text:p>0,0115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67]" office:value-type="float" office:value="0.1">
            <text:p>0,1</text:p>
          </table:table-cell>
          <table:table-cell table:style-name="ce2" table:formula="of:=[.B668]*[.A668]*9.81" office:value-type="float" office:value="0.9884556">
            <text:p>0,9885</text:p>
          </table:table-cell>
          <table:table-cell table:style-name="Default" office:value-type="float" office:value="1.05736041069031">
            <text:p>1,06</text:p>
          </table:table-cell>
          <table:table-cell table:formula="of:=[.D668]/[.$H$2]" office:value-type="float" office:value="1.00018651836711">
            <text:p>1,0002</text:p>
          </table:table-cell>
          <table:table-cell table:formula="of:=[.D668]/[.C668]" office:value-type="float" office:value="1.06970956580175">
            <text:p>1,0697</text:p>
          </table:table-cell>
          <table:table-cell table:style-name="ce4" table:formula="of:=ABS(([.E668]-[.C668])/[.C668])" office:value-type="float" office:value="0.0118679264573056">
            <text:p>0,0118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68]" office:value-type="float" office:value="0.1">
            <text:p>0,1</text:p>
          </table:table-cell>
          <table:table-cell table:style-name="ce2" table:formula="of:=[.B669]*[.A669]*9.81" office:value-type="float" office:value="0.9884556">
            <text:p>0,9885</text:p>
          </table:table-cell>
          <table:table-cell table:style-name="Default" office:value-type="float" office:value="1.05736041069031">
            <text:p>1,06</text:p>
          </table:table-cell>
          <table:table-cell table:formula="of:=[.D669]/[.$H$2]" office:value-type="float" office:value="1.00018651836711">
            <text:p>1,0002</text:p>
          </table:table-cell>
          <table:table-cell table:formula="of:=[.D669]/[.C669]" office:value-type="float" office:value="1.06970956580175">
            <text:p>1,0697</text:p>
          </table:table-cell>
          <table:table-cell table:style-name="ce4" table:formula="of:=ABS(([.E669]-[.C669])/[.C669])" office:value-type="float" office:value="0.0118679264573056">
            <text:p>0,0118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69]" office:value-type="float" office:value="0.1">
            <text:p>0,1</text:p>
          </table:table-cell>
          <table:table-cell table:style-name="ce2" table:formula="of:=[.B670]*[.A670]*9.81" office:value-type="float" office:value="0.9884556">
            <text:p>0,9885</text:p>
          </table:table-cell>
          <table:table-cell table:style-name="Default" office:value-type="float" office:value="1.05736041069031">
            <text:p>1,06</text:p>
          </table:table-cell>
          <table:table-cell table:formula="of:=[.D670]/[.$H$2]" office:value-type="float" office:value="1.00018651836711">
            <text:p>1,0002</text:p>
          </table:table-cell>
          <table:table-cell table:formula="of:=[.D670]/[.C670]" office:value-type="float" office:value="1.06970956580175">
            <text:p>1,0697</text:p>
          </table:table-cell>
          <table:table-cell table:style-name="ce4" table:formula="of:=ABS(([.E670]-[.C670])/[.C670])" office:value-type="float" office:value="0.0118679264573056">
            <text:p>0,0118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70]" office:value-type="float" office:value="0.1">
            <text:p>0,1</text:p>
          </table:table-cell>
          <table:table-cell table:style-name="ce2" table:formula="of:=[.B671]*[.A671]*9.81" office:value-type="float" office:value="0.9884556">
            <text:p>0,9885</text:p>
          </table:table-cell>
          <table:table-cell table:style-name="Default" office:value-type="float" office:value="1.05771124362946">
            <text:p>1,06</text:p>
          </table:table-cell>
          <table:table-cell table:formula="of:=[.D671]/[.$H$2]" office:value-type="float" office:value="1.00051838096797">
            <text:p>1,0005</text:p>
          </table:table-cell>
          <table:table-cell table:formula="of:=[.D671]/[.C671]" office:value-type="float" office:value="1.07006449619938">
            <text:p>1,0701</text:p>
          </table:table-cell>
          <table:table-cell table:style-name="ce4" table:formula="of:=ABS(([.E671]-[.C671])/[.C671])" office:value-type="float" office:value="0.0122036649577085">
            <text:p>0,0122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71]" office:value-type="float" office:value="0.1">
            <text:p>0,1</text:p>
          </table:table-cell>
          <table:table-cell table:style-name="ce2" table:formula="of:=[.B672]*[.A672]*9.81" office:value-type="float" office:value="0.9884556">
            <text:p>0,9885</text:p>
          </table:table-cell>
          <table:table-cell table:style-name="Default" office:value-type="float" office:value="1.05771124362946">
            <text:p>1,06</text:p>
          </table:table-cell>
          <table:table-cell table:formula="of:=[.D672]/[.$H$2]" office:value-type="float" office:value="1.00051838096797">
            <text:p>1,0005</text:p>
          </table:table-cell>
          <table:table-cell table:formula="of:=[.D672]/[.C672]" office:value-type="float" office:value="1.07006449619938">
            <text:p>1,0701</text:p>
          </table:table-cell>
          <table:table-cell table:style-name="ce4" table:formula="of:=ABS(([.E672]-[.C672])/[.C672])" office:value-type="float" office:value="0.0122036649577085">
            <text:p>0,0122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72]" office:value-type="float" office:value="0.1">
            <text:p>0,1</text:p>
          </table:table-cell>
          <table:table-cell table:style-name="ce2" table:formula="of:=[.B673]*[.A673]*9.81" office:value-type="float" office:value="0.9884556">
            <text:p>0,9885</text:p>
          </table:table-cell>
          <table:table-cell table:style-name="Default" office:value-type="float" office:value="1.05771124362946">
            <text:p>1,06</text:p>
          </table:table-cell>
          <table:table-cell table:formula="of:=[.D673]/[.$H$2]" office:value-type="float" office:value="1.00051838096797">
            <text:p>1,0005</text:p>
          </table:table-cell>
          <table:table-cell table:formula="of:=[.D673]/[.C673]" office:value-type="float" office:value="1.07006449619938">
            <text:p>1,0701</text:p>
          </table:table-cell>
          <table:table-cell table:style-name="ce4" table:formula="of:=ABS(([.E673]-[.C673])/[.C673])" office:value-type="float" office:value="0.0122036649577085">
            <text:p>0,0122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73]" office:value-type="float" office:value="0.1">
            <text:p>0,1</text:p>
          </table:table-cell>
          <table:table-cell table:style-name="ce2" table:formula="of:=[.B674]*[.A674]*9.81" office:value-type="float" office:value="0.9884556">
            <text:p>0,9885</text:p>
          </table:table-cell>
          <table:table-cell table:style-name="Default" office:value-type="float" office:value="1.05758905410767">
            <text:p>1,06</text:p>
          </table:table-cell>
          <table:table-cell table:formula="of:=[.D674]/[.$H$2]" office:value-type="float" office:value="1.00040279851269">
            <text:p>1,0004</text:p>
          </table:table-cell>
          <table:table-cell table:formula="of:=[.D674]/[.C674]" office:value-type="float" office:value="1.0699408795981">
            <text:p>1,0699</text:p>
          </table:table-cell>
          <table:table-cell table:style-name="ce4" table:formula="of:=ABS(([.E674]-[.C674])/[.C674])" office:value-type="float" office:value="0.0120867325883874">
            <text:p>0,0120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74]" office:value-type="float" office:value="0.1">
            <text:p>0,1</text:p>
          </table:table-cell>
          <table:table-cell table:style-name="ce2" table:formula="of:=[.B675]*[.A675]*9.81" office:value-type="float" office:value="0.9884556">
            <text:p>0,9885</text:p>
          </table:table-cell>
          <table:table-cell table:style-name="Default" office:value-type="float" office:value="1.05758905410767">
            <text:p>1,06</text:p>
          </table:table-cell>
          <table:table-cell table:formula="of:=[.D675]/[.$H$2]" office:value-type="float" office:value="1.00040279851269">
            <text:p>1,0004</text:p>
          </table:table-cell>
          <table:table-cell table:formula="of:=[.D675]/[.C675]" office:value-type="float" office:value="1.0699408795981">
            <text:p>1,0699</text:p>
          </table:table-cell>
          <table:table-cell table:style-name="ce4" table:formula="of:=ABS(([.E675]-[.C675])/[.C675])" office:value-type="float" office:value="0.0120867325883874">
            <text:p>0,0120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75]" office:value-type="float" office:value="0.1">
            <text:p>0,1</text:p>
          </table:table-cell>
          <table:table-cell table:style-name="ce2" table:formula="of:=[.B676]*[.A676]*9.81" office:value-type="float" office:value="0.9884556">
            <text:p>0,9885</text:p>
          </table:table-cell>
          <table:table-cell table:style-name="Default" office:value-type="float" office:value="1.05758905410767">
            <text:p>1,06</text:p>
          </table:table-cell>
          <table:table-cell table:formula="of:=[.D676]/[.$H$2]" office:value-type="float" office:value="1.00040279851269">
            <text:p>1,0004</text:p>
          </table:table-cell>
          <table:table-cell table:formula="of:=[.D676]/[.C676]" office:value-type="float" office:value="1.0699408795981">
            <text:p>1,0699</text:p>
          </table:table-cell>
          <table:table-cell table:style-name="ce4" table:formula="of:=ABS(([.E676]-[.C676])/[.C676])" office:value-type="float" office:value="0.0120867325883874">
            <text:p>0,0120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76]" office:value-type="float" office:value="0.1">
            <text:p>0,1</text:p>
          </table:table-cell>
          <table:table-cell table:style-name="ce2" table:formula="of:=[.B677]*[.A677]*9.81" office:value-type="float" office:value="0.9884556">
            <text:p>0,9885</text:p>
          </table:table-cell>
          <table:table-cell table:style-name="Default" office:value-type="float" office:value="1.0572657585144">
            <text:p>1,06</text:p>
          </table:table-cell>
          <table:table-cell table:formula="of:=[.D677]/[.$H$2]" office:value-type="float" office:value="1.00009698425053">
            <text:p>1,0001</text:p>
          </table:table-cell>
          <table:table-cell table:formula="of:=[.D677]/[.C677]" office:value-type="float" office:value="1.06961380816134">
            <text:p>1,0696</text:p>
          </table:table-cell>
          <table:table-cell table:style-name="ce4" table:formula="of:=ABS(([.E677]-[.C677])/[.C677])" office:value-type="float" office:value="0.0117773466512108">
            <text:p>0,0117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77]" office:value-type="float" office:value="0.1">
            <text:p>0,1</text:p>
          </table:table-cell>
          <table:table-cell table:style-name="ce2" table:formula="of:=[.B678]*[.A678]*9.81" office:value-type="float" office:value="0.9884556">
            <text:p>0,9885</text:p>
          </table:table-cell>
          <table:table-cell table:style-name="Default" office:value-type="float" office:value="1.0572657585144">
            <text:p>1,06</text:p>
          </table:table-cell>
          <table:table-cell table:formula="of:=[.D678]/[.$H$2]" office:value-type="float" office:value="1.00009698425053">
            <text:p>1,0001</text:p>
          </table:table-cell>
          <table:table-cell table:formula="of:=[.D678]/[.C678]" office:value-type="float" office:value="1.06961380816134">
            <text:p>1,0696</text:p>
          </table:table-cell>
          <table:table-cell table:style-name="ce4" table:formula="of:=ABS(([.E678]-[.C678])/[.C678])" office:value-type="float" office:value="0.0117773466512108">
            <text:p>0,0117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78]" office:value-type="float" office:value="0.1">
            <text:p>0,1</text:p>
          </table:table-cell>
          <table:table-cell table:style-name="ce2" table:formula="of:=[.B679]*[.A679]*9.81" office:value-type="float" office:value="0.9884556">
            <text:p>0,9885</text:p>
          </table:table-cell>
          <table:table-cell table:style-name="Default" office:value-type="float" office:value="1.0572657585144">
            <text:p>1,06</text:p>
          </table:table-cell>
          <table:table-cell table:formula="of:=[.D679]/[.$H$2]" office:value-type="float" office:value="1.00009698425053">
            <text:p>1,0001</text:p>
          </table:table-cell>
          <table:table-cell table:formula="of:=[.D679]/[.C679]" office:value-type="float" office:value="1.06961380816134">
            <text:p>1,0696</text:p>
          </table:table-cell>
          <table:table-cell table:style-name="ce4" table:formula="of:=ABS(([.E679]-[.C679])/[.C679])" office:value-type="float" office:value="0.0117773466512108">
            <text:p>0,0117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79]" office:value-type="float" office:value="0.1">
            <text:p>0,1</text:p>
          </table:table-cell>
          <table:table-cell table:style-name="ce2" table:formula="of:=[.B680]*[.A680]*9.81" office:value-type="float" office:value="0.9884556">
            <text:p>0,9885</text:p>
          </table:table-cell>
          <table:table-cell table:style-name="Default" office:value-type="float" office:value="1.0572657585144">
            <text:p>1,06</text:p>
          </table:table-cell>
          <table:table-cell table:formula="of:=[.D680]/[.$H$2]" office:value-type="float" office:value="1.00009698425053">
            <text:p>1,0001</text:p>
          </table:table-cell>
          <table:table-cell table:formula="of:=[.D680]/[.C680]" office:value-type="float" office:value="1.06961380816134">
            <text:p>1,0696</text:p>
          </table:table-cell>
          <table:table-cell table:style-name="ce4" table:formula="of:=ABS(([.E680]-[.C680])/[.C680])" office:value-type="float" office:value="0.0117773466512108">
            <text:p>0,0117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80]" office:value-type="float" office:value="0.1">
            <text:p>0,1</text:p>
          </table:table-cell>
          <table:table-cell table:style-name="ce2" table:formula="of:=[.B681]*[.A681]*9.81" office:value-type="float" office:value="0.9884556">
            <text:p>0,9885</text:p>
          </table:table-cell>
          <table:table-cell table:style-name="Default" office:value-type="float" office:value="1.05633115768433">
            <text:p>1,06</text:p>
          </table:table-cell>
          <table:table-cell table:formula="of:=[.D681]/[.$H$2]" office:value-type="float" office:value="0.999212919421888">
            <text:p>0,9992</text:p>
          </table:table-cell>
          <table:table-cell table:formula="of:=[.D681]/[.C681]" office:value-type="float" office:value="1.0686682919135">
            <text:p>1,0687</text:p>
          </table:table-cell>
          <table:table-cell table:style-name="ce4" table:formula="of:=ABS(([.E681]-[.C681])/[.C681])" office:value-type="float" office:value="0.0108829566263648">
            <text:p>0,0108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81]" office:value-type="float" office:value="0.1">
            <text:p>0,1</text:p>
          </table:table-cell>
          <table:table-cell table:style-name="ce2" table:formula="of:=[.B682]*[.A682]*9.81" office:value-type="float" office:value="0.9884556">
            <text:p>0,9885</text:p>
          </table:table-cell>
          <table:table-cell table:style-name="Default" office:value-type="float" office:value="1.05633115768433">
            <text:p>1,06</text:p>
          </table:table-cell>
          <table:table-cell table:formula="of:=[.D682]/[.$H$2]" office:value-type="float" office:value="0.999212919421888">
            <text:p>0,9992</text:p>
          </table:table-cell>
          <table:table-cell table:formula="of:=[.D682]/[.C682]" office:value-type="float" office:value="1.0686682919135">
            <text:p>1,0687</text:p>
          </table:table-cell>
          <table:table-cell table:style-name="ce4" table:formula="of:=ABS(([.E682]-[.C682])/[.C682])" office:value-type="float" office:value="0.0108829566263648">
            <text:p>0,0108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82]" office:value-type="float" office:value="0.1">
            <text:p>0,1</text:p>
          </table:table-cell>
          <table:table-cell table:style-name="ce2" table:formula="of:=[.B683]*[.A683]*9.81" office:value-type="float" office:value="0.9884556">
            <text:p>0,9885</text:p>
          </table:table-cell>
          <table:table-cell table:style-name="Default" office:value-type="float" office:value="1.05633115768433">
            <text:p>1,06</text:p>
          </table:table-cell>
          <table:table-cell table:formula="of:=[.D683]/[.$H$2]" office:value-type="float" office:value="0.999212919421888">
            <text:p>0,9992</text:p>
          </table:table-cell>
          <table:table-cell table:formula="of:=[.D683]/[.C683]" office:value-type="float" office:value="1.0686682919135">
            <text:p>1,0687</text:p>
          </table:table-cell>
          <table:table-cell table:style-name="ce4" table:formula="of:=ABS(([.E683]-[.C683])/[.C683])" office:value-type="float" office:value="0.0108829566263648">
            <text:p>0,0108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83]" office:value-type="float" office:value="0.1">
            <text:p>0,1</text:p>
          </table:table-cell>
          <table:table-cell table:style-name="ce2" table:formula="of:=[.B684]*[.A684]*9.81" office:value-type="float" office:value="0.9884556">
            <text:p>0,9885</text:p>
          </table:table-cell>
          <table:table-cell table:style-name="Default" office:value-type="float" office:value="1.05684101581573">
            <text:p>1,06</text:p>
          </table:table-cell>
          <table:table-cell table:formula="of:=[.D684]/[.$H$2]" office:value-type="float" office:value="0.999695208359652">
            <text:p>0,9997</text:p>
          </table:table-cell>
          <table:table-cell table:formula="of:=[.D684]/[.C684]" office:value-type="float" office:value="1.06918410479513">
            <text:p>1,0692</text:p>
          </table:table-cell>
          <table:table-cell table:style-name="ce4" table:formula="of:=ABS(([.E684]-[.C684])/[.C684])" office:value-type="float" office:value="0.0113708783274151">
            <text:p>0,0113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84]" office:value-type="float" office:value="0.1">
            <text:p>0,1</text:p>
          </table:table-cell>
          <table:table-cell table:style-name="ce2" table:formula="of:=[.B685]*[.A685]*9.81" office:value-type="float" office:value="0.9884556">
            <text:p>0,9885</text:p>
          </table:table-cell>
          <table:table-cell table:style-name="Default" office:value-type="float" office:value="1.05684101581573">
            <text:p>1,06</text:p>
          </table:table-cell>
          <table:table-cell table:formula="of:=[.D685]/[.$H$2]" office:value-type="float" office:value="0.999695208359652">
            <text:p>0,9997</text:p>
          </table:table-cell>
          <table:table-cell table:formula="of:=[.D685]/[.C685]" office:value-type="float" office:value="1.06918410479513">
            <text:p>1,0692</text:p>
          </table:table-cell>
          <table:table-cell table:style-name="ce4" table:formula="of:=ABS(([.E685]-[.C685])/[.C685])" office:value-type="float" office:value="0.0113708783274151">
            <text:p>0,0113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85]" office:value-type="float" office:value="0.1">
            <text:p>0,1</text:p>
          </table:table-cell>
          <table:table-cell table:style-name="ce2" table:formula="of:=[.B686]*[.A686]*9.81" office:value-type="float" office:value="0.9884556">
            <text:p>0,9885</text:p>
          </table:table-cell>
          <table:table-cell table:style-name="Default" office:value-type="float" office:value="1.05684101581573">
            <text:p>1,06</text:p>
          </table:table-cell>
          <table:table-cell table:formula="of:=[.D686]/[.$H$2]" office:value-type="float" office:value="0.999695208359652">
            <text:p>0,9997</text:p>
          </table:table-cell>
          <table:table-cell table:formula="of:=[.D686]/[.C686]" office:value-type="float" office:value="1.06918410479513">
            <text:p>1,0692</text:p>
          </table:table-cell>
          <table:table-cell table:style-name="ce4" table:formula="of:=ABS(([.E686]-[.C686])/[.C686])" office:value-type="float" office:value="0.0113708783274151">
            <text:p>0,01137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86]" office:value-type="float" office:value="0.1">
            <text:p>0,1</text:p>
          </table:table-cell>
          <table:table-cell table:style-name="ce2" table:formula="of:=[.B687]*[.A687]*9.81" office:value-type="float" office:value="0.9884556">
            <text:p>0,9885</text:p>
          </table:table-cell>
          <table:table-cell table:style-name="Default" office:value-type="float" office:value="1.0578408241272">
            <text:p>1,06</text:p>
          </table:table-cell>
          <table:table-cell table:formula="of:=[.D687]/[.$H$2]" office:value-type="float" office:value="1.00064095475225">
            <text:p>1,0006</text:p>
          </table:table-cell>
          <table:table-cell table:formula="of:=[.D687]/[.C687]" office:value-type="float" office:value="1.07019559009752">
            <text:p>1,0702</text:p>
          </table:table-cell>
          <table:table-cell table:style-name="ce4" table:formula="of:=ABS(([.E687]-[.C687])/[.C687])" office:value-type="float" office:value="0.0123276703093669">
            <text:p>0,0123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0.15" office:value-type="float" office:value="0.15">
            <text:p>0,15</text:p>
          </table:table-cell>
          <table:table-cell table:style-name="ce2" table:formula="of:=[.B688]*[.A688]*9.81" office:value-type="float" office:value="1.4826834">
            <text:p>1,4827</text:p>
          </table:table-cell>
          <table:table-cell table:style-name="Default" office:value-type="float" office:value="1.58124601840973">
            <text:p>1,58</text:p>
          </table:table-cell>
          <table:table-cell table:formula="of:=[.D688]/[.$H$2]" office:value-type="float" office:value="1.49574443476899">
            <text:p>1,4957</text:p>
          </table:table-cell>
          <table:table-cell table:formula="of:=[.D688]/[.C688]" office:value-type="float" office:value="1.06647583591327">
            <text:p>1,0665</text:p>
          </table:table-cell>
          <table:table-cell table:style-name="ce4" table:formula="of:=ABS(([.E688]-[.C688])/[.C688])" office:value-type="float" office:value="0.00880905172944624">
            <text:p>0,0088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88]" office:value-type="float" office:value="0.15">
            <text:p>0,15</text:p>
          </table:table-cell>
          <table:table-cell table:style-name="ce2" table:formula="of:=[.B689]*[.A689]*9.81" office:value-type="float" office:value="1.4826834">
            <text:p>1,4827</text:p>
          </table:table-cell>
          <table:table-cell table:style-name="Default" office:value-type="float" office:value="1.58124601840973">
            <text:p>1,58</text:p>
          </table:table-cell>
          <table:table-cell table:formula="of:=[.D689]/[.$H$2]" office:value-type="float" office:value="1.49574443476899">
            <text:p>1,4957</text:p>
          </table:table-cell>
          <table:table-cell table:formula="of:=[.D689]/[.C689]" office:value-type="float" office:value="1.06647583591327">
            <text:p>1,0665</text:p>
          </table:table-cell>
          <table:table-cell table:style-name="ce4" table:formula="of:=ABS(([.E689]-[.C689])/[.C689])" office:value-type="float" office:value="0.00880905172944624">
            <text:p>0,0088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89]" office:value-type="float" office:value="0.15">
            <text:p>0,15</text:p>
          </table:table-cell>
          <table:table-cell table:style-name="ce2" table:formula="of:=[.B690]*[.A690]*9.81" office:value-type="float" office:value="1.4826834">
            <text:p>1,4827</text:p>
          </table:table-cell>
          <table:table-cell table:style-name="Default" office:value-type="float" office:value="1.57895970344543">
            <text:p>1,58</text:p>
          </table:table-cell>
          <table:table-cell table:formula="of:=[.D690]/[.$H$2]" office:value-type="float" office:value="1.49358174607655">
            <text:p>1,4936</text:p>
          </table:table-cell>
          <table:table-cell table:formula="of:=[.D690]/[.C690]" office:value-type="float" office:value="1.06493382433865">
            <text:p>1,0649</text:p>
          </table:table-cell>
          <table:table-cell table:style-name="ce4" table:formula="of:=ABS(([.E690]-[.C690])/[.C690])" office:value-type="float" office:value="0.00735042024248148">
            <text:p>0,0073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90]" office:value-type="float" office:value="0.15">
            <text:p>0,15</text:p>
          </table:table-cell>
          <table:table-cell table:style-name="ce2" table:formula="of:=[.B691]*[.A691]*9.81" office:value-type="float" office:value="1.4826834">
            <text:p>1,4827</text:p>
          </table:table-cell>
          <table:table-cell table:style-name="Default" office:value-type="float" office:value="1.57895970344543">
            <text:p>1,58</text:p>
          </table:table-cell>
          <table:table-cell table:formula="of:=[.D691]/[.$H$2]" office:value-type="float" office:value="1.49358174607655">
            <text:p>1,4936</text:p>
          </table:table-cell>
          <table:table-cell table:formula="of:=[.D691]/[.C691]" office:value-type="float" office:value="1.06493382433865">
            <text:p>1,0649</text:p>
          </table:table-cell>
          <table:table-cell table:style-name="ce4" table:formula="of:=ABS(([.E691]-[.C691])/[.C691])" office:value-type="float" office:value="0.00735042024248148">
            <text:p>0,0073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91]" office:value-type="float" office:value="0.15">
            <text:p>0,15</text:p>
          </table:table-cell>
          <table:table-cell table:style-name="ce2" table:formula="of:=[.B692]*[.A692]*9.81" office:value-type="float" office:value="1.4826834">
            <text:p>1,4827</text:p>
          </table:table-cell>
          <table:table-cell table:style-name="Default" office:value-type="float" office:value="1.57895970344543">
            <text:p>1,58</text:p>
          </table:table-cell>
          <table:table-cell table:formula="of:=[.D692]/[.$H$2]" office:value-type="float" office:value="1.49358174607655">
            <text:p>1,4936</text:p>
          </table:table-cell>
          <table:table-cell table:formula="of:=[.D692]/[.C692]" office:value-type="float" office:value="1.06493382433865">
            <text:p>1,0649</text:p>
          </table:table-cell>
          <table:table-cell table:style-name="ce4" table:formula="of:=ABS(([.E692]-[.C692])/[.C692])" office:value-type="float" office:value="0.00735042024248148">
            <text:p>0,0073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92]" office:value-type="float" office:value="0.15">
            <text:p>0,15</text:p>
          </table:table-cell>
          <table:table-cell table:style-name="ce2" table:formula="of:=[.B693]*[.A693]*9.81" office:value-type="float" office:value="1.4826834">
            <text:p>1,4827</text:p>
          </table:table-cell>
          <table:table-cell table:style-name="Default" office:value-type="float" office:value="1.57677638530731">
            <text:p>1,58</text:p>
          </table:table-cell>
          <table:table-cell table:formula="of:=[.D693]/[.$H$2]" office:value-type="float" office:value="1.49151648493666">
            <text:p>1,4915</text:p>
          </table:table-cell>
          <table:table-cell table:formula="of:=[.D693]/[.C693]" office:value-type="float" office:value="1.06346127926387">
            <text:p>1,0635</text:p>
          </table:table-cell>
          <table:table-cell table:style-name="ce4" table:formula="of:=ABS(([.E693]-[.C693])/[.C693])" office:value-type="float" office:value="0.00595749904306192">
            <text:p>0,0059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93]" office:value-type="float" office:value="0.15">
            <text:p>0,15</text:p>
          </table:table-cell>
          <table:table-cell table:style-name="ce2" table:formula="of:=[.B694]*[.A694]*9.81" office:value-type="float" office:value="1.4826834">
            <text:p>1,4827</text:p>
          </table:table-cell>
          <table:table-cell table:style-name="Default" office:value-type="float" office:value="1.57677638530731">
            <text:p>1,58</text:p>
          </table:table-cell>
          <table:table-cell table:formula="of:=[.D694]/[.$H$2]" office:value-type="float" office:value="1.49151648493666">
            <text:p>1,4915</text:p>
          </table:table-cell>
          <table:table-cell table:formula="of:=[.D694]/[.C694]" office:value-type="float" office:value="1.06346127926387">
            <text:p>1,0635</text:p>
          </table:table-cell>
          <table:table-cell table:style-name="ce4" table:formula="of:=ABS(([.E694]-[.C694])/[.C694])" office:value-type="float" office:value="0.00595749904306192">
            <text:p>0,0059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94]" office:value-type="float" office:value="0.15">
            <text:p>0,15</text:p>
          </table:table-cell>
          <table:table-cell table:style-name="ce2" table:formula="of:=[.B695]*[.A695]*9.81" office:value-type="float" office:value="1.4826834">
            <text:p>1,4827</text:p>
          </table:table-cell>
          <table:table-cell table:style-name="Default" office:value-type="float" office:value="1.57677638530731">
            <text:p>1,58</text:p>
          </table:table-cell>
          <table:table-cell table:formula="of:=[.D695]/[.$H$2]" office:value-type="float" office:value="1.49151648493666">
            <text:p>1,4915</text:p>
          </table:table-cell>
          <table:table-cell table:formula="of:=[.D695]/[.C695]" office:value-type="float" office:value="1.06346127926387">
            <text:p>1,0635</text:p>
          </table:table-cell>
          <table:table-cell table:style-name="ce4" table:formula="of:=ABS(([.E695]-[.C695])/[.C695])" office:value-type="float" office:value="0.00595749904306192">
            <text:p>0,0059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95]" office:value-type="float" office:value="0.15">
            <text:p>0,15</text:p>
          </table:table-cell>
          <table:table-cell table:style-name="ce2" table:formula="of:=[.B696]*[.A696]*9.81" office:value-type="float" office:value="1.4826834">
            <text:p>1,4827</text:p>
          </table:table-cell>
          <table:table-cell table:style-name="Default" office:value-type="float" office:value="1.57636308670044">
            <text:p>1,58</text:p>
          </table:table-cell>
          <table:table-cell table:formula="of:=[.D696]/[.$H$2]" office:value-type="float" office:value="1.4911255343294">
            <text:p>1,4911</text:p>
          </table:table-cell>
          <table:table-cell table:formula="of:=[.D696]/[.C696]" office:value-type="float" office:value="1.06318252885305">
            <text:p>1,0632</text:p>
          </table:table-cell>
          <table:table-cell table:style-name="ce4" table:formula="of:=ABS(([.E696]-[.C696])/[.C696])" office:value-type="float" office:value="0.00569382130359342">
            <text:p>0,0056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96]" office:value-type="float" office:value="0.15">
            <text:p>0,15</text:p>
          </table:table-cell>
          <table:table-cell table:style-name="ce2" table:formula="of:=[.B697]*[.A697]*9.81" office:value-type="float" office:value="1.4826834">
            <text:p>1,4827</text:p>
          </table:table-cell>
          <table:table-cell table:style-name="Default" office:value-type="float" office:value="1.57636308670044">
            <text:p>1,58</text:p>
          </table:table-cell>
          <table:table-cell table:formula="of:=[.D697]/[.$H$2]" office:value-type="float" office:value="1.4911255343294">
            <text:p>1,4911</text:p>
          </table:table-cell>
          <table:table-cell table:formula="of:=[.D697]/[.C697]" office:value-type="float" office:value="1.06318252885305">
            <text:p>1,0632</text:p>
          </table:table-cell>
          <table:table-cell table:style-name="ce4" table:formula="of:=ABS(([.E697]-[.C697])/[.C697])" office:value-type="float" office:value="0.00569382130359342">
            <text:p>0,0056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97]" office:value-type="float" office:value="0.15">
            <text:p>0,15</text:p>
          </table:table-cell>
          <table:table-cell table:style-name="ce2" table:formula="of:=[.B698]*[.A698]*9.81" office:value-type="float" office:value="1.4826834">
            <text:p>1,4827</text:p>
          </table:table-cell>
          <table:table-cell table:style-name="Default" office:value-type="float" office:value="1.57636308670044">
            <text:p>1,58</text:p>
          </table:table-cell>
          <table:table-cell table:formula="of:=[.D698]/[.$H$2]" office:value-type="float" office:value="1.4911255343294">
            <text:p>1,4911</text:p>
          </table:table-cell>
          <table:table-cell table:formula="of:=[.D698]/[.C698]" office:value-type="float" office:value="1.06318252885305">
            <text:p>1,0632</text:p>
          </table:table-cell>
          <table:table-cell table:style-name="ce4" table:formula="of:=ABS(([.E698]-[.C698])/[.C698])" office:value-type="float" office:value="0.00569382130359342">
            <text:p>0,0056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98]" office:value-type="float" office:value="0.15">
            <text:p>0,15</text:p>
          </table:table-cell>
          <table:table-cell table:style-name="ce2" table:formula="of:=[.B699]*[.A699]*9.81" office:value-type="float" office:value="1.4826834">
            <text:p>1,4827</text:p>
          </table:table-cell>
          <table:table-cell table:style-name="Default" office:value-type="float" office:value="1.5780086517334">
            <text:p>1,58</text:p>
          </table:table-cell>
          <table:table-cell table:formula="of:=[.D699]/[.$H$2]" office:value-type="float" office:value="1.49268211990271">
            <text:p>1,4927</text:p>
          </table:table-cell>
          <table:table-cell table:formula="of:=[.D699]/[.C699]" office:value-type="float" office:value="1.06429238482969">
            <text:p>1,0643</text:p>
          </table:table-cell>
          <table:table-cell table:style-name="ce4" table:formula="of:=ABS(([.E699]-[.C699])/[.C699])" office:value-type="float" office:value="0.00674366483276744">
            <text:p>0,0067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99]" office:value-type="float" office:value="0.15">
            <text:p>0,15</text:p>
          </table:table-cell>
          <table:table-cell table:style-name="ce2" table:formula="of:=[.B700]*[.A700]*9.81" office:value-type="float" office:value="1.4826834">
            <text:p>1,4827</text:p>
          </table:table-cell>
          <table:table-cell table:style-name="Default" office:value-type="float" office:value="1.5780086517334">
            <text:p>1,58</text:p>
          </table:table-cell>
          <table:table-cell table:formula="of:=[.D700]/[.$H$2]" office:value-type="float" office:value="1.49268211990271">
            <text:p>1,4927</text:p>
          </table:table-cell>
          <table:table-cell table:formula="of:=[.D700]/[.C700]" office:value-type="float" office:value="1.06429238482969">
            <text:p>1,0643</text:p>
          </table:table-cell>
          <table:table-cell table:style-name="ce4" table:formula="of:=ABS(([.E700]-[.C700])/[.C700])" office:value-type="float" office:value="0.00674366483276744">
            <text:p>0,0067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00]" office:value-type="float" office:value="0.15">
            <text:p>0,15</text:p>
          </table:table-cell>
          <table:table-cell table:style-name="ce2" table:formula="of:=[.B701]*[.A701]*9.81" office:value-type="float" office:value="1.4826834">
            <text:p>1,4827</text:p>
          </table:table-cell>
          <table:table-cell table:style-name="Default" office:value-type="float" office:value="1.5780086517334">
            <text:p>1,58</text:p>
          </table:table-cell>
          <table:table-cell table:formula="of:=[.D701]/[.$H$2]" office:value-type="float" office:value="1.49268211990271">
            <text:p>1,4927</text:p>
          </table:table-cell>
          <table:table-cell table:formula="of:=[.D701]/[.C701]" office:value-type="float" office:value="1.06429238482969">
            <text:p>1,0643</text:p>
          </table:table-cell>
          <table:table-cell table:style-name="ce4" table:formula="of:=ABS(([.E701]-[.C701])/[.C701])" office:value-type="float" office:value="0.00674366483276744">
            <text:p>0,0067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01]" office:value-type="float" office:value="0.15">
            <text:p>0,15</text:p>
          </table:table-cell>
          <table:table-cell table:style-name="ce2" table:formula="of:=[.B702]*[.A702]*9.81" office:value-type="float" office:value="1.4826834">
            <text:p>1,4827</text:p>
          </table:table-cell>
          <table:table-cell table:style-name="Default" office:value-type="float" office:value="1.57978224754333">
            <text:p>1,58</text:p>
          </table:table-cell>
          <table:table-cell table:formula="of:=[.D702]/[.$H$2]" office:value-type="float" office:value="1.49435981333646">
            <text:p>1,4944</text:p>
          </table:table-cell>
          <table:table-cell table:formula="of:=[.D702]/[.C702]" office:value-type="float" office:value="1.06548859152489">
            <text:p>1,0655</text:p>
          </table:table-cell>
          <table:table-cell table:style-name="ce4" table:formula="of:=ABS(([.E702]-[.C702])/[.C702])" office:value-type="float" office:value="0.00787518989992077">
            <text:p>0,0078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02]" office:value-type="float" office:value="0.15">
            <text:p>0,15</text:p>
          </table:table-cell>
          <table:table-cell table:style-name="ce2" table:formula="of:=[.B703]*[.A703]*9.81" office:value-type="float" office:value="1.4826834">
            <text:p>1,4827</text:p>
          </table:table-cell>
          <table:table-cell table:style-name="Default" office:value-type="float" office:value="1.57978224754333">
            <text:p>1,58</text:p>
          </table:table-cell>
          <table:table-cell table:formula="of:=[.D703]/[.$H$2]" office:value-type="float" office:value="1.49435981333646">
            <text:p>1,4944</text:p>
          </table:table-cell>
          <table:table-cell table:formula="of:=[.D703]/[.C703]" office:value-type="float" office:value="1.06548859152489">
            <text:p>1,0655</text:p>
          </table:table-cell>
          <table:table-cell table:style-name="ce4" table:formula="of:=ABS(([.E703]-[.C703])/[.C703])" office:value-type="float" office:value="0.00787518989992077">
            <text:p>0,0078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03]" office:value-type="float" office:value="0.15">
            <text:p>0,15</text:p>
          </table:table-cell>
          <table:table-cell table:style-name="ce2" table:formula="of:=[.B704]*[.A704]*9.81" office:value-type="float" office:value="1.4826834">
            <text:p>1,4827</text:p>
          </table:table-cell>
          <table:table-cell table:style-name="Default" office:value-type="float" office:value="1.57978224754333">
            <text:p>1,58</text:p>
          </table:table-cell>
          <table:table-cell table:formula="of:=[.D704]/[.$H$2]" office:value-type="float" office:value="1.49435981333646">
            <text:p>1,4944</text:p>
          </table:table-cell>
          <table:table-cell table:formula="of:=[.D704]/[.C704]" office:value-type="float" office:value="1.06548859152489">
            <text:p>1,0655</text:p>
          </table:table-cell>
          <table:table-cell table:style-name="ce4" table:formula="of:=ABS(([.E704]-[.C704])/[.C704])" office:value-type="float" office:value="0.00787518989992077">
            <text:p>0,0078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04]" office:value-type="float" office:value="0.15">
            <text:p>0,15</text:p>
          </table:table-cell>
          <table:table-cell table:style-name="ce2" table:formula="of:=[.B705]*[.A705]*9.81" office:value-type="float" office:value="1.4826834">
            <text:p>1,4827</text:p>
          </table:table-cell>
          <table:table-cell table:style-name="Default" office:value-type="float" office:value="1.58047771453857">
            <text:p>1,58</text:p>
          </table:table-cell>
          <table:table-cell table:formula="of:=[.D705]/[.$H$2]" office:value-type="float" office:value="1.49501767484288">
            <text:p>1,4950</text:p>
          </table:table-cell>
          <table:table-cell table:formula="of:=[.D705]/[.C705]" office:value-type="float" office:value="1.0659576512009">
            <text:p>1,0660</text:p>
          </table:table-cell>
          <table:table-cell table:style-name="ce4" table:formula="of:=ABS(([.E705]-[.C705])/[.C705])" office:value-type="float" office:value="0.0083188864479649">
            <text:p>0,0083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05]" office:value-type="float" office:value="0.15">
            <text:p>0,15</text:p>
          </table:table-cell>
          <table:table-cell table:style-name="ce2" table:formula="of:=[.B706]*[.A706]*9.81" office:value-type="float" office:value="1.4826834">
            <text:p>1,4827</text:p>
          </table:table-cell>
          <table:table-cell table:style-name="Default" office:value-type="float" office:value="1.58047771453857">
            <text:p>1,58</text:p>
          </table:table-cell>
          <table:table-cell table:formula="of:=[.D706]/[.$H$2]" office:value-type="float" office:value="1.49501767484288">
            <text:p>1,4950</text:p>
          </table:table-cell>
          <table:table-cell table:formula="of:=[.D706]/[.C706]" office:value-type="float" office:value="1.0659576512009">
            <text:p>1,0660</text:p>
          </table:table-cell>
          <table:table-cell table:style-name="ce4" table:formula="of:=ABS(([.E706]-[.C706])/[.C706])" office:value-type="float" office:value="0.0083188864479649">
            <text:p>0,0083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06]" office:value-type="float" office:value="0.15">
            <text:p>0,15</text:p>
          </table:table-cell>
          <table:table-cell table:style-name="ce2" table:formula="of:=[.B707]*[.A707]*9.81" office:value-type="float" office:value="1.4826834">
            <text:p>1,4827</text:p>
          </table:table-cell>
          <table:table-cell table:style-name="Default" office:value-type="float" office:value="1.58047771453857">
            <text:p>1,58</text:p>
          </table:table-cell>
          <table:table-cell table:formula="of:=[.D707]/[.$H$2]" office:value-type="float" office:value="1.49501767484288">
            <text:p>1,4950</text:p>
          </table:table-cell>
          <table:table-cell table:formula="of:=[.D707]/[.C707]" office:value-type="float" office:value="1.0659576512009">
            <text:p>1,0660</text:p>
          </table:table-cell>
          <table:table-cell table:style-name="ce4" table:formula="of:=ABS(([.E707]-[.C707])/[.C707])" office:value-type="float" office:value="0.0083188864479649">
            <text:p>0,0083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07]" office:value-type="float" office:value="0.15">
            <text:p>0,15</text:p>
          </table:table-cell>
          <table:table-cell table:style-name="ce2" table:formula="of:=[.B708]*[.A708]*9.81" office:value-type="float" office:value="1.4826834">
            <text:p>1,4827</text:p>
          </table:table-cell>
          <table:table-cell table:style-name="Default" office:value-type="float" office:value="1.57989490032196">
            <text:p>1,58</text:p>
          </table:table-cell>
          <table:table-cell table:formula="of:=[.D708]/[.$H$2]" office:value-type="float" office:value="1.49446637472206">
            <text:p>1,4945</text:p>
          </table:table-cell>
          <table:table-cell table:formula="of:=[.D708]/[.C708]" office:value-type="float" office:value="1.06556457050909">
            <text:p>1,0656</text:p>
          </table:table-cell>
          <table:table-cell table:style-name="ce4" table:formula="of:=ABS(([.E708]-[.C708])/[.C708])" office:value-type="float" office:value="0.0079470605269207">
            <text:p>0,0079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08]" office:value-type="float" office:value="0.15">
            <text:p>0,15</text:p>
          </table:table-cell>
          <table:table-cell table:style-name="ce2" table:formula="of:=[.B709]*[.A709]*9.81" office:value-type="float" office:value="1.4826834">
            <text:p>1,4827</text:p>
          </table:table-cell>
          <table:table-cell table:style-name="Default" office:value-type="float" office:value="1.57989490032196">
            <text:p>1,58</text:p>
          </table:table-cell>
          <table:table-cell table:formula="of:=[.D709]/[.$H$2]" office:value-type="float" office:value="1.49446637472206">
            <text:p>1,4945</text:p>
          </table:table-cell>
          <table:table-cell table:formula="of:=[.D709]/[.C709]" office:value-type="float" office:value="1.06556457050909">
            <text:p>1,0656</text:p>
          </table:table-cell>
          <table:table-cell table:style-name="ce4" table:formula="of:=ABS(([.E709]-[.C709])/[.C709])" office:value-type="float" office:value="0.0079470605269207">
            <text:p>0,0079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09]" office:value-type="float" office:value="0.15">
            <text:p>0,15</text:p>
          </table:table-cell>
          <table:table-cell table:style-name="ce2" table:formula="of:=[.B710]*[.A710]*9.81" office:value-type="float" office:value="1.4826834">
            <text:p>1,4827</text:p>
          </table:table-cell>
          <table:table-cell table:style-name="Default" office:value-type="float" office:value="1.57989490032196">
            <text:p>1,58</text:p>
          </table:table-cell>
          <table:table-cell table:formula="of:=[.D710]/[.$H$2]" office:value-type="float" office:value="1.49446637472206">
            <text:p>1,4945</text:p>
          </table:table-cell>
          <table:table-cell table:formula="of:=[.D710]/[.C710]" office:value-type="float" office:value="1.06556457050909">
            <text:p>1,0656</text:p>
          </table:table-cell>
          <table:table-cell table:style-name="ce4" table:formula="of:=ABS(([.E710]-[.C710])/[.C710])" office:value-type="float" office:value="0.0079470605269207">
            <text:p>0,0079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10]" office:value-type="float" office:value="0.15">
            <text:p>0,15</text:p>
          </table:table-cell>
          <table:table-cell table:style-name="ce2" table:formula="of:=[.B711]*[.A711]*9.81" office:value-type="float" office:value="1.4826834">
            <text:p>1,4827</text:p>
          </table:table-cell>
          <table:table-cell table:style-name="Default" office:value-type="float" office:value="1.57858622074127">
            <text:p>1,58</text:p>
          </table:table-cell>
          <table:table-cell table:formula="of:=[.D711]/[.$H$2]" office:value-type="float" office:value="1.49322845843521">
            <text:p>1,4932</text:p>
          </table:table-cell>
          <table:table-cell table:formula="of:=[.D711]/[.C711]" office:value-type="float" office:value="1.06468192787568">
            <text:p>1,0647</text:p>
          </table:table-cell>
          <table:table-cell table:style-name="ce4" table:formula="of:=ABS(([.E711]-[.C711])/[.C711])" office:value-type="float" office:value="0.007112144396576">
            <text:p>0,0071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11]" office:value-type="float" office:value="0.15">
            <text:p>0,15</text:p>
          </table:table-cell>
          <table:table-cell table:style-name="ce2" table:formula="of:=[.B712]*[.A712]*9.81" office:value-type="float" office:value="1.4826834">
            <text:p>1,4827</text:p>
          </table:table-cell>
          <table:table-cell table:style-name="Default" office:value-type="float" office:value="1.57858622074127">
            <text:p>1,58</text:p>
          </table:table-cell>
          <table:table-cell table:formula="of:=[.D712]/[.$H$2]" office:value-type="float" office:value="1.49322845843521">
            <text:p>1,4932</text:p>
          </table:table-cell>
          <table:table-cell table:formula="of:=[.D712]/[.C712]" office:value-type="float" office:value="1.06468192787568">
            <text:p>1,0647</text:p>
          </table:table-cell>
          <table:table-cell table:style-name="ce4" table:formula="of:=ABS(([.E712]-[.C712])/[.C712])" office:value-type="float" office:value="0.007112144396576">
            <text:p>0,0071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12]" office:value-type="float" office:value="0.15">
            <text:p>0,15</text:p>
          </table:table-cell>
          <table:table-cell table:style-name="ce2" table:formula="of:=[.B713]*[.A713]*9.81" office:value-type="float" office:value="1.4826834">
            <text:p>1,4827</text:p>
          </table:table-cell>
          <table:table-cell table:style-name="Default" office:value-type="float" office:value="1.57858622074127">
            <text:p>1,58</text:p>
          </table:table-cell>
          <table:table-cell table:formula="of:=[.D713]/[.$H$2]" office:value-type="float" office:value="1.49322845843521">
            <text:p>1,4932</text:p>
          </table:table-cell>
          <table:table-cell table:formula="of:=[.D713]/[.C713]" office:value-type="float" office:value="1.06468192787568">
            <text:p>1,0647</text:p>
          </table:table-cell>
          <table:table-cell table:style-name="ce4" table:formula="of:=ABS(([.E713]-[.C713])/[.C713])" office:value-type="float" office:value="0.007112144396576">
            <text:p>0,0071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13]" office:value-type="float" office:value="0.15">
            <text:p>0,15</text:p>
          </table:table-cell>
          <table:table-cell table:style-name="ce2" table:formula="of:=[.B714]*[.A714]*9.81" office:value-type="float" office:value="1.4826834">
            <text:p>1,4827</text:p>
          </table:table-cell>
          <table:table-cell table:style-name="Default" office:value-type="float" office:value="1.57706069946289">
            <text:p>1,58</text:p>
          </table:table-cell>
          <table:table-cell table:formula="of:=[.D714]/[.$H$2]" office:value-type="float" office:value="1.4917854255765">
            <text:p>1,4918</text:p>
          </table:table-cell>
          <table:table-cell table:formula="of:=[.D714]/[.C714]" office:value-type="float" office:value="1.06365303574781">
            <text:p>1,0637</text:p>
          </table:table-cell>
          <table:table-cell table:style-name="ce4" table:formula="of:=ABS(([.E714]-[.C714])/[.C714])" office:value-type="float" office:value="0.00613888681596038">
            <text:p>0,0061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14]" office:value-type="float" office:value="0.15">
            <text:p>0,15</text:p>
          </table:table-cell>
          <table:table-cell table:style-name="ce2" table:formula="of:=[.B715]*[.A715]*9.81" office:value-type="float" office:value="1.4826834">
            <text:p>1,4827</text:p>
          </table:table-cell>
          <table:table-cell table:style-name="Default" office:value-type="float" office:value="1.57706069946289">
            <text:p>1,58</text:p>
          </table:table-cell>
          <table:table-cell table:formula="of:=[.D715]/[.$H$2]" office:value-type="float" office:value="1.4917854255765">
            <text:p>1,4918</text:p>
          </table:table-cell>
          <table:table-cell table:formula="of:=[.D715]/[.C715]" office:value-type="float" office:value="1.06365303574781">
            <text:p>1,0637</text:p>
          </table:table-cell>
          <table:table-cell table:style-name="ce4" table:formula="of:=ABS(([.E715]-[.C715])/[.C715])" office:value-type="float" office:value="0.00613888681596038">
            <text:p>0,0061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15]" office:value-type="float" office:value="0.15">
            <text:p>0,15</text:p>
          </table:table-cell>
          <table:table-cell table:style-name="ce2" table:formula="of:=[.B716]*[.A716]*9.81" office:value-type="float" office:value="1.4826834">
            <text:p>1,4827</text:p>
          </table:table-cell>
          <table:table-cell table:style-name="Default" office:value-type="float" office:value="1.57706069946289">
            <text:p>1,58</text:p>
          </table:table-cell>
          <table:table-cell table:formula="of:=[.D716]/[.$H$2]" office:value-type="float" office:value="1.4917854255765">
            <text:p>1,4918</text:p>
          </table:table-cell>
          <table:table-cell table:formula="of:=[.D716]/[.C716]" office:value-type="float" office:value="1.06365303574781">
            <text:p>1,0637</text:p>
          </table:table-cell>
          <table:table-cell table:style-name="ce4" table:formula="of:=ABS(([.E716]-[.C716])/[.C716])" office:value-type="float" office:value="0.00613888681596038">
            <text:p>0,0061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16]" office:value-type="float" office:value="0.15">
            <text:p>0,15</text:p>
          </table:table-cell>
          <table:table-cell table:style-name="ce2" table:formula="of:=[.B717]*[.A717]*9.81" office:value-type="float" office:value="1.4826834">
            <text:p>1,4827</text:p>
          </table:table-cell>
          <table:table-cell table:style-name="Default" office:value-type="float" office:value="1.57809829711914">
            <text:p>1,58</text:p>
          </table:table-cell>
          <table:table-cell table:formula="of:=[.D717]/[.$H$2]" office:value-type="float" office:value="1.4927669179577">
            <text:p>1,4928</text:p>
          </table:table-cell>
          <table:table-cell table:formula="of:=[.D717]/[.C717]" office:value-type="float" office:value="1.06435284641289">
            <text:p>1,0644</text:p>
          </table:table-cell>
          <table:table-cell table:style-name="ce4" table:formula="of:=ABS(([.E717]-[.C717])/[.C717])" office:value-type="float" office:value="0.00680085712006961">
            <text:p>0,0068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17]" office:value-type="float" office:value="0.15">
            <text:p>0,15</text:p>
          </table:table-cell>
          <table:table-cell table:style-name="ce2" table:formula="of:=[.B718]*[.A718]*9.81" office:value-type="float" office:value="1.4826834">
            <text:p>1,4827</text:p>
          </table:table-cell>
          <table:table-cell table:style-name="Default" office:value-type="float" office:value="1.57809829711914">
            <text:p>1,58</text:p>
          </table:table-cell>
          <table:table-cell table:formula="of:=[.D718]/[.$H$2]" office:value-type="float" office:value="1.4927669179577">
            <text:p>1,4928</text:p>
          </table:table-cell>
          <table:table-cell table:formula="of:=[.D718]/[.C718]" office:value-type="float" office:value="1.06435284641289">
            <text:p>1,0644</text:p>
          </table:table-cell>
          <table:table-cell table:style-name="ce4" table:formula="of:=ABS(([.E718]-[.C718])/[.C718])" office:value-type="float" office:value="0.00680085712006961">
            <text:p>0,0068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18]" office:value-type="float" office:value="0.15">
            <text:p>0,15</text:p>
          </table:table-cell>
          <table:table-cell table:style-name="ce2" table:formula="of:=[.B719]*[.A719]*9.81" office:value-type="float" office:value="1.4826834">
            <text:p>1,4827</text:p>
          </table:table-cell>
          <table:table-cell table:style-name="Default" office:value-type="float" office:value="1.57809829711914">
            <text:p>1,58</text:p>
          </table:table-cell>
          <table:table-cell table:formula="of:=[.D719]/[.$H$2]" office:value-type="float" office:value="1.4927669179577">
            <text:p>1,4928</text:p>
          </table:table-cell>
          <table:table-cell table:formula="of:=[.D719]/[.C719]" office:value-type="float" office:value="1.06435284641289">
            <text:p>1,0644</text:p>
          </table:table-cell>
          <table:table-cell table:style-name="ce4" table:formula="of:=ABS(([.E719]-[.C719])/[.C719])" office:value-type="float" office:value="0.00680085712006961">
            <text:p>0,00680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19]" office:value-type="float" office:value="0.15">
            <text:p>0,15</text:p>
          </table:table-cell>
          <table:table-cell table:style-name="ce2" table:formula="of:=[.B720]*[.A720]*9.81" office:value-type="float" office:value="1.4826834">
            <text:p>1,4827</text:p>
          </table:table-cell>
          <table:table-cell table:style-name="Default" office:value-type="float" office:value="1.57908117771149">
            <text:p>1,58</text:p>
          </table:table-cell>
          <table:table-cell table:formula="of:=[.D720]/[.$H$2]" office:value-type="float" office:value="1.49369665195161">
            <text:p>1,4937</text:p>
          </table:table-cell>
          <table:table-cell table:formula="of:=[.D720]/[.C720]" office:value-type="float" office:value="1.06501575299993">
            <text:p>1,0650</text:p>
          </table:table-cell>
          <table:table-cell table:style-name="ce4" table:formula="of:=ABS(([.E720]-[.C720])/[.C720])" office:value-type="float" office:value="0.00742791883392545">
            <text:p>0,0074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20]" office:value-type="float" office:value="0.15">
            <text:p>0,15</text:p>
          </table:table-cell>
          <table:table-cell table:style-name="ce2" table:formula="of:=[.B721]*[.A721]*9.81" office:value-type="float" office:value="1.4826834">
            <text:p>1,4827</text:p>
          </table:table-cell>
          <table:table-cell table:style-name="Default" office:value-type="float" office:value="1.57908117771149">
            <text:p>1,58</text:p>
          </table:table-cell>
          <table:table-cell table:formula="of:=[.D721]/[.$H$2]" office:value-type="float" office:value="1.49369665195161">
            <text:p>1,4937</text:p>
          </table:table-cell>
          <table:table-cell table:formula="of:=[.D721]/[.C721]" office:value-type="float" office:value="1.06501575299993">
            <text:p>1,0650</text:p>
          </table:table-cell>
          <table:table-cell table:style-name="ce4" table:formula="of:=ABS(([.E721]-[.C721])/[.C721])" office:value-type="float" office:value="0.00742791883392545">
            <text:p>0,0074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21]" office:value-type="float" office:value="0.15">
            <text:p>0,15</text:p>
          </table:table-cell>
          <table:table-cell table:style-name="ce2" table:formula="of:=[.B722]*[.A722]*9.81" office:value-type="float" office:value="1.4826834">
            <text:p>1,4827</text:p>
          </table:table-cell>
          <table:table-cell table:style-name="Default" office:value-type="float" office:value="1.57908117771149">
            <text:p>1,58</text:p>
          </table:table-cell>
          <table:table-cell table:formula="of:=[.D722]/[.$H$2]" office:value-type="float" office:value="1.49369665195161">
            <text:p>1,4937</text:p>
          </table:table-cell>
          <table:table-cell table:formula="of:=[.D722]/[.C722]" office:value-type="float" office:value="1.06501575299993">
            <text:p>1,0650</text:p>
          </table:table-cell>
          <table:table-cell table:style-name="ce4" table:formula="of:=ABS(([.E722]-[.C722])/[.C722])" office:value-type="float" office:value="0.00742791883392545">
            <text:p>0,0074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office:value-type="float" office:value="0.17">
            <text:p>0,17</text:p>
          </table:table-cell>
          <table:table-cell table:style-name="ce2" table:formula="of:=[.B723]*[.A723]*9.81" office:value-type="float" office:value="1.68037452">
            <text:p>1,6804</text:p>
          </table:table-cell>
          <table:table-cell table:style-name="Default" office:value-type="float" office:value="1.78949391841888">
            <text:p>1,79</text:p>
          </table:table-cell>
          <table:table-cell table:formula="of:=[.D723]/[.$H$2]" office:value-type="float" office:value="1.69273189520496">
            <text:p>1,6927</text:p>
          </table:table-cell>
          <table:table-cell table:formula="of:=[.D723]/[.C723]" office:value-type="float" office:value="1.06493754643392">
            <text:p>1,0649</text:p>
          </table:table-cell>
          <table:table-cell table:style-name="ce4" table:formula="of:=ABS(([.E723]-[.C723])/[.C723])" office:value-type="float" office:value="0.00735394107556249">
            <text:p>0,0073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23]" office:value-type="float" office:value="0.17">
            <text:p>0,17</text:p>
          </table:table-cell>
          <table:table-cell table:style-name="ce2" table:formula="of:=[.B724]*[.A724]*9.81" office:value-type="float" office:value="1.68037452">
            <text:p>1,6804</text:p>
          </table:table-cell>
          <table:table-cell table:style-name="Default" office:value-type="float" office:value="1.7881373167038">
            <text:p>1,79</text:p>
          </table:table-cell>
          <table:table-cell table:formula="of:=[.D724]/[.$H$2]" office:value-type="float" office:value="1.69144864804297">
            <text:p>1,6914</text:p>
          </table:table-cell>
          <table:table-cell table:formula="of:=[.D724]/[.C724]" office:value-type="float" office:value="1.06413022538797">
            <text:p>1,0641</text:p>
          </table:table-cell>
          <table:table-cell table:style-name="ce4" table:formula="of:=ABS(([.E724]-[.C724])/[.C724])" office:value-type="float" office:value="0.00659027372241333">
            <text:p>0,0065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24]" office:value-type="float" office:value="0.17">
            <text:p>0,17</text:p>
          </table:table-cell>
          <table:table-cell table:style-name="ce2" table:formula="of:=[.B725]*[.A725]*9.81" office:value-type="float" office:value="1.68037452">
            <text:p>1,6804</text:p>
          </table:table-cell>
          <table:table-cell table:style-name="Default" office:value-type="float" office:value="1.7881373167038">
            <text:p>1,79</text:p>
          </table:table-cell>
          <table:table-cell table:formula="of:=[.D725]/[.$H$2]" office:value-type="float" office:value="1.69144864804297">
            <text:p>1,6914</text:p>
          </table:table-cell>
          <table:table-cell table:formula="of:=[.D725]/[.C725]" office:value-type="float" office:value="1.06413022538797">
            <text:p>1,0641</text:p>
          </table:table-cell>
          <table:table-cell table:style-name="ce4" table:formula="of:=ABS(([.E725]-[.C725])/[.C725])" office:value-type="float" office:value="0.00659027372241333">
            <text:p>0,0065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25]" office:value-type="float" office:value="0.17">
            <text:p>0,17</text:p>
          </table:table-cell>
          <table:table-cell table:style-name="ce2" table:formula="of:=[.B726]*[.A726]*9.81" office:value-type="float" office:value="1.68037452">
            <text:p>1,6804</text:p>
          </table:table-cell>
          <table:table-cell table:style-name="Default" office:value-type="float" office:value="1.7881373167038">
            <text:p>1,79</text:p>
          </table:table-cell>
          <table:table-cell table:formula="of:=[.D726]/[.$H$2]" office:value-type="float" office:value="1.69144864804297">
            <text:p>1,6914</text:p>
          </table:table-cell>
          <table:table-cell table:formula="of:=[.D726]/[.C726]" office:value-type="float" office:value="1.06413022538797">
            <text:p>1,0641</text:p>
          </table:table-cell>
          <table:table-cell table:style-name="ce4" table:formula="of:=ABS(([.E726]-[.C726])/[.C726])" office:value-type="float" office:value="0.00659027372241333">
            <text:p>0,0065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26]" office:value-type="float" office:value="0.17">
            <text:p>0,17</text:p>
          </table:table-cell>
          <table:table-cell table:style-name="ce2" table:formula="of:=[.B727]*[.A727]*9.81" office:value-type="float" office:value="1.68037452">
            <text:p>1,6804</text:p>
          </table:table-cell>
          <table:table-cell table:style-name="Default" office:value-type="float" office:value="1.78545331954956">
            <text:p>1,79</text:p>
          </table:table-cell>
          <table:table-cell table:formula="of:=[.D727]/[.$H$2]" office:value-type="float" office:value="1.68890978074487">
            <text:p>1,6889</text:p>
          </table:table-cell>
          <table:table-cell table:formula="of:=[.D727]/[.C727]" office:value-type="float" office:value="1.06253296410943">
            <text:p>1,0625</text:p>
          </table:table-cell>
          <table:table-cell table:style-name="ce4" table:formula="of:=ABS(([.E727]-[.C727])/[.C727])" office:value-type="float" office:value="0.0050793800092075">
            <text:p>0,0050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27]" office:value-type="float" office:value="0.17">
            <text:p>0,17</text:p>
          </table:table-cell>
          <table:table-cell table:style-name="ce2" table:formula="of:=[.B728]*[.A728]*9.81" office:value-type="float" office:value="1.68037452">
            <text:p>1,6804</text:p>
          </table:table-cell>
          <table:table-cell table:style-name="Default" office:value-type="float" office:value="1.78545331954956">
            <text:p>1,79</text:p>
          </table:table-cell>
          <table:table-cell table:formula="of:=[.D728]/[.$H$2]" office:value-type="float" office:value="1.68890978074487">
            <text:p>1,6889</text:p>
          </table:table-cell>
          <table:table-cell table:formula="of:=[.D728]/[.C728]" office:value-type="float" office:value="1.06253296410943">
            <text:p>1,0625</text:p>
          </table:table-cell>
          <table:table-cell table:style-name="ce4" table:formula="of:=ABS(([.E728]-[.C728])/[.C728])" office:value-type="float" office:value="0.0050793800092075">
            <text:p>0,0050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28]" office:value-type="float" office:value="0.17">
            <text:p>0,17</text:p>
          </table:table-cell>
          <table:table-cell table:style-name="ce2" table:formula="of:=[.B729]*[.A729]*9.81" office:value-type="float" office:value="1.68037452">
            <text:p>1,6804</text:p>
          </table:table-cell>
          <table:table-cell table:style-name="Default" office:value-type="float" office:value="1.78545331954956">
            <text:p>1,79</text:p>
          </table:table-cell>
          <table:table-cell table:formula="of:=[.D729]/[.$H$2]" office:value-type="float" office:value="1.68890978074487">
            <text:p>1,6889</text:p>
          </table:table-cell>
          <table:table-cell table:formula="of:=[.D729]/[.C729]" office:value-type="float" office:value="1.06253296410943">
            <text:p>1,0625</text:p>
          </table:table-cell>
          <table:table-cell table:style-name="ce4" table:formula="of:=ABS(([.E729]-[.C729])/[.C729])" office:value-type="float" office:value="0.0050793800092075">
            <text:p>0,00508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29]" office:value-type="float" office:value="0.17">
            <text:p>0,17</text:p>
          </table:table-cell>
          <table:table-cell table:style-name="ce2" table:formula="of:=[.B730]*[.A730]*9.81" office:value-type="float" office:value="1.68037452">
            <text:p>1,6804</text:p>
          </table:table-cell>
          <table:table-cell table:style-name="Default" office:value-type="float" office:value="1.78280901908875">
            <text:p>1,78</text:p>
          </table:table-cell>
          <table:table-cell table:formula="of:=[.D730]/[.$H$2]" office:value-type="float" office:value="1.68640846364932">
            <text:p>1,6864</text:p>
          </table:table-cell>
          <table:table-cell table:formula="of:=[.D730]/[.C730]" office:value-type="float" office:value="1.06095932654867">
            <text:p>1,0610</text:p>
          </table:table-cell>
          <table:table-cell table:style-name="ce4" table:formula="of:=ABS(([.E730]-[.C730])/[.C730])" office:value-type="float" office:value="0.00359083262540939">
            <text:p>0,0035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30]" office:value-type="float" office:value="0.17">
            <text:p>0,17</text:p>
          </table:table-cell>
          <table:table-cell table:style-name="ce2" table:formula="of:=[.B731]*[.A731]*9.81" office:value-type="float" office:value="1.68037452">
            <text:p>1,6804</text:p>
          </table:table-cell>
          <table:table-cell table:style-name="Default" office:value-type="float" office:value="1.78280901908875">
            <text:p>1,78</text:p>
          </table:table-cell>
          <table:table-cell table:formula="of:=[.D731]/[.$H$2]" office:value-type="float" office:value="1.68640846364932">
            <text:p>1,6864</text:p>
          </table:table-cell>
          <table:table-cell table:formula="of:=[.D731]/[.C731]" office:value-type="float" office:value="1.06095932654867">
            <text:p>1,0610</text:p>
          </table:table-cell>
          <table:table-cell table:style-name="ce4" table:formula="of:=ABS(([.E731]-[.C731])/[.C731])" office:value-type="float" office:value="0.00359083262540939">
            <text:p>0,0035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31]" office:value-type="float" office:value="0.17">
            <text:p>0,17</text:p>
          </table:table-cell>
          <table:table-cell table:style-name="ce2" table:formula="of:=[.B732]*[.A732]*9.81" office:value-type="float" office:value="1.68037452">
            <text:p>1,6804</text:p>
          </table:table-cell>
          <table:table-cell table:style-name="Default" office:value-type="float" office:value="1.78280901908875">
            <text:p>1,78</text:p>
          </table:table-cell>
          <table:table-cell table:formula="of:=[.D732]/[.$H$2]" office:value-type="float" office:value="1.68640846364932">
            <text:p>1,6864</text:p>
          </table:table-cell>
          <table:table-cell table:formula="of:=[.D732]/[.C732]" office:value-type="float" office:value="1.06095932654867">
            <text:p>1,0610</text:p>
          </table:table-cell>
          <table:table-cell table:style-name="ce4" table:formula="of:=ABS(([.E732]-[.C732])/[.C732])" office:value-type="float" office:value="0.00359083262540939">
            <text:p>0,00359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32]" office:value-type="float" office:value="0.17">
            <text:p>0,17</text:p>
          </table:table-cell>
          <table:table-cell table:style-name="ce2" table:formula="of:=[.B733]*[.A733]*9.81" office:value-type="float" office:value="1.68037452">
            <text:p>1,6804</text:p>
          </table:table-cell>
          <table:table-cell table:style-name="Default" office:value-type="float" office:value="1.78285145759583">
            <text:p>1,78</text:p>
          </table:table-cell>
          <table:table-cell table:formula="of:=[.D733]/[.$H$2]" office:value-type="float" office:value="1.6864486074094">
            <text:p>1,6864</text:p>
          </table:table-cell>
          <table:table-cell table:formula="of:=[.D733]/[.C733]" office:value-type="float" office:value="1.06098458193464">
            <text:p>1,0610</text:p>
          </table:table-cell>
          <table:table-cell table:style-name="ce4" table:formula="of:=ABS(([.E733]-[.C733])/[.C733])" office:value-type="float" office:value="0.00361472239498084">
            <text:p>0,0036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33]" office:value-type="float" office:value="0.17">
            <text:p>0,17</text:p>
          </table:table-cell>
          <table:table-cell table:style-name="ce2" table:formula="of:=[.B734]*[.A734]*9.81" office:value-type="float" office:value="1.68037452">
            <text:p>1,6804</text:p>
          </table:table-cell>
          <table:table-cell table:style-name="Default" office:value-type="float" office:value="1.78285145759583">
            <text:p>1,78</text:p>
          </table:table-cell>
          <table:table-cell table:formula="of:=[.D734]/[.$H$2]" office:value-type="float" office:value="1.6864486074094">
            <text:p>1,6864</text:p>
          </table:table-cell>
          <table:table-cell table:formula="of:=[.D734]/[.C734]" office:value-type="float" office:value="1.06098458193464">
            <text:p>1,0610</text:p>
          </table:table-cell>
          <table:table-cell table:style-name="ce4" table:formula="of:=ABS(([.E734]-[.C734])/[.C734])" office:value-type="float" office:value="0.00361472239498084">
            <text:p>0,0036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34]" office:value-type="float" office:value="0.17">
            <text:p>0,17</text:p>
          </table:table-cell>
          <table:table-cell table:style-name="ce2" table:formula="of:=[.B735]*[.A735]*9.81" office:value-type="float" office:value="1.68037452">
            <text:p>1,6804</text:p>
          </table:table-cell>
          <table:table-cell table:style-name="Default" office:value-type="float" office:value="1.78285145759583">
            <text:p>1,78</text:p>
          </table:table-cell>
          <table:table-cell table:formula="of:=[.D735]/[.$H$2]" office:value-type="float" office:value="1.6864486074094">
            <text:p>1,6864</text:p>
          </table:table-cell>
          <table:table-cell table:formula="of:=[.D735]/[.C735]" office:value-type="float" office:value="1.06098458193464">
            <text:p>1,0610</text:p>
          </table:table-cell>
          <table:table-cell table:style-name="ce4" table:formula="of:=ABS(([.E735]-[.C735])/[.C735])" office:value-type="float" office:value="0.00361472239498084">
            <text:p>0,00361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35]" office:value-type="float" office:value="0.17">
            <text:p>0,17</text:p>
          </table:table-cell>
          <table:table-cell table:style-name="ce2" table:formula="of:=[.B736]*[.A736]*9.81" office:value-type="float" office:value="1.68037452">
            <text:p>1,6804</text:p>
          </table:table-cell>
          <table:table-cell table:style-name="Default" office:value-type="float" office:value="1.7857506275177">
            <text:p>1,79</text:p>
          </table:table-cell>
          <table:table-cell table:formula="of:=[.D736]/[.$H$2]" office:value-type="float" office:value="1.68919101259215">
            <text:p>1,6892</text:p>
          </table:table-cell>
          <table:table-cell table:formula="of:=[.D736]/[.C736]" office:value-type="float" office:value="1.06270989369542">
            <text:p>1,0627</text:p>
          </table:table-cell>
          <table:table-cell table:style-name="ce4" table:formula="of:=ABS(([.E736]-[.C736])/[.C736])" office:value-type="float" office:value="0.00524674260839615">
            <text:p>0,0052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36]" office:value-type="float" office:value="0.17">
            <text:p>0,17</text:p>
          </table:table-cell>
          <table:table-cell table:style-name="ce2" table:formula="of:=[.B737]*[.A737]*9.81" office:value-type="float" office:value="1.68037452">
            <text:p>1,6804</text:p>
          </table:table-cell>
          <table:table-cell table:style-name="Default" office:value-type="float" office:value="1.7857506275177">
            <text:p>1,79</text:p>
          </table:table-cell>
          <table:table-cell table:formula="of:=[.D737]/[.$H$2]" office:value-type="float" office:value="1.68919101259215">
            <text:p>1,6892</text:p>
          </table:table-cell>
          <table:table-cell table:formula="of:=[.D737]/[.C737]" office:value-type="float" office:value="1.06270989369542">
            <text:p>1,0627</text:p>
          </table:table-cell>
          <table:table-cell table:style-name="ce4" table:formula="of:=ABS(([.E737]-[.C737])/[.C737])" office:value-type="float" office:value="0.00524674260839615">
            <text:p>0,0052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37]" office:value-type="float" office:value="0.17">
            <text:p>0,17</text:p>
          </table:table-cell>
          <table:table-cell table:style-name="ce2" table:formula="of:=[.B738]*[.A738]*9.81" office:value-type="float" office:value="1.68037452">
            <text:p>1,6804</text:p>
          </table:table-cell>
          <table:table-cell table:style-name="Default" office:value-type="float" office:value="1.7857506275177">
            <text:p>1,79</text:p>
          </table:table-cell>
          <table:table-cell table:formula="of:=[.D738]/[.$H$2]" office:value-type="float" office:value="1.68919101259215">
            <text:p>1,6892</text:p>
          </table:table-cell>
          <table:table-cell table:formula="of:=[.D738]/[.C738]" office:value-type="float" office:value="1.06270989369542">
            <text:p>1,0627</text:p>
          </table:table-cell>
          <table:table-cell table:style-name="ce4" table:formula="of:=ABS(([.E738]-[.C738])/[.C738])" office:value-type="float" office:value="0.00524674260839615">
            <text:p>0,0052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38]" office:value-type="float" office:value="0.17">
            <text:p>0,17</text:p>
          </table:table-cell>
          <table:table-cell table:style-name="ce2" table:formula="of:=[.B739]*[.A739]*9.81" office:value-type="float" office:value="1.68037452">
            <text:p>1,6804</text:p>
          </table:table-cell>
          <table:table-cell table:style-name="Default" office:value-type="float" office:value="1.78897333145142">
            <text:p>1,79</text:p>
          </table:table-cell>
          <table:table-cell table:formula="of:=[.D739]/[.$H$2]" office:value-type="float" office:value="1.6922394575638">
            <text:p>1,6922</text:p>
          </table:table-cell>
          <table:table-cell table:formula="of:=[.D739]/[.C739]" office:value-type="float" office:value="1.0646277423032">
            <text:p>1,0646</text:p>
          </table:table-cell>
          <table:table-cell table:style-name="ce4" table:formula="of:=ABS(([.E739]-[.C739])/[.C739])" office:value-type="float" office:value="0.00706088876175164">
            <text:p>0,0070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39]" office:value-type="float" office:value="0.17">
            <text:p>0,17</text:p>
          </table:table-cell>
          <table:table-cell table:style-name="ce2" table:formula="of:=[.B740]*[.A740]*9.81" office:value-type="float" office:value="1.68037452">
            <text:p>1,6804</text:p>
          </table:table-cell>
          <table:table-cell table:style-name="Default" office:value-type="float" office:value="1.78897333145142">
            <text:p>1,79</text:p>
          </table:table-cell>
          <table:table-cell table:formula="of:=[.D740]/[.$H$2]" office:value-type="float" office:value="1.6922394575638">
            <text:p>1,6922</text:p>
          </table:table-cell>
          <table:table-cell table:formula="of:=[.D740]/[.C740]" office:value-type="float" office:value="1.0646277423032">
            <text:p>1,0646</text:p>
          </table:table-cell>
          <table:table-cell table:style-name="ce4" table:formula="of:=ABS(([.E740]-[.C740])/[.C740])" office:value-type="float" office:value="0.00706088876175164">
            <text:p>0,0070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40]" office:value-type="float" office:value="0.17">
            <text:p>0,17</text:p>
          </table:table-cell>
          <table:table-cell table:style-name="ce2" table:formula="of:=[.B741]*[.A741]*9.81" office:value-type="float" office:value="1.68037452">
            <text:p>1,6804</text:p>
          </table:table-cell>
          <table:table-cell table:style-name="Default" office:value-type="float" office:value="1.78897333145142">
            <text:p>1,79</text:p>
          </table:table-cell>
          <table:table-cell table:formula="of:=[.D741]/[.$H$2]" office:value-type="float" office:value="1.6922394575638">
            <text:p>1,6922</text:p>
          </table:table-cell>
          <table:table-cell table:formula="of:=[.D741]/[.C741]" office:value-type="float" office:value="1.0646277423032">
            <text:p>1,0646</text:p>
          </table:table-cell>
          <table:table-cell table:style-name="ce4" table:formula="of:=ABS(([.E741]-[.C741])/[.C741])" office:value-type="float" office:value="0.00706088876175164">
            <text:p>0,00706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41]" office:value-type="float" office:value="0.17">
            <text:p>0,17</text:p>
          </table:table-cell>
          <table:table-cell table:style-name="ce2" table:formula="of:=[.B742]*[.A742]*9.81" office:value-type="float" office:value="1.68037452">
            <text:p>1,6804</text:p>
          </table:table-cell>
          <table:table-cell table:style-name="Default" office:value-type="float" office:value="1.78984153270721">
            <text:p>1,79</text:p>
          </table:table-cell>
          <table:table-cell table:formula="of:=[.D742]/[.$H$2]" office:value-type="float" office:value="1.6930607131948">
            <text:p>1,6931</text:p>
          </table:table-cell>
          <table:table-cell table:formula="of:=[.D742]/[.C742]" office:value-type="float" office:value="1.06514441358419">
            <text:p>1,0651</text:p>
          </table:table-cell>
          <table:table-cell table:style-name="ce4" table:formula="of:=ABS(([.E742]-[.C742])/[.C742])" office:value-type="float" office:value="0.00754962244654637">
            <text:p>0,0075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42]" office:value-type="float" office:value="0.17">
            <text:p>0,17</text:p>
          </table:table-cell>
          <table:table-cell table:style-name="ce2" table:formula="of:=[.B743]*[.A743]*9.81" office:value-type="float" office:value="1.68037452">
            <text:p>1,6804</text:p>
          </table:table-cell>
          <table:table-cell table:style-name="Default" office:value-type="float" office:value="1.78984153270721">
            <text:p>1,79</text:p>
          </table:table-cell>
          <table:table-cell table:formula="of:=[.D743]/[.$H$2]" office:value-type="float" office:value="1.6930607131948">
            <text:p>1,6931</text:p>
          </table:table-cell>
          <table:table-cell table:formula="of:=[.D743]/[.C743]" office:value-type="float" office:value="1.06514441358419">
            <text:p>1,0651</text:p>
          </table:table-cell>
          <table:table-cell table:style-name="ce4" table:formula="of:=ABS(([.E743]-[.C743])/[.C743])" office:value-type="float" office:value="0.00754962244654637">
            <text:p>0,0075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43]" office:value-type="float" office:value="0.17">
            <text:p>0,17</text:p>
          </table:table-cell>
          <table:table-cell table:style-name="ce2" table:formula="of:=[.B744]*[.A744]*9.81" office:value-type="float" office:value="1.68037452">
            <text:p>1,6804</text:p>
          </table:table-cell>
          <table:table-cell table:style-name="Default" office:value-type="float" office:value="1.78984153270721">
            <text:p>1,79</text:p>
          </table:table-cell>
          <table:table-cell table:formula="of:=[.D744]/[.$H$2]" office:value-type="float" office:value="1.6930607131948">
            <text:p>1,6931</text:p>
          </table:table-cell>
          <table:table-cell table:formula="of:=[.D744]/[.C744]" office:value-type="float" office:value="1.06514441358419">
            <text:p>1,0651</text:p>
          </table:table-cell>
          <table:table-cell table:style-name="ce4" table:formula="of:=ABS(([.E744]-[.C744])/[.C744])" office:value-type="float" office:value="0.00754962244654637">
            <text:p>0,0075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44]" office:value-type="float" office:value="0.17">
            <text:p>0,17</text:p>
          </table:table-cell>
          <table:table-cell table:style-name="ce2" table:formula="of:=[.B745]*[.A745]*9.81" office:value-type="float" office:value="1.68037452">
            <text:p>1,6804</text:p>
          </table:table-cell>
          <table:table-cell table:style-name="Default" office:value-type="float" office:value="1.78820466995239">
            <text:p>1,79</text:p>
          </table:table-cell>
          <table:table-cell table:formula="of:=[.D745]/[.$H$2]" office:value-type="float" office:value="1.69151235934758">
            <text:p>1,6915</text:p>
          </table:table-cell>
          <table:table-cell table:formula="of:=[.D745]/[.C745]" office:value-type="float" office:value="1.06417030767188">
            <text:p>1,0642</text:p>
          </table:table-cell>
          <table:table-cell table:style-name="ce4" table:formula="of:=ABS(([.E745]-[.C745])/[.C745])" office:value-type="float" office:value="0.00662818866569027">
            <text:p>0,0066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45]" office:value-type="float" office:value="0.17">
            <text:p>0,17</text:p>
          </table:table-cell>
          <table:table-cell table:style-name="ce2" table:formula="of:=[.B746]*[.A746]*9.81" office:value-type="float" office:value="1.68037452">
            <text:p>1,6804</text:p>
          </table:table-cell>
          <table:table-cell table:style-name="Default" office:value-type="float" office:value="1.78820466995239">
            <text:p>1,79</text:p>
          </table:table-cell>
          <table:table-cell table:formula="of:=[.D746]/[.$H$2]" office:value-type="float" office:value="1.69151235934758">
            <text:p>1,6915</text:p>
          </table:table-cell>
          <table:table-cell table:formula="of:=[.D746]/[.C746]" office:value-type="float" office:value="1.06417030767188">
            <text:p>1,0642</text:p>
          </table:table-cell>
          <table:table-cell table:style-name="ce4" table:formula="of:=ABS(([.E746]-[.C746])/[.C746])" office:value-type="float" office:value="0.00662818866569027">
            <text:p>0,0066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46]" office:value-type="float" office:value="0.17">
            <text:p>0,17</text:p>
          </table:table-cell>
          <table:table-cell table:style-name="ce2" table:formula="of:=[.B747]*[.A747]*9.81" office:value-type="float" office:value="1.68037452">
            <text:p>1,6804</text:p>
          </table:table-cell>
          <table:table-cell table:style-name="Default" office:value-type="float" office:value="1.78820466995239">
            <text:p>1,79</text:p>
          </table:table-cell>
          <table:table-cell table:formula="of:=[.D747]/[.$H$2]" office:value-type="float" office:value="1.69151235934758">
            <text:p>1,6915</text:p>
          </table:table-cell>
          <table:table-cell table:formula="of:=[.D747]/[.C747]" office:value-type="float" office:value="1.06417030767188">
            <text:p>1,0642</text:p>
          </table:table-cell>
          <table:table-cell table:style-name="ce4" table:formula="of:=ABS(([.E747]-[.C747])/[.C747])" office:value-type="float" office:value="0.00662818866569027">
            <text:p>0,00663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47]" office:value-type="float" office:value="0.17">
            <text:p>0,17</text:p>
          </table:table-cell>
          <table:table-cell table:style-name="ce2" table:formula="of:=[.B748]*[.A748]*9.81" office:value-type="float" office:value="1.68037452">
            <text:p>1,6804</text:p>
          </table:table-cell>
          <table:table-cell table:style-name="Default" office:value-type="float" office:value="1.78502726554871">
            <text:p>1,79</text:p>
          </table:table-cell>
          <table:table-cell table:formula="of:=[.D748]/[.$H$2]" office:value-type="float" office:value="1.68850676445692">
            <text:p>1,6885</text:p>
          </table:table-cell>
          <table:table-cell table:formula="of:=[.D748]/[.C748]" office:value-type="float" office:value="1.06227941706038">
            <text:p>1,0623</text:p>
          </table:table-cell>
          <table:table-cell table:style-name="ce4" table:formula="of:=ABS(([.E748]-[.C748])/[.C748])" office:value-type="float" office:value="0.00483954282817557">
            <text:p>0,0048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48]" office:value-type="float" office:value="0.17">
            <text:p>0,17</text:p>
          </table:table-cell>
          <table:table-cell table:style-name="ce2" table:formula="of:=[.B749]*[.A749]*9.81" office:value-type="float" office:value="1.68037452">
            <text:p>1,6804</text:p>
          </table:table-cell>
          <table:table-cell table:style-name="Default" office:value-type="float" office:value="1.78502726554871">
            <text:p>1,79</text:p>
          </table:table-cell>
          <table:table-cell table:formula="of:=[.D749]/[.$H$2]" office:value-type="float" office:value="1.68850676445692">
            <text:p>1,6885</text:p>
          </table:table-cell>
          <table:table-cell table:formula="of:=[.D749]/[.C749]" office:value-type="float" office:value="1.06227941706038">
            <text:p>1,0623</text:p>
          </table:table-cell>
          <table:table-cell table:style-name="ce4" table:formula="of:=ABS(([.E749]-[.C749])/[.C749])" office:value-type="float" office:value="0.00483954282817557">
            <text:p>0,0048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49]" office:value-type="float" office:value="0.17">
            <text:p>0,17</text:p>
          </table:table-cell>
          <table:table-cell table:style-name="ce2" table:formula="of:=[.B750]*[.A750]*9.81" office:value-type="float" office:value="1.68037452">
            <text:p>1,6804</text:p>
          </table:table-cell>
          <table:table-cell table:style-name="Default" office:value-type="float" office:value="1.78502726554871">
            <text:p>1,79</text:p>
          </table:table-cell>
          <table:table-cell table:formula="of:=[.D750]/[.$H$2]" office:value-type="float" office:value="1.68850676445692">
            <text:p>1,6885</text:p>
          </table:table-cell>
          <table:table-cell table:formula="of:=[.D750]/[.C750]" office:value-type="float" office:value="1.06227941706038">
            <text:p>1,0623</text:p>
          </table:table-cell>
          <table:table-cell table:style-name="ce4" table:formula="of:=ABS(([.E750]-[.C750])/[.C750])" office:value-type="float" office:value="0.00483954282817557">
            <text:p>0,00484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50]" office:value-type="float" office:value="0.17">
            <text:p>0,17</text:p>
          </table:table-cell>
          <table:table-cell table:style-name="ce2" table:formula="of:=[.B751]*[.A751]*9.81" office:value-type="float" office:value="1.68037452">
            <text:p>1,6804</text:p>
          </table:table-cell>
          <table:table-cell table:style-name="Default" office:value-type="float" office:value="1.78161990642548">
            <text:p>1,78</text:p>
          </table:table-cell>
          <table:table-cell table:formula="of:=[.D751]/[.$H$2]" office:value-type="float" office:value="1.68528364902358">
            <text:p>1,6853</text:p>
          </table:table-cell>
          <table:table-cell table:formula="of:=[.D751]/[.C751]" office:value-type="float" office:value="1.06025167914679">
            <text:p>1,0603</text:p>
          </table:table-cell>
          <table:table-cell table:style-name="ce4" table:formula="of:=ABS(([.E751]-[.C751])/[.C751])" office:value-type="float" office:value="0.00292144933474915">
            <text:p>0,0029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51]" office:value-type="float" office:value="0.17">
            <text:p>0,17</text:p>
          </table:table-cell>
          <table:table-cell table:style-name="ce2" table:formula="of:=[.B752]*[.A752]*9.81" office:value-type="float" office:value="1.68037452">
            <text:p>1,6804</text:p>
          </table:table-cell>
          <table:table-cell table:style-name="Default" office:value-type="float" office:value="1.78161990642548">
            <text:p>1,78</text:p>
          </table:table-cell>
          <table:table-cell table:formula="of:=[.D752]/[.$H$2]" office:value-type="float" office:value="1.68528364902358">
            <text:p>1,6853</text:p>
          </table:table-cell>
          <table:table-cell table:formula="of:=[.D752]/[.C752]" office:value-type="float" office:value="1.06025167914679">
            <text:p>1,0603</text:p>
          </table:table-cell>
          <table:table-cell table:style-name="ce4" table:formula="of:=ABS(([.E752]-[.C752])/[.C752])" office:value-type="float" office:value="0.00292144933474915">
            <text:p>0,0029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52]" office:value-type="float" office:value="0.17">
            <text:p>0,17</text:p>
          </table:table-cell>
          <table:table-cell table:style-name="ce2" table:formula="of:=[.B753]*[.A753]*9.81" office:value-type="float" office:value="1.68037452">
            <text:p>1,6804</text:p>
          </table:table-cell>
          <table:table-cell table:style-name="Default" office:value-type="float" office:value="1.78161990642548">
            <text:p>1,78</text:p>
          </table:table-cell>
          <table:table-cell table:formula="of:=[.D753]/[.$H$2]" office:value-type="float" office:value="1.68528364902358">
            <text:p>1,6853</text:p>
          </table:table-cell>
          <table:table-cell table:formula="of:=[.D753]/[.C753]" office:value-type="float" office:value="1.06025167914679">
            <text:p>1,0603</text:p>
          </table:table-cell>
          <table:table-cell table:style-name="ce4" table:formula="of:=ABS(([.E753]-[.C753])/[.C753])" office:value-type="float" office:value="0.00292144933474915">
            <text:p>0,00292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53]" office:value-type="float" office:value="0.17">
            <text:p>0,17</text:p>
          </table:table-cell>
          <table:table-cell table:style-name="ce2" table:formula="of:=[.B754]*[.A754]*9.81" office:value-type="float" office:value="1.68037452">
            <text:p>1,6804</text:p>
          </table:table-cell>
          <table:table-cell table:style-name="Default" office:value-type="float" office:value="1.78114342689514">
            <text:p>1,78</text:p>
          </table:table-cell>
          <table:table-cell table:formula="of:=[.D754]/[.$H$2]" office:value-type="float" office:value="1.68483293382969">
            <text:p>1,6848</text:p>
          </table:table-cell>
          <table:table-cell table:formula="of:=[.D754]/[.C754]" office:value-type="float" office:value="1.05996812359136">
            <text:p>1,0600</text:p>
          </table:table-cell>
          <table:table-cell table:style-name="ce4" table:formula="of:=ABS(([.E754]-[.C754])/[.C754])" office:value-type="float" office:value="0.00265322627582195">
            <text:p>0,00265</text:p>
          </table:table-cell>
          <table:table-cell table:number-columns-repeated="1017"/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54]" office:value-type="float" office:value="0.17">
            <text:p>0,17</text:p>
          </table:table-cell>
          <table:table-cell table:style-name="ce2" table:formula="of:=[.B755]*[.A755]*9.81" office:value-type="float" office:value="1.68037452">
            <text:p>1,6804</text:p>
          </table:table-cell>
          <table:table-cell table:style-name="Default" office:value-type="float" office:value="1.78114342689514">
            <text:p>1,78</text:p>
          </table:table-cell>
          <table:table-cell table:formula="of:=[.D755]/[.$H$2]" office:value-type="float" office:value="1.68483293382969">
            <text:p>1,6848</text:p>
          </table:table-cell>
          <table:table-cell table:formula="of:=[.D755]/[.C755]" office:value-type="float" office:value="1.05996812359136">
            <text:p>1,0600</text:p>
          </table:table-cell>
          <table:table-cell table:style-name="ce4" table:formula="of:=ABS(([.E755]-[.C755])/[.C755])" office:value-type="float" office:value="0.00265322627582195">
            <text:p>0,00265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office:value-type="float" office:value="0.1">
            <text:p>0,1</text:p>
          </table:table-cell>
          <table:table-cell table:style-name="ce2" table:formula="of:=[.B756]*[.A756]*9.81" office:value-type="float" office:value="2.18512845">
            <text:p>2,1851</text:p>
          </table:table-cell>
          <table:table-cell table:style-name="Default" office:value-type="float" office:value="2.32465982437134">
            <text:p>2,32</text:p>
          </table:table-cell>
          <table:table-cell table:formula="of:=[.D756]/[.$H$2]" office:value-type="float" office:value="2.19896015835122">
            <text:p>2,1990</text:p>
          </table:table-cell>
          <table:table-cell table:formula="of:=[.D756]/[.C756]" office:value-type="float" office:value="1.06385499871705">
            <text:p>1,0639</text:p>
          </table:table-cell>
          <table:table-cell table:style-name="ce4" table:formula="of:=ABS(([.E756]-[.C756])/[.C756])" office:value-type="float" office:value="0.00632992918618463">
            <text:p>0,0063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56]" office:value-type="float" office:value="0.1">
            <text:p>0,1</text:p>
          </table:table-cell>
          <table:table-cell table:style-name="ce2" table:formula="of:=[.B757]*[.A757]*9.81" office:value-type="float" office:value="2.18512845">
            <text:p>2,1851</text:p>
          </table:table-cell>
          <table:table-cell table:style-name="Default" office:value-type="float" office:value="2.32465982437134">
            <text:p>2,32</text:p>
          </table:table-cell>
          <table:table-cell table:formula="of:=[.D757]/[.$H$2]" office:value-type="float" office:value="2.19896015835122">
            <text:p>2,1990</text:p>
          </table:table-cell>
          <table:table-cell table:formula="of:=[.D757]/[.C757]" office:value-type="float" office:value="1.06385499871705">
            <text:p>1,0639</text:p>
          </table:table-cell>
          <table:table-cell table:style-name="ce4" table:formula="of:=ABS(([.E757]-[.C757])/[.C757])" office:value-type="float" office:value="0.00632992918618463">
            <text:p>0,0063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57]" office:value-type="float" office:value="0.1">
            <text:p>0,1</text:p>
          </table:table-cell>
          <table:table-cell table:style-name="ce2" table:formula="of:=[.B758]*[.A758]*9.81" office:value-type="float" office:value="2.18512845">
            <text:p>2,1851</text:p>
          </table:table-cell>
          <table:table-cell table:style-name="Default" office:value-type="float" office:value="2.32465982437134">
            <text:p>2,32</text:p>
          </table:table-cell>
          <table:table-cell table:formula="of:=[.D758]/[.$H$2]" office:value-type="float" office:value="2.19896015835122">
            <text:p>2,1990</text:p>
          </table:table-cell>
          <table:table-cell table:formula="of:=[.D758]/[.C758]" office:value-type="float" office:value="1.06385499871705">
            <text:p>1,0639</text:p>
          </table:table-cell>
          <table:table-cell table:style-name="ce4" table:formula="of:=ABS(([.E758]-[.C758])/[.C758])" office:value-type="float" office:value="0.00632992918618463">
            <text:p>0,0063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58]" office:value-type="float" office:value="0.1">
            <text:p>0,1</text:p>
          </table:table-cell>
          <table:table-cell table:style-name="ce2" table:formula="of:=[.B759]*[.A759]*9.81" office:value-type="float" office:value="2.18512845">
            <text:p>2,1851</text:p>
          </table:table-cell>
          <table:table-cell table:style-name="Default" office:value-type="float" office:value="2.32387852668762">
            <text:p>2,32</text:p>
          </table:table-cell>
          <table:table-cell table:formula="of:=[.D759]/[.$H$2]" office:value-type="float" office:value="2.19822110721767">
            <text:p>2,1982</text:p>
          </table:table-cell>
          <table:table-cell table:formula="of:=[.D759]/[.C759]" office:value-type="float" office:value="1.06349744642592">
            <text:p>1,0635</text:p>
          </table:table-cell>
          <table:table-cell table:style-name="ce4" table:formula="of:=ABS(([.E759]-[.C759])/[.C759])" office:value-type="float" office:value="0.00599171056404963">
            <text:p>0,0059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59]" office:value-type="float" office:value="0.1">
            <text:p>0,1</text:p>
          </table:table-cell>
          <table:table-cell table:style-name="ce2" table:formula="of:=[.B760]*[.A760]*9.81" office:value-type="float" office:value="2.18512845">
            <text:p>2,1851</text:p>
          </table:table-cell>
          <table:table-cell table:style-name="Default" office:value-type="float" office:value="2.32387852668762">
            <text:p>2,32</text:p>
          </table:table-cell>
          <table:table-cell table:formula="of:=[.D760]/[.$H$2]" office:value-type="float" office:value="2.19822110721767">
            <text:p>2,1982</text:p>
          </table:table-cell>
          <table:table-cell table:formula="of:=[.D760]/[.C760]" office:value-type="float" office:value="1.06349744642592">
            <text:p>1,0635</text:p>
          </table:table-cell>
          <table:table-cell table:style-name="ce4" table:formula="of:=ABS(([.E760]-[.C760])/[.C760])" office:value-type="float" office:value="0.00599171056404963">
            <text:p>0,0059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60]" office:value-type="float" office:value="0.1">
            <text:p>0,1</text:p>
          </table:table-cell>
          <table:table-cell table:style-name="ce2" table:formula="of:=[.B761]*[.A761]*9.81" office:value-type="float" office:value="2.18512845">
            <text:p>2,1851</text:p>
          </table:table-cell>
          <table:table-cell table:style-name="Default" office:value-type="float" office:value="2.32387852668762">
            <text:p>2,32</text:p>
          </table:table-cell>
          <table:table-cell table:formula="of:=[.D761]/[.$H$2]" office:value-type="float" office:value="2.19822110721767">
            <text:p>2,1982</text:p>
          </table:table-cell>
          <table:table-cell table:formula="of:=[.D761]/[.C761]" office:value-type="float" office:value="1.06349744642592">
            <text:p>1,0635</text:p>
          </table:table-cell>
          <table:table-cell table:style-name="ce4" table:formula="of:=ABS(([.E761]-[.C761])/[.C761])" office:value-type="float" office:value="0.00599171056404963">
            <text:p>0,0059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61]" office:value-type="float" office:value="0.1">
            <text:p>0,1</text:p>
          </table:table-cell>
          <table:table-cell table:style-name="ce2" table:formula="of:=[.B762]*[.A762]*9.81" office:value-type="float" office:value="2.18512845">
            <text:p>2,1851</text:p>
          </table:table-cell>
          <table:table-cell table:style-name="Default" office:value-type="float" office:value="2.32621002197266">
            <text:p>2,33</text:p>
          </table:table-cell>
          <table:table-cell table:formula="of:=[.D762]/[.$H$2]" office:value-type="float" office:value="2.20042653322772">
            <text:p>2,2004</text:p>
          </table:table-cell>
          <table:table-cell table:formula="of:=[.D762]/[.C762]" office:value-type="float" office:value="1.06456442959802">
            <text:p>1,0646</text:p>
          </table:table-cell>
          <table:table-cell table:style-name="ce4" table:formula="of:=ABS(([.E762]-[.C762])/[.C762])" office:value-type="float" office:value="0.00700099951914511">
            <text:p>0,00700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62]" office:value-type="float" office:value="0.1">
            <text:p>0,1</text:p>
          </table:table-cell>
          <table:table-cell table:style-name="ce2" table:formula="of:=[.B763]*[.A763]*9.81" office:value-type="float" office:value="2.18512845">
            <text:p>2,1851</text:p>
          </table:table-cell>
          <table:table-cell table:style-name="Default" office:value-type="float" office:value="2.32621002197266">
            <text:p>2,33</text:p>
          </table:table-cell>
          <table:table-cell table:formula="of:=[.D763]/[.$H$2]" office:value-type="float" office:value="2.20042653322772">
            <text:p>2,2004</text:p>
          </table:table-cell>
          <table:table-cell table:formula="of:=[.D763]/[.C763]" office:value-type="float" office:value="1.06456442959802">
            <text:p>1,0646</text:p>
          </table:table-cell>
          <table:table-cell table:style-name="ce4" table:formula="of:=ABS(([.E763]-[.C763])/[.C763])" office:value-type="float" office:value="0.00700099951914511">
            <text:p>0,00700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63]" office:value-type="float" office:value="0.1">
            <text:p>0,1</text:p>
          </table:table-cell>
          <table:table-cell table:style-name="ce2" table:formula="of:=[.B764]*[.A764]*9.81" office:value-type="float" office:value="2.18512845">
            <text:p>2,1851</text:p>
          </table:table-cell>
          <table:table-cell table:style-name="Default" office:value-type="float" office:value="2.32621002197266">
            <text:p>2,33</text:p>
          </table:table-cell>
          <table:table-cell table:formula="of:=[.D764]/[.$H$2]" office:value-type="float" office:value="2.20042653322772">
            <text:p>2,2004</text:p>
          </table:table-cell>
          <table:table-cell table:formula="of:=[.D764]/[.C764]" office:value-type="float" office:value="1.06456442959802">
            <text:p>1,0646</text:p>
          </table:table-cell>
          <table:table-cell table:style-name="ce4" table:formula="of:=ABS(([.E764]-[.C764])/[.C764])" office:value-type="float" office:value="0.00700099951914511">
            <text:p>0,00700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64]" office:value-type="float" office:value="0.1">
            <text:p>0,1</text:p>
          </table:table-cell>
          <table:table-cell table:style-name="ce2" table:formula="of:=[.B765]*[.A765]*9.81" office:value-type="float" office:value="2.18512845">
            <text:p>2,1851</text:p>
          </table:table-cell>
          <table:table-cell table:style-name="Default" office:value-type="float" office:value="2.32356429100037">
            <text:p>2,32</text:p>
          </table:table-cell>
          <table:table-cell table:formula="of:=[.D765]/[.$H$2]" office:value-type="float" office:value="2.19792386297172">
            <text:p>2,1979</text:p>
          </table:table-cell>
          <table:table-cell table:formula="of:=[.D765]/[.C765]" office:value-type="float" office:value="1.06335363992006">
            <text:p>1,0634</text:p>
          </table:table-cell>
          <table:table-cell table:style-name="ce4" table:formula="of:=ABS(([.E765]-[.C765])/[.C765])" office:value-type="float" office:value="0.00585568000440251">
            <text:p>0,0058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65]" office:value-type="float" office:value="0.1">
            <text:p>0,1</text:p>
          </table:table-cell>
          <table:table-cell table:style-name="ce2" table:formula="of:=[.B766]*[.A766]*9.81" office:value-type="float" office:value="2.18512845">
            <text:p>2,1851</text:p>
          </table:table-cell>
          <table:table-cell table:style-name="Default" office:value-type="float" office:value="2.32356429100037">
            <text:p>2,32</text:p>
          </table:table-cell>
          <table:table-cell table:formula="of:=[.D766]/[.$H$2]" office:value-type="float" office:value="2.19792386297172">
            <text:p>2,1979</text:p>
          </table:table-cell>
          <table:table-cell table:formula="of:=[.D766]/[.C766]" office:value-type="float" office:value="1.06335363992006">
            <text:p>1,0634</text:p>
          </table:table-cell>
          <table:table-cell table:style-name="ce4" table:formula="of:=ABS(([.E766]-[.C766])/[.C766])" office:value-type="float" office:value="0.00585568000440251">
            <text:p>0,0058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66]" office:value-type="float" office:value="0.1">
            <text:p>0,1</text:p>
          </table:table-cell>
          <table:table-cell table:style-name="ce2" table:formula="of:=[.B767]*[.A767]*9.81" office:value-type="float" office:value="2.18512845">
            <text:p>2,1851</text:p>
          </table:table-cell>
          <table:table-cell table:style-name="Default" office:value-type="float" office:value="2.32356429100037">
            <text:p>2,32</text:p>
          </table:table-cell>
          <table:table-cell table:formula="of:=[.D767]/[.$H$2]" office:value-type="float" office:value="2.19792386297172">
            <text:p>2,1979</text:p>
          </table:table-cell>
          <table:table-cell table:formula="of:=[.D767]/[.C767]" office:value-type="float" office:value="1.06335363992006">
            <text:p>1,0634</text:p>
          </table:table-cell>
          <table:table-cell table:style-name="ce4" table:formula="of:=ABS(([.E767]-[.C767])/[.C767])" office:value-type="float" office:value="0.00585568000440251">
            <text:p>0,0058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67]" office:value-type="float" office:value="0.1">
            <text:p>0,1</text:p>
          </table:table-cell>
          <table:table-cell table:style-name="ce2" table:formula="of:=[.B768]*[.A768]*9.81" office:value-type="float" office:value="2.18512845">
            <text:p>2,1851</text:p>
          </table:table-cell>
          <table:table-cell table:style-name="Default" office:value-type="float" office:value="2.32369756698608">
            <text:p>2,32</text:p>
          </table:table-cell>
          <table:table-cell table:formula="of:=[.D768]/[.$H$2]" office:value-type="float" office:value="2.19804993242049">
            <text:p>2,1980</text:p>
          </table:table-cell>
          <table:table-cell table:formula="of:=[.D768]/[.C768]" office:value-type="float" office:value="1.06341463220896">
            <text:p>1,0634</text:p>
          </table:table-cell>
          <table:table-cell table:style-name="ce4" table:formula="of:=ABS(([.E768]-[.C768])/[.C768])" office:value-type="float" office:value="0.00591337430094254">
            <text:p>0,0059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68]" office:value-type="float" office:value="0.1">
            <text:p>0,1</text:p>
          </table:table-cell>
          <table:table-cell table:style-name="ce2" table:formula="of:=[.B769]*[.A769]*9.81" office:value-type="float" office:value="2.18512845">
            <text:p>2,1851</text:p>
          </table:table-cell>
          <table:table-cell table:style-name="Default" office:value-type="float" office:value="2.32369756698608">
            <text:p>2,32</text:p>
          </table:table-cell>
          <table:table-cell table:formula="of:=[.D769]/[.$H$2]" office:value-type="float" office:value="2.19804993242049">
            <text:p>2,1980</text:p>
          </table:table-cell>
          <table:table-cell table:formula="of:=[.D769]/[.C769]" office:value-type="float" office:value="1.06341463220896">
            <text:p>1,0634</text:p>
          </table:table-cell>
          <table:table-cell table:style-name="ce4" table:formula="of:=ABS(([.E769]-[.C769])/[.C769])" office:value-type="float" office:value="0.00591337430094254">
            <text:p>0,0059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69]" office:value-type="float" office:value="0.1">
            <text:p>0,1</text:p>
          </table:table-cell>
          <table:table-cell table:style-name="ce2" table:formula="of:=[.B770]*[.A770]*9.81" office:value-type="float" office:value="2.18512845">
            <text:p>2,1851</text:p>
          </table:table-cell>
          <table:table-cell table:style-name="Default" office:value-type="float" office:value="2.32369756698608">
            <text:p>2,32</text:p>
          </table:table-cell>
          <table:table-cell table:formula="of:=[.D770]/[.$H$2]" office:value-type="float" office:value="2.19804993242049">
            <text:p>2,1980</text:p>
          </table:table-cell>
          <table:table-cell table:formula="of:=[.D770]/[.C770]" office:value-type="float" office:value="1.06341463220896">
            <text:p>1,0634</text:p>
          </table:table-cell>
          <table:table-cell table:style-name="ce4" table:formula="of:=ABS(([.E770]-[.C770])/[.C770])" office:value-type="float" office:value="0.00591337430094254">
            <text:p>0,0059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70]" office:value-type="float" office:value="0.1">
            <text:p>0,1</text:p>
          </table:table-cell>
          <table:table-cell table:style-name="ce2" table:formula="of:=[.B771]*[.A771]*9.81" office:value-type="float" office:value="2.18512845">
            <text:p>2,1851</text:p>
          </table:table-cell>
          <table:table-cell table:style-name="Default" office:value-type="float" office:value="2.3244571685791">
            <text:p>2,32</text:p>
          </table:table-cell>
          <table:table-cell table:formula="of:=[.D771]/[.$H$2]" office:value-type="float" office:value="2.19876846062051">
            <text:p>2,1988</text:p>
          </table:table-cell>
          <table:table-cell table:formula="of:=[.D771]/[.C771]" office:value-type="float" office:value="1.06376225552283">
            <text:p>1,0638</text:p>
          </table:table-cell>
          <table:table-cell table:style-name="ce4" table:formula="of:=ABS(([.E771]-[.C771])/[.C771])" office:value-type="float" office:value="0.00624220082829054">
            <text:p>0,0062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71]" office:value-type="float" office:value="0.1">
            <text:p>0,1</text:p>
          </table:table-cell>
          <table:table-cell table:style-name="ce2" table:formula="of:=[.B772]*[.A772]*9.81" office:value-type="float" office:value="2.18512845">
            <text:p>2,1851</text:p>
          </table:table-cell>
          <table:table-cell table:style-name="Default" office:value-type="float" office:value="2.3244571685791">
            <text:p>2,32</text:p>
          </table:table-cell>
          <table:table-cell table:formula="of:=[.D772]/[.$H$2]" office:value-type="float" office:value="2.19876846062051">
            <text:p>2,1988</text:p>
          </table:table-cell>
          <table:table-cell table:formula="of:=[.D772]/[.C772]" office:value-type="float" office:value="1.06376225552283">
            <text:p>1,0638</text:p>
          </table:table-cell>
          <table:table-cell table:style-name="ce4" table:formula="of:=ABS(([.E772]-[.C772])/[.C772])" office:value-type="float" office:value="0.00624220082829054">
            <text:p>0,0062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72]" office:value-type="float" office:value="0.1">
            <text:p>0,1</text:p>
          </table:table-cell>
          <table:table-cell table:style-name="ce2" table:formula="of:=[.B773]*[.A773]*9.81" office:value-type="float" office:value="2.18512845">
            <text:p>2,1851</text:p>
          </table:table-cell>
          <table:table-cell table:style-name="Default" office:value-type="float" office:value="2.3244571685791">
            <text:p>2,32</text:p>
          </table:table-cell>
          <table:table-cell table:formula="of:=[.D773]/[.$H$2]" office:value-type="float" office:value="2.19876846062051">
            <text:p>2,1988</text:p>
          </table:table-cell>
          <table:table-cell table:formula="of:=[.D773]/[.C773]" office:value-type="float" office:value="1.06376225552283">
            <text:p>1,0638</text:p>
          </table:table-cell>
          <table:table-cell table:style-name="ce4" table:formula="of:=ABS(([.E773]-[.C773])/[.C773])" office:value-type="float" office:value="0.00624220082829054">
            <text:p>0,0062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73]" office:value-type="float" office:value="0.1">
            <text:p>0,1</text:p>
          </table:table-cell>
          <table:table-cell table:style-name="ce2" table:formula="of:=[.B774]*[.A774]*9.81" office:value-type="float" office:value="2.18512845">
            <text:p>2,1851</text:p>
          </table:table-cell>
          <table:table-cell table:style-name="Default" office:value-type="float" office:value="2.32537412643433">
            <text:p>2,33</text:p>
          </table:table-cell>
          <table:table-cell table:formula="of:=[.D774]/[.$H$2]" office:value-type="float" office:value="2.19963583647026">
            <text:p>2,1996</text:p>
          </table:table-cell>
          <table:table-cell table:formula="of:=[.D774]/[.C774]" office:value-type="float" office:value="1.06418189119927">
            <text:p>1,0642</text:p>
          </table:table-cell>
          <table:table-cell table:style-name="ce4" table:formula="of:=ABS(([.E774]-[.C774])/[.C774])" office:value-type="float" office:value="0.00663914584529754">
            <text:p>0,0066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74]" office:value-type="float" office:value="0.1">
            <text:p>0,1</text:p>
          </table:table-cell>
          <table:table-cell table:style-name="ce2" table:formula="of:=[.B775]*[.A775]*9.81" office:value-type="float" office:value="2.18512845">
            <text:p>2,1851</text:p>
          </table:table-cell>
          <table:table-cell table:style-name="Default" office:value-type="float" office:value="2.32537412643433">
            <text:p>2,33</text:p>
          </table:table-cell>
          <table:table-cell table:formula="of:=[.D775]/[.$H$2]" office:value-type="float" office:value="2.19963583647026">
            <text:p>2,1996</text:p>
          </table:table-cell>
          <table:table-cell table:formula="of:=[.D775]/[.C775]" office:value-type="float" office:value="1.06418189119927">
            <text:p>1,0642</text:p>
          </table:table-cell>
          <table:table-cell table:style-name="ce4" table:formula="of:=ABS(([.E775]-[.C775])/[.C775])" office:value-type="float" office:value="0.00663914584529754">
            <text:p>0,0066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75]" office:value-type="float" office:value="0.1">
            <text:p>0,1</text:p>
          </table:table-cell>
          <table:table-cell table:style-name="ce2" table:formula="of:=[.B776]*[.A776]*9.81" office:value-type="float" office:value="2.18512845">
            <text:p>2,1851</text:p>
          </table:table-cell>
          <table:table-cell table:style-name="Default" office:value-type="float" office:value="2.32537412643433">
            <text:p>2,33</text:p>
          </table:table-cell>
          <table:table-cell table:formula="of:=[.D776]/[.$H$2]" office:value-type="float" office:value="2.19963583647026">
            <text:p>2,1996</text:p>
          </table:table-cell>
          <table:table-cell table:formula="of:=[.D776]/[.C776]" office:value-type="float" office:value="1.06418189119927">
            <text:p>1,0642</text:p>
          </table:table-cell>
          <table:table-cell table:style-name="ce4" table:formula="of:=ABS(([.E776]-[.C776])/[.C776])" office:value-type="float" office:value="0.00663914584529754">
            <text:p>0,0066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76]" office:value-type="float" office:value="0.1">
            <text:p>0,1</text:p>
          </table:table-cell>
          <table:table-cell table:style-name="ce2" table:formula="of:=[.B777]*[.A777]*9.81" office:value-type="float" office:value="2.18512845">
            <text:p>2,1851</text:p>
          </table:table-cell>
          <table:table-cell table:style-name="Default" office:value-type="float" office:value="2.32414150238037">
            <text:p>2,32</text:p>
          </table:table-cell>
          <table:table-cell table:formula="of:=[.D777]/[.$H$2]" office:value-type="float" office:value="2.1984698632141">
            <text:p>2,1985</text:p>
          </table:table-cell>
          <table:table-cell table:formula="of:=[.D777]/[.C777]" office:value-type="float" office:value="1.06361779435912">
            <text:p>1,0636</text:p>
          </table:table-cell>
          <table:table-cell table:style-name="ce4" table:formula="of:=ABS(([.E777]-[.C777])/[.C777])" office:value-type="float" office:value="0.00610555100964445">
            <text:p>0,0061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77]" office:value-type="float" office:value="0.1">
            <text:p>0,1</text:p>
          </table:table-cell>
          <table:table-cell table:style-name="ce2" table:formula="of:=[.B778]*[.A778]*9.81" office:value-type="float" office:value="2.18512845">
            <text:p>2,1851</text:p>
          </table:table-cell>
          <table:table-cell table:style-name="Default" office:value-type="float" office:value="2.32414150238037">
            <text:p>2,32</text:p>
          </table:table-cell>
          <table:table-cell table:formula="of:=[.D778]/[.$H$2]" office:value-type="float" office:value="2.1984698632141">
            <text:p>2,1985</text:p>
          </table:table-cell>
          <table:table-cell table:formula="of:=[.D778]/[.C778]" office:value-type="float" office:value="1.06361779435912">
            <text:p>1,0636</text:p>
          </table:table-cell>
          <table:table-cell table:style-name="ce4" table:formula="of:=ABS(([.E778]-[.C778])/[.C778])" office:value-type="float" office:value="0.00610555100964445">
            <text:p>0,0061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78]" office:value-type="float" office:value="0.1">
            <text:p>0,1</text:p>
          </table:table-cell>
          <table:table-cell table:style-name="ce2" table:formula="of:=[.B779]*[.A779]*9.81" office:value-type="float" office:value="2.18512845">
            <text:p>2,1851</text:p>
          </table:table-cell>
          <table:table-cell table:style-name="Default" office:value-type="float" office:value="2.32414150238037">
            <text:p>2,32</text:p>
          </table:table-cell>
          <table:table-cell table:formula="of:=[.D779]/[.$H$2]" office:value-type="float" office:value="2.1984698632141">
            <text:p>2,1985</text:p>
          </table:table-cell>
          <table:table-cell table:formula="of:=[.D779]/[.C779]" office:value-type="float" office:value="1.06361779435912">
            <text:p>1,0636</text:p>
          </table:table-cell>
          <table:table-cell table:style-name="ce4" table:formula="of:=ABS(([.E779]-[.C779])/[.C779])" office:value-type="float" office:value="0.00610555100964445">
            <text:p>0,0061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79]" office:value-type="float" office:value="0.1">
            <text:p>0,1</text:p>
          </table:table-cell>
          <table:table-cell table:style-name="ce2" table:formula="of:=[.B780]*[.A780]*9.81" office:value-type="float" office:value="2.18512845">
            <text:p>2,1851</text:p>
          </table:table-cell>
          <table:table-cell table:style-name="Default" office:value-type="float" office:value="2.32580709457397">
            <text:p>2,33</text:p>
          </table:table-cell>
          <table:table-cell table:formula="of:=[.D780]/[.$H$2]" office:value-type="float" office:value="2.20004539303373">
            <text:p>2,2000</text:p>
          </table:table-cell>
          <table:table-cell table:formula="of:=[.D780]/[.C780]" office:value-type="float" office:value="1.06438003430598">
            <text:p>1,0644</text:p>
          </table:table-cell>
          <table:table-cell table:style-name="ce4" table:formula="of:=ABS(([.E780]-[.C780])/[.C780])" office:value-type="float" office:value="0.00682657490168503">
            <text:p>0,0068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80]" office:value-type="float" office:value="0.1">
            <text:p>0,1</text:p>
          </table:table-cell>
          <table:table-cell table:style-name="ce2" table:formula="of:=[.B781]*[.A781]*9.81" office:value-type="float" office:value="2.18512845">
            <text:p>2,1851</text:p>
          </table:table-cell>
          <table:table-cell table:style-name="Default" office:value-type="float" office:value="2.32580709457397">
            <text:p>2,33</text:p>
          </table:table-cell>
          <table:table-cell table:formula="of:=[.D781]/[.$H$2]" office:value-type="float" office:value="2.20004539303373">
            <text:p>2,2000</text:p>
          </table:table-cell>
          <table:table-cell table:formula="of:=[.D781]/[.C781]" office:value-type="float" office:value="1.06438003430598">
            <text:p>1,0644</text:p>
          </table:table-cell>
          <table:table-cell table:style-name="ce4" table:formula="of:=ABS(([.E781]-[.C781])/[.C781])" office:value-type="float" office:value="0.00682657490168503">
            <text:p>0,0068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81]" office:value-type="float" office:value="0.1">
            <text:p>0,1</text:p>
          </table:table-cell>
          <table:table-cell table:style-name="ce2" table:formula="of:=[.B782]*[.A782]*9.81" office:value-type="float" office:value="2.18512845">
            <text:p>2,1851</text:p>
          </table:table-cell>
          <table:table-cell table:style-name="Default" office:value-type="float" office:value="2.32580709457397">
            <text:p>2,33</text:p>
          </table:table-cell>
          <table:table-cell table:formula="of:=[.D782]/[.$H$2]" office:value-type="float" office:value="2.20004539303373">
            <text:p>2,2000</text:p>
          </table:table-cell>
          <table:table-cell table:formula="of:=[.D782]/[.C782]" office:value-type="float" office:value="1.06438003430598">
            <text:p>1,0644</text:p>
          </table:table-cell>
          <table:table-cell table:style-name="ce4" table:formula="of:=ABS(([.E782]-[.C782])/[.C782])" office:value-type="float" office:value="0.00682657490168503">
            <text:p>0,0068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82]" office:value-type="float" office:value="0.1">
            <text:p>0,1</text:p>
          </table:table-cell>
          <table:table-cell table:style-name="ce2" table:formula="of:=[.B783]*[.A783]*9.81" office:value-type="float" office:value="2.18512845">
            <text:p>2,1851</text:p>
          </table:table-cell>
          <table:table-cell table:style-name="Default" office:value-type="float" office:value="2.32321739196777">
            <text:p>2,32</text:p>
          </table:table-cell>
          <table:table-cell table:formula="of:=[.D783]/[.$H$2]" office:value-type="float" office:value="2.1975957215621">
            <text:p>2,1976</text:p>
          </table:table-cell>
          <table:table-cell table:formula="of:=[.D783]/[.C783]" office:value-type="float" office:value="1.06319488539347">
            <text:p>1,0632</text:p>
          </table:table-cell>
          <table:table-cell table:style-name="ce4" table:formula="of:=ABS(([.E783]-[.C783])/[.C783])" office:value-type="float" office:value="0.00570550969765438">
            <text:p>0,0057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83]" office:value-type="float" office:value="0.1">
            <text:p>0,1</text:p>
          </table:table-cell>
          <table:table-cell table:style-name="ce2" table:formula="of:=[.B784]*[.A784]*9.81" office:value-type="float" office:value="2.18512845">
            <text:p>2,1851</text:p>
          </table:table-cell>
          <table:table-cell table:style-name="Default" office:value-type="float" office:value="2.32321739196777">
            <text:p>2,32</text:p>
          </table:table-cell>
          <table:table-cell table:formula="of:=[.D784]/[.$H$2]" office:value-type="float" office:value="2.1975957215621">
            <text:p>2,1976</text:p>
          </table:table-cell>
          <table:table-cell table:formula="of:=[.D784]/[.C784]" office:value-type="float" office:value="1.06319488539347">
            <text:p>1,0632</text:p>
          </table:table-cell>
          <table:table-cell table:style-name="ce4" table:formula="of:=ABS(([.E784]-[.C784])/[.C784])" office:value-type="float" office:value="0.00570550969765438">
            <text:p>0,0057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84]" office:value-type="float" office:value="0.1">
            <text:p>0,1</text:p>
          </table:table-cell>
          <table:table-cell table:style-name="ce2" table:formula="of:=[.B785]*[.A785]*9.81" office:value-type="float" office:value="2.18512845">
            <text:p>2,1851</text:p>
          </table:table-cell>
          <table:table-cell table:style-name="Default" office:value-type="float" office:value="2.32321739196777">
            <text:p>2,32</text:p>
          </table:table-cell>
          <table:table-cell table:formula="of:=[.D785]/[.$H$2]" office:value-type="float" office:value="2.1975957215621">
            <text:p>2,1976</text:p>
          </table:table-cell>
          <table:table-cell table:formula="of:=[.D785]/[.C785]" office:value-type="float" office:value="1.06319488539347">
            <text:p>1,0632</text:p>
          </table:table-cell>
          <table:table-cell table:style-name="ce4" table:formula="of:=ABS(([.E785]-[.C785])/[.C785])" office:value-type="float" office:value="0.00570550969765438">
            <text:p>0,0057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85]" office:value-type="float" office:value="0.1">
            <text:p>0,1</text:p>
          </table:table-cell>
          <table:table-cell table:style-name="ce2" table:formula="of:=[.B786]*[.A786]*9.81" office:value-type="float" office:value="2.18512845">
            <text:p>2,1851</text:p>
          </table:table-cell>
          <table:table-cell table:style-name="Default" office:value-type="float" office:value="2.32532954216003">
            <text:p>2,33</text:p>
          </table:table-cell>
          <table:table-cell table:formula="of:=[.D786]/[.$H$2]" office:value-type="float" office:value="2.1995936629695">
            <text:p>2,1996</text:p>
          </table:table-cell>
          <table:table-cell table:formula="of:=[.D786]/[.C786]" office:value-type="float" office:value="1.06416148769654">
            <text:p>1,0642</text:p>
          </table:table-cell>
          <table:table-cell table:style-name="ce4" table:formula="of:=ABS(([.E786]-[.C786])/[.C786])" office:value-type="float" office:value="0.00661984560655786">
            <text:p>0,0066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86]" office:value-type="float" office:value="0.1">
            <text:p>0,1</text:p>
          </table:table-cell>
          <table:table-cell table:style-name="ce2" table:formula="of:=[.B787]*[.A787]*9.81" office:value-type="float" office:value="2.18512845">
            <text:p>2,1851</text:p>
          </table:table-cell>
          <table:table-cell table:style-name="Default" office:value-type="float" office:value="2.32532954216003">
            <text:p>2,33</text:p>
          </table:table-cell>
          <table:table-cell table:formula="of:=[.D787]/[.$H$2]" office:value-type="float" office:value="2.1995936629695">
            <text:p>2,1996</text:p>
          </table:table-cell>
          <table:table-cell table:formula="of:=[.D787]/[.C787]" office:value-type="float" office:value="1.06416148769654">
            <text:p>1,0642</text:p>
          </table:table-cell>
          <table:table-cell table:style-name="ce4" table:formula="of:=ABS(([.E787]-[.C787])/[.C787])" office:value-type="float" office:value="0.00661984560655786">
            <text:p>0,0066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87]" office:value-type="float" office:value="0.1">
            <text:p>0,1</text:p>
          </table:table-cell>
          <table:table-cell table:style-name="ce2" table:formula="of:=[.B788]*[.A788]*9.81" office:value-type="float" office:value="2.18512845">
            <text:p>2,1851</text:p>
          </table:table-cell>
          <table:table-cell table:style-name="Default" office:value-type="float" office:value="2.32532954216003">
            <text:p>2,33</text:p>
          </table:table-cell>
          <table:table-cell table:formula="of:=[.D788]/[.$H$2]" office:value-type="float" office:value="2.1995936629695">
            <text:p>2,1996</text:p>
          </table:table-cell>
          <table:table-cell table:formula="of:=[.D788]/[.C788]" office:value-type="float" office:value="1.06416148769654">
            <text:p>1,0642</text:p>
          </table:table-cell>
          <table:table-cell table:style-name="ce4" table:formula="of:=ABS(([.E788]-[.C788])/[.C788])" office:value-type="float" office:value="0.00661984560655786">
            <text:p>0,0066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88]" office:value-type="float" office:value="0.1">
            <text:p>0,1</text:p>
          </table:table-cell>
          <table:table-cell table:style-name="ce2" table:formula="of:=[.B789]*[.A789]*9.81" office:value-type="float" office:value="2.18512845">
            <text:p>2,1851</text:p>
          </table:table-cell>
          <table:table-cell table:style-name="Default" office:value-type="float" office:value="2.32214546203613">
            <text:p>2,32</text:p>
          </table:table-cell>
          <table:table-cell table:formula="of:=[.D789]/[.$H$2]" office:value-type="float" office:value="2.19658175333005">
            <text:p>2,1966</text:p>
          </table:table-cell>
          <table:table-cell table:formula="of:=[.D789]/[.C789]" office:value-type="float" office:value="1.06270432845087">
            <text:p>1,0627</text:p>
          </table:table-cell>
          <table:table-cell table:style-name="ce4" table:formula="of:=ABS(([.E789]-[.C789])/[.C789])" office:value-type="float" office:value="0.00524147828932076">
            <text:p>0,0052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89]" office:value-type="float" office:value="0.1">
            <text:p>0,1</text:p>
          </table:table-cell>
          <table:table-cell table:style-name="ce2" table:formula="of:=[.B790]*[.A790]*9.81" office:value-type="float" office:value="2.18512845">
            <text:p>2,1851</text:p>
          </table:table-cell>
          <table:table-cell table:style-name="Default" office:value-type="float" office:value="2.32214546203613">
            <text:p>2,32</text:p>
          </table:table-cell>
          <table:table-cell table:formula="of:=[.D790]/[.$H$2]" office:value-type="float" office:value="2.19658175333005">
            <text:p>2,1966</text:p>
          </table:table-cell>
          <table:table-cell table:formula="of:=[.D790]/[.C790]" office:value-type="float" office:value="1.06270432845087">
            <text:p>1,0627</text:p>
          </table:table-cell>
          <table:table-cell table:style-name="ce4" table:formula="of:=ABS(([.E790]-[.C790])/[.C790])" office:value-type="float" office:value="0.00524147828932076">
            <text:p>0,0052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90]" office:value-type="float" office:value="0.1">
            <text:p>0,1</text:p>
          </table:table-cell>
          <table:table-cell table:style-name="ce2" table:formula="of:=[.B791]*[.A791]*9.81" office:value-type="float" office:value="2.18512845">
            <text:p>2,1851</text:p>
          </table:table-cell>
          <table:table-cell table:style-name="Default" office:value-type="float" office:value="2.32214546203613">
            <text:p>2,32</text:p>
          </table:table-cell>
          <table:table-cell table:formula="of:=[.D791]/[.$H$2]" office:value-type="float" office:value="2.19658175333005">
            <text:p>2,1966</text:p>
          </table:table-cell>
          <table:table-cell table:formula="of:=[.D791]/[.C791]" office:value-type="float" office:value="1.06270432845087">
            <text:p>1,0627</text:p>
          </table:table-cell>
          <table:table-cell table:style-name="ce4" table:formula="of:=ABS(([.E791]-[.C791])/[.C791])" office:value-type="float" office:value="0.00524147828932076">
            <text:p>0,0052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91]" office:value-type="float" office:value="0.1">
            <text:p>0,1</text:p>
          </table:table-cell>
          <table:table-cell table:style-name="ce2" table:formula="of:=[.B792]*[.A792]*9.81" office:value-type="float" office:value="2.18512845">
            <text:p>2,1851</text:p>
          </table:table-cell>
          <table:table-cell table:style-name="Default" office:value-type="float" office:value="2.32531547546387">
            <text:p>2,33</text:p>
          </table:table-cell>
          <table:table-cell table:formula="of:=[.D792]/[.$H$2]" office:value-type="float" office:value="2.19958035689173">
            <text:p>2,1996</text:p>
          </table:table-cell>
          <table:table-cell table:formula="of:=[.D792]/[.C792]" office:value-type="float" office:value="1.06415505022777">
            <text:p>1,0642</text:p>
          </table:table-cell>
          <table:table-cell table:style-name="ce4" table:formula="of:=ABS(([.E792]-[.C792])/[.C792])" office:value-type="float" office:value="0.0066137562264246">
            <text:p>0,0066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92]" office:value-type="float" office:value="0.1">
            <text:p>0,1</text:p>
          </table:table-cell>
          <table:table-cell table:style-name="ce2" table:formula="of:=[.B793]*[.A793]*9.81" office:value-type="float" office:value="2.18512845">
            <text:p>2,1851</text:p>
          </table:table-cell>
          <table:table-cell table:style-name="Default" office:value-type="float" office:value="2.32531547546387">
            <text:p>2,33</text:p>
          </table:table-cell>
          <table:table-cell table:formula="of:=[.D793]/[.$H$2]" office:value-type="float" office:value="2.19958035689173">
            <text:p>2,1996</text:p>
          </table:table-cell>
          <table:table-cell table:formula="of:=[.D793]/[.C793]" office:value-type="float" office:value="1.06415505022777">
            <text:p>1,0642</text:p>
          </table:table-cell>
          <table:table-cell table:style-name="ce4" table:formula="of:=ABS(([.E793]-[.C793])/[.C793])" office:value-type="float" office:value="0.0066137562264246">
            <text:p>0,0066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93]" office:value-type="float" office:value="0.1">
            <text:p>0,1</text:p>
          </table:table-cell>
          <table:table-cell table:style-name="ce2" table:formula="of:=[.B794]*[.A794]*9.81" office:value-type="float" office:value="2.18512845">
            <text:p>2,1851</text:p>
          </table:table-cell>
          <table:table-cell table:style-name="Default" office:value-type="float" office:value="2.32531547546387">
            <text:p>2,33</text:p>
          </table:table-cell>
          <table:table-cell table:formula="of:=[.D794]/[.$H$2]" office:value-type="float" office:value="2.19958035689173">
            <text:p>2,1996</text:p>
          </table:table-cell>
          <table:table-cell table:formula="of:=[.D794]/[.C794]" office:value-type="float" office:value="1.06415505022777">
            <text:p>1,0642</text:p>
          </table:table-cell>
          <table:table-cell table:style-name="ce4" table:formula="of:=ABS(([.E794]-[.C794])/[.C794])" office:value-type="float" office:value="0.0066137562264246">
            <text:p>0,0066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94]" office:value-type="float" office:value="0.1">
            <text:p>0,1</text:p>
          </table:table-cell>
          <table:table-cell table:style-name="ce2" table:formula="of:=[.B795]*[.A795]*9.81" office:value-type="float" office:value="2.18512845">
            <text:p>2,1851</text:p>
          </table:table-cell>
          <table:table-cell table:style-name="Default" office:value-type="float" office:value="2.32086849212646">
            <text:p>2,32</text:p>
          </table:table-cell>
          <table:table-cell table:formula="of:=[.D795]/[.$H$2]" office:value-type="float" office:value="2.19537383209988">
            <text:p>2,1954</text:p>
          </table:table-cell>
          <table:table-cell table:formula="of:=[.D795]/[.C795]" office:value-type="float" office:value="1.06211993721763">
            <text:p>1,0621</text:p>
          </table:table-cell>
          <table:table-cell table:style-name="ce4" table:formula="of:=ABS(([.E795]-[.C795])/[.C795])" office:value-type="float" office:value="0.00468868642476536">
            <text:p>0,0046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95]" office:value-type="float" office:value="0.1">
            <text:p>0,1</text:p>
          </table:table-cell>
          <table:table-cell table:style-name="ce2" table:formula="of:=[.B796]*[.A796]*9.81" office:value-type="float" office:value="2.18512845">
            <text:p>2,1851</text:p>
          </table:table-cell>
          <table:table-cell table:style-name="Default" office:value-type="float" office:value="2.32086849212646">
            <text:p>2,32</text:p>
          </table:table-cell>
          <table:table-cell table:formula="of:=[.D796]/[.$H$2]" office:value-type="float" office:value="2.19537383209988">
            <text:p>2,1954</text:p>
          </table:table-cell>
          <table:table-cell table:formula="of:=[.D796]/[.C796]" office:value-type="float" office:value="1.06211993721763">
            <text:p>1,0621</text:p>
          </table:table-cell>
          <table:table-cell table:style-name="ce4" table:formula="of:=ABS(([.E796]-[.C796])/[.C796])" office:value-type="float" office:value="0.00468868642476536">
            <text:p>0,0046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96]" office:value-type="float" office:value="0.1">
            <text:p>0,1</text:p>
          </table:table-cell>
          <table:table-cell table:style-name="ce2" table:formula="of:=[.B797]*[.A797]*9.81" office:value-type="float" office:value="2.18512845">
            <text:p>2,1851</text:p>
          </table:table-cell>
          <table:table-cell table:style-name="Default" office:value-type="float" office:value="2.32086849212646">
            <text:p>2,32</text:p>
          </table:table-cell>
          <table:table-cell table:formula="of:=[.D797]/[.$H$2]" office:value-type="float" office:value="2.19537383209988">
            <text:p>2,1954</text:p>
          </table:table-cell>
          <table:table-cell table:formula="of:=[.D797]/[.C797]" office:value-type="float" office:value="1.06211993721763">
            <text:p>1,0621</text:p>
          </table:table-cell>
          <table:table-cell table:style-name="ce4" table:formula="of:=ABS(([.E797]-[.C797])/[.C797])" office:value-type="float" office:value="0.00468868642476536">
            <text:p>0,0046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97]" office:value-type="float" office:value="0.1">
            <text:p>0,1</text:p>
          </table:table-cell>
          <table:table-cell table:style-name="ce2" table:formula="of:=[.B798]*[.A798]*9.81" office:value-type="float" office:value="2.18512845">
            <text:p>2,1851</text:p>
          </table:table-cell>
          <table:table-cell table:style-name="Default" office:value-type="float" office:value="2.327308177948">
            <text:p>2,33</text:p>
          </table:table-cell>
          <table:table-cell table:formula="of:=[.D798]/[.$H$2]" office:value-type="float" office:value="2.20146530940138">
            <text:p>2,2015</text:p>
          </table:table-cell>
          <table:table-cell table:formula="of:=[.D798]/[.C798]" office:value-type="float" office:value="1.06506698860106">
            <text:p>1,0651</text:p>
          </table:table-cell>
          <table:table-cell table:style-name="ce4" table:formula="of:=ABS(([.E798]-[.C798])/[.C798])" office:value-type="float" office:value="0.00747638400908782">
            <text:p>0,0074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98]" office:value-type="float" office:value="0.1">
            <text:p>0,1</text:p>
          </table:table-cell>
          <table:table-cell table:style-name="ce2" table:formula="of:=[.B799]*[.A799]*9.81" office:value-type="float" office:value="2.18512845">
            <text:p>2,1851</text:p>
          </table:table-cell>
          <table:table-cell table:style-name="Default" office:value-type="float" office:value="2.327308177948">
            <text:p>2,33</text:p>
          </table:table-cell>
          <table:table-cell table:formula="of:=[.D799]/[.$H$2]" office:value-type="float" office:value="2.20146530940138">
            <text:p>2,2015</text:p>
          </table:table-cell>
          <table:table-cell table:formula="of:=[.D799]/[.C799]" office:value-type="float" office:value="1.06506698860106">
            <text:p>1,0651</text:p>
          </table:table-cell>
          <table:table-cell table:style-name="ce4" table:formula="of:=ABS(([.E799]-[.C799])/[.C799])" office:value-type="float" office:value="0.00747638400908782">
            <text:p>0,0074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799]" office:value-type="float" office:value="0.1">
            <text:p>0,1</text:p>
          </table:table-cell>
          <table:table-cell table:style-name="ce2" table:formula="of:=[.B800]*[.A800]*9.81" office:value-type="float" office:value="2.18512845">
            <text:p>2,1851</text:p>
          </table:table-cell>
          <table:table-cell table:style-name="Default" office:value-type="float" office:value="2.327308177948">
            <text:p>2,33</text:p>
          </table:table-cell>
          <table:table-cell table:formula="of:=[.D800]/[.$H$2]" office:value-type="float" office:value="2.20146530940138">
            <text:p>2,2015</text:p>
          </table:table-cell>
          <table:table-cell table:formula="of:=[.D800]/[.C800]" office:value-type="float" office:value="1.06506698860106">
            <text:p>1,0651</text:p>
          </table:table-cell>
          <table:table-cell table:style-name="ce4" table:formula="of:=ABS(([.E800]-[.C800])/[.C800])" office:value-type="float" office:value="0.00747638400908782">
            <text:p>0,0074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00]" office:value-type="float" office:value="0.1">
            <text:p>0,1</text:p>
          </table:table-cell>
          <table:table-cell table:style-name="ce2" table:formula="of:=[.B801]*[.A801]*9.81" office:value-type="float" office:value="2.18512845">
            <text:p>2,1851</text:p>
          </table:table-cell>
          <table:table-cell table:style-name="Default" office:value-type="float" office:value="2.32164001464844">
            <text:p>2,32</text:p>
          </table:table-cell>
          <table:table-cell table:formula="of:=[.D801]/[.$H$2]" office:value-type="float" office:value="2.19610363663701">
            <text:p>2,1961</text:p>
          </table:table-cell>
          <table:table-cell table:formula="of:=[.D801]/[.C801]" office:value-type="float" office:value="1.06247301601352">
            <text:p>1,0625</text:p>
          </table:table-cell>
          <table:table-cell table:style-name="ce4" table:formula="of:=ABS(([.E801]-[.C801])/[.C801])" office:value-type="float" office:value="0.0050226734437563">
            <text:p>0,0050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01]" office:value-type="float" office:value="0.1">
            <text:p>0,1</text:p>
          </table:table-cell>
          <table:table-cell table:style-name="ce2" table:formula="of:=[.B802]*[.A802]*9.81" office:value-type="float" office:value="2.18512845">
            <text:p>2,1851</text:p>
          </table:table-cell>
          <table:table-cell table:style-name="Default" office:value-type="float" office:value="2.32164001464844">
            <text:p>2,32</text:p>
          </table:table-cell>
          <table:table-cell table:formula="of:=[.D802]/[.$H$2]" office:value-type="float" office:value="2.19610363663701">
            <text:p>2,1961</text:p>
          </table:table-cell>
          <table:table-cell table:formula="of:=[.D802]/[.C802]" office:value-type="float" office:value="1.06247301601352">
            <text:p>1,0625</text:p>
          </table:table-cell>
          <table:table-cell table:style-name="ce4" table:formula="of:=ABS(([.E802]-[.C802])/[.C802])" office:value-type="float" office:value="0.0050226734437563">
            <text:p>0,0050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02]" office:value-type="float" office:value="0.1">
            <text:p>0,1</text:p>
          </table:table-cell>
          <table:table-cell table:style-name="ce2" table:formula="of:=[.B803]*[.A803]*9.81" office:value-type="float" office:value="2.18512845">
            <text:p>2,1851</text:p>
          </table:table-cell>
          <table:table-cell table:style-name="Default" office:value-type="float" office:value="2.32164001464844">
            <text:p>2,32</text:p>
          </table:table-cell>
          <table:table-cell table:formula="of:=[.D803]/[.$H$2]" office:value-type="float" office:value="2.19610363663701">
            <text:p>2,1961</text:p>
          </table:table-cell>
          <table:table-cell table:formula="of:=[.D803]/[.C803]" office:value-type="float" office:value="1.06247301601352">
            <text:p>1,0625</text:p>
          </table:table-cell>
          <table:table-cell table:style-name="ce4" table:formula="of:=ABS(([.E803]-[.C803])/[.C803])" office:value-type="float" office:value="0.0050226734437563">
            <text:p>0,0050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03]" office:value-type="float" office:value="0.1">
            <text:p>0,1</text:p>
          </table:table-cell>
          <table:table-cell table:style-name="ce2" table:formula="of:=[.B804]*[.A804]*9.81" office:value-type="float" office:value="2.18512845">
            <text:p>2,1851</text:p>
          </table:table-cell>
          <table:table-cell table:style-name="Default" office:value-type="float" office:value="2.32560157775879">
            <text:p>2,33</text:p>
          </table:table-cell>
          <table:table-cell table:formula="of:=[.D804]/[.$H$2]" office:value-type="float" office:value="2.19985098898213">
            <text:p>2,1999</text:p>
          </table:table-cell>
          <table:table-cell table:formula="of:=[.D804]/[.C804]" office:value-type="float" office:value="1.06428598179608">
            <text:p>1,0643</text:p>
          </table:table-cell>
          <table:table-cell table:style-name="ce4" table:formula="of:=ABS(([.E804]-[.C804])/[.C804])" office:value-type="float" office:value="0.00673760802580133">
            <text:p>0,0067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04]" office:value-type="float" office:value="0.1">
            <text:p>0,1</text:p>
          </table:table-cell>
          <table:table-cell table:style-name="ce2" table:formula="of:=[.B805]*[.A805]*9.81" office:value-type="float" office:value="2.18512845">
            <text:p>2,1851</text:p>
          </table:table-cell>
          <table:table-cell table:style-name="Default" office:value-type="float" office:value="2.32560157775879">
            <text:p>2,33</text:p>
          </table:table-cell>
          <table:table-cell table:formula="of:=[.D805]/[.$H$2]" office:value-type="float" office:value="2.19985098898213">
            <text:p>2,1999</text:p>
          </table:table-cell>
          <table:table-cell table:formula="of:=[.D805]/[.C805]" office:value-type="float" office:value="1.06428598179608">
            <text:p>1,0643</text:p>
          </table:table-cell>
          <table:table-cell table:style-name="ce4" table:formula="of:=ABS(([.E805]-[.C805])/[.C805])" office:value-type="float" office:value="0.00673760802580133">
            <text:p>0,0067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05]" office:value-type="float" office:value="0.1">
            <text:p>0,1</text:p>
          </table:table-cell>
          <table:table-cell table:style-name="ce2" table:formula="of:=[.B806]*[.A806]*9.81" office:value-type="float" office:value="2.18512845">
            <text:p>2,1851</text:p>
          </table:table-cell>
          <table:table-cell table:style-name="Default" office:value-type="float" office:value="2.32560157775879">
            <text:p>2,33</text:p>
          </table:table-cell>
          <table:table-cell table:formula="of:=[.D806]/[.$H$2]" office:value-type="float" office:value="2.19985098898213">
            <text:p>2,1999</text:p>
          </table:table-cell>
          <table:table-cell table:formula="of:=[.D806]/[.C806]" office:value-type="float" office:value="1.06428598179608">
            <text:p>1,0643</text:p>
          </table:table-cell>
          <table:table-cell table:style-name="ce4" table:formula="of:=ABS(([.E806]-[.C806])/[.C806])" office:value-type="float" office:value="0.00673760802580133">
            <text:p>0,0067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06]" office:value-type="float" office:value="0.1">
            <text:p>0,1</text:p>
          </table:table-cell>
          <table:table-cell table:style-name="ce2" table:formula="of:=[.B807]*[.A807]*9.81" office:value-type="float" office:value="2.18512845">
            <text:p>2,1851</text:p>
          </table:table-cell>
          <table:table-cell table:style-name="Default" office:value-type="float" office:value="2.32289600372314">
            <text:p>2,32</text:p>
          </table:table-cell>
          <table:table-cell table:formula="of:=[.D807]/[.$H$2]" office:value-type="float" office:value="2.19729171151388">
            <text:p>2,1973</text:p>
          </table:table-cell>
          <table:table-cell table:formula="of:=[.D807]/[.C807]" office:value-type="float" office:value="1.0630478055984">
            <text:p>1,0630</text:p>
          </table:table-cell>
          <table:table-cell table:style-name="ce4" table:formula="of:=ABS(([.E807]-[.C807])/[.C807])" office:value-type="float" office:value="0.00556638284302012">
            <text:p>0,0055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07]" office:value-type="float" office:value="0.1">
            <text:p>0,1</text:p>
          </table:table-cell>
          <table:table-cell table:style-name="ce2" table:formula="of:=[.B808]*[.A808]*9.81" office:value-type="float" office:value="2.18512845">
            <text:p>2,1851</text:p>
          </table:table-cell>
          <table:table-cell table:style-name="Default" office:value-type="float" office:value="2.32289600372314">
            <text:p>2,32</text:p>
          </table:table-cell>
          <table:table-cell table:formula="of:=[.D808]/[.$H$2]" office:value-type="float" office:value="2.19729171151388">
            <text:p>2,1973</text:p>
          </table:table-cell>
          <table:table-cell table:formula="of:=[.D808]/[.C808]" office:value-type="float" office:value="1.0630478055984">
            <text:p>1,0630</text:p>
          </table:table-cell>
          <table:table-cell table:style-name="ce4" table:formula="of:=ABS(([.E808]-[.C808])/[.C808])" office:value-type="float" office:value="0.00556638284302012">
            <text:p>0,0055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08]" office:value-type="float" office:value="0.1">
            <text:p>0,1</text:p>
          </table:table-cell>
          <table:table-cell table:style-name="ce2" table:formula="of:=[.B809]*[.A809]*9.81" office:value-type="float" office:value="2.18512845">
            <text:p>2,1851</text:p>
          </table:table-cell>
          <table:table-cell table:style-name="Default" office:value-type="float" office:value="2.32289600372314">
            <text:p>2,32</text:p>
          </table:table-cell>
          <table:table-cell table:formula="of:=[.D809]/[.$H$2]" office:value-type="float" office:value="2.19729171151388">
            <text:p>2,1973</text:p>
          </table:table-cell>
          <table:table-cell table:formula="of:=[.D809]/[.C809]" office:value-type="float" office:value="1.0630478055984">
            <text:p>1,0630</text:p>
          </table:table-cell>
          <table:table-cell table:style-name="ce4" table:formula="of:=ABS(([.E809]-[.C809])/[.C809])" office:value-type="float" office:value="0.00556638284302012">
            <text:p>0,0055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09]" office:value-type="float" office:value="0.1">
            <text:p>0,1</text:p>
          </table:table-cell>
          <table:table-cell table:style-name="ce2" table:formula="of:=[.B810]*[.A810]*9.81" office:value-type="float" office:value="2.18512845">
            <text:p>2,1851</text:p>
          </table:table-cell>
          <table:table-cell table:style-name="Default" office:value-type="float" office:value="2.32289600372314">
            <text:p>2,32</text:p>
          </table:table-cell>
          <table:table-cell table:formula="of:=[.D810]/[.$H$2]" office:value-type="float" office:value="2.19729171151388">
            <text:p>2,1973</text:p>
          </table:table-cell>
          <table:table-cell table:formula="of:=[.D810]/[.C810]" office:value-type="float" office:value="1.0630478055984">
            <text:p>1,0630</text:p>
          </table:table-cell>
          <table:table-cell table:style-name="ce4" table:formula="of:=ABS(([.E810]-[.C810])/[.C810])" office:value-type="float" office:value="0.00556638284302012">
            <text:p>0,0055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10]" office:value-type="float" office:value="0.1">
            <text:p>0,1</text:p>
          </table:table-cell>
          <table:table-cell table:style-name="ce2" table:formula="of:=[.B811]*[.A811]*9.81" office:value-type="float" office:value="2.18512845">
            <text:p>2,1851</text:p>
          </table:table-cell>
          <table:table-cell table:style-name="Default" office:value-type="float" office:value="2.32548856735229">
            <text:p>2,33</text:p>
          </table:table-cell>
          <table:table-cell table:formula="of:=[.D811]/[.$H$2]" office:value-type="float" office:value="2.19974408930641">
            <text:p>2,1997</text:p>
          </table:table-cell>
          <table:table-cell table:formula="of:=[.D811]/[.C811]" office:value-type="float" office:value="1.06423426382659">
            <text:p>1,0642</text:p>
          </table:table-cell>
          <table:table-cell table:style-name="ce4" table:formula="of:=ABS(([.E811]-[.C811])/[.C811])" office:value-type="float" office:value="0.00668868656504465">
            <text:p>0,0066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11]" office:value-type="float" office:value="0.1">
            <text:p>0,1</text:p>
          </table:table-cell>
          <table:table-cell table:style-name="ce2" table:formula="of:=[.B812]*[.A812]*9.81" office:value-type="float" office:value="2.18512845">
            <text:p>2,1851</text:p>
          </table:table-cell>
          <table:table-cell table:style-name="Default" office:value-type="float" office:value="2.32548856735229">
            <text:p>2,33</text:p>
          </table:table-cell>
          <table:table-cell table:formula="of:=[.D812]/[.$H$2]" office:value-type="float" office:value="2.19974408930641">
            <text:p>2,1997</text:p>
          </table:table-cell>
          <table:table-cell table:formula="of:=[.D812]/[.C812]" office:value-type="float" office:value="1.06423426382659">
            <text:p>1,0642</text:p>
          </table:table-cell>
          <table:table-cell table:style-name="ce4" table:formula="of:=ABS(([.E812]-[.C812])/[.C812])" office:value-type="float" office:value="0.00668868656504465">
            <text:p>0,0066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12]" office:value-type="float" office:value="0.1">
            <text:p>0,1</text:p>
          </table:table-cell>
          <table:table-cell table:style-name="ce2" table:formula="of:=[.B813]*[.A813]*9.81" office:value-type="float" office:value="2.18512845">
            <text:p>2,1851</text:p>
          </table:table-cell>
          <table:table-cell table:style-name="Default" office:value-type="float" office:value="2.32548856735229">
            <text:p>2,33</text:p>
          </table:table-cell>
          <table:table-cell table:formula="of:=[.D813]/[.$H$2]" office:value-type="float" office:value="2.19974408930641">
            <text:p>2,1997</text:p>
          </table:table-cell>
          <table:table-cell table:formula="of:=[.D813]/[.C813]" office:value-type="float" office:value="1.06423426382659">
            <text:p>1,0642</text:p>
          </table:table-cell>
          <table:table-cell table:style-name="ce4" table:formula="of:=ABS(([.E813]-[.C813])/[.C813])" office:value-type="float" office:value="0.00668868656504465">
            <text:p>0,0066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13]" office:value-type="float" office:value="0.1">
            <text:p>0,1</text:p>
          </table:table-cell>
          <table:table-cell table:style-name="ce2" table:formula="of:=[.B814]*[.A814]*9.81" office:value-type="float" office:value="2.18512845">
            <text:p>2,1851</text:p>
          </table:table-cell>
          <table:table-cell table:style-name="Default" office:value-type="float" office:value="2.32233953475952">
            <text:p>2,32</text:p>
          </table:table-cell>
          <table:table-cell table:formula="of:=[.D814]/[.$H$2]" office:value-type="float" office:value="2.19676533209804">
            <text:p>2,1968</text:p>
          </table:table-cell>
          <table:table-cell table:formula="of:=[.D814]/[.C814]" office:value-type="float" office:value="1.06279314369804">
            <text:p>1,0628</text:p>
          </table:table-cell>
          <table:table-cell table:style-name="ce4" table:formula="of:=ABS(([.E814]-[.C814])/[.C814])" office:value-type="float" office:value="0.00532549109323239">
            <text:p>0,0053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14]" office:value-type="float" office:value="0.1">
            <text:p>0,1</text:p>
          </table:table-cell>
          <table:table-cell table:style-name="ce2" table:formula="of:=[.B815]*[.A815]*9.81" office:value-type="float" office:value="2.18512845">
            <text:p>2,1851</text:p>
          </table:table-cell>
          <table:table-cell table:style-name="Default" office:value-type="float" office:value="2.32233953475952">
            <text:p>2,32</text:p>
          </table:table-cell>
          <table:table-cell table:formula="of:=[.D815]/[.$H$2]" office:value-type="float" office:value="2.19676533209804">
            <text:p>2,1968</text:p>
          </table:table-cell>
          <table:table-cell table:formula="of:=[.D815]/[.C815]" office:value-type="float" office:value="1.06279314369804">
            <text:p>1,0628</text:p>
          </table:table-cell>
          <table:table-cell table:style-name="ce4" table:formula="of:=ABS(([.E815]-[.C815])/[.C815])" office:value-type="float" office:value="0.00532549109323239">
            <text:p>0,0053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15]" office:value-type="float" office:value="0.1">
            <text:p>0,1</text:p>
          </table:table-cell>
          <table:table-cell table:style-name="ce2" table:formula="of:=[.B816]*[.A816]*9.81" office:value-type="float" office:value="2.18512845">
            <text:p>2,1851</text:p>
          </table:table-cell>
          <table:table-cell table:style-name="Default" office:value-type="float" office:value="2.32233953475952">
            <text:p>2,32</text:p>
          </table:table-cell>
          <table:table-cell table:formula="of:=[.D816]/[.$H$2]" office:value-type="float" office:value="2.19676533209804">
            <text:p>2,1968</text:p>
          </table:table-cell>
          <table:table-cell table:formula="of:=[.D816]/[.C816]" office:value-type="float" office:value="1.06279314369804">
            <text:p>1,0628</text:p>
          </table:table-cell>
          <table:table-cell table:style-name="ce4" table:formula="of:=ABS(([.E816]-[.C816])/[.C816])" office:value-type="float" office:value="0.00532549109323239">
            <text:p>0,0053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16]" office:value-type="float" office:value="0.1">
            <text:p>0,1</text:p>
          </table:table-cell>
          <table:table-cell table:style-name="ce2" table:formula="of:=[.B817]*[.A817]*9.81" office:value-type="float" office:value="2.18512845">
            <text:p>2,1851</text:p>
          </table:table-cell>
          <table:table-cell table:style-name="Default" office:value-type="float" office:value="2.32754755020142">
            <text:p>2,33</text:p>
          </table:table-cell>
          <table:table-cell table:formula="of:=[.D817]/[.$H$2]" office:value-type="float" office:value="2.20169173825036">
            <text:p>2,2017</text:p>
          </table:table-cell>
          <table:table-cell table:formula="of:=[.D817]/[.C817]" office:value-type="float" office:value="1.06517653467988">
            <text:p>1,0652</text:p>
          </table:table-cell>
          <table:table-cell table:style-name="ce4" table:formula="of:=ABS(([.E817]-[.C817])/[.C817])" office:value-type="float" office:value="0.00758000668123455">
            <text:p>0,0075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office:value-type="float" office:value="0.15">
            <text:p>0,15</text:p>
          </table:table-cell>
          <table:table-cell table:style-name="ce2" table:formula="of:=[.B818]*[.A818]*9.81" office:value-type="float" office:value="3.277692675">
            <text:p>3,2777</text:p>
          </table:table-cell>
          <table:table-cell table:style-name="Default" office:value-type="float" office:value="3.48218488693237">
            <text:p>3,48</text:p>
          </table:table-cell>
          <table:table-cell table:formula="of:=[.D818]/[.$H$2]" office:value-type="float" office:value="3.29389519709524">
            <text:p>3,2939</text:p>
          </table:table-cell>
          <table:table-cell table:formula="of:=[.D818]/[.C818]" office:value-type="float" office:value="1.06238907433027">
            <text:p>1,0624</text:p>
          </table:table-cell>
          <table:table-cell table:style-name="ce4" table:formula="of:=ABS(([.E818]-[.C818])/[.C818])" office:value-type="float" office:value="0.00494327067904246">
            <text:p>0,0049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18]" office:value-type="float" office:value="0.15">
            <text:p>0,15</text:p>
          </table:table-cell>
          <table:table-cell table:style-name="ce2" table:formula="of:=[.B819]*[.A819]*9.81" office:value-type="float" office:value="3.277692675">
            <text:p>3,2777</text:p>
          </table:table-cell>
          <table:table-cell table:style-name="Default" office:value-type="float" office:value="3.48218488693237">
            <text:p>3,48</text:p>
          </table:table-cell>
          <table:table-cell table:formula="of:=[.D819]/[.$H$2]" office:value-type="float" office:value="3.29389519709524">
            <text:p>3,2939</text:p>
          </table:table-cell>
          <table:table-cell table:formula="of:=[.D819]/[.C819]" office:value-type="float" office:value="1.06238907433027">
            <text:p>1,0624</text:p>
          </table:table-cell>
          <table:table-cell table:style-name="ce4" table:formula="of:=ABS(([.E819]-[.C819])/[.C819])" office:value-type="float" office:value="0.00494327067904246">
            <text:p>0,0049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19]" office:value-type="float" office:value="0.15">
            <text:p>0,15</text:p>
          </table:table-cell>
          <table:table-cell table:style-name="ce2" table:formula="of:=[.B820]*[.A820]*9.81" office:value-type="float" office:value="3.277692675">
            <text:p>3,2777</text:p>
          </table:table-cell>
          <table:table-cell table:style-name="Default" office:value-type="float" office:value="3.48218488693237">
            <text:p>3,48</text:p>
          </table:table-cell>
          <table:table-cell table:formula="of:=[.D820]/[.$H$2]" office:value-type="float" office:value="3.29389519709524">
            <text:p>3,2939</text:p>
          </table:table-cell>
          <table:table-cell table:formula="of:=[.D820]/[.C820]" office:value-type="float" office:value="1.06238907433027">
            <text:p>1,0624</text:p>
          </table:table-cell>
          <table:table-cell table:style-name="ce4" table:formula="of:=ABS(([.E820]-[.C820])/[.C820])" office:value-type="float" office:value="0.00494327067904246">
            <text:p>0,0049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20]" office:value-type="float" office:value="0.15">
            <text:p>0,15</text:p>
          </table:table-cell>
          <table:table-cell table:style-name="ce2" table:formula="of:=[.B821]*[.A821]*9.81" office:value-type="float" office:value="3.277692675">
            <text:p>3,2777</text:p>
          </table:table-cell>
          <table:table-cell table:style-name="Default" office:value-type="float" office:value="3.48652267456055">
            <text:p>3,49</text:p>
          </table:table-cell>
          <table:table-cell table:formula="of:=[.D821]/[.$H$2]" office:value-type="float" office:value="3.29799843063924">
            <text:p>3,2980</text:p>
          </table:table-cell>
          <table:table-cell table:formula="of:=[.D821]/[.C821]" office:value-type="float" office:value="1.06371250152687">
            <text:p>1,0637</text:p>
          </table:table-cell>
          <table:table-cell table:style-name="ce4" table:formula="of:=ABS(([.E821]-[.C821])/[.C821])" office:value-type="float" office:value="0.00619513714452889">
            <text:p>0,00620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21]" office:value-type="float" office:value="0.15">
            <text:p>0,15</text:p>
          </table:table-cell>
          <table:table-cell table:style-name="ce2" table:formula="of:=[.B822]*[.A822]*9.81" office:value-type="float" office:value="3.277692675">
            <text:p>3,2777</text:p>
          </table:table-cell>
          <table:table-cell table:style-name="Default" office:value-type="float" office:value="3.48652267456055">
            <text:p>3,49</text:p>
          </table:table-cell>
          <table:table-cell table:formula="of:=[.D822]/[.$H$2]" office:value-type="float" office:value="3.29799843063924">
            <text:p>3,2980</text:p>
          </table:table-cell>
          <table:table-cell table:formula="of:=[.D822]/[.C822]" office:value-type="float" office:value="1.06371250152687">
            <text:p>1,0637</text:p>
          </table:table-cell>
          <table:table-cell table:style-name="ce4" table:formula="of:=ABS(([.E822]-[.C822])/[.C822])" office:value-type="float" office:value="0.00619513714452889">
            <text:p>0,00620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22]" office:value-type="float" office:value="0.15">
            <text:p>0,15</text:p>
          </table:table-cell>
          <table:table-cell table:style-name="ce2" table:formula="of:=[.B823]*[.A823]*9.81" office:value-type="float" office:value="3.277692675">
            <text:p>3,2777</text:p>
          </table:table-cell>
          <table:table-cell table:style-name="Default" office:value-type="float" office:value="3.48652267456055">
            <text:p>3,49</text:p>
          </table:table-cell>
          <table:table-cell table:formula="of:=[.D823]/[.$H$2]" office:value-type="float" office:value="3.29799843063924">
            <text:p>3,2980</text:p>
          </table:table-cell>
          <table:table-cell table:formula="of:=[.D823]/[.C823]" office:value-type="float" office:value="1.06371250152687">
            <text:p>1,0637</text:p>
          </table:table-cell>
          <table:table-cell table:style-name="ce4" table:formula="of:=ABS(([.E823]-[.C823])/[.C823])" office:value-type="float" office:value="0.00619513714452889">
            <text:p>0,00620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23]" office:value-type="float" office:value="0.15">
            <text:p>0,15</text:p>
          </table:table-cell>
          <table:table-cell table:style-name="ce2" table:formula="of:=[.B824]*[.A824]*9.81" office:value-type="float" office:value="3.277692675">
            <text:p>3,2777</text:p>
          </table:table-cell>
          <table:table-cell table:style-name="Default" office:value-type="float" office:value="3.48617267608643">
            <text:p>3,49</text:p>
          </table:table-cell>
          <table:table-cell table:formula="of:=[.D824]/[.$H$2]" office:value-type="float" office:value="3.29766735738198">
            <text:p>3,2977</text:p>
          </table:table-cell>
          <table:table-cell table:formula="of:=[.D824]/[.C824]" office:value-type="float" office:value="1.06360571955894">
            <text:p>1,0636</text:p>
          </table:table-cell>
          <table:table-cell table:style-name="ce4" table:formula="of:=ABS(([.E824]-[.C824])/[.C824])" office:value-type="float" office:value="0.00609412912148153">
            <text:p>0,0060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24]" office:value-type="float" office:value="0.15">
            <text:p>0,15</text:p>
          </table:table-cell>
          <table:table-cell table:style-name="ce2" table:formula="of:=[.B825]*[.A825]*9.81" office:value-type="float" office:value="3.277692675">
            <text:p>3,2777</text:p>
          </table:table-cell>
          <table:table-cell table:style-name="Default" office:value-type="float" office:value="3.48617267608643">
            <text:p>3,49</text:p>
          </table:table-cell>
          <table:table-cell table:formula="of:=[.D825]/[.$H$2]" office:value-type="float" office:value="3.29766735738198">
            <text:p>3,2977</text:p>
          </table:table-cell>
          <table:table-cell table:formula="of:=[.D825]/[.C825]" office:value-type="float" office:value="1.06360571955894">
            <text:p>1,0636</text:p>
          </table:table-cell>
          <table:table-cell table:style-name="ce4" table:formula="of:=ABS(([.E825]-[.C825])/[.C825])" office:value-type="float" office:value="0.00609412912148153">
            <text:p>0,0060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25]" office:value-type="float" office:value="0.15">
            <text:p>0,15</text:p>
          </table:table-cell>
          <table:table-cell table:style-name="ce2" table:formula="of:=[.B826]*[.A826]*9.81" office:value-type="float" office:value="3.277692675">
            <text:p>3,2777</text:p>
          </table:table-cell>
          <table:table-cell table:style-name="Default" office:value-type="float" office:value="3.48617267608643">
            <text:p>3,49</text:p>
          </table:table-cell>
          <table:table-cell table:formula="of:=[.D826]/[.$H$2]" office:value-type="float" office:value="3.29766735738198">
            <text:p>3,2977</text:p>
          </table:table-cell>
          <table:table-cell table:formula="of:=[.D826]/[.C826]" office:value-type="float" office:value="1.06360571955894">
            <text:p>1,0636</text:p>
          </table:table-cell>
          <table:table-cell table:style-name="ce4" table:formula="of:=ABS(([.E826]-[.C826])/[.C826])" office:value-type="float" office:value="0.00609412912148153">
            <text:p>0,0060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26]" office:value-type="float" office:value="0.15">
            <text:p>0,15</text:p>
          </table:table-cell>
          <table:table-cell table:style-name="ce2" table:formula="of:=[.B827]*[.A827]*9.81" office:value-type="float" office:value="3.277692675">
            <text:p>3,2777</text:p>
          </table:table-cell>
          <table:table-cell table:style-name="Default" office:value-type="float" office:value="3.47257232666016">
            <text:p>3,47</text:p>
          </table:table-cell>
          <table:table-cell table:formula="of:=[.D827]/[.$H$2]" office:value-type="float" office:value="3.28480240991118">
            <text:p>3,2848</text:p>
          </table:table-cell>
          <table:table-cell table:formula="of:=[.D827]/[.C827]" office:value-type="float" office:value="1.05945635267961">
            <text:p>1,0595</text:p>
          </table:table-cell>
          <table:table-cell table:style-name="ce4" table:formula="of:=ABS(([.E827]-[.C827])/[.C827])" office:value-type="float" office:value="0.00216912798610109">
            <text:p>0,0021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27]" office:value-type="float" office:value="0.15">
            <text:p>0,15</text:p>
          </table:table-cell>
          <table:table-cell table:style-name="ce2" table:formula="of:=[.B828]*[.A828]*9.81" office:value-type="float" office:value="3.277692675">
            <text:p>3,2777</text:p>
          </table:table-cell>
          <table:table-cell table:style-name="Default" office:value-type="float" office:value="3.47257232666016">
            <text:p>3,47</text:p>
          </table:table-cell>
          <table:table-cell table:formula="of:=[.D828]/[.$H$2]" office:value-type="float" office:value="3.28480240991118">
            <text:p>3,2848</text:p>
          </table:table-cell>
          <table:table-cell table:formula="of:=[.D828]/[.C828]" office:value-type="float" office:value="1.05945635267961">
            <text:p>1,0595</text:p>
          </table:table-cell>
          <table:table-cell table:style-name="ce4" table:formula="of:=ABS(([.E828]-[.C828])/[.C828])" office:value-type="float" office:value="0.00216912798610109">
            <text:p>0,0021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28]" office:value-type="float" office:value="0.15">
            <text:p>0,15</text:p>
          </table:table-cell>
          <table:table-cell table:style-name="ce2" table:formula="of:=[.B829]*[.A829]*9.81" office:value-type="float" office:value="3.277692675">
            <text:p>3,2777</text:p>
          </table:table-cell>
          <table:table-cell table:style-name="Default" office:value-type="float" office:value="3.47257232666016">
            <text:p>3,47</text:p>
          </table:table-cell>
          <table:table-cell table:formula="of:=[.D829]/[.$H$2]" office:value-type="float" office:value="3.28480240991118">
            <text:p>3,2848</text:p>
          </table:table-cell>
          <table:table-cell table:formula="of:=[.D829]/[.C829]" office:value-type="float" office:value="1.05945635267961">
            <text:p>1,0595</text:p>
          </table:table-cell>
          <table:table-cell table:style-name="ce4" table:formula="of:=ABS(([.E829]-[.C829])/[.C829])" office:value-type="float" office:value="0.00216912798610109">
            <text:p>0,0021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29]" office:value-type="float" office:value="0.15">
            <text:p>0,15</text:p>
          </table:table-cell>
          <table:table-cell table:style-name="ce2" table:formula="of:=[.B830]*[.A830]*9.81" office:value-type="float" office:value="3.277692675">
            <text:p>3,2777</text:p>
          </table:table-cell>
          <table:table-cell table:style-name="Default" office:value-type="float" office:value="3.46359372138977">
            <text:p>3,46</text:p>
          </table:table-cell>
          <table:table-cell table:formula="of:=[.D830]/[.$H$2]" office:value-type="float" office:value="3.2763092983341">
            <text:p>3,2763</text:p>
          </table:table-cell>
          <table:table-cell table:formula="of:=[.D830]/[.C830]" office:value-type="float" office:value="1.05671704605123">
            <text:p>1,0567</text:p>
          </table:table-cell>
          <table:table-cell table:style-name="ce4" table:formula="of:=ABS(([.E830]-[.C830])/[.C830])" office:value-type="float" office:value="0.000422058076540871">
            <text:p>0,0004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30]" office:value-type="float" office:value="0.15">
            <text:p>0,15</text:p>
          </table:table-cell>
          <table:table-cell table:style-name="ce2" table:formula="of:=[.B831]*[.A831]*9.81" office:value-type="float" office:value="3.277692675">
            <text:p>3,2777</text:p>
          </table:table-cell>
          <table:table-cell table:style-name="Default" office:value-type="float" office:value="3.46359372138977">
            <text:p>3,46</text:p>
          </table:table-cell>
          <table:table-cell table:formula="of:=[.D831]/[.$H$2]" office:value-type="float" office:value="3.2763092983341">
            <text:p>3,2763</text:p>
          </table:table-cell>
          <table:table-cell table:formula="of:=[.D831]/[.C831]" office:value-type="float" office:value="1.05671704605123">
            <text:p>1,0567</text:p>
          </table:table-cell>
          <table:table-cell table:style-name="ce4" table:formula="of:=ABS(([.E831]-[.C831])/[.C831])" office:value-type="float" office:value="0.000422058076540871">
            <text:p>0,0004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31]" office:value-type="float" office:value="0.15">
            <text:p>0,15</text:p>
          </table:table-cell>
          <table:table-cell table:style-name="ce2" table:formula="of:=[.B832]*[.A832]*9.81" office:value-type="float" office:value="3.277692675">
            <text:p>3,2777</text:p>
          </table:table-cell>
          <table:table-cell table:style-name="Default" office:value-type="float" office:value="3.46359372138977">
            <text:p>3,46</text:p>
          </table:table-cell>
          <table:table-cell table:formula="of:=[.D832]/[.$H$2]" office:value-type="float" office:value="3.2763092983341">
            <text:p>3,2763</text:p>
          </table:table-cell>
          <table:table-cell table:formula="of:=[.D832]/[.C832]" office:value-type="float" office:value="1.05671704605123">
            <text:p>1,0567</text:p>
          </table:table-cell>
          <table:table-cell table:style-name="ce4" table:formula="of:=ABS(([.E832]-[.C832])/[.C832])" office:value-type="float" office:value="0.000422058076540871">
            <text:p>0,0004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32]" office:value-type="float" office:value="0.15">
            <text:p>0,15</text:p>
          </table:table-cell>
          <table:table-cell table:style-name="ce2" table:formula="of:=[.B833]*[.A833]*9.81" office:value-type="float" office:value="3.277692675">
            <text:p>3,2777</text:p>
          </table:table-cell>
          <table:table-cell table:style-name="Default" office:value-type="float" office:value="3.46409201622009">
            <text:p>3,46</text:p>
          </table:table-cell>
          <table:table-cell table:formula="of:=[.D833]/[.$H$2]" office:value-type="float" office:value="3.27678064922488">
            <text:p>3,2768</text:p>
          </table:table-cell>
          <table:table-cell table:formula="of:=[.D833]/[.C833]" office:value-type="float" office:value="1.05686907215">
            <text:p>1,0569</text:p>
          </table:table-cell>
          <table:table-cell table:style-name="ce4" table:formula="of:=ABS(([.E833]-[.C833])/[.C833])" office:value-type="float" office:value="0.00027825237615328">
            <text:p>0,0002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33]" office:value-type="float" office:value="0.15">
            <text:p>0,15</text:p>
          </table:table-cell>
          <table:table-cell table:style-name="ce2" table:formula="of:=[.B834]*[.A834]*9.81" office:value-type="float" office:value="3.277692675">
            <text:p>3,2777</text:p>
          </table:table-cell>
          <table:table-cell table:style-name="Default" office:value-type="float" office:value="3.46409201622009">
            <text:p>3,46</text:p>
          </table:table-cell>
          <table:table-cell table:formula="of:=[.D834]/[.$H$2]" office:value-type="float" office:value="3.27678064922488">
            <text:p>3,2768</text:p>
          </table:table-cell>
          <table:table-cell table:formula="of:=[.D834]/[.C834]" office:value-type="float" office:value="1.05686907215">
            <text:p>1,0569</text:p>
          </table:table-cell>
          <table:table-cell table:style-name="ce4" table:formula="of:=ABS(([.E834]-[.C834])/[.C834])" office:value-type="float" office:value="0.00027825237615328">
            <text:p>0,0002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34]" office:value-type="float" office:value="0.15">
            <text:p>0,15</text:p>
          </table:table-cell>
          <table:table-cell table:style-name="ce2" table:formula="of:=[.B835]*[.A835]*9.81" office:value-type="float" office:value="3.277692675">
            <text:p>3,2777</text:p>
          </table:table-cell>
          <table:table-cell table:style-name="Default" office:value-type="float" office:value="3.46409201622009">
            <text:p>3,46</text:p>
          </table:table-cell>
          <table:table-cell table:formula="of:=[.D835]/[.$H$2]" office:value-type="float" office:value="3.27678064922488">
            <text:p>3,2768</text:p>
          </table:table-cell>
          <table:table-cell table:formula="of:=[.D835]/[.C835]" office:value-type="float" office:value="1.05686907215">
            <text:p>1,0569</text:p>
          </table:table-cell>
          <table:table-cell table:style-name="ce4" table:formula="of:=ABS(([.E835]-[.C835])/[.C835])" office:value-type="float" office:value="0.00027825237615328">
            <text:p>0,0002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35]" office:value-type="float" office:value="0.15">
            <text:p>0,15</text:p>
          </table:table-cell>
          <table:table-cell table:style-name="ce2" table:formula="of:=[.B836]*[.A836]*9.81" office:value-type="float" office:value="3.277692675">
            <text:p>3,2777</text:p>
          </table:table-cell>
          <table:table-cell table:style-name="Default" office:value-type="float" office:value="3.46311402320862">
            <text:p>3,46</text:p>
          </table:table-cell>
          <table:table-cell table:formula="of:=[.D836]/[.$H$2]" office:value-type="float" office:value="3.27585553852919">
            <text:p>3,2759</text:p>
          </table:table-cell>
          <table:table-cell table:formula="of:=[.D836]/[.C836]" office:value-type="float" office:value="1.05657069365377">
            <text:p>1,0566</text:p>
          </table:table-cell>
          <table:table-cell table:style-name="ce4" table:formula="of:=ABS(([.E836]-[.C836])/[.C836])" office:value-type="float" office:value="0.00056049686562205">
            <text:p>0,0005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36]" office:value-type="float" office:value="0.15">
            <text:p>0,15</text:p>
          </table:table-cell>
          <table:table-cell table:style-name="ce2" table:formula="of:=[.B837]*[.A837]*9.81" office:value-type="float" office:value="3.277692675">
            <text:p>3,2777</text:p>
          </table:table-cell>
          <table:table-cell table:style-name="Default" office:value-type="float" office:value="3.46311402320862">
            <text:p>3,46</text:p>
          </table:table-cell>
          <table:table-cell table:formula="of:=[.D837]/[.$H$2]" office:value-type="float" office:value="3.27585553852919">
            <text:p>3,2759</text:p>
          </table:table-cell>
          <table:table-cell table:formula="of:=[.D837]/[.C837]" office:value-type="float" office:value="1.05657069365377">
            <text:p>1,0566</text:p>
          </table:table-cell>
          <table:table-cell table:style-name="ce4" table:formula="of:=ABS(([.E837]-[.C837])/[.C837])" office:value-type="float" office:value="0.00056049686562205">
            <text:p>0,0005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37]" office:value-type="float" office:value="0.15">
            <text:p>0,15</text:p>
          </table:table-cell>
          <table:table-cell table:style-name="ce2" table:formula="of:=[.B838]*[.A838]*9.81" office:value-type="float" office:value="3.277692675">
            <text:p>3,2777</text:p>
          </table:table-cell>
          <table:table-cell table:style-name="Default" office:value-type="float" office:value="3.46311402320862">
            <text:p>3,46</text:p>
          </table:table-cell>
          <table:table-cell table:formula="of:=[.D838]/[.$H$2]" office:value-type="float" office:value="3.27585553852919">
            <text:p>3,2759</text:p>
          </table:table-cell>
          <table:table-cell table:formula="of:=[.D838]/[.C838]" office:value-type="float" office:value="1.05657069365377">
            <text:p>1,0566</text:p>
          </table:table-cell>
          <table:table-cell table:style-name="ce4" table:formula="of:=ABS(([.E838]-[.C838])/[.C838])" office:value-type="float" office:value="0.00056049686562205">
            <text:p>0,0005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38]" office:value-type="float" office:value="0.15">
            <text:p>0,15</text:p>
          </table:table-cell>
          <table:table-cell table:style-name="ce2" table:formula="of:=[.B839]*[.A839]*9.81" office:value-type="float" office:value="3.277692675">
            <text:p>3,2777</text:p>
          </table:table-cell>
          <table:table-cell table:style-name="Default" office:value-type="float" office:value="3.46310544013977">
            <text:p>3,46</text:p>
          </table:table-cell>
          <table:table-cell table:formula="of:=[.D839]/[.$H$2]" office:value-type="float" office:value="3.27584741956648">
            <text:p>3,2758</text:p>
          </table:table-cell>
          <table:table-cell table:formula="of:=[.D839]/[.C839]" office:value-type="float" office:value="1.0565680750224">
            <text:p>1,0566</text:p>
          </table:table-cell>
          <table:table-cell table:style-name="ce4" table:formula="of:=ABS(([.E839]-[.C839])/[.C839])" office:value-type="float" office:value="0.000562973901610219">
            <text:p>0,0005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39]" office:value-type="float" office:value="0.15">
            <text:p>0,15</text:p>
          </table:table-cell>
          <table:table-cell table:style-name="ce2" table:formula="of:=[.B840]*[.A840]*9.81" office:value-type="float" office:value="3.277692675">
            <text:p>3,2777</text:p>
          </table:table-cell>
          <table:table-cell table:style-name="Default" office:value-type="float" office:value="3.46310544013977">
            <text:p>3,46</text:p>
          </table:table-cell>
          <table:table-cell table:formula="of:=[.D840]/[.$H$2]" office:value-type="float" office:value="3.27584741956648">
            <text:p>3,2758</text:p>
          </table:table-cell>
          <table:table-cell table:formula="of:=[.D840]/[.C840]" office:value-type="float" office:value="1.0565680750224">
            <text:p>1,0566</text:p>
          </table:table-cell>
          <table:table-cell table:style-name="ce4" table:formula="of:=ABS(([.E840]-[.C840])/[.C840])" office:value-type="float" office:value="0.000562973901610219">
            <text:p>0,0005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40]" office:value-type="float" office:value="0.15">
            <text:p>0,15</text:p>
          </table:table-cell>
          <table:table-cell table:style-name="ce2" table:formula="of:=[.B841]*[.A841]*9.81" office:value-type="float" office:value="3.277692675">
            <text:p>3,2777</text:p>
          </table:table-cell>
          <table:table-cell table:style-name="Default" office:value-type="float" office:value="3.46310544013977">
            <text:p>3,46</text:p>
          </table:table-cell>
          <table:table-cell table:formula="of:=[.D841]/[.$H$2]" office:value-type="float" office:value="3.27584741956648">
            <text:p>3,2758</text:p>
          </table:table-cell>
          <table:table-cell table:formula="of:=[.D841]/[.C841]" office:value-type="float" office:value="1.0565680750224">
            <text:p>1,0566</text:p>
          </table:table-cell>
          <table:table-cell table:style-name="ce4" table:formula="of:=ABS(([.E841]-[.C841])/[.C841])" office:value-type="float" office:value="0.000562973901610219">
            <text:p>0,0005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41]" office:value-type="float" office:value="0.15">
            <text:p>0,15</text:p>
          </table:table-cell>
          <table:table-cell table:style-name="ce2" table:formula="of:=[.B842]*[.A842]*9.81" office:value-type="float" office:value="3.277692675">
            <text:p>3,2777</text:p>
          </table:table-cell>
          <table:table-cell table:style-name="Default" office:value-type="float" office:value="3.46224308013916">
            <text:p>3,46</text:p>
          </table:table-cell>
          <table:table-cell table:formula="of:=[.D842]/[.$H$2]" office:value-type="float" office:value="3.27503168934065">
            <text:p>3,2750</text:p>
          </table:table-cell>
          <table:table-cell table:formula="of:=[.D842]/[.C842]" office:value-type="float" office:value="1.05630497530985">
            <text:p>1,0563</text:p>
          </table:table-cell>
          <table:table-cell table:style-name="ce4" table:formula="of:=ABS(([.E842]-[.C842])/[.C842])" office:value-type="float" office:value="0.000811847211803523">
            <text:p>0,0008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42]" office:value-type="float" office:value="0.15">
            <text:p>0,15</text:p>
          </table:table-cell>
          <table:table-cell table:style-name="ce2" table:formula="of:=[.B843]*[.A843]*9.81" office:value-type="float" office:value="3.277692675">
            <text:p>3,2777</text:p>
          </table:table-cell>
          <table:table-cell table:style-name="Default" office:value-type="float" office:value="3.46224308013916">
            <text:p>3,46</text:p>
          </table:table-cell>
          <table:table-cell table:formula="of:=[.D843]/[.$H$2]" office:value-type="float" office:value="3.27503168934065">
            <text:p>3,2750</text:p>
          </table:table-cell>
          <table:table-cell table:formula="of:=[.D843]/[.C843]" office:value-type="float" office:value="1.05630497530985">
            <text:p>1,0563</text:p>
          </table:table-cell>
          <table:table-cell table:style-name="ce4" table:formula="of:=ABS(([.E843]-[.C843])/[.C843])" office:value-type="float" office:value="0.000811847211803523">
            <text:p>0,0008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43]" office:value-type="float" office:value="0.15">
            <text:p>0,15</text:p>
          </table:table-cell>
          <table:table-cell table:style-name="ce2" table:formula="of:=[.B844]*[.A844]*9.81" office:value-type="float" office:value="3.277692675">
            <text:p>3,2777</text:p>
          </table:table-cell>
          <table:table-cell table:style-name="Default" office:value-type="float" office:value="3.46224308013916">
            <text:p>3,46</text:p>
          </table:table-cell>
          <table:table-cell table:formula="of:=[.D844]/[.$H$2]" office:value-type="float" office:value="3.27503168934065">
            <text:p>3,2750</text:p>
          </table:table-cell>
          <table:table-cell table:formula="of:=[.D844]/[.C844]" office:value-type="float" office:value="1.05630497530985">
            <text:p>1,0563</text:p>
          </table:table-cell>
          <table:table-cell table:style-name="ce4" table:formula="of:=ABS(([.E844]-[.C844])/[.C844])" office:value-type="float" office:value="0.000811847211803523">
            <text:p>0,00081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44]" office:value-type="float" office:value="0.15">
            <text:p>0,15</text:p>
          </table:table-cell>
          <table:table-cell table:style-name="ce2" table:formula="of:=[.B845]*[.A845]*9.81" office:value-type="float" office:value="3.277692675">
            <text:p>3,2777</text:p>
          </table:table-cell>
          <table:table-cell table:style-name="Default" office:value-type="float" office:value="3.4689347743988">
            <text:p>3,47</text:p>
          </table:table-cell>
          <table:table-cell table:formula="of:=[.D845]/[.$H$2]" office:value-type="float" office:value="3.28136154840844">
            <text:p>3,2814</text:p>
          </table:table-cell>
          <table:table-cell table:formula="of:=[.D845]/[.C845]" office:value-type="float" office:value="1.05834656215864">
            <text:p>1,0583</text:p>
          </table:table-cell>
          <table:table-cell table:style-name="ce4" table:formula="of:=ABS(([.E845]-[.C845])/[.C845])" office:value-type="float" office:value="0.00111934637326519">
            <text:p>0,0011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45]" office:value-type="float" office:value="0.15">
            <text:p>0,15</text:p>
          </table:table-cell>
          <table:table-cell table:style-name="ce2" table:formula="of:=[.B846]*[.A846]*9.81" office:value-type="float" office:value="3.277692675">
            <text:p>3,2777</text:p>
          </table:table-cell>
          <table:table-cell table:style-name="Default" office:value-type="float" office:value="3.4689347743988">
            <text:p>3,47</text:p>
          </table:table-cell>
          <table:table-cell table:formula="of:=[.D846]/[.$H$2]" office:value-type="float" office:value="3.28136154840844">
            <text:p>3,2814</text:p>
          </table:table-cell>
          <table:table-cell table:formula="of:=[.D846]/[.C846]" office:value-type="float" office:value="1.05834656215864">
            <text:p>1,0583</text:p>
          </table:table-cell>
          <table:table-cell table:style-name="ce4" table:formula="of:=ABS(([.E846]-[.C846])/[.C846])" office:value-type="float" office:value="0.00111934637326519">
            <text:p>0,0011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46]" office:value-type="float" office:value="0.15">
            <text:p>0,15</text:p>
          </table:table-cell>
          <table:table-cell table:style-name="ce2" table:formula="of:=[.B847]*[.A847]*9.81" office:value-type="float" office:value="3.277692675">
            <text:p>3,2777</text:p>
          </table:table-cell>
          <table:table-cell table:style-name="Default" office:value-type="float" office:value="3.4689347743988">
            <text:p>3,47</text:p>
          </table:table-cell>
          <table:table-cell table:formula="of:=[.D847]/[.$H$2]" office:value-type="float" office:value="3.28136154840844">
            <text:p>3,2814</text:p>
          </table:table-cell>
          <table:table-cell table:formula="of:=[.D847]/[.C847]" office:value-type="float" office:value="1.05834656215864">
            <text:p>1,0583</text:p>
          </table:table-cell>
          <table:table-cell table:style-name="ce4" table:formula="of:=ABS(([.E847]-[.C847])/[.C847])" office:value-type="float" office:value="0.00111934637326519">
            <text:p>0,0011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47]" office:value-type="float" office:value="0.15">
            <text:p>0,15</text:p>
          </table:table-cell>
          <table:table-cell table:style-name="ce2" table:formula="of:=[.B848]*[.A848]*9.81" office:value-type="float" office:value="3.277692675">
            <text:p>3,2777</text:p>
          </table:table-cell>
          <table:table-cell table:style-name="Default" office:value-type="float" office:value="3.4689347743988">
            <text:p>3,47</text:p>
          </table:table-cell>
          <table:table-cell table:formula="of:=[.D848]/[.$H$2]" office:value-type="float" office:value="3.28136154840844">
            <text:p>3,2814</text:p>
          </table:table-cell>
          <table:table-cell table:formula="of:=[.D848]/[.C848]" office:value-type="float" office:value="1.05834656215864">
            <text:p>1,0583</text:p>
          </table:table-cell>
          <table:table-cell table:style-name="ce4" table:formula="of:=ABS(([.E848]-[.C848])/[.C848])" office:value-type="float" office:value="0.00111934637326519">
            <text:p>0,0011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48]" office:value-type="float" office:value="0.15">
            <text:p>0,15</text:p>
          </table:table-cell>
          <table:table-cell table:style-name="ce2" table:formula="of:=[.B849]*[.A849]*9.81" office:value-type="float" office:value="3.277692675">
            <text:p>3,2777</text:p>
          </table:table-cell>
          <table:table-cell table:style-name="Default" office:value-type="float" office:value="3.48042774200439">
            <text:p>3,48</text:p>
          </table:table-cell>
          <table:table-cell table:formula="of:=[.D849]/[.$H$2]" office:value-type="float" office:value="3.29223306500668">
            <text:p>3,2922</text:p>
          </table:table-cell>
          <table:table-cell table:formula="of:=[.D849]/[.C849]" office:value-type="float" office:value="1.0618529822978">
            <text:p>1,0619</text:p>
          </table:table-cell>
          <table:table-cell table:style-name="ce4" table:formula="of:=ABS(([.E849]-[.C849])/[.C849])" office:value-type="float" office:value="0.00443616636714689">
            <text:p>0,0044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49]" office:value-type="float" office:value="0.15">
            <text:p>0,15</text:p>
          </table:table-cell>
          <table:table-cell table:style-name="ce2" table:formula="of:=[.B850]*[.A850]*9.81" office:value-type="float" office:value="3.277692675">
            <text:p>3,2777</text:p>
          </table:table-cell>
          <table:table-cell table:style-name="Default" office:value-type="float" office:value="3.48042774200439">
            <text:p>3,48</text:p>
          </table:table-cell>
          <table:table-cell table:formula="of:=[.D850]/[.$H$2]" office:value-type="float" office:value="3.29223306500668">
            <text:p>3,2922</text:p>
          </table:table-cell>
          <table:table-cell table:formula="of:=[.D850]/[.C850]" office:value-type="float" office:value="1.0618529822978">
            <text:p>1,0619</text:p>
          </table:table-cell>
          <table:table-cell table:style-name="ce4" table:formula="of:=ABS(([.E850]-[.C850])/[.C850])" office:value-type="float" office:value="0.00443616636714689">
            <text:p>0,0044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50]" office:value-type="float" office:value="0.15">
            <text:p>0,15</text:p>
          </table:table-cell>
          <table:table-cell table:style-name="ce2" table:formula="of:=[.B851]*[.A851]*9.81" office:value-type="float" office:value="3.277692675">
            <text:p>3,2777</text:p>
          </table:table-cell>
          <table:table-cell table:style-name="Default" office:value-type="float" office:value="3.48042774200439">
            <text:p>3,48</text:p>
          </table:table-cell>
          <table:table-cell table:formula="of:=[.D851]/[.$H$2]" office:value-type="float" office:value="3.29223306500668">
            <text:p>3,2922</text:p>
          </table:table-cell>
          <table:table-cell table:formula="of:=[.D851]/[.C851]" office:value-type="float" office:value="1.0618529822978">
            <text:p>1,0619</text:p>
          </table:table-cell>
          <table:table-cell table:style-name="ce4" table:formula="of:=ABS(([.E851]-[.C851])/[.C851])" office:value-type="float" office:value="0.00443616636714689">
            <text:p>0,0044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office:value-type="float" office:value="0.17">
            <text:p>0,17</text:p>
          </table:table-cell>
          <table:table-cell table:style-name="ce2" table:formula="of:=[.B852]*[.A852]*9.81" office:value-type="float" office:value="3.714718365">
            <text:p>3,7147</text:p>
          </table:table-cell>
          <table:table-cell table:style-name="Default" office:value-type="float" office:value="3.93993067741394">
            <text:p>3,94</text:p>
          </table:table-cell>
          <table:table-cell table:formula="of:=[.D852]/[.$H$2]" office:value-type="float" office:value="3.72688962723478">
            <text:p>3,7269</text:p>
          </table:table-cell>
          <table:table-cell table:formula="of:=[.D852]/[.C852]" office:value-type="float" office:value="1.06062702210103">
            <text:p>1,0606</text:p>
          </table:table-cell>
          <table:table-cell table:style-name="ce4" table:formula="of:=ABS(([.E852]-[.C852])/[.C852])" office:value-type="float" office:value="0.00327649663819975">
            <text:p>0,00328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52]" office:value-type="float" office:value="0.17">
            <text:p>0,17</text:p>
          </table:table-cell>
          <table:table-cell table:style-name="ce2" table:formula="of:=[.B853]*[.A853]*9.81" office:value-type="float" office:value="3.714718365">
            <text:p>3,7147</text:p>
          </table:table-cell>
          <table:table-cell table:style-name="Default" office:value-type="float" office:value="3.94404315948486">
            <text:p>3,94</text:p>
          </table:table-cell>
          <table:table-cell table:formula="of:=[.D853]/[.$H$2]" office:value-type="float" office:value="3.73077973800758">
            <text:p>3,7308</text:p>
          </table:table-cell>
          <table:table-cell table:formula="of:=[.D853]/[.C853]" office:value-type="float" office:value="1.06173409985682">
            <text:p>1,0617</text:p>
          </table:table-cell>
          <table:table-cell table:style-name="ce4" table:formula="of:=ABS(([.E853]-[.C853])/[.C853])" office:value-type="float" office:value="0.00432371217126797">
            <text:p>0,0043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53]" office:value-type="float" office:value="0.17">
            <text:p>0,17</text:p>
          </table:table-cell>
          <table:table-cell table:style-name="ce2" table:formula="of:=[.B854]*[.A854]*9.81" office:value-type="float" office:value="3.714718365">
            <text:p>3,7147</text:p>
          </table:table-cell>
          <table:table-cell table:style-name="Default" office:value-type="float" office:value="3.94404315948486">
            <text:p>3,94</text:p>
          </table:table-cell>
          <table:table-cell table:formula="of:=[.D854]/[.$H$2]" office:value-type="float" office:value="3.73077973800758">
            <text:p>3,7308</text:p>
          </table:table-cell>
          <table:table-cell table:formula="of:=[.D854]/[.C854]" office:value-type="float" office:value="1.06173409985682">
            <text:p>1,0617</text:p>
          </table:table-cell>
          <table:table-cell table:style-name="ce4" table:formula="of:=ABS(([.E854]-[.C854])/[.C854])" office:value-type="float" office:value="0.00432371217126797">
            <text:p>0,0043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54]" office:value-type="float" office:value="0.17">
            <text:p>0,17</text:p>
          </table:table-cell>
          <table:table-cell table:style-name="ce2" table:formula="of:=[.B855]*[.A855]*9.81" office:value-type="float" office:value="3.714718365">
            <text:p>3,7147</text:p>
          </table:table-cell>
          <table:table-cell table:style-name="Default" office:value-type="float" office:value="3.94404315948486">
            <text:p>3,94</text:p>
          </table:table-cell>
          <table:table-cell table:formula="of:=[.D855]/[.$H$2]" office:value-type="float" office:value="3.73077973800758">
            <text:p>3,7308</text:p>
          </table:table-cell>
          <table:table-cell table:formula="of:=[.D855]/[.C855]" office:value-type="float" office:value="1.06173409985682">
            <text:p>1,0617</text:p>
          </table:table-cell>
          <table:table-cell table:style-name="ce4" table:formula="of:=ABS(([.E855]-[.C855])/[.C855])" office:value-type="float" office:value="0.00432371217126797">
            <text:p>0,00432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55]" office:value-type="float" office:value="0.17">
            <text:p>0,17</text:p>
          </table:table-cell>
          <table:table-cell table:style-name="ce2" table:formula="of:=[.B856]*[.A856]*9.81" office:value-type="float" office:value="3.714718365">
            <text:p>3,7147</text:p>
          </table:table-cell>
          <table:table-cell table:style-name="Default" office:value-type="float" office:value="3.93716621398926">
            <text:p>3,94</text:p>
          </table:table-cell>
          <table:table-cell table:formula="of:=[.D856]/[.$H$2]" office:value-type="float" office:value="3.72427464466126">
            <text:p>3,7243</text:p>
          </table:table-cell>
          <table:table-cell table:formula="of:=[.D856]/[.C856]" office:value-type="float" office:value="1.05988283017231">
            <text:p>1,0599</text:p>
          </table:table-cell>
          <table:table-cell table:style-name="ce4" table:formula="of:=ABS(([.E856]-[.C856])/[.C856])" office:value-type="float" office:value="0.00257254486673917">
            <text:p>0,0025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56]" office:value-type="float" office:value="0.17">
            <text:p>0,17</text:p>
          </table:table-cell>
          <table:table-cell table:style-name="ce2" table:formula="of:=[.B857]*[.A857]*9.81" office:value-type="float" office:value="3.714718365">
            <text:p>3,7147</text:p>
          </table:table-cell>
          <table:table-cell table:style-name="Default" office:value-type="float" office:value="3.93716621398926">
            <text:p>3,94</text:p>
          </table:table-cell>
          <table:table-cell table:formula="of:=[.D857]/[.$H$2]" office:value-type="float" office:value="3.72427464466126">
            <text:p>3,7243</text:p>
          </table:table-cell>
          <table:table-cell table:formula="of:=[.D857]/[.C857]" office:value-type="float" office:value="1.05988283017231">
            <text:p>1,0599</text:p>
          </table:table-cell>
          <table:table-cell table:style-name="ce4" table:formula="of:=ABS(([.E857]-[.C857])/[.C857])" office:value-type="float" office:value="0.00257254486673917">
            <text:p>0,0025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57]" office:value-type="float" office:value="0.17">
            <text:p>0,17</text:p>
          </table:table-cell>
          <table:table-cell table:style-name="ce2" table:formula="of:=[.B858]*[.A858]*9.81" office:value-type="float" office:value="3.714718365">
            <text:p>3,7147</text:p>
          </table:table-cell>
          <table:table-cell table:style-name="Default" office:value-type="float" office:value="3.93716621398926">
            <text:p>3,94</text:p>
          </table:table-cell>
          <table:table-cell table:formula="of:=[.D858]/[.$H$2]" office:value-type="float" office:value="3.72427464466126">
            <text:p>3,7243</text:p>
          </table:table-cell>
          <table:table-cell table:formula="of:=[.D858]/[.C858]" office:value-type="float" office:value="1.05988283017231">
            <text:p>1,0599</text:p>
          </table:table-cell>
          <table:table-cell table:style-name="ce4" table:formula="of:=ABS(([.E858]-[.C858])/[.C858])" office:value-type="float" office:value="0.00257254486673917">
            <text:p>0,0025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58]" office:value-type="float" office:value="0.17">
            <text:p>0,17</text:p>
          </table:table-cell>
          <table:table-cell table:style-name="ce2" table:formula="of:=[.B859]*[.A859]*9.81" office:value-type="float" office:value="3.714718365">
            <text:p>3,7147</text:p>
          </table:table-cell>
          <table:table-cell table:style-name="Default" office:value-type="float" office:value="3.92695832252502">
            <text:p>3,93</text:p>
          </table:table-cell>
          <table:table-cell table:formula="of:=[.D859]/[.$H$2]" office:value-type="float" office:value="3.71461871720241">
            <text:p>3,7146</text:p>
          </table:table-cell>
          <table:table-cell table:formula="of:=[.D859]/[.C859]" office:value-type="float" office:value="1.05713487179129">
            <text:p>1,0571</text:p>
          </table:table-cell>
          <table:table-cell table:style-name="ce4" table:formula="of:=ABS(([.E859]-[.C859])/[.C859])" office:value-type="float" office:value="0.0000268251285288002">
            <text:p>0,0000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59]" office:value-type="float" office:value="0.17">
            <text:p>0,17</text:p>
          </table:table-cell>
          <table:table-cell table:style-name="ce2" table:formula="of:=[.B860]*[.A860]*9.81" office:value-type="float" office:value="3.714718365">
            <text:p>3,7147</text:p>
          </table:table-cell>
          <table:table-cell table:style-name="Default" office:value-type="float" office:value="3.92695832252502">
            <text:p>3,93</text:p>
          </table:table-cell>
          <table:table-cell table:formula="of:=[.D860]/[.$H$2]" office:value-type="float" office:value="3.71461871720241">
            <text:p>3,7146</text:p>
          </table:table-cell>
          <table:table-cell table:formula="of:=[.D860]/[.C860]" office:value-type="float" office:value="1.05713487179129">
            <text:p>1,0571</text:p>
          </table:table-cell>
          <table:table-cell table:style-name="ce4" table:formula="of:=ABS(([.E860]-[.C860])/[.C860])" office:value-type="float" office:value="0.0000268251285288002">
            <text:p>0,0000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60]" office:value-type="float" office:value="0.17">
            <text:p>0,17</text:p>
          </table:table-cell>
          <table:table-cell table:style-name="ce2" table:formula="of:=[.B861]*[.A861]*9.81" office:value-type="float" office:value="3.714718365">
            <text:p>3,7147</text:p>
          </table:table-cell>
          <table:table-cell table:style-name="Default" office:value-type="float" office:value="3.92695832252502">
            <text:p>3,93</text:p>
          </table:table-cell>
          <table:table-cell table:formula="of:=[.D861]/[.$H$2]" office:value-type="float" office:value="3.71461871720241">
            <text:p>3,7146</text:p>
          </table:table-cell>
          <table:table-cell table:formula="of:=[.D861]/[.C861]" office:value-type="float" office:value="1.05713487179129">
            <text:p>1,0571</text:p>
          </table:table-cell>
          <table:table-cell table:style-name="ce4" table:formula="of:=ABS(([.E861]-[.C861])/[.C861])" office:value-type="float" office:value="0.0000268251285288002">
            <text:p>0,0000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61]" office:value-type="float" office:value="0.17">
            <text:p>0,17</text:p>
          </table:table-cell>
          <table:table-cell table:style-name="ce2" table:formula="of:=[.B862]*[.A862]*9.81" office:value-type="float" office:value="3.714718365">
            <text:p>3,7147</text:p>
          </table:table-cell>
          <table:table-cell table:style-name="Default" office:value-type="float" office:value="3.9239706993103">
            <text:p>3,92</text:p>
          </table:table-cell>
          <table:table-cell table:formula="of:=[.D862]/[.$H$2]" office:value-type="float" office:value="3.71179264159838">
            <text:p>3,7118</text:p>
          </table:table-cell>
          <table:table-cell table:formula="of:=[.D862]/[.C862]" office:value-type="float" office:value="1.05633060537829">
            <text:p>1,0563</text:p>
          </table:table-cell>
          <table:table-cell table:style-name="ce4" table:formula="of:=ABS(([.E862]-[.C862])/[.C862])" office:value-type="float" office:value="0.000787603019703966">
            <text:p>0,0007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62]" office:value-type="float" office:value="0.17">
            <text:p>0,17</text:p>
          </table:table-cell>
          <table:table-cell table:style-name="ce2" table:formula="of:=[.B863]*[.A863]*9.81" office:value-type="float" office:value="3.714718365">
            <text:p>3,7147</text:p>
          </table:table-cell>
          <table:table-cell table:style-name="Default" office:value-type="float" office:value="3.9239706993103">
            <text:p>3,92</text:p>
          </table:table-cell>
          <table:table-cell table:formula="of:=[.D863]/[.$H$2]" office:value-type="float" office:value="3.71179264159838">
            <text:p>3,7118</text:p>
          </table:table-cell>
          <table:table-cell table:formula="of:=[.D863]/[.C863]" office:value-type="float" office:value="1.05633060537829">
            <text:p>1,0563</text:p>
          </table:table-cell>
          <table:table-cell table:style-name="ce4" table:formula="of:=ABS(([.E863]-[.C863])/[.C863])" office:value-type="float" office:value="0.000787603019703966">
            <text:p>0,0007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63]" office:value-type="float" office:value="0.17">
            <text:p>0,17</text:p>
          </table:table-cell>
          <table:table-cell table:style-name="ce2" table:formula="of:=[.B864]*[.A864]*9.81" office:value-type="float" office:value="3.714718365">
            <text:p>3,7147</text:p>
          </table:table-cell>
          <table:table-cell table:style-name="Default" office:value-type="float" office:value="3.9239706993103">
            <text:p>3,92</text:p>
          </table:table-cell>
          <table:table-cell table:formula="of:=[.D864]/[.$H$2]" office:value-type="float" office:value="3.71179264159838">
            <text:p>3,7118</text:p>
          </table:table-cell>
          <table:table-cell table:formula="of:=[.D864]/[.C864]" office:value-type="float" office:value="1.05633060537829">
            <text:p>1,0563</text:p>
          </table:table-cell>
          <table:table-cell table:style-name="ce4" table:formula="of:=ABS(([.E864]-[.C864])/[.C864])" office:value-type="float" office:value="0.000787603019703966">
            <text:p>0,0007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64]" office:value-type="float" office:value="0.17">
            <text:p>0,17</text:p>
          </table:table-cell>
          <table:table-cell table:style-name="ce2" table:formula="of:=[.B865]*[.A865]*9.81" office:value-type="float" office:value="3.714718365">
            <text:p>3,7147</text:p>
          </table:table-cell>
          <table:table-cell table:style-name="Default" office:value-type="float" office:value="3.92802095413208">
            <text:p>3,93</text:p>
          </table:table-cell>
          <table:table-cell table:formula="of:=[.D865]/[.$H$2]" office:value-type="float" office:value="3.71562388989152">
            <text:p>3,7156</text:p>
          </table:table-cell>
          <table:table-cell table:formula="of:=[.D865]/[.C865]" office:value-type="float" office:value="1.05742093159519">
            <text:p>1,0574</text:p>
          </table:table-cell>
          <table:table-cell table:style-name="ce4" table:formula="of:=ABS(([.E865]-[.C865])/[.C865])" office:value-type="float" office:value="0.000243766768445405">
            <text:p>0,0002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65]" office:value-type="float" office:value="0.17">
            <text:p>0,17</text:p>
          </table:table-cell>
          <table:table-cell table:style-name="ce2" table:formula="of:=[.B866]*[.A866]*9.81" office:value-type="float" office:value="3.714718365">
            <text:p>3,7147</text:p>
          </table:table-cell>
          <table:table-cell table:style-name="Default" office:value-type="float" office:value="3.92802095413208">
            <text:p>3,93</text:p>
          </table:table-cell>
          <table:table-cell table:formula="of:=[.D866]/[.$H$2]" office:value-type="float" office:value="3.71562388989152">
            <text:p>3,7156</text:p>
          </table:table-cell>
          <table:table-cell table:formula="of:=[.D866]/[.C866]" office:value-type="float" office:value="1.05742093159519">
            <text:p>1,0574</text:p>
          </table:table-cell>
          <table:table-cell table:style-name="ce4" table:formula="of:=ABS(([.E866]-[.C866])/[.C866])" office:value-type="float" office:value="0.000243766768445405">
            <text:p>0,0002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66]" office:value-type="float" office:value="0.17">
            <text:p>0,17</text:p>
          </table:table-cell>
          <table:table-cell table:style-name="ce2" table:formula="of:=[.B867]*[.A867]*9.81" office:value-type="float" office:value="3.714718365">
            <text:p>3,7147</text:p>
          </table:table-cell>
          <table:table-cell table:style-name="Default" office:value-type="float" office:value="3.92802095413208">
            <text:p>3,93</text:p>
          </table:table-cell>
          <table:table-cell table:formula="of:=[.D867]/[.$H$2]" office:value-type="float" office:value="3.71562388989152">
            <text:p>3,7156</text:p>
          </table:table-cell>
          <table:table-cell table:formula="of:=[.D867]/[.C867]" office:value-type="float" office:value="1.05742093159519">
            <text:p>1,0574</text:p>
          </table:table-cell>
          <table:table-cell table:style-name="ce4" table:formula="of:=ABS(([.E867]-[.C867])/[.C867])" office:value-type="float" office:value="0.000243766768445405">
            <text:p>0,0002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67]" office:value-type="float" office:value="0.17">
            <text:p>0,17</text:p>
          </table:table-cell>
          <table:table-cell table:style-name="ce2" table:formula="of:=[.B868]*[.A868]*9.81" office:value-type="float" office:value="3.714718365">
            <text:p>3,7147</text:p>
          </table:table-cell>
          <table:table-cell table:style-name="Default" office:value-type="float" office:value="3.93476510047913">
            <text:p>3,93</text:p>
          </table:table-cell>
          <table:table-cell table:formula="of:=[.D868]/[.$H$2]" office:value-type="float" office:value="3.72200336484256">
            <text:p>3,7220</text:p>
          </table:table-cell>
          <table:table-cell table:formula="of:=[.D868]/[.C868]" office:value-type="float" office:value="1.05923645182698">
            <text:p>1,0592</text:p>
          </table:table-cell>
          <table:table-cell table:style-name="ce4" table:formula="of:=ABS(([.E868]-[.C868])/[.C868])" office:value-type="float" office:value="0.00196111767481335">
            <text:p>0,0019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68]" office:value-type="float" office:value="0.17">
            <text:p>0,17</text:p>
          </table:table-cell>
          <table:table-cell table:style-name="ce2" table:formula="of:=[.B869]*[.A869]*9.81" office:value-type="float" office:value="3.714718365">
            <text:p>3,7147</text:p>
          </table:table-cell>
          <table:table-cell table:style-name="Default" office:value-type="float" office:value="3.93476510047913">
            <text:p>3,93</text:p>
          </table:table-cell>
          <table:table-cell table:formula="of:=[.D869]/[.$H$2]" office:value-type="float" office:value="3.72200336484256">
            <text:p>3,7220</text:p>
          </table:table-cell>
          <table:table-cell table:formula="of:=[.D869]/[.C869]" office:value-type="float" office:value="1.05923645182698">
            <text:p>1,0592</text:p>
          </table:table-cell>
          <table:table-cell table:style-name="ce4" table:formula="of:=ABS(([.E869]-[.C869])/[.C869])" office:value-type="float" office:value="0.00196111767481335">
            <text:p>0,0019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69]" office:value-type="float" office:value="0.17">
            <text:p>0,17</text:p>
          </table:table-cell>
          <table:table-cell table:style-name="ce2" table:formula="of:=[.B870]*[.A870]*9.81" office:value-type="float" office:value="3.714718365">
            <text:p>3,7147</text:p>
          </table:table-cell>
          <table:table-cell table:style-name="Default" office:value-type="float" office:value="3.93476510047913">
            <text:p>3,93</text:p>
          </table:table-cell>
          <table:table-cell table:formula="of:=[.D870]/[.$H$2]" office:value-type="float" office:value="3.72200336484256">
            <text:p>3,7220</text:p>
          </table:table-cell>
          <table:table-cell table:formula="of:=[.D870]/[.C870]" office:value-type="float" office:value="1.05923645182698">
            <text:p>1,0592</text:p>
          </table:table-cell>
          <table:table-cell table:style-name="ce4" table:formula="of:=ABS(([.E870]-[.C870])/[.C870])" office:value-type="float" office:value="0.00196111767481335">
            <text:p>0,0019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70]" office:value-type="float" office:value="0.17">
            <text:p>0,17</text:p>
          </table:table-cell>
          <table:table-cell table:style-name="ce2" table:formula="of:=[.B871]*[.A871]*9.81" office:value-type="float" office:value="3.714718365">
            <text:p>3,7147</text:p>
          </table:table-cell>
          <table:table-cell table:style-name="Default" office:value-type="float" office:value="3.93920111656189">
            <text:p>3,94</text:p>
          </table:table-cell>
          <table:table-cell table:formula="of:=[.D871]/[.$H$2]" office:value-type="float" office:value="3.72619951540425">
            <text:p>3,7262</text:p>
          </table:table-cell>
          <table:table-cell table:formula="of:=[.D871]/[.C871]" office:value-type="float" office:value="1.06043062474856">
            <text:p>1,0604</text:p>
          </table:table-cell>
          <table:table-cell table:style-name="ce4" table:formula="of:=ABS(([.E871]-[.C871])/[.C871])" office:value-type="float" office:value="0.00309071893913396">
            <text:p>0,0030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71]" office:value-type="float" office:value="0.17">
            <text:p>0,17</text:p>
          </table:table-cell>
          <table:table-cell table:style-name="ce2" table:formula="of:=[.B872]*[.A872]*9.81" office:value-type="float" office:value="3.714718365">
            <text:p>3,7147</text:p>
          </table:table-cell>
          <table:table-cell table:style-name="Default" office:value-type="float" office:value="3.93920111656189">
            <text:p>3,94</text:p>
          </table:table-cell>
          <table:table-cell table:formula="of:=[.D872]/[.$H$2]" office:value-type="float" office:value="3.72619951540425">
            <text:p>3,7262</text:p>
          </table:table-cell>
          <table:table-cell table:formula="of:=[.D872]/[.C872]" office:value-type="float" office:value="1.06043062474856">
            <text:p>1,0604</text:p>
          </table:table-cell>
          <table:table-cell table:style-name="ce4" table:formula="of:=ABS(([.E872]-[.C872])/[.C872])" office:value-type="float" office:value="0.00309071893913396">
            <text:p>0,0030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72]" office:value-type="float" office:value="0.17">
            <text:p>0,17</text:p>
          </table:table-cell>
          <table:table-cell table:style-name="ce2" table:formula="of:=[.B873]*[.A873]*9.81" office:value-type="float" office:value="3.714718365">
            <text:p>3,7147</text:p>
          </table:table-cell>
          <table:table-cell table:style-name="Default" office:value-type="float" office:value="3.93920111656189">
            <text:p>3,94</text:p>
          </table:table-cell>
          <table:table-cell table:formula="of:=[.D873]/[.$H$2]" office:value-type="float" office:value="3.72619951540425">
            <text:p>3,7262</text:p>
          </table:table-cell>
          <table:table-cell table:formula="of:=[.D873]/[.C873]" office:value-type="float" office:value="1.06043062474856">
            <text:p>1,0604</text:p>
          </table:table-cell>
          <table:table-cell table:style-name="ce4" table:formula="of:=ABS(([.E873]-[.C873])/[.C873])" office:value-type="float" office:value="0.00309071893913396">
            <text:p>0,0030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73]" office:value-type="float" office:value="0.17">
            <text:p>0,17</text:p>
          </table:table-cell>
          <table:table-cell table:style-name="ce2" table:formula="of:=[.B874]*[.A874]*9.81" office:value-type="float" office:value="3.714718365">
            <text:p>3,7147</text:p>
          </table:table-cell>
          <table:table-cell table:style-name="Default" office:value-type="float" office:value="3.93960666656494">
            <text:p>3,94</text:p>
          </table:table-cell>
          <table:table-cell table:formula="of:=[.D874]/[.$H$2]" office:value-type="float" office:value="3.7265831363924">
            <text:p>3,7266</text:p>
          </table:table-cell>
          <table:table-cell table:formula="of:=[.D874]/[.C874]" office:value-type="float" office:value="1.06053979857096">
            <text:p>1,0605</text:p>
          </table:table-cell>
          <table:table-cell table:style-name="ce4" table:formula="of:=ABS(([.E874]-[.C874])/[.C874])" office:value-type="float" office:value="0.00319398948361431">
            <text:p>0,0031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74]" office:value-type="float" office:value="0.17">
            <text:p>0,17</text:p>
          </table:table-cell>
          <table:table-cell table:style-name="ce2" table:formula="of:=[.B875]*[.A875]*9.81" office:value-type="float" office:value="3.714718365">
            <text:p>3,7147</text:p>
          </table:table-cell>
          <table:table-cell table:style-name="Default" office:value-type="float" office:value="3.93960666656494">
            <text:p>3,94</text:p>
          </table:table-cell>
          <table:table-cell table:formula="of:=[.D875]/[.$H$2]" office:value-type="float" office:value="3.7265831363924">
            <text:p>3,7266</text:p>
          </table:table-cell>
          <table:table-cell table:formula="of:=[.D875]/[.C875]" office:value-type="float" office:value="1.06053979857096">
            <text:p>1,0605</text:p>
          </table:table-cell>
          <table:table-cell table:style-name="ce4" table:formula="of:=ABS(([.E875]-[.C875])/[.C875])" office:value-type="float" office:value="0.00319398948361431">
            <text:p>0,0031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75]" office:value-type="float" office:value="0.17">
            <text:p>0,17</text:p>
          </table:table-cell>
          <table:table-cell table:style-name="ce2" table:formula="of:=[.B876]*[.A876]*9.81" office:value-type="float" office:value="3.714718365">
            <text:p>3,7147</text:p>
          </table:table-cell>
          <table:table-cell table:style-name="Default" office:value-type="float" office:value="3.93960666656494">
            <text:p>3,94</text:p>
          </table:table-cell>
          <table:table-cell table:formula="of:=[.D876]/[.$H$2]" office:value-type="float" office:value="3.7265831363924">
            <text:p>3,7266</text:p>
          </table:table-cell>
          <table:table-cell table:formula="of:=[.D876]/[.C876]" office:value-type="float" office:value="1.06053979857096">
            <text:p>1,0605</text:p>
          </table:table-cell>
          <table:table-cell table:style-name="ce4" table:formula="of:=ABS(([.E876]-[.C876])/[.C876])" office:value-type="float" office:value="0.00319398948361431">
            <text:p>0,00319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76]" office:value-type="float" office:value="0.17">
            <text:p>0,17</text:p>
          </table:table-cell>
          <table:table-cell table:style-name="ce2" table:formula="of:=[.B877]*[.A877]*9.81" office:value-type="float" office:value="3.714718365">
            <text:p>3,7147</text:p>
          </table:table-cell>
          <table:table-cell table:style-name="Default" office:value-type="float" office:value="3.93232297897339">
            <text:p>3,93</text:p>
          </table:table-cell>
          <table:table-cell table:formula="of:=[.D877]/[.$H$2]" office:value-type="float" office:value="3.71969329442422">
            <text:p>3,7197</text:p>
          </table:table-cell>
          <table:table-cell table:formula="of:=[.D877]/[.C877]" office:value-type="float" office:value="1.05857903415334">
            <text:p>1,0586</text:p>
          </table:table-cell>
          <table:table-cell table:style-name="ce4" table:formula="of:=ABS(([.E877]-[.C877])/[.C877])" office:value-type="float" office:value="0.00133924807627206">
            <text:p>0,0013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77]" office:value-type="float" office:value="0.17">
            <text:p>0,17</text:p>
          </table:table-cell>
          <table:table-cell table:style-name="ce2" table:formula="of:=[.B878]*[.A878]*9.81" office:value-type="float" office:value="3.714718365">
            <text:p>3,7147</text:p>
          </table:table-cell>
          <table:table-cell table:style-name="Default" office:value-type="float" office:value="3.93232297897339">
            <text:p>3,93</text:p>
          </table:table-cell>
          <table:table-cell table:formula="of:=[.D878]/[.$H$2]" office:value-type="float" office:value="3.71969329442422">
            <text:p>3,7197</text:p>
          </table:table-cell>
          <table:table-cell table:formula="of:=[.D878]/[.C878]" office:value-type="float" office:value="1.05857903415334">
            <text:p>1,0586</text:p>
          </table:table-cell>
          <table:table-cell table:style-name="ce4" table:formula="of:=ABS(([.E878]-[.C878])/[.C878])" office:value-type="float" office:value="0.00133924807627206">
            <text:p>0,0013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78]" office:value-type="float" office:value="0.17">
            <text:p>0,17</text:p>
          </table:table-cell>
          <table:table-cell table:style-name="ce2" table:formula="of:=[.B879]*[.A879]*9.81" office:value-type="float" office:value="3.714718365">
            <text:p>3,7147</text:p>
          </table:table-cell>
          <table:table-cell table:style-name="Default" office:value-type="float" office:value="3.93232297897339">
            <text:p>3,93</text:p>
          </table:table-cell>
          <table:table-cell table:formula="of:=[.D879]/[.$H$2]" office:value-type="float" office:value="3.71969329442422">
            <text:p>3,7197</text:p>
          </table:table-cell>
          <table:table-cell table:formula="of:=[.D879]/[.C879]" office:value-type="float" office:value="1.05857903415334">
            <text:p>1,0586</text:p>
          </table:table-cell>
          <table:table-cell table:style-name="ce4" table:formula="of:=ABS(([.E879]-[.C879])/[.C879])" office:value-type="float" office:value="0.00133924807627206">
            <text:p>0,00134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79]" office:value-type="float" office:value="0.17">
            <text:p>0,17</text:p>
          </table:table-cell>
          <table:table-cell table:style-name="ce2" table:formula="of:=[.B880]*[.A880]*9.81" office:value-type="float" office:value="3.714718365">
            <text:p>3,7147</text:p>
          </table:table-cell>
          <table:table-cell table:style-name="Default" office:value-type="float" office:value="3.92131900787354">
            <text:p>3,92</text:p>
          </table:table-cell>
          <table:table-cell table:formula="of:=[.D880]/[.$H$2]" office:value-type="float" office:value="3.70928433317383">
            <text:p>3,7093</text:p>
          </table:table-cell>
          <table:table-cell table:formula="of:=[.D880]/[.C880]" office:value-type="float" office:value="1.05561677160243">
            <text:p>1,0556</text:p>
          </table:table-cell>
          <table:table-cell table:style-name="ce4" table:formula="of:=ABS(([.E880]-[.C880])/[.C880])" office:value-type="float" office:value="0.0014628381729742">
            <text:p>0,0014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80]" office:value-type="float" office:value="0.17">
            <text:p>0,17</text:p>
          </table:table-cell>
          <table:table-cell table:style-name="ce2" table:formula="of:=[.B881]*[.A881]*9.81" office:value-type="float" office:value="3.714718365">
            <text:p>3,7147</text:p>
          </table:table-cell>
          <table:table-cell table:style-name="Default" office:value-type="float" office:value="3.92131900787354">
            <text:p>3,92</text:p>
          </table:table-cell>
          <table:table-cell table:formula="of:=[.D881]/[.$H$2]" office:value-type="float" office:value="3.70928433317383">
            <text:p>3,7093</text:p>
          </table:table-cell>
          <table:table-cell table:formula="of:=[.D881]/[.C881]" office:value-type="float" office:value="1.05561677160243">
            <text:p>1,0556</text:p>
          </table:table-cell>
          <table:table-cell table:style-name="ce4" table:formula="of:=ABS(([.E881]-[.C881])/[.C881])" office:value-type="float" office:value="0.0014628381729742">
            <text:p>0,0014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81]" office:value-type="float" office:value="0.17">
            <text:p>0,17</text:p>
          </table:table-cell>
          <table:table-cell table:style-name="ce2" table:formula="of:=[.B882]*[.A882]*9.81" office:value-type="float" office:value="3.714718365">
            <text:p>3,7147</text:p>
          </table:table-cell>
          <table:table-cell table:style-name="Default" office:value-type="float" office:value="3.92131900787354">
            <text:p>3,92</text:p>
          </table:table-cell>
          <table:table-cell table:formula="of:=[.D882]/[.$H$2]" office:value-type="float" office:value="3.70928433317383">
            <text:p>3,7093</text:p>
          </table:table-cell>
          <table:table-cell table:formula="of:=[.D882]/[.C882]" office:value-type="float" office:value="1.05561677160243">
            <text:p>1,0556</text:p>
          </table:table-cell>
          <table:table-cell table:style-name="ce4" table:formula="of:=ABS(([.E882]-[.C882])/[.C882])" office:value-type="float" office:value="0.0014628381729742">
            <text:p>0,00146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82]" office:value-type="float" office:value="0.17">
            <text:p>0,17</text:p>
          </table:table-cell>
          <table:table-cell table:style-name="ce2" table:formula="of:=[.B883]*[.A883]*9.81" office:value-type="float" office:value="3.714718365">
            <text:p>3,7147</text:p>
          </table:table-cell>
          <table:table-cell table:style-name="Default" office:value-type="float" office:value="3.91697931289673">
            <text:p>3,92</text:p>
          </table:table-cell>
          <table:table-cell table:formula="of:=[.D883]/[.$H$2]" office:value-type="float" office:value="3.70517929541589">
            <text:p>3,7052</text:p>
          </table:table-cell>
          <table:table-cell table:formula="of:=[.D883]/[.C883]" office:value-type="float" office:value="1.05444852826595">
            <text:p>1,0544</text:p>
          </table:table-cell>
          <table:table-cell table:style-name="ce4" table:formula="of:=ABS(([.E883]-[.C883])/[.C883])" office:value-type="float" office:value="0.00256791192408663">
            <text:p>0,0025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83]" office:value-type="float" office:value="0.17">
            <text:p>0,17</text:p>
          </table:table-cell>
          <table:table-cell table:style-name="ce2" table:formula="of:=[.B884]*[.A884]*9.81" office:value-type="float" office:value="3.714718365">
            <text:p>3,7147</text:p>
          </table:table-cell>
          <table:table-cell table:style-name="Default" office:value-type="float" office:value="3.91697931289673">
            <text:p>3,92</text:p>
          </table:table-cell>
          <table:table-cell table:formula="of:=[.D884]/[.$H$2]" office:value-type="float" office:value="3.70517929541589">
            <text:p>3,7052</text:p>
          </table:table-cell>
          <table:table-cell table:formula="of:=[.D884]/[.C884]" office:value-type="float" office:value="1.05444852826595">
            <text:p>1,0544</text:p>
          </table:table-cell>
          <table:table-cell table:style-name="ce4" table:formula="of:=ABS(([.E884]-[.C884])/[.C884])" office:value-type="float" office:value="0.00256791192408663">
            <text:p>0,0025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84]" office:value-type="float" office:value="0.17">
            <text:p>0,17</text:p>
          </table:table-cell>
          <table:table-cell table:style-name="ce2" table:formula="of:=[.B885]*[.A885]*9.81" office:value-type="float" office:value="3.714718365">
            <text:p>3,7147</text:p>
          </table:table-cell>
          <table:table-cell table:style-name="Default" office:value-type="float" office:value="3.91697931289673">
            <text:p>3,92</text:p>
          </table:table-cell>
          <table:table-cell table:formula="of:=[.D885]/[.$H$2]" office:value-type="float" office:value="3.70517929541589">
            <text:p>3,7052</text:p>
          </table:table-cell>
          <table:table-cell table:formula="of:=[.D885]/[.C885]" office:value-type="float" office:value="1.05444852826595">
            <text:p>1,0544</text:p>
          </table:table-cell>
          <table:table-cell table:style-name="ce4" table:formula="of:=ABS(([.E885]-[.C885])/[.C885])" office:value-type="float" office:value="0.00256791192408663">
            <text:p>0,0025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85]" office:value-type="float" office:value="0.17">
            <text:p>0,17</text:p>
          </table:table-cell>
          <table:table-cell table:style-name="ce2" table:formula="of:=[.B886]*[.A886]*9.81" office:value-type="float" office:value="3.714718365">
            <text:p>3,7147</text:p>
          </table:table-cell>
          <table:table-cell table:style-name="Default" office:value-type="float" office:value="3.91697931289673">
            <text:p>3,92</text:p>
          </table:table-cell>
          <table:table-cell table:formula="of:=[.D886]/[.$H$2]" office:value-type="float" office:value="3.70517929541589">
            <text:p>3,7052</text:p>
          </table:table-cell>
          <table:table-cell table:formula="of:=[.D886]/[.C886]" office:value-type="float" office:value="1.05444852826595">
            <text:p>1,0544</text:p>
          </table:table-cell>
          <table:table-cell table:style-name="ce4" table:formula="of:=ABS(([.E886]-[.C886])/[.C886])" office:value-type="float" office:value="0.00256791192408663">
            <text:p>0,00257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86]" office:value-type="float" office:value="0.17">
            <text:p>0,17</text:p>
          </table:table-cell>
          <table:table-cell table:style-name="ce2" table:formula="of:=[.B887]*[.A887]*9.81" office:value-type="float" office:value="3.714718365">
            <text:p>3,7147</text:p>
          </table:table-cell>
          <table:table-cell table:style-name="Default" office:value-type="float" office:value="3.91987228393555">
            <text:p>3,92</text:p>
          </table:table-cell>
          <table:table-cell table:formula="of:=[.D887]/[.$H$2]" office:value-type="float" office:value="3.70791583690336">
            <text:p>3,7079</text:p>
          </table:table-cell>
          <table:table-cell table:formula="of:=[.D887]/[.C887]" office:value-type="float" office:value="1.05522731436884">
            <text:p>1,0552</text:p>
          </table:table-cell>
          <table:table-cell table:style-name="ce4" table:formula="of:=ABS(([.E887]-[.C887])/[.C887])" office:value-type="float" office:value="0.00183123656445611">
            <text:p>0,00183</text:p>
          </table:table-cell>
          <table:table-cell table:number-columns-repeated="1017"/>
        </table:table-row>
        <table:table-row table:style-name="ro1">
          <table:table-cell table:formula="of:=[Gewichte.$E$4]" office:value-type="float" office:value="2.22745">
            <text:p>2,23</text:p>
          </table:table-cell>
          <table:table-cell table:formula="of:=[.B887]" office:value-type="float" office:value="0.17">
            <text:p>0,17</text:p>
          </table:table-cell>
          <table:table-cell table:style-name="ce2" table:formula="of:=[.B888]*[.A888]*9.81" office:value-type="float" office:value="3.714718365">
            <text:p>3,7147</text:p>
          </table:table-cell>
          <table:table-cell table:style-name="Default" office:value-type="float" office:value="3.91987228393555">
            <text:p>3,92</text:p>
          </table:table-cell>
          <table:table-cell table:formula="of:=[.D888]/[.$H$2]" office:value-type="float" office:value="3.70791583690336">
            <text:p>3,7079</text:p>
          </table:table-cell>
          <table:table-cell table:formula="of:=[.D888]/[.C888]" office:value-type="float" office:value="1.05522731436884">
            <text:p>1,0552</text:p>
          </table:table-cell>
          <table:table-cell table:style-name="ce4" table:formula="of:=ABS(([.E888]-[.C888])/[.C888])" office:value-type="float" office:value="0.00183123656445611">
            <text:p>0,0018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2" table:formula="of:=[.B889]*[.A889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889]/[.$H$2]" office:value-type="float" office:value="0.0153686185017238">
            <text:p>0,0154</text:p>
          </table:table-cell>
          <table:table-cell table:formula="of:=[.D889]/[.C889]" office:value-type="float" office:value="0">
            <text:p>#DIV/0!</text:p>
          </table:table-cell>
          <table:table-cell table:style-name="ce4" table:formula="of:=ABS(([.E889]-[.C889])/[.C889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889]" office:value-type="float" office:value="0">
            <text:p>0</text:p>
          </table:table-cell>
          <table:table-cell table:formula="of:=[.B889]" office:value-type="float" office:value="0">
            <text:p>0</text:p>
          </table:table-cell>
          <table:table-cell table:style-name="ce2" table:formula="of:=[.B890]*[.A890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890]/[.$H$2]" office:value-type="float" office:value="0.0153686185017238">
            <text:p>0,0154</text:p>
          </table:table-cell>
          <table:table-cell table:formula="of:=[.D890]/[.C890]" office:value-type="float" office:value="0">
            <text:p>#DIV/0!</text:p>
          </table:table-cell>
          <table:table-cell table:style-name="ce4" table:formula="of:=ABS(([.E890]-[.C890])/[.C890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890]" office:value-type="float" office:value="0">
            <text:p>0</text:p>
          </table:table-cell>
          <table:table-cell table:formula="of:=[.B890]" office:value-type="float" office:value="0">
            <text:p>0</text:p>
          </table:table-cell>
          <table:table-cell table:style-name="ce2" table:formula="of:=[.B891]*[.A891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891]/[.$H$2]" office:value-type="float" office:value="0.0153686185017238">
            <text:p>0,0154</text:p>
          </table:table-cell>
          <table:table-cell table:formula="of:=[.D891]/[.C891]" office:value-type="float" office:value="0">
            <text:p>#DIV/0!</text:p>
          </table:table-cell>
          <table:table-cell table:style-name="ce4" table:formula="of:=ABS(([.E891]-[.C891])/[.C891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891]" office:value-type="float" office:value="0">
            <text:p>0</text:p>
          </table:table-cell>
          <table:table-cell table:formula="of:=[.B891]" office:value-type="float" office:value="0">
            <text:p>0</text:p>
          </table:table-cell>
          <table:table-cell table:style-name="ce2" table:formula="of:=[.B892]*[.A892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892]/[.$H$2]" office:value-type="float" office:value="0.0153686185017238">
            <text:p>0,0154</text:p>
          </table:table-cell>
          <table:table-cell table:formula="of:=[.D892]/[.C892]" office:value-type="float" office:value="0">
            <text:p>#DIV/0!</text:p>
          </table:table-cell>
          <table:table-cell table:style-name="ce4" table:formula="of:=ABS(([.E892]-[.C892])/[.C892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892]" office:value-type="float" office:value="0">
            <text:p>0</text:p>
          </table:table-cell>
          <table:table-cell table:formula="of:=[.B892]" office:value-type="float" office:value="0">
            <text:p>0</text:p>
          </table:table-cell>
          <table:table-cell table:style-name="ce2" table:formula="of:=[.B893]*[.A893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893]/[.$H$2]" office:value-type="float" office:value="0.0153686185017238">
            <text:p>0,0154</text:p>
          </table:table-cell>
          <table:table-cell table:formula="of:=[.D893]/[.C893]" office:value-type="float" office:value="0">
            <text:p>#DIV/0!</text:p>
          </table:table-cell>
          <table:table-cell table:style-name="ce4" table:formula="of:=ABS(([.E893]-[.C893])/[.C893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893]" office:value-type="float" office:value="0">
            <text:p>0</text:p>
          </table:table-cell>
          <table:table-cell table:formula="of:=[.B893]" office:value-type="float" office:value="0">
            <text:p>0</text:p>
          </table:table-cell>
          <table:table-cell table:style-name="ce2" table:formula="of:=[.B894]*[.A894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894]/[.$H$2]" office:value-type="float" office:value="0.0153686185017238">
            <text:p>0,0154</text:p>
          </table:table-cell>
          <table:table-cell table:formula="of:=[.D894]/[.C894]" office:value-type="float" office:value="0">
            <text:p>#DIV/0!</text:p>
          </table:table-cell>
          <table:table-cell table:style-name="ce4" table:formula="of:=ABS(([.E894]-[.C894])/[.C894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894]" office:value-type="float" office:value="0">
            <text:p>0</text:p>
          </table:table-cell>
          <table:table-cell table:formula="of:=[.B894]" office:value-type="float" office:value="0">
            <text:p>0</text:p>
          </table:table-cell>
          <table:table-cell table:style-name="ce2" table:formula="of:=[.B895]*[.A895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895]/[.$H$2]" office:value-type="float" office:value="0.0153686185017238">
            <text:p>0,0154</text:p>
          </table:table-cell>
          <table:table-cell table:formula="of:=[.D895]/[.C895]" office:value-type="float" office:value="0">
            <text:p>#DIV/0!</text:p>
          </table:table-cell>
          <table:table-cell table:style-name="ce4" table:formula="of:=ABS(([.E895]-[.C895])/[.C895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895]" office:value-type="float" office:value="0">
            <text:p>0</text:p>
          </table:table-cell>
          <table:table-cell table:formula="of:=[.B895]" office:value-type="float" office:value="0">
            <text:p>0</text:p>
          </table:table-cell>
          <table:table-cell table:style-name="ce2" table:formula="of:=[.B896]*[.A896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896]/[.$H$2]" office:value-type="float" office:value="0.0153686185017238">
            <text:p>0,0154</text:p>
          </table:table-cell>
          <table:table-cell table:formula="of:=[.D896]/[.C896]" office:value-type="float" office:value="0">
            <text:p>#DIV/0!</text:p>
          </table:table-cell>
          <table:table-cell table:style-name="ce4" table:formula="of:=ABS(([.E896]-[.C896])/[.C896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896]" office:value-type="float" office:value="0">
            <text:p>0</text:p>
          </table:table-cell>
          <table:table-cell table:formula="of:=[.B896]" office:value-type="float" office:value="0">
            <text:p>0</text:p>
          </table:table-cell>
          <table:table-cell table:style-name="ce2" table:formula="of:=[.B897]*[.A897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897]/[.$H$2]" office:value-type="float" office:value="0.0153686185017238">
            <text:p>0,0154</text:p>
          </table:table-cell>
          <table:table-cell table:formula="of:=[.D897]/[.C897]" office:value-type="float" office:value="0">
            <text:p>#DIV/0!</text:p>
          </table:table-cell>
          <table:table-cell table:style-name="ce4" table:formula="of:=ABS(([.E897]-[.C897])/[.C897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897]" office:value-type="float" office:value="0">
            <text:p>0</text:p>
          </table:table-cell>
          <table:table-cell table:formula="of:=[.B897]" office:value-type="float" office:value="0">
            <text:p>0</text:p>
          </table:table-cell>
          <table:table-cell table:style-name="ce2" table:formula="of:=[.B898]*[.A898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898]/[.$H$2]" office:value-type="float" office:value="0.0153686185017238">
            <text:p>0,0154</text:p>
          </table:table-cell>
          <table:table-cell table:formula="of:=[.D898]/[.C898]" office:value-type="float" office:value="0">
            <text:p>#DIV/0!</text:p>
          </table:table-cell>
          <table:table-cell table:style-name="ce4" table:formula="of:=ABS(([.E898]-[.C898])/[.C898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898]" office:value-type="float" office:value="0">
            <text:p>0</text:p>
          </table:table-cell>
          <table:table-cell table:formula="of:=[.B898]" office:value-type="float" office:value="0">
            <text:p>0</text:p>
          </table:table-cell>
          <table:table-cell table:style-name="ce2" table:formula="of:=[.B899]*[.A899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899]/[.$H$2]" office:value-type="float" office:value="0.0153686185017238">
            <text:p>0,0154</text:p>
          </table:table-cell>
          <table:table-cell table:formula="of:=[.D899]/[.C899]" office:value-type="float" office:value="0">
            <text:p>#DIV/0!</text:p>
          </table:table-cell>
          <table:table-cell table:style-name="ce4" table:formula="of:=ABS(([.E899]-[.C899])/[.C899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899]" office:value-type="float" office:value="0">
            <text:p>0</text:p>
          </table:table-cell>
          <table:table-cell table:formula="of:=[.B899]" office:value-type="float" office:value="0">
            <text:p>0</text:p>
          </table:table-cell>
          <table:table-cell table:style-name="ce2" table:formula="of:=[.B900]*[.A900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900]/[.$H$2]" office:value-type="float" office:value="0.0153686185017238">
            <text:p>0,0154</text:p>
          </table:table-cell>
          <table:table-cell table:formula="of:=[.D900]/[.C900]" office:value-type="float" office:value="0">
            <text:p>#DIV/0!</text:p>
          </table:table-cell>
          <table:table-cell table:style-name="ce4" table:formula="of:=ABS(([.E900]-[.C900])/[.C900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900]" office:value-type="float" office:value="0">
            <text:p>0</text:p>
          </table:table-cell>
          <table:table-cell table:formula="of:=[.B900]" office:value-type="float" office:value="0">
            <text:p>0</text:p>
          </table:table-cell>
          <table:table-cell table:style-name="ce2" table:formula="of:=[.B901]*[.A901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901]/[.$H$2]" office:value-type="float" office:value="0.0153686185017238">
            <text:p>0,0154</text:p>
          </table:table-cell>
          <table:table-cell table:formula="of:=[.D901]/[.C901]" office:value-type="float" office:value="0">
            <text:p>#DIV/0!</text:p>
          </table:table-cell>
          <table:table-cell table:style-name="ce4" table:formula="of:=ABS(([.E901]-[.C901])/[.C901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901]" office:value-type="float" office:value="0">
            <text:p>0</text:p>
          </table:table-cell>
          <table:table-cell table:formula="of:=[.B901]" office:value-type="float" office:value="0">
            <text:p>0</text:p>
          </table:table-cell>
          <table:table-cell table:style-name="ce2" table:formula="of:=[.B902]*[.A902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902]/[.$H$2]" office:value-type="float" office:value="0.0153686185017238">
            <text:p>0,0154</text:p>
          </table:table-cell>
          <table:table-cell table:formula="of:=[.D902]/[.C902]" office:value-type="float" office:value="0">
            <text:p>#DIV/0!</text:p>
          </table:table-cell>
          <table:table-cell table:style-name="ce4" table:formula="of:=ABS(([.E902]-[.C902])/[.C902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902]" office:value-type="float" office:value="0">
            <text:p>0</text:p>
          </table:table-cell>
          <table:table-cell table:formula="of:=[.B902]" office:value-type="float" office:value="0">
            <text:p>0</text:p>
          </table:table-cell>
          <table:table-cell table:style-name="ce2" table:formula="of:=[.B903]*[.A903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903]/[.$H$2]" office:value-type="float" office:value="0.0153686185017238">
            <text:p>0,0154</text:p>
          </table:table-cell>
          <table:table-cell table:formula="of:=[.D903]/[.C903]" office:value-type="float" office:value="0">
            <text:p>#DIV/0!</text:p>
          </table:table-cell>
          <table:table-cell table:style-name="ce4" table:formula="of:=ABS(([.E903]-[.C903])/[.C903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903]" office:value-type="float" office:value="0">
            <text:p>0</text:p>
          </table:table-cell>
          <table:table-cell table:formula="of:=[.B903]" office:value-type="float" office:value="0">
            <text:p>0</text:p>
          </table:table-cell>
          <table:table-cell table:style-name="ce2" table:formula="of:=[.B904]*[.A904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904]/[.$H$2]" office:value-type="float" office:value="0.0153686185017238">
            <text:p>0,0154</text:p>
          </table:table-cell>
          <table:table-cell table:formula="of:=[.D904]/[.C904]" office:value-type="float" office:value="0">
            <text:p>#DIV/0!</text:p>
          </table:table-cell>
          <table:table-cell table:style-name="ce4" table:formula="of:=ABS(([.E904]-[.C904])/[.C904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904]" office:value-type="float" office:value="0">
            <text:p>0</text:p>
          </table:table-cell>
          <table:table-cell table:formula="of:=[.B904]" office:value-type="float" office:value="0">
            <text:p>0</text:p>
          </table:table-cell>
          <table:table-cell table:style-name="ce2" table:formula="of:=[.B905]*[.A905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905]/[.$H$2]" office:value-type="float" office:value="0.0153686185017238">
            <text:p>0,0154</text:p>
          </table:table-cell>
          <table:table-cell table:formula="of:=[.D905]/[.C905]" office:value-type="float" office:value="0">
            <text:p>#DIV/0!</text:p>
          </table:table-cell>
          <table:table-cell table:style-name="ce4" table:formula="of:=ABS(([.E905]-[.C905])/[.C905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905]" office:value-type="float" office:value="0">
            <text:p>0</text:p>
          </table:table-cell>
          <table:table-cell table:formula="of:=[.B905]" office:value-type="float" office:value="0">
            <text:p>0</text:p>
          </table:table-cell>
          <table:table-cell table:style-name="ce2" table:formula="of:=[.B906]*[.A906]*9.81" office:value-type="float" office:value="0">
            <text:p>0,0000</text:p>
          </table:table-cell>
          <table:table-cell table:style-name="Default" office:value-type="float" office:value="0.0162471383810043">
            <text:p>0,02</text:p>
          </table:table-cell>
          <table:table-cell table:formula="of:=[.D906]/[.$H$2]" office:value-type="float" office:value="0.0153686185017238">
            <text:p>0,0154</text:p>
          </table:table-cell>
          <table:table-cell table:formula="of:=[.D906]/[.C906]" office:value-type="float" office:value="0">
            <text:p>#DIV/0!</text:p>
          </table:table-cell>
          <table:table-cell table:style-name="ce4" table:formula="of:=ABS(([.E906]-[.C906])/[.C906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906]" office:value-type="float" office:value="0">
            <text:p>0</text:p>
          </table:table-cell>
          <table:table-cell table:formula="of:=[.B906]" office:value-type="float" office:value="0">
            <text:p>0</text:p>
          </table:table-cell>
          <table:table-cell table:style-name="ce2" table:formula="of:=[.B907]*[.A907]*9.81" office:value-type="float" office:value="0">
            <text:p>0,0000</text:p>
          </table:table-cell>
          <table:table-cell table:style-name="Default" office:value-type="float" office:value="0.0161991082131863">
            <text:p>0,02</text:p>
          </table:table-cell>
          <table:table-cell table:formula="of:=[.D907]/[.$H$2]" office:value-type="float" office:value="0.0153231854347763">
            <text:p>0,0153</text:p>
          </table:table-cell>
          <table:table-cell table:formula="of:=[.D907]/[.C907]" office:value-type="float" office:value="0">
            <text:p>#DIV/0!</text:p>
          </table:table-cell>
          <table:table-cell table:style-name="ce4" table:formula="of:=ABS(([.E907]-[.C907])/[.C907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907]" office:value-type="float" office:value="0">
            <text:p>0</text:p>
          </table:table-cell>
          <table:table-cell table:formula="of:=[.B907]" office:value-type="float" office:value="0">
            <text:p>0</text:p>
          </table:table-cell>
          <table:table-cell table:style-name="ce2" table:formula="of:=[.B908]*[.A908]*9.81" office:value-type="float" office:value="0">
            <text:p>0,0000</text:p>
          </table:table-cell>
          <table:table-cell table:style-name="Default" office:value-type="float" office:value="0.0161991082131863">
            <text:p>0,02</text:p>
          </table:table-cell>
          <table:table-cell table:formula="of:=[.D908]/[.$H$2]" office:value-type="float" office:value="0.0153231854347763">
            <text:p>0,0153</text:p>
          </table:table-cell>
          <table:table-cell table:formula="of:=[.D908]/[.C908]" office:value-type="float" office:value="0">
            <text:p>#DIV/0!</text:p>
          </table:table-cell>
          <table:table-cell table:style-name="ce4" table:formula="of:=ABS(([.E908]-[.C908])/[.C908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908]" office:value-type="float" office:value="0">
            <text:p>0</text:p>
          </table:table-cell>
          <table:table-cell table:formula="of:=[.B908]" office:value-type="float" office:value="0">
            <text:p>0</text:p>
          </table:table-cell>
          <table:table-cell table:style-name="ce2" table:formula="of:=[.B909]*[.A909]*9.81" office:value-type="float" office:value="0">
            <text:p>0,0000</text:p>
          </table:table-cell>
          <table:table-cell table:style-name="Default" office:value-type="float" office:value="0.0161991082131863">
            <text:p>0,02</text:p>
          </table:table-cell>
          <table:table-cell table:formula="of:=[.D909]/[.$H$2]" office:value-type="float" office:value="0.0153231854347763">
            <text:p>0,0153</text:p>
          </table:table-cell>
          <table:table-cell table:formula="of:=[.D909]/[.C909]" office:value-type="float" office:value="0">
            <text:p>#DIV/0!</text:p>
          </table:table-cell>
          <table:table-cell table:style-name="ce4" table:formula="of:=ABS(([.E909]-[.C909])/[.C909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909]" office:value-type="float" office:value="0">
            <text:p>0</text:p>
          </table:table-cell>
          <table:table-cell table:formula="of:=[.B909]" office:value-type="float" office:value="0">
            <text:p>0</text:p>
          </table:table-cell>
          <table:table-cell table:style-name="ce2" table:formula="of:=[.B910]*[.A910]*9.81" office:value-type="float" office:value="0">
            <text:p>0,0000</text:p>
          </table:table-cell>
          <table:table-cell table:style-name="Default" office:value-type="float" office:value="0.0161991082131863">
            <text:p>0,02</text:p>
          </table:table-cell>
          <table:table-cell table:formula="of:=[.D910]/[.$H$2]" office:value-type="float" office:value="0.0153231854347763">
            <text:p>0,0153</text:p>
          </table:table-cell>
          <table:table-cell table:formula="of:=[.D910]/[.C910]" office:value-type="float" office:value="0">
            <text:p>#DIV/0!</text:p>
          </table:table-cell>
          <table:table-cell table:style-name="ce4" table:formula="of:=ABS(([.E910]-[.C910])/[.C910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910]" office:value-type="float" office:value="0">
            <text:p>0</text:p>
          </table:table-cell>
          <table:table-cell table:formula="of:=[.B910]" office:value-type="float" office:value="0">
            <text:p>0</text:p>
          </table:table-cell>
          <table:table-cell table:style-name="ce2" table:formula="of:=[.B911]*[.A911]*9.81" office:value-type="float" office:value="0">
            <text:p>0,0000</text:p>
          </table:table-cell>
          <table:table-cell table:style-name="Default" office:value-type="float" office:value="0.0161991082131863">
            <text:p>0,02</text:p>
          </table:table-cell>
          <table:table-cell table:formula="of:=[.D911]/[.$H$2]" office:value-type="float" office:value="0.0153231854347763">
            <text:p>0,0153</text:p>
          </table:table-cell>
          <table:table-cell table:formula="of:=[.D911]/[.C911]" office:value-type="float" office:value="0">
            <text:p>#DIV/0!</text:p>
          </table:table-cell>
          <table:table-cell table:style-name="ce4" table:formula="of:=ABS(([.E911]-[.C911])/[.C911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911]" office:value-type="float" office:value="0">
            <text:p>0</text:p>
          </table:table-cell>
          <table:table-cell table:formula="of:=[.B911]" office:value-type="float" office:value="0">
            <text:p>0</text:p>
          </table:table-cell>
          <table:table-cell table:style-name="ce2" table:formula="of:=[.B912]*[.A912]*9.81" office:value-type="float" office:value="0">
            <text:p>0,0000</text:p>
          </table:table-cell>
          <table:table-cell table:style-name="Default" office:value-type="float" office:value="0.0161991082131863">
            <text:p>0,02</text:p>
          </table:table-cell>
          <table:table-cell table:formula="of:=[.D912]/[.$H$2]" office:value-type="float" office:value="0.0153231854347763">
            <text:p>0,0153</text:p>
          </table:table-cell>
          <table:table-cell table:formula="of:=[.D912]/[.C912]" office:value-type="float" office:value="0">
            <text:p>#DIV/0!</text:p>
          </table:table-cell>
          <table:table-cell table:style-name="ce4" table:formula="of:=ABS(([.E912]-[.C912])/[.C912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formula="of:=[.A912]" office:value-type="float" office:value="0">
            <text:p>0</text:p>
          </table:table-cell>
          <table:table-cell table:formula="of:=[.B912]" office:value-type="float" office:value="0">
            <text:p>0</text:p>
          </table:table-cell>
          <table:table-cell table:style-name="ce2" table:formula="of:=[.B913]*[.A913]*9.81" office:value-type="float" office:value="0">
            <text:p>0,0000</text:p>
          </table:table-cell>
          <table:table-cell table:style-name="Default" office:value-type="float" office:value="0.0161991082131863">
            <text:p>0,02</text:p>
          </table:table-cell>
          <table:table-cell table:formula="of:=[.D913]/[.$H$2]" office:value-type="float" office:value="0.0153231854347763">
            <text:p>0,0153</text:p>
          </table:table-cell>
          <table:table-cell table:formula="of:=[.D913]/[.C913]" office:value-type="float" office:value="0">
            <text:p>#DIV/0!</text:p>
          </table:table-cell>
          <table:table-cell table:style-name="ce4" table:formula="of:=ABS(([.E913]-[.C913])/[.C913])" office:value-type="float" office:value="0">
            <text:p>#DIV/0!</text:p>
          </table:table-cell>
          <table:table-cell table:number-columns-repeated="1017"/>
        </table:table-row>
        <table:table-row table:style-name="ro1" table:number-rows-repeated="10476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wichte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>
            <text:p>Soll</text:p>
          </table:table-cell>
          <table:table-cell office:value-type="string">
            <text:p>Gewicht</text:p>
          </table:table-cell>
          <table:table-cell office:value-type="string">
            <text:p>Draht</text:p>
          </table:table-cell>
          <table:table-cell table:style-name="Default" office:value-type="string">
            <text:p>ring</text:p>
          </table:table-cell>
          <table:table-cell office:value-type="string">
            <text:p>Gesamt</text:p>
          </table:table-cell>
        </table:table-row>
        <table:table-row table:style-name="ro1">
          <table:table-cell office:value-type="string">
            <text:p>1 kg</text:p>
          </table:table-cell>
          <table:table-cell table:formula="of:=1000.4/1000" office:value-type="float" office:value="1.0004">
            <text:p>1</text:p>
          </table:table-cell>
          <table:table-cell table:style-name="ce2" table:formula="of:=2.9/1000" office:value-type="float" office:value="0.0029">
            <text:p>0,0029</text:p>
          </table:table-cell>
          <table:table-cell table:formula="of:=4.3/1000" office:value-type="float" office:value="0.0043">
            <text:p>0,0043</text:p>
          </table:table-cell>
          <table:table-cell table:formula="of:=SUM([.B2:.D2])" office:value-type="float" office:value="1.0076">
            <text:p>1,01</text:p>
          </table:table-cell>
        </table:table-row>
        <table:table-row table:style-name="ro1">
          <table:table-cell office:value-type="string">
            <text:p>1,25 kg</text:p>
          </table:table-cell>
          <table:table-cell table:style-name="ce6" table:formula="of:=1219.85/1000" office:value-type="float" office:value="1.21985">
            <text:p>1,219850</text:p>
          </table:table-cell>
          <table:table-cell office:value-type="float" office:value="0">
            <text:p>0</text:p>
          </table:table-cell>
          <table:table-cell table:formula="of:=[.D2]" office:value-type="float" office:value="0.0043">
            <text:p>0,0043</text:p>
          </table:table-cell>
          <table:table-cell table:formula="of:=SUM([.B3:.D3])" office:value-type="float" office:value="1.22415">
            <text:p>1,22</text:p>
          </table:table-cell>
        </table:table-row>
        <table:table-row table:style-name="ro1">
          <table:table-cell office:value-type="string">
            <text:p>2,25 kg</text:p>
          </table:table-cell>
          <table:table-cell table:formula="of:=[.B3]+[.B2]" office:value-type="float" office:value="2.22025">
            <text:p>2,22</text:p>
          </table:table-cell>
          <table:table-cell table:style-name="ce2" table:formula="of:=[.C2]+[.C3]" office:value-type="float" office:value="0.0029">
            <text:p>0,0029</text:p>
          </table:table-cell>
          <table:table-cell table:formula="of:=[.D2]" office:value-type="float" office:value="0.0043">
            <text:p>0,0043</text:p>
          </table:table-cell>
          <table:table-cell table:formula="of:=SUM([.B4:.D4])" office:value-type="float" office:value="2.22745">
            <text:p>2,23</text:p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formula="of:=[Gewichte.$E$3]" office:value-type="float" office:value="1.22415">
            <text:p>1,22</text:p>
          </table:table-cell>
          <table:table-cell table:formula="of:=-0.17" office:value-type="float" office:value="-0.17">
            <text:p>-0,17</text:p>
          </table:table-cell>
          <table:table-cell table:formula="of:=[.B1]*[.A1]*9.81" office:value-type="float" office:value="-2.041514955">
            <text:p>-2,0415</text:p>
          </table:table-cell>
          <table:table-cell office:value-type="float" office:value="2.1674690246582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]" office:value-type="float" office:value="-0.17">
            <text:p>-0,17</text:p>
          </table:table-cell>
          <table:table-cell table:formula="of:=[.B2]*[.A2]*9.81" office:value-type="float" office:value="-2.041514955">
            <text:p>-2,0415</text:p>
          </table:table-cell>
          <table:table-cell office:value-type="float" office:value="2.1674690246582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]" office:value-type="float" office:value="-0.17">
            <text:p>-0,17</text:p>
          </table:table-cell>
          <table:table-cell table:formula="of:=[.B3]*[.A3]*9.81" office:value-type="float" office:value="-2.041514955">
            <text:p>-2,0415</text:p>
          </table:table-cell>
          <table:table-cell office:value-type="float" office:value="2.16815614700317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]" office:value-type="float" office:value="-0.17">
            <text:p>-0,17</text:p>
          </table:table-cell>
          <table:table-cell table:formula="of:=[.B4]*[.A4]*9.81" office:value-type="float" office:value="-2.041514955">
            <text:p>-2,0415</text:p>
          </table:table-cell>
          <table:table-cell office:value-type="float" office:value="2.16815614700317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4]" office:value-type="float" office:value="-0.17">
            <text:p>-0,17</text:p>
          </table:table-cell>
          <table:table-cell table:formula="of:=[.B5]*[.A5]*9.81" office:value-type="float" office:value="-2.041514955">
            <text:p>-2,0415</text:p>
          </table:table-cell>
          <table:table-cell office:value-type="float" office:value="2.16815614700317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5]" office:value-type="float" office:value="-0.17">
            <text:p>-0,17</text:p>
          </table:table-cell>
          <table:table-cell table:formula="of:=[.B6]*[.A6]*9.81" office:value-type="float" office:value="-2.041514955">
            <text:p>-2,0415</text:p>
          </table:table-cell>
          <table:table-cell office:value-type="float" office:value="2.16948342323303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6]" office:value-type="float" office:value="-0.17">
            <text:p>-0,17</text:p>
          </table:table-cell>
          <table:table-cell table:formula="of:=[.B7]*[.A7]*9.81" office:value-type="float" office:value="-2.041514955">
            <text:p>-2,0415</text:p>
          </table:table-cell>
          <table:table-cell office:value-type="float" office:value="2.16948342323303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7]" office:value-type="float" office:value="-0.17">
            <text:p>-0,17</text:p>
          </table:table-cell>
          <table:table-cell table:formula="of:=[.B8]*[.A8]*9.81" office:value-type="float" office:value="-2.041514955">
            <text:p>-2,0415</text:p>
          </table:table-cell>
          <table:table-cell office:value-type="float" office:value="2.16948342323303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8]" office:value-type="float" office:value="-0.17">
            <text:p>-0,17</text:p>
          </table:table-cell>
          <table:table-cell table:formula="of:=[.B9]*[.A9]*9.81" office:value-type="float" office:value="-2.041514955">
            <text:p>-2,0415</text:p>
          </table:table-cell>
          <table:table-cell office:value-type="float" office:value="2.16932606697083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9]" office:value-type="float" office:value="-0.17">
            <text:p>-0,17</text:p>
          </table:table-cell>
          <table:table-cell table:formula="of:=[.B10]*[.A10]*9.81" office:value-type="float" office:value="-2.041514955">
            <text:p>-2,0415</text:p>
          </table:table-cell>
          <table:table-cell office:value-type="float" office:value="2.16932606697083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0]" office:value-type="float" office:value="-0.17">
            <text:p>-0,17</text:p>
          </table:table-cell>
          <table:table-cell table:formula="of:=[.B11]*[.A11]*9.81" office:value-type="float" office:value="-2.041514955">
            <text:p>-2,0415</text:p>
          </table:table-cell>
          <table:table-cell office:value-type="float" office:value="2.16932606697083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1]" office:value-type="float" office:value="-0.17">
            <text:p>-0,17</text:p>
          </table:table-cell>
          <table:table-cell table:formula="of:=[.B12]*[.A12]*9.81" office:value-type="float" office:value="-2.041514955">
            <text:p>-2,0415</text:p>
          </table:table-cell>
          <table:table-cell office:value-type="float" office:value="2.16819024085999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2]" office:value-type="float" office:value="-0.17">
            <text:p>-0,17</text:p>
          </table:table-cell>
          <table:table-cell table:formula="of:=[.B13]*[.A13]*9.81" office:value-type="float" office:value="-2.041514955">
            <text:p>-2,0415</text:p>
          </table:table-cell>
          <table:table-cell office:value-type="float" office:value="2.16819024085999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3]" office:value-type="float" office:value="-0.17">
            <text:p>-0,17</text:p>
          </table:table-cell>
          <table:table-cell table:formula="of:=[.B14]*[.A14]*9.81" office:value-type="float" office:value="-2.041514955">
            <text:p>-2,0415</text:p>
          </table:table-cell>
          <table:table-cell office:value-type="float" office:value="2.16819024085999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4]" office:value-type="float" office:value="-0.17">
            <text:p>-0,17</text:p>
          </table:table-cell>
          <table:table-cell table:formula="of:=[.B15]*[.A15]*9.81" office:value-type="float" office:value="-2.041514955">
            <text:p>-2,0415</text:p>
          </table:table-cell>
          <table:table-cell office:value-type="float" office:value="2.16936898231506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5]" office:value-type="float" office:value="-0.17">
            <text:p>-0,17</text:p>
          </table:table-cell>
          <table:table-cell table:formula="of:=[.B16]*[.A16]*9.81" office:value-type="float" office:value="-2.041514955">
            <text:p>-2,0415</text:p>
          </table:table-cell>
          <table:table-cell office:value-type="float" office:value="2.16936898231506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6]" office:value-type="float" office:value="-0.17">
            <text:p>-0,17</text:p>
          </table:table-cell>
          <table:table-cell table:formula="of:=[.B17]*[.A17]*9.81" office:value-type="float" office:value="-2.041514955">
            <text:p>-2,0415</text:p>
          </table:table-cell>
          <table:table-cell office:value-type="float" office:value="2.16936898231506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7]" office:value-type="float" office:value="-0.17">
            <text:p>-0,17</text:p>
          </table:table-cell>
          <table:table-cell table:formula="of:=[.B18]*[.A18]*9.81" office:value-type="float" office:value="-2.041514955">
            <text:p>-2,0415</text:p>
          </table:table-cell>
          <table:table-cell office:value-type="float" office:value="2.16964554786682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8]" office:value-type="float" office:value="-0.17">
            <text:p>-0,17</text:p>
          </table:table-cell>
          <table:table-cell table:formula="of:=[.B19]*[.A19]*9.81" office:value-type="float" office:value="-2.041514955">
            <text:p>-2,0415</text:p>
          </table:table-cell>
          <table:table-cell office:value-type="float" office:value="2.16964554786682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19]" office:value-type="float" office:value="-0.17">
            <text:p>-0,17</text:p>
          </table:table-cell>
          <table:table-cell table:formula="of:=[.B20]*[.A20]*9.81" office:value-type="float" office:value="-2.041514955">
            <text:p>-2,0415</text:p>
          </table:table-cell>
          <table:table-cell office:value-type="float" office:value="2.16964554786682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0]" office:value-type="float" office:value="-0.17">
            <text:p>-0,17</text:p>
          </table:table-cell>
          <table:table-cell table:formula="of:=[.B21]*[.A21]*9.81" office:value-type="float" office:value="-2.041514955">
            <text:p>-2,0415</text:p>
          </table:table-cell>
          <table:table-cell office:value-type="float" office:value="2.17100310325623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1]" office:value-type="float" office:value="-0.17">
            <text:p>-0,17</text:p>
          </table:table-cell>
          <table:table-cell table:formula="of:=[.B22]*[.A22]*9.81" office:value-type="float" office:value="-2.041514955">
            <text:p>-2,0415</text:p>
          </table:table-cell>
          <table:table-cell office:value-type="float" office:value="2.17100310325623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2]" office:value-type="float" office:value="-0.17">
            <text:p>-0,17</text:p>
          </table:table-cell>
          <table:table-cell table:formula="of:=[.B23]*[.A23]*9.81" office:value-type="float" office:value="-2.041514955">
            <text:p>-2,0415</text:p>
          </table:table-cell>
          <table:table-cell office:value-type="float" office:value="2.17100310325623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3]" office:value-type="float" office:value="-0.17">
            <text:p>-0,17</text:p>
          </table:table-cell>
          <table:table-cell table:formula="of:=[.B24]*[.A24]*9.81" office:value-type="float" office:value="-2.041514955">
            <text:p>-2,0415</text:p>
          </table:table-cell>
          <table:table-cell office:value-type="float" office:value="2.17170095443726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4]" office:value-type="float" office:value="-0.17">
            <text:p>-0,17</text:p>
          </table:table-cell>
          <table:table-cell table:formula="of:=[.B25]*[.A25]*9.81" office:value-type="float" office:value="-2.041514955">
            <text:p>-2,0415</text:p>
          </table:table-cell>
          <table:table-cell office:value-type="float" office:value="2.17170095443726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5]" office:value-type="float" office:value="-0.17">
            <text:p>-0,17</text:p>
          </table:table-cell>
          <table:table-cell table:formula="of:=[.B26]*[.A26]*9.81" office:value-type="float" office:value="-2.041514955">
            <text:p>-2,0415</text:p>
          </table:table-cell>
          <table:table-cell office:value-type="float" office:value="2.17170095443726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6]" office:value-type="float" office:value="-0.17">
            <text:p>-0,17</text:p>
          </table:table-cell>
          <table:table-cell table:formula="of:=[.B27]*[.A27]*9.81" office:value-type="float" office:value="-2.041514955">
            <text:p>-2,0415</text:p>
          </table:table-cell>
          <table:table-cell office:value-type="float" office:value="2.16849708557129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7]" office:value-type="float" office:value="-0.17">
            <text:p>-0,17</text:p>
          </table:table-cell>
          <table:table-cell table:formula="of:=[.B28]*[.A28]*9.81" office:value-type="float" office:value="-2.041514955">
            <text:p>-2,0415</text:p>
          </table:table-cell>
          <table:table-cell office:value-type="float" office:value="2.16849708557129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8]" office:value-type="float" office:value="-0.17">
            <text:p>-0,17</text:p>
          </table:table-cell>
          <table:table-cell table:formula="of:=[.B29]*[.A29]*9.81" office:value-type="float" office:value="-2.041514955">
            <text:p>-2,0415</text:p>
          </table:table-cell>
          <table:table-cell office:value-type="float" office:value="2.16849708557129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29]" office:value-type="float" office:value="-0.17">
            <text:p>-0,17</text:p>
          </table:table-cell>
          <table:table-cell table:formula="of:=[.B30]*[.A30]*9.81" office:value-type="float" office:value="-2.041514955">
            <text:p>-2,0415</text:p>
          </table:table-cell>
          <table:table-cell office:value-type="float" office:value="2.16511869430542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0]" office:value-type="float" office:value="-0.17">
            <text:p>-0,17</text:p>
          </table:table-cell>
          <table:table-cell table:formula="of:=[.B31]*[.A31]*9.81" office:value-type="float" office:value="-2.041514955">
            <text:p>-2,0415</text:p>
          </table:table-cell>
          <table:table-cell office:value-type="float" office:value="2.16511869430542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1]" office:value-type="float" office:value="-0.17">
            <text:p>-0,17</text:p>
          </table:table-cell>
          <table:table-cell table:formula="of:=[.B32]*[.A32]*9.81" office:value-type="float" office:value="-2.041514955">
            <text:p>-2,0415</text:p>
          </table:table-cell>
          <table:table-cell office:value-type="float" office:value="2.16511869430542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2]" office:value-type="float" office:value="-0.17">
            <text:p>-0,17</text:p>
          </table:table-cell>
          <table:table-cell table:formula="of:=[.B33]*[.A33]*9.81" office:value-type="float" office:value="-2.041514955">
            <text:p>-2,0415</text:p>
          </table:table-cell>
          <table:table-cell office:value-type="float" office:value="2.16511869430542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3]" office:value-type="float" office:value="-0.17">
            <text:p>-0,17</text:p>
          </table:table-cell>
          <table:table-cell table:formula="of:=[.B34]*[.A34]*9.81" office:value-type="float" office:value="-2.041514955">
            <text:p>-2,0415</text:p>
          </table:table-cell>
          <table:table-cell office:value-type="float" office:value="2.16570615768433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4]" office:value-type="float" office:value="-0.17">
            <text:p>-0,17</text:p>
          </table:table-cell>
          <table:table-cell table:formula="of:=[.B35]*[.A35]*9.81" office:value-type="float" office:value="-2.041514955">
            <text:p>-2,0415</text:p>
          </table:table-cell>
          <table:table-cell office:value-type="float" office:value="2.16570615768433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5]" office:value-type="float" office:value="-0.17">
            <text:p>-0,17</text:p>
          </table:table-cell>
          <table:table-cell table:formula="of:=[.B36]*[.A36]*9.81" office:value-type="float" office:value="-2.041514955">
            <text:p>-2,0415</text:p>
          </table:table-cell>
          <table:table-cell office:value-type="float" office:value="2.16570615768433">
            <text:p>2,17</text:p>
          </table:table-cell>
        </table:table-row>
        <table:table-row table:style-name="ro1">
          <table:table-cell table:formula="of:=[Gewichte.$E$3]" office:value-type="float" office:value="1.22415">
            <text:p>1,22</text:p>
          </table:table-cell>
          <table:table-cell table:formula="of:=[.B36]" office:value-type="float" office:value="-0.17">
            <text:p>-0,17</text:p>
          </table:table-cell>
          <table:table-cell table:formula="of:=[.B37]*[.A37]*9.81" office:value-type="float" office:value="-2.041514955">
            <text:p>-2,0415</text:p>
          </table:table-cell>
          <table:table-cell office:value-type="float" office:value="2.1686315536499">
            <text:p>2,17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-0.1" office:value-type="float" office:value="-0.1">
            <text:p>-0,1</text:p>
          </table:table-cell>
          <table:table-cell table:formula="of:=[.B38]*[.A38]*9.81" office:value-type="float" office:value="-0.9884556">
            <text:p>-0,9885</text:p>
          </table:table-cell>
          <table:table-cell office:value-type="float" office:value="1.05692744255066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8]" office:value-type="float" office:value="-0.1">
            <text:p>-0,1</text:p>
          </table:table-cell>
          <table:table-cell table:formula="of:=[.B39]*[.A39]*9.81" office:value-type="float" office:value="-0.9884556">
            <text:p>-0,9885</text:p>
          </table:table-cell>
          <table:table-cell office:value-type="float" office:value="1.05692744255066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39]" office:value-type="float" office:value="-0.1">
            <text:p>-0,1</text:p>
          </table:table-cell>
          <table:table-cell table:formula="of:=[.B40]*[.A40]*9.81" office:value-type="float" office:value="-0.9884556">
            <text:p>-0,9885</text:p>
          </table:table-cell>
          <table:table-cell office:value-type="float" office:value="1.05692744255066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40]" office:value-type="float" office:value="-0.1">
            <text:p>-0,1</text:p>
          </table:table-cell>
          <table:table-cell table:formula="of:=[.B41]*[.A41]*9.81" office:value-type="float" office:value="-0.9884556">
            <text:p>-0,9885</text:p>
          </table:table-cell>
          <table:table-cell office:value-type="float" office:value="1.05800461769104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41]" office:value-type="float" office:value="-0.1">
            <text:p>-0,1</text:p>
          </table:table-cell>
          <table:table-cell table:formula="of:=[.B42]*[.A42]*9.81" office:value-type="float" office:value="-0.9884556">
            <text:p>-0,9885</text:p>
          </table:table-cell>
          <table:table-cell office:value-type="float" office:value="1.05800461769104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42]" office:value-type="float" office:value="-0.1">
            <text:p>-0,1</text:p>
          </table:table-cell>
          <table:table-cell table:formula="of:=[.B43]*[.A43]*9.81" office:value-type="float" office:value="-0.9884556">
            <text:p>-0,9885</text:p>
          </table:table-cell>
          <table:table-cell office:value-type="float" office:value="1.05800461769104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43]" office:value-type="float" office:value="-0.1">
            <text:p>-0,1</text:p>
          </table:table-cell>
          <table:table-cell table:formula="of:=[.B44]*[.A44]*9.81" office:value-type="float" office:value="-0.9884556">
            <text:p>-0,9885</text:p>
          </table:table-cell>
          <table:table-cell office:value-type="float" office:value="1.05796718597412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44]" office:value-type="float" office:value="-0.1">
            <text:p>-0,1</text:p>
          </table:table-cell>
          <table:table-cell table:formula="of:=[.B45]*[.A45]*9.81" office:value-type="float" office:value="-0.9884556">
            <text:p>-0,9885</text:p>
          </table:table-cell>
          <table:table-cell office:value-type="float" office:value="1.05796718597412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45]" office:value-type="float" office:value="-0.1">
            <text:p>-0,1</text:p>
          </table:table-cell>
          <table:table-cell table:formula="of:=[.B46]*[.A46]*9.81" office:value-type="float" office:value="-0.9884556">
            <text:p>-0,9885</text:p>
          </table:table-cell>
          <table:table-cell office:value-type="float" office:value="1.05796718597412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46]" office:value-type="float" office:value="-0.1">
            <text:p>-0,1</text:p>
          </table:table-cell>
          <table:table-cell table:formula="of:=[.B47]*[.A47]*9.81" office:value-type="float" office:value="-0.9884556">
            <text:p>-0,9885</text:p>
          </table:table-cell>
          <table:table-cell office:value-type="float" office:value="1.05783808231354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47]" office:value-type="float" office:value="-0.1">
            <text:p>-0,1</text:p>
          </table:table-cell>
          <table:table-cell table:formula="of:=[.B48]*[.A48]*9.81" office:value-type="float" office:value="-0.9884556">
            <text:p>-0,9885</text:p>
          </table:table-cell>
          <table:table-cell office:value-type="float" office:value="1.05783808231354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48]" office:value-type="float" office:value="-0.1">
            <text:p>-0,1</text:p>
          </table:table-cell>
          <table:table-cell table:formula="of:=[.B49]*[.A49]*9.81" office:value-type="float" office:value="-0.9884556">
            <text:p>-0,9885</text:p>
          </table:table-cell>
          <table:table-cell office:value-type="float" office:value="1.05783808231354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49]" office:value-type="float" office:value="-0.1">
            <text:p>-0,1</text:p>
          </table:table-cell>
          <table:table-cell table:formula="of:=[.B50]*[.A50]*9.81" office:value-type="float" office:value="-0.9884556">
            <text:p>-0,9885</text:p>
          </table:table-cell>
          <table:table-cell office:value-type="float" office:value="1.05700016021729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50]" office:value-type="float" office:value="-0.1">
            <text:p>-0,1</text:p>
          </table:table-cell>
          <table:table-cell table:formula="of:=[.B51]*[.A51]*9.81" office:value-type="float" office:value="-0.9884556">
            <text:p>-0,9885</text:p>
          </table:table-cell>
          <table:table-cell office:value-type="float" office:value="1.05700016021729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51]" office:value-type="float" office:value="-0.1">
            <text:p>-0,1</text:p>
          </table:table-cell>
          <table:table-cell table:formula="of:=[.B52]*[.A52]*9.81" office:value-type="float" office:value="-0.9884556">
            <text:p>-0,9885</text:p>
          </table:table-cell>
          <table:table-cell office:value-type="float" office:value="1.05700016021729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52]" office:value-type="float" office:value="-0.1">
            <text:p>-0,1</text:p>
          </table:table-cell>
          <table:table-cell table:formula="of:=[.B53]*[.A53]*9.81" office:value-type="float" office:value="-0.9884556">
            <text:p>-0,9885</text:p>
          </table:table-cell>
          <table:table-cell office:value-type="float" office:value="1.05710411071777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53]" office:value-type="float" office:value="-0.1">
            <text:p>-0,1</text:p>
          </table:table-cell>
          <table:table-cell table:formula="of:=[.B54]*[.A54]*9.81" office:value-type="float" office:value="-0.9884556">
            <text:p>-0,9885</text:p>
          </table:table-cell>
          <table:table-cell office:value-type="float" office:value="1.05710411071777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54]" office:value-type="float" office:value="-0.1">
            <text:p>-0,1</text:p>
          </table:table-cell>
          <table:table-cell table:formula="of:=[.B55]*[.A55]*9.81" office:value-type="float" office:value="-0.9884556">
            <text:p>-0,9885</text:p>
          </table:table-cell>
          <table:table-cell office:value-type="float" office:value="1.05710411071777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55]" office:value-type="float" office:value="-0.1">
            <text:p>-0,1</text:p>
          </table:table-cell>
          <table:table-cell table:formula="of:=[.B56]*[.A56]*9.81" office:value-type="float" office:value="-0.9884556">
            <text:p>-0,9885</text:p>
          </table:table-cell>
          <table:table-cell office:value-type="float" office:value="1.05700826644897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56]" office:value-type="float" office:value="-0.1">
            <text:p>-0,1</text:p>
          </table:table-cell>
          <table:table-cell table:formula="of:=[.B57]*[.A57]*9.81" office:value-type="float" office:value="-0.9884556">
            <text:p>-0,9885</text:p>
          </table:table-cell>
          <table:table-cell office:value-type="float" office:value="1.05700826644897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57]" office:value-type="float" office:value="-0.1">
            <text:p>-0,1</text:p>
          </table:table-cell>
          <table:table-cell table:formula="of:=[.B58]*[.A58]*9.81" office:value-type="float" office:value="-0.9884556">
            <text:p>-0,9885</text:p>
          </table:table-cell>
          <table:table-cell office:value-type="float" office:value="1.05700826644897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58]" office:value-type="float" office:value="-0.1">
            <text:p>-0,1</text:p>
          </table:table-cell>
          <table:table-cell table:formula="of:=[.B59]*[.A59]*9.81" office:value-type="float" office:value="-0.9884556">
            <text:p>-0,9885</text:p>
          </table:table-cell>
          <table:table-cell office:value-type="float" office:value="1.05736041069031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59]" office:value-type="float" office:value="-0.1">
            <text:p>-0,1</text:p>
          </table:table-cell>
          <table:table-cell table:formula="of:=[.B60]*[.A60]*9.81" office:value-type="float" office:value="-0.9884556">
            <text:p>-0,9885</text:p>
          </table:table-cell>
          <table:table-cell office:value-type="float" office:value="1.05736041069031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0]" office:value-type="float" office:value="-0.1">
            <text:p>-0,1</text:p>
          </table:table-cell>
          <table:table-cell table:formula="of:=[.B61]*[.A61]*9.81" office:value-type="float" office:value="-0.9884556">
            <text:p>-0,9885</text:p>
          </table:table-cell>
          <table:table-cell office:value-type="float" office:value="1.05736041069031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1]" office:value-type="float" office:value="-0.1">
            <text:p>-0,1</text:p>
          </table:table-cell>
          <table:table-cell table:formula="of:=[.B62]*[.A62]*9.81" office:value-type="float" office:value="-0.9884556">
            <text:p>-0,9885</text:p>
          </table:table-cell>
          <table:table-cell office:value-type="float" office:value="1.05771124362946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2]" office:value-type="float" office:value="-0.1">
            <text:p>-0,1</text:p>
          </table:table-cell>
          <table:table-cell table:formula="of:=[.B63]*[.A63]*9.81" office:value-type="float" office:value="-0.9884556">
            <text:p>-0,9885</text:p>
          </table:table-cell>
          <table:table-cell office:value-type="float" office:value="1.05771124362946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3]" office:value-type="float" office:value="-0.1">
            <text:p>-0,1</text:p>
          </table:table-cell>
          <table:table-cell table:formula="of:=[.B64]*[.A64]*9.81" office:value-type="float" office:value="-0.9884556">
            <text:p>-0,9885</text:p>
          </table:table-cell>
          <table:table-cell office:value-type="float" office:value="1.05771124362946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4]" office:value-type="float" office:value="-0.1">
            <text:p>-0,1</text:p>
          </table:table-cell>
          <table:table-cell table:formula="of:=[.B65]*[.A65]*9.81" office:value-type="float" office:value="-0.9884556">
            <text:p>-0,9885</text:p>
          </table:table-cell>
          <table:table-cell office:value-type="float" office:value="1.05758905410767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5]" office:value-type="float" office:value="-0.1">
            <text:p>-0,1</text:p>
          </table:table-cell>
          <table:table-cell table:formula="of:=[.B66]*[.A66]*9.81" office:value-type="float" office:value="-0.9884556">
            <text:p>-0,9885</text:p>
          </table:table-cell>
          <table:table-cell office:value-type="float" office:value="1.05758905410767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6]" office:value-type="float" office:value="-0.1">
            <text:p>-0,1</text:p>
          </table:table-cell>
          <table:table-cell table:formula="of:=[.B67]*[.A67]*9.81" office:value-type="float" office:value="-0.9884556">
            <text:p>-0,9885</text:p>
          </table:table-cell>
          <table:table-cell office:value-type="float" office:value="1.05758905410767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7]" office:value-type="float" office:value="-0.1">
            <text:p>-0,1</text:p>
          </table:table-cell>
          <table:table-cell table:formula="of:=[.B68]*[.A68]*9.81" office:value-type="float" office:value="-0.9884556">
            <text:p>-0,9885</text:p>
          </table:table-cell>
          <table:table-cell office:value-type="float" office:value="1.0572657585144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8]" office:value-type="float" office:value="-0.1">
            <text:p>-0,1</text:p>
          </table:table-cell>
          <table:table-cell table:formula="of:=[.B69]*[.A69]*9.81" office:value-type="float" office:value="-0.9884556">
            <text:p>-0,9885</text:p>
          </table:table-cell>
          <table:table-cell office:value-type="float" office:value="1.0572657585144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69]" office:value-type="float" office:value="-0.1">
            <text:p>-0,1</text:p>
          </table:table-cell>
          <table:table-cell table:formula="of:=[.B70]*[.A70]*9.81" office:value-type="float" office:value="-0.9884556">
            <text:p>-0,9885</text:p>
          </table:table-cell>
          <table:table-cell office:value-type="float" office:value="1.0572657585144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0]" office:value-type="float" office:value="-0.1">
            <text:p>-0,1</text:p>
          </table:table-cell>
          <table:table-cell table:formula="of:=[.B71]*[.A71]*9.81" office:value-type="float" office:value="-0.9884556">
            <text:p>-0,9885</text:p>
          </table:table-cell>
          <table:table-cell office:value-type="float" office:value="1.0572657585144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1]" office:value-type="float" office:value="-0.1">
            <text:p>-0,1</text:p>
          </table:table-cell>
          <table:table-cell table:formula="of:=[.B72]*[.A72]*9.81" office:value-type="float" office:value="-0.9884556">
            <text:p>-0,9885</text:p>
          </table:table-cell>
          <table:table-cell office:value-type="float" office:value="1.05633115768433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2]" office:value-type="float" office:value="-0.1">
            <text:p>-0,1</text:p>
          </table:table-cell>
          <table:table-cell table:formula="of:=[.B73]*[.A73]*9.81" office:value-type="float" office:value="-0.9884556">
            <text:p>-0,9885</text:p>
          </table:table-cell>
          <table:table-cell office:value-type="float" office:value="1.05633115768433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3]" office:value-type="float" office:value="-0.1">
            <text:p>-0,1</text:p>
          </table:table-cell>
          <table:table-cell table:formula="of:=[.B74]*[.A74]*9.81" office:value-type="float" office:value="-0.9884556">
            <text:p>-0,9885</text:p>
          </table:table-cell>
          <table:table-cell office:value-type="float" office:value="1.05633115768433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4]" office:value-type="float" office:value="-0.1">
            <text:p>-0,1</text:p>
          </table:table-cell>
          <table:table-cell table:formula="of:=[.B75]*[.A75]*9.81" office:value-type="float" office:value="-0.9884556">
            <text:p>-0,9885</text:p>
          </table:table-cell>
          <table:table-cell office:value-type="float" office:value="1.05684101581573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5]" office:value-type="float" office:value="-0.1">
            <text:p>-0,1</text:p>
          </table:table-cell>
          <table:table-cell table:formula="of:=[.B76]*[.A76]*9.81" office:value-type="float" office:value="-0.9884556">
            <text:p>-0,9885</text:p>
          </table:table-cell>
          <table:table-cell office:value-type="float" office:value="1.05684101581573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6]" office:value-type="float" office:value="-0.1">
            <text:p>-0,1</text:p>
          </table:table-cell>
          <table:table-cell table:formula="of:=[.B77]*[.A77]*9.81" office:value-type="float" office:value="-0.9884556">
            <text:p>-0,9885</text:p>
          </table:table-cell>
          <table:table-cell office:value-type="float" office:value="1.05684101581573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7]" office:value-type="float" office:value="-0.1">
            <text:p>-0,1</text:p>
          </table:table-cell>
          <table:table-cell table:formula="of:=[.B78]*[.A78]*9.81" office:value-type="float" office:value="-0.9884556">
            <text:p>-0,9885</text:p>
          </table:table-cell>
          <table:table-cell office:value-type="float" office:value="1.0578408241272">
            <text:p>1,06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0.15" office:value-type="float" office:value="0.15">
            <text:p>0,15</text:p>
          </table:table-cell>
          <table:table-cell table:formula="of:=[.B79]*[.A79]*9.81" office:value-type="float" office:value="1.4826834">
            <text:p>1,4827</text:p>
          </table:table-cell>
          <table:table-cell office:value-type="float" office:value="1.58124601840973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79]" office:value-type="float" office:value="0.15">
            <text:p>0,15</text:p>
          </table:table-cell>
          <table:table-cell table:formula="of:=[.B80]*[.A80]*9.81" office:value-type="float" office:value="1.4826834">
            <text:p>1,4827</text:p>
          </table:table-cell>
          <table:table-cell office:value-type="float" office:value="1.58124601840973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80]" office:value-type="float" office:value="0.15">
            <text:p>0,15</text:p>
          </table:table-cell>
          <table:table-cell table:formula="of:=[.B81]*[.A81]*9.81" office:value-type="float" office:value="1.4826834">
            <text:p>1,4827</text:p>
          </table:table-cell>
          <table:table-cell office:value-type="float" office:value="1.57895970344543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81]" office:value-type="float" office:value="0.15">
            <text:p>0,15</text:p>
          </table:table-cell>
          <table:table-cell table:formula="of:=[.B82]*[.A82]*9.81" office:value-type="float" office:value="1.4826834">
            <text:p>1,4827</text:p>
          </table:table-cell>
          <table:table-cell office:value-type="float" office:value="1.57895970344543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82]" office:value-type="float" office:value="0.15">
            <text:p>0,15</text:p>
          </table:table-cell>
          <table:table-cell table:formula="of:=[.B83]*[.A83]*9.81" office:value-type="float" office:value="1.4826834">
            <text:p>1,4827</text:p>
          </table:table-cell>
          <table:table-cell office:value-type="float" office:value="1.57895970344543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83]" office:value-type="float" office:value="0.15">
            <text:p>0,15</text:p>
          </table:table-cell>
          <table:table-cell table:formula="of:=[.B84]*[.A84]*9.81" office:value-type="float" office:value="1.4826834">
            <text:p>1,4827</text:p>
          </table:table-cell>
          <table:table-cell office:value-type="float" office:value="1.57677638530731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84]" office:value-type="float" office:value="0.15">
            <text:p>0,15</text:p>
          </table:table-cell>
          <table:table-cell table:formula="of:=[.B85]*[.A85]*9.81" office:value-type="float" office:value="1.4826834">
            <text:p>1,4827</text:p>
          </table:table-cell>
          <table:table-cell office:value-type="float" office:value="1.57677638530731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85]" office:value-type="float" office:value="0.15">
            <text:p>0,15</text:p>
          </table:table-cell>
          <table:table-cell table:formula="of:=[.B86]*[.A86]*9.81" office:value-type="float" office:value="1.4826834">
            <text:p>1,4827</text:p>
          </table:table-cell>
          <table:table-cell office:value-type="float" office:value="1.57677638530731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86]" office:value-type="float" office:value="0.15">
            <text:p>0,15</text:p>
          </table:table-cell>
          <table:table-cell table:formula="of:=[.B87]*[.A87]*9.81" office:value-type="float" office:value="1.4826834">
            <text:p>1,4827</text:p>
          </table:table-cell>
          <table:table-cell office:value-type="float" office:value="1.57636308670044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87]" office:value-type="float" office:value="0.15">
            <text:p>0,15</text:p>
          </table:table-cell>
          <table:table-cell table:formula="of:=[.B88]*[.A88]*9.81" office:value-type="float" office:value="1.4826834">
            <text:p>1,4827</text:p>
          </table:table-cell>
          <table:table-cell office:value-type="float" office:value="1.57636308670044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88]" office:value-type="float" office:value="0.15">
            <text:p>0,15</text:p>
          </table:table-cell>
          <table:table-cell table:formula="of:=[.B89]*[.A89]*9.81" office:value-type="float" office:value="1.4826834">
            <text:p>1,4827</text:p>
          </table:table-cell>
          <table:table-cell office:value-type="float" office:value="1.57636308670044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89]" office:value-type="float" office:value="0.15">
            <text:p>0,15</text:p>
          </table:table-cell>
          <table:table-cell table:formula="of:=[.B90]*[.A90]*9.81" office:value-type="float" office:value="1.4826834">
            <text:p>1,4827</text:p>
          </table:table-cell>
          <table:table-cell office:value-type="float" office:value="1.5780086517334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90]" office:value-type="float" office:value="0.15">
            <text:p>0,15</text:p>
          </table:table-cell>
          <table:table-cell table:formula="of:=[.B91]*[.A91]*9.81" office:value-type="float" office:value="1.4826834">
            <text:p>1,4827</text:p>
          </table:table-cell>
          <table:table-cell office:value-type="float" office:value="1.5780086517334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91]" office:value-type="float" office:value="0.15">
            <text:p>0,15</text:p>
          </table:table-cell>
          <table:table-cell table:formula="of:=[.B92]*[.A92]*9.81" office:value-type="float" office:value="1.4826834">
            <text:p>1,4827</text:p>
          </table:table-cell>
          <table:table-cell office:value-type="float" office:value="1.5780086517334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92]" office:value-type="float" office:value="0.15">
            <text:p>0,15</text:p>
          </table:table-cell>
          <table:table-cell table:formula="of:=[.B93]*[.A93]*9.81" office:value-type="float" office:value="1.4826834">
            <text:p>1,4827</text:p>
          </table:table-cell>
          <table:table-cell office:value-type="float" office:value="1.57978224754333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93]" office:value-type="float" office:value="0.15">
            <text:p>0,15</text:p>
          </table:table-cell>
          <table:table-cell table:formula="of:=[.B94]*[.A94]*9.81" office:value-type="float" office:value="1.4826834">
            <text:p>1,4827</text:p>
          </table:table-cell>
          <table:table-cell office:value-type="float" office:value="1.57978224754333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94]" office:value-type="float" office:value="0.15">
            <text:p>0,15</text:p>
          </table:table-cell>
          <table:table-cell table:formula="of:=[.B95]*[.A95]*9.81" office:value-type="float" office:value="1.4826834">
            <text:p>1,4827</text:p>
          </table:table-cell>
          <table:table-cell office:value-type="float" office:value="1.57978224754333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95]" office:value-type="float" office:value="0.15">
            <text:p>0,15</text:p>
          </table:table-cell>
          <table:table-cell table:formula="of:=[.B96]*[.A96]*9.81" office:value-type="float" office:value="1.4826834">
            <text:p>1,4827</text:p>
          </table:table-cell>
          <table:table-cell office:value-type="float" office:value="1.58047771453857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96]" office:value-type="float" office:value="0.15">
            <text:p>0,15</text:p>
          </table:table-cell>
          <table:table-cell table:formula="of:=[.B97]*[.A97]*9.81" office:value-type="float" office:value="1.4826834">
            <text:p>1,4827</text:p>
          </table:table-cell>
          <table:table-cell office:value-type="float" office:value="1.58047771453857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97]" office:value-type="float" office:value="0.15">
            <text:p>0,15</text:p>
          </table:table-cell>
          <table:table-cell table:formula="of:=[.B98]*[.A98]*9.81" office:value-type="float" office:value="1.4826834">
            <text:p>1,4827</text:p>
          </table:table-cell>
          <table:table-cell office:value-type="float" office:value="1.58047771453857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98]" office:value-type="float" office:value="0.15">
            <text:p>0,15</text:p>
          </table:table-cell>
          <table:table-cell table:formula="of:=[.B99]*[.A99]*9.81" office:value-type="float" office:value="1.4826834">
            <text:p>1,4827</text:p>
          </table:table-cell>
          <table:table-cell office:value-type="float" office:value="1.57989490032196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99]" office:value-type="float" office:value="0.15">
            <text:p>0,15</text:p>
          </table:table-cell>
          <table:table-cell table:formula="of:=[.B100]*[.A100]*9.81" office:value-type="float" office:value="1.4826834">
            <text:p>1,4827</text:p>
          </table:table-cell>
          <table:table-cell office:value-type="float" office:value="1.57989490032196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00]" office:value-type="float" office:value="0.15">
            <text:p>0,15</text:p>
          </table:table-cell>
          <table:table-cell table:formula="of:=[.B101]*[.A101]*9.81" office:value-type="float" office:value="1.4826834">
            <text:p>1,4827</text:p>
          </table:table-cell>
          <table:table-cell office:value-type="float" office:value="1.57989490032196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01]" office:value-type="float" office:value="0.15">
            <text:p>0,15</text:p>
          </table:table-cell>
          <table:table-cell table:formula="of:=[.B102]*[.A102]*9.81" office:value-type="float" office:value="1.4826834">
            <text:p>1,4827</text:p>
          </table:table-cell>
          <table:table-cell office:value-type="float" office:value="1.57858622074127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02]" office:value-type="float" office:value="0.15">
            <text:p>0,15</text:p>
          </table:table-cell>
          <table:table-cell table:formula="of:=[.B103]*[.A103]*9.81" office:value-type="float" office:value="1.4826834">
            <text:p>1,4827</text:p>
          </table:table-cell>
          <table:table-cell office:value-type="float" office:value="1.57858622074127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03]" office:value-type="float" office:value="0.15">
            <text:p>0,15</text:p>
          </table:table-cell>
          <table:table-cell table:formula="of:=[.B104]*[.A104]*9.81" office:value-type="float" office:value="1.4826834">
            <text:p>1,4827</text:p>
          </table:table-cell>
          <table:table-cell office:value-type="float" office:value="1.57858622074127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04]" office:value-type="float" office:value="0.15">
            <text:p>0,15</text:p>
          </table:table-cell>
          <table:table-cell table:formula="of:=[.B105]*[.A105]*9.81" office:value-type="float" office:value="1.4826834">
            <text:p>1,4827</text:p>
          </table:table-cell>
          <table:table-cell office:value-type="float" office:value="1.57706069946289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05]" office:value-type="float" office:value="0.15">
            <text:p>0,15</text:p>
          </table:table-cell>
          <table:table-cell table:formula="of:=[.B106]*[.A106]*9.81" office:value-type="float" office:value="1.4826834">
            <text:p>1,4827</text:p>
          </table:table-cell>
          <table:table-cell office:value-type="float" office:value="1.57706069946289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06]" office:value-type="float" office:value="0.15">
            <text:p>0,15</text:p>
          </table:table-cell>
          <table:table-cell table:formula="of:=[.B107]*[.A107]*9.81" office:value-type="float" office:value="1.4826834">
            <text:p>1,4827</text:p>
          </table:table-cell>
          <table:table-cell office:value-type="float" office:value="1.57706069946289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07]" office:value-type="float" office:value="0.15">
            <text:p>0,15</text:p>
          </table:table-cell>
          <table:table-cell table:formula="of:=[.B108]*[.A108]*9.81" office:value-type="float" office:value="1.4826834">
            <text:p>1,4827</text:p>
          </table:table-cell>
          <table:table-cell office:value-type="float" office:value="1.57809829711914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08]" office:value-type="float" office:value="0.15">
            <text:p>0,15</text:p>
          </table:table-cell>
          <table:table-cell table:formula="of:=[.B109]*[.A109]*9.81" office:value-type="float" office:value="1.4826834">
            <text:p>1,4827</text:p>
          </table:table-cell>
          <table:table-cell office:value-type="float" office:value="1.57809829711914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09]" office:value-type="float" office:value="0.15">
            <text:p>0,15</text:p>
          </table:table-cell>
          <table:table-cell table:formula="of:=[.B110]*[.A110]*9.81" office:value-type="float" office:value="1.4826834">
            <text:p>1,4827</text:p>
          </table:table-cell>
          <table:table-cell office:value-type="float" office:value="1.57809829711914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10]" office:value-type="float" office:value="0.15">
            <text:p>0,15</text:p>
          </table:table-cell>
          <table:table-cell table:formula="of:=[.B111]*[.A111]*9.81" office:value-type="float" office:value="1.4826834">
            <text:p>1,4827</text:p>
          </table:table-cell>
          <table:table-cell office:value-type="float" office:value="1.57908117771149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11]" office:value-type="float" office:value="0.15">
            <text:p>0,15</text:p>
          </table:table-cell>
          <table:table-cell table:formula="of:=[.B112]*[.A112]*9.81" office:value-type="float" office:value="1.4826834">
            <text:p>1,4827</text:p>
          </table:table-cell>
          <table:table-cell office:value-type="float" office:value="1.57908117771149">
            <text:p>1,58</text:p>
          </table:table-cell>
        </table:table-row>
        <table:table-row table:style-name="ro1">
          <table:table-cell table:formula="of:=[Gewichte.$E$2]" office:value-type="float" office:value="1.0076">
            <text:p>1,01</text:p>
          </table:table-cell>
          <table:table-cell table:formula="of:=[.B112]" office:value-type="float" office:value="0.15">
            <text:p>0,15</text:p>
          </table:table-cell>
          <table:table-cell table:formula="of:=[.B113]*[.A113]*9.81" office:value-type="float" office:value="1.4826834">
            <text:p>1,4827</text:p>
          </table:table-cell>
          <table:table-cell office:value-type="float" office:value="1.57908117771149">
            <text:p>1,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7">17.05.2019</text:date>, <text:time>16:2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37M6S</meta:editing-duration>
    <meta:editing-cycles>10</meta:editing-cycles>
    <meta:generator>OpenOffice/4.1.5$Win32 OpenOffice.org_project/415m1$Build-9789</meta:generator>
    <dc:date>2019-05-17T16:27:37.92</dc:date>
    <dc:creator>c k</dc:creator>
    <meta:document-statistic meta:table-count="3" meta:cell-count="686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11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098cm" svg:height="18.359cm" xlink:href=".." xlink:type="simple" chart:class="chart:scatter" chart:style-name="ch1">
        <chart:legend chart:legend-position="end" svg:x="26.341cm" svg:y="8.605cm" style:legend-expansion="high" chart:style-name="ch2"/>
        <chart:plot-area chart:style-name="ch3" table:cell-range-address="Sheet1.A1:Sheet1.A1 Sheet1.C1:Sheet1.D913" chart:data-source-has-labels="row" svg:x="1.071cm" svg:y="1.603cm" svg:width="24.028cm" svg:height="15.969cm">
          <chartooo:coordinate-region svg:x="1.641cm" svg:y="1.815cm" svg:width="22.94cm" svg:height="15.5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913" chart:label-cell-address="Sheet1.D1:Sheet1.D1" chart:class="chart:scatter">
            <chart:domain table:cell-range-address="Sheet1.C2:Sheet1.C913"/>
            <chart:data-point chart:repeated="912"/>
          </chart:series>
          <chart:series chart:style-name="ch7" chart:values-cell-range-address="Sheet1.C2:Sheet1.C913" chart:label-cell-address="Sheet1.C1:Sheet1.C1" chart:class="chart:scatter">
            <chart:data-point chart:repeated="9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Torque Sensor original</text:p>
                <draw:g>
                  <svg:desc>Sheet1.D1:Sheet1.D1</svg:desc>
                </draw:g>
              </table:table-cell>
              <table:table-cell office:value-type="string">
                <text:p>Torque sol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20089115">
                <text:p>-1.20089115</text:p>
                <draw:g>
                  <svg:desc>Sheet1.C2:Sheet1.C913</svg:desc>
                </draw:g>
              </table:table-cell>
              <table:table-cell office:value-type="float" office:value="-1.26253342628479">
                <text:p>-1.26253342628479</text:p>
                <draw:g>
                  <svg:desc>Sheet1.D2:Sheet1.D913</svg:desc>
                </draw:g>
              </table:table-cell>
              <table:table-cell office:value-type="float" office:value="-1.20089115">
                <text:p>-1.20089115</text:p>
                <draw:g>
                  <svg:desc>Sheet1.C2:Sheet1.C9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53342628479">
                <text:p>-1.26253342628479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53342628479">
                <text:p>-1.26253342628479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19062709808">
                <text:p>-1.26319062709808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19062709808">
                <text:p>-1.26319062709808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19062709808">
                <text:p>-1.26319062709808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84270191193">
                <text:p>-1.26384270191193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84270191193">
                <text:p>-1.26384270191193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84270191193">
                <text:p>-1.26384270191193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75162601471">
                <text:p>-1.2637516260147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75162601471">
                <text:p>-1.2637516260147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75162601471">
                <text:p>-1.2637516260147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50975036621">
                <text:p>-1.2635097503662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50975036621">
                <text:p>-1.2635097503662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50975036621">
                <text:p>-1.2635097503662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4499797821">
                <text:p>-1.262449979782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4499797821">
                <text:p>-1.262449979782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4499797821">
                <text:p>-1.262449979782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15712928772">
                <text:p>-1.26315712928772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15712928772">
                <text:p>-1.26315712928772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15712928772">
                <text:p>-1.26315712928772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82262802124">
                <text:p>-1.26282262802124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82262802124">
                <text:p>-1.26282262802124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82262802124">
                <text:p>-1.26282262802124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50021362305">
                <text:p>-1.26350021362305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50021362305">
                <text:p>-1.26350021362305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50021362305">
                <text:p>-1.26350021362305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61846923828">
                <text:p>-1.26361846923828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61846923828">
                <text:p>-1.26361846923828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61846923828">
                <text:p>-1.26361846923828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11695575714">
                <text:p>-1.26311695575714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11695575714">
                <text:p>-1.26311695575714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11695575714">
                <text:p>-1.26311695575714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189887523651">
                <text:p>-1.2618988752365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189887523651">
                <text:p>-1.2618988752365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189887523651">
                <text:p>-1.2618988752365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06088066101">
                <text:p>-1.2620608806610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06088066101">
                <text:p>-1.2620608806610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06088066101">
                <text:p>-1.26206088066101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18073272705">
                <text:p>-1.26318073272705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18073272705">
                <text:p>-1.26318073272705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18073272705">
                <text:p>-1.26318073272705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57519626617">
                <text:p>-1.26357519626617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57519626617">
                <text:p>-1.26357519626617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57519626617">
                <text:p>-1.26357519626617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09514045715">
                <text:p>-1.26309514045715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09514045715">
                <text:p>-1.26309514045715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09514045715">
                <text:p>-1.26309514045715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9919052124">
                <text:p>-1.2629919052124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9919052124">
                <text:p>-1.2629919052124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9919052124">
                <text:p>-1.2629919052124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9919052124">
                <text:p>-1.2629919052124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19940185547">
                <text:p>-1.26219940185547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19940185547">
                <text:p>-1.26219940185547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219940185547">
                <text:p>-1.26219940185547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087737083435">
                <text:p>-1.26087737083435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087737083435">
                <text:p>-1.26087737083435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087737083435">
                <text:p>-1.26087737083435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26155662537">
                <text:p>-1.26326155662537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26155662537">
                <text:p>-1.26326155662537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20089115">
                <text:p>-1.20089115</text:p>
              </table:table-cell>
              <table:table-cell office:value-type="float" office:value="-1.26326155662537">
                <text:p>-1.26326155662537</text:p>
              </table:table-cell>
              <table:table-cell office:value-type="float" office:value="-1.20089115">
                <text:p>-1.20089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36017990112">
                <text:p>-1.89936017990112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36017990112">
                <text:p>-1.89936017990112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36017990112">
                <text:p>-1.89936017990112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658832550049">
                <text:p>-1.89658832550049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658832550049">
                <text:p>-1.89658832550049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658832550049">
                <text:p>-1.89658832550049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891493320465">
                <text:p>-1.89891493320465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891493320465">
                <text:p>-1.89891493320465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891493320465">
                <text:p>-1.89891493320465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592003822327">
                <text:p>-1.89592003822327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592003822327">
                <text:p>-1.89592003822327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592003822327">
                <text:p>-1.89592003822327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68299865723">
                <text:p>-1.89968299865723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68299865723">
                <text:p>-1.89968299865723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68299865723">
                <text:p>-1.89968299865723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408373832703">
                <text:p>-1.89408373832703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408373832703">
                <text:p>-1.89408373832703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408373832703">
                <text:p>-1.89408373832703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781355857849">
                <text:p>-1.89781355857849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781355857849">
                <text:p>-1.89781355857849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781355857849">
                <text:p>-1.89781355857849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416575431824">
                <text:p>-1.89416575431824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416575431824">
                <text:p>-1.89416575431824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416575431824">
                <text:p>-1.89416575431824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865183830261">
                <text:p>-1.89865183830261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865183830261">
                <text:p>-1.89865183830261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865183830261">
                <text:p>-1.89865183830261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78545665741">
                <text:p>-1.8978545665741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78545665741">
                <text:p>-1.8978545665741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78545665741">
                <text:p>-1.8978545665741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61838722229">
                <text:p>-1.89961838722229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61838722229">
                <text:p>-1.89961838722229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61838722229">
                <text:p>-1.89961838722229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4460105896">
                <text:p>-1.8994460105896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4460105896">
                <text:p>-1.8994460105896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4460105896">
                <text:p>-1.8994460105896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617681503296">
                <text:p>-1.89617681503296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617681503296">
                <text:p>-1.89617681503296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617681503296">
                <text:p>-1.89617681503296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648127555847">
                <text:p>-1.89648127555847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648127555847">
                <text:p>-1.89648127555847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648127555847">
                <text:p>-1.89648127555847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525949954987">
                <text:p>-1.89525949954987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525949954987">
                <text:p>-1.89525949954987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525949954987">
                <text:p>-1.89525949954987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754867553711">
                <text:p>-1.89754867553711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754867553711">
                <text:p>-1.89754867553711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754867553711">
                <text:p>-1.89754867553711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09529685974">
                <text:p>-1.89909529685974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09529685974">
                <text:p>-1.89909529685974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909529685974">
                <text:p>-1.89909529685974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796602725983">
                <text:p>-1.89796602725983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796602725983">
                <text:p>-1.89796602725983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89796602725983">
                <text:p>-1.89796602725983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90028703212738">
                <text:p>-1.90028703212738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90028703212738">
                <text:p>-1.90028703212738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801336725">
                <text:p>-1.801336725</text:p>
              </table:table-cell>
              <table:table-cell office:value-type="float" office:value="-1.90028703212738">
                <text:p>-1.90028703212738</text:p>
              </table:table-cell>
              <table:table-cell office:value-type="float" office:value="-1.801336725">
                <text:p>-1.801336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299464225769">
                <text:p>-2.14299464225769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299464225769">
                <text:p>-2.14299464225769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171265602112">
                <text:p>-2.15171265602112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171265602112">
                <text:p>-2.15171265602112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171265602112">
                <text:p>-2.15171265602112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195655822754">
                <text:p>-2.15195655822754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195655822754">
                <text:p>-2.15195655822754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195655822754">
                <text:p>-2.15195655822754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25182723999">
                <text:p>-2.1525182723999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25182723999">
                <text:p>-2.1525182723999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25182723999">
                <text:p>-2.1525182723999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910340309143">
                <text:p>-2.14910340309143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910340309143">
                <text:p>-2.14910340309143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910340309143">
                <text:p>-2.14910340309143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295505523682">
                <text:p>-2.15295505523682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295505523682">
                <text:p>-2.15295505523682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295505523682">
                <text:p>-2.15295505523682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259194374084">
                <text:p>-2.15259194374084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259194374084">
                <text:p>-2.15259194374084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259194374084">
                <text:p>-2.15259194374084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081810951233">
                <text:p>-2.15081810951233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081810951233">
                <text:p>-2.15081810951233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081810951233">
                <text:p>-2.15081810951233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729022979736">
                <text:p>-2.14729022979736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729022979736">
                <text:p>-2.14729022979736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729022979736">
                <text:p>-2.14729022979736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14778137207">
                <text:p>-2.1514778137207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14778137207">
                <text:p>-2.1514778137207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14778137207">
                <text:p>-2.1514778137207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259599685669">
                <text:p>-2.15259599685669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259599685669">
                <text:p>-2.15259599685669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259599685669">
                <text:p>-2.15259599685669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11218547821">
                <text:p>-2.1511218547821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11218547821">
                <text:p>-2.1511218547821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11218547821">
                <text:p>-2.1511218547821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095853805542">
                <text:p>-2.15095853805542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095853805542">
                <text:p>-2.15095853805542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095853805542">
                <text:p>-2.15095853805542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383958816528">
                <text:p>-2.15383958816528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383958816528">
                <text:p>-2.15383958816528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383958816528">
                <text:p>-2.15383958816528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899802207947">
                <text:p>-2.14899802207947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899802207947">
                <text:p>-2.14899802207947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899802207947">
                <text:p>-2.14899802207947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086364746094">
                <text:p>-2.15086364746094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086364746094">
                <text:p>-2.15086364746094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086364746094">
                <text:p>-2.15086364746094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713549613953">
                <text:p>-2.14713549613953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713549613953">
                <text:p>-2.14713549613953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713549613953">
                <text:p>-2.14713549613953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438151359558">
                <text:p>-2.15438151359558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438151359558">
                <text:p>-2.15438151359558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5438151359558">
                <text:p>-2.15438151359558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907598495483">
                <text:p>-2.14907598495483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907598495483">
                <text:p>-2.14907598495483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041514955">
                <text:p>-2.041514955</text:p>
              </table:table-cell>
              <table:table-cell office:value-type="float" office:value="-2.14907598495483">
                <text:p>-2.14907598495483</text:p>
              </table:table-cell>
              <table:table-cell office:value-type="float" office:value="-2.041514955">
                <text:p>-2.0415149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31103038788">
                <text:p>-1.03631103038788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31103038788">
                <text:p>-1.03631103038788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595793247223">
                <text:p>-1.0359579324722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595793247223">
                <text:p>-1.0359579324722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595793247223">
                <text:p>-1.0359579324722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47124767303">
                <text:p>-1.0364712476730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47124767303">
                <text:p>-1.0364712476730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47124767303">
                <text:p>-1.0364712476730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25671768188">
                <text:p>-1.03725671768188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25671768188">
                <text:p>-1.03725671768188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25671768188">
                <text:p>-1.03725671768188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92746162415">
                <text:p>-1.03692746162415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92746162415">
                <text:p>-1.03692746162415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92746162415">
                <text:p>-1.03692746162415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26132011414">
                <text:p>-1.03626132011414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26132011414">
                <text:p>-1.03626132011414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26132011414">
                <text:p>-1.03626132011414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599464893341">
                <text:p>-1.03599464893341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599464893341">
                <text:p>-1.03599464893341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599464893341">
                <text:p>-1.03599464893341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18431091309">
                <text:p>-1.03618431091309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18431091309">
                <text:p>-1.03618431091309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18431091309">
                <text:p>-1.03618431091309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62300109863">
                <text:p>-1.0366230010986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62300109863">
                <text:p>-1.0366230010986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62300109863">
                <text:p>-1.0366230010986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17589378357">
                <text:p>-1.03717589378357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17589378357">
                <text:p>-1.03717589378357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17589378357">
                <text:p>-1.03717589378357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57548332214">
                <text:p>-1.03757548332214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57548332214">
                <text:p>-1.03757548332214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57548332214">
                <text:p>-1.03757548332214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42623329163">
                <text:p>-1.0374262332916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42623329163">
                <text:p>-1.0374262332916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42623329163">
                <text:p>-1.0374262332916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42623329163">
                <text:p>-1.0374262332916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43898868561">
                <text:p>-1.03743898868561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43898868561">
                <text:p>-1.03743898868561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43898868561">
                <text:p>-1.03743898868561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53407096863">
                <text:p>-1.0365340709686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53407096863">
                <text:p>-1.0365340709686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53407096863">
                <text:p>-1.03653407096863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37361526489">
                <text:p>-1.03637361526489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37361526489">
                <text:p>-1.03637361526489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37361526489">
                <text:p>-1.03637361526489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46337985992">
                <text:p>-1.03646337985992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46337985992">
                <text:p>-1.03646337985992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46337985992">
                <text:p>-1.03646337985992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49799728394">
                <text:p>-1.03749799728394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49799728394">
                <text:p>-1.03749799728394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49799728394">
                <text:p>-1.03749799728394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05143928528">
                <text:p>-1.03705143928528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05143928528">
                <text:p>-1.03705143928528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05143928528">
                <text:p>-1.03705143928528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18984127045">
                <text:p>-1.03718984127045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18984127045">
                <text:p>-1.03718984127045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18984127045">
                <text:p>-1.03718984127045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70358657837">
                <text:p>-1.03670358657837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70358657837">
                <text:p>-1.03670358657837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70358657837">
                <text:p>-1.03670358657837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76497936249">
                <text:p>-1.03676497936249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76497936249">
                <text:p>-1.03676497936249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76497936249">
                <text:p>-1.03676497936249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0854139328">
                <text:p>-1.0370854139328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0854139328">
                <text:p>-1.0370854139328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0854139328">
                <text:p>-1.0370854139328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04702854156">
                <text:p>-1.03704702854156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04702854156">
                <text:p>-1.03704702854156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704702854156">
                <text:p>-1.03704702854156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23557090759">
                <text:p>-1.03623557090759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9884556">
                <text:p>-0.9884556</text:p>
              </table:table-cell>
              <table:table-cell office:value-type="float" office:value="-1.03623557090759">
                <text:p>-1.03623557090759</text:p>
              </table:table-cell>
              <table:table-cell office:value-type="float" office:value="-0.9884556">
                <text:p>-0.98845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21311473846">
                <text:p>-1.55821311473846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56478214264">
                <text:p>-1.5585647821426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56478214264">
                <text:p>-1.5585647821426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56478214264">
                <text:p>-1.5585647821426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96937847137">
                <text:p>-1.5589693784713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96937847137">
                <text:p>-1.5589693784713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96937847137">
                <text:p>-1.5589693784713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62100219727">
                <text:p>-1.5576210021972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62100219727">
                <text:p>-1.5576210021972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62100219727">
                <text:p>-1.5576210021972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55972862244">
                <text:p>-1.5575597286224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55972862244">
                <text:p>-1.5575597286224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55972862244">
                <text:p>-1.5575597286224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94939804077">
                <text:p>-1.5599493980407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94939804077">
                <text:p>-1.5599493980407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94939804077">
                <text:p>-1.5599493980407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75770950317">
                <text:p>-1.5597577095031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75770950317">
                <text:p>-1.5597577095031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75770950317">
                <text:p>-1.5597577095031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41636657715">
                <text:p>-1.55841636657715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41636657715">
                <text:p>-1.55841636657715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41636657715">
                <text:p>-1.55841636657715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29636955261">
                <text:p>-1.55929636955261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29636955261">
                <text:p>-1.55929636955261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29636955261">
                <text:p>-1.55929636955261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917760849">
                <text:p>-1.558917760849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917760849">
                <text:p>-1.558917760849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917760849">
                <text:p>-1.558917760849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23798274994">
                <text:p>-1.5572379827499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23798274994">
                <text:p>-1.5572379827499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23798274994">
                <text:p>-1.5572379827499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83915519714">
                <text:p>-1.5578391551971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83915519714">
                <text:p>-1.5578391551971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83915519714">
                <text:p>-1.5578391551971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95273590088">
                <text:p>-1.55995273590088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95273590088">
                <text:p>-1.55995273590088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95273590088">
                <text:p>-1.55995273590088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17024612427">
                <text:p>-1.5591702461242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17024612427">
                <text:p>-1.5591702461242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17024612427">
                <text:p>-1.55917024612427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42285060883">
                <text:p>-1.55942285060883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42285060883">
                <text:p>-1.55942285060883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42285060883">
                <text:p>-1.55942285060883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42285060883">
                <text:p>-1.55942285060883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15009975433">
                <text:p>-1.55915009975433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15009975433">
                <text:p>-1.55915009975433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15009975433">
                <text:p>-1.55915009975433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91449546814">
                <text:p>-1.5579144954681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91449546814">
                <text:p>-1.5579144954681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91449546814">
                <text:p>-1.5579144954681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02352523804">
                <text:p>-1.5570235252380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02352523804">
                <text:p>-1.5570235252380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702352523804">
                <text:p>-1.5570235252380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48515033722">
                <text:p>-1.55848515033722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48515033722">
                <text:p>-1.55848515033722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848515033722">
                <text:p>-1.55848515033722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11922454834">
                <text:p>-1.5591192245483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11922454834">
                <text:p>-1.5591192245483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11922454834">
                <text:p>-1.55911922454834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60467004776">
                <text:p>-1.560467004776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60467004776">
                <text:p>-1.560467004776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60467004776">
                <text:p>-1.560467004776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6001222133636">
                <text:p>-1.56001222133636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6001222133636">
                <text:p>-1.56001222133636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6001222133636">
                <text:p>-1.56001222133636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26203727722">
                <text:p>-1.55926203727722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26203727722">
                <text:p>-1.55926203727722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4826834">
                <text:p>-1.4826834</text:p>
              </table:table-cell>
              <table:table-cell office:value-type="float" office:value="-1.55926203727722">
                <text:p>-1.55926203727722</text:p>
              </table:table-cell>
              <table:table-cell office:value-type="float" office:value="-1.4826834">
                <text:p>-1.48268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52960681915">
                <text:p>-1.76752960681915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52960681915">
                <text:p>-1.76752960681915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929593086243">
                <text:p>-1.76929593086243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929593086243">
                <text:p>-1.76929593086243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929593086243">
                <text:p>-1.76929593086243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17782020569">
                <text:p>-1.76717782020569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17782020569">
                <text:p>-1.76717782020569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17782020569">
                <text:p>-1.76717782020569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597619056702">
                <text:p>-1.76597619056702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597619056702">
                <text:p>-1.76597619056702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597619056702">
                <text:p>-1.76597619056702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36133003235">
                <text:p>-1.76836133003235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36133003235">
                <text:p>-1.76836133003235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36133003235">
                <text:p>-1.76836133003235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63892173767">
                <text:p>-1.7676389217376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63892173767">
                <text:p>-1.7676389217376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63892173767">
                <text:p>-1.7676389217376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76699924469">
                <text:p>-1.76876699924469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76699924469">
                <text:p>-1.76876699924469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76699924469">
                <text:p>-1.76876699924469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07534694672">
                <text:p>-1.76807534694672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07534694672">
                <text:p>-1.76807534694672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07534694672">
                <text:p>-1.76807534694672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49699020386">
                <text:p>-1.76849699020386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49699020386">
                <text:p>-1.76849699020386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49699020386">
                <text:p>-1.76849699020386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698708534241">
                <text:p>-1.76698708534241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698708534241">
                <text:p>-1.76698708534241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698708534241">
                <text:p>-1.76698708534241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16268062592">
                <text:p>-1.76716268062592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16268062592">
                <text:p>-1.76716268062592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16268062592">
                <text:p>-1.76716268062592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73715019226">
                <text:p>-1.76773715019226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73715019226">
                <text:p>-1.76773715019226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73715019226">
                <text:p>-1.76773715019226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21136474609">
                <text:p>-1.76821136474609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21136474609">
                <text:p>-1.76821136474609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21136474609">
                <text:p>-1.76821136474609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22757720947">
                <text:p>-1.7682275772094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22757720947">
                <text:p>-1.7682275772094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822757720947">
                <text:p>-1.7682275772094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7023887634277">
                <text:p>-1.7702388763427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7023887634277">
                <text:p>-1.7702388763427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7023887634277">
                <text:p>-1.7702388763427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671648025513">
                <text:p>-1.76671648025513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671648025513">
                <text:p>-1.76671648025513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671648025513">
                <text:p>-1.76671648025513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912236213684">
                <text:p>-1.76912236213684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912236213684">
                <text:p>-1.76912236213684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912236213684">
                <text:p>-1.76912236213684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649928092957">
                <text:p>-1.7664992809295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649928092957">
                <text:p>-1.7664992809295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649928092957">
                <text:p>-1.7664992809295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12763309479">
                <text:p>-1.76712763309479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12763309479">
                <text:p>-1.76712763309479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712763309479">
                <text:p>-1.76712763309479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97741985321">
                <text:p>-1.7697741985321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97741985321">
                <text:p>-1.7697741985321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97741985321">
                <text:p>-1.7697741985321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680839061737">
                <text:p>-1.7668083906173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680839061737">
                <text:p>-1.7668083906173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6680839061737">
                <text:p>-1.76680839061737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7043569087982">
                <text:p>-1.77043569087982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68037452">
                <text:p>-1.68037452</text:p>
              </table:table-cell>
              <table:table-cell office:value-type="float" office:value="-1.77043569087982">
                <text:p>-1.77043569087982</text:p>
              </table:table-cell>
              <table:table-cell office:value-type="float" office:value="-1.68037452">
                <text:p>-1.680374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196618080139">
                <text:p>-2.31196618080139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196618080139">
                <text:p>-2.31196618080139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170225143433">
                <text:p>-2.31170225143433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170225143433">
                <text:p>-2.31170225143433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170225143433">
                <text:p>-2.31170225143433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194543838501">
                <text:p>-2.3119454383850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194543838501">
                <text:p>-2.3119454383850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194543838501">
                <text:p>-2.3119454383850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879139900208">
                <text:p>-2.30879139900208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879139900208">
                <text:p>-2.30879139900208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879139900208">
                <text:p>-2.30879139900208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019020080566">
                <text:p>-2.31019020080566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019020080566">
                <text:p>-2.31019020080566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019020080566">
                <text:p>-2.31019020080566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907535552979">
                <text:p>-2.30907535552979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907535552979">
                <text:p>-2.30907535552979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907535552979">
                <text:p>-2.30907535552979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111764907837">
                <text:p>-2.31111764907837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111764907837">
                <text:p>-2.31111764907837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111764907837">
                <text:p>-2.31111764907837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0622215271">
                <text:p>-2.31062221527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0622215271">
                <text:p>-2.31062221527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0622215271">
                <text:p>-2.31062221527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414151191711">
                <text:p>-2.3141415119171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414151191711">
                <text:p>-2.3141415119171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414151191711">
                <text:p>-2.3141415119171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82447052002">
                <text:p>-2.3082447052002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82447052002">
                <text:p>-2.3082447052002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82447052002">
                <text:p>-2.3082447052002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154155731201">
                <text:p>-2.3115415573120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154155731201">
                <text:p>-2.3115415573120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154155731201">
                <text:p>-2.3115415573120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908060073853">
                <text:p>-2.30908060073853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908060073853">
                <text:p>-2.30908060073853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908060073853">
                <text:p>-2.30908060073853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290793418884">
                <text:p>-2.31290793418884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290793418884">
                <text:p>-2.31290793418884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290793418884">
                <text:p>-2.31290793418884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541753768921">
                <text:p>-2.3054175376892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541753768921">
                <text:p>-2.3054175376892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541753768921">
                <text:p>-2.30541753768921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738758087158">
                <text:p>-2.31738758087158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738758087158">
                <text:p>-2.31738758087158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738758087158">
                <text:p>-2.31738758087158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762457847595">
                <text:p>-2.30762457847595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762457847595">
                <text:p>-2.30762457847595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762457847595">
                <text:p>-2.30762457847595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559371948242">
                <text:p>-2.31559371948242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559371948242">
                <text:p>-2.31559371948242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559371948242">
                <text:p>-2.31559371948242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598402023315">
                <text:p>-2.30598402023315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598402023315">
                <text:p>-2.30598402023315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598402023315">
                <text:p>-2.30598402023315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598402023315">
                <text:p>-2.30598402023315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339240074158">
                <text:p>-2.31339240074158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339240074158">
                <text:p>-2.31339240074158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339240074158">
                <text:p>-2.31339240074158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712270736694">
                <text:p>-2.30712270736694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712270736694">
                <text:p>-2.30712270736694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712270736694">
                <text:p>-2.30712270736694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308269500732">
                <text:p>-2.31308269500732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308269500732">
                <text:p>-2.31308269500732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308269500732">
                <text:p>-2.31308269500732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986762046814">
                <text:p>-2.30986762046814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986762046814">
                <text:p>-2.30986762046814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986762046814">
                <text:p>-2.30986762046814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613254547119">
                <text:p>-2.31613254547119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613254547119">
                <text:p>-2.31613254547119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1613254547119">
                <text:p>-2.31613254547119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.18512845">
                <text:p>-2.18512845</text:p>
              </table:table-cell>
              <table:table-cell office:value-type="float" office:value="-2.30498480796814">
                <text:p>-2.30498480796814</text:p>
              </table:table-cell>
              <table:table-cell office:value-type="float" office:value="-2.18512845">
                <text:p>-2.185128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481108665466">
                <text:p>-3.46481108665466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806789398193">
                <text:p>-3.45806789398193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806789398193">
                <text:p>-3.45806789398193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806789398193">
                <text:p>-3.45806789398193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973968505859">
                <text:p>-3.45973968505859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973968505859">
                <text:p>-3.45973968505859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973968505859">
                <text:p>-3.45973968505859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270227432251">
                <text:p>-3.46270227432251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270227432251">
                <text:p>-3.46270227432251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270227432251">
                <text:p>-3.46270227432251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948338508606">
                <text:p>-3.45948338508606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948338508606">
                <text:p>-3.45948338508606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948338508606">
                <text:p>-3.45948338508606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880365371704">
                <text:p>-3.45880365371704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880365371704">
                <text:p>-3.45880365371704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880365371704">
                <text:p>-3.45880365371704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696209907532">
                <text:p>-3.46696209907532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696209907532">
                <text:p>-3.46696209907532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696209907532">
                <text:p>-3.46696209907532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907019615173">
                <text:p>-3.46907019615173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907019615173">
                <text:p>-3.46907019615173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907019615173">
                <text:p>-3.46907019615173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87254524231">
                <text:p>-3.4587254524231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87254524231">
                <text:p>-3.4587254524231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87254524231">
                <text:p>-3.4587254524231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577335357666">
                <text:p>-3.45577335357666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577335357666">
                <text:p>-3.45577335357666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577335357666">
                <text:p>-3.45577335357666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312189102173">
                <text:p>-3.46312189102173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312189102173">
                <text:p>-3.46312189102173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312189102173">
                <text:p>-3.46312189102173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458911895752">
                <text:p>-3.46458911895752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458911895752">
                <text:p>-3.46458911895752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458911895752">
                <text:p>-3.46458911895752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234893798828">
                <text:p>-3.46234893798828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234893798828">
                <text:p>-3.46234893798828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234893798828">
                <text:p>-3.46234893798828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236157417297">
                <text:p>-3.46236157417297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236157417297">
                <text:p>-3.46236157417297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236157417297">
                <text:p>-3.46236157417297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694183349609">
                <text:p>-3.46694183349609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694183349609">
                <text:p>-3.46694183349609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694183349609">
                <text:p>-3.46694183349609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552276611328">
                <text:p>-3.46552276611328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552276611328">
                <text:p>-3.46552276611328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6552276611328">
                <text:p>-3.46552276611328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622825622559">
                <text:p>-3.45622825622559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622825622559">
                <text:p>-3.45622825622559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622825622559">
                <text:p>-3.45622825622559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912027359009">
                <text:p>-3.45912027359009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3.277692675">
                <text:p>-3.277692675</text:p>
              </table:table-cell>
              <table:table-cell office:value-type="float" office:value="-3.45912027359009">
                <text:p>-3.45912027359009</text:p>
              </table:table-cell>
              <table:table-cell office:value-type="float" office:value="-3.277692675">
                <text:p>-3.2776926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351317405701">
                <text:p>-3.92351317405701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351317405701">
                <text:p>-3.92351317405701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3131828308105">
                <text:p>-3.93131828308105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3131828308105">
                <text:p>-3.93131828308105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3131828308105">
                <text:p>-3.93131828308105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3143081665039">
                <text:p>-3.93143081665039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3143081665039">
                <text:p>-3.93143081665039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3143081665039">
                <text:p>-3.93143081665039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622709274292">
                <text:p>-3.92622709274292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622709274292">
                <text:p>-3.92622709274292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622709274292">
                <text:p>-3.92622709274292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1705369949341">
                <text:p>-3.91705369949341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1705369949341">
                <text:p>-3.91705369949341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1705369949341">
                <text:p>-3.91705369949341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1624116897583">
                <text:p>-3.91624116897583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1624116897583">
                <text:p>-3.91624116897583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1624116897583">
                <text:p>-3.91624116897583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1866135597229">
                <text:p>-3.91866135597229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1866135597229">
                <text:p>-3.91866135597229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1866135597229">
                <text:p>-3.91866135597229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423534393311">
                <text:p>-3.92423534393311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423534393311">
                <text:p>-3.92423534393311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423534393311">
                <text:p>-3.92423534393311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945122718811">
                <text:p>-3.92945122718811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945122718811">
                <text:p>-3.92945122718811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945122718811">
                <text:p>-3.92945122718811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703437805176">
                <text:p>-3.92703437805176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703437805176">
                <text:p>-3.92703437805176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703437805176">
                <text:p>-3.92703437805176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618274688721">
                <text:p>-3.92618274688721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618274688721">
                <text:p>-3.92618274688721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618274688721">
                <text:p>-3.92618274688721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506217956543">
                <text:p>-3.92506217956543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506217956543">
                <text:p>-3.92506217956543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506217956543">
                <text:p>-3.92506217956543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497754096985">
                <text:p>-3.92497754096985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497754096985">
                <text:p>-3.92497754096985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497754096985">
                <text:p>-3.92497754096985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63162612915">
                <text:p>-3.9263162612915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63162612915">
                <text:p>-3.9263162612915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63162612915">
                <text:p>-3.9263162612915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665004730225">
                <text:p>-3.92665004730225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665004730225">
                <text:p>-3.92665004730225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3.714718365">
                <text:p>-3.714718365</text:p>
              </table:table-cell>
              <table:table-cell office:value-type="float" office:value="-3.92665004730225">
                <text:p>-3.92665004730225</text:p>
              </table:table-cell>
              <table:table-cell office:value-type="float" office:value="-3.714718365">
                <text:p>-3.7147183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826011180878">
                <text:p>1.27826011180878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826011180878">
                <text:p>1.27826011180878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802801132202">
                <text:p>1.27802801132202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802801132202">
                <text:p>1.27802801132202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802801132202">
                <text:p>1.27802801132202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550637722015">
                <text:p>1.27550637722015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550637722015">
                <text:p>1.27550637722015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550637722015">
                <text:p>1.27550637722015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909028530121">
                <text:p>1.27909028530121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909028530121">
                <text:p>1.27909028530121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909028530121">
                <text:p>1.27909028530121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8033328056335">
                <text:p>1.28033328056335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8033328056335">
                <text:p>1.28033328056335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8033328056335">
                <text:p>1.28033328056335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8036248683929">
                <text:p>1.28036248683929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8036248683929">
                <text:p>1.28036248683929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8036248683929">
                <text:p>1.28036248683929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884578704834">
                <text:p>1.27884578704834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884578704834">
                <text:p>1.27884578704834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884578704834">
                <text:p>1.27884578704834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747917175293">
                <text:p>1.27747917175293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747917175293">
                <text:p>1.27747917175293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747917175293">
                <text:p>1.27747917175293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939915657043">
                <text:p>1.27939915657043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939915657043">
                <text:p>1.27939915657043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939915657043">
                <text:p>1.27939915657043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49330997467">
                <text:p>1.2749330997467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49330997467">
                <text:p>1.2749330997467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49330997467">
                <text:p>1.2749330997467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806484699249">
                <text:p>1.27806484699249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806484699249">
                <text:p>1.27806484699249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7806484699249">
                <text:p>1.27806484699249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8263103961945">
                <text:p>1.28263103961945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8263103961945">
                <text:p>1.28263103961945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8263103961945">
                <text:p>1.28263103961945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8036117553711">
                <text:p>1.28036117553711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20089115">
                <text:p>1.20089115</text:p>
              </table:table-cell>
              <table:table-cell office:value-type="float" office:value="1.28036117553711">
                <text:p>1.28036117553711</text:p>
              </table:table-cell>
              <table:table-cell office:value-type="float" office:value="1.20089115">
                <text:p>1.200891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542673110962">
                <text:p>1.91542673110962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542673110962">
                <text:p>1.91542673110962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542673110962">
                <text:p>1.91542673110962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385340690613">
                <text:p>1.91385340690613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385340690613">
                <text:p>1.91385340690613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385340690613">
                <text:p>1.91385340690613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35115146637">
                <text:p>1.9135115146637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35115146637">
                <text:p>1.9135115146637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35115146637">
                <text:p>1.9135115146637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477203369141">
                <text:p>1.91477203369141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477203369141">
                <text:p>1.91477203369141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477203369141">
                <text:p>1.91477203369141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416203975677">
                <text:p>1.91416203975677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416203975677">
                <text:p>1.91416203975677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416203975677">
                <text:p>1.91416203975677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541755199432">
                <text:p>1.91541755199432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541755199432">
                <text:p>1.91541755199432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541755199432">
                <text:p>1.91541755199432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622257232666">
                <text:p>1.91622257232666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622257232666">
                <text:p>1.91622257232666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622257232666">
                <text:p>1.91622257232666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499578952789">
                <text:p>1.91499578952789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499578952789">
                <text:p>1.91499578952789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499578952789">
                <text:p>1.91499578952789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393899917603">
                <text:p>1.91393899917603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393899917603">
                <text:p>1.91393899917603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393899917603">
                <text:p>1.91393899917603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319334506989">
                <text:p>1.91319334506989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801336725">
                <text:p>1.801336725</text:p>
              </table:table-cell>
              <table:table-cell office:value-type="float" office:value="1.91319334506989">
                <text:p>1.91319334506989</text:p>
              </table:table-cell>
              <table:table-cell office:value-type="float" office:value="1.801336725">
                <text:p>1.8013367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74690246582">
                <text:p>2.1674690246582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74690246582">
                <text:p>2.1674690246582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815614700317">
                <text:p>2.16815614700317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815614700317">
                <text:p>2.16815614700317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815614700317">
                <text:p>2.16815614700317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948342323303">
                <text:p>2.16948342323303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948342323303">
                <text:p>2.16948342323303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948342323303">
                <text:p>2.16948342323303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932606697083">
                <text:p>2.16932606697083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932606697083">
                <text:p>2.16932606697083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932606697083">
                <text:p>2.16932606697083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819024085999">
                <text:p>2.16819024085999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819024085999">
                <text:p>2.16819024085999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819024085999">
                <text:p>2.16819024085999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936898231506">
                <text:p>2.16936898231506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936898231506">
                <text:p>2.16936898231506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936898231506">
                <text:p>2.16936898231506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964554786682">
                <text:p>2.16964554786682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964554786682">
                <text:p>2.16964554786682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964554786682">
                <text:p>2.16964554786682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7100310325623">
                <text:p>2.17100310325623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7100310325623">
                <text:p>2.17100310325623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7100310325623">
                <text:p>2.17100310325623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7170095443726">
                <text:p>2.17170095443726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7170095443726">
                <text:p>2.17170095443726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7170095443726">
                <text:p>2.17170095443726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849708557129">
                <text:p>2.16849708557129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849708557129">
                <text:p>2.16849708557129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849708557129">
                <text:p>2.16849708557129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511869430542">
                <text:p>2.16511869430542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511869430542">
                <text:p>2.16511869430542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511869430542">
                <text:p>2.16511869430542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511869430542">
                <text:p>2.16511869430542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570615768433">
                <text:p>2.16570615768433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570615768433">
                <text:p>2.16570615768433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570615768433">
                <text:p>2.16570615768433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041514955">
                <text:p>2.041514955</text:p>
              </table:table-cell>
              <table:table-cell office:value-type="float" office:value="2.1686315536499">
                <text:p>2.1686315536499</text:p>
              </table:table-cell>
              <table:table-cell office:value-type="float" office:value="2.041514955">
                <text:p>2.0415149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692744255066">
                <text:p>1.05692744255066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692744255066">
                <text:p>1.05692744255066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692744255066">
                <text:p>1.05692744255066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800461769104">
                <text:p>1.05800461769104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800461769104">
                <text:p>1.05800461769104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800461769104">
                <text:p>1.05800461769104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96718597412">
                <text:p>1.05796718597412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96718597412">
                <text:p>1.05796718597412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96718597412">
                <text:p>1.05796718597412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83808231354">
                <text:p>1.05783808231354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83808231354">
                <text:p>1.05783808231354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83808231354">
                <text:p>1.05783808231354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00016021729">
                <text:p>1.05700016021729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00016021729">
                <text:p>1.05700016021729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00016021729">
                <text:p>1.05700016021729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10411071777">
                <text:p>1.05710411071777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10411071777">
                <text:p>1.05710411071777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10411071777">
                <text:p>1.05710411071777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00826644897">
                <text:p>1.05700826644897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00826644897">
                <text:p>1.05700826644897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00826644897">
                <text:p>1.05700826644897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36041069031">
                <text:p>1.05736041069031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36041069031">
                <text:p>1.05736041069031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36041069031">
                <text:p>1.05736041069031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71124362946">
                <text:p>1.05771124362946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71124362946">
                <text:p>1.05771124362946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71124362946">
                <text:p>1.05771124362946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58905410767">
                <text:p>1.05758905410767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58905410767">
                <text:p>1.05758905410767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58905410767">
                <text:p>1.05758905410767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2657585144">
                <text:p>1.0572657585144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2657585144">
                <text:p>1.0572657585144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2657585144">
                <text:p>1.0572657585144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2657585144">
                <text:p>1.0572657585144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633115768433">
                <text:p>1.05633115768433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633115768433">
                <text:p>1.05633115768433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633115768433">
                <text:p>1.05633115768433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684101581573">
                <text:p>1.05684101581573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684101581573">
                <text:p>1.05684101581573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684101581573">
                <text:p>1.05684101581573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884556">
                <text:p>0.9884556</text:p>
              </table:table-cell>
              <table:table-cell office:value-type="float" office:value="1.0578408241272">
                <text:p>1.0578408241272</text:p>
              </table:table-cell>
              <table:table-cell office:value-type="float" office:value="0.9884556">
                <text:p>0.98845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8124601840973">
                <text:p>1.58124601840973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8124601840973">
                <text:p>1.58124601840973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895970344543">
                <text:p>1.57895970344543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895970344543">
                <text:p>1.57895970344543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895970344543">
                <text:p>1.57895970344543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677638530731">
                <text:p>1.57677638530731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677638530731">
                <text:p>1.57677638530731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677638530731">
                <text:p>1.57677638530731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636308670044">
                <text:p>1.57636308670044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636308670044">
                <text:p>1.57636308670044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636308670044">
                <text:p>1.57636308670044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80086517334">
                <text:p>1.5780086517334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80086517334">
                <text:p>1.5780086517334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80086517334">
                <text:p>1.5780086517334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978224754333">
                <text:p>1.57978224754333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978224754333">
                <text:p>1.57978224754333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978224754333">
                <text:p>1.57978224754333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8047771453857">
                <text:p>1.58047771453857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8047771453857">
                <text:p>1.58047771453857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8047771453857">
                <text:p>1.58047771453857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989490032196">
                <text:p>1.57989490032196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989490032196">
                <text:p>1.57989490032196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989490032196">
                <text:p>1.57989490032196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858622074127">
                <text:p>1.57858622074127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858622074127">
                <text:p>1.57858622074127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858622074127">
                <text:p>1.57858622074127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706069946289">
                <text:p>1.57706069946289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706069946289">
                <text:p>1.57706069946289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706069946289">
                <text:p>1.57706069946289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809829711914">
                <text:p>1.57809829711914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809829711914">
                <text:p>1.57809829711914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809829711914">
                <text:p>1.57809829711914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908117771149">
                <text:p>1.57908117771149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908117771149">
                <text:p>1.57908117771149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4826834">
                <text:p>1.4826834</text:p>
              </table:table-cell>
              <table:table-cell office:value-type="float" office:value="1.57908117771149">
                <text:p>1.57908117771149</text:p>
              </table:table-cell>
              <table:table-cell office:value-type="float" office:value="1.4826834">
                <text:p>1.48268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949391841888">
                <text:p>1.78949391841888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81373167038">
                <text:p>1.7881373167038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81373167038">
                <text:p>1.7881373167038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81373167038">
                <text:p>1.7881373167038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545331954956">
                <text:p>1.78545331954956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545331954956">
                <text:p>1.78545331954956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545331954956">
                <text:p>1.78545331954956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280901908875">
                <text:p>1.78280901908875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280901908875">
                <text:p>1.78280901908875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280901908875">
                <text:p>1.78280901908875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285145759583">
                <text:p>1.78285145759583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285145759583">
                <text:p>1.78285145759583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285145759583">
                <text:p>1.78285145759583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57506275177">
                <text:p>1.7857506275177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57506275177">
                <text:p>1.7857506275177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57506275177">
                <text:p>1.7857506275177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897333145142">
                <text:p>1.78897333145142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897333145142">
                <text:p>1.78897333145142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897333145142">
                <text:p>1.78897333145142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984153270721">
                <text:p>1.78984153270721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984153270721">
                <text:p>1.78984153270721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984153270721">
                <text:p>1.78984153270721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820466995239">
                <text:p>1.78820466995239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820466995239">
                <text:p>1.78820466995239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820466995239">
                <text:p>1.78820466995239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502726554871">
                <text:p>1.78502726554871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502726554871">
                <text:p>1.78502726554871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502726554871">
                <text:p>1.78502726554871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161990642548">
                <text:p>1.78161990642548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161990642548">
                <text:p>1.78161990642548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161990642548">
                <text:p>1.78161990642548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114342689514">
                <text:p>1.78114342689514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68037452">
                <text:p>1.68037452</text:p>
              </table:table-cell>
              <table:table-cell office:value-type="float" office:value="1.78114342689514">
                <text:p>1.78114342689514</text:p>
              </table:table-cell>
              <table:table-cell office:value-type="float" office:value="1.68037452">
                <text:p>1.6803745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465982437134">
                <text:p>2.32465982437134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465982437134">
                <text:p>2.32465982437134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465982437134">
                <text:p>2.32465982437134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387852668762">
                <text:p>2.32387852668762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387852668762">
                <text:p>2.32387852668762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387852668762">
                <text:p>2.32387852668762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621002197266">
                <text:p>2.32621002197266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621002197266">
                <text:p>2.32621002197266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621002197266">
                <text:p>2.32621002197266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356429100037">
                <text:p>2.3235642910003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356429100037">
                <text:p>2.3235642910003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356429100037">
                <text:p>2.3235642910003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369756698608">
                <text:p>2.32369756698608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369756698608">
                <text:p>2.32369756698608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369756698608">
                <text:p>2.32369756698608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44571685791">
                <text:p>2.3244571685791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44571685791">
                <text:p>2.3244571685791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44571685791">
                <text:p>2.3244571685791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37412643433">
                <text:p>2.32537412643433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37412643433">
                <text:p>2.32537412643433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37412643433">
                <text:p>2.32537412643433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414150238037">
                <text:p>2.3241415023803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414150238037">
                <text:p>2.3241415023803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414150238037">
                <text:p>2.3241415023803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80709457397">
                <text:p>2.3258070945739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80709457397">
                <text:p>2.3258070945739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80709457397">
                <text:p>2.3258070945739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321739196777">
                <text:p>2.3232173919677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321739196777">
                <text:p>2.3232173919677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321739196777">
                <text:p>2.3232173919677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32954216003">
                <text:p>2.32532954216003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32954216003">
                <text:p>2.32532954216003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32954216003">
                <text:p>2.32532954216003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214546203613">
                <text:p>2.32214546203613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214546203613">
                <text:p>2.32214546203613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214546203613">
                <text:p>2.32214546203613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31547546387">
                <text:p>2.3253154754638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31547546387">
                <text:p>2.3253154754638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31547546387">
                <text:p>2.32531547546387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086849212646">
                <text:p>2.32086849212646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086849212646">
                <text:p>2.32086849212646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086849212646">
                <text:p>2.32086849212646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7308177948">
                <text:p>2.327308177948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7308177948">
                <text:p>2.327308177948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7308177948">
                <text:p>2.327308177948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164001464844">
                <text:p>2.32164001464844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164001464844">
                <text:p>2.32164001464844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164001464844">
                <text:p>2.32164001464844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60157775879">
                <text:p>2.32560157775879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60157775879">
                <text:p>2.32560157775879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60157775879">
                <text:p>2.32560157775879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289600372314">
                <text:p>2.32289600372314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289600372314">
                <text:p>2.32289600372314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289600372314">
                <text:p>2.32289600372314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289600372314">
                <text:p>2.32289600372314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48856735229">
                <text:p>2.32548856735229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48856735229">
                <text:p>2.32548856735229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548856735229">
                <text:p>2.32548856735229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233953475952">
                <text:p>2.32233953475952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233953475952">
                <text:p>2.32233953475952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233953475952">
                <text:p>2.32233953475952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18512845">
                <text:p>2.18512845</text:p>
              </table:table-cell>
              <table:table-cell office:value-type="float" office:value="2.32754755020142">
                <text:p>2.32754755020142</text:p>
              </table:table-cell>
              <table:table-cell office:value-type="float" office:value="2.18512845">
                <text:p>2.185128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8218488693237">
                <text:p>3.48218488693237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8218488693237">
                <text:p>3.48218488693237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8218488693237">
                <text:p>3.48218488693237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8652267456055">
                <text:p>3.48652267456055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8652267456055">
                <text:p>3.48652267456055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8652267456055">
                <text:p>3.48652267456055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8617267608643">
                <text:p>3.48617267608643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8617267608643">
                <text:p>3.48617267608643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8617267608643">
                <text:p>3.48617267608643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7257232666016">
                <text:p>3.47257232666016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7257232666016">
                <text:p>3.47257232666016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7257232666016">
                <text:p>3.47257232666016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359372138977">
                <text:p>3.46359372138977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359372138977">
                <text:p>3.46359372138977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359372138977">
                <text:p>3.46359372138977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409201622009">
                <text:p>3.46409201622009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409201622009">
                <text:p>3.46409201622009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409201622009">
                <text:p>3.46409201622009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311402320862">
                <text:p>3.46311402320862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311402320862">
                <text:p>3.46311402320862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311402320862">
                <text:p>3.46311402320862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310544013977">
                <text:p>3.46310544013977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310544013977">
                <text:p>3.46310544013977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310544013977">
                <text:p>3.46310544013977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224308013916">
                <text:p>3.46224308013916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224308013916">
                <text:p>3.46224308013916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224308013916">
                <text:p>3.46224308013916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89347743988">
                <text:p>3.4689347743988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89347743988">
                <text:p>3.4689347743988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89347743988">
                <text:p>3.4689347743988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689347743988">
                <text:p>3.4689347743988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8042774200439">
                <text:p>3.48042774200439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8042774200439">
                <text:p>3.48042774200439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277692675">
                <text:p>3.277692675</text:p>
              </table:table-cell>
              <table:table-cell office:value-type="float" office:value="3.48042774200439">
                <text:p>3.48042774200439</text:p>
              </table:table-cell>
              <table:table-cell office:value-type="float" office:value="3.277692675">
                <text:p>3.2776926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993067741394">
                <text:p>3.93993067741394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4404315948486">
                <text:p>3.94404315948486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4404315948486">
                <text:p>3.94404315948486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4404315948486">
                <text:p>3.94404315948486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716621398926">
                <text:p>3.93716621398926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716621398926">
                <text:p>3.93716621398926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716621398926">
                <text:p>3.93716621398926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2695832252502">
                <text:p>3.92695832252502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2695832252502">
                <text:p>3.92695832252502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2695832252502">
                <text:p>3.92695832252502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239706993103">
                <text:p>3.9239706993103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239706993103">
                <text:p>3.9239706993103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239706993103">
                <text:p>3.9239706993103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2802095413208">
                <text:p>3.92802095413208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2802095413208">
                <text:p>3.92802095413208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2802095413208">
                <text:p>3.92802095413208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476510047913">
                <text:p>3.93476510047913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476510047913">
                <text:p>3.93476510047913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476510047913">
                <text:p>3.93476510047913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920111656189">
                <text:p>3.93920111656189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920111656189">
                <text:p>3.93920111656189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920111656189">
                <text:p>3.93920111656189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960666656494">
                <text:p>3.93960666656494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960666656494">
                <text:p>3.93960666656494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960666656494">
                <text:p>3.93960666656494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232297897339">
                <text:p>3.93232297897339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232297897339">
                <text:p>3.93232297897339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3232297897339">
                <text:p>3.93232297897339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2131900787354">
                <text:p>3.92131900787354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2131900787354">
                <text:p>3.92131900787354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2131900787354">
                <text:p>3.92131900787354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1697931289673">
                <text:p>3.91697931289673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1697931289673">
                <text:p>3.91697931289673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1697931289673">
                <text:p>3.91697931289673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1697931289673">
                <text:p>3.91697931289673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1987228393555">
                <text:p>3.91987228393555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.714718365">
                <text:p>3.714718365</text:p>
              </table:table-cell>
              <table:table-cell office:value-type="float" office:value="3.91987228393555">
                <text:p>3.91987228393555</text:p>
              </table:table-cell>
              <table:table-cell office:value-type="float" office:value="3.714718365">
                <text:p>3.7147183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  <table:table-cell office:value-type="float" office:value="0.0162471383810043">
                <text:p>0.016247138381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0.0161991082131863">
                <text:p>0.016199108213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.0161991082131863">
                <text:p>0.016199108213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0.0161991082131863">
                <text:p>0.016199108213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  <table:table-cell office:value-type="float" office:value="0.0161991082131863">
                <text:p>0.016199108213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.0161991082131863">
                <text:p>0.016199108213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0.0161991082131863">
                <text:p>0.016199108213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.0161991082131863">
                <text:p>0.016199108213186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